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Default"/>
          <table:table-cell office:value-type="string">
            <text:p>cumrets</text:p>
          </table:table-cell>
          <table:table-cell office:value-type="string">
            <text:p>rets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</table:table-row>
        <table:table-row table:style-name="ro2">
          <table:table-cell office:value-type="string">
            <text:p>2007-07-03 00:00:00</text:p>
          </table:table-cell>
          <table:table-cell office:value-type="float" office:value="1.0063905508742">
            <text:p>1.0063905509</text:p>
          </table:table-cell>
          <table:table-cell/>
          <table:table-cell table:formula="of:=MONTH([.A2])" office:value-type="float" office:value="7">
            <text:p>7</text:p>
          </table:table-cell>
          <table:table-cell table:formula="of:=YEAR([.A2])" office:value-type="float" office:value="2007">
            <text:p>2007</text:p>
          </table:table-cell>
        </table:table-row>
        <table:table-row table:style-name="ro2">
          <table:table-cell office:value-type="string">
            <text:p>2007-07-05 00:00:00</text:p>
          </table:table-cell>
          <table:table-cell office:value-type="float" office:value="1.01109814158267">
            <text:p>1.0110981416</text:p>
          </table:table-cell>
          <table:table-cell table:formula="of:=[.B3]/[.B2]" office:value-type="float" office:value="1.0046776976437">
            <text:p>1.0046776976</text:p>
          </table:table-cell>
          <table:table-cell table:formula="of:=MONTH([.A3])" office:value-type="float" office:value="7">
            <text:p>7</text:p>
          </table:table-cell>
          <table:table-cell table:formula="of:=YEAR([.A3])" office:value-type="float" office:value="2007">
            <text:p>2007</text:p>
          </table:table-cell>
        </table:table-row>
        <table:table-row table:style-name="ro2">
          <table:table-cell office:value-type="string">
            <text:p>2007-07-06 00:00:00</text:p>
          </table:table-cell>
          <table:table-cell office:value-type="float" office:value="1.02068112215587">
            <text:p>1.0206811222</text:p>
          </table:table-cell>
          <table:table-cell table:formula="of:=[.B4]/[.B3]" office:value-type="float" office:value="1.00947779466611">
            <text:p>1.0094777947</text:p>
          </table:table-cell>
          <table:table-cell table:formula="of:=MONTH([.A4])" office:value-type="float" office:value="7">
            <text:p>7</text:p>
          </table:table-cell>
          <table:table-cell table:formula="of:=YEAR([.A4])" office:value-type="float" office:value="2007">
            <text:p>2007</text:p>
          </table:table-cell>
        </table:table-row>
        <table:table-row table:style-name="ro2">
          <table:table-cell office:value-type="string">
            <text:p>2007-07-09 00:00:00</text:p>
          </table:table-cell>
          <table:table-cell office:value-type="float" office:value="1.02414720216406">
            <text:p>1.0241472022</text:p>
          </table:table-cell>
          <table:table-cell table:formula="of:=[.B5]/[.B4]" office:value-type="float" office:value="1.00339585001912">
            <text:p>1.00339585</text:p>
          </table:table-cell>
          <table:table-cell table:formula="of:=MONTH([.A5])" office:value-type="float" office:value="7">
            <text:p>7</text:p>
          </table:table-cell>
          <table:table-cell table:formula="of:=YEAR([.A5])" office:value-type="float" office:value="2007">
            <text:p>2007</text:p>
          </table:table-cell>
        </table:table-row>
        <table:table-row table:style-name="ro2">
          <table:table-cell office:value-type="string">
            <text:p>2007-07-10 00:00:00</text:p>
          </table:table-cell>
          <table:table-cell office:value-type="float" office:value="1.01527402925217">
            <text:p>1.0152740293</text:p>
          </table:table-cell>
          <table:table-cell table:formula="of:=[.B6]/[.B5]" office:value-type="float" office:value="0.991336037541143">
            <text:p>0.9913360375</text:p>
          </table:table-cell>
          <table:table-cell table:formula="of:=MONTH([.A6])" office:value-type="float" office:value="7">
            <text:p>7</text:p>
          </table:table-cell>
          <table:table-cell table:formula="of:=YEAR([.A6])" office:value-type="float" office:value="2007">
            <text:p>2007</text:p>
          </table:table-cell>
        </table:table-row>
        <table:table-row table:style-name="ro2">
          <table:table-cell office:value-type="string">
            <text:p>2007-07-11 00:00:00</text:p>
          </table:table-cell>
          <table:table-cell office:value-type="float" office:value="1.02320090324162">
            <text:p>1.0232009032</text:p>
          </table:table-cell>
          <table:table-cell table:formula="of:=[.B7]/[.B6]" office:value-type="float" office:value="1.00780762017058">
            <text:p>1.0078076202</text:p>
          </table:table-cell>
          <table:table-cell table:formula="of:=MONTH([.A7])" office:value-type="float" office:value="7">
            <text:p>7</text:p>
          </table:table-cell>
          <table:table-cell table:formula="of:=YEAR([.A7])" office:value-type="float" office:value="2007">
            <text:p>2007</text:p>
          </table:table-cell>
        </table:table-row>
        <table:table-row table:style-name="ro2">
          <table:table-cell office:value-type="string">
            <text:p>2007-07-12 00:00:00</text:p>
          </table:table-cell>
          <table:table-cell office:value-type="float" office:value="1.03867341594177">
            <text:p>1.0386734159</text:p>
          </table:table-cell>
          <table:table-cell table:formula="of:=[.B8]/[.B7]" office:value-type="float" office:value="1.01512167615483">
            <text:p>1.0151216762</text:p>
          </table:table-cell>
          <table:table-cell table:formula="of:=MONTH([.A8])" office:value-type="float" office:value="7">
            <text:p>7</text:p>
          </table:table-cell>
          <table:table-cell table:formula="of:=YEAR([.A8])" office:value-type="float" office:value="2007">
            <text:p>2007</text:p>
          </table:table-cell>
        </table:table-row>
        <table:table-row table:style-name="ro2">
          <table:table-cell office:value-type="string">
            <text:p>2007-07-13 00:00:00</text:p>
          </table:table-cell>
          <table:table-cell office:value-type="float" office:value="1.04077906112541">
            <text:p>1.0407790611</text:p>
          </table:table-cell>
          <table:table-cell table:formula="of:=[.B9]/[.B8]" office:value-type="float" office:value="1.00202724470592">
            <text:p>1.0020272447</text:p>
          </table:table-cell>
          <table:table-cell table:formula="of:=MONTH([.A9])" office:value-type="float" office:value="7">
            <text:p>7</text:p>
          </table:table-cell>
          <table:table-cell table:formula="of:=YEAR([.A9])" office:value-type="float" office:value="2007">
            <text:p>2007</text:p>
          </table:table-cell>
        </table:table-row>
        <table:table-row table:style-name="ro2">
          <table:table-cell office:value-type="string">
            <text:p>2007-07-16 00:00:00</text:p>
          </table:table-cell>
          <table:table-cell office:value-type="float" office:value="1.02750293551592">
            <text:p>1.0275029355</text:p>
          </table:table-cell>
          <table:table-cell table:formula="of:=[.B10]/[.B9]" office:value-type="float" office:value="0.987244050053104">
            <text:p>0.9872440501</text:p>
          </table:table-cell>
          <table:table-cell table:formula="of:=MONTH([.A10])" office:value-type="float" office:value="7">
            <text:p>7</text:p>
          </table:table-cell>
          <table:table-cell table:formula="of:=YEAR([.A10])" office:value-type="float" office:value="2007">
            <text:p>2007</text:p>
          </table:table-cell>
        </table:table-row>
        <table:table-row table:style-name="ro2">
          <table:table-cell office:value-type="string">
            <text:p>2007-07-17 00:00:00</text:p>
          </table:table-cell>
          <table:table-cell office:value-type="float" office:value="1.02656213256699">
            <text:p>1.0265621326</text:p>
          </table:table-cell>
          <table:table-cell table:formula="of:=[.B11]/[.B10]" office:value-type="float" office:value="0.999084379307923">
            <text:p>0.9990843793</text:p>
          </table:table-cell>
          <table:table-cell table:formula="of:=MONTH([.A11])" office:value-type="float" office:value="7">
            <text:p>7</text:p>
          </table:table-cell>
          <table:table-cell table:formula="of:=YEAR([.A11])" office:value-type="float" office:value="2007">
            <text:p>2007</text:p>
          </table:table-cell>
        </table:table-row>
        <table:table-row table:style-name="ro2">
          <table:table-cell office:value-type="string">
            <text:p>2007-07-18 00:00:00</text:p>
          </table:table-cell>
          <table:table-cell office:value-type="float" office:value="1.02732178124239">
            <text:p>1.0273217812</text:p>
          </table:table-cell>
          <table:table-cell table:formula="of:=[.B12]/[.B11]" office:value-type="float" office:value="1.00073999288625">
            <text:p>1.0007399929</text:p>
          </table:table-cell>
          <table:table-cell table:formula="of:=MONTH([.A12])" office:value-type="float" office:value="7">
            <text:p>7</text:p>
          </table:table-cell>
          <table:table-cell table:formula="of:=YEAR([.A12])" office:value-type="float" office:value="2007">
            <text:p>2007</text:p>
          </table:table-cell>
        </table:table-row>
        <table:table-row table:style-name="ro2">
          <table:table-cell office:value-type="string">
            <text:p>2007-07-19 00:00:00</text:p>
          </table:table-cell>
          <table:table-cell office:value-type="float" office:value="1.03227057675166">
            <text:p>1.0322705768</text:p>
          </table:table-cell>
          <table:table-cell table:formula="of:=[.B13]/[.B12]" office:value-type="float" office:value="1.00481718152933">
            <text:p>1.0048171815</text:p>
          </table:table-cell>
          <table:table-cell table:formula="of:=MONTH([.A13])" office:value-type="float" office:value="7">
            <text:p>7</text:p>
          </table:table-cell>
          <table:table-cell table:formula="of:=YEAR([.A13])" office:value-type="float" office:value="2007">
            <text:p>2007</text:p>
          </table:table-cell>
        </table:table-row>
        <table:table-row table:style-name="ro2">
          <table:table-cell office:value-type="string">
            <text:p>2007-07-20 00:00:00</text:p>
          </table:table-cell>
          <table:table-cell office:value-type="float" office:value="1.02834858642814">
            <text:p>1.0283485864</text:p>
          </table:table-cell>
          <table:table-cell table:formula="of:=[.B14]/[.B13]" office:value-type="float" office:value="0.996200617927269">
            <text:p>0.9962006179</text:p>
          </table:table-cell>
          <table:table-cell table:formula="of:=MONTH([.A14])" office:value-type="float" office:value="7">
            <text:p>7</text:p>
          </table:table-cell>
          <table:table-cell table:formula="of:=YEAR([.A14])" office:value-type="float" office:value="2007">
            <text:p>2007</text:p>
          </table:table-cell>
        </table:table-row>
        <table:table-row table:style-name="ro2">
          <table:table-cell office:value-type="string">
            <text:p>2007-07-23 00:00:00</text:p>
          </table:table-cell>
          <table:table-cell office:value-type="float" office:value="1.03652491092423">
            <text:p>1.0365249109</text:p>
          </table:table-cell>
          <table:table-cell table:formula="of:=[.B15]/[.B14]" office:value-type="float" office:value="1.00795092695609">
            <text:p>1.007950927</text:p>
          </table:table-cell>
          <table:table-cell table:formula="of:=MONTH([.A15])" office:value-type="float" office:value="7">
            <text:p>7</text:p>
          </table:table-cell>
          <table:table-cell table:formula="of:=YEAR([.A15])" office:value-type="float" office:value="2007">
            <text:p>2007</text:p>
          </table:table-cell>
        </table:table-row>
        <table:table-row table:style-name="ro2">
          <table:table-cell office:value-type="string">
            <text:p>2007-07-24 00:00:00</text:p>
          </table:table-cell>
          <table:table-cell office:value-type="float" office:value="1.01650844420007">
            <text:p>1.0165084442</text:p>
          </table:table-cell>
          <table:table-cell table:formula="of:=[.B16]/[.B15]" office:value-type="float" office:value="0.980688870558532">
            <text:p>0.9806888706</text:p>
          </table:table-cell>
          <table:table-cell table:formula="of:=MONTH([.A16])" office:value-type="float" office:value="7">
            <text:p>7</text:p>
          </table:table-cell>
          <table:table-cell table:formula="of:=YEAR([.A16])" office:value-type="float" office:value="2007">
            <text:p>2007</text:p>
          </table:table-cell>
        </table:table-row>
        <table:table-row table:style-name="ro2">
          <table:table-cell office:value-type="string">
            <text:p>2007-07-25 00:00:00</text:p>
          </table:table-cell>
          <table:table-cell office:value-type="float" office:value="1.02330229337912">
            <text:p>1.0233022934</text:p>
          </table:table-cell>
          <table:table-cell table:formula="of:=[.B17]/[.B16]" office:value-type="float" office:value="1.00668351474876">
            <text:p>1.0066835147</text:p>
          </table:table-cell>
          <table:table-cell table:formula="of:=MONTH([.A17])" office:value-type="float" office:value="7">
            <text:p>7</text:p>
          </table:table-cell>
          <table:table-cell table:formula="of:=YEAR([.A17])" office:value-type="float" office:value="2007">
            <text:p>2007</text:p>
          </table:table-cell>
        </table:table-row>
        <table:table-row table:style-name="ro2">
          <table:table-cell office:value-type="string">
            <text:p>2007-07-26 00:00:00</text:p>
          </table:table-cell>
          <table:table-cell office:value-type="float" office:value="0.989815835184281">
            <text:p>0.9898158352</text:p>
          </table:table-cell>
          <table:table-cell table:formula="of:=[.B18]/[.B17]" office:value-type="float" office:value="0.967276084094118">
            <text:p>0.9672760841</text:p>
          </table:table-cell>
          <table:table-cell table:formula="of:=MONTH([.A18])" office:value-type="float" office:value="7">
            <text:p>7</text:p>
          </table:table-cell>
          <table:table-cell table:formula="of:=YEAR([.A18])" office:value-type="float" office:value="2007">
            <text:p>2007</text:p>
          </table:table-cell>
        </table:table-row>
        <table:table-row table:style-name="ro2">
          <table:table-cell office:value-type="string">
            <text:p>2007-07-27 00:00:00</text:p>
          </table:table-cell>
          <table:table-cell office:value-type="float" office:value="0.982763833725663">
            <text:p>0.9827638337</text:p>
          </table:table-cell>
          <table:table-cell table:formula="of:=[.B19]/[.B18]" office:value-type="float" office:value="0.992875440856829">
            <text:p>0.9928754409</text:p>
          </table:table-cell>
          <table:table-cell table:formula="of:=MONTH([.A19])" office:value-type="float" office:value="7">
            <text:p>7</text:p>
          </table:table-cell>
          <table:table-cell table:formula="of:=YEAR([.A19])" office:value-type="float" office:value="2007">
            <text:p>2007</text:p>
          </table:table-cell>
        </table:table-row>
        <table:table-row table:style-name="ro2">
          <table:table-cell office:value-type="string">
            <text:p>2007-07-30 00:00:00</text:p>
          </table:table-cell>
          <table:table-cell office:value-type="float" office:value="0.996079710697794">
            <text:p>0.9960797107</text:p>
          </table:table-cell>
          <table:table-cell table:formula="of:=[.B20]/[.B19]" office:value-type="float" office:value="1.01354941697605">
            <text:p>1.013549417</text:p>
          </table:table-cell>
          <table:table-cell table:formula="of:=MONTH([.A20])" office:value-type="float" office:value="7">
            <text:p>7</text:p>
          </table:table-cell>
          <table:table-cell table:formula="of:=YEAR([.A20])" office:value-type="float" office:value="2007">
            <text:p>2007</text:p>
          </table:table-cell>
        </table:table-row>
        <table:table-row table:style-name="ro2">
          <table:table-cell office:value-type="string">
            <text:p>2007-08-02 00:00:00</text:p>
          </table:table-cell>
          <table:table-cell office:value-type="float" office:value="1.00045729623021">
            <text:p>1.0004572962</text:p>
          </table:table-cell>
          <table:table-cell table:formula="of:=[.B21]/[.B20]" office:value-type="float" office:value="1.0043948144766">
            <text:p>1.0043948145</text:p>
          </table:table-cell>
          <table:table-cell table:formula="of:=MONTH([.A21])" office:value-type="float" office:value="8">
            <text:p>8</text:p>
          </table:table-cell>
          <table:table-cell table:formula="of:=YEAR([.A21])" office:value-type="float" office:value="2007">
            <text:p>2007</text:p>
          </table:table-cell>
        </table:table-row>
        <table:table-row table:style-name="ro2">
          <table:table-cell office:value-type="string">
            <text:p>2007-08-03 00:00:00</text:p>
          </table:table-cell>
          <table:table-cell office:value-type="float" office:value="0.985342074314494">
            <text:p>0.9853420743</text:p>
          </table:table-cell>
          <table:table-cell table:formula="of:=[.B22]/[.B21]" office:value-type="float" office:value="0.984891687058835">
            <text:p>0.9848916871</text:p>
          </table:table-cell>
          <table:table-cell table:formula="of:=MONTH([.A22])" office:value-type="float" office:value="8">
            <text:p>8</text:p>
          </table:table-cell>
          <table:table-cell table:formula="of:=YEAR([.A22])" office:value-type="float" office:value="2007">
            <text:p>2007</text:p>
          </table:table-cell>
        </table:table-row>
        <table:table-row table:style-name="ro2">
          <table:table-cell office:value-type="string">
            <text:p>2007-08-06 00:00:00</text:p>
          </table:table-cell>
          <table:table-cell office:value-type="float" office:value="0.987715423369006">
            <text:p>0.9877154234</text:p>
          </table:table-cell>
          <table:table-cell table:formula="of:=[.B23]/[.B22]" office:value-type="float" office:value="1.00240865493962">
            <text:p>1.0024086549</text:p>
          </table:table-cell>
          <table:table-cell table:formula="of:=MONTH([.A23])" office:value-type="float" office:value="8">
            <text:p>8</text:p>
          </table:table-cell>
          <table:table-cell table:formula="of:=YEAR([.A23])" office:value-type="float" office:value="2007">
            <text:p>2007</text:p>
          </table:table-cell>
        </table:table-row>
        <table:table-row table:style-name="ro2">
          <table:table-cell office:value-type="string">
            <text:p>2007-08-07 00:00:00</text:p>
          </table:table-cell>
          <table:table-cell office:value-type="float" office:value="0.990643681657066">
            <text:p>0.9906436817</text:p>
          </table:table-cell>
          <table:table-cell table:formula="of:=[.B24]/[.B23]" office:value-type="float" office:value="1.00296467810341">
            <text:p>1.0029646781</text:p>
          </table:table-cell>
          <table:table-cell table:formula="of:=MONTH([.A24])" office:value-type="float" office:value="8">
            <text:p>8</text:p>
          </table:table-cell>
          <table:table-cell table:formula="of:=YEAR([.A24])" office:value-type="float" office:value="2007">
            <text:p>2007</text:p>
          </table:table-cell>
        </table:table-row>
        <table:table-row table:style-name="ro2">
          <table:table-cell office:value-type="string">
            <text:p>2007-08-08 00:00:00</text:p>
          </table:table-cell>
          <table:table-cell office:value-type="float" office:value="0.996938198317363">
            <text:p>0.9969381983</text:p>
          </table:table-cell>
          <table:table-cell table:formula="of:=[.B25]/[.B24]" office:value-type="float" office:value="1.00635396639261">
            <text:p>1.0063539664</text:p>
          </table:table-cell>
          <table:table-cell table:formula="of:=MONTH([.A25])" office:value-type="float" office:value="8">
            <text:p>8</text:p>
          </table:table-cell>
          <table:table-cell table:formula="of:=YEAR([.A25])" office:value-type="float" office:value="2007">
            <text:p>2007</text:p>
          </table:table-cell>
        </table:table-row>
        <table:table-row table:style-name="ro2">
          <table:table-cell office:value-type="string">
            <text:p>2007-08-09 00:00:00</text:p>
          </table:table-cell>
          <table:table-cell office:value-type="float" office:value="0.982135285836135">
            <text:p>0.9821352858</text:p>
          </table:table-cell>
          <table:table-cell table:formula="of:=[.B26]/[.B25]" office:value-type="float" office:value="0.985151624738412">
            <text:p>0.9851516247</text:p>
          </table:table-cell>
          <table:table-cell table:formula="of:=MONTH([.A26])" office:value-type="float" office:value="8">
            <text:p>8</text:p>
          </table:table-cell>
          <table:table-cell table:formula="of:=YEAR([.A26])" office:value-type="float" office:value="2007">
            <text:p>2007</text:p>
          </table:table-cell>
        </table:table-row>
        <table:table-row table:style-name="ro2">
          <table:table-cell office:value-type="string">
            <text:p>2007-08-10 00:00:00</text:p>
          </table:table-cell>
          <table:table-cell office:value-type="float" office:value="0.979318158151888">
            <text:p>0.9793181582</text:p>
          </table:table-cell>
          <table:table-cell table:formula="of:=[.B27]/[.B26]" office:value-type="float" office:value="0.997131629700231">
            <text:p>0.9971316297</text:p>
          </table:table-cell>
          <table:table-cell table:formula="of:=MONTH([.A27])" office:value-type="float" office:value="8">
            <text:p>8</text:p>
          </table:table-cell>
          <table:table-cell table:formula="of:=YEAR([.A27])" office:value-type="float" office:value="2007">
            <text:p>2007</text:p>
          </table:table-cell>
        </table:table-row>
        <table:table-row table:style-name="ro2">
          <table:table-cell office:value-type="string">
            <text:p>2007-08-13 00:00:00</text:p>
          </table:table-cell>
          <table:table-cell office:value-type="float" office:value="0.979400182434155">
            <text:p>0.9794001824</text:p>
          </table:table-cell>
          <table:table-cell table:formula="of:=[.B28]/[.B27]" office:value-type="float" office:value="1.0000837565214">
            <text:p>1.0000837565</text:p>
          </table:table-cell>
          <table:table-cell table:formula="of:=MONTH([.A28])" office:value-type="float" office:value="8">
            <text:p>8</text:p>
          </table:table-cell>
          <table:table-cell table:formula="of:=YEAR([.A28])" office:value-type="float" office:value="2007">
            <text:p>2007</text:p>
          </table:table-cell>
        </table:table-row>
        <table:table-row table:style-name="ro2">
          <table:table-cell office:value-type="string">
            <text:p>2007-08-14 00:00:00</text:p>
          </table:table-cell>
          <table:table-cell office:value-type="float" office:value="0.971515809045653">
            <text:p>0.971515809</text:p>
          </table:table-cell>
          <table:table-cell table:formula="of:=[.B29]/[.B28]" office:value-type="float" office:value="0.991949793833092">
            <text:p>0.9919497938</text:p>
          </table:table-cell>
          <table:table-cell table:formula="of:=MONTH([.A29])" office:value-type="float" office:value="8">
            <text:p>8</text:p>
          </table:table-cell>
          <table:table-cell table:formula="of:=YEAR([.A29])" office:value-type="float" office:value="2007">
            <text:p>2007</text:p>
          </table:table-cell>
        </table:table-row>
        <table:table-row table:style-name="ro2">
          <table:table-cell office:value-type="string">
            <text:p>2007-08-15 00:00:00</text:p>
          </table:table-cell>
          <table:table-cell office:value-type="float" office:value="0.958955928025083">
            <text:p>0.958955928</text:p>
          </table:table-cell>
          <table:table-cell table:formula="of:=[.B30]/[.B29]" office:value-type="float" office:value="0.987071871704375">
            <text:p>0.9870718717</text:p>
          </table:table-cell>
          <table:table-cell table:formula="of:=MONTH([.A30])" office:value-type="float" office:value="8">
            <text:p>8</text:p>
          </table:table-cell>
          <table:table-cell table:formula="of:=YEAR([.A30])" office:value-type="float" office:value="2007">
            <text:p>2007</text:p>
          </table:table-cell>
        </table:table-row>
        <table:table-row table:style-name="ro2">
          <table:table-cell office:value-type="string">
            <text:p>2007-08-16 00:00:00</text:p>
          </table:table-cell>
          <table:table-cell office:value-type="float" office:value="0.949676568624123">
            <text:p>0.9496765686</text:p>
          </table:table-cell>
          <table:table-cell table:formula="of:=[.B31]/[.B30]" office:value-type="float" office:value="0.990323476679402">
            <text:p>0.9903234767</text:p>
          </table:table-cell>
          <table:table-cell table:formula="of:=MONTH([.A31])" office:value-type="float" office:value="8">
            <text:p>8</text:p>
          </table:table-cell>
          <table:table-cell table:formula="of:=YEAR([.A31])" office:value-type="float" office:value="2007">
            <text:p>2007</text:p>
          </table:table-cell>
        </table:table-row>
        <table:table-row table:style-name="ro2">
          <table:table-cell office:value-type="string">
            <text:p>2007-08-17 00:00:00</text:p>
          </table:table-cell>
          <table:table-cell office:value-type="float" office:value="0.960978743464613">
            <text:p>0.9609787435</text:p>
          </table:table-cell>
          <table:table-cell table:formula="of:=[.B32]/[.B31]" office:value-type="float" office:value="1.01190107791842">
            <text:p>1.0119010779</text:p>
          </table:table-cell>
          <table:table-cell table:formula="of:=MONTH([.A32])" office:value-type="float" office:value="8">
            <text:p>8</text:p>
          </table:table-cell>
          <table:table-cell table:formula="of:=YEAR([.A32])" office:value-type="float" office:value="2007">
            <text:p>2007</text:p>
          </table:table-cell>
        </table:table-row>
        <table:table-row table:style-name="ro2">
          <table:table-cell office:value-type="string">
            <text:p>2007-08-20 00:00:00</text:p>
          </table:table-cell>
          <table:table-cell office:value-type="float" office:value="0.964390773372844">
            <text:p>0.9643907734</text:p>
          </table:table-cell>
          <table:table-cell table:formula="of:=[.B33]/[.B32]" office:value-type="float" office:value="1.0035505779201">
            <text:p>1.0035505779</text:p>
          </table:table-cell>
          <table:table-cell table:formula="of:=MONTH([.A33])" office:value-type="float" office:value="8">
            <text:p>8</text:p>
          </table:table-cell>
          <table:table-cell table:formula="of:=YEAR([.A33])" office:value-type="float" office:value="2007">
            <text:p>2007</text:p>
          </table:table-cell>
        </table:table-row>
        <table:table-row table:style-name="ro2">
          <table:table-cell office:value-type="string">
            <text:p>2007-08-21 00:00:00</text:p>
          </table:table-cell>
          <table:table-cell office:value-type="float" office:value="0.96296353964296">
            <text:p>0.9629635396</text:p>
          </table:table-cell>
          <table:table-cell table:formula="of:=[.B34]/[.B33]" office:value-type="float" office:value="0.998520067000546">
            <text:p>0.998520067</text:p>
          </table:table-cell>
          <table:table-cell table:formula="of:=MONTH([.A34])" office:value-type="float" office:value="8">
            <text:p>8</text:p>
          </table:table-cell>
          <table:table-cell table:formula="of:=YEAR([.A34])" office:value-type="float" office:value="2007">
            <text:p>2007</text:p>
          </table:table-cell>
        </table:table-row>
        <table:table-row table:style-name="ro2">
          <table:table-cell office:value-type="string">
            <text:p>2007-08-22 00:00:00</text:p>
          </table:table-cell>
          <table:table-cell office:value-type="float" office:value="0.975024485559134">
            <text:p>0.9750244856</text:p>
          </table:table-cell>
          <table:table-cell table:formula="of:=[.B35]/[.B34]" office:value-type="float" office:value="1.0125248209508">
            <text:p>1.012524821</text:p>
          </table:table-cell>
          <table:table-cell table:formula="of:=MONTH([.A35])" office:value-type="float" office:value="8">
            <text:p>8</text:p>
          </table:table-cell>
          <table:table-cell table:formula="of:=YEAR([.A35])" office:value-type="float" office:value="2007">
            <text:p>2007</text:p>
          </table:table-cell>
        </table:table-row>
        <table:table-row table:style-name="ro2">
          <table:table-cell office:value-type="string">
            <text:p>2007-08-23 00:00:00</text:p>
          </table:table-cell>
          <table:table-cell office:value-type="float" office:value="0.97873080557844">
            <text:p>0.9787308056</text:p>
          </table:table-cell>
          <table:table-cell table:formula="of:=[.B36]/[.B35]" office:value-type="float" office:value="1.00380125840345">
            <text:p>1.0038012584</text:p>
          </table:table-cell>
          <table:table-cell table:formula="of:=MONTH([.A36])" office:value-type="float" office:value="8">
            <text:p>8</text:p>
          </table:table-cell>
          <table:table-cell table:formula="of:=YEAR([.A36])" office:value-type="float" office:value="2007">
            <text:p>2007</text:p>
          </table:table-cell>
        </table:table-row>
        <table:table-row table:style-name="ro2">
          <table:table-cell office:value-type="string">
            <text:p>2007-08-24 00:00:00</text:p>
          </table:table-cell>
          <table:table-cell office:value-type="float" office:value="0.989923268496229">
            <text:p>0.9899232685</text:p>
          </table:table-cell>
          <table:table-cell table:formula="of:=[.B37]/[.B36]" office:value-type="float" office:value="1.01143569084982">
            <text:p>1.0114356908</text:p>
          </table:table-cell>
          <table:table-cell table:formula="of:=MONTH([.A37])" office:value-type="float" office:value="8">
            <text:p>8</text:p>
          </table:table-cell>
          <table:table-cell table:formula="of:=YEAR([.A37])" office:value-type="float" office:value="2007">
            <text:p>2007</text:p>
          </table:table-cell>
        </table:table-row>
        <table:table-row table:style-name="ro2">
          <table:table-cell office:value-type="string">
            <text:p>2007-08-27 00:00:00</text:p>
          </table:table-cell>
          <table:table-cell office:value-type="float" office:value="0.992748307279419">
            <text:p>0.9927483073</text:p>
          </table:table-cell>
          <table:table-cell table:formula="of:=[.B38]/[.B37]" office:value-type="float" office:value="1.00285379571639">
            <text:p>1.0028537957</text:p>
          </table:table-cell>
          <table:table-cell table:formula="of:=MONTH([.A38])" office:value-type="float" office:value="8">
            <text:p>8</text:p>
          </table:table-cell>
          <table:table-cell table:formula="of:=YEAR([.A38])" office:value-type="float" office:value="2007">
            <text:p>2007</text:p>
          </table:table-cell>
        </table:table-row>
        <table:table-row table:style-name="ro2">
          <table:table-cell office:value-type="string">
            <text:p>2007-08-28 00:00:00</text:p>
          </table:table-cell>
          <table:table-cell office:value-type="float" office:value="0.978049553983344">
            <text:p>0.978049554</text:p>
          </table:table-cell>
          <table:table-cell table:formula="of:=[.B39]/[.B38]" office:value-type="float" office:value="0.985193877251368">
            <text:p>0.9851938773</text:p>
          </table:table-cell>
          <table:table-cell table:formula="of:=MONTH([.A39])" office:value-type="float" office:value="8">
            <text:p>8</text:p>
          </table:table-cell>
          <table:table-cell table:formula="of:=YEAR([.A39])" office:value-type="float" office:value="2007">
            <text:p>2007</text:p>
          </table:table-cell>
        </table:table-row>
        <table:table-row table:style-name="ro2">
          <table:table-cell office:value-type="string">
            <text:p>2007-08-29 00:00:00</text:p>
          </table:table-cell>
          <table:table-cell office:value-type="float" office:value="0.994716286304286">
            <text:p>0.9947162863</text:p>
          </table:table-cell>
          <table:table-cell table:formula="of:=[.B40]/[.B39]" office:value-type="float" office:value="1.01704078515558">
            <text:p>1.0170407852</text:p>
          </table:table-cell>
          <table:table-cell table:formula="of:=MONTH([.A40])" office:value-type="float" office:value="8">
            <text:p>8</text:p>
          </table:table-cell>
          <table:table-cell table:formula="of:=YEAR([.A40])" office:value-type="float" office:value="2007">
            <text:p>2007</text:p>
          </table:table-cell>
        </table:table-row>
        <table:table-row table:style-name="ro2">
          <table:table-cell office:value-type="string">
            <text:p>2007-08-30 00:00:00</text:p>
          </table:table-cell>
          <table:table-cell office:value-type="float" office:value="0.993713708669542">
            <text:p>0.9937137087</text:p>
          </table:table-cell>
          <table:table-cell table:formula="of:=[.B41]/[.B40]" office:value-type="float" office:value="0.998992096893809">
            <text:p>0.9989920969</text:p>
          </table:table-cell>
          <table:table-cell table:formula="of:=MONTH([.A41])" office:value-type="float" office:value="8">
            <text:p>8</text:p>
          </table:table-cell>
          <table:table-cell table:formula="of:=YEAR([.A41])" office:value-type="float" office:value="2007">
            <text:p>2007</text:p>
          </table:table-cell>
        </table:table-row>
        <table:table-row table:style-name="ro2">
          <table:table-cell office:value-type="string">
            <text:p>2007-09-05 00:00:00</text:p>
          </table:table-cell>
          <table:table-cell office:value-type="float" office:value="0.988815223653451">
            <text:p>0.9888152237</text:p>
          </table:table-cell>
          <table:table-cell table:formula="of:=[.B42]/[.B41]" office:value-type="float" office:value="0.995070526879769">
            <text:p>0.9950705269</text:p>
          </table:table-cell>
          <table:table-cell table:formula="of:=MONTH([.A42])" office:value-type="float" office:value="9">
            <text:p>9</text:p>
          </table:table-cell>
          <table:table-cell table:formula="of:=YEAR([.A42])" office:value-type="float" office:value="2007">
            <text:p>2007</text:p>
          </table:table-cell>
        </table:table-row>
        <table:table-row table:style-name="ro2">
          <table:table-cell office:value-type="string">
            <text:p>2007-09-06 00:00:00</text:p>
          </table:table-cell>
          <table:table-cell office:value-type="float" office:value="0.991573691256443">
            <text:p>0.9915736913</text:p>
          </table:table-cell>
          <table:table-cell table:formula="of:=[.B43]/[.B42]" office:value-type="float" office:value="1.00278966943167">
            <text:p>1.0027896694</text:p>
          </table:table-cell>
          <table:table-cell table:formula="of:=MONTH([.A43])" office:value-type="float" office:value="9">
            <text:p>9</text:p>
          </table:table-cell>
          <table:table-cell table:formula="of:=YEAR([.A43])" office:value-type="float" office:value="2007">
            <text:p>2007</text:p>
          </table:table-cell>
        </table:table-row>
        <table:table-row table:style-name="ro2">
          <table:table-cell office:value-type="string">
            <text:p>2007-09-07 00:00:00</text:p>
          </table:table-cell>
          <table:table-cell office:value-type="float" office:value="0.990732797523428">
            <text:p>0.9907327975</text:p>
          </table:table-cell>
          <table:table-cell table:formula="of:=[.B44]/[.B43]" office:value-type="float" office:value="0.999151960423688">
            <text:p>0.9991519604</text:p>
          </table:table-cell>
          <table:table-cell table:formula="of:=MONTH([.A44])" office:value-type="float" office:value="9">
            <text:p>9</text:p>
          </table:table-cell>
          <table:table-cell table:formula="of:=YEAR([.A44])" office:value-type="float" office:value="2007">
            <text:p>2007</text:p>
          </table:table-cell>
        </table:table-row>
        <table:table-row table:style-name="ro2">
          <table:table-cell office:value-type="string">
            <text:p>2007-09-10 00:00:00</text:p>
          </table:table-cell>
          <table:table-cell office:value-type="float" office:value="0.991682326095809">
            <text:p>0.9916823261</text:p>
          </table:table-cell>
          <table:table-cell table:formula="of:=[.B45]/[.B44]" office:value-type="float" office:value="1.0009584103552">
            <text:p>1.0009584104</text:p>
          </table:table-cell>
          <table:table-cell table:formula="of:=MONTH([.A45])" office:value-type="float" office:value="9">
            <text:p>9</text:p>
          </table:table-cell>
          <table:table-cell table:formula="of:=YEAR([.A45])" office:value-type="float" office:value="2007">
            <text:p>2007</text:p>
          </table:table-cell>
        </table:table-row>
        <table:table-row table:style-name="ro2">
          <table:table-cell office:value-type="string">
            <text:p>2007-09-11 00:00:00</text:p>
          </table:table-cell>
          <table:table-cell office:value-type="float" office:value="1.00081758725244">
            <text:p>1.0008175873</text:p>
          </table:table-cell>
          <table:table-cell table:formula="of:=[.B46]/[.B45]" office:value-type="float" office:value="1.00921188259207">
            <text:p>1.0092118826</text:p>
          </table:table-cell>
          <table:table-cell table:formula="of:=MONTH([.A46])" office:value-type="float" office:value="9">
            <text:p>9</text:p>
          </table:table-cell>
          <table:table-cell table:formula="of:=YEAR([.A46])" office:value-type="float" office:value="2007">
            <text:p>2007</text:p>
          </table:table-cell>
        </table:table-row>
        <table:table-row table:style-name="ro2">
          <table:table-cell office:value-type="string">
            <text:p>2007-09-12 00:00:00</text:p>
          </table:table-cell>
          <table:table-cell office:value-type="float" office:value="1.00257786283544">
            <text:p>1.0025778628</text:p>
          </table:table-cell>
          <table:table-cell table:formula="of:=[.B47]/[.B46]" office:value-type="float" office:value="1.00175883757982">
            <text:p>1.0017588376</text:p>
          </table:table-cell>
          <table:table-cell table:formula="of:=MONTH([.A47])" office:value-type="float" office:value="9">
            <text:p>9</text:p>
          </table:table-cell>
          <table:table-cell table:formula="of:=YEAR([.A47])" office:value-type="float" office:value="2007">
            <text:p>2007</text:p>
          </table:table-cell>
        </table:table-row>
        <table:table-row table:style-name="ro2">
          <table:table-cell office:value-type="string">
            <text:p>2007-09-13 00:00:00</text:p>
          </table:table-cell>
          <table:table-cell office:value-type="float" office:value="1.00132649732529">
            <text:p>1.0013264973</text:p>
          </table:table-cell>
          <table:table-cell table:formula="of:=[.B48]/[.B47]" office:value-type="float" office:value="0.998751852044078">
            <text:p>0.998751852</text:p>
          </table:table-cell>
          <table:table-cell table:formula="of:=MONTH([.A48])" office:value-type="float" office:value="9">
            <text:p>9</text:p>
          </table:table-cell>
          <table:table-cell table:formula="of:=YEAR([.A48])" office:value-type="float" office:value="2007">
            <text:p>2007</text:p>
          </table:table-cell>
        </table:table-row>
        <table:table-row table:style-name="ro2">
          <table:table-cell office:value-type="string">
            <text:p>2007-09-14 00:00:00</text:p>
          </table:table-cell>
          <table:table-cell office:value-type="float" office:value="1.00255044344466">
            <text:p>1.0025504434</text:p>
          </table:table-cell>
          <table:table-cell table:formula="of:=[.B49]/[.B48]" office:value-type="float" office:value="1.00122232470891">
            <text:p>1.0012223247</text:p>
          </table:table-cell>
          <table:table-cell table:formula="of:=MONTH([.A49])" office:value-type="float" office:value="9">
            <text:p>9</text:p>
          </table:table-cell>
          <table:table-cell table:formula="of:=YEAR([.A49])" office:value-type="float" office:value="2007">
            <text:p>2007</text:p>
          </table:table-cell>
        </table:table-row>
        <table:table-row table:style-name="ro2">
          <table:table-cell office:value-type="string">
            <text:p>2007-09-17 00:00:00</text:p>
          </table:table-cell>
          <table:table-cell office:value-type="float" office:value="1.00363356738259">
            <text:p>1.0036335674</text:p>
          </table:table-cell>
          <table:table-cell table:formula="of:=[.B50]/[.B49]" office:value-type="float" office:value="1.00108036851912">
            <text:p>1.0010803685</text:p>
          </table:table-cell>
          <table:table-cell table:formula="of:=MONTH([.A50])" office:value-type="float" office:value="9">
            <text:p>9</text:p>
          </table:table-cell>
          <table:table-cell table:formula="of:=YEAR([.A50])" office:value-type="float" office:value="2007">
            <text:p>2007</text:p>
          </table:table-cell>
        </table:table-row>
        <table:table-row table:style-name="ro2">
          <table:table-cell office:value-type="string">
            <text:p>2007-09-18 00:00:00</text:p>
          </table:table-cell>
          <table:table-cell office:value-type="float" office:value="1.01988385230849">
            <text:p>1.0198838523</text:p>
          </table:table-cell>
          <table:table-cell table:formula="of:=[.B51]/[.B50]" office:value-type="float" office:value="1.01619145219333">
            <text:p>1.0161914522</text:p>
          </table:table-cell>
          <table:table-cell table:formula="of:=MONTH([.A51])" office:value-type="float" office:value="9">
            <text:p>9</text:p>
          </table:table-cell>
          <table:table-cell table:formula="of:=YEAR([.A51])" office:value-type="float" office:value="2007">
            <text:p>2007</text:p>
          </table:table-cell>
        </table:table-row>
        <table:table-row table:style-name="ro2">
          <table:table-cell office:value-type="string">
            <text:p>2007-09-19 00:00:00</text:p>
          </table:table-cell>
          <table:table-cell office:value-type="float" office:value="1.02235650317229">
            <text:p>1.0223565032</text:p>
          </table:table-cell>
          <table:table-cell table:formula="of:=[.B52]/[.B51]" office:value-type="float" office:value="1.00242444358562">
            <text:p>1.0024244436</text:p>
          </table:table-cell>
          <table:table-cell table:formula="of:=MONTH([.A52])" office:value-type="float" office:value="9">
            <text:p>9</text:p>
          </table:table-cell>
          <table:table-cell table:formula="of:=YEAR([.A52])" office:value-type="float" office:value="2007">
            <text:p>2007</text:p>
          </table:table-cell>
        </table:table-row>
        <table:table-row table:style-name="ro2">
          <table:table-cell office:value-type="string">
            <text:p>2007-09-20 00:00:00</text:p>
          </table:table-cell>
          <table:table-cell office:value-type="float" office:value="1.02175377286602">
            <text:p>1.0217537729</text:p>
          </table:table-cell>
          <table:table-cell table:formula="of:=[.B53]/[.B52]" office:value-type="float" office:value="0.999410449970826">
            <text:p>0.99941045</text:p>
          </table:table-cell>
          <table:table-cell table:formula="of:=MONTH([.A53])" office:value-type="float" office:value="9">
            <text:p>9</text:p>
          </table:table-cell>
          <table:table-cell table:formula="of:=YEAR([.A53])" office:value-type="float" office:value="2007">
            <text:p>2007</text:p>
          </table:table-cell>
        </table:table-row>
        <table:table-row table:style-name="ro2">
          <table:table-cell office:value-type="string">
            <text:p>2007-09-21 00:00:00</text:p>
          </table:table-cell>
          <table:table-cell office:value-type="float" office:value="1.03168698890108">
            <text:p>1.0316869889</text:p>
          </table:table-cell>
          <table:table-cell table:formula="of:=[.B54]/[.B53]" office:value-type="float" office:value="1.00972173169197">
            <text:p>1.0097217317</text:p>
          </table:table-cell>
          <table:table-cell table:formula="of:=MONTH([.A54])" office:value-type="float" office:value="9">
            <text:p>9</text:p>
          </table:table-cell>
          <table:table-cell table:formula="of:=YEAR([.A54])" office:value-type="float" office:value="2007">
            <text:p>2007</text:p>
          </table:table-cell>
        </table:table-row>
        <table:table-row table:style-name="ro2">
          <table:table-cell office:value-type="string">
            <text:p>2007-09-24 00:00:00</text:p>
          </table:table-cell>
          <table:table-cell office:value-type="float" office:value="1.03583369249595">
            <text:p>1.0358336925</text:p>
          </table:table-cell>
          <table:table-cell table:formula="of:=[.B55]/[.B54]" office:value-type="float" office:value="1.0040193427265">
            <text:p>1.0040193427</text:p>
          </table:table-cell>
          <table:table-cell table:formula="of:=MONTH([.A55])" office:value-type="float" office:value="9">
            <text:p>9</text:p>
          </table:table-cell>
          <table:table-cell table:formula="of:=YEAR([.A55])" office:value-type="float" office:value="2007">
            <text:p>2007</text:p>
          </table:table-cell>
        </table:table-row>
        <table:table-row table:style-name="ro2">
          <table:table-cell office:value-type="string">
            <text:p>2007-09-25 00:00:00</text:p>
          </table:table-cell>
          <table:table-cell office:value-type="float" office:value="1.03360304462423">
            <text:p>1.0336030446</text:p>
          </table:table-cell>
          <table:table-cell table:formula="of:=[.B56]/[.B55]" office:value-type="float" office:value="0.99784651929371">
            <text:p>0.9978465193</text:p>
          </table:table-cell>
          <table:table-cell table:formula="of:=MONTH([.A56])" office:value-type="float" office:value="9">
            <text:p>9</text:p>
          </table:table-cell>
          <table:table-cell table:formula="of:=YEAR([.A56])" office:value-type="float" office:value="2007">
            <text:p>2007</text:p>
          </table:table-cell>
        </table:table-row>
        <table:table-row table:style-name="ro2">
          <table:table-cell office:value-type="string">
            <text:p>2007-09-26 00:00:00</text:p>
          </table:table-cell>
          <table:table-cell office:value-type="float" office:value="1.03690855417112">
            <text:p>1.0369085542</text:p>
          </table:table-cell>
          <table:table-cell table:formula="of:=[.B57]/[.B56]" office:value-type="float" office:value="1.00319804548185">
            <text:p>1.0031980455</text:p>
          </table:table-cell>
          <table:table-cell table:formula="of:=MONTH([.A57])" office:value-type="float" office:value="9">
            <text:p>9</text:p>
          </table:table-cell>
          <table:table-cell table:formula="of:=YEAR([.A57])" office:value-type="float" office:value="2007">
            <text:p>2007</text:p>
          </table:table-cell>
        </table:table-row>
        <table:table-row table:style-name="ro2">
          <table:table-cell office:value-type="string">
            <text:p>2007-09-27 00:00:00</text:p>
          </table:table-cell>
          <table:table-cell office:value-type="float" office:value="1.05324099811487">
            <text:p>1.0532409981</text:p>
          </table:table-cell>
          <table:table-cell table:formula="of:=[.B58]/[.B57]" office:value-type="float" office:value="1.01575109384337">
            <text:p>1.0157510938</text:p>
          </table:table-cell>
          <table:table-cell table:formula="of:=MONTH([.A58])" office:value-type="float" office:value="9">
            <text:p>9</text:p>
          </table:table-cell>
          <table:table-cell table:formula="of:=YEAR([.A58])" office:value-type="float" office:value="2007">
            <text:p>2007</text:p>
          </table:table-cell>
        </table:table-row>
        <table:table-row table:style-name="ro2">
          <table:table-cell office:value-type="string">
            <text:p>2007-10-02 00:00:00</text:p>
          </table:table-cell>
          <table:table-cell office:value-type="float" office:value="1.03977810566634">
            <text:p>1.0397781057</text:p>
          </table:table-cell>
          <table:table-cell table:formula="of:=[.B59]/[.B58]" office:value-type="float" office:value="0.987217652491101">
            <text:p>0.9872176525</text:p>
          </table:table-cell>
          <table:table-cell table:formula="of:=MONTH([.A59])" office:value-type="float" office:value="10">
            <text:p>10</text:p>
          </table:table-cell>
          <table:table-cell table:formula="of:=YEAR([.A59])" office:value-type="float" office:value="2007">
            <text:p>2007</text:p>
          </table:table-cell>
        </table:table-row>
        <table:table-row table:style-name="ro2">
          <table:table-cell office:value-type="string">
            <text:p>2007-10-03 00:00:00</text:p>
          </table:table-cell>
          <table:table-cell office:value-type="float" office:value="1.0380256927737">
            <text:p>1.0380256928</text:p>
          </table:table-cell>
          <table:table-cell table:formula="of:=[.B60]/[.B59]" office:value-type="float" office:value="0.998314628012372">
            <text:p>0.998314628</text:p>
          </table:table-cell>
          <table:table-cell table:formula="of:=MONTH([.A60])" office:value-type="float" office:value="10">
            <text:p>10</text:p>
          </table:table-cell>
          <table:table-cell table:formula="of:=YEAR([.A60])" office:value-type="float" office:value="2007">
            <text:p>2007</text:p>
          </table:table-cell>
        </table:table-row>
        <table:table-row table:style-name="ro2">
          <table:table-cell office:value-type="string">
            <text:p>2007-10-04 00:00:00</text:p>
          </table:table-cell>
          <table:table-cell office:value-type="float" office:value="1.04814502463164">
            <text:p>1.0481450246</text:p>
          </table:table-cell>
          <table:table-cell table:formula="of:=[.B61]/[.B60]" office:value-type="float" office:value="1.00974863332226">
            <text:p>1.0097486333</text:p>
          </table:table-cell>
          <table:table-cell table:formula="of:=MONTH([.A61])" office:value-type="float" office:value="10">
            <text:p>10</text:p>
          </table:table-cell>
          <table:table-cell table:formula="of:=YEAR([.A61])" office:value-type="float" office:value="2007">
            <text:p>2007</text:p>
          </table:table-cell>
        </table:table-row>
        <table:table-row table:style-name="ro2">
          <table:table-cell office:value-type="string">
            <text:p>2007-10-05 00:00:00</text:p>
          </table:table-cell>
          <table:table-cell office:value-type="float" office:value="1.04795974406294">
            <text:p>1.0479597441</text:p>
          </table:table-cell>
          <table:table-cell table:formula="of:=[.B62]/[.B61]" office:value-type="float" office:value="0.999823230026049">
            <text:p>0.99982323</text:p>
          </table:table-cell>
          <table:table-cell table:formula="of:=MONTH([.A62])" office:value-type="float" office:value="10">
            <text:p>10</text:p>
          </table:table-cell>
          <table:table-cell table:formula="of:=YEAR([.A62])" office:value-type="float" office:value="2007">
            <text:p>2007</text:p>
          </table:table-cell>
        </table:table-row>
        <table:table-row table:style-name="ro2">
          <table:table-cell office:value-type="string">
            <text:p>2007-10-08 00:00:00</text:p>
          </table:table-cell>
          <table:table-cell office:value-type="float" office:value="1.03757818437443">
            <text:p>1.0375781844</text:p>
          </table:table-cell>
          <table:table-cell table:formula="of:=[.B63]/[.B62]" office:value-type="float" office:value="0.990093551066895">
            <text:p>0.9900935511</text:p>
          </table:table-cell>
          <table:table-cell table:formula="of:=MONTH([.A63])" office:value-type="float" office:value="10">
            <text:p>10</text:p>
          </table:table-cell>
          <table:table-cell table:formula="of:=YEAR([.A63])" office:value-type="float" office:value="2007">
            <text:p>2007</text:p>
          </table:table-cell>
        </table:table-row>
        <table:table-row table:style-name="ro2">
          <table:table-cell office:value-type="string">
            <text:p>2007-10-09 00:00:00</text:p>
          </table:table-cell>
          <table:table-cell office:value-type="float" office:value="1.04126994025107">
            <text:p>1.0412699403</text:p>
          </table:table-cell>
          <table:table-cell table:formula="of:=[.B64]/[.B63]" office:value-type="float" office:value="1.0035580507881">
            <text:p>1.0035580508</text:p>
          </table:table-cell>
          <table:table-cell table:formula="of:=MONTH([.A64])" office:value-type="float" office:value="10">
            <text:p>10</text:p>
          </table:table-cell>
          <table:table-cell table:formula="of:=YEAR([.A64])" office:value-type="float" office:value="2007">
            <text:p>2007</text:p>
          </table:table-cell>
        </table:table-row>
        <table:table-row table:style-name="ro2">
          <table:table-cell office:value-type="string">
            <text:p>2007-10-10 00:00:00</text:p>
          </table:table-cell>
          <table:table-cell office:value-type="float" office:value="1.04753776360725">
            <text:p>1.0475377636</text:p>
          </table:table-cell>
          <table:table-cell table:formula="of:=[.B65]/[.B64]" office:value-type="float" office:value="1.00601940295585">
            <text:p>1.006019403</text:p>
          </table:table-cell>
          <table:table-cell table:formula="of:=MONTH([.A65])" office:value-type="float" office:value="10">
            <text:p>10</text:p>
          </table:table-cell>
          <table:table-cell table:formula="of:=YEAR([.A65])" office:value-type="float" office:value="2007">
            <text:p>2007</text:p>
          </table:table-cell>
        </table:table-row>
        <table:table-row table:style-name="ro2">
          <table:table-cell office:value-type="string">
            <text:p>2007-10-11 00:00:00</text:p>
          </table:table-cell>
          <table:table-cell office:value-type="float" office:value="1.05389996574216">
            <text:p>1.0538999657</text:p>
          </table:table-cell>
          <table:table-cell table:formula="of:=[.B66]/[.B65]" office:value-type="float" office:value="1.00607348236593">
            <text:p>1.0060734824</text:p>
          </table:table-cell>
          <table:table-cell table:formula="of:=MONTH([.A66])" office:value-type="float" office:value="10">
            <text:p>10</text:p>
          </table:table-cell>
          <table:table-cell table:formula="of:=YEAR([.A66])" office:value-type="float" office:value="2007">
            <text:p>2007</text:p>
          </table:table-cell>
        </table:table-row>
        <table:table-row table:style-name="ro2">
          <table:table-cell office:value-type="string">
            <text:p>2007-10-12 00:00:00</text:p>
          </table:table-cell>
          <table:table-cell office:value-type="float" office:value="1.05570557019536">
            <text:p>1.0557055702</text:p>
          </table:table-cell>
          <table:table-cell table:formula="of:=[.B67]/[.B66]" office:value-type="float" office:value="1.00171325980823">
            <text:p>1.0017132598</text:p>
          </table:table-cell>
          <table:table-cell table:formula="of:=MONTH([.A67])" office:value-type="float" office:value="10">
            <text:p>10</text:p>
          </table:table-cell>
          <table:table-cell table:formula="of:=YEAR([.A67])" office:value-type="float" office:value="2007">
            <text:p>2007</text:p>
          </table:table-cell>
        </table:table-row>
        <table:table-row table:style-name="ro2">
          <table:table-cell office:value-type="string">
            <text:p>2007-10-15 00:00:00</text:p>
          </table:table-cell>
          <table:table-cell office:value-type="float" office:value="1.06649679110064">
            <text:p>1.0664967911</text:p>
          </table:table-cell>
          <table:table-cell table:formula="of:=[.B68]/[.B67]" office:value-type="float" office:value="1.01022180919562">
            <text:p>1.0102218092</text:p>
          </table:table-cell>
          <table:table-cell table:formula="of:=MONTH([.A68])" office:value-type="float" office:value="10">
            <text:p>10</text:p>
          </table:table-cell>
          <table:table-cell table:formula="of:=YEAR([.A68])" office:value-type="float" office:value="2007">
            <text:p>2007</text:p>
          </table:table-cell>
        </table:table-row>
        <table:table-row table:style-name="ro2">
          <table:table-cell office:value-type="string">
            <text:p>2007-10-16 00:00:00</text:p>
          </table:table-cell>
          <table:table-cell office:value-type="float" office:value="1.06775432114447">
            <text:p>1.0677543211</text:p>
          </table:table-cell>
          <table:table-cell table:formula="of:=[.B69]/[.B68]" office:value-type="float" office:value="1.00117912220114">
            <text:p>1.0011791222</text:p>
          </table:table-cell>
          <table:table-cell table:formula="of:=MONTH([.A69])" office:value-type="float" office:value="10">
            <text:p>10</text:p>
          </table:table-cell>
          <table:table-cell table:formula="of:=YEAR([.A69])" office:value-type="float" office:value="2007">
            <text:p>2007</text:p>
          </table:table-cell>
        </table:table-row>
        <table:table-row table:style-name="ro2">
          <table:table-cell office:value-type="string">
            <text:p>2007-10-17 00:00:00</text:p>
          </table:table-cell>
          <table:table-cell office:value-type="float" office:value="1.06568226604851">
            <text:p>1.065682266</text:p>
          </table:table-cell>
          <table:table-cell table:formula="of:=[.B70]/[.B69]" office:value-type="float" office:value="0.998059427103286">
            <text:p>0.9980594271</text:p>
          </table:table-cell>
          <table:table-cell table:formula="of:=MONTH([.A70])" office:value-type="float" office:value="10">
            <text:p>10</text:p>
          </table:table-cell>
          <table:table-cell table:formula="of:=YEAR([.A70])" office:value-type="float" office:value="2007">
            <text:p>2007</text:p>
          </table:table-cell>
        </table:table-row>
        <table:table-row table:style-name="ro2">
          <table:table-cell office:value-type="string">
            <text:p>2007-10-18 00:00:00</text:p>
          </table:table-cell>
          <table:table-cell office:value-type="float" office:value="1.07915431564372">
            <text:p>1.0791543156</text:p>
          </table:table-cell>
          <table:table-cell table:formula="of:=[.B71]/[.B70]" office:value-type="float" office:value="1.01264171322393">
            <text:p>1.0126417132</text:p>
          </table:table-cell>
          <table:table-cell table:formula="of:=MONTH([.A71])" office:value-type="float" office:value="10">
            <text:p>10</text:p>
          </table:table-cell>
          <table:table-cell table:formula="of:=YEAR([.A71])" office:value-type="float" office:value="2007">
            <text:p>2007</text:p>
          </table:table-cell>
        </table:table-row>
        <table:table-row table:style-name="ro2">
          <table:table-cell office:value-type="string">
            <text:p>2007-10-19 00:00:00</text:p>
          </table:table-cell>
          <table:table-cell office:value-type="float" office:value="1.08061366830736">
            <text:p>1.0806136683</text:p>
          </table:table-cell>
          <table:table-cell table:formula="of:=[.B72]/[.B71]" office:value-type="float" office:value="1.00135231138168">
            <text:p>1.0013523114</text:p>
          </table:table-cell>
          <table:table-cell table:formula="of:=MONTH([.A72])" office:value-type="float" office:value="10">
            <text:p>10</text:p>
          </table:table-cell>
          <table:table-cell table:formula="of:=YEAR([.A72])" office:value-type="float" office:value="2007">
            <text:p>2007</text:p>
          </table:table-cell>
        </table:table-row>
        <table:table-row table:style-name="ro2">
          <table:table-cell office:value-type="string">
            <text:p>2007-10-22 00:00:00</text:p>
          </table:table-cell>
          <table:table-cell office:value-type="float" office:value="1.07382885592371">
            <text:p>1.0738288559</text:p>
          </table:table-cell>
          <table:table-cell table:formula="of:=[.B73]/[.B72]" office:value-type="float" office:value="0.993721333921049">
            <text:p>0.9937213339</text:p>
          </table:table-cell>
          <table:table-cell table:formula="of:=MONTH([.A73])" office:value-type="float" office:value="10">
            <text:p>10</text:p>
          </table:table-cell>
          <table:table-cell table:formula="of:=YEAR([.A73])" office:value-type="float" office:value="2007">
            <text:p>2007</text:p>
          </table:table-cell>
        </table:table-row>
        <table:table-row table:style-name="ro2">
          <table:table-cell office:value-type="string">
            <text:p>2007-10-23 00:00:00</text:p>
          </table:table-cell>
          <table:table-cell office:value-type="float" office:value="1.07347467227242">
            <text:p>1.0734746723</text:p>
          </table:table-cell>
          <table:table-cell table:formula="of:=[.B74]/[.B73]" office:value-type="float" office:value="0.999670167504501">
            <text:p>0.9996701675</text:p>
          </table:table-cell>
          <table:table-cell table:formula="of:=MONTH([.A74])" office:value-type="float" office:value="10">
            <text:p>10</text:p>
          </table:table-cell>
          <table:table-cell table:formula="of:=YEAR([.A74])" office:value-type="float" office:value="2007">
            <text:p>2007</text:p>
          </table:table-cell>
        </table:table-row>
        <table:table-row table:style-name="ro2">
          <table:table-cell office:value-type="string">
            <text:p>2007-10-24 00:00:00</text:p>
          </table:table-cell>
          <table:table-cell office:value-type="float" office:value="1.07895098714356">
            <text:p>1.0789509871</text:p>
          </table:table-cell>
          <table:table-cell table:formula="of:=[.B75]/[.B74]" office:value-type="float" office:value="1.00510148493727">
            <text:p>1.0051014849</text:p>
          </table:table-cell>
          <table:table-cell table:formula="of:=MONTH([.A75])" office:value-type="float" office:value="10">
            <text:p>10</text:p>
          </table:table-cell>
          <table:table-cell table:formula="of:=YEAR([.A75])" office:value-type="float" office:value="2007">
            <text:p>2007</text:p>
          </table:table-cell>
        </table:table-row>
        <table:table-row table:style-name="ro2">
          <table:table-cell office:value-type="string">
            <text:p>2007-10-25 00:00:00</text:p>
          </table:table-cell>
          <table:table-cell office:value-type="float" office:value="1.08948040445597">
            <text:p>1.0894804045</text:p>
          </table:table-cell>
          <table:table-cell table:formula="of:=[.B76]/[.B75]" office:value-type="float" office:value="1.00975893941233">
            <text:p>1.0097589394</text:p>
          </table:table-cell>
          <table:table-cell table:formula="of:=MONTH([.A76])" office:value-type="float" office:value="10">
            <text:p>10</text:p>
          </table:table-cell>
          <table:table-cell table:formula="of:=YEAR([.A76])" office:value-type="float" office:value="2007">
            <text:p>2007</text:p>
          </table:table-cell>
        </table:table-row>
        <table:table-row table:style-name="ro2">
          <table:table-cell office:value-type="string">
            <text:p>2007-10-26 00:00:00</text:p>
          </table:table-cell>
          <table:table-cell office:value-type="float" office:value="1.10195507138836">
            <text:p>1.1019550714</text:p>
          </table:table-cell>
          <table:table-cell table:formula="of:=[.B77]/[.B76]" office:value-type="float" office:value="1.01145010674939">
            <text:p>1.0114501067</text:p>
          </table:table-cell>
          <table:table-cell table:formula="of:=MONTH([.A77])" office:value-type="float" office:value="10">
            <text:p>10</text:p>
          </table:table-cell>
          <table:table-cell table:formula="of:=YEAR([.A77])" office:value-type="float" office:value="2007">
            <text:p>2007</text:p>
          </table:table-cell>
        </table:table-row>
        <table:table-row table:style-name="ro2">
          <table:table-cell office:value-type="string">
            <text:p>2007-10-29 00:00:00</text:p>
          </table:table-cell>
          <table:table-cell office:value-type="float" office:value="1.11032438569975">
            <text:p>1.1103243857</text:p>
          </table:table-cell>
          <table:table-cell table:formula="of:=[.B78]/[.B77]" office:value-type="float" office:value="1.00759496873212">
            <text:p>1.0075949687</text:p>
          </table:table-cell>
          <table:table-cell table:formula="of:=MONTH([.A78])" office:value-type="float" office:value="10">
            <text:p>10</text:p>
          </table:table-cell>
          <table:table-cell table:formula="of:=YEAR([.A78])" office:value-type="float" office:value="2007">
            <text:p>2007</text:p>
          </table:table-cell>
        </table:table-row>
        <table:table-row table:style-name="ro2">
          <table:table-cell office:value-type="string">
            <text:p>2007-10-30 00:00:00</text:p>
          </table:table-cell>
          <table:table-cell office:value-type="float" office:value="1.09868290062132">
            <text:p>1.0986829006</text:p>
          </table:table-cell>
          <table:table-cell table:formula="of:=[.B79]/[.B78]" office:value-type="float" office:value="0.989515239664761">
            <text:p>0.9895152397</text:p>
          </table:table-cell>
          <table:table-cell table:formula="of:=MONTH([.A79])" office:value-type="float" office:value="10">
            <text:p>10</text:p>
          </table:table-cell>
          <table:table-cell table:formula="of:=YEAR([.A79])" office:value-type="float" office:value="2007">
            <text:p>2007</text:p>
          </table:table-cell>
        </table:table-row>
        <table:table-row table:style-name="ro2">
          <table:table-cell office:value-type="string">
            <text:p>2007-11-02 00:00:00</text:p>
          </table:table-cell>
          <table:table-cell office:value-type="float" office:value="1.11611876797926">
            <text:p>1.116118768</text:p>
          </table:table-cell>
          <table:table-cell table:formula="of:=[.B80]/[.B79]" office:value-type="float" office:value="1.0158697904082">
            <text:p>1.0158697904</text:p>
          </table:table-cell>
          <table:table-cell table:formula="of:=MONTH([.A80])" office:value-type="float" office:value="11">
            <text:p>11</text:p>
          </table:table-cell>
          <table:table-cell table:formula="of:=YEAR([.A80])" office:value-type="float" office:value="2007">
            <text:p>2007</text:p>
          </table:table-cell>
        </table:table-row>
        <table:table-row table:style-name="ro2">
          <table:table-cell office:value-type="string">
            <text:p>2007-11-05 00:00:00</text:p>
          </table:table-cell>
          <table:table-cell office:value-type="float" office:value="1.11356397776842">
            <text:p>1.1135639778</text:p>
          </table:table-cell>
          <table:table-cell table:formula="of:=[.B81]/[.B80]" office:value-type="float" office:value="0.997711005061352">
            <text:p>0.9977110051</text:p>
          </table:table-cell>
          <table:table-cell table:formula="of:=MONTH([.A81])" office:value-type="float" office:value="11">
            <text:p>11</text:p>
          </table:table-cell>
          <table:table-cell table:formula="of:=YEAR([.A81])" office:value-type="float" office:value="2007">
            <text:p>2007</text:p>
          </table:table-cell>
        </table:table-row>
        <table:table-row table:style-name="ro2">
          <table:table-cell office:value-type="string">
            <text:p>2007-11-06 00:00:00</text:p>
          </table:table-cell>
          <table:table-cell office:value-type="float" office:value="1.12860041199706">
            <text:p>1.128600412</text:p>
          </table:table-cell>
          <table:table-cell table:formula="of:=[.B82]/[.B81]" office:value-type="float" office:value="1.01350298189313">
            <text:p>1.0135029819</text:p>
          </table:table-cell>
          <table:table-cell table:formula="of:=MONTH([.A82])" office:value-type="float" office:value="11">
            <text:p>11</text:p>
          </table:table-cell>
          <table:table-cell table:formula="of:=YEAR([.A82])" office:value-type="float" office:value="2007">
            <text:p>2007</text:p>
          </table:table-cell>
        </table:table-row>
        <table:table-row table:style-name="ro2">
          <table:table-cell office:value-type="string">
            <text:p>2007-11-07 00:00:00</text:p>
          </table:table-cell>
          <table:table-cell office:value-type="float" office:value="1.13191227323557">
            <text:p>1.1319122732</text:p>
          </table:table-cell>
          <table:table-cell table:formula="of:=[.B83]/[.B82]" office:value-type="float" office:value="1.00293448522905">
            <text:p>1.0029344852</text:p>
          </table:table-cell>
          <table:table-cell table:formula="of:=MONTH([.A83])" office:value-type="float" office:value="11">
            <text:p>11</text:p>
          </table:table-cell>
          <table:table-cell table:formula="of:=YEAR([.A83])" office:value-type="float" office:value="2007">
            <text:p>2007</text:p>
          </table:table-cell>
        </table:table-row>
        <table:table-row table:style-name="ro2">
          <table:table-cell office:value-type="string">
            <text:p>2007-11-08 00:00:00</text:p>
          </table:table-cell>
          <table:table-cell office:value-type="float" office:value="1.12897127000681">
            <text:p>1.12897127</text:p>
          </table:table-cell>
          <table:table-cell table:formula="of:=[.B84]/[.B83]" office:value-type="float" office:value="0.997401739252858">
            <text:p>0.9974017393</text:p>
          </table:table-cell>
          <table:table-cell table:formula="of:=MONTH([.A84])" office:value-type="float" office:value="11">
            <text:p>11</text:p>
          </table:table-cell>
          <table:table-cell table:formula="of:=YEAR([.A84])" office:value-type="float" office:value="2007">
            <text:p>2007</text:p>
          </table:table-cell>
        </table:table-row>
        <table:table-row table:style-name="ro2">
          <table:table-cell office:value-type="string">
            <text:p>2007-11-09 00:00:00</text:p>
          </table:table-cell>
          <table:table-cell office:value-type="float" office:value="1.13334239259104">
            <text:p>1.1333423926</text:p>
          </table:table-cell>
          <table:table-cell table:formula="of:=[.B85]/[.B84]" office:value-type="float" office:value="1.00387177486297">
            <text:p>1.0038717749</text:p>
          </table:table-cell>
          <table:table-cell table:formula="of:=MONTH([.A85])" office:value-type="float" office:value="11">
            <text:p>11</text:p>
          </table:table-cell>
          <table:table-cell table:formula="of:=YEAR([.A85])" office:value-type="float" office:value="2007">
            <text:p>2007</text:p>
          </table:table-cell>
        </table:table-row>
        <table:table-row table:style-name="ro2">
          <table:table-cell office:value-type="string">
            <text:p>2007-11-12 00:00:00</text:p>
          </table:table-cell>
          <table:table-cell office:value-type="float" office:value="1.10804551248839">
            <text:p>1.1080455125</text:p>
          </table:table-cell>
          <table:table-cell table:formula="of:=[.B86]/[.B85]" office:value-type="float" office:value="0.977679401857706">
            <text:p>0.9776794019</text:p>
          </table:table-cell>
          <table:table-cell table:formula="of:=MONTH([.A86])" office:value-type="float" office:value="11">
            <text:p>11</text:p>
          </table:table-cell>
          <table:table-cell table:formula="of:=YEAR([.A86])" office:value-type="float" office:value="2007">
            <text:p>2007</text:p>
          </table:table-cell>
        </table:table-row>
        <table:table-row table:style-name="ro2">
          <table:table-cell office:value-type="string">
            <text:p>2007-11-13 00:00:00</text:p>
          </table:table-cell>
          <table:table-cell office:value-type="float" office:value="1.10296954736013">
            <text:p>1.1029695474</text:p>
          </table:table-cell>
          <table:table-cell table:formula="of:=[.B87]/[.B86]" office:value-type="float" office:value="0.995418992206499">
            <text:p>0.9954189922</text:p>
          </table:table-cell>
          <table:table-cell table:formula="of:=MONTH([.A87])" office:value-type="float" office:value="11">
            <text:p>11</text:p>
          </table:table-cell>
          <table:table-cell table:formula="of:=YEAR([.A87])" office:value-type="float" office:value="2007">
            <text:p>2007</text:p>
          </table:table-cell>
        </table:table-row>
        <table:table-row table:style-name="ro2">
          <table:table-cell office:value-type="string">
            <text:p>2007-11-14 00:00:00</text:p>
          </table:table-cell>
          <table:table-cell office:value-type="float" office:value="1.11615941491691">
            <text:p>1.1161594149</text:p>
          </table:table-cell>
          <table:table-cell table:formula="of:=[.B88]/[.B87]" office:value-type="float" office:value="1.01195850564356">
            <text:p>1.0119585056</text:p>
          </table:table-cell>
          <table:table-cell table:formula="of:=MONTH([.A88])" office:value-type="float" office:value="11">
            <text:p>11</text:p>
          </table:table-cell>
          <table:table-cell table:formula="of:=YEAR([.A88])" office:value-type="float" office:value="2007">
            <text:p>2007</text:p>
          </table:table-cell>
        </table:table-row>
        <table:table-row table:style-name="ro2">
          <table:table-cell office:value-type="string">
            <text:p>2007-11-15 00:00:00</text:p>
          </table:table-cell>
          <table:table-cell office:value-type="float" office:value="1.10566178727227">
            <text:p>1.1056617873</text:p>
          </table:table-cell>
          <table:table-cell table:formula="of:=[.B89]/[.B88]" office:value-type="float" office:value="0.990594867091257">
            <text:p>0.9905948671</text:p>
          </table:table-cell>
          <table:table-cell table:formula="of:=MONTH([.A89])" office:value-type="float" office:value="11">
            <text:p>11</text:p>
          </table:table-cell>
          <table:table-cell table:formula="of:=YEAR([.A89])" office:value-type="float" office:value="2007">
            <text:p>2007</text:p>
          </table:table-cell>
        </table:table-row>
        <table:table-row table:style-name="ro2">
          <table:table-cell office:value-type="string">
            <text:p>2007-11-16 00:00:00</text:p>
          </table:table-cell>
          <table:table-cell office:value-type="float" office:value="1.10601947275098">
            <text:p>1.1060194728</text:p>
          </table:table-cell>
          <table:table-cell table:formula="of:=[.B90]/[.B89]" office:value-type="float" office:value="1.00032350351873">
            <text:p>1.0003235035</text:p>
          </table:table-cell>
          <table:table-cell table:formula="of:=MONTH([.A90])" office:value-type="float" office:value="11">
            <text:p>11</text:p>
          </table:table-cell>
          <table:table-cell table:formula="of:=YEAR([.A90])" office:value-type="float" office:value="2007">
            <text:p>2007</text:p>
          </table:table-cell>
        </table:table-row>
        <table:table-row table:style-name="ro2">
          <table:table-cell office:value-type="string">
            <text:p>2007-11-19 00:00:00</text:p>
          </table:table-cell>
          <table:table-cell office:value-type="float" office:value="1.10984055648661">
            <text:p>1.1098405565</text:p>
          </table:table-cell>
          <table:table-cell table:formula="of:=[.B91]/[.B90]" office:value-type="float" office:value="1.0034548069268">
            <text:p>1.0034548069</text:p>
          </table:table-cell>
          <table:table-cell table:formula="of:=MONTH([.A91])" office:value-type="float" office:value="11">
            <text:p>11</text:p>
          </table:table-cell>
          <table:table-cell table:formula="of:=YEAR([.A91])" office:value-type="float" office:value="2007">
            <text:p>2007</text:p>
          </table:table-cell>
        </table:table-row>
        <table:table-row table:style-name="ro2">
          <table:table-cell office:value-type="string">
            <text:p>2007-11-20 00:00:00</text:p>
          </table:table-cell>
          <table:table-cell office:value-type="float" office:value="1.1289991354244">
            <text:p>1.1289991354</text:p>
          </table:table-cell>
          <table:table-cell table:formula="of:=[.B92]/[.B91]" office:value-type="float" office:value="1.0172624606533">
            <text:p>1.0172624607</text:p>
          </table:table-cell>
          <table:table-cell table:formula="of:=MONTH([.A92])" office:value-type="float" office:value="11">
            <text:p>11</text:p>
          </table:table-cell>
          <table:table-cell table:formula="of:=YEAR([.A92])" office:value-type="float" office:value="2007">
            <text:p>2007</text:p>
          </table:table-cell>
        </table:table-row>
        <table:table-row table:style-name="ro2">
          <table:table-cell office:value-type="string">
            <text:p>2007-11-21 00:00:00</text:p>
          </table:table-cell>
          <table:table-cell office:value-type="float" office:value="1.13029231186374">
            <text:p>1.1302923119</text:p>
          </table:table-cell>
          <table:table-cell table:formula="of:=[.B93]/[.B92]" office:value-type="float" office:value="1.00114541844963">
            <text:p>1.0011454184</text:p>
          </table:table-cell>
          <table:table-cell table:formula="of:=MONTH([.A93])" office:value-type="float" office:value="11">
            <text:p>11</text:p>
          </table:table-cell>
          <table:table-cell table:formula="of:=YEAR([.A93])" office:value-type="float" office:value="2007">
            <text:p>2007</text:p>
          </table:table-cell>
        </table:table-row>
        <table:table-row table:style-name="ro2">
          <table:table-cell office:value-type="string">
            <text:p>2007-11-23 00:00:00</text:p>
          </table:table-cell>
          <table:table-cell office:value-type="float" office:value="1.14524991842594">
            <text:p>1.1452499184</text:p>
          </table:table-cell>
          <table:table-cell table:formula="of:=[.B94]/[.B93]" office:value-type="float" office:value="1.01323339671093">
            <text:p>1.0132333967</text:p>
          </table:table-cell>
          <table:table-cell table:formula="of:=MONTH([.A94])" office:value-type="float" office:value="11">
            <text:p>11</text:p>
          </table:table-cell>
          <table:table-cell table:formula="of:=YEAR([.A94])" office:value-type="float" office:value="2007">
            <text:p>2007</text:p>
          </table:table-cell>
        </table:table-row>
        <table:table-row table:style-name="ro2">
          <table:table-cell office:value-type="string">
            <text:p>2007-11-26 00:00:00</text:p>
          </table:table-cell>
          <table:table-cell office:value-type="float" office:value="1.14744864375413">
            <text:p>1.1474486438</text:p>
          </table:table-cell>
          <table:table-cell table:formula="of:=[.B95]/[.B94]" office:value-type="float" office:value="1.00191986508169">
            <text:p>1.0019198651</text:p>
          </table:table-cell>
          <table:table-cell table:formula="of:=MONTH([.A95])" office:value-type="float" office:value="11">
            <text:p>11</text:p>
          </table:table-cell>
          <table:table-cell table:formula="of:=YEAR([.A95])" office:value-type="float" office:value="2007">
            <text:p>2007</text:p>
          </table:table-cell>
        </table:table-row>
        <table:table-row table:style-name="ro2">
          <table:table-cell office:value-type="string">
            <text:p>2007-11-27 00:00:00</text:p>
          </table:table-cell>
          <table:table-cell office:value-type="float" office:value="1.13556312763805">
            <text:p>1.1355631276</text:p>
          </table:table-cell>
          <table:table-cell table:formula="of:=[.B96]/[.B95]" office:value-type="float" office:value="0.989641788169972">
            <text:p>0.9896417882</text:p>
          </table:table-cell>
          <table:table-cell table:formula="of:=MONTH([.A96])" office:value-type="float" office:value="11">
            <text:p>11</text:p>
          </table:table-cell>
          <table:table-cell table:formula="of:=YEAR([.A96])" office:value-type="float" office:value="2007">
            <text:p>2007</text:p>
          </table:table-cell>
        </table:table-row>
        <table:table-row table:style-name="ro2">
          <table:table-cell office:value-type="string">
            <text:p>2007-11-28 00:00:00</text:p>
          </table:table-cell>
          <table:table-cell office:value-type="float" office:value="1.1256497696561">
            <text:p>1.1256497697</text:p>
          </table:table-cell>
          <table:table-cell table:formula="of:=[.B97]/[.B96]" office:value-type="float" office:value="0.991270095214726">
            <text:p>0.9912700952</text:p>
          </table:table-cell>
          <table:table-cell table:formula="of:=MONTH([.A97])" office:value-type="float" office:value="11">
            <text:p>11</text:p>
          </table:table-cell>
          <table:table-cell table:formula="of:=YEAR([.A97])" office:value-type="float" office:value="2007">
            <text:p>2007</text:p>
          </table:table-cell>
        </table:table-row>
        <table:table-row table:style-name="ro2">
          <table:table-cell office:value-type="string">
            <text:p>2007-11-29 00:00:00</text:p>
          </table:table-cell>
          <table:table-cell office:value-type="float" office:value="1.12355384817555">
            <text:p>1.1235538482</text:p>
          </table:table-cell>
          <table:table-cell table:formula="of:=[.B98]/[.B97]" office:value-type="float" office:value="0.998138034105232">
            <text:p>0.9981380341</text:p>
          </table:table-cell>
          <table:table-cell table:formula="of:=MONTH([.A98])" office:value-type="float" office:value="11">
            <text:p>11</text:p>
          </table:table-cell>
          <table:table-cell table:formula="of:=YEAR([.A98])" office:value-type="float" office:value="2007">
            <text:p>2007</text:p>
          </table:table-cell>
        </table:table-row>
        <table:table-row table:style-name="ro2">
          <table:table-cell office:value-type="string">
            <text:p>2007-12-04 00:00:00</text:p>
          </table:table-cell>
          <table:table-cell office:value-type="float" office:value="1.1304752593983">
            <text:p>1.1304752594</text:p>
          </table:table-cell>
          <table:table-cell table:formula="of:=[.B99]/[.B98]" office:value-type="float" office:value="1.00616028438156">
            <text:p>1.0061602844</text:p>
          </table:table-cell>
          <table:table-cell table:formula="of:=MONTH([.A99])" office:value-type="float" office:value="12">
            <text:p>12</text:p>
          </table:table-cell>
          <table:table-cell table:formula="of:=YEAR([.A99])" office:value-type="float" office:value="2007">
            <text:p>2007</text:p>
          </table:table-cell>
        </table:table-row>
        <table:table-row table:style-name="ro2">
          <table:table-cell office:value-type="string">
            <text:p>2007-12-05 00:00:00</text:p>
          </table:table-cell>
          <table:table-cell office:value-type="float" office:value="1.12079973784867">
            <text:p>1.1207997378</text:p>
          </table:table-cell>
          <table:table-cell table:formula="of:=[.B100]/[.B99]" office:value-type="float" office:value="0.991441191243074">
            <text:p>0.9914411912</text:p>
          </table:table-cell>
          <table:table-cell table:formula="of:=MONTH([.A100])" office:value-type="float" office:value="12">
            <text:p>12</text:p>
          </table:table-cell>
          <table:table-cell table:formula="of:=YEAR([.A100])" office:value-type="float" office:value="2007">
            <text:p>2007</text:p>
          </table:table-cell>
        </table:table-row>
        <table:table-row table:style-name="ro2">
          <table:table-cell office:value-type="string">
            <text:p>2007-12-06 00:00:00</text:p>
          </table:table-cell>
          <table:table-cell office:value-type="float" office:value="1.12717844209838">
            <text:p>1.1271784421</text:p>
          </table:table-cell>
          <table:table-cell table:formula="of:=[.B101]/[.B100]" office:value-type="float" office:value="1.00569120783517">
            <text:p>1.0056912078</text:p>
          </table:table-cell>
          <table:table-cell table:formula="of:=MONTH([.A101])" office:value-type="float" office:value="12">
            <text:p>12</text:p>
          </table:table-cell>
          <table:table-cell table:formula="of:=YEAR([.A101])" office:value-type="float" office:value="2007">
            <text:p>2007</text:p>
          </table:table-cell>
        </table:table-row>
        <table:table-row table:style-name="ro2">
          <table:table-cell office:value-type="string">
            <text:p>2007-12-07 00:00:00</text:p>
          </table:table-cell>
          <table:table-cell office:value-type="float" office:value="1.11859539108398">
            <text:p>1.1185953911</text:p>
          </table:table-cell>
          <table:table-cell table:formula="of:=[.B102]/[.B101]" office:value-type="float" office:value="0.992385366243861">
            <text:p>0.9923853662</text:p>
          </table:table-cell>
          <table:table-cell table:formula="of:=MONTH([.A102])" office:value-type="float" office:value="12">
            <text:p>12</text:p>
          </table:table-cell>
          <table:table-cell table:formula="of:=YEAR([.A102])" office:value-type="float" office:value="2007">
            <text:p>2007</text:p>
          </table:table-cell>
        </table:table-row>
        <table:table-row table:style-name="ro2">
          <table:table-cell office:value-type="string">
            <text:p>2007-12-10 00:00:00</text:p>
          </table:table-cell>
          <table:table-cell office:value-type="float" office:value="1.12236931789862">
            <text:p>1.1223693179</text:p>
          </table:table-cell>
          <table:table-cell table:formula="of:=[.B103]/[.B102]" office:value-type="float" office:value="1.00337380865746">
            <text:p>1.0033738087</text:p>
          </table:table-cell>
          <table:table-cell table:formula="of:=MONTH([.A103])" office:value-type="float" office:value="12">
            <text:p>12</text:p>
          </table:table-cell>
          <table:table-cell table:formula="of:=YEAR([.A103])" office:value-type="float" office:value="2007">
            <text:p>2007</text:p>
          </table:table-cell>
        </table:table-row>
        <table:table-row table:style-name="ro2">
          <table:table-cell office:value-type="string">
            <text:p>2007-12-11 00:00:00</text:p>
          </table:table-cell>
          <table:table-cell office:value-type="float" office:value="1.12748046968743">
            <text:p>1.1274804697</text:p>
          </table:table-cell>
          <table:table-cell table:formula="of:=[.B104]/[.B103]" office:value-type="float" office:value="1.00455389478962">
            <text:p>1.0045538948</text:p>
          </table:table-cell>
          <table:table-cell table:formula="of:=MONTH([.A104])" office:value-type="float" office:value="12">
            <text:p>12</text:p>
          </table:table-cell>
          <table:table-cell table:formula="of:=YEAR([.A104])" office:value-type="float" office:value="2007">
            <text:p>2007</text:p>
          </table:table-cell>
        </table:table-row>
        <table:table-row table:style-name="ro2">
          <table:table-cell office:value-type="string">
            <text:p>2007-12-12 00:00:00</text:p>
          </table:table-cell>
          <table:table-cell office:value-type="float" office:value="1.14120430266333">
            <text:p>1.1412043027</text:p>
          </table:table-cell>
          <table:table-cell table:formula="of:=[.B105]/[.B104]" office:value-type="float" office:value="1.01217212479051">
            <text:p>1.0121721248</text:p>
          </table:table-cell>
          <table:table-cell table:formula="of:=MONTH([.A105])" office:value-type="float" office:value="12">
            <text:p>12</text:p>
          </table:table-cell>
          <table:table-cell table:formula="of:=YEAR([.A105])" office:value-type="float" office:value="2007">
            <text:p>2007</text:p>
          </table:table-cell>
        </table:table-row>
        <table:table-row table:style-name="ro2">
          <table:table-cell office:value-type="string">
            <text:p>2007-12-13 00:00:00</text:p>
          </table:table-cell>
          <table:table-cell office:value-type="float" office:value="1.12552546878496">
            <text:p>1.1255254688</text:p>
          </table:table-cell>
          <table:table-cell table:formula="of:=[.B106]/[.B105]" office:value-type="float" office:value="0.98626115074945">
            <text:p>0.9862611507</text:p>
          </table:table-cell>
          <table:table-cell table:formula="of:=MONTH([.A106])" office:value-type="float" office:value="12">
            <text:p>12</text:p>
          </table:table-cell>
          <table:table-cell table:formula="of:=YEAR([.A106])" office:value-type="float" office:value="2007">
            <text:p>2007</text:p>
          </table:table-cell>
        </table:table-row>
        <table:table-row table:style-name="ro2">
          <table:table-cell office:value-type="string">
            <text:p>2007-12-14 00:00:00</text:p>
          </table:table-cell>
          <table:table-cell office:value-type="float" office:value="1.12010592620145">
            <text:p>1.1201059262</text:p>
          </table:table-cell>
          <table:table-cell table:formula="of:=[.B107]/[.B106]" office:value-type="float" office:value="0.995184877878102">
            <text:p>0.9951848779</text:p>
          </table:table-cell>
          <table:table-cell table:formula="of:=MONTH([.A107])" office:value-type="float" office:value="12">
            <text:p>12</text:p>
          </table:table-cell>
          <table:table-cell table:formula="of:=YEAR([.A107])" office:value-type="float" office:value="2007">
            <text:p>2007</text:p>
          </table:table-cell>
        </table:table-row>
        <table:table-row table:style-name="ro2">
          <table:table-cell office:value-type="string">
            <text:p>2007-12-17 00:00:00</text:p>
          </table:table-cell>
          <table:table-cell office:value-type="float" office:value="1.11913684709062">
            <text:p>1.1191368471</text:p>
          </table:table-cell>
          <table:table-cell table:formula="of:=[.B108]/[.B107]" office:value-type="float" office:value="0.999134832618807">
            <text:p>0.9991348326</text:p>
          </table:table-cell>
          <table:table-cell table:formula="of:=MONTH([.A108])" office:value-type="float" office:value="12">
            <text:p>12</text:p>
          </table:table-cell>
          <table:table-cell table:formula="of:=YEAR([.A108])" office:value-type="float" office:value="2007">
            <text:p>2007</text:p>
          </table:table-cell>
        </table:table-row>
        <table:table-row table:style-name="ro2">
          <table:table-cell office:value-type="string">
            <text:p>2007-12-18 00:00:00</text:p>
          </table:table-cell>
          <table:table-cell office:value-type="float" office:value="1.12507294747606">
            <text:p>1.1250729475</text:p>
          </table:table-cell>
          <table:table-cell table:formula="of:=[.B109]/[.B108]" office:value-type="float" office:value="1.00530417741214">
            <text:p>1.0053041774</text:p>
          </table:table-cell>
          <table:table-cell table:formula="of:=MONTH([.A109])" office:value-type="float" office:value="12">
            <text:p>12</text:p>
          </table:table-cell>
          <table:table-cell table:formula="of:=YEAR([.A109])" office:value-type="float" office:value="2007">
            <text:p>2007</text:p>
          </table:table-cell>
        </table:table-row>
        <table:table-row table:style-name="ro2">
          <table:table-cell office:value-type="string">
            <text:p>2007-12-19 00:00:00</text:p>
          </table:table-cell>
          <table:table-cell office:value-type="float" office:value="1.13394184016348">
            <text:p>1.1339418402</text:p>
          </table:table-cell>
          <table:table-cell table:formula="of:=[.B110]/[.B109]" office:value-type="float" office:value="1.00788294901883">
            <text:p>1.007882949</text:p>
          </table:table-cell>
          <table:table-cell table:formula="of:=MONTH([.A110])" office:value-type="float" office:value="12">
            <text:p>12</text:p>
          </table:table-cell>
          <table:table-cell table:formula="of:=YEAR([.A110])" office:value-type="float" office:value="2007">
            <text:p>2007</text:p>
          </table:table-cell>
        </table:table-row>
        <table:table-row table:style-name="ro2">
          <table:table-cell office:value-type="string">
            <text:p>2007-12-20 00:00:00</text:p>
          </table:table-cell>
          <table:table-cell office:value-type="float" office:value="1.12876145869578">
            <text:p>1.1287614587</text:p>
          </table:table-cell>
          <table:table-cell table:formula="of:=[.B111]/[.B110]" office:value-type="float" office:value="0.995431528069418">
            <text:p>0.9954315281</text:p>
          </table:table-cell>
          <table:table-cell table:formula="of:=MONTH([.A111])" office:value-type="float" office:value="12">
            <text:p>12</text:p>
          </table:table-cell>
          <table:table-cell table:formula="of:=YEAR([.A111])" office:value-type="float" office:value="2007">
            <text:p>2007</text:p>
          </table:table-cell>
        </table:table-row>
        <table:table-row table:style-name="ro2">
          <table:table-cell office:value-type="string">
            <text:p>2007-12-21 00:00:00</text:p>
          </table:table-cell>
          <table:table-cell office:value-type="float" office:value="1.13452811332407">
            <text:p>1.1345281133</text:p>
          </table:table-cell>
          <table:table-cell table:formula="of:=[.B112]/[.B111]" office:value-type="float" office:value="1.00510883374327">
            <text:p>1.0051088337</text:p>
          </table:table-cell>
          <table:table-cell table:formula="of:=MONTH([.A112])" office:value-type="float" office:value="12">
            <text:p>12</text:p>
          </table:table-cell>
          <table:table-cell table:formula="of:=YEAR([.A112])" office:value-type="float" office:value="2007">
            <text:p>2007</text:p>
          </table:table-cell>
        </table:table-row>
        <table:table-row table:style-name="ro2">
          <table:table-cell office:value-type="string">
            <text:p>2007-12-24 00:00:00</text:p>
          </table:table-cell>
          <table:table-cell office:value-type="float" office:value="1.13576265394081">
            <text:p>1.1357626539</text:p>
          </table:table-cell>
          <table:table-cell table:formula="of:=[.B113]/[.B112]" office:value-type="float" office:value="1.00108815339368">
            <text:p>1.0010881534</text:p>
          </table:table-cell>
          <table:table-cell table:formula="of:=MONTH([.A113])" office:value-type="float" office:value="12">
            <text:p>12</text:p>
          </table:table-cell>
          <table:table-cell table:formula="of:=YEAR([.A113])" office:value-type="float" office:value="2007">
            <text:p>2007</text:p>
          </table:table-cell>
        </table:table-row>
        <table:table-row table:style-name="ro2">
          <table:table-cell office:value-type="string">
            <text:p>2007-12-26 00:00:00</text:p>
          </table:table-cell>
          <table:table-cell office:value-type="float" office:value="1.14437269116784">
            <text:p>1.1443726912</text:p>
          </table:table-cell>
          <table:table-cell table:formula="of:=[.B114]/[.B113]" office:value-type="float" office:value="1.00758084199825">
            <text:p>1.007580842</text:p>
          </table:table-cell>
          <table:table-cell table:formula="of:=MONTH([.A114])" office:value-type="float" office:value="12">
            <text:p>12</text:p>
          </table:table-cell>
          <table:table-cell table:formula="of:=YEAR([.A114])" office:value-type="float" office:value="2007">
            <text:p>2007</text:p>
          </table:table-cell>
        </table:table-row>
        <table:table-row table:style-name="ro2">
          <table:table-cell office:value-type="string">
            <text:p>2007-12-27 00:00:00</text:p>
          </table:table-cell>
          <table:table-cell office:value-type="float" office:value="1.14919007711268">
            <text:p>1.1491900771</text:p>
          </table:table-cell>
          <table:table-cell table:formula="of:=[.B115]/[.B114]" office:value-type="float" office:value="1.00420963029092">
            <text:p>1.0042096303</text:p>
          </table:table-cell>
          <table:table-cell table:formula="of:=MONTH([.A115])" office:value-type="float" office:value="12">
            <text:p>12</text:p>
          </table:table-cell>
          <table:table-cell table:formula="of:=YEAR([.A115])" office:value-type="float" office:value="2007">
            <text:p>2007</text:p>
          </table:table-cell>
        </table:table-row>
        <table:table-row table:style-name="ro2">
          <table:table-cell office:value-type="string">
            <text:p>2007-12-28 00:00:00</text:p>
          </table:table-cell>
          <table:table-cell office:value-type="float" office:value="1.16025161666352">
            <text:p>1.1602516167</text:p>
          </table:table-cell>
          <table:table-cell table:formula="of:=[.B116]/[.B115]" office:value-type="float" office:value="1.00962550910519">
            <text:p>1.0096255091</text:p>
          </table:table-cell>
          <table:table-cell table:formula="of:=MONTH([.A116])" office:value-type="float" office:value="12">
            <text:p>12</text:p>
          </table:table-cell>
          <table:table-cell table:formula="of:=YEAR([.A116])" office:value-type="float" office:value="2007">
            <text:p>2007</text:p>
          </table:table-cell>
        </table:table-row>
        <table:table-row table:style-name="ro2">
          <table:table-cell office:value-type="string">
            <text:p>2008-01-03 00:00:00</text:p>
          </table:table-cell>
          <table:table-cell office:value-type="float" office:value="1.16584515245176">
            <text:p>1.1658451525</text:p>
          </table:table-cell>
          <table:table-cell table:formula="of:=[.B117]/[.B116]" office:value-type="float" office:value="1.00482096788999">
            <text:p>1.0048209679</text:p>
          </table:table-cell>
          <table:table-cell table:formula="of:=MONTH([.A117])" office:value-type="float" office:value="1">
            <text:p>1</text:p>
          </table:table-cell>
          <table:table-cell table:formula="of:=YEAR([.A117])" office:value-type="float" office:value="2008">
            <text:p>2008</text:p>
          </table:table-cell>
        </table:table-row>
        <table:table-row table:style-name="ro2">
          <table:table-cell office:value-type="string">
            <text:p>2008-01-04 00:00:00</text:p>
          </table:table-cell>
          <table:table-cell office:value-type="float" office:value="1.16234852253568">
            <text:p>1.1623485225</text:p>
          </table:table-cell>
          <table:table-cell table:formula="of:=[.B118]/[.B117]" office:value-type="float" office:value="0.997000776725171">
            <text:p>0.9970007767</text:p>
          </table:table-cell>
          <table:table-cell table:formula="of:=MONTH([.A118])" office:value-type="float" office:value="1">
            <text:p>1</text:p>
          </table:table-cell>
          <table:table-cell table:formula="of:=YEAR([.A118])" office:value-type="float" office:value="2008">
            <text:p>2008</text:p>
          </table:table-cell>
        </table:table-row>
        <table:table-row table:style-name="ro2">
          <table:table-cell office:value-type="string">
            <text:p>2008-01-07 00:00:00</text:p>
          </table:table-cell>
          <table:table-cell office:value-type="float" office:value="1.1550875385043">
            <text:p>1.1550875385</text:p>
          </table:table-cell>
          <table:table-cell table:formula="of:=[.B119]/[.B118]" office:value-type="float" office:value="0.993753178250234">
            <text:p>0.9937531783</text:p>
          </table:table-cell>
          <table:table-cell table:formula="of:=MONTH([.A119])" office:value-type="float" office:value="1">
            <text:p>1</text:p>
          </table:table-cell>
          <table:table-cell table:formula="of:=YEAR([.A119])" office:value-type="float" office:value="2008">
            <text:p>2008</text:p>
          </table:table-cell>
        </table:table-row>
        <table:table-row table:style-name="ro2">
          <table:table-cell office:value-type="string">
            <text:p>2008-01-08 00:00:00</text:p>
          </table:table-cell>
          <table:table-cell office:value-type="float" office:value="1.16725889290088">
            <text:p>1.1672588929</text:p>
          </table:table-cell>
          <table:table-cell table:formula="of:=[.B120]/[.B119]" office:value-type="float" office:value="1.01053717055276">
            <text:p>1.0105371706</text:p>
          </table:table-cell>
          <table:table-cell table:formula="of:=MONTH([.A120])" office:value-type="float" office:value="1">
            <text:p>1</text:p>
          </table:table-cell>
          <table:table-cell table:formula="of:=YEAR([.A120])" office:value-type="float" office:value="2008">
            <text:p>2008</text:p>
          </table:table-cell>
        </table:table-row>
        <table:table-row table:style-name="ro2">
          <table:table-cell office:value-type="string">
            <text:p>2008-01-09 00:00:00</text:p>
          </table:table-cell>
          <table:table-cell office:value-type="float" office:value="1.16375158822808">
            <text:p>1.1637515882</text:p>
          </table:table-cell>
          <table:table-cell table:formula="of:=[.B121]/[.B120]" office:value-type="float" office:value="0.996995264123376">
            <text:p>0.9969952641</text:p>
          </table:table-cell>
          <table:table-cell table:formula="of:=MONTH([.A121])" office:value-type="float" office:value="1">
            <text:p>1</text:p>
          </table:table-cell>
          <table:table-cell table:formula="of:=YEAR([.A121])" office:value-type="float" office:value="2008">
            <text:p>2008</text:p>
          </table:table-cell>
        </table:table-row>
        <table:table-row table:style-name="ro2">
          <table:table-cell office:value-type="string">
            <text:p>2008-01-10 00:00:00</text:p>
          </table:table-cell>
          <table:table-cell office:value-type="float" office:value="1.16400034029394">
            <text:p>1.1640003403</text:p>
          </table:table-cell>
          <table:table-cell table:formula="of:=[.B122]/[.B121]" office:value-type="float" office:value="1.00021375014082">
            <text:p>1.0002137501</text:p>
          </table:table-cell>
          <table:table-cell table:formula="of:=MONTH([.A122])" office:value-type="float" office:value="1">
            <text:p>1</text:p>
          </table:table-cell>
          <table:table-cell table:formula="of:=YEAR([.A122])" office:value-type="float" office:value="2008">
            <text:p>2008</text:p>
          </table:table-cell>
        </table:table-row>
        <table:table-row table:style-name="ro2">
          <table:table-cell office:value-type="string">
            <text:p>2008-01-11 00:00:00</text:p>
          </table:table-cell>
          <table:table-cell office:value-type="float" office:value="1.17177168529477">
            <text:p>1.1717716853</text:p>
          </table:table-cell>
          <table:table-cell table:formula="of:=[.B123]/[.B122]" office:value-type="float" office:value="1.00667641127912">
            <text:p>1.0066764113</text:p>
          </table:table-cell>
          <table:table-cell table:formula="of:=MONTH([.A123])" office:value-type="float" office:value="1">
            <text:p>1</text:p>
          </table:table-cell>
          <table:table-cell table:formula="of:=YEAR([.A123])" office:value-type="float" office:value="2008">
            <text:p>2008</text:p>
          </table:table-cell>
        </table:table-row>
        <table:table-row table:style-name="ro2">
          <table:table-cell office:value-type="string">
            <text:p>2008-01-14 00:00:00</text:p>
          </table:table-cell>
          <table:table-cell office:value-type="float" office:value="1.18257821399319">
            <text:p>1.182578214</text:p>
          </table:table-cell>
          <table:table-cell table:formula="of:=[.B124]/[.B123]" office:value-type="float" office:value="1.00922238421873">
            <text:p>1.0092223842</text:p>
          </table:table-cell>
          <table:table-cell table:formula="of:=MONTH([.A124])" office:value-type="float" office:value="1">
            <text:p>1</text:p>
          </table:table-cell>
          <table:table-cell table:formula="of:=YEAR([.A124])" office:value-type="float" office:value="2008">
            <text:p>2008</text:p>
          </table:table-cell>
        </table:table-row>
        <table:table-row table:style-name="ro2">
          <table:table-cell office:value-type="string">
            <text:p>2008-01-15 00:00:00</text:p>
          </table:table-cell>
          <table:table-cell office:value-type="float" office:value="1.17526939685877">
            <text:p>1.1752693969</text:p>
          </table:table-cell>
          <table:table-cell table:formula="of:=[.B125]/[.B124]" office:value-type="float" office:value="0.993819590917591">
            <text:p>0.9938195909</text:p>
          </table:table-cell>
          <table:table-cell table:formula="of:=MONTH([.A125])" office:value-type="float" office:value="1">
            <text:p>1</text:p>
          </table:table-cell>
          <table:table-cell table:formula="of:=YEAR([.A125])" office:value-type="float" office:value="2008">
            <text:p>2008</text:p>
          </table:table-cell>
        </table:table-row>
        <table:table-row table:style-name="ro2">
          <table:table-cell office:value-type="string">
            <text:p>2008-01-16 00:00:00</text:p>
          </table:table-cell>
          <table:table-cell office:value-type="float" office:value="1.16206115110407">
            <text:p>1.1620611511</text:p>
          </table:table-cell>
          <table:table-cell table:formula="of:=[.B126]/[.B125]" office:value-type="float" office:value="0.988761516474434">
            <text:p>0.9887615165</text:p>
          </table:table-cell>
          <table:table-cell table:formula="of:=MONTH([.A126])" office:value-type="float" office:value="1">
            <text:p>1</text:p>
          </table:table-cell>
          <table:table-cell table:formula="of:=YEAR([.A126])" office:value-type="float" office:value="2008">
            <text:p>2008</text:p>
          </table:table-cell>
        </table:table-row>
        <table:table-row table:style-name="ro2">
          <table:table-cell office:value-type="string">
            <text:p>2008-01-17 00:00:00</text:p>
          </table:table-cell>
          <table:table-cell office:value-type="float" office:value="1.16216734934403">
            <text:p>1.1621673493</text:p>
          </table:table-cell>
          <table:table-cell table:formula="of:=[.B127]/[.B126]" office:value-type="float" office:value="1.00009138782401">
            <text:p>1.0000913878</text:p>
          </table:table-cell>
          <table:table-cell table:formula="of:=MONTH([.A127])" office:value-type="float" office:value="1">
            <text:p>1</text:p>
          </table:table-cell>
          <table:table-cell table:formula="of:=YEAR([.A127])" office:value-type="float" office:value="2008">
            <text:p>2008</text:p>
          </table:table-cell>
        </table:table-row>
        <table:table-row table:style-name="ro2">
          <table:table-cell office:value-type="string">
            <text:p>2008-01-18 00:00:00</text:p>
          </table:table-cell>
          <table:table-cell office:value-type="float" office:value="1.1650087481087">
            <text:p>1.1650087481</text:p>
          </table:table-cell>
          <table:table-cell table:formula="of:=[.B128]/[.B127]" office:value-type="float" office:value="1.00244491360583">
            <text:p>1.0024449136</text:p>
          </table:table-cell>
          <table:table-cell table:formula="of:=MONTH([.A128])" office:value-type="float" office:value="1">
            <text:p>1</text:p>
          </table:table-cell>
          <table:table-cell table:formula="of:=YEAR([.A128])" office:value-type="float" office:value="2008">
            <text:p>2008</text:p>
          </table:table-cell>
        </table:table-row>
        <table:table-row table:style-name="ro2">
          <table:table-cell office:value-type="string">
            <text:p>2008-01-22 00:00:00</text:p>
          </table:table-cell>
          <table:table-cell office:value-type="float" office:value="1.1710334625922">
            <text:p>1.1710334626</text:p>
          </table:table-cell>
          <table:table-cell table:formula="of:=[.B129]/[.B128]" office:value-type="float" office:value="1.00517138990869">
            <text:p>1.0051713899</text:p>
          </table:table-cell>
          <table:table-cell table:formula="of:=MONTH([.A129])" office:value-type="float" office:value="1">
            <text:p>1</text:p>
          </table:table-cell>
          <table:table-cell table:formula="of:=YEAR([.A129])" office:value-type="float" office:value="2008">
            <text:p>2008</text:p>
          </table:table-cell>
        </table:table-row>
        <table:table-row table:style-name="ro2">
          <table:table-cell office:value-type="string">
            <text:p>2008-01-23 00:00:00</text:p>
          </table:table-cell>
          <table:table-cell office:value-type="float" office:value="1.1612821203966">
            <text:p>1.1612821204</text:p>
          </table:table-cell>
          <table:table-cell table:formula="of:=[.B130]/[.B129]" office:value-type="float" office:value="0.991672874851916">
            <text:p>0.9916728749</text:p>
          </table:table-cell>
          <table:table-cell table:formula="of:=MONTH([.A130])" office:value-type="float" office:value="1">
            <text:p>1</text:p>
          </table:table-cell>
          <table:table-cell table:formula="of:=YEAR([.A130])" office:value-type="float" office:value="2008">
            <text:p>2008</text:p>
          </table:table-cell>
        </table:table-row>
        <table:table-row table:style-name="ro2">
          <table:table-cell office:value-type="string">
            <text:p>2008-01-24 00:00:00</text:p>
          </table:table-cell>
          <table:table-cell office:value-type="float" office:value="1.17295913018271">
            <text:p>1.1729591302</text:p>
          </table:table-cell>
          <table:table-cell table:formula="of:=[.B131]/[.B130]" office:value-type="float" office:value="1.01005527389169">
            <text:p>1.0100552739</text:p>
          </table:table-cell>
          <table:table-cell table:formula="of:=MONTH([.A131])" office:value-type="float" office:value="1">
            <text:p>1</text:p>
          </table:table-cell>
          <table:table-cell table:formula="of:=YEAR([.A131])" office:value-type="float" office:value="2008">
            <text:p>2008</text:p>
          </table:table-cell>
        </table:table-row>
        <table:table-row table:style-name="ro2">
          <table:table-cell office:value-type="string">
            <text:p>2008-01-25 00:00:00</text:p>
          </table:table-cell>
          <table:table-cell office:value-type="float" office:value="1.18870627987403">
            <text:p>1.1887062799</text:p>
          </table:table-cell>
          <table:table-cell table:formula="of:=[.B132]/[.B131]" office:value-type="float" office:value="1.01342514780448">
            <text:p>1.0134251478</text:p>
          </table:table-cell>
          <table:table-cell table:formula="of:=MONTH([.A132])" office:value-type="float" office:value="1">
            <text:p>1</text:p>
          </table:table-cell>
          <table:table-cell table:formula="of:=YEAR([.A132])" office:value-type="float" office:value="2008">
            <text:p>2008</text:p>
          </table:table-cell>
        </table:table-row>
        <table:table-row table:style-name="ro2">
          <table:table-cell office:value-type="string">
            <text:p>2008-01-28 00:00:00</text:p>
          </table:table-cell>
          <table:table-cell office:value-type="float" office:value="1.19635532857711">
            <text:p>1.1963553286</text:p>
          </table:table-cell>
          <table:table-cell table:formula="of:=[.B133]/[.B132]" office:value-type="float" office:value="1.0064347676399">
            <text:p>1.0064347676</text:p>
          </table:table-cell>
          <table:table-cell table:formula="of:=MONTH([.A133])" office:value-type="float" office:value="1">
            <text:p>1</text:p>
          </table:table-cell>
          <table:table-cell table:formula="of:=YEAR([.A133])" office:value-type="float" office:value="2008">
            <text:p>2008</text:p>
          </table:table-cell>
        </table:table-row>
        <table:table-row table:style-name="ro2">
          <table:table-cell office:value-type="string">
            <text:p>2008-01-29 00:00:00</text:p>
          </table:table-cell>
          <table:table-cell office:value-type="float" office:value="1.19365410625825">
            <text:p>1.1936541063</text:p>
          </table:table-cell>
          <table:table-cell table:formula="of:=[.B134]/[.B133]" office:value-type="float" office:value="0.997742123719991">
            <text:p>0.9977421237</text:p>
          </table:table-cell>
          <table:table-cell table:formula="of:=MONTH([.A134])" office:value-type="float" office:value="1">
            <text:p>1</text:p>
          </table:table-cell>
          <table:table-cell table:formula="of:=YEAR([.A134])" office:value-type="float" office:value="2008">
            <text:p>2008</text:p>
          </table:table-cell>
        </table:table-row>
        <table:table-row table:style-name="ro2">
          <table:table-cell office:value-type="string">
            <text:p>2008-01-30 00:00:00</text:p>
          </table:table-cell>
          <table:table-cell office:value-type="float" office:value="1.19055570217957">
            <text:p>1.1905557022</text:p>
          </table:table-cell>
          <table:table-cell table:formula="of:=[.B135]/[.B134]" office:value-type="float" office:value="0.997404269744111">
            <text:p>0.9974042697</text:p>
          </table:table-cell>
          <table:table-cell table:formula="of:=MONTH([.A135])" office:value-type="float" office:value="1">
            <text:p>1</text:p>
          </table:table-cell>
          <table:table-cell table:formula="of:=YEAR([.A135])" office:value-type="float" office:value="2008">
            <text:p>2008</text:p>
          </table:table-cell>
        </table:table-row>
        <table:table-row table:style-name="ro2">
          <table:table-cell office:value-type="string">
            <text:p>2008-02-04 00:00:00</text:p>
          </table:table-cell>
          <table:table-cell office:value-type="float" office:value="1.19217564199232">
            <text:p>1.192175642</text:p>
          </table:table-cell>
          <table:table-cell table:formula="of:=[.B136]/[.B135]" office:value-type="float" office:value="1.00136065856456">
            <text:p>1.0013606586</text:p>
          </table:table-cell>
          <table:table-cell table:formula="of:=MONTH([.A136])" office:value-type="float" office:value="2">
            <text:p>2</text:p>
          </table:table-cell>
          <table:table-cell table:formula="of:=YEAR([.A136])" office:value-type="float" office:value="2008">
            <text:p>2008</text:p>
          </table:table-cell>
        </table:table-row>
        <table:table-row table:style-name="ro2">
          <table:table-cell office:value-type="string">
            <text:p>2008-02-05 00:00:00</text:p>
          </table:table-cell>
          <table:table-cell office:value-type="float" office:value="1.18643406968704">
            <text:p>1.1864340697</text:p>
          </table:table-cell>
          <table:table-cell table:formula="of:=[.B137]/[.B136]" office:value-type="float" office:value="0.99518395435786">
            <text:p>0.9951839544</text:p>
          </table:table-cell>
          <table:table-cell table:formula="of:=MONTH([.A137])" office:value-type="float" office:value="2">
            <text:p>2</text:p>
          </table:table-cell>
          <table:table-cell table:formula="of:=YEAR([.A137])" office:value-type="float" office:value="2008">
            <text:p>2008</text:p>
          </table:table-cell>
        </table:table-row>
        <table:table-row table:style-name="ro2">
          <table:table-cell office:value-type="string">
            <text:p>2008-02-06 00:00:00</text:p>
          </table:table-cell>
          <table:table-cell office:value-type="float" office:value="1.18914561877899">
            <text:p>1.1891456188</text:p>
          </table:table-cell>
          <table:table-cell table:formula="of:=[.B138]/[.B137]" office:value-type="float" office:value="1.00228546125">
            <text:p>1.0022854613</text:p>
          </table:table-cell>
          <table:table-cell table:formula="of:=MONTH([.A138])" office:value-type="float" office:value="2">
            <text:p>2</text:p>
          </table:table-cell>
          <table:table-cell table:formula="of:=YEAR([.A138])" office:value-type="float" office:value="2008">
            <text:p>2008</text:p>
          </table:table-cell>
        </table:table-row>
        <table:table-row table:style-name="ro2">
          <table:table-cell office:value-type="string">
            <text:p>2008-02-07 00:00:00</text:p>
          </table:table-cell>
          <table:table-cell office:value-type="float" office:value="1.18912944583021">
            <text:p>1.1891294458</text:p>
          </table:table-cell>
          <table:table-cell table:formula="of:=[.B139]/[.B138]" office:value-type="float" office:value="0.999986399522034">
            <text:p>0.9999863995</text:p>
          </table:table-cell>
          <table:table-cell table:formula="of:=MONTH([.A139])" office:value-type="float" office:value="2">
            <text:p>2</text:p>
          </table:table-cell>
          <table:table-cell table:formula="of:=YEAR([.A139])" office:value-type="float" office:value="2008">
            <text:p>2008</text:p>
          </table:table-cell>
        </table:table-row>
        <table:table-row table:style-name="ro2">
          <table:table-cell office:value-type="string">
            <text:p>2008-02-08 00:00:00</text:p>
          </table:table-cell>
          <table:table-cell office:value-type="float" office:value="1.21039739114314">
            <text:p>1.2103973911</text:p>
          </table:table-cell>
          <table:table-cell table:formula="of:=[.B140]/[.B139]" office:value-type="float" office:value="1.01788530709378">
            <text:p>1.0178853071</text:p>
          </table:table-cell>
          <table:table-cell table:formula="of:=MONTH([.A140])" office:value-type="float" office:value="2">
            <text:p>2</text:p>
          </table:table-cell>
          <table:table-cell table:formula="of:=YEAR([.A140])" office:value-type="float" office:value="2008">
            <text:p>2008</text:p>
          </table:table-cell>
        </table:table-row>
        <table:table-row table:style-name="ro2">
          <table:table-cell office:value-type="string">
            <text:p>2008-02-11 00:00:00</text:p>
          </table:table-cell>
          <table:table-cell office:value-type="float" office:value="1.21702753999743">
            <text:p>1.21702754</text:p>
          </table:table-cell>
          <table:table-cell table:formula="of:=[.B141]/[.B140]" office:value-type="float" office:value="1.00547766287569">
            <text:p>1.0054776629</text:p>
          </table:table-cell>
          <table:table-cell table:formula="of:=MONTH([.A141])" office:value-type="float" office:value="2">
            <text:p>2</text:p>
          </table:table-cell>
          <table:table-cell table:formula="of:=YEAR([.A141])" office:value-type="float" office:value="2008">
            <text:p>2008</text:p>
          </table:table-cell>
        </table:table-row>
        <table:table-row table:style-name="ro2">
          <table:table-cell office:value-type="string">
            <text:p>2008-02-12 00:00:00</text:p>
          </table:table-cell>
          <table:table-cell office:value-type="float" office:value="1.19733330749041">
            <text:p>1.1973333075</text:p>
          </table:table-cell>
          <table:table-cell table:formula="of:=[.B142]/[.B141]" office:value-type="float" office:value="0.983817759368812">
            <text:p>0.9838177594</text:p>
          </table:table-cell>
          <table:table-cell table:formula="of:=MONTH([.A142])" office:value-type="float" office:value="2">
            <text:p>2</text:p>
          </table:table-cell>
          <table:table-cell table:formula="of:=YEAR([.A142])" office:value-type="float" office:value="2008">
            <text:p>2008</text:p>
          </table:table-cell>
        </table:table-row>
        <table:table-row table:style-name="ro2">
          <table:table-cell office:value-type="string">
            <text:p>2008-02-13 00:00:00</text:p>
          </table:table-cell>
          <table:table-cell office:value-type="float" office:value="1.19694048785582">
            <text:p>1.1969404879</text:p>
          </table:table-cell>
          <table:table-cell table:formula="of:=[.B143]/[.B142]" office:value-type="float" office:value="0.999671921233519">
            <text:p>0.9996719212</text:p>
          </table:table-cell>
          <table:table-cell table:formula="of:=MONTH([.A143])" office:value-type="float" office:value="2">
            <text:p>2</text:p>
          </table:table-cell>
          <table:table-cell table:formula="of:=YEAR([.A143])" office:value-type="float" office:value="2008">
            <text:p>2008</text:p>
          </table:table-cell>
        </table:table-row>
        <table:table-row table:style-name="ro2">
          <table:table-cell office:value-type="string">
            <text:p>2008-02-14 00:00:00</text:p>
          </table:table-cell>
          <table:table-cell office:value-type="float" office:value="1.20051915503439">
            <text:p>1.200519155</text:p>
          </table:table-cell>
          <table:table-cell table:formula="of:=[.B144]/[.B143]" office:value-type="float" office:value="1.00298984553942">
            <text:p>1.0029898455</text:p>
          </table:table-cell>
          <table:table-cell table:formula="of:=MONTH([.A144])" office:value-type="float" office:value="2">
            <text:p>2</text:p>
          </table:table-cell>
          <table:table-cell table:formula="of:=YEAR([.A144])" office:value-type="float" office:value="2008">
            <text:p>2008</text:p>
          </table:table-cell>
        </table:table-row>
        <table:table-row table:style-name="ro2">
          <table:table-cell office:value-type="string">
            <text:p>2008-02-15 00:00:00</text:p>
          </table:table-cell>
          <table:table-cell office:value-type="float" office:value="1.19930276952145">
            <text:p>1.1993027695</text:p>
          </table:table-cell>
          <table:table-cell table:formula="of:=[.B145]/[.B144]" office:value-type="float" office:value="0.998986783752818">
            <text:p>0.9989867838</text:p>
          </table:table-cell>
          <table:table-cell table:formula="of:=MONTH([.A145])" office:value-type="float" office:value="2">
            <text:p>2</text:p>
          </table:table-cell>
          <table:table-cell table:formula="of:=YEAR([.A145])" office:value-type="float" office:value="2008">
            <text:p>2008</text:p>
          </table:table-cell>
        </table:table-row>
        <table:table-row table:style-name="ro2">
          <table:table-cell office:value-type="string">
            <text:p>2008-02-19 00:00:00</text:p>
          </table:table-cell>
          <table:table-cell office:value-type="float" office:value="1.21974602582477">
            <text:p>1.2197460258</text:p>
          </table:table-cell>
          <table:table-cell table:formula="of:=[.B146]/[.B145]" office:value-type="float" office:value="1.01704595104994">
            <text:p>1.017045951</text:p>
          </table:table-cell>
          <table:table-cell table:formula="of:=MONTH([.A146])" office:value-type="float" office:value="2">
            <text:p>2</text:p>
          </table:table-cell>
          <table:table-cell table:formula="of:=YEAR([.A146])" office:value-type="float" office:value="2008">
            <text:p>2008</text:p>
          </table:table-cell>
        </table:table-row>
        <table:table-row table:style-name="ro2">
          <table:table-cell office:value-type="string">
            <text:p>2008-02-20 00:00:00</text:p>
          </table:table-cell>
          <table:table-cell office:value-type="float" office:value="1.23222145805666">
            <text:p>1.2322214581</text:p>
          </table:table-cell>
          <table:table-cell table:formula="of:=[.B147]/[.B146]" office:value-type="float" office:value="1.01022789332185">
            <text:p>1.0102278933</text:p>
          </table:table-cell>
          <table:table-cell table:formula="of:=MONTH([.A147])" office:value-type="float" office:value="2">
            <text:p>2</text:p>
          </table:table-cell>
          <table:table-cell table:formula="of:=YEAR([.A147])" office:value-type="float" office:value="2008">
            <text:p>2008</text:p>
          </table:table-cell>
        </table:table-row>
        <table:table-row table:style-name="ro2">
          <table:table-cell office:value-type="string">
            <text:p>2008-02-21 00:00:00</text:p>
          </table:table-cell>
          <table:table-cell office:value-type="float" office:value="1.23384131774684">
            <text:p>1.2338413177</text:p>
          </table:table-cell>
          <table:table-cell table:formula="of:=[.B148]/[.B147]" office:value-type="float" office:value="1.001314584874">
            <text:p>1.0013145849</text:p>
          </table:table-cell>
          <table:table-cell table:formula="of:=MONTH([.A148])" office:value-type="float" office:value="2">
            <text:p>2</text:p>
          </table:table-cell>
          <table:table-cell table:formula="of:=YEAR([.A148])" office:value-type="float" office:value="2008">
            <text:p>2008</text:p>
          </table:table-cell>
        </table:table-row>
        <table:table-row table:style-name="ro2">
          <table:table-cell office:value-type="string">
            <text:p>2008-02-22 00:00:00</text:p>
          </table:table-cell>
          <table:table-cell office:value-type="float" office:value="1.23803563511422">
            <text:p>1.2380356351</text:p>
          </table:table-cell>
          <table:table-cell table:formula="of:=[.B149]/[.B148]" office:value-type="float" office:value="1.00339939772404">
            <text:p>1.0033993977</text:p>
          </table:table-cell>
          <table:table-cell table:formula="of:=MONTH([.A149])" office:value-type="float" office:value="2">
            <text:p>2</text:p>
          </table:table-cell>
          <table:table-cell table:formula="of:=YEAR([.A149])" office:value-type="float" office:value="2008">
            <text:p>2008</text:p>
          </table:table-cell>
        </table:table-row>
        <table:table-row table:style-name="ro2">
          <table:table-cell office:value-type="string">
            <text:p>2008-02-25 00:00:00</text:p>
          </table:table-cell>
          <table:table-cell office:value-type="float" office:value="1.23574632604621">
            <text:p>1.235746326</text:p>
          </table:table-cell>
          <table:table-cell table:formula="of:=[.B150]/[.B149]" office:value-type="float" office:value="0.998150853656333">
            <text:p>0.9981508537</text:p>
          </table:table-cell>
          <table:table-cell table:formula="of:=MONTH([.A150])" office:value-type="float" office:value="2">
            <text:p>2</text:p>
          </table:table-cell>
          <table:table-cell table:formula="of:=YEAR([.A150])" office:value-type="float" office:value="2008">
            <text:p>2008</text:p>
          </table:table-cell>
        </table:table-row>
        <table:table-row table:style-name="ro2">
          <table:table-cell office:value-type="string">
            <text:p>2008-02-26 00:00:00</text:p>
          </table:table-cell>
          <table:table-cell office:value-type="float" office:value="1.24964172242885">
            <text:p>1.2496417224</text:p>
          </table:table-cell>
          <table:table-cell table:formula="of:=[.B151]/[.B150]" office:value-type="float" office:value="1.01124453788755">
            <text:p>1.0112445379</text:p>
          </table:table-cell>
          <table:table-cell table:formula="of:=MONTH([.A151])" office:value-type="float" office:value="2">
            <text:p>2</text:p>
          </table:table-cell>
          <table:table-cell table:formula="of:=YEAR([.A151])" office:value-type="float" office:value="2008">
            <text:p>2008</text:p>
          </table:table-cell>
        </table:table-row>
        <table:table-row table:style-name="ro2">
          <table:table-cell office:value-type="string">
            <text:p>2008-02-27 00:00:00</text:p>
          </table:table-cell>
          <table:table-cell office:value-type="float" office:value="1.25393661028492">
            <text:p>1.2539366103</text:p>
          </table:table-cell>
          <table:table-cell table:formula="of:=[.B152]/[.B151]" office:value-type="float" office:value="1.00343689537488">
            <text:p>1.0034368954</text:p>
          </table:table-cell>
          <table:table-cell table:formula="of:=MONTH([.A152])" office:value-type="float" office:value="2">
            <text:p>2</text:p>
          </table:table-cell>
          <table:table-cell table:formula="of:=YEAR([.A152])" office:value-type="float" office:value="2008">
            <text:p>2008</text:p>
          </table:table-cell>
        </table:table-row>
        <table:table-row table:style-name="ro2">
          <table:table-cell office:value-type="string">
            <text:p>2008-02-28 00:00:00</text:p>
          </table:table-cell>
          <table:table-cell office:value-type="float" office:value="1.26939407267003">
            <text:p>1.2693940727</text:p>
          </table:table-cell>
          <table:table-cell table:formula="of:=[.B153]/[.B152]" office:value-type="float" office:value="1.01232714816549">
            <text:p>1.0123271482</text:p>
          </table:table-cell>
          <table:table-cell table:formula="of:=MONTH([.A153])" office:value-type="float" office:value="2">
            <text:p>2</text:p>
          </table:table-cell>
          <table:table-cell table:formula="of:=YEAR([.A153])" office:value-type="float" office:value="2008">
            <text:p>2008</text:p>
          </table:table-cell>
        </table:table-row>
        <table:table-row table:style-name="ro2">
          <table:table-cell office:value-type="string">
            <text:p>2008-03-04 00:00:00</text:p>
          </table:table-cell>
          <table:table-cell office:value-type="float" office:value="1.25498262750847">
            <text:p>1.2549826275</text:p>
          </table:table-cell>
          <table:table-cell table:formula="of:=[.B154]/[.B153]" office:value-type="float" office:value="0.988646988770595">
            <text:p>0.9886469888</text:p>
          </table:table-cell>
          <table:table-cell table:formula="of:=MONTH([.A154])" office:value-type="float" office:value="3">
            <text:p>3</text:p>
          </table:table-cell>
          <table:table-cell table:formula="of:=YEAR([.A154])" office:value-type="float" office:value="2008">
            <text:p>2008</text:p>
          </table:table-cell>
        </table:table-row>
        <table:table-row table:style-name="ro2">
          <table:table-cell office:value-type="string">
            <text:p>2008-03-05 00:00:00</text:p>
          </table:table-cell>
          <table:table-cell office:value-type="float" office:value="1.27590941634259">
            <text:p>1.2759094163</text:p>
          </table:table-cell>
          <table:table-cell table:formula="of:=[.B155]/[.B154]" office:value-type="float" office:value="1.01667496296397">
            <text:p>1.016674963</text:p>
          </table:table-cell>
          <table:table-cell table:formula="of:=MONTH([.A155])" office:value-type="float" office:value="3">
            <text:p>3</text:p>
          </table:table-cell>
          <table:table-cell table:formula="of:=YEAR([.A155])" office:value-type="float" office:value="2008">
            <text:p>2008</text:p>
          </table:table-cell>
        </table:table-row>
        <table:table-row table:style-name="ro2">
          <table:table-cell office:value-type="string">
            <text:p>2008-03-06 00:00:00</text:p>
          </table:table-cell>
          <table:table-cell office:value-type="float" office:value="1.2764594216404">
            <text:p>1.2764594216</text:p>
          </table:table-cell>
          <table:table-cell table:formula="of:=[.B156]/[.B155]" office:value-type="float" office:value="1.00043106923639">
            <text:p>1.0004310692</text:p>
          </table:table-cell>
          <table:table-cell table:formula="of:=MONTH([.A156])" office:value-type="float" office:value="3">
            <text:p>3</text:p>
          </table:table-cell>
          <table:table-cell table:formula="of:=YEAR([.A156])" office:value-type="float" office:value="2008">
            <text:p>2008</text:p>
          </table:table-cell>
        </table:table-row>
        <table:table-row table:style-name="ro2">
          <table:table-cell office:value-type="string">
            <text:p>2008-03-07 00:00:00</text:p>
          </table:table-cell>
          <table:table-cell office:value-type="float" office:value="1.27261282040897">
            <text:p>1.2726128204</text:p>
          </table:table-cell>
          <table:table-cell table:formula="of:=[.B157]/[.B156]" office:value-type="float" office:value="0.996986507235392">
            <text:p>0.9969865072</text:p>
          </table:table-cell>
          <table:table-cell table:formula="of:=MONTH([.A157])" office:value-type="float" office:value="3">
            <text:p>3</text:p>
          </table:table-cell>
          <table:table-cell table:formula="of:=YEAR([.A157])" office:value-type="float" office:value="2008">
            <text:p>2008</text:p>
          </table:table-cell>
        </table:table-row>
        <table:table-row table:style-name="ro2">
          <table:table-cell office:value-type="string">
            <text:p>2008-03-10 00:00:00</text:p>
          </table:table-cell>
          <table:table-cell office:value-type="float" office:value="1.28291262324668">
            <text:p>1.2829126232</text:p>
          </table:table-cell>
          <table:table-cell table:formula="of:=[.B158]/[.B157]" office:value-type="float" office:value="1.00809343004607">
            <text:p>1.00809343</text:p>
          </table:table-cell>
          <table:table-cell table:formula="of:=MONTH([.A158])" office:value-type="float" office:value="3">
            <text:p>3</text:p>
          </table:table-cell>
          <table:table-cell table:formula="of:=YEAR([.A158])" office:value-type="float" office:value="2008">
            <text:p>2008</text:p>
          </table:table-cell>
        </table:table-row>
        <table:table-row table:style-name="ro2">
          <table:table-cell office:value-type="string">
            <text:p>2008-03-11 00:00:00</text:p>
          </table:table-cell>
          <table:table-cell office:value-type="float" office:value="1.28548976517709">
            <text:p>1.2854897652</text:p>
          </table:table-cell>
          <table:table-cell table:formula="of:=[.B159]/[.B158]" office:value-type="float" office:value="1.00200882108704">
            <text:p>1.0020088211</text:p>
          </table:table-cell>
          <table:table-cell table:formula="of:=MONTH([.A159])" office:value-type="float" office:value="3">
            <text:p>3</text:p>
          </table:table-cell>
          <table:table-cell table:formula="of:=YEAR([.A159])" office:value-type="float" office:value="2008">
            <text:p>2008</text:p>
          </table:table-cell>
        </table:table-row>
        <table:table-row table:style-name="ro2">
          <table:table-cell office:value-type="string">
            <text:p>2008-03-12 00:00:00</text:p>
          </table:table-cell>
          <table:table-cell office:value-type="float" office:value="1.29964484416179">
            <text:p>1.2996448442</text:p>
          </table:table-cell>
          <table:table-cell table:formula="of:=[.B160]/[.B159]" office:value-type="float" office:value="1.0110114287707">
            <text:p>1.0110114288</text:p>
          </table:table-cell>
          <table:table-cell table:formula="of:=MONTH([.A160])" office:value-type="float" office:value="3">
            <text:p>3</text:p>
          </table:table-cell>
          <table:table-cell table:formula="of:=YEAR([.A160])" office:value-type="float" office:value="2008">
            <text:p>2008</text:p>
          </table:table-cell>
        </table:table-row>
        <table:table-row table:style-name="ro2">
          <table:table-cell office:value-type="string">
            <text:p>2008-03-13 00:00:00</text:p>
          </table:table-cell>
          <table:table-cell office:value-type="float" office:value="1.30351251194749">
            <text:p>1.3035125119</text:p>
          </table:table-cell>
          <table:table-cell table:formula="of:=[.B161]/[.B160]" office:value-type="float" office:value="1.00297594208377">
            <text:p>1.0029759421</text:p>
          </table:table-cell>
          <table:table-cell table:formula="of:=MONTH([.A161])" office:value-type="float" office:value="3">
            <text:p>3</text:p>
          </table:table-cell>
          <table:table-cell table:formula="of:=YEAR([.A161])" office:value-type="float" office:value="2008">
            <text:p>2008</text:p>
          </table:table-cell>
        </table:table-row>
        <table:table-row table:style-name="ro2">
          <table:table-cell office:value-type="string">
            <text:p>2008-03-14 00:00:00</text:p>
          </table:table-cell>
          <table:table-cell office:value-type="float" office:value="1.30992112637146">
            <text:p>1.3099211264</text:p>
          </table:table-cell>
          <table:table-cell table:formula="of:=[.B162]/[.B161]" office:value-type="float" office:value="1.00491641957038">
            <text:p>1.0049164196</text:p>
          </table:table-cell>
          <table:table-cell table:formula="of:=MONTH([.A162])" office:value-type="float" office:value="3">
            <text:p>3</text:p>
          </table:table-cell>
          <table:table-cell table:formula="of:=YEAR([.A162])" office:value-type="float" office:value="2008">
            <text:p>2008</text:p>
          </table:table-cell>
        </table:table-row>
        <table:table-row table:style-name="ro2">
          <table:table-cell office:value-type="string">
            <text:p>2008-03-17 00:00:00</text:p>
          </table:table-cell>
          <table:table-cell office:value-type="float" office:value="1.29529342469749">
            <text:p>1.2952934247</text:p>
          </table:table-cell>
          <table:table-cell table:formula="of:=[.B163]/[.B162]" office:value-type="float" office:value="0.988833143172145">
            <text:p>0.9888331432</text:p>
          </table:table-cell>
          <table:table-cell table:formula="of:=MONTH([.A163])" office:value-type="float" office:value="3">
            <text:p>3</text:p>
          </table:table-cell>
          <table:table-cell table:formula="of:=YEAR([.A163])" office:value-type="float" office:value="2008">
            <text:p>2008</text:p>
          </table:table-cell>
        </table:table-row>
        <table:table-row table:style-name="ro2">
          <table:table-cell office:value-type="string">
            <text:p>2008-03-18 00:00:00</text:p>
          </table:table-cell>
          <table:table-cell office:value-type="float" office:value="1.28984388594066">
            <text:p>1.2898438859</text:p>
          </table:table-cell>
          <table:table-cell table:formula="of:=[.B164]/[.B163]" office:value-type="float" office:value="0.99579281523945">
            <text:p>0.9957928152</text:p>
          </table:table-cell>
          <table:table-cell table:formula="of:=MONTH([.A164])" office:value-type="float" office:value="3">
            <text:p>3</text:p>
          </table:table-cell>
          <table:table-cell table:formula="of:=YEAR([.A164])" office:value-type="float" office:value="2008">
            <text:p>2008</text:p>
          </table:table-cell>
        </table:table-row>
        <table:table-row table:style-name="ro2">
          <table:table-cell office:value-type="string">
            <text:p>2008-03-19 00:00:00</text:p>
          </table:table-cell>
          <table:table-cell office:value-type="float" office:value="1.26092568297581">
            <text:p>1.260925683</text:p>
          </table:table-cell>
          <table:table-cell table:formula="of:=[.B165]/[.B164]" office:value-type="float" office:value="0.977580075170289">
            <text:p>0.9775800752</text:p>
          </table:table-cell>
          <table:table-cell table:formula="of:=MONTH([.A165])" office:value-type="float" office:value="3">
            <text:p>3</text:p>
          </table:table-cell>
          <table:table-cell table:formula="of:=YEAR([.A165])" office:value-type="float" office:value="2008">
            <text:p>2008</text:p>
          </table:table-cell>
        </table:table-row>
        <table:table-row table:style-name="ro2">
          <table:table-cell office:value-type="string">
            <text:p>2008-03-20 00:00:00</text:p>
          </table:table-cell>
          <table:table-cell office:value-type="float" office:value="1.23062512938011">
            <text:p>1.2306251294</text:p>
          </table:table-cell>
          <table:table-cell table:formula="of:=[.B166]/[.B165]" office:value-type="float" office:value="0.97596959598429">
            <text:p>0.975969596</text:p>
          </table:table-cell>
          <table:table-cell table:formula="of:=MONTH([.A166])" office:value-type="float" office:value="3">
            <text:p>3</text:p>
          </table:table-cell>
          <table:table-cell table:formula="of:=YEAR([.A166])" office:value-type="float" office:value="2008">
            <text:p>2008</text:p>
          </table:table-cell>
        </table:table-row>
        <table:table-row table:style-name="ro2">
          <table:table-cell office:value-type="string">
            <text:p>2008-03-24 00:00:00</text:p>
          </table:table-cell>
          <table:table-cell office:value-type="float" office:value="1.22995770978187">
            <text:p>1.2299577098</text:p>
          </table:table-cell>
          <table:table-cell table:formula="of:=[.B167]/[.B166]" office:value-type="float" office:value="0.999457658077746">
            <text:p>0.9994576581</text:p>
          </table:table-cell>
          <table:table-cell table:formula="of:=MONTH([.A167])" office:value-type="float" office:value="3">
            <text:p>3</text:p>
          </table:table-cell>
          <table:table-cell table:formula="of:=YEAR([.A167])" office:value-type="float" office:value="2008">
            <text:p>2008</text:p>
          </table:table-cell>
        </table:table-row>
        <table:table-row table:style-name="ro2">
          <table:table-cell office:value-type="string">
            <text:p>2008-03-25 00:00:00</text:p>
          </table:table-cell>
          <table:table-cell office:value-type="float" office:value="1.24684093617483">
            <text:p>1.2468409362</text:p>
          </table:table-cell>
          <table:table-cell table:formula="of:=[.B168]/[.B167]" office:value-type="float" office:value="1.01372667227392">
            <text:p>1.0137266723</text:p>
          </table:table-cell>
          <table:table-cell table:formula="of:=MONTH([.A168])" office:value-type="float" office:value="3">
            <text:p>3</text:p>
          </table:table-cell>
          <table:table-cell table:formula="of:=YEAR([.A168])" office:value-type="float" office:value="2008">
            <text:p>2008</text:p>
          </table:table-cell>
        </table:table-row>
        <table:table-row table:style-name="ro2">
          <table:table-cell office:value-type="string">
            <text:p>2008-03-26 00:00:00</text:p>
          </table:table-cell>
          <table:table-cell office:value-type="float" office:value="1.2639524951737">
            <text:p>1.2639524952</text:p>
          </table:table-cell>
          <table:table-cell table:formula="of:=[.B169]/[.B168]" office:value-type="float" office:value="1.01372393101831">
            <text:p>1.013723931</text:p>
          </table:table-cell>
          <table:table-cell table:formula="of:=MONTH([.A169])" office:value-type="float" office:value="3">
            <text:p>3</text:p>
          </table:table-cell>
          <table:table-cell table:formula="of:=YEAR([.A169])" office:value-type="float" office:value="2008">
            <text:p>2008</text:p>
          </table:table-cell>
        </table:table-row>
        <table:table-row table:style-name="ro2">
          <table:table-cell office:value-type="string">
            <text:p>2008-03-27 00:00:00</text:p>
          </table:table-cell>
          <table:table-cell office:value-type="float" office:value="1.26778045140483">
            <text:p>1.2677804514</text:p>
          </table:table-cell>
          <table:table-cell table:formula="of:=[.B170]/[.B169]" office:value-type="float" office:value="1.00302856020756">
            <text:p>1.0030285602</text:p>
          </table:table-cell>
          <table:table-cell table:formula="of:=MONTH([.A170])" office:value-type="float" office:value="3">
            <text:p>3</text:p>
          </table:table-cell>
          <table:table-cell table:formula="of:=YEAR([.A170])" office:value-type="float" office:value="2008">
            <text:p>2008</text:p>
          </table:table-cell>
        </table:table-row>
        <table:table-row table:style-name="ro2">
          <table:table-cell office:value-type="string">
            <text:p>2008-03-28 00:00:00</text:p>
          </table:table-cell>
          <table:table-cell office:value-type="float" office:value="1.25220427195873">
            <text:p>1.252204272</text:p>
          </table:table-cell>
          <table:table-cell table:formula="of:=[.B171]/[.B170]" office:value-type="float" office:value="0.987713819511229">
            <text:p>0.9877138195</text:p>
          </table:table-cell>
          <table:table-cell table:formula="of:=MONTH([.A171])" office:value-type="float" office:value="3">
            <text:p>3</text:p>
          </table:table-cell>
          <table:table-cell table:formula="of:=YEAR([.A171])" office:value-type="float" office:value="2008">
            <text:p>2008</text:p>
          </table:table-cell>
        </table:table-row>
        <table:table-row table:style-name="ro2">
          <table:table-cell office:value-type="string">
            <text:p>2008-04-02 00:00:00</text:p>
          </table:table-cell>
          <table:table-cell office:value-type="float" office:value="1.27375788276022">
            <text:p>1.2737578828</text:p>
          </table:table-cell>
          <table:table-cell table:formula="of:=[.B172]/[.B171]" office:value-type="float" office:value="1.01721253575327">
            <text:p>1.0172125358</text:p>
          </table:table-cell>
          <table:table-cell table:formula="of:=MONTH([.A172])" office:value-type="float" office:value="4">
            <text:p>4</text:p>
          </table:table-cell>
          <table:table-cell table:formula="of:=YEAR([.A172])" office:value-type="float" office:value="2008">
            <text:p>2008</text:p>
          </table:table-cell>
        </table:table-row>
        <table:table-row table:style-name="ro2">
          <table:table-cell office:value-type="string">
            <text:p>2008-04-03 00:00:00</text:p>
          </table:table-cell>
          <table:table-cell office:value-type="float" office:value="1.27758098684451">
            <text:p>1.2775809868</text:p>
          </table:table-cell>
          <table:table-cell table:formula="of:=[.B173]/[.B172]" office:value-type="float" office:value="1.00300143703606">
            <text:p>1.003001437</text:p>
          </table:table-cell>
          <table:table-cell table:formula="of:=MONTH([.A173])" office:value-type="float" office:value="4">
            <text:p>4</text:p>
          </table:table-cell>
          <table:table-cell table:formula="of:=YEAR([.A173])" office:value-type="float" office:value="2008">
            <text:p>2008</text:p>
          </table:table-cell>
        </table:table-row>
        <table:table-row table:style-name="ro2">
          <table:table-cell office:value-type="string">
            <text:p>2008-04-04 00:00:00</text:p>
          </table:table-cell>
          <table:table-cell office:value-type="float" office:value="1.28756917032603">
            <text:p>1.2875691703</text:p>
          </table:table-cell>
          <table:table-cell table:formula="of:=[.B174]/[.B173]" office:value-type="float" office:value="1.00781804330557">
            <text:p>1.0078180433</text:p>
          </table:table-cell>
          <table:table-cell table:formula="of:=MONTH([.A174])" office:value-type="float" office:value="4">
            <text:p>4</text:p>
          </table:table-cell>
          <table:table-cell table:formula="of:=YEAR([.A174])" office:value-type="float" office:value="2008">
            <text:p>2008</text:p>
          </table:table-cell>
        </table:table-row>
        <table:table-row table:style-name="ro2">
          <table:table-cell office:value-type="string">
            <text:p>2008-04-07 00:00:00</text:p>
          </table:table-cell>
          <table:table-cell office:value-type="float" office:value="1.29391428790224">
            <text:p>1.2939142879</text:p>
          </table:table-cell>
          <table:table-cell table:formula="of:=[.B175]/[.B174]" office:value-type="float" office:value="1.00492798190765">
            <text:p>1.0049279819</text:p>
          </table:table-cell>
          <table:table-cell table:formula="of:=MONTH([.A175])" office:value-type="float" office:value="4">
            <text:p>4</text:p>
          </table:table-cell>
          <table:table-cell table:formula="of:=YEAR([.A175])" office:value-type="float" office:value="2008">
            <text:p>2008</text:p>
          </table:table-cell>
        </table:table-row>
        <table:table-row table:style-name="ro2">
          <table:table-cell office:value-type="string">
            <text:p>2008-04-08 00:00:00</text:p>
          </table:table-cell>
          <table:table-cell office:value-type="float" office:value="1.29287723246186">
            <text:p>1.2928772325</text:p>
          </table:table-cell>
          <table:table-cell table:formula="of:=[.B176]/[.B175]" office:value-type="float" office:value="0.999198513031284">
            <text:p>0.999198513</text:p>
          </table:table-cell>
          <table:table-cell table:formula="of:=MONTH([.A176])" office:value-type="float" office:value="4">
            <text:p>4</text:p>
          </table:table-cell>
          <table:table-cell table:formula="of:=YEAR([.A176])" office:value-type="float" office:value="2008">
            <text:p>2008</text:p>
          </table:table-cell>
        </table:table-row>
        <table:table-row table:style-name="ro2">
          <table:table-cell office:value-type="string">
            <text:p>2008-04-09 00:00:00</text:p>
          </table:table-cell>
          <table:table-cell office:value-type="float" office:value="1.31041506446713">
            <text:p>1.3104150645</text:p>
          </table:table-cell>
          <table:table-cell table:formula="of:=[.B177]/[.B176]" office:value-type="float" office:value="1.01356496314184">
            <text:p>1.0135649631</text:p>
          </table:table-cell>
          <table:table-cell table:formula="of:=MONTH([.A177])" office:value-type="float" office:value="4">
            <text:p>4</text:p>
          </table:table-cell>
          <table:table-cell table:formula="of:=YEAR([.A177])" office:value-type="float" office:value="2008">
            <text:p>2008</text:p>
          </table:table-cell>
        </table:table-row>
        <table:table-row table:style-name="ro2">
          <table:table-cell office:value-type="string">
            <text:p>2008-04-10 00:00:00</text:p>
          </table:table-cell>
          <table:table-cell office:value-type="float" office:value="1.30528379181953">
            <text:p>1.3052837918</text:p>
          </table:table-cell>
          <table:table-cell table:formula="of:=[.B178]/[.B177]" office:value-type="float" office:value="0.996084238660909">
            <text:p>0.9960842387</text:p>
          </table:table-cell>
          <table:table-cell table:formula="of:=MONTH([.A178])" office:value-type="float" office:value="4">
            <text:p>4</text:p>
          </table:table-cell>
          <table:table-cell table:formula="of:=YEAR([.A178])" office:value-type="float" office:value="2008">
            <text:p>2008</text:p>
          </table:table-cell>
        </table:table-row>
        <table:table-row table:style-name="ro2">
          <table:table-cell office:value-type="string">
            <text:p>2008-04-11 00:00:00</text:p>
          </table:table-cell>
          <table:table-cell office:value-type="float" office:value="1.30292402867077">
            <text:p>1.3029240287</text:p>
          </table:table-cell>
          <table:table-cell table:formula="of:=[.B179]/[.B178]" office:value-type="float" office:value="0.998192145521501">
            <text:p>0.9981921455</text:p>
          </table:table-cell>
          <table:table-cell table:formula="of:=MONTH([.A179])" office:value-type="float" office:value="4">
            <text:p>4</text:p>
          </table:table-cell>
          <table:table-cell table:formula="of:=YEAR([.A179])" office:value-type="float" office:value="2008">
            <text:p>2008</text:p>
          </table:table-cell>
        </table:table-row>
        <table:table-row table:style-name="ro2">
          <table:table-cell office:value-type="string">
            <text:p>2008-04-14 00:00:00</text:p>
          </table:table-cell>
          <table:table-cell office:value-type="float" office:value="1.30398874168547">
            <text:p>1.3039887417</text:p>
          </table:table-cell>
          <table:table-cell table:formula="of:=[.B180]/[.B179]" office:value-type="float" office:value="1.00081717198491">
            <text:p>1.000817172</text:p>
          </table:table-cell>
          <table:table-cell table:formula="of:=MONTH([.A180])" office:value-type="float" office:value="4">
            <text:p>4</text:p>
          </table:table-cell>
          <table:table-cell table:formula="of:=YEAR([.A180])" office:value-type="float" office:value="2008">
            <text:p>2008</text:p>
          </table:table-cell>
        </table:table-row>
        <table:table-row table:style-name="ro2">
          <table:table-cell office:value-type="string">
            <text:p>2008-04-15 00:00:00</text:p>
          </table:table-cell>
          <table:table-cell office:value-type="float" office:value="1.30987045462997">
            <text:p>1.3098704546</text:p>
          </table:table-cell>
          <table:table-cell table:formula="of:=[.B181]/[.B180]" office:value-type="float" office:value="1.00451055500441">
            <text:p>1.004510555</text:p>
          </table:table-cell>
          <table:table-cell table:formula="of:=MONTH([.A181])" office:value-type="float" office:value="4">
            <text:p>4</text:p>
          </table:table-cell>
          <table:table-cell table:formula="of:=YEAR([.A181])" office:value-type="float" office:value="2008">
            <text:p>2008</text:p>
          </table:table-cell>
        </table:table-row>
        <table:table-row table:style-name="ro2">
          <table:table-cell office:value-type="string">
            <text:p>2008-04-16 00:00:00</text:p>
          </table:table-cell>
          <table:table-cell office:value-type="float" office:value="1.31898974980633">
            <text:p>1.3189897498</text:p>
          </table:table-cell>
          <table:table-cell table:formula="of:=[.B182]/[.B181]" office:value-type="float" office:value="1.00696198249538">
            <text:p>1.0069619825</text:p>
          </table:table-cell>
          <table:table-cell table:formula="of:=MONTH([.A182])" office:value-type="float" office:value="4">
            <text:p>4</text:p>
          </table:table-cell>
          <table:table-cell table:formula="of:=YEAR([.A182])" office:value-type="float" office:value="2008">
            <text:p>2008</text:p>
          </table:table-cell>
        </table:table-row>
        <table:table-row table:style-name="ro2">
          <table:table-cell office:value-type="string">
            <text:p>2008-04-17 00:00:00</text:p>
          </table:table-cell>
          <table:table-cell office:value-type="float" office:value="1.31311769672747">
            <text:p>1.3131176967</text:p>
          </table:table-cell>
          <table:table-cell table:formula="of:=[.B183]/[.B182]" office:value-type="float" office:value="0.995548067693687">
            <text:p>0.9955480677</text:p>
          </table:table-cell>
          <table:table-cell table:formula="of:=MONTH([.A183])" office:value-type="float" office:value="4">
            <text:p>4</text:p>
          </table:table-cell>
          <table:table-cell table:formula="of:=YEAR([.A183])" office:value-type="float" office:value="2008">
            <text:p>2008</text:p>
          </table:table-cell>
        </table:table-row>
        <table:table-row table:style-name="ro2">
          <table:table-cell office:value-type="string">
            <text:p>2008-04-18 00:00:00</text:p>
          </table:table-cell>
          <table:table-cell office:value-type="float" office:value="1.303864278192">
            <text:p>1.3038642782</text:p>
          </table:table-cell>
          <table:table-cell table:formula="of:=[.B184]/[.B183]" office:value-type="float" office:value="0.992953092812219">
            <text:p>0.9929530928</text:p>
          </table:table-cell>
          <table:table-cell table:formula="of:=MONTH([.A184])" office:value-type="float" office:value="4">
            <text:p>4</text:p>
          </table:table-cell>
          <table:table-cell table:formula="of:=YEAR([.A184])" office:value-type="float" office:value="2008">
            <text:p>2008</text:p>
          </table:table-cell>
        </table:table-row>
        <table:table-row table:style-name="ro2">
          <table:table-cell office:value-type="string">
            <text:p>2008-04-21 00:00:00</text:p>
          </table:table-cell>
          <table:table-cell office:value-type="float" office:value="1.30211510008874">
            <text:p>1.3021151001</text:p>
          </table:table-cell>
          <table:table-cell table:formula="of:=[.B185]/[.B184]" office:value-type="float" office:value="0.998658466120656">
            <text:p>0.9986584661</text:p>
          </table:table-cell>
          <table:table-cell table:formula="of:=MONTH([.A185])" office:value-type="float" office:value="4">
            <text:p>4</text:p>
          </table:table-cell>
          <table:table-cell table:formula="of:=YEAR([.A185])" office:value-type="float" office:value="2008">
            <text:p>2008</text:p>
          </table:table-cell>
        </table:table-row>
        <table:table-row table:style-name="ro2">
          <table:table-cell office:value-type="string">
            <text:p>2008-04-22 00:00:00</text:p>
          </table:table-cell>
          <table:table-cell office:value-type="float" office:value="1.30517885793022">
            <text:p>1.3051788579</text:p>
          </table:table-cell>
          <table:table-cell table:formula="of:=[.B186]/[.B185]" office:value-type="float" office:value="1.00235290861865">
            <text:p>1.0023529086</text:p>
          </table:table-cell>
          <table:table-cell table:formula="of:=MONTH([.A186])" office:value-type="float" office:value="4">
            <text:p>4</text:p>
          </table:table-cell>
          <table:table-cell table:formula="of:=YEAR([.A186])" office:value-type="float" office:value="2008">
            <text:p>2008</text:p>
          </table:table-cell>
        </table:table-row>
        <table:table-row table:style-name="ro2">
          <table:table-cell office:value-type="string">
            <text:p>2008-04-23 00:00:00</text:p>
          </table:table-cell>
          <table:table-cell office:value-type="float" office:value="1.29518068118501">
            <text:p>1.2951806812</text:p>
          </table:table-cell>
          <table:table-cell table:formula="of:=[.B187]/[.B186]" office:value-type="float" office:value="0.992339611782359">
            <text:p>0.9923396118</text:p>
          </table:table-cell>
          <table:table-cell table:formula="of:=MONTH([.A187])" office:value-type="float" office:value="4">
            <text:p>4</text:p>
          </table:table-cell>
          <table:table-cell table:formula="of:=YEAR([.A187])" office:value-type="float" office:value="2008">
            <text:p>2008</text:p>
          </table:table-cell>
        </table:table-row>
        <table:table-row table:style-name="ro2">
          <table:table-cell office:value-type="string">
            <text:p>2008-04-24 00:00:00</text:p>
          </table:table-cell>
          <table:table-cell office:value-type="float" office:value="1.27473311501813">
            <text:p>1.274733115</text:p>
          </table:table-cell>
          <table:table-cell table:formula="of:=[.B188]/[.B187]" office:value-type="float" office:value="0.984212576311611">
            <text:p>0.9842125763</text:p>
          </table:table-cell>
          <table:table-cell table:formula="of:=MONTH([.A188])" office:value-type="float" office:value="4">
            <text:p>4</text:p>
          </table:table-cell>
          <table:table-cell table:formula="of:=YEAR([.A188])" office:value-type="float" office:value="2008">
            <text:p>2008</text:p>
          </table:table-cell>
        </table:table-row>
        <table:table-row table:style-name="ro2">
          <table:table-cell office:value-type="string">
            <text:p>2008-04-25 00:00:00</text:p>
          </table:table-cell>
          <table:table-cell office:value-type="float" office:value="1.28241985199884">
            <text:p>1.282419852</text:p>
          </table:table-cell>
          <table:table-cell table:formula="of:=[.B189]/[.B188]" office:value-type="float" office:value="1.00603007554299">
            <text:p>1.0060300755</text:p>
          </table:table-cell>
          <table:table-cell table:formula="of:=MONTH([.A189])" office:value-type="float" office:value="4">
            <text:p>4</text:p>
          </table:table-cell>
          <table:table-cell table:formula="of:=YEAR([.A189])" office:value-type="float" office:value="2008">
            <text:p>2008</text:p>
          </table:table-cell>
        </table:table-row>
        <table:table-row table:style-name="ro2">
          <table:table-cell office:value-type="string">
            <text:p>2008-04-28 00:00:00</text:p>
          </table:table-cell>
          <table:table-cell office:value-type="float" office:value="1.2885090375612">
            <text:p>1.2885090376</text:p>
          </table:table-cell>
          <table:table-cell table:formula="of:=[.B190]/[.B189]" office:value-type="float" office:value="1.00474819970455">
            <text:p>1.0047481997</text:p>
          </table:table-cell>
          <table:table-cell table:formula="of:=MONTH([.A190])" office:value-type="float" office:value="4">
            <text:p>4</text:p>
          </table:table-cell>
          <table:table-cell table:formula="of:=YEAR([.A190])" office:value-type="float" office:value="2008">
            <text:p>2008</text:p>
          </table:table-cell>
        </table:table-row>
        <table:table-row table:style-name="ro2">
          <table:table-cell office:value-type="string">
            <text:p>2008-04-29 00:00:00</text:p>
          </table:table-cell>
          <table:table-cell office:value-type="float" office:value="1.26762170923988">
            <text:p>1.2676217092</text:p>
          </table:table-cell>
          <table:table-cell table:formula="of:=[.B191]/[.B190]" office:value-type="float" office:value="0.983789536811585">
            <text:p>0.9837895368</text:p>
          </table:table-cell>
          <table:table-cell table:formula="of:=MONTH([.A191])" office:value-type="float" office:value="4">
            <text:p>4</text:p>
          </table:table-cell>
          <table:table-cell table:formula="of:=YEAR([.A191])" office:value-type="float" office:value="2008">
            <text:p>2008</text:p>
          </table:table-cell>
        </table:table-row>
        <table:table-row table:style-name="ro2">
          <table:table-cell office:value-type="string">
            <text:p>2008-05-02 00:00:00</text:p>
          </table:table-cell>
          <table:table-cell office:value-type="float" office:value="1.26963706099725">
            <text:p>1.269637061</text:p>
          </table:table-cell>
          <table:table-cell table:formula="of:=[.B192]/[.B191]" office:value-type="float" office:value="1.0015898684463">
            <text:p>1.0015898684</text:p>
          </table:table-cell>
          <table:table-cell table:formula="of:=MONTH([.A192])" office:value-type="float" office:value="5">
            <text:p>5</text:p>
          </table:table-cell>
          <table:table-cell table:formula="of:=YEAR([.A192])" office:value-type="float" office:value="2008">
            <text:p>2008</text:p>
          </table:table-cell>
        </table:table-row>
        <table:table-row table:style-name="ro2">
          <table:table-cell office:value-type="string">
            <text:p>2008-05-05 00:00:00</text:p>
          </table:table-cell>
          <table:table-cell office:value-type="float" office:value="1.27928201534026">
            <text:p>1.2792820153</text:p>
          </table:table-cell>
          <table:table-cell table:formula="of:=[.B193]/[.B192]" office:value-type="float" office:value="1.00759662319201">
            <text:p>1.0075966232</text:p>
          </table:table-cell>
          <table:table-cell table:formula="of:=MONTH([.A193])" office:value-type="float" office:value="5">
            <text:p>5</text:p>
          </table:table-cell>
          <table:table-cell table:formula="of:=YEAR([.A193])" office:value-type="float" office:value="2008">
            <text:p>2008</text:p>
          </table:table-cell>
        </table:table-row>
        <table:table-row table:style-name="ro2">
          <table:table-cell office:value-type="string">
            <text:p>2008-05-06 00:00:00</text:p>
          </table:table-cell>
          <table:table-cell office:value-type="float" office:value="1.28077963731147">
            <text:p>1.2807796373</text:p>
          </table:table-cell>
          <table:table-cell table:formula="of:=[.B194]/[.B193]" office:value-type="float" office:value="1.00117067382583">
            <text:p>1.0011706738</text:p>
          </table:table-cell>
          <table:table-cell table:formula="of:=MONTH([.A194])" office:value-type="float" office:value="5">
            <text:p>5</text:p>
          </table:table-cell>
          <table:table-cell table:formula="of:=YEAR([.A194])" office:value-type="float" office:value="2008">
            <text:p>2008</text:p>
          </table:table-cell>
        </table:table-row>
        <table:table-row table:style-name="ro2">
          <table:table-cell office:value-type="string">
            <text:p>2008-05-07 00:00:00</text:p>
          </table:table-cell>
          <table:table-cell office:value-type="float" office:value="1.28500798462994">
            <text:p>1.2850079846</text:p>
          </table:table-cell>
          <table:table-cell table:formula="of:=[.B195]/[.B194]" office:value-type="float" office:value="1.00330138549621">
            <text:p>1.0033013855</text:p>
          </table:table-cell>
          <table:table-cell table:formula="of:=MONTH([.A195])" office:value-type="float" office:value="5">
            <text:p>5</text:p>
          </table:table-cell>
          <table:table-cell table:formula="of:=YEAR([.A195])" office:value-type="float" office:value="2008">
            <text:p>2008</text:p>
          </table:table-cell>
        </table:table-row>
        <table:table-row table:style-name="ro2">
          <table:table-cell office:value-type="string">
            <text:p>2008-05-08 00:00:00</text:p>
          </table:table-cell>
          <table:table-cell office:value-type="float" office:value="1.29875384534516">
            <text:p>1.2987538453</text:p>
          </table:table-cell>
          <table:table-cell table:formula="of:=[.B196]/[.B195]" office:value-type="float" office:value="1.01069710140298">
            <text:p>1.0106971014</text:p>
          </table:table-cell>
          <table:table-cell table:formula="of:=MONTH([.A196])" office:value-type="float" office:value="5">
            <text:p>5</text:p>
          </table:table-cell>
          <table:table-cell table:formula="of:=YEAR([.A196])" office:value-type="float" office:value="2008">
            <text:p>2008</text:p>
          </table:table-cell>
        </table:table-row>
        <table:table-row table:style-name="ro2">
          <table:table-cell office:value-type="string">
            <text:p>2008-05-09 00:00:00</text:p>
          </table:table-cell>
          <table:table-cell office:value-type="float" office:value="1.30785816794595">
            <text:p>1.3078581679</text:p>
          </table:table-cell>
          <table:table-cell table:formula="of:=[.B197]/[.B196]" office:value-type="float" office:value="1.00701004476978">
            <text:p>1.0070100448</text:p>
          </table:table-cell>
          <table:table-cell table:formula="of:=MONTH([.A197])" office:value-type="float" office:value="5">
            <text:p>5</text:p>
          </table:table-cell>
          <table:table-cell table:formula="of:=YEAR([.A197])" office:value-type="float" office:value="2008">
            <text:p>2008</text:p>
          </table:table-cell>
        </table:table-row>
        <table:table-row table:style-name="ro2">
          <table:table-cell office:value-type="string">
            <text:p>2008-05-12 00:00:00</text:p>
          </table:table-cell>
          <table:table-cell office:value-type="float" office:value="1.29865647777549">
            <text:p>1.2986564778</text:p>
          </table:table-cell>
          <table:table-cell table:formula="of:=[.B198]/[.B197]" office:value-type="float" office:value="0.99296430576649">
            <text:p>0.9929643058</text:p>
          </table:table-cell>
          <table:table-cell table:formula="of:=MONTH([.A198])" office:value-type="float" office:value="5">
            <text:p>5</text:p>
          </table:table-cell>
          <table:table-cell table:formula="of:=YEAR([.A198])" office:value-type="float" office:value="2008">
            <text:p>2008</text:p>
          </table:table-cell>
        </table:table-row>
        <table:table-row table:style-name="ro2">
          <table:table-cell office:value-type="string">
            <text:p>2008-05-13 00:00:00</text:p>
          </table:table-cell>
          <table:table-cell office:value-type="float" office:value="1.29305003276834">
            <text:p>1.2930500328</text:p>
          </table:table-cell>
          <table:table-cell table:formula="of:=[.B199]/[.B198]" office:value-type="float" office:value="0.995682888351851">
            <text:p>0.9956828884</text:p>
          </table:table-cell>
          <table:table-cell table:formula="of:=MONTH([.A199])" office:value-type="float" office:value="5">
            <text:p>5</text:p>
          </table:table-cell>
          <table:table-cell table:formula="of:=YEAR([.A199])" office:value-type="float" office:value="2008">
            <text:p>2008</text:p>
          </table:table-cell>
        </table:table-row>
        <table:table-row table:style-name="ro2">
          <table:table-cell office:value-type="string">
            <text:p>2008-05-14 00:00:00</text:p>
          </table:table-cell>
          <table:table-cell office:value-type="float" office:value="1.28568942929736">
            <text:p>1.2856894293</text:p>
          </table:table-cell>
          <table:table-cell table:formula="of:=[.B200]/[.B199]" office:value-type="float" office:value="0.994307564839378">
            <text:p>0.9943075648</text:p>
          </table:table-cell>
          <table:table-cell table:formula="of:=MONTH([.A200])" office:value-type="float" office:value="5">
            <text:p>5</text:p>
          </table:table-cell>
          <table:table-cell table:formula="of:=YEAR([.A200])" office:value-type="float" office:value="2008">
            <text:p>2008</text:p>
          </table:table-cell>
        </table:table-row>
        <table:table-row table:style-name="ro2">
          <table:table-cell office:value-type="string">
            <text:p>2008-05-15 00:00:00</text:p>
          </table:table-cell>
          <table:table-cell office:value-type="float" office:value="1.29690209625018">
            <text:p>1.2969020963</text:p>
          </table:table-cell>
          <table:table-cell table:formula="of:=[.B201]/[.B200]" office:value-type="float" office:value="1.00872113178914">
            <text:p>1.0087211318</text:p>
          </table:table-cell>
          <table:table-cell table:formula="of:=MONTH([.A201])" office:value-type="float" office:value="5">
            <text:p>5</text:p>
          </table:table-cell>
          <table:table-cell table:formula="of:=YEAR([.A201])" office:value-type="float" office:value="2008">
            <text:p>2008</text:p>
          </table:table-cell>
        </table:table-row>
        <table:table-row table:style-name="ro2">
          <table:table-cell office:value-type="string">
            <text:p>2008-05-16 00:00:00</text:p>
          </table:table-cell>
          <table:table-cell office:value-type="float" office:value="1.30102824428106">
            <text:p>1.3010282443</text:p>
          </table:table-cell>
          <table:table-cell table:formula="of:=[.B202]/[.B201]" office:value-type="float" office:value="1.00318154164668">
            <text:p>1.0031815416</text:p>
          </table:table-cell>
          <table:table-cell table:formula="of:=MONTH([.A202])" office:value-type="float" office:value="5">
            <text:p>5</text:p>
          </table:table-cell>
          <table:table-cell table:formula="of:=YEAR([.A202])" office:value-type="float" office:value="2008">
            <text:p>2008</text:p>
          </table:table-cell>
        </table:table-row>
        <table:table-row table:style-name="ro2">
          <table:table-cell office:value-type="string">
            <text:p>2008-05-19 00:00:00</text:p>
          </table:table-cell>
          <table:table-cell office:value-type="float" office:value="1.30321269822689">
            <text:p>1.3032126982</text:p>
          </table:table-cell>
          <table:table-cell table:formula="of:=[.B203]/[.B202]" office:value-type="float" office:value="1.00167902115533">
            <text:p>1.0016790212</text:p>
          </table:table-cell>
          <table:table-cell table:formula="of:=MONTH([.A203])" office:value-type="float" office:value="5">
            <text:p>5</text:p>
          </table:table-cell>
          <table:table-cell table:formula="of:=YEAR([.A203])" office:value-type="float" office:value="2008">
            <text:p>2008</text:p>
          </table:table-cell>
        </table:table-row>
        <table:table-row table:style-name="ro2">
          <table:table-cell office:value-type="string">
            <text:p>2008-05-20 00:00:00</text:p>
          </table:table-cell>
          <table:table-cell office:value-type="float" office:value="1.31311059667193">
            <text:p>1.3131105967</text:p>
          </table:table-cell>
          <table:table-cell table:formula="of:=[.B204]/[.B203]" office:value-type="float" office:value="1.00759499846687">
            <text:p>1.0075949985</text:p>
          </table:table-cell>
          <table:table-cell table:formula="of:=MONTH([.A204])" office:value-type="float" office:value="5">
            <text:p>5</text:p>
          </table:table-cell>
          <table:table-cell table:formula="of:=YEAR([.A204])" office:value-type="float" office:value="2008">
            <text:p>2008</text:p>
          </table:table-cell>
        </table:table-row>
        <table:table-row table:style-name="ro2">
          <table:table-cell office:value-type="string">
            <text:p>2008-05-21 00:00:00</text:p>
          </table:table-cell>
          <table:table-cell office:value-type="float" office:value="1.32584201799227">
            <text:p>1.325842018</text:p>
          </table:table-cell>
          <table:table-cell table:formula="of:=[.B205]/[.B204]" office:value-type="float" office:value="1.00969561996728">
            <text:p>1.00969562</text:p>
          </table:table-cell>
          <table:table-cell table:formula="of:=MONTH([.A205])" office:value-type="float" office:value="5">
            <text:p>5</text:p>
          </table:table-cell>
          <table:table-cell table:formula="of:=YEAR([.A205])" office:value-type="float" office:value="2008">
            <text:p>2008</text:p>
          </table:table-cell>
        </table:table-row>
        <table:table-row table:style-name="ro2">
          <table:table-cell office:value-type="string">
            <text:p>2008-05-22 00:00:00</text:p>
          </table:table-cell>
          <table:table-cell office:value-type="float" office:value="1.31123412141375">
            <text:p>1.3112341214</text:p>
          </table:table-cell>
          <table:table-cell table:formula="of:=[.B206]/[.B205]" office:value-type="float" office:value="0.988982174059742">
            <text:p>0.9889821741</text:p>
          </table:table-cell>
          <table:table-cell table:formula="of:=MONTH([.A206])" office:value-type="float" office:value="5">
            <text:p>5</text:p>
          </table:table-cell>
          <table:table-cell table:formula="of:=YEAR([.A206])" office:value-type="float" office:value="2008">
            <text:p>2008</text:p>
          </table:table-cell>
        </table:table-row>
        <table:table-row table:style-name="ro2">
          <table:table-cell office:value-type="string">
            <text:p>2008-05-23 00:00:00</text:p>
          </table:table-cell>
          <table:table-cell office:value-type="float" office:value="1.31579909987773">
            <text:p>1.3157990999</text:p>
          </table:table-cell>
          <table:table-cell table:formula="of:=[.B207]/[.B206]" office:value-type="float" office:value="1.00348143660193">
            <text:p>1.0034814366</text:p>
          </table:table-cell>
          <table:table-cell table:formula="of:=MONTH([.A207])" office:value-type="float" office:value="5">
            <text:p>5</text:p>
          </table:table-cell>
          <table:table-cell table:formula="of:=YEAR([.A207])" office:value-type="float" office:value="2008">
            <text:p>2008</text:p>
          </table:table-cell>
        </table:table-row>
        <table:table-row table:style-name="ro2">
          <table:table-cell office:value-type="string">
            <text:p>2008-05-27 00:00:00</text:p>
          </table:table-cell>
          <table:table-cell office:value-type="float" office:value="1.30324853546593">
            <text:p>1.3032485355</text:p>
          </table:table-cell>
          <table:table-cell table:formula="of:=[.B208]/[.B207]" office:value-type="float" office:value="0.990461640828779">
            <text:p>0.9904616408</text:p>
          </table:table-cell>
          <table:table-cell table:formula="of:=MONTH([.A208])" office:value-type="float" office:value="5">
            <text:p>5</text:p>
          </table:table-cell>
          <table:table-cell table:formula="of:=YEAR([.A208])" office:value-type="float" office:value="2008">
            <text:p>2008</text:p>
          </table:table-cell>
        </table:table-row>
        <table:table-row table:style-name="ro2">
          <table:table-cell office:value-type="string">
            <text:p>2008-05-28 00:00:00</text:p>
          </table:table-cell>
          <table:table-cell office:value-type="float" office:value="1.29942707285234">
            <text:p>1.2994270729</text:p>
          </table:table-cell>
          <table:table-cell table:formula="of:=[.B209]/[.B208]" office:value-type="float" office:value="0.997067740718988">
            <text:p>0.9970677407</text:p>
          </table:table-cell>
          <table:table-cell table:formula="of:=MONTH([.A209])" office:value-type="float" office:value="5">
            <text:p>5</text:p>
          </table:table-cell>
          <table:table-cell table:formula="of:=YEAR([.A209])" office:value-type="float" office:value="2008">
            <text:p>2008</text:p>
          </table:table-cell>
        </table:table-row>
        <table:table-row table:style-name="ro2">
          <table:table-cell office:value-type="string">
            <text:p>2008-05-29 00:00:00</text:p>
          </table:table-cell>
          <table:table-cell office:value-type="float" office:value="1.28154752006412">
            <text:p>1.2815475201</text:p>
          </table:table-cell>
          <table:table-cell table:formula="of:=[.B210]/[.B209]" office:value-type="float" office:value="0.986240433832905">
            <text:p>0.9862404338</text:p>
          </table:table-cell>
          <table:table-cell table:formula="of:=MONTH([.A210])" office:value-type="float" office:value="5">
            <text:p>5</text:p>
          </table:table-cell>
          <table:table-cell table:formula="of:=YEAR([.A210])" office:value-type="float" office:value="2008">
            <text:p>2008</text:p>
          </table:table-cell>
        </table:table-row>
        <table:table-row table:style-name="ro2">
          <table:table-cell office:value-type="string">
            <text:p>2008-06-03 00:00:00</text:p>
          </table:table-cell>
          <table:table-cell office:value-type="float" office:value="1.26844455343877">
            <text:p>1.2684445534</text:p>
          </table:table-cell>
          <table:table-cell table:formula="of:=[.B211]/[.B210]" office:value-type="float" office:value="0.989775668541193">
            <text:p>0.9897756685</text:p>
          </table:table-cell>
          <table:table-cell table:formula="of:=MONTH([.A211])" office:value-type="float" office:value="6">
            <text:p>6</text:p>
          </table:table-cell>
          <table:table-cell table:formula="of:=YEAR([.A211])" office:value-type="float" office:value="2008">
            <text:p>2008</text:p>
          </table:table-cell>
        </table:table-row>
        <table:table-row table:style-name="ro2">
          <table:table-cell office:value-type="string">
            <text:p>2008-06-04 00:00:00</text:p>
          </table:table-cell>
          <table:table-cell office:value-type="float" office:value="1.2591687326437">
            <text:p>1.2591687326</text:p>
          </table:table-cell>
          <table:table-cell table:formula="of:=[.B212]/[.B211]" office:value-type="float" office:value="0.992687247724054">
            <text:p>0.9926872477</text:p>
          </table:table-cell>
          <table:table-cell table:formula="of:=MONTH([.A212])" office:value-type="float" office:value="6">
            <text:p>6</text:p>
          </table:table-cell>
          <table:table-cell table:formula="of:=YEAR([.A212])" office:value-type="float" office:value="2008">
            <text:p>2008</text:p>
          </table:table-cell>
        </table:table-row>
        <table:table-row table:style-name="ro2">
          <table:table-cell office:value-type="string">
            <text:p>2008-06-05 00:00:00</text:p>
          </table:table-cell>
          <table:table-cell office:value-type="float" office:value="1.27296568305666">
            <text:p>1.2729656831</text:p>
          </table:table-cell>
          <table:table-cell table:formula="of:=[.B213]/[.B212]" office:value-type="float" office:value="1.01095718949754">
            <text:p>1.0109571895</text:p>
          </table:table-cell>
          <table:table-cell table:formula="of:=MONTH([.A213])" office:value-type="float" office:value="6">
            <text:p>6</text:p>
          </table:table-cell>
          <table:table-cell table:formula="of:=YEAR([.A213])" office:value-type="float" office:value="2008">
            <text:p>2008</text:p>
          </table:table-cell>
        </table:table-row>
        <table:table-row table:style-name="ro2">
          <table:table-cell office:value-type="string">
            <text:p>2008-06-06 00:00:00</text:p>
          </table:table-cell>
          <table:table-cell office:value-type="float" office:value="1.29880185291087">
            <text:p>1.2988018529</text:p>
          </table:table-cell>
          <table:table-cell table:formula="of:=[.B214]/[.B213]" office:value-type="float" office:value="1.02029604583855">
            <text:p>1.0202960458</text:p>
          </table:table-cell>
          <table:table-cell table:formula="of:=MONTH([.A214])" office:value-type="float" office:value="6">
            <text:p>6</text:p>
          </table:table-cell>
          <table:table-cell table:formula="of:=YEAR([.A214])" office:value-type="float" office:value="2008">
            <text:p>2008</text:p>
          </table:table-cell>
        </table:table-row>
        <table:table-row table:style-name="ro2">
          <table:table-cell office:value-type="string">
            <text:p>2008-06-09 00:00:00</text:p>
          </table:table-cell>
          <table:table-cell office:value-type="float" office:value="1.2948337212386">
            <text:p>1.2948337212</text:p>
          </table:table-cell>
          <table:table-cell table:formula="of:=[.B215]/[.B214]" office:value-type="float" office:value="0.996944775168452">
            <text:p>0.9969447752</text:p>
          </table:table-cell>
          <table:table-cell table:formula="of:=MONTH([.A215])" office:value-type="float" office:value="6">
            <text:p>6</text:p>
          </table:table-cell>
          <table:table-cell table:formula="of:=YEAR([.A215])" office:value-type="float" office:value="2008">
            <text:p>2008</text:p>
          </table:table-cell>
        </table:table-row>
        <table:table-row table:style-name="ro2">
          <table:table-cell office:value-type="string">
            <text:p>2008-06-10 00:00:00</text:p>
          </table:table-cell>
          <table:table-cell office:value-type="float" office:value="1.27834930378079">
            <text:p>1.2783493038</text:p>
          </table:table-cell>
          <table:table-cell table:formula="of:=[.B216]/[.B215]" office:value-type="float" office:value="0.987269085452885">
            <text:p>0.9872690855</text:p>
          </table:table-cell>
          <table:table-cell table:formula="of:=MONTH([.A216])" office:value-type="float" office:value="6">
            <text:p>6</text:p>
          </table:table-cell>
          <table:table-cell table:formula="of:=YEAR([.A216])" office:value-type="float" office:value="2008">
            <text:p>2008</text:p>
          </table:table-cell>
        </table:table-row>
        <table:table-row table:style-name="ro2">
          <table:table-cell office:value-type="string">
            <text:p>2008-06-11 00:00:00</text:p>
          </table:table-cell>
          <table:table-cell office:value-type="float" office:value="1.30283372612547">
            <text:p>1.3028337261</text:p>
          </table:table-cell>
          <table:table-cell table:formula="of:=[.B217]/[.B216]" office:value-type="float" office:value="1.01915315498844">
            <text:p>1.019153155</text:p>
          </table:table-cell>
          <table:table-cell table:formula="of:=MONTH([.A217])" office:value-type="float" office:value="6">
            <text:p>6</text:p>
          </table:table-cell>
          <table:table-cell table:formula="of:=YEAR([.A217])" office:value-type="float" office:value="2008">
            <text:p>2008</text:p>
          </table:table-cell>
        </table:table-row>
        <table:table-row table:style-name="ro2">
          <table:table-cell office:value-type="string">
            <text:p>2008-06-12 00:00:00</text:p>
          </table:table-cell>
          <table:table-cell office:value-type="float" office:value="1.29267274146675">
            <text:p>1.2926727415</text:p>
          </table:table-cell>
          <table:table-cell table:formula="of:=[.B218]/[.B217]" office:value-type="float" office:value="0.992200858440362">
            <text:p>0.9922008584</text:p>
          </table:table-cell>
          <table:table-cell table:formula="of:=MONTH([.A218])" office:value-type="float" office:value="6">
            <text:p>6</text:p>
          </table:table-cell>
          <table:table-cell table:formula="of:=YEAR([.A218])" office:value-type="float" office:value="2008">
            <text:p>2008</text:p>
          </table:table-cell>
        </table:table-row>
        <table:table-row table:style-name="ro2">
          <table:table-cell office:value-type="string">
            <text:p>2008-06-13 00:00:00</text:p>
          </table:table-cell>
          <table:table-cell office:value-type="float" office:value="1.28972204887674">
            <text:p>1.2897220489</text:p>
          </table:table-cell>
          <table:table-cell table:formula="of:=[.B219]/[.B218]" office:value-type="float" office:value="0.997717370765735">
            <text:p>0.9977173708</text:p>
          </table:table-cell>
          <table:table-cell table:formula="of:=MONTH([.A219])" office:value-type="float" office:value="6">
            <text:p>6</text:p>
          </table:table-cell>
          <table:table-cell table:formula="of:=YEAR([.A219])" office:value-type="float" office:value="2008">
            <text:p>2008</text:p>
          </table:table-cell>
        </table:table-row>
        <table:table-row table:style-name="ro2">
          <table:table-cell office:value-type="string">
            <text:p>2008-06-16 00:00:00</text:p>
          </table:table-cell>
          <table:table-cell office:value-type="float" office:value="1.29469613832257">
            <text:p>1.2946961383</text:p>
          </table:table-cell>
          <table:table-cell table:formula="of:=[.B220]/[.B219]" office:value-type="float" office:value="1.0038567142821">
            <text:p>1.0038567143</text:p>
          </table:table-cell>
          <table:table-cell table:formula="of:=MONTH([.A220])" office:value-type="float" office:value="6">
            <text:p>6</text:p>
          </table:table-cell>
          <table:table-cell table:formula="of:=YEAR([.A220])" office:value-type="float" office:value="2008">
            <text:p>2008</text:p>
          </table:table-cell>
        </table:table-row>
        <table:table-row table:style-name="ro2">
          <table:table-cell office:value-type="string">
            <text:p>2008-06-17 00:00:00</text:p>
          </table:table-cell>
          <table:table-cell office:value-type="float" office:value="1.30173219648493">
            <text:p>1.3017321965</text:p>
          </table:table-cell>
          <table:table-cell table:formula="of:=[.B221]/[.B220]" office:value-type="float" office:value="1.00543452471517">
            <text:p>1.0054345247</text:p>
          </table:table-cell>
          <table:table-cell table:formula="of:=MONTH([.A221])" office:value-type="float" office:value="6">
            <text:p>6</text:p>
          </table:table-cell>
          <table:table-cell table:formula="of:=YEAR([.A221])" office:value-type="float" office:value="2008">
            <text:p>2008</text:p>
          </table:table-cell>
        </table:table-row>
        <table:table-row table:style-name="ro2">
          <table:table-cell office:value-type="string">
            <text:p>2008-06-18 00:00:00</text:p>
          </table:table-cell>
          <table:table-cell office:value-type="float" office:value="1.31508691930136">
            <text:p>1.3150869193</text:p>
          </table:table-cell>
          <table:table-cell table:formula="of:=[.B222]/[.B221]" office:value-type="float" office:value="1.0102591937516">
            <text:p>1.0102591938</text:p>
          </table:table-cell>
          <table:table-cell table:formula="of:=MONTH([.A222])" office:value-type="float" office:value="6">
            <text:p>6</text:p>
          </table:table-cell>
          <table:table-cell table:formula="of:=YEAR([.A222])" office:value-type="float" office:value="2008">
            <text:p>2008</text:p>
          </table:table-cell>
        </table:table-row>
        <table:table-row table:style-name="ro2">
          <table:table-cell office:value-type="string">
            <text:p>2008-06-19 00:00:00</text:p>
          </table:table-cell>
          <table:table-cell office:value-type="float" office:value="1.30419676980629">
            <text:p>1.3041967698</text:p>
          </table:table-cell>
          <table:table-cell table:formula="of:=[.B223]/[.B222]" office:value-type="float" office:value="0.991719064850211">
            <text:p>0.9917190649</text:p>
          </table:table-cell>
          <table:table-cell table:formula="of:=MONTH([.A223])" office:value-type="float" office:value="6">
            <text:p>6</text:p>
          </table:table-cell>
          <table:table-cell table:formula="of:=YEAR([.A223])" office:value-type="float" office:value="2008">
            <text:p>2008</text:p>
          </table:table-cell>
        </table:table-row>
        <table:table-row table:style-name="ro2">
          <table:table-cell office:value-type="string">
            <text:p>2008-06-20 00:00:00</text:p>
          </table:table-cell>
          <table:table-cell office:value-type="float" office:value="1.31080713984521">
            <text:p>1.3108071398</text:p>
          </table:table-cell>
          <table:table-cell table:formula="of:=[.B224]/[.B223]" office:value-type="float" office:value="1.00506853734954">
            <text:p>1.0050685373</text:p>
          </table:table-cell>
          <table:table-cell table:formula="of:=MONTH([.A224])" office:value-type="float" office:value="6">
            <text:p>6</text:p>
          </table:table-cell>
          <table:table-cell table:formula="of:=YEAR([.A224])" office:value-type="float" office:value="2008">
            <text:p>2008</text:p>
          </table:table-cell>
        </table:table-row>
        <table:table-row table:style-name="ro2">
          <table:table-cell office:value-type="string">
            <text:p>2008-06-23 00:00:00</text:p>
          </table:table-cell>
          <table:table-cell office:value-type="float" office:value="1.30452515431469">
            <text:p>1.3045251543</text:p>
          </table:table-cell>
          <table:table-cell table:formula="of:=[.B225]/[.B224]" office:value-type="float" office:value="0.995207544008913">
            <text:p>0.995207544</text:p>
          </table:table-cell>
          <table:table-cell table:formula="of:=MONTH([.A225])" office:value-type="float" office:value="6">
            <text:p>6</text:p>
          </table:table-cell>
          <table:table-cell table:formula="of:=YEAR([.A225])" office:value-type="float" office:value="2008">
            <text:p>2008</text:p>
          </table:table-cell>
        </table:table-row>
        <table:table-row table:style-name="ro2">
          <table:table-cell office:value-type="string">
            <text:p>2008-06-24 00:00:00</text:p>
          </table:table-cell>
          <table:table-cell office:value-type="float" office:value="1.30932746637174">
            <text:p>1.3093274664</text:p>
          </table:table-cell>
          <table:table-cell table:formula="of:=[.B226]/[.B225]" office:value-type="float" office:value="1.00368127210209">
            <text:p>1.0036812721</text:p>
          </table:table-cell>
          <table:table-cell table:formula="of:=MONTH([.A226])" office:value-type="float" office:value="6">
            <text:p>6</text:p>
          </table:table-cell>
          <table:table-cell table:formula="of:=YEAR([.A226])" office:value-type="float" office:value="2008">
            <text:p>2008</text:p>
          </table:table-cell>
        </table:table-row>
        <table:table-row table:style-name="ro2">
          <table:table-cell office:value-type="string">
            <text:p>2008-06-25 00:00:00</text:p>
          </table:table-cell>
          <table:table-cell office:value-type="float" office:value="1.30661013808959">
            <text:p>1.3066101381</text:p>
          </table:table-cell>
          <table:table-cell table:formula="of:=[.B227]/[.B226]" office:value-type="float" office:value="0.997924638142909">
            <text:p>0.9979246381</text:p>
          </table:table-cell>
          <table:table-cell table:formula="of:=MONTH([.A227])" office:value-type="float" office:value="6">
            <text:p>6</text:p>
          </table:table-cell>
          <table:table-cell table:formula="of:=YEAR([.A227])" office:value-type="float" office:value="2008">
            <text:p>2008</text:p>
          </table:table-cell>
        </table:table-row>
        <table:table-row table:style-name="ro2">
          <table:table-cell office:value-type="string">
            <text:p>2008-06-26 00:00:00</text:p>
          </table:table-cell>
          <table:table-cell office:value-type="float" office:value="1.33865806431236">
            <text:p>1.3386580643</text:p>
          </table:table-cell>
          <table:table-cell table:formula="of:=[.B228]/[.B227]" office:value-type="float" office:value="1.02452753525212">
            <text:p>1.0245275353</text:p>
          </table:table-cell>
          <table:table-cell table:formula="of:=MONTH([.A228])" office:value-type="float" office:value="6">
            <text:p>6</text:p>
          </table:table-cell>
          <table:table-cell table:formula="of:=YEAR([.A228])" office:value-type="float" office:value="2008">
            <text:p>2008</text:p>
          </table:table-cell>
        </table:table-row>
        <table:table-row table:style-name="ro2">
          <table:table-cell office:value-type="string">
            <text:p>2008-06-27 00:00:00</text:p>
          </table:table-cell>
          <table:table-cell office:value-type="float" office:value="1.3478498871577">
            <text:p>1.3478498872</text:p>
          </table:table-cell>
          <table:table-cell table:formula="of:=[.B229]/[.B228]" office:value-type="float" office:value="1.0068664456521">
            <text:p>1.0068664457</text:p>
          </table:table-cell>
          <table:table-cell table:formula="of:=MONTH([.A229])" office:value-type="float" office:value="6">
            <text:p>6</text:p>
          </table:table-cell>
          <table:table-cell table:formula="of:=YEAR([.A229])" office:value-type="float" office:value="2008">
            <text:p>2008</text:p>
          </table:table-cell>
        </table:table-row>
        <table:table-row table:style-name="ro2">
          <table:table-cell office:value-type="string">
            <text:p>2008-07-02 00:00:00</text:p>
          </table:table-cell>
          <table:table-cell office:value-type="float" office:value="1.36190553047408">
            <text:p>1.3619055305</text:p>
          </table:table-cell>
          <table:table-cell table:formula="of:=[.B230]/[.B229]" office:value-type="float" office:value="1.01042819638173">
            <text:p>1.0104281964</text:p>
          </table:table-cell>
          <table:table-cell table:formula="of:=MONTH([.A230])" office:value-type="float" office:value="7">
            <text:p>7</text:p>
          </table:table-cell>
          <table:table-cell table:formula="of:=YEAR([.A230])" office:value-type="float" office:value="2008">
            <text:p>2008</text:p>
          </table:table-cell>
        </table:table-row>
        <table:table-row table:style-name="ro2">
          <table:table-cell office:value-type="string">
            <text:p>2008-07-03 00:00:00</text:p>
          </table:table-cell>
          <table:table-cell office:value-type="float" office:value="1.35605520895063">
            <text:p>1.356055209</text:p>
          </table:table-cell>
          <table:table-cell table:formula="of:=[.B231]/[.B230]" office:value-type="float" office:value="0.995704311795096">
            <text:p>0.9957043118</text:p>
          </table:table-cell>
          <table:table-cell table:formula="of:=MONTH([.A231])" office:value-type="float" office:value="7">
            <text:p>7</text:p>
          </table:table-cell>
          <table:table-cell table:formula="of:=YEAR([.A231])" office:value-type="float" office:value="2008">
            <text:p>2008</text:p>
          </table:table-cell>
        </table:table-row>
        <table:table-row table:style-name="ro2">
          <table:table-cell office:value-type="string">
            <text:p>2008-07-07 00:00:00</text:p>
          </table:table-cell>
          <table:table-cell office:value-type="float" office:value="1.34804284215039">
            <text:p>1.3480428422</text:p>
          </table:table-cell>
          <table:table-cell table:formula="of:=[.B232]/[.B231]" office:value-type="float" office:value="0.994091415491534">
            <text:p>0.9940914155</text:p>
          </table:table-cell>
          <table:table-cell table:formula="of:=MONTH([.A232])" office:value-type="float" office:value="7">
            <text:p>7</text:p>
          </table:table-cell>
          <table:table-cell table:formula="of:=YEAR([.A232])" office:value-type="float" office:value="2008">
            <text:p>2008</text:p>
          </table:table-cell>
        </table:table-row>
        <table:table-row table:style-name="ro2">
          <table:table-cell office:value-type="string">
            <text:p>2008-07-08 00:00:00</text:p>
          </table:table-cell>
          <table:table-cell office:value-type="float" office:value="1.33080566212208">
            <text:p>1.3308056621</text:p>
          </table:table-cell>
          <table:table-cell table:formula="of:=[.B233]/[.B232]" office:value-type="float" office:value="0.987213180850528">
            <text:p>0.9872131809</text:p>
          </table:table-cell>
          <table:table-cell table:formula="of:=MONTH([.A233])" office:value-type="float" office:value="7">
            <text:p>7</text:p>
          </table:table-cell>
          <table:table-cell table:formula="of:=YEAR([.A233])" office:value-type="float" office:value="2008">
            <text:p>2008</text:p>
          </table:table-cell>
        </table:table-row>
        <table:table-row table:style-name="ro2">
          <table:table-cell office:value-type="string">
            <text:p>2008-07-09 00:00:00</text:p>
          </table:table-cell>
          <table:table-cell office:value-type="float" office:value="1.33517619380892">
            <text:p>1.3351761938</text:p>
          </table:table-cell>
          <table:table-cell table:formula="of:=[.B234]/[.B233]" office:value-type="float" office:value="1.00328412465564">
            <text:p>1.0032841247</text:p>
          </table:table-cell>
          <table:table-cell table:formula="of:=MONTH([.A234])" office:value-type="float" office:value="7">
            <text:p>7</text:p>
          </table:table-cell>
          <table:table-cell table:formula="of:=YEAR([.A234])" office:value-type="float" office:value="2008">
            <text:p>2008</text:p>
          </table:table-cell>
        </table:table-row>
        <table:table-row table:style-name="ro2">
          <table:table-cell office:value-type="string">
            <text:p>2008-07-10 00:00:00</text:p>
          </table:table-cell>
          <table:table-cell office:value-type="float" office:value="1.35591550050124">
            <text:p>1.3559155005</text:p>
          </table:table-cell>
          <table:table-cell table:formula="of:=[.B235]/[.B234]" office:value-type="float" office:value="1.01553301114001">
            <text:p>1.0155330111</text:p>
          </table:table-cell>
          <table:table-cell table:formula="of:=MONTH([.A235])" office:value-type="float" office:value="7">
            <text:p>7</text:p>
          </table:table-cell>
          <table:table-cell table:formula="of:=YEAR([.A235])" office:value-type="float" office:value="2008">
            <text:p>2008</text:p>
          </table:table-cell>
        </table:table-row>
        <table:table-row table:style-name="ro2">
          <table:table-cell office:value-type="string">
            <text:p>2008-07-11 00:00:00</text:p>
          </table:table-cell>
          <table:table-cell office:value-type="float" office:value="1.36609748665327">
            <text:p>1.3660974867</text:p>
          </table:table-cell>
          <table:table-cell table:formula="of:=[.B236]/[.B235]" office:value-type="float" office:value="1.00750930728963">
            <text:p>1.0075093073</text:p>
          </table:table-cell>
          <table:table-cell table:formula="of:=MONTH([.A236])" office:value-type="float" office:value="7">
            <text:p>7</text:p>
          </table:table-cell>
          <table:table-cell table:formula="of:=YEAR([.A236])" office:value-type="float" office:value="2008">
            <text:p>2008</text:p>
          </table:table-cell>
        </table:table-row>
        <table:table-row table:style-name="ro2">
          <table:table-cell office:value-type="string">
            <text:p>2008-07-14 00:00:00</text:p>
          </table:table-cell>
          <table:table-cell office:value-type="float" office:value="1.37408043624231">
            <text:p>1.3740804362</text:p>
          </table:table-cell>
          <table:table-cell table:formula="of:=[.B237]/[.B236]" office:value-type="float" office:value="1.00584361633561">
            <text:p>1.0058436163</text:p>
          </table:table-cell>
          <table:table-cell table:formula="of:=MONTH([.A237])" office:value-type="float" office:value="7">
            <text:p>7</text:p>
          </table:table-cell>
          <table:table-cell table:formula="of:=YEAR([.A237])" office:value-type="float" office:value="2008">
            <text:p>2008</text:p>
          </table:table-cell>
        </table:table-row>
        <table:table-row table:style-name="ro2">
          <table:table-cell office:value-type="string">
            <text:p>2008-07-15 00:00:00</text:p>
          </table:table-cell>
          <table:table-cell office:value-type="float" office:value="1.36223663435797">
            <text:p>1.3622366344</text:p>
          </table:table-cell>
          <table:table-cell table:formula="of:=[.B238]/[.B237]" office:value-type="float" office:value="0.991380561448984">
            <text:p>0.9913805614</text:p>
          </table:table-cell>
          <table:table-cell table:formula="of:=MONTH([.A238])" office:value-type="float" office:value="7">
            <text:p>7</text:p>
          </table:table-cell>
          <table:table-cell table:formula="of:=YEAR([.A238])" office:value-type="float" office:value="2008">
            <text:p>2008</text:p>
          </table:table-cell>
        </table:table-row>
        <table:table-row table:style-name="ro2">
          <table:table-cell office:value-type="string">
            <text:p>2008-07-16 00:00:00</text:p>
          </table:table-cell>
          <table:table-cell office:value-type="float" office:value="1.3421323668542">
            <text:p>1.3421323669</text:p>
          </table:table-cell>
          <table:table-cell table:formula="of:=[.B239]/[.B238]" office:value-type="float" office:value="0.985241721594686">
            <text:p>0.9852417216</text:p>
          </table:table-cell>
          <table:table-cell table:formula="of:=MONTH([.A239])" office:value-type="float" office:value="7">
            <text:p>7</text:p>
          </table:table-cell>
          <table:table-cell table:formula="of:=YEAR([.A239])" office:value-type="float" office:value="2008">
            <text:p>2008</text:p>
          </table:table-cell>
        </table:table-row>
        <table:table-row table:style-name="ro2">
          <table:table-cell office:value-type="string">
            <text:p>2008-07-17 00:00:00</text:p>
          </table:table-cell>
          <table:table-cell office:value-type="float" office:value="1.32987470483354">
            <text:p>1.3298747048</text:p>
          </table:table-cell>
          <table:table-cell table:formula="of:=[.B240]/[.B239]" office:value-type="float" office:value="0.990867024502668">
            <text:p>0.9908670245</text:p>
          </table:table-cell>
          <table:table-cell table:formula="of:=MONTH([.A240])" office:value-type="float" office:value="7">
            <text:p>7</text:p>
          </table:table-cell>
          <table:table-cell table:formula="of:=YEAR([.A240])" office:value-type="float" office:value="2008">
            <text:p>2008</text:p>
          </table:table-cell>
        </table:table-row>
        <table:table-row table:style-name="ro2">
          <table:table-cell office:value-type="string">
            <text:p>2008-07-18 00:00:00</text:p>
          </table:table-cell>
          <table:table-cell office:value-type="float" office:value="1.32063082555842">
            <text:p>1.3206308256</text:p>
          </table:table-cell>
          <table:table-cell table:formula="of:=[.B241]/[.B240]" office:value-type="float" office:value="0.993049060004286">
            <text:p>0.99304906</text:p>
          </table:table-cell>
          <table:table-cell table:formula="of:=MONTH([.A241])" office:value-type="float" office:value="7">
            <text:p>7</text:p>
          </table:table-cell>
          <table:table-cell table:formula="of:=YEAR([.A241])" office:value-type="float" office:value="2008">
            <text:p>2008</text:p>
          </table:table-cell>
        </table:table-row>
        <table:table-row table:style-name="ro2">
          <table:table-cell office:value-type="string">
            <text:p>2008-07-21 00:00:00</text:p>
          </table:table-cell>
          <table:table-cell office:value-type="float" office:value="1.33156669712054">
            <text:p>1.3315666971</text:p>
          </table:table-cell>
          <table:table-cell table:formula="of:=[.B242]/[.B241]" office:value-type="float" office:value="1.00828079380738">
            <text:p>1.0082807938</text:p>
          </table:table-cell>
          <table:table-cell table:formula="of:=MONTH([.A242])" office:value-type="float" office:value="7">
            <text:p>7</text:p>
          </table:table-cell>
          <table:table-cell table:formula="of:=YEAR([.A242])" office:value-type="float" office:value="2008">
            <text:p>2008</text:p>
          </table:table-cell>
        </table:table-row>
        <table:table-row table:style-name="ro2">
          <table:table-cell office:value-type="string">
            <text:p>2008-07-22 00:00:00</text:p>
          </table:table-cell>
          <table:table-cell office:value-type="float" office:value="1.31011982640604">
            <text:p>1.3101198264</text:p>
          </table:table-cell>
          <table:table-cell table:formula="of:=[.B243]/[.B242]" office:value-type="float" office:value="0.983893506227749">
            <text:p>0.9838935062</text:p>
          </table:table-cell>
          <table:table-cell table:formula="of:=MONTH([.A243])" office:value-type="float" office:value="7">
            <text:p>7</text:p>
          </table:table-cell>
          <table:table-cell table:formula="of:=YEAR([.A243])" office:value-type="float" office:value="2008">
            <text:p>2008</text:p>
          </table:table-cell>
        </table:table-row>
        <table:table-row table:style-name="ro2">
          <table:table-cell office:value-type="string">
            <text:p>2008-07-23 00:00:00</text:p>
          </table:table-cell>
          <table:table-cell office:value-type="float" office:value="1.28853464044745">
            <text:p>1.2885346404</text:p>
          </table:table-cell>
          <table:table-cell table:formula="of:=[.B244]/[.B243]" office:value-type="float" office:value="0.983524265854524">
            <text:p>0.9835242659</text:p>
          </table:table-cell>
          <table:table-cell table:formula="of:=MONTH([.A244])" office:value-type="float" office:value="7">
            <text:p>7</text:p>
          </table:table-cell>
          <table:table-cell table:formula="of:=YEAR([.A244])" office:value-type="float" office:value="2008">
            <text:p>2008</text:p>
          </table:table-cell>
        </table:table-row>
        <table:table-row table:style-name="ro2">
          <table:table-cell office:value-type="string">
            <text:p>2008-07-24 00:00:00</text:p>
          </table:table-cell>
          <table:table-cell office:value-type="float" office:value="1.29652928493033">
            <text:p>1.2965292849</text:p>
          </table:table-cell>
          <table:table-cell table:formula="of:=[.B245]/[.B244]" office:value-type="float" office:value="1.00620444668845">
            <text:p>1.0062044467</text:p>
          </table:table-cell>
          <table:table-cell table:formula="of:=MONTH([.A245])" office:value-type="float" office:value="7">
            <text:p>7</text:p>
          </table:table-cell>
          <table:table-cell table:formula="of:=YEAR([.A245])" office:value-type="float" office:value="2008">
            <text:p>2008</text:p>
          </table:table-cell>
        </table:table-row>
        <table:table-row table:style-name="ro2">
          <table:table-cell office:value-type="string">
            <text:p>2008-07-25 00:00:00</text:p>
          </table:table-cell>
          <table:table-cell office:value-type="float" office:value="1.28938904099627">
            <text:p>1.289389041</text:p>
          </table:table-cell>
          <table:table-cell table:formula="of:=[.B246]/[.B245]" office:value-type="float" office:value="0.994492801653571">
            <text:p>0.9944928017</text:p>
          </table:table-cell>
          <table:table-cell table:formula="of:=MONTH([.A246])" office:value-type="float" office:value="7">
            <text:p>7</text:p>
          </table:table-cell>
          <table:table-cell table:formula="of:=YEAR([.A246])" office:value-type="float" office:value="2008">
            <text:p>2008</text:p>
          </table:table-cell>
        </table:table-row>
        <table:table-row table:style-name="ro2">
          <table:table-cell office:value-type="string">
            <text:p>2008-07-28 00:00:00</text:p>
          </table:table-cell>
          <table:table-cell office:value-type="float" office:value="1.29482219038374">
            <text:p>1.2948221904</text:p>
          </table:table-cell>
          <table:table-cell table:formula="of:=[.B247]/[.B246]" office:value-type="float" office:value="1.0042137393872">
            <text:p>1.0042137394</text:p>
          </table:table-cell>
          <table:table-cell table:formula="of:=MONTH([.A247])" office:value-type="float" office:value="7">
            <text:p>7</text:p>
          </table:table-cell>
          <table:table-cell table:formula="of:=YEAR([.A247])" office:value-type="float" office:value="2008">
            <text:p>2008</text:p>
          </table:table-cell>
        </table:table-row>
        <table:table-row table:style-name="ro2">
          <table:table-cell office:value-type="string">
            <text:p>2008-07-29 00:00:00</text:p>
          </table:table-cell>
          <table:table-cell office:value-type="float" office:value="1.28372284557355">
            <text:p>1.2837228456</text:p>
          </table:table-cell>
          <table:table-cell table:formula="of:=[.B248]/[.B247]" office:value-type="float" office:value="0.991427900376889">
            <text:p>0.9914279004</text:p>
          </table:table-cell>
          <table:table-cell table:formula="of:=MONTH([.A248])" office:value-type="float" office:value="7">
            <text:p>7</text:p>
          </table:table-cell>
          <table:table-cell table:formula="of:=YEAR([.A248])" office:value-type="float" office:value="2008">
            <text:p>2008</text:p>
          </table:table-cell>
        </table:table-row>
        <table:table-row table:style-name="ro2">
          <table:table-cell office:value-type="string">
            <text:p>2008-07-30 00:00:00</text:p>
          </table:table-cell>
          <table:table-cell office:value-type="float" office:value="1.28708451376615">
            <text:p>1.2870845138</text:p>
          </table:table-cell>
          <table:table-cell table:formula="of:=[.B249]/[.B248]" office:value-type="float" office:value="1.00261868689506">
            <text:p>1.0026186869</text:p>
          </table:table-cell>
          <table:table-cell table:formula="of:=MONTH([.A249])" office:value-type="float" office:value="7">
            <text:p>7</text:p>
          </table:table-cell>
          <table:table-cell table:formula="of:=YEAR([.A249])" office:value-type="float" office:value="2008">
            <text:p>2008</text:p>
          </table:table-cell>
        </table:table-row>
        <table:table-row table:style-name="ro2">
          <table:table-cell office:value-type="string">
            <text:p>2008-08-04 00:00:00</text:p>
          </table:table-cell>
          <table:table-cell office:value-type="float" office:value="1.27167085471437">
            <text:p>1.2716708547</text:p>
          </table:table-cell>
          <table:table-cell table:formula="of:=[.B250]/[.B249]" office:value-type="float" office:value="0.988024361347744">
            <text:p>0.9880243613</text:p>
          </table:table-cell>
          <table:table-cell table:formula="of:=MONTH([.A250])" office:value-type="float" office:value="8">
            <text:p>8</text:p>
          </table:table-cell>
          <table:table-cell table:formula="of:=YEAR([.A250])" office:value-type="float" office:value="2008">
            <text:p>2008</text:p>
          </table:table-cell>
        </table:table-row>
        <table:table-row table:style-name="ro2">
          <table:table-cell office:value-type="string">
            <text:p>2008-08-05 00:00:00</text:p>
          </table:table-cell>
          <table:table-cell office:value-type="float" office:value="1.2633419334166">
            <text:p>1.2633419334</text:p>
          </table:table-cell>
          <table:table-cell table:formula="of:=[.B251]/[.B250]" office:value-type="float" office:value="0.99345041111315">
            <text:p>0.9934504111</text:p>
          </table:table-cell>
          <table:table-cell table:formula="of:=MONTH([.A251])" office:value-type="float" office:value="8">
            <text:p>8</text:p>
          </table:table-cell>
          <table:table-cell table:formula="of:=YEAR([.A251])" office:value-type="float" office:value="2008">
            <text:p>2008</text:p>
          </table:table-cell>
        </table:table-row>
        <table:table-row table:style-name="ro2">
          <table:table-cell office:value-type="string">
            <text:p>2008-08-06 00:00:00</text:p>
          </table:table-cell>
          <table:table-cell office:value-type="float" office:value="1.25735589497619">
            <text:p>1.257355895</text:p>
          </table:table-cell>
          <table:table-cell table:formula="of:=[.B252]/[.B251]" office:value-type="float" office:value="0.995261743252496">
            <text:p>0.9952617433</text:p>
          </table:table-cell>
          <table:table-cell table:formula="of:=MONTH([.A252])" office:value-type="float" office:value="8">
            <text:p>8</text:p>
          </table:table-cell>
          <table:table-cell table:formula="of:=YEAR([.A252])" office:value-type="float" office:value="2008">
            <text:p>2008</text:p>
          </table:table-cell>
        </table:table-row>
        <table:table-row table:style-name="ro2">
          <table:table-cell office:value-type="string">
            <text:p>2008-08-07 00:00:00</text:p>
          </table:table-cell>
          <table:table-cell office:value-type="float" office:value="1.27052405472299">
            <text:p>1.2705240547</text:p>
          </table:table-cell>
          <table:table-cell table:formula="of:=[.B253]/[.B252]" office:value-type="float" office:value="1.01047289776858">
            <text:p>1.0104728978</text:p>
          </table:table-cell>
          <table:table-cell table:formula="of:=MONTH([.A253])" office:value-type="float" office:value="8">
            <text:p>8</text:p>
          </table:table-cell>
          <table:table-cell table:formula="of:=YEAR([.A253])" office:value-type="float" office:value="2008">
            <text:p>2008</text:p>
          </table:table-cell>
        </table:table-row>
        <table:table-row table:style-name="ro2">
          <table:table-cell office:value-type="string">
            <text:p>2008-08-08 00:00:00</text:p>
          </table:table-cell>
          <table:table-cell office:value-type="float" office:value="1.2599678393635">
            <text:p>1.2599678394</text:p>
          </table:table-cell>
          <table:table-cell table:formula="of:=[.B254]/[.B253]" office:value-type="float" office:value="0.991691447855508">
            <text:p>0.9916914479</text:p>
          </table:table-cell>
          <table:table-cell table:formula="of:=MONTH([.A254])" office:value-type="float" office:value="8">
            <text:p>8</text:p>
          </table:table-cell>
          <table:table-cell table:formula="of:=YEAR([.A254])" office:value-type="float" office:value="2008">
            <text:p>2008</text:p>
          </table:table-cell>
        </table:table-row>
        <table:table-row table:style-name="ro2">
          <table:table-cell office:value-type="string">
            <text:p>2008-08-11 00:00:00</text:p>
          </table:table-cell>
          <table:table-cell office:value-type="float" office:value="1.25325256103765">
            <text:p>1.253252561</text:p>
          </table:table-cell>
          <table:table-cell table:formula="of:=[.B255]/[.B254]" office:value-type="float" office:value="0.994670277989604">
            <text:p>0.994670278</text:p>
          </table:table-cell>
          <table:table-cell table:formula="of:=MONTH([.A255])" office:value-type="float" office:value="8">
            <text:p>8</text:p>
          </table:table-cell>
          <table:table-cell table:formula="of:=YEAR([.A255])" office:value-type="float" office:value="2008">
            <text:p>2008</text:p>
          </table:table-cell>
        </table:table-row>
        <table:table-row table:style-name="ro2">
          <table:table-cell office:value-type="string">
            <text:p>2008-08-12 00:00:00</text:p>
          </table:table-cell>
          <table:table-cell office:value-type="float" office:value="1.25682552248687">
            <text:p>1.2568255225</text:p>
          </table:table-cell>
          <table:table-cell table:formula="of:=[.B256]/[.B255]" office:value-type="float" office:value="1.00285095084606">
            <text:p>1.0028509508</text:p>
          </table:table-cell>
          <table:table-cell table:formula="of:=MONTH([.A256])" office:value-type="float" office:value="8">
            <text:p>8</text:p>
          </table:table-cell>
          <table:table-cell table:formula="of:=YEAR([.A256])" office:value-type="float" office:value="2008">
            <text:p>2008</text:p>
          </table:table-cell>
        </table:table-row>
        <table:table-row table:style-name="ro2">
          <table:table-cell office:value-type="string">
            <text:p>2008-08-13 00:00:00</text:p>
          </table:table-cell>
          <table:table-cell office:value-type="float" office:value="1.26766964579113">
            <text:p>1.2676696458</text:p>
          </table:table-cell>
          <table:table-cell table:formula="of:=[.B257]/[.B256]" office:value-type="float" office:value="1.00862818514603">
            <text:p>1.0086281851</text:p>
          </table:table-cell>
          <table:table-cell table:formula="of:=MONTH([.A257])" office:value-type="float" office:value="8">
            <text:p>8</text:p>
          </table:table-cell>
          <table:table-cell table:formula="of:=YEAR([.A257])" office:value-type="float" office:value="2008">
            <text:p>2008</text:p>
          </table:table-cell>
        </table:table-row>
        <table:table-row table:style-name="ro2">
          <table:table-cell office:value-type="string">
            <text:p>2008-08-14 00:00:00</text:p>
          </table:table-cell>
          <table:table-cell office:value-type="float" office:value="1.26821503636878">
            <text:p>1.2682150364</text:p>
          </table:table-cell>
          <table:table-cell table:formula="of:=[.B258]/[.B257]" office:value-type="float" office:value="1.00043023084087">
            <text:p>1.0004302308</text:p>
          </table:table-cell>
          <table:table-cell table:formula="of:=MONTH([.A258])" office:value-type="float" office:value="8">
            <text:p>8</text:p>
          </table:table-cell>
          <table:table-cell table:formula="of:=YEAR([.A258])" office:value-type="float" office:value="2008">
            <text:p>2008</text:p>
          </table:table-cell>
        </table:table-row>
        <table:table-row table:style-name="ro2">
          <table:table-cell office:value-type="string">
            <text:p>2008-08-15 00:00:00</text:p>
          </table:table-cell>
          <table:table-cell office:value-type="float" office:value="1.26803274857148">
            <text:p>1.2680327486</text:p>
          </table:table-cell>
          <table:table-cell table:formula="of:=[.B259]/[.B258]" office:value-type="float" office:value="0.999856264283209">
            <text:p>0.9998562643</text:p>
          </table:table-cell>
          <table:table-cell table:formula="of:=MONTH([.A259])" office:value-type="float" office:value="8">
            <text:p>8</text:p>
          </table:table-cell>
          <table:table-cell table:formula="of:=YEAR([.A259])" office:value-type="float" office:value="2008">
            <text:p>2008</text:p>
          </table:table-cell>
        </table:table-row>
        <table:table-row table:style-name="ro2">
          <table:table-cell office:value-type="string">
            <text:p>2008-08-18 00:00:00</text:p>
          </table:table-cell>
          <table:table-cell office:value-type="float" office:value="1.27312715341061">
            <text:p>1.2731271534</text:p>
          </table:table-cell>
          <table:table-cell table:formula="of:=[.B260]/[.B259]" office:value-type="float" office:value="1.00401756567002">
            <text:p>1.0040175657</text:p>
          </table:table-cell>
          <table:table-cell table:formula="of:=MONTH([.A260])" office:value-type="float" office:value="8">
            <text:p>8</text:p>
          </table:table-cell>
          <table:table-cell table:formula="of:=YEAR([.A260])" office:value-type="float" office:value="2008">
            <text:p>2008</text:p>
          </table:table-cell>
        </table:table-row>
        <table:table-row table:style-name="ro2">
          <table:table-cell office:value-type="string">
            <text:p>2008-08-19 00:00:00</text:p>
          </table:table-cell>
          <table:table-cell office:value-type="float" office:value="1.27704718069514">
            <text:p>1.2770471807</text:p>
          </table:table-cell>
          <table:table-cell table:formula="of:=[.B261]/[.B260]" office:value-type="float" office:value="1.00307905402381">
            <text:p>1.003079054</text:p>
          </table:table-cell>
          <table:table-cell table:formula="of:=MONTH([.A261])" office:value-type="float" office:value="8">
            <text:p>8</text:p>
          </table:table-cell>
          <table:table-cell table:formula="of:=YEAR([.A261])" office:value-type="float" office:value="2008">
            <text:p>2008</text:p>
          </table:table-cell>
        </table:table-row>
        <table:table-row table:style-name="ro2">
          <table:table-cell office:value-type="string">
            <text:p>2008-08-20 00:00:00</text:p>
          </table:table-cell>
          <table:table-cell office:value-type="float" office:value="1.28278830155151">
            <text:p>1.2827883016</text:p>
          </table:table-cell>
          <table:table-cell table:formula="of:=[.B262]/[.B261]" office:value-type="float" office:value="1.00449562157386">
            <text:p>1.0044956216</text:p>
          </table:table-cell>
          <table:table-cell table:formula="of:=MONTH([.A262])" office:value-type="float" office:value="8">
            <text:p>8</text:p>
          </table:table-cell>
          <table:table-cell table:formula="of:=YEAR([.A262])" office:value-type="float" office:value="2008">
            <text:p>2008</text:p>
          </table:table-cell>
        </table:table-row>
        <table:table-row table:style-name="ro2">
          <table:table-cell office:value-type="string">
            <text:p>2008-08-21 00:00:00</text:p>
          </table:table-cell>
          <table:table-cell office:value-type="float" office:value="1.2986114889902">
            <text:p>1.298611489</text:p>
          </table:table-cell>
          <table:table-cell table:formula="of:=[.B263]/[.B262]" office:value-type="float" office:value="1.01233499511927">
            <text:p>1.0123349951</text:p>
          </table:table-cell>
          <table:table-cell table:formula="of:=MONTH([.A263])" office:value-type="float" office:value="8">
            <text:p>8</text:p>
          </table:table-cell>
          <table:table-cell table:formula="of:=YEAR([.A263])" office:value-type="float" office:value="2008">
            <text:p>2008</text:p>
          </table:table-cell>
        </table:table-row>
        <table:table-row table:style-name="ro2">
          <table:table-cell office:value-type="string">
            <text:p>2008-08-22 00:00:00</text:p>
          </table:table-cell>
          <table:table-cell office:value-type="float" office:value="1.28252998890449">
            <text:p>1.2825299889</text:p>
          </table:table-cell>
          <table:table-cell table:formula="of:=[.B264]/[.B263]" office:value-type="float" office:value="0.987616388564205">
            <text:p>0.9876163886</text:p>
          </table:table-cell>
          <table:table-cell table:formula="of:=MONTH([.A264])" office:value-type="float" office:value="8">
            <text:p>8</text:p>
          </table:table-cell>
          <table:table-cell table:formula="of:=YEAR([.A264])" office:value-type="float" office:value="2008">
            <text:p>2008</text:p>
          </table:table-cell>
        </table:table-row>
        <table:table-row table:style-name="ro2">
          <table:table-cell office:value-type="string">
            <text:p>2008-08-25 00:00:00</text:p>
          </table:table-cell>
          <table:table-cell office:value-type="float" office:value="1.28747312595785">
            <text:p>1.287473126</text:p>
          </table:table-cell>
          <table:table-cell table:formula="of:=[.B265]/[.B264]" office:value-type="float" office:value="1.00385420777379">
            <text:p>1.0038542078</text:p>
          </table:table-cell>
          <table:table-cell table:formula="of:=MONTH([.A265])" office:value-type="float" office:value="8">
            <text:p>8</text:p>
          </table:table-cell>
          <table:table-cell table:formula="of:=YEAR([.A265])" office:value-type="float" office:value="2008">
            <text:p>2008</text:p>
          </table:table-cell>
        </table:table-row>
        <table:table-row table:style-name="ro2">
          <table:table-cell office:value-type="string">
            <text:p>2008-08-26 00:00:00</text:p>
          </table:table-cell>
          <table:table-cell office:value-type="float" office:value="1.28825181037907">
            <text:p>1.2882518104</text:p>
          </table:table-cell>
          <table:table-cell table:formula="of:=[.B266]/[.B265]" office:value-type="float" office:value="1.00060481605831">
            <text:p>1.0006048161</text:p>
          </table:table-cell>
          <table:table-cell table:formula="of:=MONTH([.A266])" office:value-type="float" office:value="8">
            <text:p>8</text:p>
          </table:table-cell>
          <table:table-cell table:formula="of:=YEAR([.A266])" office:value-type="float" office:value="2008">
            <text:p>2008</text:p>
          </table:table-cell>
        </table:table-row>
        <table:table-row table:style-name="ro2">
          <table:table-cell office:value-type="string">
            <text:p>2008-08-27 00:00:00</text:p>
          </table:table-cell>
          <table:table-cell office:value-type="float" office:value="1.29341599959992">
            <text:p>1.2934159996</text:p>
          </table:table-cell>
          <table:table-cell table:formula="of:=[.B267]/[.B266]" office:value-type="float" office:value="1.004008679964">
            <text:p>1.00400868</text:p>
          </table:table-cell>
          <table:table-cell table:formula="of:=MONTH([.A267])" office:value-type="float" office:value="8">
            <text:p>8</text:p>
          </table:table-cell>
          <table:table-cell table:formula="of:=YEAR([.A267])" office:value-type="float" office:value="2008">
            <text:p>2008</text:p>
          </table:table-cell>
        </table:table-row>
        <table:table-row table:style-name="ro2">
          <table:table-cell office:value-type="string">
            <text:p>2008-08-28 00:00:00</text:p>
          </table:table-cell>
          <table:table-cell office:value-type="float" office:value="1.28467205534854">
            <text:p>1.2846720553</text:p>
          </table:table-cell>
          <table:table-cell table:formula="of:=[.B268]/[.B267]" office:value-type="float" office:value="0.99323965046506">
            <text:p>0.9932396505</text:p>
          </table:table-cell>
          <table:table-cell table:formula="of:=MONTH([.A268])" office:value-type="float" office:value="8">
            <text:p>8</text:p>
          </table:table-cell>
          <table:table-cell table:formula="of:=YEAR([.A268])" office:value-type="float" office:value="2008">
            <text:p>2008</text:p>
          </table:table-cell>
        </table:table-row>
        <table:table-row table:style-name="ro2">
          <table:table-cell office:value-type="string">
            <text:p>2008-09-03 00:00:00</text:p>
          </table:table-cell>
          <table:table-cell office:value-type="float" office:value="1.29434649329172">
            <text:p>1.2943464933</text:p>
          </table:table-cell>
          <table:table-cell table:formula="of:=[.B269]/[.B268]" office:value-type="float" office:value="1.00753066738153">
            <text:p>1.0075306674</text:p>
          </table:table-cell>
          <table:table-cell table:formula="of:=MONTH([.A269])" office:value-type="float" office:value="9">
            <text:p>9</text:p>
          </table:table-cell>
          <table:table-cell table:formula="of:=YEAR([.A269])" office:value-type="float" office:value="2008">
            <text:p>2008</text:p>
          </table:table-cell>
        </table:table-row>
        <table:table-row table:style-name="ro2">
          <table:table-cell office:value-type="string">
            <text:p>2008-09-04 00:00:00</text:p>
          </table:table-cell>
          <table:table-cell office:value-type="float" office:value="1.28776721569784">
            <text:p>1.2877672157</text:p>
          </table:table-cell>
          <table:table-cell table:formula="of:=[.B270]/[.B269]" office:value-type="float" office:value="0.994916911639988">
            <text:p>0.9949169116</text:p>
          </table:table-cell>
          <table:table-cell table:formula="of:=MONTH([.A270])" office:value-type="float" office:value="9">
            <text:p>9</text:p>
          </table:table-cell>
          <table:table-cell table:formula="of:=YEAR([.A270])" office:value-type="float" office:value="2008">
            <text:p>2008</text:p>
          </table:table-cell>
        </table:table-row>
        <table:table-row table:style-name="ro2">
          <table:table-cell office:value-type="string">
            <text:p>2008-09-05 00:00:00</text:p>
          </table:table-cell>
          <table:table-cell office:value-type="float" office:value="1.28659326717913">
            <text:p>1.2865932672</text:p>
          </table:table-cell>
          <table:table-cell table:formula="of:=[.B271]/[.B270]" office:value-type="float" office:value="0.999088384527574">
            <text:p>0.9990883845</text:p>
          </table:table-cell>
          <table:table-cell table:formula="of:=MONTH([.A271])" office:value-type="float" office:value="9">
            <text:p>9</text:p>
          </table:table-cell>
          <table:table-cell table:formula="of:=YEAR([.A271])" office:value-type="float" office:value="2008">
            <text:p>2008</text:p>
          </table:table-cell>
        </table:table-row>
        <table:table-row table:style-name="ro2">
          <table:table-cell office:value-type="string">
            <text:p>2008-09-08 00:00:00</text:p>
          </table:table-cell>
          <table:table-cell office:value-type="float" office:value="1.30671188610935">
            <text:p>1.3067118861</text:p>
          </table:table-cell>
          <table:table-cell table:formula="of:=[.B272]/[.B271]" office:value-type="float" office:value="1.01563712436824">
            <text:p>1.0156371244</text:p>
          </table:table-cell>
          <table:table-cell table:formula="of:=MONTH([.A272])" office:value-type="float" office:value="9">
            <text:p>9</text:p>
          </table:table-cell>
          <table:table-cell table:formula="of:=YEAR([.A272])" office:value-type="float" office:value="2008">
            <text:p>2008</text:p>
          </table:table-cell>
        </table:table-row>
        <table:table-row table:style-name="ro2">
          <table:table-cell office:value-type="string">
            <text:p>2008-09-09 00:00:00</text:p>
          </table:table-cell>
          <table:table-cell office:value-type="float" office:value="1.29651205947623">
            <text:p>1.2965120595</text:p>
          </table:table-cell>
          <table:table-cell table:formula="of:=[.B273]/[.B272]" office:value-type="float" office:value="0.992194280360075">
            <text:p>0.9921942804</text:p>
          </table:table-cell>
          <table:table-cell table:formula="of:=MONTH([.A273])" office:value-type="float" office:value="9">
            <text:p>9</text:p>
          </table:table-cell>
          <table:table-cell table:formula="of:=YEAR([.A273])" office:value-type="float" office:value="2008">
            <text:p>2008</text:p>
          </table:table-cell>
        </table:table-row>
        <table:table-row table:style-name="ro2">
          <table:table-cell office:value-type="string">
            <text:p>2008-09-10 00:00:00</text:p>
          </table:table-cell>
          <table:table-cell office:value-type="float" office:value="1.29343546189466">
            <text:p>1.2934354619</text:p>
          </table:table-cell>
          <table:table-cell table:formula="of:=[.B274]/[.B273]" office:value-type="float" office:value="0.997627019695587">
            <text:p>0.9976270197</text:p>
          </table:table-cell>
          <table:table-cell table:formula="of:=MONTH([.A274])" office:value-type="float" office:value="9">
            <text:p>9</text:p>
          </table:table-cell>
          <table:table-cell table:formula="of:=YEAR([.A274])" office:value-type="float" office:value="2008">
            <text:p>2008</text:p>
          </table:table-cell>
        </table:table-row>
        <table:table-row table:style-name="ro2">
          <table:table-cell office:value-type="string">
            <text:p>2008-09-11 00:00:00</text:p>
          </table:table-cell>
          <table:table-cell office:value-type="float" office:value="1.29892828142961">
            <text:p>1.2989282814</text:p>
          </table:table-cell>
          <table:table-cell table:formula="of:=[.B275]/[.B274]" office:value-type="float" office:value="1.00424669007212">
            <text:p>1.0042466901</text:p>
          </table:table-cell>
          <table:table-cell table:formula="of:=MONTH([.A275])" office:value-type="float" office:value="9">
            <text:p>9</text:p>
          </table:table-cell>
          <table:table-cell table:formula="of:=YEAR([.A275])" office:value-type="float" office:value="2008">
            <text:p>2008</text:p>
          </table:table-cell>
        </table:table-row>
        <table:table-row table:style-name="ro2">
          <table:table-cell office:value-type="string">
            <text:p>2008-09-12 00:00:00</text:p>
          </table:table-cell>
          <table:table-cell office:value-type="float" office:value="1.28978493620195">
            <text:p>1.2897849362</text:p>
          </table:table-cell>
          <table:table-cell table:formula="of:=[.B276]/[.B275]" office:value-type="float" office:value="0.992960854453343">
            <text:p>0.9929608545</text:p>
          </table:table-cell>
          <table:table-cell table:formula="of:=MONTH([.A276])" office:value-type="float" office:value="9">
            <text:p>9</text:p>
          </table:table-cell>
          <table:table-cell table:formula="of:=YEAR([.A276])" office:value-type="float" office:value="2008">
            <text:p>2008</text:p>
          </table:table-cell>
        </table:table-row>
        <table:table-row table:style-name="ro2">
          <table:table-cell office:value-type="string">
            <text:p>2008-09-15 00:00:00</text:p>
          </table:table-cell>
          <table:table-cell office:value-type="float" office:value="1.28717406739187">
            <text:p>1.2871740674</text:p>
          </table:table-cell>
          <table:table-cell table:formula="of:=[.B277]/[.B276]" office:value-type="float" office:value="0.997975733211949">
            <text:p>0.9979757332</text:p>
          </table:table-cell>
          <table:table-cell table:formula="of:=MONTH([.A277])" office:value-type="float" office:value="9">
            <text:p>9</text:p>
          </table:table-cell>
          <table:table-cell table:formula="of:=YEAR([.A277])" office:value-type="float" office:value="2008">
            <text:p>2008</text:p>
          </table:table-cell>
        </table:table-row>
        <table:table-row table:style-name="ro2">
          <table:table-cell office:value-type="string">
            <text:p>2008-09-16 00:00:00</text:p>
          </table:table-cell>
          <table:table-cell office:value-type="float" office:value="1.30581119803588">
            <text:p>1.305811198</text:p>
          </table:table-cell>
          <table:table-cell table:formula="of:=[.B278]/[.B277]" office:value-type="float" office:value="1.01447910668506">
            <text:p>1.0144791067</text:p>
          </table:table-cell>
          <table:table-cell table:formula="of:=MONTH([.A278])" office:value-type="float" office:value="9">
            <text:p>9</text:p>
          </table:table-cell>
          <table:table-cell table:formula="of:=YEAR([.A278])" office:value-type="float" office:value="2008">
            <text:p>2008</text:p>
          </table:table-cell>
        </table:table-row>
        <table:table-row table:style-name="ro2">
          <table:table-cell office:value-type="string">
            <text:p>2008-09-17 00:00:00</text:p>
          </table:table-cell>
          <table:table-cell office:value-type="float" office:value="1.28748366036758">
            <text:p>1.2874836604</text:p>
          </table:table-cell>
          <table:table-cell table:formula="of:=[.B279]/[.B278]" office:value-type="float" office:value="0.985964634323961">
            <text:p>0.9859646343</text:p>
          </table:table-cell>
          <table:table-cell table:formula="of:=MONTH([.A279])" office:value-type="float" office:value="9">
            <text:p>9</text:p>
          </table:table-cell>
          <table:table-cell table:formula="of:=YEAR([.A279])" office:value-type="float" office:value="2008">
            <text:p>2008</text:p>
          </table:table-cell>
        </table:table-row>
        <table:table-row table:style-name="ro2">
          <table:table-cell office:value-type="string">
            <text:p>2008-09-18 00:00:00</text:p>
          </table:table-cell>
          <table:table-cell office:value-type="float" office:value="1.30981527121955">
            <text:p>1.3098152712</text:p>
          </table:table-cell>
          <table:table-cell table:formula="of:=[.B280]/[.B279]" office:value-type="float" office:value="1.01734516059458">
            <text:p>1.0173451606</text:p>
          </table:table-cell>
          <table:table-cell table:formula="of:=MONTH([.A280])" office:value-type="float" office:value="9">
            <text:p>9</text:p>
          </table:table-cell>
          <table:table-cell table:formula="of:=YEAR([.A280])" office:value-type="float" office:value="2008">
            <text:p>2008</text:p>
          </table:table-cell>
        </table:table-row>
        <table:table-row table:style-name="ro2">
          <table:table-cell office:value-type="string">
            <text:p>2008-09-19 00:00:00</text:p>
          </table:table-cell>
          <table:table-cell office:value-type="float" office:value="1.30111757108125">
            <text:p>1.3011175711</text:p>
          </table:table-cell>
          <table:table-cell table:formula="of:=[.B281]/[.B280]" office:value-type="float" office:value="0.993359597853671">
            <text:p>0.9933595979</text:p>
          </table:table-cell>
          <table:table-cell table:formula="of:=MONTH([.A281])" office:value-type="float" office:value="9">
            <text:p>9</text:p>
          </table:table-cell>
          <table:table-cell table:formula="of:=YEAR([.A281])" office:value-type="float" office:value="2008">
            <text:p>2008</text:p>
          </table:table-cell>
        </table:table-row>
        <table:table-row table:style-name="ro2">
          <table:table-cell office:value-type="string">
            <text:p>2008-09-22 00:00:00</text:p>
          </table:table-cell>
          <table:table-cell office:value-type="float" office:value="1.26257219030498">
            <text:p>1.2625721903</text:p>
          </table:table-cell>
          <table:table-cell table:formula="of:=[.B282]/[.B281]" office:value-type="float" office:value="0.970375174670617">
            <text:p>0.9703751747</text:p>
          </table:table-cell>
          <table:table-cell table:formula="of:=MONTH([.A282])" office:value-type="float" office:value="9">
            <text:p>9</text:p>
          </table:table-cell>
          <table:table-cell table:formula="of:=YEAR([.A282])" office:value-type="float" office:value="2008">
            <text:p>2008</text:p>
          </table:table-cell>
        </table:table-row>
        <table:table-row table:style-name="ro2">
          <table:table-cell office:value-type="string">
            <text:p>2008-09-23 00:00:00</text:p>
          </table:table-cell>
          <table:table-cell office:value-type="float" office:value="1.2635764055539">
            <text:p>1.2635764056</text:p>
          </table:table-cell>
          <table:table-cell table:formula="of:=[.B283]/[.B282]" office:value-type="float" office:value="1.0007953725392">
            <text:p>1.0007953725</text:p>
          </table:table-cell>
          <table:table-cell table:formula="of:=MONTH([.A283])" office:value-type="float" office:value="9">
            <text:p>9</text:p>
          </table:table-cell>
          <table:table-cell table:formula="of:=YEAR([.A283])" office:value-type="float" office:value="2008">
            <text:p>2008</text:p>
          </table:table-cell>
        </table:table-row>
        <table:table-row table:style-name="ro2">
          <table:table-cell office:value-type="string">
            <text:p>2008-09-24 00:00:00</text:p>
          </table:table-cell>
          <table:table-cell office:value-type="float" office:value="1.26371579825052">
            <text:p>1.2637157983</text:p>
          </table:table-cell>
          <table:table-cell table:formula="of:=[.B284]/[.B283]" office:value-type="float" office:value="1.00011031600148">
            <text:p>1.000110316</text:p>
          </table:table-cell>
          <table:table-cell table:formula="of:=MONTH([.A284])" office:value-type="float" office:value="9">
            <text:p>9</text:p>
          </table:table-cell>
          <table:table-cell table:formula="of:=YEAR([.A284])" office:value-type="float" office:value="2008">
            <text:p>2008</text:p>
          </table:table-cell>
        </table:table-row>
        <table:table-row table:style-name="ro2">
          <table:table-cell office:value-type="string">
            <text:p>2008-09-25 00:00:00</text:p>
          </table:table-cell>
          <table:table-cell office:value-type="float" office:value="1.26671467302137">
            <text:p>1.266714673</text:p>
          </table:table-cell>
          <table:table-cell table:formula="of:=[.B285]/[.B284]" office:value-type="float" office:value="1.00237306107512">
            <text:p>1.0023730611</text:p>
          </table:table-cell>
          <table:table-cell table:formula="of:=MONTH([.A285])" office:value-type="float" office:value="9">
            <text:p>9</text:p>
          </table:table-cell>
          <table:table-cell table:formula="of:=YEAR([.A285])" office:value-type="float" office:value="2008">
            <text:p>2008</text:p>
          </table:table-cell>
        </table:table-row>
        <table:table-row table:style-name="ro2">
          <table:table-cell office:value-type="string">
            <text:p>2008-09-26 00:00:00</text:p>
          </table:table-cell>
          <table:table-cell office:value-type="float" office:value="1.28230259690636">
            <text:p>1.2823025969</text:p>
          </table:table-cell>
          <table:table-cell table:formula="of:=[.B286]/[.B285]" office:value-type="float" office:value="1.01230578931229">
            <text:p>1.0123057893</text:p>
          </table:table-cell>
          <table:table-cell table:formula="of:=MONTH([.A286])" office:value-type="float" office:value="9">
            <text:p>9</text:p>
          </table:table-cell>
          <table:table-cell table:formula="of:=YEAR([.A286])" office:value-type="float" office:value="2008">
            <text:p>2008</text:p>
          </table:table-cell>
        </table:table-row>
        <table:table-row table:style-name="ro2">
          <table:table-cell office:value-type="string">
            <text:p>2008-09-29 00:00:00</text:p>
          </table:table-cell>
          <table:table-cell office:value-type="float" office:value="1.26875388458788">
            <text:p>1.2687538846</text:p>
          </table:table-cell>
          <table:table-cell table:formula="of:=[.B287]/[.B286]" office:value-type="float" office:value="0.989434075583125">
            <text:p>0.9894340756</text:p>
          </table:table-cell>
          <table:table-cell table:formula="of:=MONTH([.A287])" office:value-type="float" office:value="9">
            <text:p>9</text:p>
          </table:table-cell>
          <table:table-cell table:formula="of:=YEAR([.A287])" office:value-type="float" office:value="2008">
            <text:p>2008</text:p>
          </table:table-cell>
        </table:table-row>
        <table:table-row table:style-name="ro2">
          <table:table-cell office:value-type="string">
            <text:p>2008-10-02 00:00:00</text:p>
          </table:table-cell>
          <table:table-cell office:value-type="float" office:value="1.25492392377343">
            <text:p>1.2549239238</text:p>
          </table:table-cell>
          <table:table-cell table:formula="of:=[.B288]/[.B287]" office:value-type="float" office:value="0.989099571648648">
            <text:p>0.9890995716</text:p>
          </table:table-cell>
          <table:table-cell table:formula="of:=MONTH([.A288])" office:value-type="float" office:value="10">
            <text:p>10</text:p>
          </table:table-cell>
          <table:table-cell table:formula="of:=YEAR([.A288])" office:value-type="float" office:value="2008">
            <text:p>2008</text:p>
          </table:table-cell>
        </table:table-row>
        <table:table-row table:style-name="ro2">
          <table:table-cell office:value-type="string">
            <text:p>2008-10-03 00:00:00</text:p>
          </table:table-cell>
          <table:table-cell office:value-type="float" office:value="1.26272383756263">
            <text:p>1.2627238376</text:p>
          </table:table-cell>
          <table:table-cell table:formula="of:=[.B289]/[.B288]" office:value-type="float" office:value="1.00621544751951">
            <text:p>1.0062154475</text:p>
          </table:table-cell>
          <table:table-cell table:formula="of:=MONTH([.A289])" office:value-type="float" office:value="10">
            <text:p>10</text:p>
          </table:table-cell>
          <table:table-cell table:formula="of:=YEAR([.A289])" office:value-type="float" office:value="2008">
            <text:p>2008</text:p>
          </table:table-cell>
        </table:table-row>
        <table:table-row table:style-name="ro2">
          <table:table-cell office:value-type="string">
            <text:p>2008-10-06 00:00:00</text:p>
          </table:table-cell>
          <table:table-cell office:value-type="float" office:value="1.28332713138172">
            <text:p>1.2833271314</text:p>
          </table:table-cell>
          <table:table-cell table:formula="of:=[.B290]/[.B289]" office:value-type="float" office:value="1.01631654777252">
            <text:p>1.0163165478</text:p>
          </table:table-cell>
          <table:table-cell table:formula="of:=MONTH([.A290])" office:value-type="float" office:value="10">
            <text:p>10</text:p>
          </table:table-cell>
          <table:table-cell table:formula="of:=YEAR([.A290])" office:value-type="float" office:value="2008">
            <text:p>2008</text:p>
          </table:table-cell>
        </table:table-row>
        <table:table-row table:style-name="ro2">
          <table:table-cell office:value-type="string">
            <text:p>2008-10-07 00:00:00</text:p>
          </table:table-cell>
          <table:table-cell office:value-type="float" office:value="1.29346665539431">
            <text:p>1.2934666554</text:p>
          </table:table-cell>
          <table:table-cell table:formula="of:=[.B291]/[.B290]" office:value-type="float" office:value="1.00790096598494">
            <text:p>1.007900966</text:p>
          </table:table-cell>
          <table:table-cell table:formula="of:=MONTH([.A291])" office:value-type="float" office:value="10">
            <text:p>10</text:p>
          </table:table-cell>
          <table:table-cell table:formula="of:=YEAR([.A291])" office:value-type="float" office:value="2008">
            <text:p>2008</text:p>
          </table:table-cell>
        </table:table-row>
        <table:table-row table:style-name="ro2">
          <table:table-cell office:value-type="string">
            <text:p>2008-10-08 00:00:00</text:p>
          </table:table-cell>
          <table:table-cell office:value-type="float" office:value="1.29543170548112">
            <text:p>1.2954317055</text:p>
          </table:table-cell>
          <table:table-cell table:formula="of:=[.B292]/[.B291]" office:value-type="float" office:value="1.00151921201726">
            <text:p>1.001519212</text:p>
          </table:table-cell>
          <table:table-cell table:formula="of:=MONTH([.A292])" office:value-type="float" office:value="10">
            <text:p>10</text:p>
          </table:table-cell>
          <table:table-cell table:formula="of:=YEAR([.A292])" office:value-type="float" office:value="2008">
            <text:p>2008</text:p>
          </table:table-cell>
        </table:table-row>
        <table:table-row table:style-name="ro2">
          <table:table-cell office:value-type="string">
            <text:p>2008-10-09 00:00:00</text:p>
          </table:table-cell>
          <table:table-cell office:value-type="float" office:value="1.2934133057214">
            <text:p>1.2934133057</text:p>
          </table:table-cell>
          <table:table-cell table:formula="of:=[.B293]/[.B292]" office:value-type="float" office:value="0.998441909557121">
            <text:p>0.9984419096</text:p>
          </table:table-cell>
          <table:table-cell table:formula="of:=MONTH([.A293])" office:value-type="float" office:value="10">
            <text:p>10</text:p>
          </table:table-cell>
          <table:table-cell table:formula="of:=YEAR([.A293])" office:value-type="float" office:value="2008">
            <text:p>2008</text:p>
          </table:table-cell>
        </table:table-row>
        <table:table-row table:style-name="ro2">
          <table:table-cell office:value-type="string">
            <text:p>2008-10-10 00:00:00</text:p>
          </table:table-cell>
          <table:table-cell office:value-type="float" office:value="1.24770602844173">
            <text:p>1.2477060284</text:p>
          </table:table-cell>
          <table:table-cell table:formula="of:=[.B294]/[.B293]" office:value-type="float" office:value="0.96466150682269">
            <text:p>0.9646615068</text:p>
          </table:table-cell>
          <table:table-cell table:formula="of:=MONTH([.A294])" office:value-type="float" office:value="10">
            <text:p>10</text:p>
          </table:table-cell>
          <table:table-cell table:formula="of:=YEAR([.A294])" office:value-type="float" office:value="2008">
            <text:p>2008</text:p>
          </table:table-cell>
        </table:table-row>
        <table:table-row table:style-name="ro2">
          <table:table-cell office:value-type="string">
            <text:p>2008-10-13 00:00:00</text:p>
          </table:table-cell>
          <table:table-cell office:value-type="float" office:value="1.23256486197798">
            <text:p>1.232564862</text:p>
          </table:table-cell>
          <table:table-cell table:formula="of:=[.B295]/[.B294]" office:value-type="float" office:value="0.987864796579801">
            <text:p>0.9878647966</text:p>
          </table:table-cell>
          <table:table-cell table:formula="of:=MONTH([.A295])" office:value-type="float" office:value="10">
            <text:p>10</text:p>
          </table:table-cell>
          <table:table-cell table:formula="of:=YEAR([.A295])" office:value-type="float" office:value="2008">
            <text:p>2008</text:p>
          </table:table-cell>
        </table:table-row>
        <table:table-row table:style-name="ro2">
          <table:table-cell office:value-type="string">
            <text:p>2008-10-14 00:00:00</text:p>
          </table:table-cell>
          <table:table-cell office:value-type="float" office:value="1.22935727237814">
            <text:p>1.2293572724</text:p>
          </table:table-cell>
          <table:table-cell table:formula="of:=[.B296]/[.B295]" office:value-type="float" office:value="0.997397630178509">
            <text:p>0.9973976302</text:p>
          </table:table-cell>
          <table:table-cell table:formula="of:=MONTH([.A296])" office:value-type="float" office:value="10">
            <text:p>10</text:p>
          </table:table-cell>
          <table:table-cell table:formula="of:=YEAR([.A296])" office:value-type="float" office:value="2008">
            <text:p>2008</text:p>
          </table:table-cell>
        </table:table-row>
        <table:table-row table:style-name="ro2">
          <table:table-cell office:value-type="string">
            <text:p>2008-10-15 00:00:00</text:p>
          </table:table-cell>
          <table:table-cell office:value-type="float" office:value="1.24357503967658">
            <text:p>1.2435750397</text:p>
          </table:table-cell>
          <table:table-cell table:formula="of:=[.B297]/[.B296]" office:value-type="float" office:value="1.01156520371897">
            <text:p>1.0115652037</text:p>
          </table:table-cell>
          <table:table-cell table:formula="of:=MONTH([.A297])" office:value-type="float" office:value="10">
            <text:p>10</text:p>
          </table:table-cell>
          <table:table-cell table:formula="of:=YEAR([.A297])" office:value-type="float" office:value="2008">
            <text:p>2008</text:p>
          </table:table-cell>
        </table:table-row>
        <table:table-row table:style-name="ro2">
          <table:table-cell office:value-type="string">
            <text:p>2008-10-16 00:00:00</text:p>
          </table:table-cell>
          <table:table-cell office:value-type="float" office:value="1.2209298881868">
            <text:p>1.2209298882</text:p>
          </table:table-cell>
          <table:table-cell table:formula="of:=[.B298]/[.B297]" office:value-type="float" office:value="0.981790281432743">
            <text:p>0.9817902814</text:p>
          </table:table-cell>
          <table:table-cell table:formula="of:=MONTH([.A298])" office:value-type="float" office:value="10">
            <text:p>10</text:p>
          </table:table-cell>
          <table:table-cell table:formula="of:=YEAR([.A298])" office:value-type="float" office:value="2008">
            <text:p>2008</text:p>
          </table:table-cell>
        </table:table-row>
        <table:table-row table:style-name="ro2">
          <table:table-cell office:value-type="string">
            <text:p>2008-10-17 00:00:00</text:p>
          </table:table-cell>
          <table:table-cell office:value-type="float" office:value="1.20888158425579">
            <text:p>1.2088815843</text:p>
          </table:table-cell>
          <table:table-cell table:formula="of:=[.B299]/[.B298]" office:value-type="float" office:value="0.990131862568367">
            <text:p>0.9901318626</text:p>
          </table:table-cell>
          <table:table-cell table:formula="of:=MONTH([.A299])" office:value-type="float" office:value="10">
            <text:p>10</text:p>
          </table:table-cell>
          <table:table-cell table:formula="of:=YEAR([.A299])" office:value-type="float" office:value="2008">
            <text:p>2008</text:p>
          </table:table-cell>
        </table:table-row>
        <table:table-row table:style-name="ro2">
          <table:table-cell office:value-type="string">
            <text:p>2008-10-20 00:00:00</text:p>
          </table:table-cell>
          <table:table-cell office:value-type="float" office:value="1.22046612176651">
            <text:p>1.2204661218</text:p>
          </table:table-cell>
          <table:table-cell table:formula="of:=[.B300]/[.B299]" office:value-type="float" office:value="1.00958285547699">
            <text:p>1.0095828555</text:p>
          </table:table-cell>
          <table:table-cell table:formula="of:=MONTH([.A300])" office:value-type="float" office:value="10">
            <text:p>10</text:p>
          </table:table-cell>
          <table:table-cell table:formula="of:=YEAR([.A300])" office:value-type="float" office:value="2008">
            <text:p>2008</text:p>
          </table:table-cell>
        </table:table-row>
        <table:table-row table:style-name="ro2">
          <table:table-cell office:value-type="string">
            <text:p>2008-10-21 00:00:00</text:p>
          </table:table-cell>
          <table:table-cell office:value-type="float" office:value="1.21583442010199">
            <text:p>1.2158344201</text:p>
          </table:table-cell>
          <table:table-cell table:formula="of:=[.B301]/[.B300]" office:value-type="float" office:value="0.9962049731804">
            <text:p>0.9962049732</text:p>
          </table:table-cell>
          <table:table-cell table:formula="of:=MONTH([.A301])" office:value-type="float" office:value="10">
            <text:p>10</text:p>
          </table:table-cell>
          <table:table-cell table:formula="of:=YEAR([.A301])" office:value-type="float" office:value="2008">
            <text:p>2008</text:p>
          </table:table-cell>
        </table:table-row>
        <table:table-row table:style-name="ro2">
          <table:table-cell office:value-type="string">
            <text:p>2008-10-22 00:00:00</text:p>
          </table:table-cell>
          <table:table-cell office:value-type="float" office:value="1.206428339987">
            <text:p>1.20642834</text:p>
          </table:table-cell>
          <table:table-cell table:formula="of:=[.B302]/[.B301]" office:value-type="float" office:value="0.99226368331125">
            <text:p>0.9922636833</text:p>
          </table:table-cell>
          <table:table-cell table:formula="of:=MONTH([.A302])" office:value-type="float" office:value="10">
            <text:p>10</text:p>
          </table:table-cell>
          <table:table-cell table:formula="of:=YEAR([.A302])" office:value-type="float" office:value="2008">
            <text:p>2008</text:p>
          </table:table-cell>
        </table:table-row>
        <table:table-row table:style-name="ro2">
          <table:table-cell office:value-type="string">
            <text:p>2008-10-23 00:00:00</text:p>
          </table:table-cell>
          <table:table-cell office:value-type="float" office:value="1.20580548907533">
            <text:p>1.2058054891</text:p>
          </table:table-cell>
          <table:table-cell table:formula="of:=[.B303]/[.B302]" office:value-type="float" office:value="0.999483723242381">
            <text:p>0.9994837232</text:p>
          </table:table-cell>
          <table:table-cell table:formula="of:=MONTH([.A303])" office:value-type="float" office:value="10">
            <text:p>10</text:p>
          </table:table-cell>
          <table:table-cell table:formula="of:=YEAR([.A303])" office:value-type="float" office:value="2008">
            <text:p>2008</text:p>
          </table:table-cell>
        </table:table-row>
        <table:table-row table:style-name="ro2">
          <table:table-cell office:value-type="string">
            <text:p>2008-10-24 00:00:00</text:p>
          </table:table-cell>
          <table:table-cell office:value-type="float" office:value="1.20430955402796">
            <text:p>1.204309554</text:p>
          </table:table-cell>
          <table:table-cell table:formula="of:=[.B304]/[.B303]" office:value-type="float" office:value="0.998759389419829">
            <text:p>0.9987593894</text:p>
          </table:table-cell>
          <table:table-cell table:formula="of:=MONTH([.A304])" office:value-type="float" office:value="10">
            <text:p>10</text:p>
          </table:table-cell>
          <table:table-cell table:formula="of:=YEAR([.A304])" office:value-type="float" office:value="2008">
            <text:p>2008</text:p>
          </table:table-cell>
        </table:table-row>
        <table:table-row table:style-name="ro2">
          <table:table-cell office:value-type="string">
            <text:p>2008-10-27 00:00:00</text:p>
          </table:table-cell>
          <table:table-cell office:value-type="float" office:value="1.20582408404186">
            <text:p>1.205824084</text:p>
          </table:table-cell>
          <table:table-cell table:formula="of:=[.B305]/[.B304]" office:value-type="float" office:value="1.00125759196117">
            <text:p>1.001257592</text:p>
          </table:table-cell>
          <table:table-cell table:formula="of:=MONTH([.A305])" office:value-type="float" office:value="10">
            <text:p>10</text:p>
          </table:table-cell>
          <table:table-cell table:formula="of:=YEAR([.A305])" office:value-type="float" office:value="2008">
            <text:p>2008</text:p>
          </table:table-cell>
        </table:table-row>
        <table:table-row table:style-name="ro2">
          <table:table-cell office:value-type="string">
            <text:p>2008-10-28 00:00:00</text:p>
          </table:table-cell>
          <table:table-cell office:value-type="float" office:value="1.20303711660224">
            <text:p>1.2030371166</text:p>
          </table:table-cell>
          <table:table-cell table:formula="of:=[.B306]/[.B305]" office:value-type="float" office:value="0.997688744588448">
            <text:p>0.9976887446</text:p>
          </table:table-cell>
          <table:table-cell table:formula="of:=MONTH([.A306])" office:value-type="float" office:value="10">
            <text:p>10</text:p>
          </table:table-cell>
          <table:table-cell table:formula="of:=YEAR([.A306])" office:value-type="float" office:value="2008">
            <text:p>2008</text:p>
          </table:table-cell>
        </table:table-row>
        <table:table-row table:style-name="ro2">
          <table:table-cell office:value-type="string">
            <text:p>2008-10-29 00:00:00</text:p>
          </table:table-cell>
          <table:table-cell office:value-type="float" office:value="1.20404692457066">
            <text:p>1.2040469246</text:p>
          </table:table-cell>
          <table:table-cell table:formula="of:=[.B307]/[.B306]" office:value-type="float" office:value="1.00083938222228">
            <text:p>1.0008393822</text:p>
          </table:table-cell>
          <table:table-cell table:formula="of:=MONTH([.A307])" office:value-type="float" office:value="10">
            <text:p>10</text:p>
          </table:table-cell>
          <table:table-cell table:formula="of:=YEAR([.A307])" office:value-type="float" office:value="2008">
            <text:p>2008</text:p>
          </table:table-cell>
        </table:table-row>
        <table:table-row table:style-name="ro2">
          <table:table-cell office:value-type="string">
            <text:p>2008-10-30 00:00:00</text:p>
          </table:table-cell>
          <table:table-cell office:value-type="float" office:value="1.18862307514475">
            <text:p>1.1886230751</text:p>
          </table:table-cell>
          <table:table-cell table:formula="of:=[.B308]/[.B307]" office:value-type="float" office:value="0.987189993088178">
            <text:p>0.9871899931</text:p>
          </table:table-cell>
          <table:table-cell table:formula="of:=MONTH([.A308])" office:value-type="float" office:value="10">
            <text:p>10</text:p>
          </table:table-cell>
          <table:table-cell table:formula="of:=YEAR([.A308])" office:value-type="float" office:value="2008">
            <text:p>2008</text:p>
          </table:table-cell>
        </table:table-row>
        <table:table-row table:style-name="ro2">
          <table:table-cell office:value-type="string">
            <text:p>2008-11-04 00:00:00</text:p>
          </table:table-cell>
          <table:table-cell office:value-type="float" office:value="1.22583527007165">
            <text:p>1.2258352701</text:p>
          </table:table-cell>
          <table:table-cell table:formula="of:=[.B309]/[.B308]" office:value-type="float" office:value="1.03130697670695">
            <text:p>1.0313069767</text:p>
          </table:table-cell>
          <table:table-cell table:formula="of:=MONTH([.A309])" office:value-type="float" office:value="11">
            <text:p>11</text:p>
          </table:table-cell>
          <table:table-cell table:formula="of:=YEAR([.A309])" office:value-type="float" office:value="2008">
            <text:p>2008</text:p>
          </table:table-cell>
        </table:table-row>
        <table:table-row table:style-name="ro2">
          <table:table-cell office:value-type="string">
            <text:p>2008-11-05 00:00:00</text:p>
          </table:table-cell>
          <table:table-cell office:value-type="float" office:value="1.21772351697539">
            <text:p>1.217723517</text:p>
          </table:table-cell>
          <table:table-cell table:formula="of:=[.B310]/[.B309]" office:value-type="float" office:value="0.993382672782948">
            <text:p>0.9933826728</text:p>
          </table:table-cell>
          <table:table-cell table:formula="of:=MONTH([.A310])" office:value-type="float" office:value="11">
            <text:p>11</text:p>
          </table:table-cell>
          <table:table-cell table:formula="of:=YEAR([.A310])" office:value-type="float" office:value="2008">
            <text:p>2008</text:p>
          </table:table-cell>
        </table:table-row>
        <table:table-row table:style-name="ro2">
          <table:table-cell office:value-type="string">
            <text:p>2008-11-06 00:00:00</text:p>
          </table:table-cell>
          <table:table-cell office:value-type="float" office:value="1.21072336014694">
            <text:p>1.2107233601</text:p>
          </table:table-cell>
          <table:table-cell table:formula="of:=[.B311]/[.B310]" office:value-type="float" office:value="0.99425143989513">
            <text:p>0.9942514399</text:p>
          </table:table-cell>
          <table:table-cell table:formula="of:=MONTH([.A311])" office:value-type="float" office:value="11">
            <text:p>11</text:p>
          </table:table-cell>
          <table:table-cell table:formula="of:=YEAR([.A311])" office:value-type="float" office:value="2008">
            <text:p>2008</text:p>
          </table:table-cell>
        </table:table-row>
        <table:table-row table:style-name="ro2">
          <table:table-cell office:value-type="string">
            <text:p>2008-11-07 00:00:00</text:p>
          </table:table-cell>
          <table:table-cell office:value-type="float" office:value="1.20720900776929">
            <text:p>1.2072090078</text:p>
          </table:table-cell>
          <table:table-cell table:formula="of:=[.B312]/[.B311]" office:value-type="float" office:value="0.997097311827513">
            <text:p>0.9970973118</text:p>
          </table:table-cell>
          <table:table-cell table:formula="of:=MONTH([.A312])" office:value-type="float" office:value="11">
            <text:p>11</text:p>
          </table:table-cell>
          <table:table-cell table:formula="of:=YEAR([.A312])" office:value-type="float" office:value="2008">
            <text:p>2008</text:p>
          </table:table-cell>
        </table:table-row>
        <table:table-row table:style-name="ro2">
          <table:table-cell office:value-type="string">
            <text:p>2008-11-10 00:00:00</text:p>
          </table:table-cell>
          <table:table-cell office:value-type="float" office:value="1.21626876983819">
            <text:p>1.2162687698</text:p>
          </table:table-cell>
          <table:table-cell table:formula="of:=[.B313]/[.B312]" office:value-type="float" office:value="1.00750471708759">
            <text:p>1.0075047171</text:p>
          </table:table-cell>
          <table:table-cell table:formula="of:=MONTH([.A313])" office:value-type="float" office:value="11">
            <text:p>11</text:p>
          </table:table-cell>
          <table:table-cell table:formula="of:=YEAR([.A313])" office:value-type="float" office:value="2008">
            <text:p>2008</text:p>
          </table:table-cell>
        </table:table-row>
        <table:table-row table:style-name="ro2">
          <table:table-cell office:value-type="string">
            <text:p>2008-11-11 00:00:00</text:p>
          </table:table-cell>
          <table:table-cell office:value-type="float" office:value="1.2100739013056">
            <text:p>1.2100739013</text:p>
          </table:table-cell>
          <table:table-cell table:formula="of:=[.B314]/[.B313]" office:value-type="float" office:value="0.994906661515768">
            <text:p>0.9949066615</text:p>
          </table:table-cell>
          <table:table-cell table:formula="of:=MONTH([.A314])" office:value-type="float" office:value="11">
            <text:p>11</text:p>
          </table:table-cell>
          <table:table-cell table:formula="of:=YEAR([.A314])" office:value-type="float" office:value="2008">
            <text:p>2008</text:p>
          </table:table-cell>
        </table:table-row>
        <table:table-row table:style-name="ro2">
          <table:table-cell office:value-type="string">
            <text:p>2008-11-12 00:00:00</text:p>
          </table:table-cell>
          <table:table-cell office:value-type="float" office:value="1.20455360401633">
            <text:p>1.204553604</text:p>
          </table:table-cell>
          <table:table-cell table:formula="of:=[.B315]/[.B314]" office:value-type="float" office:value="0.995438049458541">
            <text:p>0.9954380495</text:p>
          </table:table-cell>
          <table:table-cell table:formula="of:=MONTH([.A315])" office:value-type="float" office:value="11">
            <text:p>11</text:p>
          </table:table-cell>
          <table:table-cell table:formula="of:=YEAR([.A315])" office:value-type="float" office:value="2008">
            <text:p>2008</text:p>
          </table:table-cell>
        </table:table-row>
        <table:table-row table:style-name="ro2">
          <table:table-cell office:value-type="string">
            <text:p>2008-11-13 00:00:00</text:p>
          </table:table-cell>
          <table:table-cell office:value-type="float" office:value="1.20350199567805">
            <text:p>1.2035019957</text:p>
          </table:table-cell>
          <table:table-cell table:formula="of:=[.B316]/[.B315]" office:value-type="float" office:value="0.99912697256911">
            <text:p>0.9991269726</text:p>
          </table:table-cell>
          <table:table-cell table:formula="of:=MONTH([.A316])" office:value-type="float" office:value="11">
            <text:p>11</text:p>
          </table:table-cell>
          <table:table-cell table:formula="of:=YEAR([.A316])" office:value-type="float" office:value="2008">
            <text:p>2008</text:p>
          </table:table-cell>
        </table:table-row>
        <table:table-row table:style-name="ro2">
          <table:table-cell office:value-type="string">
            <text:p>2008-11-14 00:00:00</text:p>
          </table:table-cell>
          <table:table-cell office:value-type="float" office:value="1.22096835864001">
            <text:p>1.2209683586</text:p>
          </table:table-cell>
          <table:table-cell table:formula="of:=[.B317]/[.B316]" office:value-type="float" office:value="1.01451294889804">
            <text:p>1.0145129489</text:p>
          </table:table-cell>
          <table:table-cell table:formula="of:=MONTH([.A317])" office:value-type="float" office:value="11">
            <text:p>11</text:p>
          </table:table-cell>
          <table:table-cell table:formula="of:=YEAR([.A317])" office:value-type="float" office:value="2008">
            <text:p>2008</text:p>
          </table:table-cell>
        </table:table-row>
        <table:table-row table:style-name="ro2">
          <table:table-cell office:value-type="string">
            <text:p>2008-11-17 00:00:00</text:p>
          </table:table-cell>
          <table:table-cell office:value-type="float" office:value="1.22231512932958">
            <text:p>1.2223151293</text:p>
          </table:table-cell>
          <table:table-cell table:formula="of:=[.B318]/[.B317]" office:value-type="float" office:value="1.00110303488214">
            <text:p>1.0011030349</text:p>
          </table:table-cell>
          <table:table-cell table:formula="of:=MONTH([.A318])" office:value-type="float" office:value="11">
            <text:p>11</text:p>
          </table:table-cell>
          <table:table-cell table:formula="of:=YEAR([.A318])" office:value-type="float" office:value="2008">
            <text:p>2008</text:p>
          </table:table-cell>
        </table:table-row>
        <table:table-row table:style-name="ro2">
          <table:table-cell office:value-type="string">
            <text:p>2008-11-18 00:00:00</text:p>
          </table:table-cell>
          <table:table-cell office:value-type="float" office:value="1.22848897326437">
            <text:p>1.2284889733</text:p>
          </table:table-cell>
          <table:table-cell table:formula="of:=[.B319]/[.B318]" office:value-type="float" office:value="1.00505094290879">
            <text:p>1.0050509429</text:p>
          </table:table-cell>
          <table:table-cell table:formula="of:=MONTH([.A319])" office:value-type="float" office:value="11">
            <text:p>11</text:p>
          </table:table-cell>
          <table:table-cell table:formula="of:=YEAR([.A319])" office:value-type="float" office:value="2008">
            <text:p>2008</text:p>
          </table:table-cell>
        </table:table-row>
        <table:table-row table:style-name="ro2">
          <table:table-cell office:value-type="string">
            <text:p>2008-11-19 00:00:00</text:p>
          </table:table-cell>
          <table:table-cell office:value-type="float" office:value="1.2435312248152">
            <text:p>1.2435312248</text:p>
          </table:table-cell>
          <table:table-cell table:formula="of:=[.B320]/[.B319]" office:value-type="float" office:value="1.01224451491075">
            <text:p>1.0122445149</text:p>
          </table:table-cell>
          <table:table-cell table:formula="of:=MONTH([.A320])" office:value-type="float" office:value="11">
            <text:p>11</text:p>
          </table:table-cell>
          <table:table-cell table:formula="of:=YEAR([.A320])" office:value-type="float" office:value="2008">
            <text:p>2008</text:p>
          </table:table-cell>
        </table:table-row>
        <table:table-row table:style-name="ro2">
          <table:table-cell office:value-type="string">
            <text:p>2008-11-20 00:00:00</text:p>
          </table:table-cell>
          <table:table-cell office:value-type="float" office:value="1.28048410396495">
            <text:p>1.280484104</text:p>
          </table:table-cell>
          <table:table-cell table:formula="of:=[.B321]/[.B320]" office:value-type="float" office:value="1.02971608465661">
            <text:p>1.0297160847</text:p>
          </table:table-cell>
          <table:table-cell table:formula="of:=MONTH([.A321])" office:value-type="float" office:value="11">
            <text:p>11</text:p>
          </table:table-cell>
          <table:table-cell table:formula="of:=YEAR([.A321])" office:value-type="float" office:value="2008">
            <text:p>2008</text:p>
          </table:table-cell>
        </table:table-row>
        <table:table-row table:style-name="ro2">
          <table:table-cell office:value-type="string">
            <text:p>2008-11-21 00:00:00</text:p>
          </table:table-cell>
          <table:table-cell office:value-type="float" office:value="1.29959131728243">
            <text:p>1.2995913173</text:p>
          </table:table-cell>
          <table:table-cell table:formula="of:=[.B322]/[.B321]" office:value-type="float" office:value="1.01492186686138">
            <text:p>1.0149218669</text:p>
          </table:table-cell>
          <table:table-cell table:formula="of:=MONTH([.A322])" office:value-type="float" office:value="11">
            <text:p>11</text:p>
          </table:table-cell>
          <table:table-cell table:formula="of:=YEAR([.A322])" office:value-type="float" office:value="2008">
            <text:p>2008</text:p>
          </table:table-cell>
        </table:table-row>
        <table:table-row table:style-name="ro2">
          <table:table-cell office:value-type="string">
            <text:p>2008-11-24 00:00:00</text:p>
          </table:table-cell>
          <table:table-cell office:value-type="float" office:value="1.2999310389461">
            <text:p>1.2999310389</text:p>
          </table:table-cell>
          <table:table-cell table:formula="of:=[.B323]/[.B322]" office:value-type="float" office:value="1.00026140653539">
            <text:p>1.0002614065</text:p>
          </table:table-cell>
          <table:table-cell table:formula="of:=MONTH([.A323])" office:value-type="float" office:value="11">
            <text:p>11</text:p>
          </table:table-cell>
          <table:table-cell table:formula="of:=YEAR([.A323])" office:value-type="float" office:value="2008">
            <text:p>2008</text:p>
          </table:table-cell>
        </table:table-row>
        <table:table-row table:style-name="ro2">
          <table:table-cell office:value-type="string">
            <text:p>2008-11-25 00:00:00</text:p>
          </table:table-cell>
          <table:table-cell office:value-type="float" office:value="1.31871666593041">
            <text:p>1.3187166659</text:p>
          </table:table-cell>
          <table:table-cell table:formula="of:=[.B324]/[.B323]" office:value-type="float" office:value="1.01445124889051">
            <text:p>1.0144512489</text:p>
          </table:table-cell>
          <table:table-cell table:formula="of:=MONTH([.A324])" office:value-type="float" office:value="11">
            <text:p>11</text:p>
          </table:table-cell>
          <table:table-cell table:formula="of:=YEAR([.A324])" office:value-type="float" office:value="2008">
            <text:p>2008</text:p>
          </table:table-cell>
        </table:table-row>
        <table:table-row table:style-name="ro2">
          <table:table-cell office:value-type="string">
            <text:p>2008-11-26 00:00:00</text:p>
          </table:table-cell>
          <table:table-cell office:value-type="float" office:value="1.31962588429542">
            <text:p>1.3196258843</text:p>
          </table:table-cell>
          <table:table-cell table:formula="of:=[.B325]/[.B324]" office:value-type="float" office:value="1.00068947211217">
            <text:p>1.0006894721</text:p>
          </table:table-cell>
          <table:table-cell table:formula="of:=MONTH([.A325])" office:value-type="float" office:value="11">
            <text:p>11</text:p>
          </table:table-cell>
          <table:table-cell table:formula="of:=YEAR([.A325])" office:value-type="float" office:value="2008">
            <text:p>2008</text:p>
          </table:table-cell>
        </table:table-row>
        <table:table-row table:style-name="ro2">
          <table:table-cell office:value-type="string">
            <text:p>2008-12-02 00:00:00</text:p>
          </table:table-cell>
          <table:table-cell office:value-type="float" office:value="1.33055902467225">
            <text:p>1.3305590247</text:p>
          </table:table-cell>
          <table:table-cell table:formula="of:=[.B326]/[.B325]" office:value-type="float" office:value="1.00828503025512">
            <text:p>1.0082850303</text:p>
          </table:table-cell>
          <table:table-cell table:formula="of:=MONTH([.A326])" office:value-type="float" office:value="12">
            <text:p>12</text:p>
          </table:table-cell>
          <table:table-cell table:formula="of:=YEAR([.A326])" office:value-type="float" office:value="2008">
            <text:p>2008</text:p>
          </table:table-cell>
        </table:table-row>
        <table:table-row table:style-name="ro2">
          <table:table-cell office:value-type="string">
            <text:p>2008-12-03 00:00:00</text:p>
          </table:table-cell>
          <table:table-cell office:value-type="float" office:value="1.32787803509919">
            <text:p>1.3278780351</text:p>
          </table:table-cell>
          <table:table-cell table:formula="of:=[.B327]/[.B326]" office:value-type="float" office:value="0.997985065282074">
            <text:p>0.9979850653</text:p>
          </table:table-cell>
          <table:table-cell table:formula="of:=MONTH([.A327])" office:value-type="float" office:value="12">
            <text:p>12</text:p>
          </table:table-cell>
          <table:table-cell table:formula="of:=YEAR([.A327])" office:value-type="float" office:value="2008">
            <text:p>2008</text:p>
          </table:table-cell>
        </table:table-row>
        <table:table-row table:style-name="ro2">
          <table:table-cell office:value-type="string">
            <text:p>2008-12-04 00:00:00</text:p>
          </table:table-cell>
          <table:table-cell office:value-type="float" office:value="1.33589286332266">
            <text:p>1.3358928633</text:p>
          </table:table-cell>
          <table:table-cell table:formula="of:=[.B328]/[.B327]" office:value-type="float" office:value="1.00603581655214">
            <text:p>1.0060358166</text:p>
          </table:table-cell>
          <table:table-cell table:formula="of:=MONTH([.A328])" office:value-type="float" office:value="12">
            <text:p>12</text:p>
          </table:table-cell>
          <table:table-cell table:formula="of:=YEAR([.A328])" office:value-type="float" office:value="2008">
            <text:p>2008</text:p>
          </table:table-cell>
        </table:table-row>
        <table:table-row table:style-name="ro2">
          <table:table-cell office:value-type="string">
            <text:p>2008-12-05 00:00:00</text:p>
          </table:table-cell>
          <table:table-cell office:value-type="float" office:value="1.31860187115803">
            <text:p>1.3186018712</text:p>
          </table:table-cell>
          <table:table-cell table:formula="of:=[.B329]/[.B328]" office:value-type="float" office:value="0.987056602636811">
            <text:p>0.9870566026</text:p>
          </table:table-cell>
          <table:table-cell table:formula="of:=MONTH([.A329])" office:value-type="float" office:value="12">
            <text:p>12</text:p>
          </table:table-cell>
          <table:table-cell table:formula="of:=YEAR([.A329])" office:value-type="float" office:value="2008">
            <text:p>2008</text:p>
          </table:table-cell>
        </table:table-row>
        <table:table-row table:style-name="ro2">
          <table:table-cell office:value-type="string">
            <text:p>2008-12-08 00:00:00</text:p>
          </table:table-cell>
          <table:table-cell office:value-type="float" office:value="1.32467792111395">
            <text:p>1.3246779211</text:p>
          </table:table-cell>
          <table:table-cell table:formula="of:=[.B330]/[.B329]" office:value-type="float" office:value="1.00460794883492">
            <text:p>1.0046079488</text:p>
          </table:table-cell>
          <table:table-cell table:formula="of:=MONTH([.A330])" office:value-type="float" office:value="12">
            <text:p>12</text:p>
          </table:table-cell>
          <table:table-cell table:formula="of:=YEAR([.A330])" office:value-type="float" office:value="2008">
            <text:p>2008</text:p>
          </table:table-cell>
        </table:table-row>
        <table:table-row table:style-name="ro2">
          <table:table-cell office:value-type="string">
            <text:p>2008-12-09 00:00:00</text:p>
          </table:table-cell>
          <table:table-cell office:value-type="float" office:value="1.33838109906978">
            <text:p>1.3383810991</text:p>
          </table:table-cell>
          <table:table-cell table:formula="of:=[.B331]/[.B330]" office:value-type="float" office:value="1.01034453563195">
            <text:p>1.0103445356</text:p>
          </table:table-cell>
          <table:table-cell table:formula="of:=MONTH([.A331])" office:value-type="float" office:value="12">
            <text:p>12</text:p>
          </table:table-cell>
          <table:table-cell table:formula="of:=YEAR([.A331])" office:value-type="float" office:value="2008">
            <text:p>2008</text:p>
          </table:table-cell>
        </table:table-row>
        <table:table-row table:style-name="ro2">
          <table:table-cell office:value-type="string">
            <text:p>2008-12-10 00:00:00</text:p>
          </table:table-cell>
          <table:table-cell office:value-type="float" office:value="1.356602305376">
            <text:p>1.3566023054</text:p>
          </table:table-cell>
          <table:table-cell table:formula="of:=[.B332]/[.B331]" office:value-type="float" office:value="1.01361436314282">
            <text:p>1.0136143631</text:p>
          </table:table-cell>
          <table:table-cell table:formula="of:=MONTH([.A332])" office:value-type="float" office:value="12">
            <text:p>12</text:p>
          </table:table-cell>
          <table:table-cell table:formula="of:=YEAR([.A332])" office:value-type="float" office:value="2008">
            <text:p>2008</text:p>
          </table:table-cell>
        </table:table-row>
        <table:table-row table:style-name="ro2">
          <table:table-cell office:value-type="string">
            <text:p>2008-12-11 00:00:00</text:p>
          </table:table-cell>
          <table:table-cell office:value-type="float" office:value="1.36540488332495">
            <text:p>1.3654048833</text:p>
          </table:table-cell>
          <table:table-cell table:formula="of:=[.B333]/[.B332]" office:value-type="float" office:value="1.00648869452313">
            <text:p>1.0064886945</text:p>
          </table:table-cell>
          <table:table-cell table:formula="of:=MONTH([.A333])" office:value-type="float" office:value="12">
            <text:p>12</text:p>
          </table:table-cell>
          <table:table-cell table:formula="of:=YEAR([.A333])" office:value-type="float" office:value="2008">
            <text:p>2008</text:p>
          </table:table-cell>
        </table:table-row>
        <table:table-row table:style-name="ro2">
          <table:table-cell office:value-type="string">
            <text:p>2008-12-12 00:00:00</text:p>
          </table:table-cell>
          <table:table-cell office:value-type="float" office:value="1.36777424152459">
            <text:p>1.3677742415</text:p>
          </table:table-cell>
          <table:table-cell table:formula="of:=[.B334]/[.B333]" office:value-type="float" office:value="1.00173527883822">
            <text:p>1.0017352788</text:p>
          </table:table-cell>
          <table:table-cell table:formula="of:=MONTH([.A334])" office:value-type="float" office:value="12">
            <text:p>12</text:p>
          </table:table-cell>
          <table:table-cell table:formula="of:=YEAR([.A334])" office:value-type="float" office:value="2008">
            <text:p>2008</text:p>
          </table:table-cell>
        </table:table-row>
        <table:table-row table:style-name="ro2">
          <table:table-cell office:value-type="string">
            <text:p>2008-12-15 00:00:00</text:p>
          </table:table-cell>
          <table:table-cell office:value-type="float" office:value="1.38375121822426">
            <text:p>1.3837512182</text:p>
          </table:table-cell>
          <table:table-cell table:formula="of:=[.B335]/[.B334]" office:value-type="float" office:value="1.01168100422907">
            <text:p>1.0116810042</text:p>
          </table:table-cell>
          <table:table-cell table:formula="of:=MONTH([.A335])" office:value-type="float" office:value="12">
            <text:p>12</text:p>
          </table:table-cell>
          <table:table-cell table:formula="of:=YEAR([.A335])" office:value-type="float" office:value="2008">
            <text:p>2008</text:p>
          </table:table-cell>
        </table:table-row>
        <table:table-row table:style-name="ro2">
          <table:table-cell office:value-type="string">
            <text:p>2008-12-16 00:00:00</text:p>
          </table:table-cell>
          <table:table-cell office:value-type="float" office:value="1.41376746170304">
            <text:p>1.4137674617</text:p>
          </table:table-cell>
          <table:table-cell table:formula="of:=[.B336]/[.B335]" office:value-type="float" office:value="1.0216919364431">
            <text:p>1.0216919364</text:p>
          </table:table-cell>
          <table:table-cell table:formula="of:=MONTH([.A336])" office:value-type="float" office:value="12">
            <text:p>12</text:p>
          </table:table-cell>
          <table:table-cell table:formula="of:=YEAR([.A336])" office:value-type="float" office:value="2008">
            <text:p>2008</text:p>
          </table:table-cell>
        </table:table-row>
        <table:table-row table:style-name="ro2">
          <table:table-cell office:value-type="string">
            <text:p>2008-12-17 00:00:00</text:p>
          </table:table-cell>
          <table:table-cell office:value-type="float" office:value="1.43477918475405">
            <text:p>1.4347791848</text:p>
          </table:table-cell>
          <table:table-cell table:formula="of:=[.B337]/[.B336]" office:value-type="float" office:value="1.01486222000448">
            <text:p>1.01486222</text:p>
          </table:table-cell>
          <table:table-cell table:formula="of:=MONTH([.A337])" office:value-type="float" office:value="12">
            <text:p>12</text:p>
          </table:table-cell>
          <table:table-cell table:formula="of:=YEAR([.A337])" office:value-type="float" office:value="2008">
            <text:p>2008</text:p>
          </table:table-cell>
        </table:table-row>
        <table:table-row table:style-name="ro2">
          <table:table-cell office:value-type="string">
            <text:p>2008-12-18 00:00:00</text:p>
          </table:table-cell>
          <table:table-cell office:value-type="float" office:value="1.43872655869072">
            <text:p>1.4387265587</text:p>
          </table:table-cell>
          <table:table-cell table:formula="of:=[.B338]/[.B337]" office:value-type="float" office:value="1.0027512065819">
            <text:p>1.0027512066</text:p>
          </table:table-cell>
          <table:table-cell table:formula="of:=MONTH([.A338])" office:value-type="float" office:value="12">
            <text:p>12</text:p>
          </table:table-cell>
          <table:table-cell table:formula="of:=YEAR([.A338])" office:value-type="float" office:value="2008">
            <text:p>2008</text:p>
          </table:table-cell>
        </table:table-row>
        <table:table-row table:style-name="ro2">
          <table:table-cell office:value-type="string">
            <text:p>2008-12-19 00:00:00</text:p>
          </table:table-cell>
          <table:table-cell office:value-type="float" office:value="1.43017924972504">
            <text:p>1.4301792497</text:p>
          </table:table-cell>
          <table:table-cell table:formula="of:=[.B339]/[.B338]" office:value-type="float" office:value="0.994059115045835">
            <text:p>0.994059115</text:p>
          </table:table-cell>
          <table:table-cell table:formula="of:=MONTH([.A339])" office:value-type="float" office:value="12">
            <text:p>12</text:p>
          </table:table-cell>
          <table:table-cell table:formula="of:=YEAR([.A339])" office:value-type="float" office:value="2008">
            <text:p>2008</text:p>
          </table:table-cell>
        </table:table-row>
        <table:table-row table:style-name="ro2">
          <table:table-cell office:value-type="string">
            <text:p>2008-12-22 00:00:00</text:p>
          </table:table-cell>
          <table:table-cell office:value-type="float" office:value="1.43040576722968">
            <text:p>1.4304057672</text:p>
          </table:table-cell>
          <table:table-cell table:formula="of:=[.B340]/[.B339]" office:value-type="float" office:value="1.00015838399605">
            <text:p>1.000158384</text:p>
          </table:table-cell>
          <table:table-cell table:formula="of:=MONTH([.A340])" office:value-type="float" office:value="12">
            <text:p>12</text:p>
          </table:table-cell>
          <table:table-cell table:formula="of:=YEAR([.A340])" office:value-type="float" office:value="2008">
            <text:p>2008</text:p>
          </table:table-cell>
        </table:table-row>
        <table:table-row table:style-name="ro2">
          <table:table-cell office:value-type="string">
            <text:p>2008-12-23 00:00:00</text:p>
          </table:table-cell>
          <table:table-cell office:value-type="float" office:value="1.42483769561321">
            <text:p>1.4248376956</text:p>
          </table:table-cell>
          <table:table-cell table:formula="of:=[.B341]/[.B340]" office:value-type="float" office:value="0.996107348177676">
            <text:p>0.9961073482</text:p>
          </table:table-cell>
          <table:table-cell table:formula="of:=MONTH([.A341])" office:value-type="float" office:value="12">
            <text:p>12</text:p>
          </table:table-cell>
          <table:table-cell table:formula="of:=YEAR([.A341])" office:value-type="float" office:value="2008">
            <text:p>2008</text:p>
          </table:table-cell>
        </table:table-row>
        <table:table-row table:style-name="ro2">
          <table:table-cell office:value-type="string">
            <text:p>2008-12-24 00:00:00</text:p>
          </table:table-cell>
          <table:table-cell office:value-type="float" office:value="1.42801817535853">
            <text:p>1.4280181754</text:p>
          </table:table-cell>
          <table:table-cell table:formula="of:=[.B342]/[.B341]" office:value-type="float" office:value="1.00223216985002">
            <text:p>1.0022321699</text:p>
          </table:table-cell>
          <table:table-cell table:formula="of:=MONTH([.A342])" office:value-type="float" office:value="12">
            <text:p>12</text:p>
          </table:table-cell>
          <table:table-cell table:formula="of:=YEAR([.A342])" office:value-type="float" office:value="2008">
            <text:p>2008</text:p>
          </table:table-cell>
        </table:table-row>
        <table:table-row table:style-name="ro2">
          <table:table-cell office:value-type="string">
            <text:p>2008-12-26 00:00:00</text:p>
          </table:table-cell>
          <table:table-cell office:value-type="float" office:value="1.44481218324946">
            <text:p>1.4448121832</text:p>
          </table:table-cell>
          <table:table-cell table:formula="of:=[.B343]/[.B342]" office:value-type="float" office:value="1.01176036004353">
            <text:p>1.01176036</text:p>
          </table:table-cell>
          <table:table-cell table:formula="of:=MONTH([.A343])" office:value-type="float" office:value="12">
            <text:p>12</text:p>
          </table:table-cell>
          <table:table-cell table:formula="of:=YEAR([.A343])" office:value-type="float" office:value="2008">
            <text:p>2008</text:p>
          </table:table-cell>
        </table:table-row>
        <table:table-row table:style-name="ro2">
          <table:table-cell office:value-type="string">
            <text:p>2008-12-29 00:00:00</text:p>
          </table:table-cell>
          <table:table-cell office:value-type="float" office:value="1.44988505791648">
            <text:p>1.4498850579</text:p>
          </table:table-cell>
          <table:table-cell table:formula="of:=[.B344]/[.B343]" office:value-type="float" office:value="1.0035110962697">
            <text:p>1.0035110963</text:p>
          </table:table-cell>
          <table:table-cell table:formula="of:=MONTH([.A344])" office:value-type="float" office:value="12">
            <text:p>12</text:p>
          </table:table-cell>
          <table:table-cell table:formula="of:=YEAR([.A344])" office:value-type="float" office:value="2008">
            <text:p>2008</text:p>
          </table:table-cell>
        </table:table-row>
        <table:table-row table:style-name="ro2">
          <table:table-cell office:value-type="string">
            <text:p>2008-12-30 00:00:00</text:p>
          </table:table-cell>
          <table:table-cell office:value-type="float" office:value="1.45172612991533">
            <text:p>1.4517261299</text:p>
          </table:table-cell>
          <table:table-cell table:formula="of:=[.B345]/[.B344]" office:value-type="float" office:value="1.00126980548479">
            <text:p>1.0012698055</text:p>
          </table:table-cell>
          <table:table-cell table:formula="of:=MONTH([.A345])" office:value-type="float" office:value="12">
            <text:p>12</text:p>
          </table:table-cell>
          <table:table-cell table:formula="of:=YEAR([.A345])" office:value-type="float" office:value="2008">
            <text:p>2008</text:p>
          </table:table-cell>
        </table:table-row>
        <table:table-row table:style-name="ro2">
          <table:table-cell office:value-type="string">
            <text:p>2009-01-05 00:00:00</text:p>
          </table:table-cell>
          <table:table-cell office:value-type="float" office:value="1.42774112357602">
            <text:p>1.4277411236</text:p>
          </table:table-cell>
          <table:table-cell table:formula="of:=[.B346]/[.B345]" office:value-type="float" office:value="0.983478284336793">
            <text:p>0.9834782843</text:p>
          </table:table-cell>
          <table:table-cell table:formula="of:=MONTH([.A346])" office:value-type="float" office:value="1">
            <text:p>1</text:p>
          </table:table-cell>
          <table:table-cell table:formula="of:=YEAR([.A346])" office:value-type="float" office:value="2009">
            <text:p>2009</text:p>
          </table:table-cell>
        </table:table-row>
        <table:table-row table:style-name="ro2">
          <table:table-cell office:value-type="string">
            <text:p>2009-01-06 00:00:00</text:p>
          </table:table-cell>
          <table:table-cell office:value-type="float" office:value="1.42658785958121">
            <text:p>1.4265878596</text:p>
          </table:table-cell>
          <table:table-cell table:formula="of:=[.B347]/[.B346]" office:value-type="float" office:value="0.999192245725941">
            <text:p>0.9991922457</text:p>
          </table:table-cell>
          <table:table-cell table:formula="of:=MONTH([.A347])" office:value-type="float" office:value="1">
            <text:p>1</text:p>
          </table:table-cell>
          <table:table-cell table:formula="of:=YEAR([.A347])" office:value-type="float" office:value="2009">
            <text:p>2009</text:p>
          </table:table-cell>
        </table:table-row>
        <table:table-row table:style-name="ro2">
          <table:table-cell office:value-type="string">
            <text:p>2009-01-07 00:00:00</text:p>
          </table:table-cell>
          <table:table-cell office:value-type="float" office:value="1.41511381816945">
            <text:p>1.4151138182</text:p>
          </table:table-cell>
          <table:table-cell table:formula="of:=[.B348]/[.B347]" office:value-type="float" office:value="0.991957003324616">
            <text:p>0.9919570033</text:p>
          </table:table-cell>
          <table:table-cell table:formula="of:=MONTH([.A348])" office:value-type="float" office:value="1">
            <text:p>1</text:p>
          </table:table-cell>
          <table:table-cell table:formula="of:=YEAR([.A348])" office:value-type="float" office:value="2009">
            <text:p>2009</text:p>
          </table:table-cell>
        </table:table-row>
        <table:table-row table:style-name="ro2">
          <table:table-cell office:value-type="string">
            <text:p>2009-01-08 00:00:00</text:p>
          </table:table-cell>
          <table:table-cell office:value-type="float" office:value="1.42498482743725">
            <text:p>1.4249848274</text:p>
          </table:table-cell>
          <table:table-cell table:formula="of:=[.B349]/[.B348]" office:value-type="float" office:value="1.00697541720041">
            <text:p>1.0069754172</text:p>
          </table:table-cell>
          <table:table-cell table:formula="of:=MONTH([.A349])" office:value-type="float" office:value="1">
            <text:p>1</text:p>
          </table:table-cell>
          <table:table-cell table:formula="of:=YEAR([.A349])" office:value-type="float" office:value="2009">
            <text:p>2009</text:p>
          </table:table-cell>
        </table:table-row>
        <table:table-row table:style-name="ro2">
          <table:table-cell office:value-type="string">
            <text:p>2009-01-09 00:00:00</text:p>
          </table:table-cell>
          <table:table-cell office:value-type="float" office:value="1.42568911398492">
            <text:p>1.425689114</text:p>
          </table:table-cell>
          <table:table-cell table:formula="of:=[.B350]/[.B349]" office:value-type="float" office:value="1.0004942414362">
            <text:p>1.0004942414</text:p>
          </table:table-cell>
          <table:table-cell table:formula="of:=MONTH([.A350])" office:value-type="float" office:value="1">
            <text:p>1</text:p>
          </table:table-cell>
          <table:table-cell table:formula="of:=YEAR([.A350])" office:value-type="float" office:value="2009">
            <text:p>2009</text:p>
          </table:table-cell>
        </table:table-row>
        <table:table-row table:style-name="ro2">
          <table:table-cell office:value-type="string">
            <text:p>2009-01-12 00:00:00</text:p>
          </table:table-cell>
          <table:table-cell office:value-type="float" office:value="1.41620387669051">
            <text:p>1.4162038767</text:p>
          </table:table-cell>
          <table:table-cell table:formula="of:=[.B351]/[.B350]" office:value-type="float" office:value="0.993346910486051">
            <text:p>0.9933469105</text:p>
          </table:table-cell>
          <table:table-cell table:formula="of:=MONTH([.A351])" office:value-type="float" office:value="1">
            <text:p>1</text:p>
          </table:table-cell>
          <table:table-cell table:formula="of:=YEAR([.A351])" office:value-type="float" office:value="2009">
            <text:p>2009</text:p>
          </table:table-cell>
        </table:table-row>
        <table:table-row table:style-name="ro2">
          <table:table-cell office:value-type="string">
            <text:p>2009-01-13 00:00:00</text:p>
          </table:table-cell>
          <table:table-cell office:value-type="float" office:value="1.41764778238064">
            <text:p>1.4176477824</text:p>
          </table:table-cell>
          <table:table-cell table:formula="of:=[.B352]/[.B351]" office:value-type="float" office:value="1.00101956061121">
            <text:p>1.0010195606</text:p>
          </table:table-cell>
          <table:table-cell table:formula="of:=MONTH([.A352])" office:value-type="float" office:value="1">
            <text:p>1</text:p>
          </table:table-cell>
          <table:table-cell table:formula="of:=YEAR([.A352])" office:value-type="float" office:value="2009">
            <text:p>2009</text:p>
          </table:table-cell>
        </table:table-row>
        <table:table-row table:style-name="ro2">
          <table:table-cell office:value-type="string">
            <text:p>2009-01-14 00:00:00</text:p>
          </table:table-cell>
          <table:table-cell office:value-type="float" office:value="1.42205892783197">
            <text:p>1.4220589278</text:p>
          </table:table-cell>
          <table:table-cell table:formula="of:=[.B353]/[.B352]" office:value-type="float" office:value="1.00311159478833">
            <text:p>1.0031115948</text:p>
          </table:table-cell>
          <table:table-cell table:formula="of:=MONTH([.A353])" office:value-type="float" office:value="1">
            <text:p>1</text:p>
          </table:table-cell>
          <table:table-cell table:formula="of:=YEAR([.A353])" office:value-type="float" office:value="2009">
            <text:p>2009</text:p>
          </table:table-cell>
        </table:table-row>
        <table:table-row table:style-name="ro2">
          <table:table-cell office:value-type="string">
            <text:p>2009-01-15 00:00:00</text:p>
          </table:table-cell>
          <table:table-cell office:value-type="float" office:value="1.42524457600003">
            <text:p>1.425244576</text:p>
          </table:table-cell>
          <table:table-cell table:formula="of:=[.B354]/[.B353]" office:value-type="float" office:value="1.0022401660759">
            <text:p>1.0022401661</text:p>
          </table:table-cell>
          <table:table-cell table:formula="of:=MONTH([.A354])" office:value-type="float" office:value="1">
            <text:p>1</text:p>
          </table:table-cell>
          <table:table-cell table:formula="of:=YEAR([.A354])" office:value-type="float" office:value="2009">
            <text:p>2009</text:p>
          </table:table-cell>
        </table:table-row>
        <table:table-row table:style-name="ro2">
          <table:table-cell office:value-type="string">
            <text:p>2009-01-16 00:00:00</text:p>
          </table:table-cell>
          <table:table-cell office:value-type="float" office:value="1.42669594499621">
            <text:p>1.426695945</text:p>
          </table:table-cell>
          <table:table-cell table:formula="of:=[.B355]/[.B354]" office:value-type="float" office:value="1.00101832978046">
            <text:p>1.0010183298</text:p>
          </table:table-cell>
          <table:table-cell table:formula="of:=MONTH([.A355])" office:value-type="float" office:value="1">
            <text:p>1</text:p>
          </table:table-cell>
          <table:table-cell table:formula="of:=YEAR([.A355])" office:value-type="float" office:value="2009">
            <text:p>2009</text:p>
          </table:table-cell>
        </table:table-row>
        <table:table-row table:style-name="ro2">
          <table:table-cell office:value-type="string">
            <text:p>2009-01-20 00:00:00</text:p>
          </table:table-cell>
          <table:table-cell office:value-type="float" office:value="1.4353847675559">
            <text:p>1.4353847676</text:p>
          </table:table-cell>
          <table:table-cell table:formula="of:=[.B356]/[.B355]" office:value-type="float" office:value="1.00609017120303">
            <text:p>1.0060901712</text:p>
          </table:table-cell>
          <table:table-cell table:formula="of:=MONTH([.A356])" office:value-type="float" office:value="1">
            <text:p>1</text:p>
          </table:table-cell>
          <table:table-cell table:formula="of:=YEAR([.A356])" office:value-type="float" office:value="2009">
            <text:p>2009</text:p>
          </table:table-cell>
        </table:table-row>
        <table:table-row table:style-name="ro2">
          <table:table-cell office:value-type="string">
            <text:p>2009-01-21 00:00:00</text:p>
          </table:table-cell>
          <table:table-cell office:value-type="float" office:value="1.41380666506557">
            <text:p>1.4138066651</text:p>
          </table:table-cell>
          <table:table-cell table:formula="of:=[.B357]/[.B356]" office:value-type="float" office:value="0.984967025582222">
            <text:p>0.9849670256</text:p>
          </table:table-cell>
          <table:table-cell table:formula="of:=MONTH([.A357])" office:value-type="float" office:value="1">
            <text:p>1</text:p>
          </table:table-cell>
          <table:table-cell table:formula="of:=YEAR([.A357])" office:value-type="float" office:value="2009">
            <text:p>2009</text:p>
          </table:table-cell>
        </table:table-row>
        <table:table-row table:style-name="ro2">
          <table:table-cell office:value-type="string">
            <text:p>2009-01-22 00:00:00</text:p>
          </table:table-cell>
          <table:table-cell office:value-type="float" office:value="1.40506131597193">
            <text:p>1.405061316</text:p>
          </table:table-cell>
          <table:table-cell table:formula="of:=[.B358]/[.B357]" office:value-type="float" office:value="0.993814324610479">
            <text:p>0.9938143246</text:p>
          </table:table-cell>
          <table:table-cell table:formula="of:=MONTH([.A358])" office:value-type="float" office:value="1">
            <text:p>1</text:p>
          </table:table-cell>
          <table:table-cell table:formula="of:=YEAR([.A358])" office:value-type="float" office:value="2009">
            <text:p>2009</text:p>
          </table:table-cell>
        </table:table-row>
        <table:table-row table:style-name="ro2">
          <table:table-cell office:value-type="string">
            <text:p>2009-01-23 00:00:00</text:p>
          </table:table-cell>
          <table:table-cell office:value-type="float" office:value="1.42294303445934">
            <text:p>1.4229430345</text:p>
          </table:table-cell>
          <table:table-cell table:formula="of:=[.B359]/[.B358]" office:value-type="float" office:value="1.0127266463635">
            <text:p>1.0127266464</text:p>
          </table:table-cell>
          <table:table-cell table:formula="of:=MONTH([.A359])" office:value-type="float" office:value="1">
            <text:p>1</text:p>
          </table:table-cell>
          <table:table-cell table:formula="of:=YEAR([.A359])" office:value-type="float" office:value="2009">
            <text:p>2009</text:p>
          </table:table-cell>
        </table:table-row>
        <table:table-row table:style-name="ro2">
          <table:table-cell office:value-type="string">
            <text:p>2009-01-26 00:00:00</text:p>
          </table:table-cell>
          <table:table-cell office:value-type="float" office:value="1.42065142146627">
            <text:p>1.4206514215</text:p>
          </table:table-cell>
          <table:table-cell table:formula="of:=[.B360]/[.B359]" office:value-type="float" office:value="0.998389525836543">
            <text:p>0.9983895258</text:p>
          </table:table-cell>
          <table:table-cell table:formula="of:=MONTH([.A360])" office:value-type="float" office:value="1">
            <text:p>1</text:p>
          </table:table-cell>
          <table:table-cell table:formula="of:=YEAR([.A360])" office:value-type="float" office:value="2009">
            <text:p>2009</text:p>
          </table:table-cell>
        </table:table-row>
        <table:table-row table:style-name="ro2">
          <table:table-cell office:value-type="string">
            <text:p>2009-01-27 00:00:00</text:p>
          </table:table-cell>
          <table:table-cell office:value-type="float" office:value="1.43090217972929">
            <text:p>1.4309021797</text:p>
          </table:table-cell>
          <table:table-cell table:formula="of:=[.B361]/[.B360]" office:value-type="float" office:value="1.00721553373905">
            <text:p>1.0072155337</text:p>
          </table:table-cell>
          <table:table-cell table:formula="of:=MONTH([.A361])" office:value-type="float" office:value="1">
            <text:p>1</text:p>
          </table:table-cell>
          <table:table-cell table:formula="of:=YEAR([.A361])" office:value-type="float" office:value="2009">
            <text:p>2009</text:p>
          </table:table-cell>
        </table:table-row>
        <table:table-row table:style-name="ro2">
          <table:table-cell office:value-type="string">
            <text:p>2009-01-28 00:00:00</text:p>
          </table:table-cell>
          <table:table-cell office:value-type="float" office:value="1.41081927824281">
            <text:p>1.4108192782</text:p>
          </table:table-cell>
          <table:table-cell table:formula="of:=[.B362]/[.B361]" office:value-type="float" office:value="0.98596486764016">
            <text:p>0.9859648676</text:p>
          </table:table-cell>
          <table:table-cell table:formula="of:=MONTH([.A362])" office:value-type="float" office:value="1">
            <text:p>1</text:p>
          </table:table-cell>
          <table:table-cell table:formula="of:=YEAR([.A362])" office:value-type="float" office:value="2009">
            <text:p>2009</text:p>
          </table:table-cell>
        </table:table-row>
        <table:table-row table:style-name="ro2">
          <table:table-cell office:value-type="string">
            <text:p>2009-01-29 00:00:00</text:p>
          </table:table-cell>
          <table:table-cell office:value-type="float" office:value="1.40672115046629">
            <text:p>1.4067211505</text:p>
          </table:table-cell>
          <table:table-cell table:formula="of:=[.B363]/[.B362]" office:value-type="float" office:value="0.99709521422076">
            <text:p>0.9970952142</text:p>
          </table:table-cell>
          <table:table-cell table:formula="of:=MONTH([.A363])" office:value-type="float" office:value="1">
            <text:p>1</text:p>
          </table:table-cell>
          <table:table-cell table:formula="of:=YEAR([.A363])" office:value-type="float" office:value="2009">
            <text:p>2009</text:p>
          </table:table-cell>
        </table:table-row>
        <table:table-row table:style-name="ro2">
          <table:table-cell office:value-type="string">
            <text:p>2009-02-03 00:00:00</text:p>
          </table:table-cell>
          <table:table-cell office:value-type="float" office:value="1.38987331115359">
            <text:p>1.3898733112</text:p>
          </table:table-cell>
          <table:table-cell table:formula="of:=[.B364]/[.B363]" office:value-type="float" office:value="0.988023326935038">
            <text:p>0.9880233269</text:p>
          </table:table-cell>
          <table:table-cell table:formula="of:=MONTH([.A364])" office:value-type="float" office:value="2">
            <text:p>2</text:p>
          </table:table-cell>
          <table:table-cell table:formula="of:=YEAR([.A364])" office:value-type="float" office:value="2009">
            <text:p>2009</text:p>
          </table:table-cell>
        </table:table-row>
        <table:table-row table:style-name="ro2">
          <table:table-cell office:value-type="string">
            <text:p>2009-02-04 00:00:00</text:p>
          </table:table-cell>
          <table:table-cell office:value-type="float" office:value="1.38966686068286">
            <text:p>1.3896668607</text:p>
          </table:table-cell>
          <table:table-cell table:formula="of:=[.B365]/[.B364]" office:value-type="float" office:value="0.999851460943185">
            <text:p>0.9998514609</text:p>
          </table:table-cell>
          <table:table-cell table:formula="of:=MONTH([.A365])" office:value-type="float" office:value="2">
            <text:p>2</text:p>
          </table:table-cell>
          <table:table-cell table:formula="of:=YEAR([.A365])" office:value-type="float" office:value="2009">
            <text:p>2009</text:p>
          </table:table-cell>
        </table:table-row>
        <table:table-row table:style-name="ro2">
          <table:table-cell office:value-type="string">
            <text:p>2009-02-05 00:00:00</text:p>
          </table:table-cell>
          <table:table-cell office:value-type="float" office:value="1.39642643617503">
            <text:p>1.3964264362</text:p>
          </table:table-cell>
          <table:table-cell table:formula="of:=[.B366]/[.B365]" office:value-type="float" office:value="1.00486416973983">
            <text:p>1.0048641697</text:p>
          </table:table-cell>
          <table:table-cell table:formula="of:=MONTH([.A366])" office:value-type="float" office:value="2">
            <text:p>2</text:p>
          </table:table-cell>
          <table:table-cell table:formula="of:=YEAR([.A366])" office:value-type="float" office:value="2009">
            <text:p>2009</text:p>
          </table:table-cell>
        </table:table-row>
        <table:table-row table:style-name="ro2">
          <table:table-cell office:value-type="string">
            <text:p>2009-02-06 00:00:00</text:p>
          </table:table-cell>
          <table:table-cell office:value-type="float" office:value="1.38901000655907">
            <text:p>1.3890100066</text:p>
          </table:table-cell>
          <table:table-cell table:formula="of:=[.B367]/[.B366]" office:value-type="float" office:value="0.994688993688579">
            <text:p>0.9946889937</text:p>
          </table:table-cell>
          <table:table-cell table:formula="of:=MONTH([.A367])" office:value-type="float" office:value="2">
            <text:p>2</text:p>
          </table:table-cell>
          <table:table-cell table:formula="of:=YEAR([.A367])" office:value-type="float" office:value="2009">
            <text:p>2009</text:p>
          </table:table-cell>
        </table:table-row>
        <table:table-row table:style-name="ro2">
          <table:table-cell office:value-type="string">
            <text:p>2009-02-09 00:00:00</text:p>
          </table:table-cell>
          <table:table-cell office:value-type="float" office:value="1.38318403717277">
            <text:p>1.3831840372</text:p>
          </table:table-cell>
          <table:table-cell table:formula="of:=[.B368]/[.B367]" office:value-type="float" office:value="0.995805667807443">
            <text:p>0.9958056678</text:p>
          </table:table-cell>
          <table:table-cell table:formula="of:=MONTH([.A368])" office:value-type="float" office:value="2">
            <text:p>2</text:p>
          </table:table-cell>
          <table:table-cell table:formula="of:=YEAR([.A368])" office:value-type="float" office:value="2009">
            <text:p>2009</text:p>
          </table:table-cell>
        </table:table-row>
        <table:table-row table:style-name="ro2">
          <table:table-cell office:value-type="string">
            <text:p>2009-02-10 00:00:00</text:p>
          </table:table-cell>
          <table:table-cell office:value-type="float" office:value="1.40934864430645">
            <text:p>1.4093486443</text:p>
          </table:table-cell>
          <table:table-cell table:formula="of:=[.B369]/[.B368]" office:value-type="float" office:value="1.0189162153629">
            <text:p>1.0189162154</text:p>
          </table:table-cell>
          <table:table-cell table:formula="of:=MONTH([.A369])" office:value-type="float" office:value="2">
            <text:p>2</text:p>
          </table:table-cell>
          <table:table-cell table:formula="of:=YEAR([.A369])" office:value-type="float" office:value="2009">
            <text:p>2009</text:p>
          </table:table-cell>
        </table:table-row>
        <table:table-row table:style-name="ro2">
          <table:table-cell office:value-type="string">
            <text:p>2009-02-11 00:00:00</text:p>
          </table:table-cell>
          <table:table-cell office:value-type="float" office:value="1.43004467818763">
            <text:p>1.4300446782</text:p>
          </table:table-cell>
          <table:table-cell table:formula="of:=[.B370]/[.B369]" office:value-type="float" office:value="1.0146848219316">
            <text:p>1.0146848219</text:p>
          </table:table-cell>
          <table:table-cell table:formula="of:=MONTH([.A370])" office:value-type="float" office:value="2">
            <text:p>2</text:p>
          </table:table-cell>
          <table:table-cell table:formula="of:=YEAR([.A370])" office:value-type="float" office:value="2009">
            <text:p>2009</text:p>
          </table:table-cell>
        </table:table-row>
        <table:table-row table:style-name="ro2">
          <table:table-cell office:value-type="string">
            <text:p>2009-02-12 00:00:00</text:p>
          </table:table-cell>
          <table:table-cell office:value-type="float" office:value="1.42967942776508">
            <text:p>1.4296794278</text:p>
          </table:table-cell>
          <table:table-cell table:formula="of:=[.B371]/[.B370]" office:value-type="float" office:value="0.999744588104048">
            <text:p>0.9997445881</text:p>
          </table:table-cell>
          <table:table-cell table:formula="of:=MONTH([.A371])" office:value-type="float" office:value="2">
            <text:p>2</text:p>
          </table:table-cell>
          <table:table-cell table:formula="of:=YEAR([.A371])" office:value-type="float" office:value="2009">
            <text:p>2009</text:p>
          </table:table-cell>
        </table:table-row>
        <table:table-row table:style-name="ro2">
          <table:table-cell office:value-type="string">
            <text:p>2009-02-13 00:00:00</text:p>
          </table:table-cell>
          <table:table-cell office:value-type="float" office:value="1.41033209481704">
            <text:p>1.4103320948</text:p>
          </table:table-cell>
          <table:table-cell table:formula="of:=[.B372]/[.B371]" office:value-type="float" office:value="0.986467362842114">
            <text:p>0.9864673628</text:p>
          </table:table-cell>
          <table:table-cell table:formula="of:=MONTH([.A372])" office:value-type="float" office:value="2">
            <text:p>2</text:p>
          </table:table-cell>
          <table:table-cell table:formula="of:=YEAR([.A372])" office:value-type="float" office:value="2009">
            <text:p>2009</text:p>
          </table:table-cell>
        </table:table-row>
        <table:table-row table:style-name="ro2">
          <table:table-cell office:value-type="string">
            <text:p>2009-02-17 00:00:00</text:p>
          </table:table-cell>
          <table:table-cell office:value-type="float" office:value="1.44771896038925">
            <text:p>1.4477189604</text:p>
          </table:table-cell>
          <table:table-cell table:formula="of:=[.B373]/[.B372]" office:value-type="float" office:value="1.02650926381779">
            <text:p>1.0265092638</text:p>
          </table:table-cell>
          <table:table-cell table:formula="of:=MONTH([.A373])" office:value-type="float" office:value="2">
            <text:p>2</text:p>
          </table:table-cell>
          <table:table-cell table:formula="of:=YEAR([.A373])" office:value-type="float" office:value="2009">
            <text:p>2009</text:p>
          </table:table-cell>
        </table:table-row>
        <table:table-row table:style-name="ro2">
          <table:table-cell office:value-type="string">
            <text:p>2009-02-18 00:00:00</text:p>
          </table:table-cell>
          <table:table-cell office:value-type="float" office:value="1.44764688440303">
            <text:p>1.4476468844</text:p>
          </table:table-cell>
          <table:table-cell table:formula="of:=[.B374]/[.B373]" office:value-type="float" office:value="0.999950214103569">
            <text:p>0.9999502141</text:p>
          </table:table-cell>
          <table:table-cell table:formula="of:=MONTH([.A374])" office:value-type="float" office:value="2">
            <text:p>2</text:p>
          </table:table-cell>
          <table:table-cell table:formula="of:=YEAR([.A374])" office:value-type="float" office:value="2009">
            <text:p>2009</text:p>
          </table:table-cell>
        </table:table-row>
        <table:table-row table:style-name="ro2">
          <table:table-cell office:value-type="string">
            <text:p>2009-02-19 00:00:00</text:p>
          </table:table-cell>
          <table:table-cell office:value-type="float" office:value="1.43130414811199">
            <text:p>1.4313041481</text:p>
          </table:table-cell>
          <table:table-cell table:formula="of:=[.B375]/[.B374]" office:value-type="float" office:value="0.9887108268825">
            <text:p>0.9887108269</text:p>
          </table:table-cell>
          <table:table-cell table:formula="of:=MONTH([.A375])" office:value-type="float" office:value="2">
            <text:p>2</text:p>
          </table:table-cell>
          <table:table-cell table:formula="of:=YEAR([.A375])" office:value-type="float" office:value="2009">
            <text:p>2009</text:p>
          </table:table-cell>
        </table:table-row>
        <table:table-row table:style-name="ro2">
          <table:table-cell office:value-type="string">
            <text:p>2009-02-20 00:00:00</text:p>
          </table:table-cell>
          <table:table-cell office:value-type="float" office:value="1.44762873059979">
            <text:p>1.4476287306</text:p>
          </table:table-cell>
          <table:table-cell table:formula="of:=[.B376]/[.B375]" office:value-type="float" office:value="1.01140539032835">
            <text:p>1.0114053903</text:p>
          </table:table-cell>
          <table:table-cell table:formula="of:=MONTH([.A376])" office:value-type="float" office:value="2">
            <text:p>2</text:p>
          </table:table-cell>
          <table:table-cell table:formula="of:=YEAR([.A376])" office:value-type="float" office:value="2009">
            <text:p>2009</text:p>
          </table:table-cell>
        </table:table-row>
        <table:table-row table:style-name="ro2">
          <table:table-cell office:value-type="string">
            <text:p>2009-02-23 00:00:00</text:p>
          </table:table-cell>
          <table:table-cell office:value-type="float" office:value="1.45181640927691">
            <text:p>1.4518164093</text:p>
          </table:table-cell>
          <table:table-cell table:formula="of:=[.B377]/[.B376]" office:value-type="float" office:value="1.00289278499977">
            <text:p>1.002892785</text:p>
          </table:table-cell>
          <table:table-cell table:formula="of:=MONTH([.A377])" office:value-type="float" office:value="2">
            <text:p>2</text:p>
          </table:table-cell>
          <table:table-cell table:formula="of:=YEAR([.A377])" office:value-type="float" office:value="2009">
            <text:p>2009</text:p>
          </table:table-cell>
        </table:table-row>
        <table:table-row table:style-name="ro2">
          <table:table-cell office:value-type="string">
            <text:p>2009-02-24 00:00:00</text:p>
          </table:table-cell>
          <table:table-cell office:value-type="float" office:value="1.43425101633066">
            <text:p>1.4342510163</text:p>
          </table:table-cell>
          <table:table-cell table:formula="of:=[.B378]/[.B377]" office:value-type="float" office:value="0.987901092153247">
            <text:p>0.9879010922</text:p>
          </table:table-cell>
          <table:table-cell table:formula="of:=MONTH([.A378])" office:value-type="float" office:value="2">
            <text:p>2</text:p>
          </table:table-cell>
          <table:table-cell table:formula="of:=YEAR([.A378])" office:value-type="float" office:value="2009">
            <text:p>2009</text:p>
          </table:table-cell>
        </table:table-row>
        <table:table-row table:style-name="ro2">
          <table:table-cell office:value-type="string">
            <text:p>2009-02-25 00:00:00</text:p>
          </table:table-cell>
          <table:table-cell office:value-type="float" office:value="1.41667938295662">
            <text:p>1.416679383</text:p>
          </table:table-cell>
          <table:table-cell table:formula="of:=[.B379]/[.B378]" office:value-type="float" office:value="0.987748564809113">
            <text:p>0.9877485648</text:p>
          </table:table-cell>
          <table:table-cell table:formula="of:=MONTH([.A379])" office:value-type="float" office:value="2">
            <text:p>2</text:p>
          </table:table-cell>
          <table:table-cell table:formula="of:=YEAR([.A379])" office:value-type="float" office:value="2009">
            <text:p>2009</text:p>
          </table:table-cell>
        </table:table-row>
        <table:table-row table:style-name="ro2">
          <table:table-cell office:value-type="string">
            <text:p>2009-02-26 00:00:00</text:p>
          </table:table-cell>
          <table:table-cell office:value-type="float" office:value="1.40961028642747">
            <text:p>1.4096102864</text:p>
          </table:table-cell>
          <table:table-cell table:formula="of:=[.B380]/[.B379]" office:value-type="float" office:value="0.995010094299245">
            <text:p>0.9950100943</text:p>
          </table:table-cell>
          <table:table-cell table:formula="of:=MONTH([.A380])" office:value-type="float" office:value="2">
            <text:p>2</text:p>
          </table:table-cell>
          <table:table-cell table:formula="of:=YEAR([.A380])" office:value-type="float" office:value="2009">
            <text:p>2009</text:p>
          </table:table-cell>
        </table:table-row>
        <table:table-row table:style-name="ro2">
          <table:table-cell office:value-type="string">
            <text:p>2009-03-03 00:00:00</text:p>
          </table:table-cell>
          <table:table-cell office:value-type="float" office:value="1.40069639842627">
            <text:p>1.4006963984</text:p>
          </table:table-cell>
          <table:table-cell table:formula="of:=[.B381]/[.B380]" office:value-type="float" office:value="0.993676345804923">
            <text:p>0.9936763458</text:p>
          </table:table-cell>
          <table:table-cell table:formula="of:=MONTH([.A381])" office:value-type="float" office:value="3">
            <text:p>3</text:p>
          </table:table-cell>
          <table:table-cell table:formula="of:=YEAR([.A381])" office:value-type="float" office:value="2009">
            <text:p>2009</text:p>
          </table:table-cell>
        </table:table-row>
        <table:table-row table:style-name="ro2">
          <table:table-cell office:value-type="string">
            <text:p>2009-03-04 00:00:00</text:p>
          </table:table-cell>
          <table:table-cell office:value-type="float" office:value="1.39156705029853">
            <text:p>1.3915670503</text:p>
          </table:table-cell>
          <table:table-cell table:formula="of:=[.B382]/[.B381]" office:value-type="float" office:value="0.993482279144858">
            <text:p>0.9934822791</text:p>
          </table:table-cell>
          <table:table-cell table:formula="of:=MONTH([.A382])" office:value-type="float" office:value="3">
            <text:p>3</text:p>
          </table:table-cell>
          <table:table-cell table:formula="of:=YEAR([.A382])" office:value-type="float" office:value="2009">
            <text:p>2009</text:p>
          </table:table-cell>
        </table:table-row>
        <table:table-row table:style-name="ro2">
          <table:table-cell office:value-type="string">
            <text:p>2009-03-05 00:00:00</text:p>
          </table:table-cell>
          <table:table-cell office:value-type="float" office:value="1.42540687899628">
            <text:p>1.425406879</text:p>
          </table:table-cell>
          <table:table-cell table:formula="of:=[.B383]/[.B382]" office:value-type="float" office:value="1.02431778525547">
            <text:p>1.0243177853</text:p>
          </table:table-cell>
          <table:table-cell table:formula="of:=MONTH([.A383])" office:value-type="float" office:value="3">
            <text:p>3</text:p>
          </table:table-cell>
          <table:table-cell table:formula="of:=YEAR([.A383])" office:value-type="float" office:value="2009">
            <text:p>2009</text:p>
          </table:table-cell>
        </table:table-row>
        <table:table-row table:style-name="ro2">
          <table:table-cell office:value-type="string">
            <text:p>2009-03-06 00:00:00</text:p>
          </table:table-cell>
          <table:table-cell office:value-type="float" office:value="1.42204028913187">
            <text:p>1.4220402891</text:p>
          </table:table-cell>
          <table:table-cell table:formula="of:=[.B384]/[.B383]" office:value-type="float" office:value="0.997638155172379">
            <text:p>0.9976381552</text:p>
          </table:table-cell>
          <table:table-cell table:formula="of:=MONTH([.A384])" office:value-type="float" office:value="3">
            <text:p>3</text:p>
          </table:table-cell>
          <table:table-cell table:formula="of:=YEAR([.A384])" office:value-type="float" office:value="2009">
            <text:p>2009</text:p>
          </table:table-cell>
        </table:table-row>
        <table:table-row table:style-name="ro2">
          <table:table-cell office:value-type="string">
            <text:p>2009-03-09 00:00:00</text:p>
          </table:table-cell>
          <table:table-cell office:value-type="float" office:value="1.41020962803907">
            <text:p>1.410209628</text:p>
          </table:table-cell>
          <table:table-cell table:formula="of:=[.B385]/[.B384]" office:value-type="float" office:value="0.99168050217479">
            <text:p>0.9916805022</text:p>
          </table:table-cell>
          <table:table-cell table:formula="of:=MONTH([.A385])" office:value-type="float" office:value="3">
            <text:p>3</text:p>
          </table:table-cell>
          <table:table-cell table:formula="of:=YEAR([.A385])" office:value-type="float" office:value="2009">
            <text:p>2009</text:p>
          </table:table-cell>
        </table:table-row>
        <table:table-row table:style-name="ro2">
          <table:table-cell office:value-type="string">
            <text:p>2009-03-10 00:00:00</text:p>
          </table:table-cell>
          <table:table-cell office:value-type="float" office:value="1.38479603678001">
            <text:p>1.3847960368</text:p>
          </table:table-cell>
          <table:table-cell table:formula="of:=[.B386]/[.B385]" office:value-type="float" office:value="0.981978855658217">
            <text:p>0.9819788557</text:p>
          </table:table-cell>
          <table:table-cell table:formula="of:=MONTH([.A386])" office:value-type="float" office:value="3">
            <text:p>3</text:p>
          </table:table-cell>
          <table:table-cell table:formula="of:=YEAR([.A386])" office:value-type="float" office:value="2009">
            <text:p>2009</text:p>
          </table:table-cell>
        </table:table-row>
        <table:table-row table:style-name="ro2">
          <table:table-cell office:value-type="string">
            <text:p>2009-03-11 00:00:00</text:p>
          </table:table-cell>
          <table:table-cell office:value-type="float" office:value="1.39826361764476">
            <text:p>1.3982636176</text:p>
          </table:table-cell>
          <table:table-cell table:formula="of:=[.B387]/[.B386]" office:value-type="float" office:value="1.00972531730815">
            <text:p>1.0097253173</text:p>
          </table:table-cell>
          <table:table-cell table:formula="of:=MONTH([.A387])" office:value-type="float" office:value="3">
            <text:p>3</text:p>
          </table:table-cell>
          <table:table-cell table:formula="of:=YEAR([.A387])" office:value-type="float" office:value="2009">
            <text:p>2009</text:p>
          </table:table-cell>
        </table:table-row>
        <table:table-row table:style-name="ro2">
          <table:table-cell office:value-type="string">
            <text:p>2009-03-12 00:00:00</text:p>
          </table:table-cell>
          <table:table-cell office:value-type="float" office:value="1.41165185591458">
            <text:p>1.4116518559</text:p>
          </table:table-cell>
          <table:table-cell table:formula="of:=[.B388]/[.B387]" office:value-type="float" office:value="1.00957490283011">
            <text:p>1.0095749028</text:p>
          </table:table-cell>
          <table:table-cell table:formula="of:=MONTH([.A388])" office:value-type="float" office:value="3">
            <text:p>3</text:p>
          </table:table-cell>
          <table:table-cell table:formula="of:=YEAR([.A388])" office:value-type="float" office:value="2009">
            <text:p>2009</text:p>
          </table:table-cell>
        </table:table-row>
        <table:table-row table:style-name="ro2">
          <table:table-cell office:value-type="string">
            <text:p>2009-03-13 00:00:00</text:p>
          </table:table-cell>
          <table:table-cell office:value-type="float" office:value="1.41001129119472">
            <text:p>1.4100112912</text:p>
          </table:table-cell>
          <table:table-cell table:formula="of:=[.B389]/[.B388]" office:value-type="float" office:value="0.998837840425746">
            <text:p>0.9988378404</text:p>
          </table:table-cell>
          <table:table-cell table:formula="of:=MONTH([.A389])" office:value-type="float" office:value="3">
            <text:p>3</text:p>
          </table:table-cell>
          <table:table-cell table:formula="of:=YEAR([.A389])" office:value-type="float" office:value="2009">
            <text:p>2009</text:p>
          </table:table-cell>
        </table:table-row>
        <table:table-row table:style-name="ro2">
          <table:table-cell office:value-type="string">
            <text:p>2009-03-16 00:00:00</text:p>
          </table:table-cell>
          <table:table-cell office:value-type="float" office:value="1.39786997400963">
            <text:p>1.397869974</text:p>
          </table:table-cell>
          <table:table-cell table:formula="of:=[.B390]/[.B389]" office:value-type="float" office:value="0.991389205702882">
            <text:p>0.9913892057</text:p>
          </table:table-cell>
          <table:table-cell table:formula="of:=MONTH([.A390])" office:value-type="float" office:value="3">
            <text:p>3</text:p>
          </table:table-cell>
          <table:table-cell table:formula="of:=YEAR([.A390])" office:value-type="float" office:value="2009">
            <text:p>2009</text:p>
          </table:table-cell>
        </table:table-row>
        <table:table-row table:style-name="ro2">
          <table:table-cell office:value-type="string">
            <text:p>2009-03-17 00:00:00</text:p>
          </table:table-cell>
          <table:table-cell office:value-type="float" office:value="1.39086153817312">
            <text:p>1.3908615382</text:p>
          </table:table-cell>
          <table:table-cell table:formula="of:=[.B391]/[.B390]" office:value-type="float" office:value="0.994986346393578">
            <text:p>0.9949863464</text:p>
          </table:table-cell>
          <table:table-cell table:formula="of:=MONTH([.A391])" office:value-type="float" office:value="3">
            <text:p>3</text:p>
          </table:table-cell>
          <table:table-cell table:formula="of:=YEAR([.A391])" office:value-type="float" office:value="2009">
            <text:p>2009</text:p>
          </table:table-cell>
        </table:table-row>
        <table:table-row table:style-name="ro2">
          <table:table-cell office:value-type="string">
            <text:p>2009-03-18 00:00:00</text:p>
          </table:table-cell>
          <table:table-cell office:value-type="float" office:value="1.43972106189077">
            <text:p>1.4397210619</text:p>
          </table:table-cell>
          <table:table-cell table:formula="of:=[.B392]/[.B391]" office:value-type="float" office:value="1.03512896314742">
            <text:p>1.0351289631</text:p>
          </table:table-cell>
          <table:table-cell table:formula="of:=MONTH([.A392])" office:value-type="float" office:value="3">
            <text:p>3</text:p>
          </table:table-cell>
          <table:table-cell table:formula="of:=YEAR([.A392])" office:value-type="float" office:value="2009">
            <text:p>2009</text:p>
          </table:table-cell>
        </table:table-row>
        <table:table-row table:style-name="ro2">
          <table:table-cell office:value-type="string">
            <text:p>2009-03-19 00:00:00</text:p>
          </table:table-cell>
          <table:table-cell office:value-type="float" office:value="1.4443003709028">
            <text:p>1.4443003709</text:p>
          </table:table-cell>
          <table:table-cell table:formula="of:=[.B393]/[.B392]" office:value-type="float" office:value="1.00318069182513">
            <text:p>1.0031806918</text:p>
          </table:table-cell>
          <table:table-cell table:formula="of:=MONTH([.A393])" office:value-type="float" office:value="3">
            <text:p>3</text:p>
          </table:table-cell>
          <table:table-cell table:formula="of:=YEAR([.A393])" office:value-type="float" office:value="2009">
            <text:p>2009</text:p>
          </table:table-cell>
        </table:table-row>
        <table:table-row table:style-name="ro2">
          <table:table-cell office:value-type="string">
            <text:p>2009-03-20 00:00:00</text:p>
          </table:table-cell>
          <table:table-cell office:value-type="float" office:value="1.43808415091876">
            <text:p>1.4380841509</text:p>
          </table:table-cell>
          <table:table-cell table:formula="of:=[.B394]/[.B393]" office:value-type="float" office:value="0.995696033796516">
            <text:p>0.9956960338</text:p>
          </table:table-cell>
          <table:table-cell table:formula="of:=MONTH([.A394])" office:value-type="float" office:value="3">
            <text:p>3</text:p>
          </table:table-cell>
          <table:table-cell table:formula="of:=YEAR([.A394])" office:value-type="float" office:value="2009">
            <text:p>2009</text:p>
          </table:table-cell>
        </table:table-row>
        <table:table-row table:style-name="ro2">
          <table:table-cell office:value-type="string">
            <text:p>2009-03-23 00:00:00</text:p>
          </table:table-cell>
          <table:table-cell office:value-type="float" office:value="1.42513840903992">
            <text:p>1.425138409</text:p>
          </table:table-cell>
          <table:table-cell table:formula="of:=[.B395]/[.B394]" office:value-type="float" office:value="0.990997924655128">
            <text:p>0.9909979247</text:p>
          </table:table-cell>
          <table:table-cell table:formula="of:=MONTH([.A395])" office:value-type="float" office:value="3">
            <text:p>3</text:p>
          </table:table-cell>
          <table:table-cell table:formula="of:=YEAR([.A395])" office:value-type="float" office:value="2009">
            <text:p>2009</text:p>
          </table:table-cell>
        </table:table-row>
        <table:table-row table:style-name="ro2">
          <table:table-cell office:value-type="string">
            <text:p>2009-03-24 00:00:00</text:p>
          </table:table-cell>
          <table:table-cell office:value-type="float" office:value="1.42324513868912">
            <text:p>1.4232451387</text:p>
          </table:table-cell>
          <table:table-cell table:formula="of:=[.B396]/[.B395]" office:value-type="float" office:value="0.99867151826181">
            <text:p>0.9986715183</text:p>
          </table:table-cell>
          <table:table-cell table:formula="of:=MONTH([.A396])" office:value-type="float" office:value="3">
            <text:p>3</text:p>
          </table:table-cell>
          <table:table-cell table:formula="of:=YEAR([.A396])" office:value-type="float" office:value="2009">
            <text:p>2009</text:p>
          </table:table-cell>
        </table:table-row>
        <table:table-row table:style-name="ro2">
          <table:table-cell office:value-type="string">
            <text:p>2009-03-25 00:00:00</text:p>
          </table:table-cell>
          <table:table-cell office:value-type="float" office:value="1.41860052279737">
            <text:p>1.4186005228</text:p>
          </table:table-cell>
          <table:table-cell table:formula="of:=[.B397]/[.B396]" office:value-type="float" office:value="0.996736601611703">
            <text:p>0.9967366016</text:p>
          </table:table-cell>
          <table:table-cell table:formula="of:=MONTH([.A397])" office:value-type="float" office:value="3">
            <text:p>3</text:p>
          </table:table-cell>
          <table:table-cell table:formula="of:=YEAR([.A397])" office:value-type="float" office:value="2009">
            <text:p>2009</text:p>
          </table:table-cell>
        </table:table-row>
        <table:table-row table:style-name="ro2">
          <table:table-cell office:value-type="string">
            <text:p>2009-03-26 00:00:00</text:p>
          </table:table-cell>
          <table:table-cell office:value-type="float" office:value="1.42473556409423">
            <text:p>1.4247355641</text:p>
          </table:table-cell>
          <table:table-cell table:formula="of:=[.B398]/[.B397]" office:value-type="float" office:value="1.00432471382766">
            <text:p>1.0043247138</text:p>
          </table:table-cell>
          <table:table-cell table:formula="of:=MONTH([.A398])" office:value-type="float" office:value="3">
            <text:p>3</text:p>
          </table:table-cell>
          <table:table-cell table:formula="of:=YEAR([.A398])" office:value-type="float" office:value="2009">
            <text:p>2009</text:p>
          </table:table-cell>
        </table:table-row>
        <table:table-row table:style-name="ro2">
          <table:table-cell office:value-type="string">
            <text:p>2009-03-27 00:00:00</text:p>
          </table:table-cell>
          <table:table-cell office:value-type="float" office:value="1.4227959142878">
            <text:p>1.4227959143</text:p>
          </table:table-cell>
          <table:table-cell table:formula="of:=[.B399]/[.B398]" office:value-type="float" office:value="0.998638589605462">
            <text:p>0.9986385896</text:p>
          </table:table-cell>
          <table:table-cell table:formula="of:=MONTH([.A399])" office:value-type="float" office:value="3">
            <text:p>3</text:p>
          </table:table-cell>
          <table:table-cell table:formula="of:=YEAR([.A399])" office:value-type="float" office:value="2009">
            <text:p>2009</text:p>
          </table:table-cell>
        </table:table-row>
        <table:table-row table:style-name="ro2">
          <table:table-cell office:value-type="string">
            <text:p>2009-03-30 00:00:00</text:p>
          </table:table-cell>
          <table:table-cell office:value-type="float" office:value="1.42249197248294">
            <text:p>1.4224919725</text:p>
          </table:table-cell>
          <table:table-cell table:formula="of:=[.B400]/[.B399]" office:value-type="float" office:value="0.999786377089074">
            <text:p>0.9997863771</text:p>
          </table:table-cell>
          <table:table-cell table:formula="of:=MONTH([.A400])" office:value-type="float" office:value="3">
            <text:p>3</text:p>
          </table:table-cell>
          <table:table-cell table:formula="of:=YEAR([.A400])" office:value-type="float" office:value="2009">
            <text:p>2009</text:p>
          </table:table-cell>
        </table:table-row>
        <table:table-row table:style-name="ro2">
          <table:table-cell office:value-type="string">
            <text:p>2009-04-02 00:00:00</text:p>
          </table:table-cell>
          <table:table-cell office:value-type="float" office:value="1.40213614917705">
            <text:p>1.4021361492</text:p>
          </table:table-cell>
          <table:table-cell table:formula="of:=[.B401]/[.B400]" office:value-type="float" office:value="0.985690025884392">
            <text:p>0.9856900259</text:p>
          </table:table-cell>
          <table:table-cell table:formula="of:=MONTH([.A401])" office:value-type="float" office:value="4">
            <text:p>4</text:p>
          </table:table-cell>
          <table:table-cell table:formula="of:=YEAR([.A401])" office:value-type="float" office:value="2009">
            <text:p>2009</text:p>
          </table:table-cell>
        </table:table-row>
        <table:table-row table:style-name="ro2">
          <table:table-cell office:value-type="string">
            <text:p>2009-04-03 00:00:00</text:p>
          </table:table-cell>
          <table:table-cell office:value-type="float" office:value="1.38093229435256">
            <text:p>1.3809322944</text:p>
          </table:table-cell>
          <table:table-cell table:formula="of:=[.B402]/[.B401]" office:value-type="float" office:value="0.984877463692142">
            <text:p>0.9848774637</text:p>
          </table:table-cell>
          <table:table-cell table:formula="of:=MONTH([.A402])" office:value-type="float" office:value="4">
            <text:p>4</text:p>
          </table:table-cell>
          <table:table-cell table:formula="of:=YEAR([.A402])" office:value-type="float" office:value="2009">
            <text:p>2009</text:p>
          </table:table-cell>
        </table:table-row>
        <table:table-row table:style-name="ro2">
          <table:table-cell office:value-type="string">
            <text:p>2009-04-06 00:00:00</text:p>
          </table:table-cell>
          <table:table-cell office:value-type="float" office:value="1.36593632531794">
            <text:p>1.3659363253</text:p>
          </table:table-cell>
          <table:table-cell table:formula="of:=[.B403]/[.B402]" office:value-type="float" office:value="0.98914069205569">
            <text:p>0.9891406921</text:p>
          </table:table-cell>
          <table:table-cell table:formula="of:=MONTH([.A403])" office:value-type="float" office:value="4">
            <text:p>4</text:p>
          </table:table-cell>
          <table:table-cell table:formula="of:=YEAR([.A403])" office:value-type="float" office:value="2009">
            <text:p>2009</text:p>
          </table:table-cell>
        </table:table-row>
        <table:table-row table:style-name="ro2">
          <table:table-cell office:value-type="string">
            <text:p>2009-04-07 00:00:00</text:p>
          </table:table-cell>
          <table:table-cell office:value-type="float" office:value="1.37552500344789">
            <text:p>1.3755250034</text:p>
          </table:table-cell>
          <table:table-cell table:formula="of:=[.B404]/[.B403]" office:value-type="float" office:value="1.00701985733318">
            <text:p>1.0070198573</text:p>
          </table:table-cell>
          <table:table-cell table:formula="of:=MONTH([.A404])" office:value-type="float" office:value="4">
            <text:p>4</text:p>
          </table:table-cell>
          <table:table-cell table:formula="of:=YEAR([.A404])" office:value-type="float" office:value="2009">
            <text:p>2009</text:p>
          </table:table-cell>
        </table:table-row>
        <table:table-row table:style-name="ro2">
          <table:table-cell office:value-type="string">
            <text:p>2009-04-08 00:00:00</text:p>
          </table:table-cell>
          <table:table-cell office:value-type="float" office:value="1.38137207462455">
            <text:p>1.3813720746</text:p>
          </table:table-cell>
          <table:table-cell table:formula="of:=[.B405]/[.B404]" office:value-type="float" office:value="1.00425079236074">
            <text:p>1.0042507924</text:p>
          </table:table-cell>
          <table:table-cell table:formula="of:=MONTH([.A405])" office:value-type="float" office:value="4">
            <text:p>4</text:p>
          </table:table-cell>
          <table:table-cell table:formula="of:=YEAR([.A405])" office:value-type="float" office:value="2009">
            <text:p>2009</text:p>
          </table:table-cell>
        </table:table-row>
        <table:table-row table:style-name="ro2">
          <table:table-cell office:value-type="string">
            <text:p>2009-04-09 00:00:00</text:p>
          </table:table-cell>
          <table:table-cell office:value-type="float" office:value="1.3712370944914">
            <text:p>1.3712370945</text:p>
          </table:table-cell>
          <table:table-cell table:formula="of:=[.B406]/[.B405]" office:value-type="float" office:value="0.992663106255496">
            <text:p>0.9926631063</text:p>
          </table:table-cell>
          <table:table-cell table:formula="of:=MONTH([.A406])" office:value-type="float" office:value="4">
            <text:p>4</text:p>
          </table:table-cell>
          <table:table-cell table:formula="of:=YEAR([.A406])" office:value-type="float" office:value="2009">
            <text:p>2009</text:p>
          </table:table-cell>
        </table:table-row>
        <table:table-row table:style-name="ro2">
          <table:table-cell office:value-type="string">
            <text:p>2009-04-13 00:00:00</text:p>
          </table:table-cell>
          <table:table-cell office:value-type="float" office:value="1.38653019553974">
            <text:p>1.3865301955</text:p>
          </table:table-cell>
          <table:table-cell table:formula="of:=[.B407]/[.B406]" office:value-type="float" office:value="1.01115277664947">
            <text:p>1.0111527766</text:p>
          </table:table-cell>
          <table:table-cell table:formula="of:=MONTH([.A407])" office:value-type="float" office:value="4">
            <text:p>4</text:p>
          </table:table-cell>
          <table:table-cell table:formula="of:=YEAR([.A407])" office:value-type="float" office:value="2009">
            <text:p>2009</text:p>
          </table:table-cell>
        </table:table-row>
        <table:table-row table:style-name="ro2">
          <table:table-cell office:value-type="string">
            <text:p>2009-04-14 00:00:00</text:p>
          </table:table-cell>
          <table:table-cell office:value-type="float" office:value="1.38879763013889">
            <text:p>1.3887976301</text:p>
          </table:table-cell>
          <table:table-cell table:formula="of:=[.B408]/[.B407]" office:value-type="float" office:value="1.00163533012584">
            <text:p>1.0016353301</text:p>
          </table:table-cell>
          <table:table-cell table:formula="of:=MONTH([.A408])" office:value-type="float" office:value="4">
            <text:p>4</text:p>
          </table:table-cell>
          <table:table-cell table:formula="of:=YEAR([.A408])" office:value-type="float" office:value="2009">
            <text:p>2009</text:p>
          </table:table-cell>
        </table:table-row>
        <table:table-row table:style-name="ro2">
          <table:table-cell office:value-type="string">
            <text:p>2009-04-15 00:00:00</text:p>
          </table:table-cell>
          <table:table-cell office:value-type="float" office:value="1.38945066944549">
            <text:p>1.3894506694</text:p>
          </table:table-cell>
          <table:table-cell table:formula="of:=[.B409]/[.B408]" office:value-type="float" office:value="1.00047021919712">
            <text:p>1.0004702192</text:p>
          </table:table-cell>
          <table:table-cell table:formula="of:=MONTH([.A409])" office:value-type="float" office:value="4">
            <text:p>4</text:p>
          </table:table-cell>
          <table:table-cell table:formula="of:=YEAR([.A409])" office:value-type="float" office:value="2009">
            <text:p>2009</text:p>
          </table:table-cell>
        </table:table-row>
        <table:table-row table:style-name="ro2">
          <table:table-cell office:value-type="string">
            <text:p>2009-04-16 00:00:00</text:p>
          </table:table-cell>
          <table:table-cell office:value-type="float" office:value="1.37509195980677">
            <text:p>1.3750919598</text:p>
          </table:table-cell>
          <table:table-cell table:formula="of:=[.B410]/[.B409]" office:value-type="float" office:value="0.98966590901392">
            <text:p>0.989665909</text:p>
          </table:table-cell>
          <table:table-cell table:formula="of:=MONTH([.A410])" office:value-type="float" office:value="4">
            <text:p>4</text:p>
          </table:table-cell>
          <table:table-cell table:formula="of:=YEAR([.A410])" office:value-type="float" office:value="2009">
            <text:p>2009</text:p>
          </table:table-cell>
        </table:table-row>
        <table:table-row table:style-name="ro2">
          <table:table-cell office:value-type="string">
            <text:p>2009-04-17 00:00:00</text:p>
          </table:table-cell>
          <table:table-cell office:value-type="float" office:value="1.36265844905185">
            <text:p>1.3626584491</text:p>
          </table:table-cell>
          <table:table-cell table:formula="of:=[.B411]/[.B410]" office:value-type="float" office:value="0.990958051447947">
            <text:p>0.9909580514</text:p>
          </table:table-cell>
          <table:table-cell table:formula="of:=MONTH([.A411])" office:value-type="float" office:value="4">
            <text:p>4</text:p>
          </table:table-cell>
          <table:table-cell table:formula="of:=YEAR([.A411])" office:value-type="float" office:value="2009">
            <text:p>2009</text:p>
          </table:table-cell>
        </table:table-row>
        <table:table-row table:style-name="ro2">
          <table:table-cell office:value-type="string">
            <text:p>2009-04-20 00:00:00</text:p>
          </table:table-cell>
          <table:table-cell office:value-type="float" office:value="1.38155992122913">
            <text:p>1.3815599212</text:p>
          </table:table-cell>
          <table:table-cell table:formula="of:=[.B412]/[.B411]" office:value-type="float" office:value="1.0138710270284">
            <text:p>1.013871027</text:p>
          </table:table-cell>
          <table:table-cell table:formula="of:=MONTH([.A412])" office:value-type="float" office:value="4">
            <text:p>4</text:p>
          </table:table-cell>
          <table:table-cell table:formula="of:=YEAR([.A412])" office:value-type="float" office:value="2009">
            <text:p>2009</text:p>
          </table:table-cell>
        </table:table-row>
        <table:table-row table:style-name="ro2">
          <table:table-cell office:value-type="string">
            <text:p>2009-04-21 00:00:00</text:p>
          </table:table-cell>
          <table:table-cell office:value-type="float" office:value="1.37465047115174">
            <text:p>1.3746504712</text:p>
          </table:table-cell>
          <table:table-cell table:formula="of:=[.B413]/[.B412]" office:value-type="float" office:value="0.994998805356742">
            <text:p>0.9949988054</text:p>
          </table:table-cell>
          <table:table-cell table:formula="of:=MONTH([.A413])" office:value-type="float" office:value="4">
            <text:p>4</text:p>
          </table:table-cell>
          <table:table-cell table:formula="of:=YEAR([.A413])" office:value-type="float" office:value="2009">
            <text:p>2009</text:p>
          </table:table-cell>
        </table:table-row>
        <table:table-row table:style-name="ro2">
          <table:table-cell office:value-type="string">
            <text:p>2009-04-22 00:00:00</text:p>
          </table:table-cell>
          <table:table-cell office:value-type="float" office:value="1.37339810200403">
            <text:p>1.373398102</text:p>
          </table:table-cell>
          <table:table-cell table:formula="of:=[.B414]/[.B413]" office:value-type="float" office:value="0.999088954484071">
            <text:p>0.9990889545</text:p>
          </table:table-cell>
          <table:table-cell table:formula="of:=MONTH([.A414])" office:value-type="float" office:value="4">
            <text:p>4</text:p>
          </table:table-cell>
          <table:table-cell table:formula="of:=YEAR([.A414])" office:value-type="float" office:value="2009">
            <text:p>2009</text:p>
          </table:table-cell>
        </table:table-row>
        <table:table-row table:style-name="ro2">
          <table:table-cell office:value-type="string">
            <text:p>2009-04-23 00:00:00</text:p>
          </table:table-cell>
          <table:table-cell office:value-type="float" office:value="1.38104300686551">
            <text:p>1.3810430069</text:p>
          </table:table-cell>
          <table:table-cell table:formula="of:=[.B415]/[.B414]" office:value-type="float" office:value="1.00556641577583">
            <text:p>1.0055664158</text:p>
          </table:table-cell>
          <table:table-cell table:formula="of:=MONTH([.A415])" office:value-type="float" office:value="4">
            <text:p>4</text:p>
          </table:table-cell>
          <table:table-cell table:formula="of:=YEAR([.A415])" office:value-type="float" office:value="2009">
            <text:p>2009</text:p>
          </table:table-cell>
        </table:table-row>
        <table:table-row table:style-name="ro2">
          <table:table-cell office:value-type="string">
            <text:p>2009-04-24 00:00:00</text:p>
          </table:table-cell>
          <table:table-cell office:value-type="float" office:value="1.37933843045253">
            <text:p>1.3793384305</text:p>
          </table:table-cell>
          <table:table-cell table:formula="of:=[.B416]/[.B415]" office:value-type="float" office:value="0.99876573256263">
            <text:p>0.9987657326</text:p>
          </table:table-cell>
          <table:table-cell table:formula="of:=MONTH([.A416])" office:value-type="float" office:value="4">
            <text:p>4</text:p>
          </table:table-cell>
          <table:table-cell table:formula="of:=YEAR([.A416])" office:value-type="float" office:value="2009">
            <text:p>2009</text:p>
          </table:table-cell>
        </table:table-row>
        <table:table-row table:style-name="ro2">
          <table:table-cell office:value-type="string">
            <text:p>2009-04-27 00:00:00</text:p>
          </table:table-cell>
          <table:table-cell office:value-type="float" office:value="1.37954873651984">
            <text:p>1.3795487365</text:p>
          </table:table-cell>
          <table:table-cell table:formula="of:=[.B417]/[.B416]" office:value-type="float" office:value="1.00015246879422">
            <text:p>1.0001524688</text:p>
          </table:table-cell>
          <table:table-cell table:formula="of:=MONTH([.A417])" office:value-type="float" office:value="4">
            <text:p>4</text:p>
          </table:table-cell>
          <table:table-cell table:formula="of:=YEAR([.A417])" office:value-type="float" office:value="2009">
            <text:p>2009</text:p>
          </table:table-cell>
        </table:table-row>
        <table:table-row table:style-name="ro2">
          <table:table-cell office:value-type="string">
            <text:p>2009-04-28 00:00:00</text:p>
          </table:table-cell>
          <table:table-cell office:value-type="float" office:value="1.36372228585242">
            <text:p>1.3637222859</text:p>
          </table:table-cell>
          <table:table-cell table:formula="of:=[.B418]/[.B417]" office:value-type="float" office:value="0.988527806051025">
            <text:p>0.9885278061</text:p>
          </table:table-cell>
          <table:table-cell table:formula="of:=MONTH([.A418])" office:value-type="float" office:value="4">
            <text:p>4</text:p>
          </table:table-cell>
          <table:table-cell table:formula="of:=YEAR([.A418])" office:value-type="float" office:value="2009">
            <text:p>2009</text:p>
          </table:table-cell>
        </table:table-row>
        <table:table-row table:style-name="ro2">
          <table:table-cell office:value-type="string">
            <text:p>2009-04-29 00:00:00</text:p>
          </table:table-cell>
          <table:table-cell office:value-type="float" office:value="1.36041561569946">
            <text:p>1.3604156157</text:p>
          </table:table-cell>
          <table:table-cell table:formula="of:=[.B419]/[.B418]" office:value-type="float" office:value="0.997575261336368">
            <text:p>0.9975752613</text:p>
          </table:table-cell>
          <table:table-cell table:formula="of:=MONTH([.A419])" office:value-type="float" office:value="4">
            <text:p>4</text:p>
          </table:table-cell>
          <table:table-cell table:formula="of:=YEAR([.A419])" office:value-type="float" office:value="2009">
            <text:p>2009</text:p>
          </table:table-cell>
        </table:table-row>
        <table:table-row table:style-name="ro2">
          <table:table-cell office:value-type="string">
            <text:p>2009-05-04 00:00:00</text:p>
          </table:table-cell>
          <table:table-cell office:value-type="float" office:value="1.37070011207714">
            <text:p>1.3707001121</text:p>
          </table:table-cell>
          <table:table-cell table:formula="of:=[.B420]/[.B419]" office:value-type="float" office:value="1.00755981941033">
            <text:p>1.0075598194</text:p>
          </table:table-cell>
          <table:table-cell table:formula="of:=MONTH([.A420])" office:value-type="float" office:value="5">
            <text:p>5</text:p>
          </table:table-cell>
          <table:table-cell table:formula="of:=YEAR([.A420])" office:value-type="float" office:value="2009">
            <text:p>2009</text:p>
          </table:table-cell>
        </table:table-row>
        <table:table-row table:style-name="ro2">
          <table:table-cell office:value-type="string">
            <text:p>2009-05-05 00:00:00</text:p>
          </table:table-cell>
          <table:table-cell office:value-type="float" office:value="1.36848706744779">
            <text:p>1.3684870674</text:p>
          </table:table-cell>
          <table:table-cell table:formula="of:=[.B421]/[.B420]" office:value-type="float" office:value="0.998385464034151">
            <text:p>0.998385464</text:p>
          </table:table-cell>
          <table:table-cell table:formula="of:=MONTH([.A421])" office:value-type="float" office:value="5">
            <text:p>5</text:p>
          </table:table-cell>
          <table:table-cell table:formula="of:=YEAR([.A421])" office:value-type="float" office:value="2009">
            <text:p>2009</text:p>
          </table:table-cell>
        </table:table-row>
        <table:table-row table:style-name="ro2">
          <table:table-cell office:value-type="string">
            <text:p>2009-05-06 00:00:00</text:p>
          </table:table-cell>
          <table:table-cell office:value-type="float" office:value="1.37439020339503">
            <text:p>1.3743902034</text:p>
          </table:table-cell>
          <table:table-cell table:formula="of:=[.B422]/[.B421]" office:value-type="float" office:value="1.00431362201928">
            <text:p>1.004313622</text:p>
          </table:table-cell>
          <table:table-cell table:formula="of:=MONTH([.A422])" office:value-type="float" office:value="5">
            <text:p>5</text:p>
          </table:table-cell>
          <table:table-cell table:formula="of:=YEAR([.A422])" office:value-type="float" office:value="2009">
            <text:p>2009</text:p>
          </table:table-cell>
        </table:table-row>
        <table:table-row table:style-name="ro2">
          <table:table-cell office:value-type="string">
            <text:p>2009-05-07 00:00:00</text:p>
          </table:table-cell>
          <table:table-cell office:value-type="float" office:value="1.3579492375574">
            <text:p>1.3579492376</text:p>
          </table:table-cell>
          <table:table-cell table:formula="of:=[.B423]/[.B422]" office:value-type="float" office:value="0.988037628762909">
            <text:p>0.9880376288</text:p>
          </table:table-cell>
          <table:table-cell table:formula="of:=MONTH([.A423])" office:value-type="float" office:value="5">
            <text:p>5</text:p>
          </table:table-cell>
          <table:table-cell table:formula="of:=YEAR([.A423])" office:value-type="float" office:value="2009">
            <text:p>2009</text:p>
          </table:table-cell>
        </table:table-row>
        <table:table-row table:style-name="ro2">
          <table:table-cell office:value-type="string">
            <text:p>2009-05-08 00:00:00</text:p>
          </table:table-cell>
          <table:table-cell office:value-type="float" office:value="1.36264903210341">
            <text:p>1.3626490321</text:p>
          </table:table-cell>
          <table:table-cell table:formula="of:=[.B424]/[.B423]" office:value-type="float" office:value="1.00346095009741">
            <text:p>1.0034609501</text:p>
          </table:table-cell>
          <table:table-cell table:formula="of:=MONTH([.A424])" office:value-type="float" office:value="5">
            <text:p>5</text:p>
          </table:table-cell>
          <table:table-cell table:formula="of:=YEAR([.A424])" office:value-type="float" office:value="2009">
            <text:p>2009</text:p>
          </table:table-cell>
        </table:table-row>
        <table:table-row table:style-name="ro2">
          <table:table-cell office:value-type="string">
            <text:p>2009-05-11 00:00:00</text:p>
          </table:table-cell>
          <table:table-cell office:value-type="float" office:value="1.3721552981173">
            <text:p>1.3721552981</text:p>
          </table:table-cell>
          <table:table-cell table:formula="of:=[.B425]/[.B424]" office:value-type="float" office:value="1.00697631289491">
            <text:p>1.0069763129</text:p>
          </table:table-cell>
          <table:table-cell table:formula="of:=MONTH([.A425])" office:value-type="float" office:value="5">
            <text:p>5</text:p>
          </table:table-cell>
          <table:table-cell table:formula="of:=YEAR([.A425])" office:value-type="float" office:value="2009">
            <text:p>2009</text:p>
          </table:table-cell>
        </table:table-row>
        <table:table-row table:style-name="ro2">
          <table:table-cell office:value-type="string">
            <text:p>2009-05-12 00:00:00</text:p>
          </table:table-cell>
          <table:table-cell office:value-type="float" office:value="1.37819330033614">
            <text:p>1.3781933003</text:p>
          </table:table-cell>
          <table:table-cell table:formula="of:=[.B426]/[.B425]" office:value-type="float" office:value="1.00440037816938">
            <text:p>1.0044003782</text:p>
          </table:table-cell>
          <table:table-cell table:formula="of:=MONTH([.A426])" office:value-type="float" office:value="5">
            <text:p>5</text:p>
          </table:table-cell>
          <table:table-cell table:formula="of:=YEAR([.A426])" office:value-type="float" office:value="2009">
            <text:p>2009</text:p>
          </table:table-cell>
        </table:table-row>
        <table:table-row table:style-name="ro2">
          <table:table-cell office:value-type="string">
            <text:p>2009-05-13 00:00:00</text:p>
          </table:table-cell>
          <table:table-cell office:value-type="float" office:value="1.3872290957051">
            <text:p>1.3872290957</text:p>
          </table:table-cell>
          <table:table-cell table:formula="of:=[.B427]/[.B426]" office:value-type="float" office:value="1.00655626127827">
            <text:p>1.0065562613</text:p>
          </table:table-cell>
          <table:table-cell table:formula="of:=MONTH([.A427])" office:value-type="float" office:value="5">
            <text:p>5</text:p>
          </table:table-cell>
          <table:table-cell table:formula="of:=YEAR([.A427])" office:value-type="float" office:value="2009">
            <text:p>2009</text:p>
          </table:table-cell>
        </table:table-row>
        <table:table-row table:style-name="ro2">
          <table:table-cell office:value-type="string">
            <text:p>2009-05-14 00:00:00</text:p>
          </table:table-cell>
          <table:table-cell office:value-type="float" office:value="1.38855120599514">
            <text:p>1.388551206</text:p>
          </table:table-cell>
          <table:table-cell table:formula="of:=[.B428]/[.B427]" office:value-type="float" office:value="1.00095305836227">
            <text:p>1.0009530584</text:p>
          </table:table-cell>
          <table:table-cell table:formula="of:=MONTH([.A428])" office:value-type="float" office:value="5">
            <text:p>5</text:p>
          </table:table-cell>
          <table:table-cell table:formula="of:=YEAR([.A428])" office:value-type="float" office:value="2009">
            <text:p>2009</text:p>
          </table:table-cell>
        </table:table-row>
        <table:table-row table:style-name="ro2">
          <table:table-cell office:value-type="string">
            <text:p>2009-05-15 00:00:00</text:p>
          </table:table-cell>
          <table:table-cell office:value-type="float" office:value="1.39047367153919">
            <text:p>1.3904736715</text:p>
          </table:table-cell>
          <table:table-cell table:formula="of:=[.B429]/[.B428]" office:value-type="float" office:value="1.0013845118104">
            <text:p>1.0013845118</text:p>
          </table:table-cell>
          <table:table-cell table:formula="of:=MONTH([.A429])" office:value-type="float" office:value="5">
            <text:p>5</text:p>
          </table:table-cell>
          <table:table-cell table:formula="of:=YEAR([.A429])" office:value-type="float" office:value="2009">
            <text:p>2009</text:p>
          </table:table-cell>
        </table:table-row>
        <table:table-row table:style-name="ro2">
          <table:table-cell office:value-type="string">
            <text:p>2009-05-18 00:00:00</text:p>
          </table:table-cell>
          <table:table-cell office:value-type="float" office:value="1.37445010236705">
            <text:p>1.3744501024</text:p>
          </table:table-cell>
          <table:table-cell table:formula="of:=[.B430]/[.B429]" office:value-type="float" office:value="0.988476179376773">
            <text:p>0.9884761794</text:p>
          </table:table-cell>
          <table:table-cell table:formula="of:=MONTH([.A430])" office:value-type="float" office:value="5">
            <text:p>5</text:p>
          </table:table-cell>
          <table:table-cell table:formula="of:=YEAR([.A430])" office:value-type="float" office:value="2009">
            <text:p>2009</text:p>
          </table:table-cell>
        </table:table-row>
        <table:table-row table:style-name="ro2">
          <table:table-cell office:value-type="string">
            <text:p>2009-05-19 00:00:00</text:p>
          </table:table-cell>
          <table:table-cell office:value-type="float" office:value="1.37453399658942">
            <text:p>1.3745339966</text:p>
          </table:table-cell>
          <table:table-cell table:formula="of:=[.B431]/[.B430]" office:value-type="float" office:value="1.00006103839072">
            <text:p>1.0000610384</text:p>
          </table:table-cell>
          <table:table-cell table:formula="of:=MONTH([.A431])" office:value-type="float" office:value="5">
            <text:p>5</text:p>
          </table:table-cell>
          <table:table-cell table:formula="of:=YEAR([.A431])" office:value-type="float" office:value="2009">
            <text:p>2009</text:p>
          </table:table-cell>
        </table:table-row>
        <table:table-row table:style-name="ro2">
          <table:table-cell office:value-type="string">
            <text:p>2009-05-20 00:00:00</text:p>
          </table:table-cell>
          <table:table-cell office:value-type="float" office:value="1.38743716027858">
            <text:p>1.3874371603</text:p>
          </table:table-cell>
          <table:table-cell table:formula="of:=[.B432]/[.B431]" office:value-type="float" office:value="1.00938730051143">
            <text:p>1.0093873005</text:p>
          </table:table-cell>
          <table:table-cell table:formula="of:=MONTH([.A432])" office:value-type="float" office:value="5">
            <text:p>5</text:p>
          </table:table-cell>
          <table:table-cell table:formula="of:=YEAR([.A432])" office:value-type="float" office:value="2009">
            <text:p>2009</text:p>
          </table:table-cell>
        </table:table-row>
        <table:table-row table:style-name="ro2">
          <table:table-cell office:value-type="string">
            <text:p>2009-05-21 00:00:00</text:p>
          </table:table-cell>
          <table:table-cell office:value-type="float" office:value="1.3793613249752">
            <text:p>1.379361325</text:p>
          </table:table-cell>
          <table:table-cell table:formula="of:=[.B433]/[.B432]" office:value-type="float" office:value="0.994179314541526">
            <text:p>0.9941793145</text:p>
          </table:table-cell>
          <table:table-cell table:formula="of:=MONTH([.A433])" office:value-type="float" office:value="5">
            <text:p>5</text:p>
          </table:table-cell>
          <table:table-cell table:formula="of:=YEAR([.A433])" office:value-type="float" office:value="2009">
            <text:p>2009</text:p>
          </table:table-cell>
        </table:table-row>
        <table:table-row table:style-name="ro2">
          <table:table-cell office:value-type="string">
            <text:p>2009-05-22 00:00:00</text:p>
          </table:table-cell>
          <table:table-cell office:value-type="float" office:value="1.37290284791401">
            <text:p>1.3729028479</text:p>
          </table:table-cell>
          <table:table-cell table:formula="of:=[.B434]/[.B433]" office:value-type="float" office:value="0.995317777188436">
            <text:p>0.9953177772</text:p>
          </table:table-cell>
          <table:table-cell table:formula="of:=MONTH([.A434])" office:value-type="float" office:value="5">
            <text:p>5</text:p>
          </table:table-cell>
          <table:table-cell table:formula="of:=YEAR([.A434])" office:value-type="float" office:value="2009">
            <text:p>2009</text:p>
          </table:table-cell>
        </table:table-row>
        <table:table-row table:style-name="ro2">
          <table:table-cell office:value-type="string">
            <text:p>2009-05-26 00:00:00</text:p>
          </table:table-cell>
          <table:table-cell office:value-type="float" office:value="1.36125876835839">
            <text:p>1.3612587684</text:p>
          </table:table-cell>
          <table:table-cell table:formula="of:=[.B435]/[.B434]" office:value-type="float" office:value="0.991518642726023">
            <text:p>0.9915186427</text:p>
          </table:table-cell>
          <table:table-cell table:formula="of:=MONTH([.A435])" office:value-type="float" office:value="5">
            <text:p>5</text:p>
          </table:table-cell>
          <table:table-cell table:formula="of:=YEAR([.A435])" office:value-type="float" office:value="2009">
            <text:p>2009</text:p>
          </table:table-cell>
        </table:table-row>
        <table:table-row table:style-name="ro2">
          <table:table-cell office:value-type="string">
            <text:p>2009-05-27 00:00:00</text:p>
          </table:table-cell>
          <table:table-cell office:value-type="float" office:value="1.34760399448894">
            <text:p>1.3476039945</text:p>
          </table:table-cell>
          <table:table-cell table:formula="of:=[.B436]/[.B435]" office:value-type="float" office:value="0.989969009429471">
            <text:p>0.9899690094</text:p>
          </table:table-cell>
          <table:table-cell table:formula="of:=MONTH([.A436])" office:value-type="float" office:value="5">
            <text:p>5</text:p>
          </table:table-cell>
          <table:table-cell table:formula="of:=YEAR([.A436])" office:value-type="float" office:value="2009">
            <text:p>2009</text:p>
          </table:table-cell>
        </table:table-row>
        <table:table-row table:style-name="ro2">
          <table:table-cell office:value-type="string">
            <text:p>2009-05-28 00:00:00</text:p>
          </table:table-cell>
          <table:table-cell office:value-type="float" office:value="1.36018716604428">
            <text:p>1.360187166</text:p>
          </table:table-cell>
          <table:table-cell table:formula="of:=[.B437]/[.B436]" office:value-type="float" office:value="1.00933744008388">
            <text:p>1.0093374401</text:p>
          </table:table-cell>
          <table:table-cell table:formula="of:=MONTH([.A437])" office:value-type="float" office:value="5">
            <text:p>5</text:p>
          </table:table-cell>
          <table:table-cell table:formula="of:=YEAR([.A437])" office:value-type="float" office:value="2009">
            <text:p>2009</text:p>
          </table:table-cell>
        </table:table-row>
        <table:table-row table:style-name="ro2">
          <table:table-cell office:value-type="string">
            <text:p>2009-06-02 00:00:00</text:p>
          </table:table-cell>
          <table:table-cell office:value-type="float" office:value="1.36322887063385">
            <text:p>1.3632288706</text:p>
          </table:table-cell>
          <table:table-cell table:formula="of:=[.B438]/[.B437]" office:value-type="float" office:value="1.00223623973634">
            <text:p>1.0022362397</text:p>
          </table:table-cell>
          <table:table-cell table:formula="of:=MONTH([.A438])" office:value-type="float" office:value="6">
            <text:p>6</text:p>
          </table:table-cell>
          <table:table-cell table:formula="of:=YEAR([.A438])" office:value-type="float" office:value="2009">
            <text:p>2009</text:p>
          </table:table-cell>
        </table:table-row>
        <table:table-row table:style-name="ro2">
          <table:table-cell office:value-type="string">
            <text:p>2009-06-03 00:00:00</text:p>
          </table:table-cell>
          <table:table-cell office:value-type="float" office:value="1.33103739663156">
            <text:p>1.3310373966</text:p>
          </table:table-cell>
          <table:table-cell table:formula="of:=[.B439]/[.B438]" office:value-type="float" office:value="0.976385862494741">
            <text:p>0.9763858625</text:p>
          </table:table-cell>
          <table:table-cell table:formula="of:=MONTH([.A439])" office:value-type="float" office:value="6">
            <text:p>6</text:p>
          </table:table-cell>
          <table:table-cell table:formula="of:=YEAR([.A439])" office:value-type="float" office:value="2009">
            <text:p>2009</text:p>
          </table:table-cell>
        </table:table-row>
        <table:table-row table:style-name="ro2">
          <table:table-cell office:value-type="string">
            <text:p>2009-06-04 00:00:00</text:p>
          </table:table-cell>
          <table:table-cell office:value-type="float" office:value="1.34763454593208">
            <text:p>1.3476345459</text:p>
          </table:table-cell>
          <table:table-cell table:formula="of:=[.B440]/[.B439]" office:value-type="float" office:value="1.01246933357584">
            <text:p>1.0124693336</text:p>
          </table:table-cell>
          <table:table-cell table:formula="of:=MONTH([.A440])" office:value-type="float" office:value="6">
            <text:p>6</text:p>
          </table:table-cell>
          <table:table-cell table:formula="of:=YEAR([.A440])" office:value-type="float" office:value="2009">
            <text:p>2009</text:p>
          </table:table-cell>
        </table:table-row>
        <table:table-row table:style-name="ro2">
          <table:table-cell office:value-type="string">
            <text:p>2009-06-05 00:00:00</text:p>
          </table:table-cell>
          <table:table-cell office:value-type="float" office:value="1.32610727754815">
            <text:p>1.3261072775</text:p>
          </table:table-cell>
          <table:table-cell table:formula="of:=[.B441]/[.B440]" office:value-type="float" office:value="0.984025885616461">
            <text:p>0.9840258856</text:p>
          </table:table-cell>
          <table:table-cell table:formula="of:=MONTH([.A441])" office:value-type="float" office:value="6">
            <text:p>6</text:p>
          </table:table-cell>
          <table:table-cell table:formula="of:=YEAR([.A441])" office:value-type="float" office:value="2009">
            <text:p>2009</text:p>
          </table:table-cell>
        </table:table-row>
        <table:table-row table:style-name="ro2">
          <table:table-cell office:value-type="string">
            <text:p>2009-06-08 00:00:00</text:p>
          </table:table-cell>
          <table:table-cell office:value-type="float" office:value="1.31885542195556">
            <text:p>1.318855422</text:p>
          </table:table-cell>
          <table:table-cell table:formula="of:=[.B442]/[.B441]" office:value-type="float" office:value="0.994531471385935">
            <text:p>0.9945314714</text:p>
          </table:table-cell>
          <table:table-cell table:formula="of:=MONTH([.A442])" office:value-type="float" office:value="6">
            <text:p>6</text:p>
          </table:table-cell>
          <table:table-cell table:formula="of:=YEAR([.A442])" office:value-type="float" office:value="2009">
            <text:p>2009</text:p>
          </table:table-cell>
        </table:table-row>
        <table:table-row table:style-name="ro2">
          <table:table-cell office:value-type="string">
            <text:p>2009-06-09 00:00:00</text:p>
          </table:table-cell>
          <table:table-cell office:value-type="float" office:value="1.32709361371373">
            <text:p>1.3270936137</text:p>
          </table:table-cell>
          <table:table-cell table:formula="of:=[.B443]/[.B442]" office:value-type="float" office:value="1.0062464707056">
            <text:p>1.0062464707</text:p>
          </table:table-cell>
          <table:table-cell table:formula="of:=MONTH([.A443])" office:value-type="float" office:value="6">
            <text:p>6</text:p>
          </table:table-cell>
          <table:table-cell table:formula="of:=YEAR([.A443])" office:value-type="float" office:value="2009">
            <text:p>2009</text:p>
          </table:table-cell>
        </table:table-row>
        <table:table-row table:style-name="ro2">
          <table:table-cell office:value-type="string">
            <text:p>2009-06-10 00:00:00</text:p>
          </table:table-cell>
          <table:table-cell office:value-type="float" office:value="1.33332333517484">
            <text:p>1.3333233352</text:p>
          </table:table-cell>
          <table:table-cell table:formula="of:=[.B444]/[.B443]" office:value-type="float" office:value="1.00469425924195">
            <text:p>1.0046942592</text:p>
          </table:table-cell>
          <table:table-cell table:formula="of:=MONTH([.A444])" office:value-type="float" office:value="6">
            <text:p>6</text:p>
          </table:table-cell>
          <table:table-cell table:formula="of:=YEAR([.A444])" office:value-type="float" office:value="2009">
            <text:p>2009</text:p>
          </table:table-cell>
        </table:table-row>
        <table:table-row table:style-name="ro2">
          <table:table-cell office:value-type="string">
            <text:p>2009-06-11 00:00:00</text:p>
          </table:table-cell>
          <table:table-cell office:value-type="float" office:value="1.34368321743067">
            <text:p>1.3436832174</text:p>
          </table:table-cell>
          <table:table-cell table:formula="of:=[.B445]/[.B444]" office:value-type="float" office:value="1.00776996995592">
            <text:p>1.00776997</text:p>
          </table:table-cell>
          <table:table-cell table:formula="of:=MONTH([.A445])" office:value-type="float" office:value="6">
            <text:p>6</text:p>
          </table:table-cell>
          <table:table-cell table:formula="of:=YEAR([.A445])" office:value-type="float" office:value="2009">
            <text:p>2009</text:p>
          </table:table-cell>
        </table:table-row>
        <table:table-row table:style-name="ro2">
          <table:table-cell office:value-type="string">
            <text:p>2009-06-12 00:00:00</text:p>
          </table:table-cell>
          <table:table-cell office:value-type="float" office:value="1.33407348105036">
            <text:p>1.3340734811</text:p>
          </table:table-cell>
          <table:table-cell table:formula="of:=[.B446]/[.B445]" office:value-type="float" office:value="0.992848212840908">
            <text:p>0.9928482128</text:p>
          </table:table-cell>
          <table:table-cell table:formula="of:=MONTH([.A446])" office:value-type="float" office:value="6">
            <text:p>6</text:p>
          </table:table-cell>
          <table:table-cell table:formula="of:=YEAR([.A446])" office:value-type="float" office:value="2009">
            <text:p>2009</text:p>
          </table:table-cell>
        </table:table-row>
        <table:table-row table:style-name="ro2">
          <table:table-cell office:value-type="string">
            <text:p>2009-06-15 00:00:00</text:p>
          </table:table-cell>
          <table:table-cell office:value-type="float" office:value="1.30161361956238">
            <text:p>1.3016136196</text:p>
          </table:table-cell>
          <table:table-cell table:formula="of:=[.B447]/[.B446]" office:value-type="float" office:value="0.975668610500807">
            <text:p>0.9756686105</text:p>
          </table:table-cell>
          <table:table-cell table:formula="of:=MONTH([.A447])" office:value-type="float" office:value="6">
            <text:p>6</text:p>
          </table:table-cell>
          <table:table-cell table:formula="of:=YEAR([.A447])" office:value-type="float" office:value="2009">
            <text:p>2009</text:p>
          </table:table-cell>
        </table:table-row>
        <table:table-row table:style-name="ro2">
          <table:table-cell office:value-type="string">
            <text:p>2009-06-16 00:00:00</text:p>
          </table:table-cell>
          <table:table-cell office:value-type="float" office:value="1.2933025694467">
            <text:p>1.2933025694</text:p>
          </table:table-cell>
          <table:table-cell table:formula="of:=[.B448]/[.B447]" office:value-type="float" office:value="0.993614810116635">
            <text:p>0.9936148101</text:p>
          </table:table-cell>
          <table:table-cell table:formula="of:=MONTH([.A448])" office:value-type="float" office:value="6">
            <text:p>6</text:p>
          </table:table-cell>
          <table:table-cell table:formula="of:=YEAR([.A448])" office:value-type="float" office:value="2009">
            <text:p>2009</text:p>
          </table:table-cell>
        </table:table-row>
        <table:table-row table:style-name="ro2">
          <table:table-cell office:value-type="string">
            <text:p>2009-06-17 00:00:00</text:p>
          </table:table-cell>
          <table:table-cell office:value-type="float" office:value="1.29347372051509">
            <text:p>1.2934737205</text:p>
          </table:table-cell>
          <table:table-cell table:formula="of:=[.B449]/[.B448]" office:value-type="float" office:value="1.00013233644813">
            <text:p>1.0001323364</text:p>
          </table:table-cell>
          <table:table-cell table:formula="of:=MONTH([.A449])" office:value-type="float" office:value="6">
            <text:p>6</text:p>
          </table:table-cell>
          <table:table-cell table:formula="of:=YEAR([.A449])" office:value-type="float" office:value="2009">
            <text:p>2009</text:p>
          </table:table-cell>
        </table:table-row>
        <table:table-row table:style-name="ro2">
          <table:table-cell office:value-type="string">
            <text:p>2009-06-18 00:00:00</text:p>
          </table:table-cell>
          <table:table-cell office:value-type="float" office:value="1.28792360222067">
            <text:p>1.2879236022</text:p>
          </table:table-cell>
          <table:table-cell table:formula="of:=[.B450]/[.B449]" office:value-type="float" office:value="0.995709137181222">
            <text:p>0.9957091372</text:p>
          </table:table-cell>
          <table:table-cell table:formula="of:=MONTH([.A450])" office:value-type="float" office:value="6">
            <text:p>6</text:p>
          </table:table-cell>
          <table:table-cell table:formula="of:=YEAR([.A450])" office:value-type="float" office:value="2009">
            <text:p>2009</text:p>
          </table:table-cell>
        </table:table-row>
        <table:table-row table:style-name="ro2">
          <table:table-cell office:value-type="string">
            <text:p>2009-06-19 00:00:00</text:p>
          </table:table-cell>
          <table:table-cell office:value-type="float" office:value="1.29483320267032">
            <text:p>1.2948332027</text:p>
          </table:table-cell>
          <table:table-cell table:formula="of:=[.B451]/[.B450]" office:value-type="float" office:value="1.00536491484257">
            <text:p>1.0053649148</text:p>
          </table:table-cell>
          <table:table-cell table:formula="of:=MONTH([.A451])" office:value-type="float" office:value="6">
            <text:p>6</text:p>
          </table:table-cell>
          <table:table-cell table:formula="of:=YEAR([.A451])" office:value-type="float" office:value="2009">
            <text:p>2009</text:p>
          </table:table-cell>
        </table:table-row>
        <table:table-row table:style-name="ro2">
          <table:table-cell office:value-type="string">
            <text:p>2009-06-22 00:00:00</text:p>
          </table:table-cell>
          <table:table-cell office:value-type="float" office:value="1.26058477807325">
            <text:p>1.2605847781</text:p>
          </table:table-cell>
          <table:table-cell table:formula="of:=[.B452]/[.B451]" office:value-type="float" office:value="0.973549933283732">
            <text:p>0.9735499333</text:p>
          </table:table-cell>
          <table:table-cell table:formula="of:=MONTH([.A452])" office:value-type="float" office:value="6">
            <text:p>6</text:p>
          </table:table-cell>
          <table:table-cell table:formula="of:=YEAR([.A452])" office:value-type="float" office:value="2009">
            <text:p>2009</text:p>
          </table:table-cell>
        </table:table-row>
        <table:table-row table:style-name="ro2">
          <table:table-cell office:value-type="string">
            <text:p>2009-06-23 00:00:00</text:p>
          </table:table-cell>
          <table:table-cell office:value-type="float" office:value="1.26773889259867">
            <text:p>1.2677388926</text:p>
          </table:table-cell>
          <table:table-cell table:formula="of:=[.B453]/[.B452]" office:value-type="float" office:value="1.00567523474015">
            <text:p>1.0056752347</text:p>
          </table:table-cell>
          <table:table-cell table:formula="of:=MONTH([.A453])" office:value-type="float" office:value="6">
            <text:p>6</text:p>
          </table:table-cell>
          <table:table-cell table:formula="of:=YEAR([.A453])" office:value-type="float" office:value="2009">
            <text:p>2009</text:p>
          </table:table-cell>
        </table:table-row>
        <table:table-row table:style-name="ro2">
          <table:table-cell office:value-type="string">
            <text:p>2009-06-24 00:00:00</text:p>
          </table:table-cell>
          <table:table-cell office:value-type="float" office:value="1.28386446528773">
            <text:p>1.2838644653</text:p>
          </table:table-cell>
          <table:table-cell table:formula="of:=[.B454]/[.B453]" office:value-type="float" office:value="1.01271994791924">
            <text:p>1.0127199479</text:p>
          </table:table-cell>
          <table:table-cell table:formula="of:=MONTH([.A454])" office:value-type="float" office:value="6">
            <text:p>6</text:p>
          </table:table-cell>
          <table:table-cell table:formula="of:=YEAR([.A454])" office:value-type="float" office:value="2009">
            <text:p>2009</text:p>
          </table:table-cell>
        </table:table-row>
        <table:table-row table:style-name="ro2">
          <table:table-cell office:value-type="string">
            <text:p>2009-06-25 00:00:00</text:p>
          </table:table-cell>
          <table:table-cell office:value-type="float" office:value="1.31274488490886">
            <text:p>1.3127448849</text:p>
          </table:table-cell>
          <table:table-cell table:formula="of:=[.B455]/[.B454]" office:value-type="float" office:value="1.02249491313295">
            <text:p>1.0224949131</text:p>
          </table:table-cell>
          <table:table-cell table:formula="of:=MONTH([.A455])" office:value-type="float" office:value="6">
            <text:p>6</text:p>
          </table:table-cell>
          <table:table-cell table:formula="of:=YEAR([.A455])" office:value-type="float" office:value="2009">
            <text:p>2009</text:p>
          </table:table-cell>
        </table:table-row>
        <table:table-row table:style-name="ro2">
          <table:table-cell office:value-type="string">
            <text:p>2009-06-26 00:00:00</text:p>
          </table:table-cell>
          <table:table-cell office:value-type="float" office:value="1.31976775255296">
            <text:p>1.3197677526</text:p>
          </table:table-cell>
          <table:table-cell table:formula="of:=[.B456]/[.B455]" office:value-type="float" office:value="1.00534975814786">
            <text:p>1.0053497581</text:p>
          </table:table-cell>
          <table:table-cell table:formula="of:=MONTH([.A456])" office:value-type="float" office:value="6">
            <text:p>6</text:p>
          </table:table-cell>
          <table:table-cell table:formula="of:=YEAR([.A456])" office:value-type="float" office:value="2009">
            <text:p>2009</text:p>
          </table:table-cell>
        </table:table-row>
        <table:table-row table:style-name="ro2">
          <table:table-cell office:value-type="string">
            <text:p>2009-06-29 00:00:00</text:p>
          </table:table-cell>
          <table:table-cell office:value-type="float" office:value="1.32417776773334">
            <text:p>1.3241777677</text:p>
          </table:table-cell>
          <table:table-cell table:formula="of:=[.B457]/[.B456]" office:value-type="float" office:value="1.00334150851303">
            <text:p>1.0033415085</text:p>
          </table:table-cell>
          <table:table-cell table:formula="of:=MONTH([.A457])" office:value-type="float" office:value="6">
            <text:p>6</text:p>
          </table:table-cell>
          <table:table-cell table:formula="of:=YEAR([.A457])" office:value-type="float" office:value="2009">
            <text:p>2009</text:p>
          </table:table-cell>
        </table:table-row>
        <table:table-row table:style-name="ro2">
          <table:table-cell office:value-type="string">
            <text:p>2009-07-02 00:00:00</text:p>
          </table:table-cell>
          <table:table-cell office:value-type="float" office:value="1.29694710874117">
            <text:p>1.2969471087</text:p>
          </table:table-cell>
          <table:table-cell table:formula="of:=[.B458]/[.B457]" office:value-type="float" office:value="0.979435798081113">
            <text:p>0.9794357981</text:p>
          </table:table-cell>
          <table:table-cell table:formula="of:=MONTH([.A458])" office:value-type="float" office:value="7">
            <text:p>7</text:p>
          </table:table-cell>
          <table:table-cell table:formula="of:=YEAR([.A458])" office:value-type="float" office:value="2009">
            <text:p>2009</text:p>
          </table:table-cell>
        </table:table-row>
        <table:table-row table:style-name="ro2">
          <table:table-cell office:value-type="string">
            <text:p>2009-07-06 00:00:00</text:p>
          </table:table-cell>
          <table:table-cell office:value-type="float" office:value="1.2826707702637">
            <text:p>1.2826707703</text:p>
          </table:table-cell>
          <table:table-cell table:formula="of:=[.B459]/[.B458]" office:value-type="float" office:value="0.988992351051748">
            <text:p>0.9889923511</text:p>
          </table:table-cell>
          <table:table-cell table:formula="of:=MONTH([.A459])" office:value-type="float" office:value="7">
            <text:p>7</text:p>
          </table:table-cell>
          <table:table-cell table:formula="of:=YEAR([.A459])" office:value-type="float" office:value="2009">
            <text:p>2009</text:p>
          </table:table-cell>
        </table:table-row>
        <table:table-row table:style-name="ro2">
          <table:table-cell office:value-type="string">
            <text:p>2009-07-07 00:00:00</text:p>
          </table:table-cell>
          <table:table-cell office:value-type="float" office:value="1.26540560592034">
            <text:p>1.2654056059</text:p>
          </table:table-cell>
          <table:table-cell table:formula="of:=[.B460]/[.B459]" office:value-type="float" office:value="0.98653967585165">
            <text:p>0.9865396759</text:p>
          </table:table-cell>
          <table:table-cell table:formula="of:=MONTH([.A460])" office:value-type="float" office:value="7">
            <text:p>7</text:p>
          </table:table-cell>
          <table:table-cell table:formula="of:=YEAR([.A460])" office:value-type="float" office:value="2009">
            <text:p>2009</text:p>
          </table:table-cell>
        </table:table-row>
        <table:table-row table:style-name="ro2">
          <table:table-cell office:value-type="string">
            <text:p>2009-07-08 00:00:00</text:p>
          </table:table-cell>
          <table:table-cell office:value-type="float" office:value="1.24838102479869">
            <text:p>1.2483810248</text:p>
          </table:table-cell>
          <table:table-cell table:formula="of:=[.B461]/[.B460]" office:value-type="float" office:value="0.98654614690974">
            <text:p>0.9865461469</text:p>
          </table:table-cell>
          <table:table-cell table:formula="of:=MONTH([.A461])" office:value-type="float" office:value="7">
            <text:p>7</text:p>
          </table:table-cell>
          <table:table-cell table:formula="of:=YEAR([.A461])" office:value-type="float" office:value="2009">
            <text:p>2009</text:p>
          </table:table-cell>
        </table:table-row>
        <table:table-row table:style-name="ro2">
          <table:table-cell office:value-type="string">
            <text:p>2009-07-09 00:00:00</text:p>
          </table:table-cell>
          <table:table-cell office:value-type="float" office:value="1.25906229457695">
            <text:p>1.2590622946</text:p>
          </table:table-cell>
          <table:table-cell table:formula="of:=[.B462]/[.B461]" office:value-type="float" office:value="1.00855609751036">
            <text:p>1.0085560975</text:p>
          </table:table-cell>
          <table:table-cell table:formula="of:=MONTH([.A462])" office:value-type="float" office:value="7">
            <text:p>7</text:p>
          </table:table-cell>
          <table:table-cell table:formula="of:=YEAR([.A462])" office:value-type="float" office:value="2009">
            <text:p>2009</text:p>
          </table:table-cell>
        </table:table-row>
        <table:table-row table:style-name="ro2">
          <table:table-cell office:value-type="string">
            <text:p>2009-07-10 00:00:00</text:p>
          </table:table-cell>
          <table:table-cell office:value-type="float" office:value="1.25119325420519">
            <text:p>1.2511932542</text:p>
          </table:table-cell>
          <table:table-cell table:formula="of:=[.B463]/[.B462]" office:value-type="float" office:value="0.993750078605597">
            <text:p>0.9937500786</text:p>
          </table:table-cell>
          <table:table-cell table:formula="of:=MONTH([.A463])" office:value-type="float" office:value="7">
            <text:p>7</text:p>
          </table:table-cell>
          <table:table-cell table:formula="of:=YEAR([.A463])" office:value-type="float" office:value="2009">
            <text:p>2009</text:p>
          </table:table-cell>
        </table:table-row>
        <table:table-row table:style-name="ro2">
          <table:table-cell office:value-type="string">
            <text:p>2009-07-13 00:00:00</text:p>
          </table:table-cell>
          <table:table-cell office:value-type="float" office:value="1.25919284333251">
            <text:p>1.2591928433</text:p>
          </table:table-cell>
          <table:table-cell table:formula="of:=[.B464]/[.B463]" office:value-type="float" office:value="1.00639356798035">
            <text:p>1.006393568</text:p>
          </table:table-cell>
          <table:table-cell table:formula="of:=MONTH([.A464])" office:value-type="float" office:value="7">
            <text:p>7</text:p>
          </table:table-cell>
          <table:table-cell table:formula="of:=YEAR([.A464])" office:value-type="float" office:value="2009">
            <text:p>2009</text:p>
          </table:table-cell>
        </table:table-row>
        <table:table-row table:style-name="ro2">
          <table:table-cell office:value-type="string">
            <text:p>2009-07-14 00:00:00</text:p>
          </table:table-cell>
          <table:table-cell office:value-type="float" office:value="1.26622872955012">
            <text:p>1.2662287296</text:p>
          </table:table-cell>
          <table:table-cell table:formula="of:=[.B465]/[.B464]" office:value-type="float" office:value="1.00558761611048">
            <text:p>1.0055876161</text:p>
          </table:table-cell>
          <table:table-cell table:formula="of:=MONTH([.A465])" office:value-type="float" office:value="7">
            <text:p>7</text:p>
          </table:table-cell>
          <table:table-cell table:formula="of:=YEAR([.A465])" office:value-type="float" office:value="2009">
            <text:p>2009</text:p>
          </table:table-cell>
        </table:table-row>
        <table:table-row table:style-name="ro2">
          <table:table-cell office:value-type="string">
            <text:p>2009-07-15 00:00:00</text:p>
          </table:table-cell>
          <table:table-cell office:value-type="float" office:value="1.30558265371601">
            <text:p>1.3055826537</text:p>
          </table:table-cell>
          <table:table-cell table:formula="of:=[.B466]/[.B465]" office:value-type="float" office:value="1.03107963296637">
            <text:p>1.031079633</text:p>
          </table:table-cell>
          <table:table-cell table:formula="of:=MONTH([.A466])" office:value-type="float" office:value="7">
            <text:p>7</text:p>
          </table:table-cell>
          <table:table-cell table:formula="of:=YEAR([.A466])" office:value-type="float" office:value="2009">
            <text:p>2009</text:p>
          </table:table-cell>
        </table:table-row>
        <table:table-row table:style-name="ro2">
          <table:table-cell office:value-type="string">
            <text:p>2009-07-16 00:00:00</text:p>
          </table:table-cell>
          <table:table-cell office:value-type="float" office:value="1.30512912722589">
            <text:p>1.3051291272</text:p>
          </table:table-cell>
          <table:table-cell table:formula="of:=[.B467]/[.B466]" office:value-type="float" office:value="0.99965262521769">
            <text:p>0.9996526252</text:p>
          </table:table-cell>
          <table:table-cell table:formula="of:=MONTH([.A467])" office:value-type="float" office:value="7">
            <text:p>7</text:p>
          </table:table-cell>
          <table:table-cell table:formula="of:=YEAR([.A467])" office:value-type="float" office:value="2009">
            <text:p>2009</text:p>
          </table:table-cell>
        </table:table-row>
        <table:table-row table:style-name="ro2">
          <table:table-cell office:value-type="string">
            <text:p>2009-07-17 00:00:00</text:p>
          </table:table-cell>
          <table:table-cell office:value-type="float" office:value="1.31616372383494">
            <text:p>1.3161637238</text:p>
          </table:table-cell>
          <table:table-cell table:formula="of:=[.B468]/[.B467]" office:value-type="float" office:value="1.00845479300007">
            <text:p>1.008454793</text:p>
          </table:table-cell>
          <table:table-cell table:formula="of:=MONTH([.A468])" office:value-type="float" office:value="7">
            <text:p>7</text:p>
          </table:table-cell>
          <table:table-cell table:formula="of:=YEAR([.A468])" office:value-type="float" office:value="2009">
            <text:p>2009</text:p>
          </table:table-cell>
        </table:table-row>
        <table:table-row table:style-name="ro2">
          <table:table-cell office:value-type="string">
            <text:p>2009-07-20 00:00:00</text:p>
          </table:table-cell>
          <table:table-cell office:value-type="float" office:value="1.34375373054776">
            <text:p>1.3437537305</text:p>
          </table:table-cell>
          <table:table-cell table:formula="of:=[.B469]/[.B468]" office:value-type="float" office:value="1.02096244275175">
            <text:p>1.0209624428</text:p>
          </table:table-cell>
          <table:table-cell table:formula="of:=MONTH([.A469])" office:value-type="float" office:value="7">
            <text:p>7</text:p>
          </table:table-cell>
          <table:table-cell table:formula="of:=YEAR([.A469])" office:value-type="float" office:value="2009">
            <text:p>2009</text:p>
          </table:table-cell>
        </table:table-row>
        <table:table-row table:style-name="ro2">
          <table:table-cell office:value-type="string">
            <text:p>2009-07-21 00:00:00</text:p>
          </table:table-cell>
          <table:table-cell office:value-type="float" office:value="1.34078427556875">
            <text:p>1.3407842756</text:p>
          </table:table-cell>
          <table:table-cell table:formula="of:=[.B470]/[.B469]" office:value-type="float" office:value="0.997790179173826">
            <text:p>0.9977901792</text:p>
          </table:table-cell>
          <table:table-cell table:formula="of:=MONTH([.A470])" office:value-type="float" office:value="7">
            <text:p>7</text:p>
          </table:table-cell>
          <table:table-cell table:formula="of:=YEAR([.A470])" office:value-type="float" office:value="2009">
            <text:p>2009</text:p>
          </table:table-cell>
        </table:table-row>
        <table:table-row table:style-name="ro2">
          <table:table-cell office:value-type="string">
            <text:p>2009-07-22 00:00:00</text:p>
          </table:table-cell>
          <table:table-cell office:value-type="float" office:value="1.34352590244472">
            <text:p>1.3435259024</text:p>
          </table:table-cell>
          <table:table-cell table:formula="of:=[.B471]/[.B470]" office:value-type="float" office:value="1.00204479342869">
            <text:p>1.0020447934</text:p>
          </table:table-cell>
          <table:table-cell table:formula="of:=MONTH([.A471])" office:value-type="float" office:value="7">
            <text:p>7</text:p>
          </table:table-cell>
          <table:table-cell table:formula="of:=YEAR([.A471])" office:value-type="float" office:value="2009">
            <text:p>2009</text:p>
          </table:table-cell>
        </table:table-row>
        <table:table-row table:style-name="ro2">
          <table:table-cell office:value-type="string">
            <text:p>2009-07-23 00:00:00</text:p>
          </table:table-cell>
          <table:table-cell office:value-type="float" office:value="1.36442039893451">
            <text:p>1.3644203989</text:p>
          </table:table-cell>
          <table:table-cell table:formula="of:=[.B472]/[.B471]" office:value-type="float" office:value="1.0155519863456">
            <text:p>1.0155519863</text:p>
          </table:table-cell>
          <table:table-cell table:formula="of:=MONTH([.A472])" office:value-type="float" office:value="7">
            <text:p>7</text:p>
          </table:table-cell>
          <table:table-cell table:formula="of:=YEAR([.A472])" office:value-type="float" office:value="2009">
            <text:p>2009</text:p>
          </table:table-cell>
        </table:table-row>
        <table:table-row table:style-name="ro2">
          <table:table-cell office:value-type="string">
            <text:p>2009-07-24 00:00:00</text:p>
          </table:table-cell>
          <table:table-cell office:value-type="float" office:value="1.36394966217624">
            <text:p>1.3639496622</text:p>
          </table:table-cell>
          <table:table-cell table:formula="of:=[.B473]/[.B472]" office:value-type="float" office:value="0.999654991409806">
            <text:p>0.9996549914</text:p>
          </table:table-cell>
          <table:table-cell table:formula="of:=MONTH([.A473])" office:value-type="float" office:value="7">
            <text:p>7</text:p>
          </table:table-cell>
          <table:table-cell table:formula="of:=YEAR([.A473])" office:value-type="float" office:value="2009">
            <text:p>2009</text:p>
          </table:table-cell>
        </table:table-row>
        <table:table-row table:style-name="ro2">
          <table:table-cell office:value-type="string">
            <text:p>2009-07-27 00:00:00</text:p>
          </table:table-cell>
          <table:table-cell office:value-type="float" office:value="1.37027324982611">
            <text:p>1.3702732498</text:p>
          </table:table-cell>
          <table:table-cell table:formula="of:=[.B474]/[.B473]" office:value-type="float" office:value="1.00463623242502">
            <text:p>1.0046362324</text:p>
          </table:table-cell>
          <table:table-cell table:formula="of:=MONTH([.A474])" office:value-type="float" office:value="7">
            <text:p>7</text:p>
          </table:table-cell>
          <table:table-cell table:formula="of:=YEAR([.A474])" office:value-type="float" office:value="2009">
            <text:p>2009</text:p>
          </table:table-cell>
        </table:table-row>
        <table:table-row table:style-name="ro2">
          <table:table-cell office:value-type="string">
            <text:p>2009-07-28 00:00:00</text:p>
          </table:table-cell>
          <table:table-cell office:value-type="float" office:value="1.35534957040528">
            <text:p>1.3553495704</text:p>
          </table:table-cell>
          <table:table-cell table:formula="of:=[.B475]/[.B474]" office:value-type="float" office:value="0.989108975583724">
            <text:p>0.9891089756</text:p>
          </table:table-cell>
          <table:table-cell table:formula="of:=MONTH([.A475])" office:value-type="float" office:value="7">
            <text:p>7</text:p>
          </table:table-cell>
          <table:table-cell table:formula="of:=YEAR([.A475])" office:value-type="float" office:value="2009">
            <text:p>2009</text:p>
          </table:table-cell>
        </table:table-row>
        <table:table-row table:style-name="ro2">
          <table:table-cell office:value-type="string">
            <text:p>2009-07-29 00:00:00</text:p>
          </table:table-cell>
          <table:table-cell office:value-type="float" office:value="1.32908320920117">
            <text:p>1.3290832092</text:p>
          </table:table-cell>
          <table:table-cell table:formula="of:=[.B476]/[.B475]" office:value-type="float" office:value="0.980620231283758">
            <text:p>0.9806202313</text:p>
          </table:table-cell>
          <table:table-cell table:formula="of:=MONTH([.A476])" office:value-type="float" office:value="7">
            <text:p>7</text:p>
          </table:table-cell>
          <table:table-cell table:formula="of:=YEAR([.A476])" office:value-type="float" office:value="2009">
            <text:p>2009</text:p>
          </table:table-cell>
        </table:table-row>
        <table:table-row table:style-name="ro2">
          <table:table-cell office:value-type="string">
            <text:p>2009-07-30 00:00:00</text:p>
          </table:table-cell>
          <table:table-cell office:value-type="float" office:value="1.35715398319664">
            <text:p>1.3571539832</text:p>
          </table:table-cell>
          <table:table-cell table:formula="of:=[.B477]/[.B476]" office:value-type="float" office:value="1.02112040374985">
            <text:p>1.0211204037</text:p>
          </table:table-cell>
          <table:table-cell table:formula="of:=MONTH([.A477])" office:value-type="float" office:value="7">
            <text:p>7</text:p>
          </table:table-cell>
          <table:table-cell table:formula="of:=YEAR([.A477])" office:value-type="float" office:value="2009">
            <text:p>2009</text:p>
          </table:table-cell>
        </table:table-row>
        <table:table-row table:style-name="ro2">
          <table:table-cell office:value-type="string">
            <text:p>2009-08-04 00:00:00</text:p>
          </table:table-cell>
          <table:table-cell office:value-type="float" office:value="1.35594356457182">
            <text:p>1.3559435646</text:p>
          </table:table-cell>
          <table:table-cell table:formula="of:=[.B478]/[.B477]" office:value-type="float" office:value="0.999108119904003">
            <text:p>0.9991081199</text:p>
          </table:table-cell>
          <table:table-cell table:formula="of:=MONTH([.A478])" office:value-type="float" office:value="8">
            <text:p>8</text:p>
          </table:table-cell>
          <table:table-cell table:formula="of:=YEAR([.A478])" office:value-type="float" office:value="2009">
            <text:p>2009</text:p>
          </table:table-cell>
        </table:table-row>
        <table:table-row table:style-name="ro2">
          <table:table-cell office:value-type="string">
            <text:p>2009-08-05 00:00:00</text:p>
          </table:table-cell>
          <table:table-cell office:value-type="float" office:value="1.35816293372929">
            <text:p>1.3581629337</text:p>
          </table:table-cell>
          <table:table-cell table:formula="of:=[.B479]/[.B478]" office:value-type="float" office:value="1.00163677103933">
            <text:p>1.001636771</text:p>
          </table:table-cell>
          <table:table-cell table:formula="of:=MONTH([.A479])" office:value-type="float" office:value="8">
            <text:p>8</text:p>
          </table:table-cell>
          <table:table-cell table:formula="of:=YEAR([.A479])" office:value-type="float" office:value="2009">
            <text:p>2009</text:p>
          </table:table-cell>
        </table:table-row>
        <table:table-row table:style-name="ro2">
          <table:table-cell office:value-type="string">
            <text:p>2009-08-06 00:00:00</text:p>
          </table:table-cell>
          <table:table-cell office:value-type="float" office:value="1.34457597092149">
            <text:p>1.3445759709</text:p>
          </table:table-cell>
          <table:table-cell table:formula="of:=[.B480]/[.B479]" office:value-type="float" office:value="0.989996073026016">
            <text:p>0.989996073</text:p>
          </table:table-cell>
          <table:table-cell table:formula="of:=MONTH([.A480])" office:value-type="float" office:value="8">
            <text:p>8</text:p>
          </table:table-cell>
          <table:table-cell table:formula="of:=YEAR([.A480])" office:value-type="float" office:value="2009">
            <text:p>2009</text:p>
          </table:table-cell>
        </table:table-row>
        <table:table-row table:style-name="ro2">
          <table:table-cell office:value-type="string">
            <text:p>2009-08-07 00:00:00</text:p>
          </table:table-cell>
          <table:table-cell office:value-type="float" office:value="1.34580641677057">
            <text:p>1.3458064168</text:p>
          </table:table-cell>
          <table:table-cell table:formula="of:=[.B481]/[.B480]" office:value-type="float" office:value="1.00091511813069">
            <text:p>1.0009151181</text:p>
          </table:table-cell>
          <table:table-cell table:formula="of:=MONTH([.A481])" office:value-type="float" office:value="8">
            <text:p>8</text:p>
          </table:table-cell>
          <table:table-cell table:formula="of:=YEAR([.A481])" office:value-type="float" office:value="2009">
            <text:p>2009</text:p>
          </table:table-cell>
        </table:table-row>
        <table:table-row table:style-name="ro2">
          <table:table-cell office:value-type="string">
            <text:p>2009-08-10 00:00:00</text:p>
          </table:table-cell>
          <table:table-cell office:value-type="float" office:value="1.34072510194511">
            <text:p>1.3407251019</text:p>
          </table:table-cell>
          <table:table-cell table:formula="of:=[.B482]/[.B481]" office:value-type="float" office:value="0.996224334523792">
            <text:p>0.9962243345</text:p>
          </table:table-cell>
          <table:table-cell table:formula="of:=MONTH([.A482])" office:value-type="float" office:value="8">
            <text:p>8</text:p>
          </table:table-cell>
          <table:table-cell table:formula="of:=YEAR([.A482])" office:value-type="float" office:value="2009">
            <text:p>2009</text:p>
          </table:table-cell>
        </table:table-row>
        <table:table-row table:style-name="ro2">
          <table:table-cell office:value-type="string">
            <text:p>2009-08-11 00:00:00</text:p>
          </table:table-cell>
          <table:table-cell office:value-type="float" office:value="1.31842415515464">
            <text:p>1.3184241552</text:p>
          </table:table-cell>
          <table:table-cell table:formula="of:=[.B483]/[.B482]" office:value-type="float" office:value="0.983366503127212">
            <text:p>0.9833665031</text:p>
          </table:table-cell>
          <table:table-cell table:formula="of:=MONTH([.A483])" office:value-type="float" office:value="8">
            <text:p>8</text:p>
          </table:table-cell>
          <table:table-cell table:formula="of:=YEAR([.A483])" office:value-type="float" office:value="2009">
            <text:p>2009</text:p>
          </table:table-cell>
        </table:table-row>
        <table:table-row table:style-name="ro2">
          <table:table-cell office:value-type="string">
            <text:p>2009-08-12 00:00:00</text:p>
          </table:table-cell>
          <table:table-cell office:value-type="float" office:value="1.33833832997567">
            <text:p>1.33833833</text:p>
          </table:table-cell>
          <table:table-cell table:formula="of:=[.B484]/[.B483]" office:value-type="float" office:value="1.01510452819237">
            <text:p>1.0151045282</text:p>
          </table:table-cell>
          <table:table-cell table:formula="of:=MONTH([.A484])" office:value-type="float" office:value="8">
            <text:p>8</text:p>
          </table:table-cell>
          <table:table-cell table:formula="of:=YEAR([.A484])" office:value-type="float" office:value="2009">
            <text:p>2009</text:p>
          </table:table-cell>
        </table:table-row>
        <table:table-row table:style-name="ro2">
          <table:table-cell office:value-type="string">
            <text:p>2009-08-13 00:00:00</text:p>
          </table:table-cell>
          <table:table-cell office:value-type="float" office:value="1.35435067414974">
            <text:p>1.3543506741</text:p>
          </table:table-cell>
          <table:table-cell table:formula="of:=[.B485]/[.B484]" office:value-type="float" office:value="1.01196434699316">
            <text:p>1.011964347</text:p>
          </table:table-cell>
          <table:table-cell table:formula="of:=MONTH([.A485])" office:value-type="float" office:value="8">
            <text:p>8</text:p>
          </table:table-cell>
          <table:table-cell table:formula="of:=YEAR([.A485])" office:value-type="float" office:value="2009">
            <text:p>2009</text:p>
          </table:table-cell>
        </table:table-row>
        <table:table-row table:style-name="ro2">
          <table:table-cell office:value-type="string">
            <text:p>2009-08-14 00:00:00</text:p>
          </table:table-cell>
          <table:table-cell office:value-type="float" office:value="1.3372445002568">
            <text:p>1.3372445003</text:p>
          </table:table-cell>
          <table:table-cell table:formula="of:=[.B486]/[.B485]" office:value-type="float" office:value="0.98736946477789">
            <text:p>0.9873694648</text:p>
          </table:table-cell>
          <table:table-cell table:formula="of:=MONTH([.A486])" office:value-type="float" office:value="8">
            <text:p>8</text:p>
          </table:table-cell>
          <table:table-cell table:formula="of:=YEAR([.A486])" office:value-type="float" office:value="2009">
            <text:p>2009</text:p>
          </table:table-cell>
        </table:table-row>
        <table:table-row table:style-name="ro2">
          <table:table-cell office:value-type="string">
            <text:p>2009-08-17 00:00:00</text:p>
          </table:table-cell>
          <table:table-cell office:value-type="float" office:value="1.29668647662162">
            <text:p>1.2966864766</text:p>
          </table:table-cell>
          <table:table-cell table:formula="of:=[.B487]/[.B486]" office:value-type="float" office:value="0.96967045022253">
            <text:p>0.9696704502</text:p>
          </table:table-cell>
          <table:table-cell table:formula="of:=MONTH([.A487])" office:value-type="float" office:value="8">
            <text:p>8</text:p>
          </table:table-cell>
          <table:table-cell table:formula="of:=YEAR([.A487])" office:value-type="float" office:value="2009">
            <text:p>2009</text:p>
          </table:table-cell>
        </table:table-row>
        <table:table-row table:style-name="ro2">
          <table:table-cell office:value-type="string">
            <text:p>2009-08-18 00:00:00</text:p>
          </table:table-cell>
          <table:table-cell office:value-type="float" office:value="1.32222960365339">
            <text:p>1.3222296037</text:p>
          </table:table-cell>
          <table:table-cell table:formula="of:=[.B488]/[.B487]" office:value-type="float" office:value="1.0196987687404">
            <text:p>1.0196987687</text:p>
          </table:table-cell>
          <table:table-cell table:formula="of:=MONTH([.A488])" office:value-type="float" office:value="8">
            <text:p>8</text:p>
          </table:table-cell>
          <table:table-cell table:formula="of:=YEAR([.A488])" office:value-type="float" office:value="2009">
            <text:p>2009</text:p>
          </table:table-cell>
        </table:table-row>
        <table:table-row table:style-name="ro2">
          <table:table-cell office:value-type="string">
            <text:p>2009-08-19 00:00:00</text:p>
          </table:table-cell>
          <table:table-cell office:value-type="float" office:value="1.32087892042037">
            <text:p>1.3208789204</text:p>
          </table:table-cell>
          <table:table-cell table:formula="of:=[.B489]/[.B488]" office:value-type="float" office:value="0.998978480568516">
            <text:p>0.9989784806</text:p>
          </table:table-cell>
          <table:table-cell table:formula="of:=MONTH([.A489])" office:value-type="float" office:value="8">
            <text:p>8</text:p>
          </table:table-cell>
          <table:table-cell table:formula="of:=YEAR([.A489])" office:value-type="float" office:value="2009">
            <text:p>2009</text:p>
          </table:table-cell>
        </table:table-row>
        <table:table-row table:style-name="ro2">
          <table:table-cell office:value-type="string">
            <text:p>2009-08-20 00:00:00</text:p>
          </table:table-cell>
          <table:table-cell office:value-type="float" office:value="1.33021382707538">
            <text:p>1.3302138271</text:p>
          </table:table-cell>
          <table:table-cell table:formula="of:=[.B490]/[.B489]" office:value-type="float" office:value="1.00706719329887">
            <text:p>1.0070671933</text:p>
          </table:table-cell>
          <table:table-cell table:formula="of:=MONTH([.A490])" office:value-type="float" office:value="8">
            <text:p>8</text:p>
          </table:table-cell>
          <table:table-cell table:formula="of:=YEAR([.A490])" office:value-type="float" office:value="2009">
            <text:p>2009</text:p>
          </table:table-cell>
        </table:table-row>
        <table:table-row table:style-name="ro2">
          <table:table-cell office:value-type="string">
            <text:p>2009-08-21 00:00:00</text:p>
          </table:table-cell>
          <table:table-cell office:value-type="float" office:value="1.34846568799643">
            <text:p>1.348465688</text:p>
          </table:table-cell>
          <table:table-cell table:formula="of:=[.B491]/[.B490]" office:value-type="float" office:value="1.01372099774453">
            <text:p>1.0137209977</text:p>
          </table:table-cell>
          <table:table-cell table:formula="of:=MONTH([.A491])" office:value-type="float" office:value="8">
            <text:p>8</text:p>
          </table:table-cell>
          <table:table-cell table:formula="of:=YEAR([.A491])" office:value-type="float" office:value="2009">
            <text:p>2009</text:p>
          </table:table-cell>
        </table:table-row>
        <table:table-row table:style-name="ro2">
          <table:table-cell office:value-type="string">
            <text:p>2009-08-24 00:00:00</text:p>
          </table:table-cell>
          <table:table-cell office:value-type="float" office:value="1.3523362863271">
            <text:p>1.3523362863</text:p>
          </table:table-cell>
          <table:table-cell table:formula="of:=[.B492]/[.B491]" office:value-type="float" office:value="1.00287037213118">
            <text:p>1.0028703721</text:p>
          </table:table-cell>
          <table:table-cell table:formula="of:=MONTH([.A492])" office:value-type="float" office:value="8">
            <text:p>8</text:p>
          </table:table-cell>
          <table:table-cell table:formula="of:=YEAR([.A492])" office:value-type="float" office:value="2009">
            <text:p>2009</text:p>
          </table:table-cell>
        </table:table-row>
        <table:table-row table:style-name="ro2">
          <table:table-cell office:value-type="string">
            <text:p>2009-08-25 00:00:00</text:p>
          </table:table-cell>
          <table:table-cell office:value-type="float" office:value="1.35008230044766">
            <text:p>1.3500823004</text:p>
          </table:table-cell>
          <table:table-cell table:formula="of:=[.B493]/[.B492]" office:value-type="float" office:value="0.998333265251974">
            <text:p>0.9983332653</text:p>
          </table:table-cell>
          <table:table-cell table:formula="of:=MONTH([.A493])" office:value-type="float" office:value="8">
            <text:p>8</text:p>
          </table:table-cell>
          <table:table-cell table:formula="of:=YEAR([.A493])" office:value-type="float" office:value="2009">
            <text:p>2009</text:p>
          </table:table-cell>
        </table:table-row>
        <table:table-row table:style-name="ro2">
          <table:table-cell office:value-type="string">
            <text:p>2009-08-26 00:00:00</text:p>
          </table:table-cell>
          <table:table-cell office:value-type="float" office:value="1.34707065742918">
            <text:p>1.3470706574</text:p>
          </table:table-cell>
          <table:table-cell table:formula="of:=[.B494]/[.B493]" office:value-type="float" office:value="0.997769289311117">
            <text:p>0.9977692893</text:p>
          </table:table-cell>
          <table:table-cell table:formula="of:=MONTH([.A494])" office:value-type="float" office:value="8">
            <text:p>8</text:p>
          </table:table-cell>
          <table:table-cell table:formula="of:=YEAR([.A494])" office:value-type="float" office:value="2009">
            <text:p>2009</text:p>
          </table:table-cell>
        </table:table-row>
        <table:table-row table:style-name="ro2">
          <table:table-cell office:value-type="string">
            <text:p>2009-08-27 00:00:00</text:p>
          </table:table-cell>
          <table:table-cell office:value-type="float" office:value="1.35390521367743">
            <text:p>1.3539052137</text:p>
          </table:table-cell>
          <table:table-cell table:formula="of:=[.B495]/[.B494]" office:value-type="float" office:value="1.00507364347264">
            <text:p>1.0050736435</text:p>
          </table:table-cell>
          <table:table-cell table:formula="of:=MONTH([.A495])" office:value-type="float" office:value="8">
            <text:p>8</text:p>
          </table:table-cell>
          <table:table-cell table:formula="of:=YEAR([.A495])" office:value-type="float" office:value="2009">
            <text:p>2009</text:p>
          </table:table-cell>
        </table:table-row>
        <table:table-row table:style-name="ro2">
          <table:table-cell office:value-type="string">
            <text:p>2009-08-28 00:00:00</text:p>
          </table:table-cell>
          <table:table-cell office:value-type="float" office:value="1.35259740095802">
            <text:p>1.352597401</text:p>
          </table:table-cell>
          <table:table-cell table:formula="of:=[.B496]/[.B495]" office:value-type="float" office:value="0.99903404410722">
            <text:p>0.9990340441</text:p>
          </table:table-cell>
          <table:table-cell table:formula="of:=MONTH([.A496])" office:value-type="float" office:value="8">
            <text:p>8</text:p>
          </table:table-cell>
          <table:table-cell table:formula="of:=YEAR([.A496])" office:value-type="float" office:value="2009">
            <text:p>2009</text:p>
          </table:table-cell>
        </table:table-row>
        <table:table-row table:style-name="ro2">
          <table:table-cell office:value-type="string">
            <text:p>2009-09-02 00:00:00</text:p>
          </table:table-cell>
          <table:table-cell office:value-type="float" office:value="1.3515076541538">
            <text:p>1.3515076542</text:p>
          </table:table-cell>
          <table:table-cell table:formula="of:=[.B497]/[.B496]" office:value-type="float" office:value="0.999194330254186">
            <text:p>0.9991943303</text:p>
          </table:table-cell>
          <table:table-cell table:formula="of:=MONTH([.A497])" office:value-type="float" office:value="9">
            <text:p>9</text:p>
          </table:table-cell>
          <table:table-cell table:formula="of:=YEAR([.A497])" office:value-type="float" office:value="2009">
            <text:p>2009</text:p>
          </table:table-cell>
        </table:table-row>
        <table:table-row table:style-name="ro2">
          <table:table-cell office:value-type="string">
            <text:p>2009-09-03 00:00:00</text:p>
          </table:table-cell>
          <table:table-cell office:value-type="float" office:value="1.37576524329569">
            <text:p>1.3757652433</text:p>
          </table:table-cell>
          <table:table-cell table:formula="of:=[.B498]/[.B497]" office:value-type="float" office:value="1.01794853996375">
            <text:p>1.01794854</text:p>
          </table:table-cell>
          <table:table-cell table:formula="of:=MONTH([.A498])" office:value-type="float" office:value="9">
            <text:p>9</text:p>
          </table:table-cell>
          <table:table-cell table:formula="of:=YEAR([.A498])" office:value-type="float" office:value="2009">
            <text:p>2009</text:p>
          </table:table-cell>
        </table:table-row>
        <table:table-row table:style-name="ro2">
          <table:table-cell office:value-type="string">
            <text:p>2009-09-04 00:00:00</text:p>
          </table:table-cell>
          <table:table-cell office:value-type="float" office:value="1.39946541881705">
            <text:p>1.3994654188</text:p>
          </table:table-cell>
          <table:table-cell table:formula="of:=[.B499]/[.B498]" office:value-type="float" office:value="1.01722690381724">
            <text:p>1.0172269038</text:p>
          </table:table-cell>
          <table:table-cell table:formula="of:=MONTH([.A499])" office:value-type="float" office:value="9">
            <text:p>9</text:p>
          </table:table-cell>
          <table:table-cell table:formula="of:=YEAR([.A499])" office:value-type="float" office:value="2009">
            <text:p>2009</text:p>
          </table:table-cell>
        </table:table-row>
        <table:table-row table:style-name="ro2">
          <table:table-cell office:value-type="string">
            <text:p>2009-09-08 00:00:00</text:p>
          </table:table-cell>
          <table:table-cell office:value-type="float" office:value="1.4335182866877">
            <text:p>1.4335182867</text:p>
          </table:table-cell>
          <table:table-cell table:formula="of:=[.B500]/[.B499]" office:value-type="float" office:value="1.02433276836482">
            <text:p>1.0243327684</text:p>
          </table:table-cell>
          <table:table-cell table:formula="of:=MONTH([.A500])" office:value-type="float" office:value="9">
            <text:p>9</text:p>
          </table:table-cell>
          <table:table-cell table:formula="of:=YEAR([.A500])" office:value-type="float" office:value="2009">
            <text:p>2009</text:p>
          </table:table-cell>
        </table:table-row>
        <table:table-row table:style-name="ro2">
          <table:table-cell office:value-type="string">
            <text:p>2009-09-09 00:00:00</text:p>
          </table:table-cell>
          <table:table-cell office:value-type="float" office:value="1.45279281434676">
            <text:p>1.4527928143</text:p>
          </table:table-cell>
          <table:table-cell table:formula="of:=[.B501]/[.B500]" office:value-type="float" office:value="1.01344560989424">
            <text:p>1.0134456099</text:p>
          </table:table-cell>
          <table:table-cell table:formula="of:=MONTH([.A501])" office:value-type="float" office:value="9">
            <text:p>9</text:p>
          </table:table-cell>
          <table:table-cell table:formula="of:=YEAR([.A501])" office:value-type="float" office:value="2009">
            <text:p>2009</text:p>
          </table:table-cell>
        </table:table-row>
        <table:table-row table:style-name="ro2">
          <table:table-cell office:value-type="string">
            <text:p>2009-09-10 00:00:00</text:p>
          </table:table-cell>
          <table:table-cell office:value-type="float" office:value="1.47289234885167">
            <text:p>1.4728923489</text:p>
          </table:table-cell>
          <table:table-cell table:formula="of:=[.B502]/[.B501]" office:value-type="float" office:value="1.01383510043994">
            <text:p>1.0138351004</text:p>
          </table:table-cell>
          <table:table-cell table:formula="of:=MONTH([.A502])" office:value-type="float" office:value="9">
            <text:p>9</text:p>
          </table:table-cell>
          <table:table-cell table:formula="of:=YEAR([.A502])" office:value-type="float" office:value="2009">
            <text:p>2009</text:p>
          </table:table-cell>
        </table:table-row>
        <table:table-row table:style-name="ro2">
          <table:table-cell office:value-type="string">
            <text:p>2009-09-11 00:00:00</text:p>
          </table:table-cell>
          <table:table-cell office:value-type="float" office:value="1.46840019163565">
            <text:p>1.4684001916</text:p>
          </table:table-cell>
          <table:table-cell table:formula="of:=[.B503]/[.B502]" office:value-type="float" office:value="0.99695011164969">
            <text:p>0.9969501116</text:p>
          </table:table-cell>
          <table:table-cell table:formula="of:=MONTH([.A503])" office:value-type="float" office:value="9">
            <text:p>9</text:p>
          </table:table-cell>
          <table:table-cell table:formula="of:=YEAR([.A503])" office:value-type="float" office:value="2009">
            <text:p>2009</text:p>
          </table:table-cell>
        </table:table-row>
        <table:table-row table:style-name="ro2">
          <table:table-cell office:value-type="string">
            <text:p>2009-09-14 00:00:00</text:p>
          </table:table-cell>
          <table:table-cell office:value-type="float" office:value="1.4848608054112">
            <text:p>1.4848608054</text:p>
          </table:table-cell>
          <table:table-cell table:formula="of:=[.B504]/[.B503]" office:value-type="float" office:value="1.01120989623218">
            <text:p>1.0112098962</text:p>
          </table:table-cell>
          <table:table-cell table:formula="of:=MONTH([.A504])" office:value-type="float" office:value="9">
            <text:p>9</text:p>
          </table:table-cell>
          <table:table-cell table:formula="of:=YEAR([.A504])" office:value-type="float" office:value="2009">
            <text:p>2009</text:p>
          </table:table-cell>
        </table:table-row>
        <table:table-row table:style-name="ro2">
          <table:table-cell office:value-type="string">
            <text:p>2009-09-15 00:00:00</text:p>
          </table:table-cell>
          <table:table-cell office:value-type="float" office:value="1.50011832012329">
            <text:p>1.5001183201</text:p>
          </table:table-cell>
          <table:table-cell table:formula="of:=[.B505]/[.B504]" office:value-type="float" office:value="1.01027538383159">
            <text:p>1.0102753838</text:p>
          </table:table-cell>
          <table:table-cell table:formula="of:=MONTH([.A505])" office:value-type="float" office:value="9">
            <text:p>9</text:p>
          </table:table-cell>
          <table:table-cell table:formula="of:=YEAR([.A505])" office:value-type="float" office:value="2009">
            <text:p>2009</text:p>
          </table:table-cell>
        </table:table-row>
        <table:table-row table:style-name="ro2">
          <table:table-cell office:value-type="string">
            <text:p>2009-09-16 00:00:00</text:p>
          </table:table-cell>
          <table:table-cell office:value-type="float" office:value="1.54397749080366">
            <text:p>1.5439774908</text:p>
          </table:table-cell>
          <table:table-cell table:formula="of:=[.B506]/[.B505]" office:value-type="float" office:value="1.02923714089217">
            <text:p>1.0292371409</text:p>
          </table:table-cell>
          <table:table-cell table:formula="of:=MONTH([.A506])" office:value-type="float" office:value="9">
            <text:p>9</text:p>
          </table:table-cell>
          <table:table-cell table:formula="of:=YEAR([.A506])" office:value-type="float" office:value="2009">
            <text:p>2009</text:p>
          </table:table-cell>
        </table:table-row>
        <table:table-row table:style-name="ro2">
          <table:table-cell office:value-type="string">
            <text:p>2009-09-17 00:00:00</text:p>
          </table:table-cell>
          <table:table-cell office:value-type="float" office:value="1.53092836360595">
            <text:p>1.5309283636</text:p>
          </table:table-cell>
          <table:table-cell table:formula="of:=[.B507]/[.B506]" office:value-type="float" office:value="0.991548369535543">
            <text:p>0.9915483695</text:p>
          </table:table-cell>
          <table:table-cell table:formula="of:=MONTH([.A507])" office:value-type="float" office:value="9">
            <text:p>9</text:p>
          </table:table-cell>
          <table:table-cell table:formula="of:=YEAR([.A507])" office:value-type="float" office:value="2009">
            <text:p>2009</text:p>
          </table:table-cell>
        </table:table-row>
        <table:table-row table:style-name="ro2">
          <table:table-cell office:value-type="string">
            <text:p>2009-09-18 00:00:00</text:p>
          </table:table-cell>
          <table:table-cell office:value-type="float" office:value="1.53659946874827">
            <text:p>1.5365994687</text:p>
          </table:table-cell>
          <table:table-cell table:formula="of:=[.B508]/[.B507]" office:value-type="float" office:value="1.00370435696218">
            <text:p>1.003704357</text:p>
          </table:table-cell>
          <table:table-cell table:formula="of:=MONTH([.A508])" office:value-type="float" office:value="9">
            <text:p>9</text:p>
          </table:table-cell>
          <table:table-cell table:formula="of:=YEAR([.A508])" office:value-type="float" office:value="2009">
            <text:p>2009</text:p>
          </table:table-cell>
        </table:table-row>
        <table:table-row table:style-name="ro2">
          <table:table-cell office:value-type="string">
            <text:p>2009-09-21 00:00:00</text:p>
          </table:table-cell>
          <table:table-cell office:value-type="float" office:value="1.51614159450055">
            <text:p>1.5161415945</text:p>
          </table:table-cell>
          <table:table-cell table:formula="of:=[.B509]/[.B508]" office:value-type="float" office:value="0.98668626752527">
            <text:p>0.9866862675</text:p>
          </table:table-cell>
          <table:table-cell table:formula="of:=MONTH([.A509])" office:value-type="float" office:value="9">
            <text:p>9</text:p>
          </table:table-cell>
          <table:table-cell table:formula="of:=YEAR([.A509])" office:value-type="float" office:value="2009">
            <text:p>2009</text:p>
          </table:table-cell>
        </table:table-row>
        <table:table-row table:style-name="ro2">
          <table:table-cell office:value-type="string">
            <text:p>2009-09-22 00:00:00</text:p>
          </table:table-cell>
          <table:table-cell office:value-type="float" office:value="1.54940958698566">
            <text:p>1.549409587</text:p>
          </table:table-cell>
          <table:table-cell table:formula="of:=[.B510]/[.B509]" office:value-type="float" office:value="1.0219425366376">
            <text:p>1.0219425366</text:p>
          </table:table-cell>
          <table:table-cell table:formula="of:=MONTH([.A510])" office:value-type="float" office:value="9">
            <text:p>9</text:p>
          </table:table-cell>
          <table:table-cell table:formula="of:=YEAR([.A510])" office:value-type="float" office:value="2009">
            <text:p>2009</text:p>
          </table:table-cell>
        </table:table-row>
        <table:table-row table:style-name="ro2">
          <table:table-cell office:value-type="string">
            <text:p>2009-09-23 00:00:00</text:p>
          </table:table-cell>
          <table:table-cell office:value-type="float" office:value="1.51329510387501">
            <text:p>1.5132951039</text:p>
          </table:table-cell>
          <table:table-cell table:formula="of:=[.B511]/[.B510]" office:value-type="float" office:value="0.976691454981308">
            <text:p>0.976691455</text:p>
          </table:table-cell>
          <table:table-cell table:formula="of:=MONTH([.A511])" office:value-type="float" office:value="9">
            <text:p>9</text:p>
          </table:table-cell>
          <table:table-cell table:formula="of:=YEAR([.A511])" office:value-type="float" office:value="2009">
            <text:p>2009</text:p>
          </table:table-cell>
        </table:table-row>
        <table:table-row table:style-name="ro2">
          <table:table-cell office:value-type="string">
            <text:p>2009-09-24 00:00:00</text:p>
          </table:table-cell>
          <table:table-cell office:value-type="float" office:value="1.47556547950182">
            <text:p>1.4755654795</text:p>
          </table:table-cell>
          <table:table-cell table:formula="of:=[.B512]/[.B511]" office:value-type="float" office:value="0.975067900321241">
            <text:p>0.9750679003</text:p>
          </table:table-cell>
          <table:table-cell table:formula="of:=MONTH([.A512])" office:value-type="float" office:value="9">
            <text:p>9</text:p>
          </table:table-cell>
          <table:table-cell table:formula="of:=YEAR([.A512])" office:value-type="float" office:value="2009">
            <text:p>2009</text:p>
          </table:table-cell>
        </table:table-row>
        <table:table-row table:style-name="ro2">
          <table:table-cell office:value-type="string">
            <text:p>2009-09-25 00:00:00</text:p>
          </table:table-cell>
          <table:table-cell office:value-type="float" office:value="1.48035084730112">
            <text:p>1.4803508473</text:p>
          </table:table-cell>
          <table:table-cell table:formula="of:=[.B513]/[.B512]" office:value-type="float" office:value="1.00324307383561">
            <text:p>1.0032430738</text:p>
          </table:table-cell>
          <table:table-cell table:formula="of:=MONTH([.A513])" office:value-type="float" office:value="9">
            <text:p>9</text:p>
          </table:table-cell>
          <table:table-cell table:formula="of:=YEAR([.A513])" office:value-type="float" office:value="2009">
            <text:p>2009</text:p>
          </table:table-cell>
        </table:table-row>
        <table:table-row table:style-name="ro2">
          <table:table-cell office:value-type="string">
            <text:p>2009-09-28 00:00:00</text:p>
          </table:table-cell>
          <table:table-cell office:value-type="float" office:value="1.51411463136433">
            <text:p>1.5141146314</text:p>
          </table:table-cell>
          <table:table-cell table:formula="of:=[.B514]/[.B513]" office:value-type="float" office:value="1.02280796077819">
            <text:p>1.0228079608</text:p>
          </table:table-cell>
          <table:table-cell table:formula="of:=MONTH([.A514])" office:value-type="float" office:value="9">
            <text:p>9</text:p>
          </table:table-cell>
          <table:table-cell table:formula="of:=YEAR([.A514])" office:value-type="float" office:value="2009">
            <text:p>2009</text:p>
          </table:table-cell>
        </table:table-row>
        <table:table-row table:style-name="ro2">
          <table:table-cell office:value-type="string">
            <text:p>2009-09-29 00:00:00</text:p>
          </table:table-cell>
          <table:table-cell office:value-type="float" office:value="1.50215867891329">
            <text:p>1.5021586789</text:p>
          </table:table-cell>
          <table:table-cell table:formula="of:=[.B515]/[.B514]" office:value-type="float" office:value="0.992103667580136">
            <text:p>0.9921036676</text:p>
          </table:table-cell>
          <table:table-cell table:formula="of:=MONTH([.A515])" office:value-type="float" office:value="9">
            <text:p>9</text:p>
          </table:table-cell>
          <table:table-cell table:formula="of:=YEAR([.A515])" office:value-type="float" office:value="2009">
            <text:p>2009</text:p>
          </table:table-cell>
        </table:table-row>
        <table:table-row table:style-name="ro2">
          <table:table-cell office:value-type="string">
            <text:p>2009-10-02 00:00:00</text:p>
          </table:table-cell>
          <table:table-cell office:value-type="float" office:value="1.4978238284057">
            <text:p>1.4978238284</text:p>
          </table:table-cell>
          <table:table-cell table:formula="of:=[.B516]/[.B515]" office:value-type="float" office:value="0.997114252596318">
            <text:p>0.9971142526</text:p>
          </table:table-cell>
          <table:table-cell table:formula="of:=MONTH([.A516])" office:value-type="float" office:value="10">
            <text:p>10</text:p>
          </table:table-cell>
          <table:table-cell table:formula="of:=YEAR([.A516])" office:value-type="float" office:value="2009">
            <text:p>2009</text:p>
          </table:table-cell>
        </table:table-row>
        <table:table-row table:style-name="ro2">
          <table:table-cell office:value-type="string">
            <text:p>2009-10-05 00:00:00</text:p>
          </table:table-cell>
          <table:table-cell office:value-type="float" office:value="1.52057190563583">
            <text:p>1.5205719056</text:p>
          </table:table-cell>
          <table:table-cell table:formula="of:=[.B517]/[.B516]" office:value-type="float" office:value="1.01518741843915">
            <text:p>1.0151874184</text:p>
          </table:table-cell>
          <table:table-cell table:formula="of:=MONTH([.A517])" office:value-type="float" office:value="10">
            <text:p>10</text:p>
          </table:table-cell>
          <table:table-cell table:formula="of:=YEAR([.A517])" office:value-type="float" office:value="2009">
            <text:p>2009</text:p>
          </table:table-cell>
        </table:table-row>
        <table:table-row table:style-name="ro2">
          <table:table-cell office:value-type="string">
            <text:p>2009-10-06 00:00:00</text:p>
          </table:table-cell>
          <table:table-cell office:value-type="float" office:value="1.53665396555285">
            <text:p>1.5366539656</text:p>
          </table:table-cell>
          <table:table-cell table:formula="of:=[.B518]/[.B517]" office:value-type="float" office:value="1.01057632319617">
            <text:p>1.0105763232</text:p>
          </table:table-cell>
          <table:table-cell table:formula="of:=MONTH([.A518])" office:value-type="float" office:value="10">
            <text:p>10</text:p>
          </table:table-cell>
          <table:table-cell table:formula="of:=YEAR([.A518])" office:value-type="float" office:value="2009">
            <text:p>2009</text:p>
          </table:table-cell>
        </table:table-row>
        <table:table-row table:style-name="ro2">
          <table:table-cell office:value-type="string">
            <text:p>2009-10-07 00:00:00</text:p>
          </table:table-cell>
          <table:table-cell office:value-type="float" office:value="1.54377350434208">
            <text:p>1.5437735043</text:p>
          </table:table-cell>
          <table:table-cell table:formula="of:=[.B519]/[.B518]" office:value-type="float" office:value="1.00463314379738">
            <text:p>1.0046331438</text:p>
          </table:table-cell>
          <table:table-cell table:formula="of:=MONTH([.A519])" office:value-type="float" office:value="10">
            <text:p>10</text:p>
          </table:table-cell>
          <table:table-cell table:formula="of:=YEAR([.A519])" office:value-type="float" office:value="2009">
            <text:p>2009</text:p>
          </table:table-cell>
        </table:table-row>
        <table:table-row table:style-name="ro2">
          <table:table-cell office:value-type="string">
            <text:p>2009-10-08 00:00:00</text:p>
          </table:table-cell>
          <table:table-cell office:value-type="float" office:value="1.56606653944781">
            <text:p>1.5660665394</text:p>
          </table:table-cell>
          <table:table-cell table:formula="of:=[.B520]/[.B519]" office:value-type="float" office:value="1.01444061259183">
            <text:p>1.0144406126</text:p>
          </table:table-cell>
          <table:table-cell table:formula="of:=MONTH([.A520])" office:value-type="float" office:value="10">
            <text:p>10</text:p>
          </table:table-cell>
          <table:table-cell table:formula="of:=YEAR([.A520])" office:value-type="float" office:value="2009">
            <text:p>2009</text:p>
          </table:table-cell>
        </table:table-row>
        <table:table-row table:style-name="ro2">
          <table:table-cell office:value-type="string">
            <text:p>2009-10-09 00:00:00</text:p>
          </table:table-cell>
          <table:table-cell office:value-type="float" office:value="1.56679390380827">
            <text:p>1.5667939038</text:p>
          </table:table-cell>
          <table:table-cell table:formula="of:=[.B521]/[.B520]" office:value-type="float" office:value="1.00046445303704">
            <text:p>1.000464453</text:p>
          </table:table-cell>
          <table:table-cell table:formula="of:=MONTH([.A521])" office:value-type="float" office:value="10">
            <text:p>10</text:p>
          </table:table-cell>
          <table:table-cell table:formula="of:=YEAR([.A521])" office:value-type="float" office:value="2009">
            <text:p>2009</text:p>
          </table:table-cell>
        </table:table-row>
        <table:table-row table:style-name="ro2">
          <table:table-cell office:value-type="string">
            <text:p>2009-10-12 00:00:00</text:p>
          </table:table-cell>
          <table:table-cell office:value-type="float" office:value="1.57117949526479">
            <text:p>1.5711794953</text:p>
          </table:table-cell>
          <table:table-cell table:formula="of:=[.B522]/[.B521]" office:value-type="float" office:value="1.0027990863673">
            <text:p>1.0027990864</text:p>
          </table:table-cell>
          <table:table-cell table:formula="of:=MONTH([.A522])" office:value-type="float" office:value="10">
            <text:p>10</text:p>
          </table:table-cell>
          <table:table-cell table:formula="of:=YEAR([.A522])" office:value-type="float" office:value="2009">
            <text:p>2009</text:p>
          </table:table-cell>
        </table:table-row>
        <table:table-row table:style-name="ro2">
          <table:table-cell office:value-type="string">
            <text:p>2009-10-13 00:00:00</text:p>
          </table:table-cell>
          <table:table-cell office:value-type="float" office:value="1.56179226327751">
            <text:p>1.5617922633</text:p>
          </table:table-cell>
          <table:table-cell table:formula="of:=[.B523]/[.B522]" office:value-type="float" office:value="0.99402535991873">
            <text:p>0.9940253599</text:p>
          </table:table-cell>
          <table:table-cell table:formula="of:=MONTH([.A523])" office:value-type="float" office:value="10">
            <text:p>10</text:p>
          </table:table-cell>
          <table:table-cell table:formula="of:=YEAR([.A523])" office:value-type="float" office:value="2009">
            <text:p>2009</text:p>
          </table:table-cell>
        </table:table-row>
        <table:table-row table:style-name="ro2">
          <table:table-cell office:value-type="string">
            <text:p>2009-10-14 00:00:00</text:p>
          </table:table-cell>
          <table:table-cell office:value-type="float" office:value="1.61264058717359">
            <text:p>1.6126405872</text:p>
          </table:table-cell>
          <table:table-cell table:formula="of:=[.B524]/[.B523]" office:value-type="float" office:value="1.032557674341">
            <text:p>1.0325576743</text:p>
          </table:table-cell>
          <table:table-cell table:formula="of:=MONTH([.A524])" office:value-type="float" office:value="10">
            <text:p>10</text:p>
          </table:table-cell>
          <table:table-cell table:formula="of:=YEAR([.A524])" office:value-type="float" office:value="2009">
            <text:p>2009</text:p>
          </table:table-cell>
        </table:table-row>
        <table:table-row table:style-name="ro2">
          <table:table-cell office:value-type="string">
            <text:p>2009-10-15 00:00:00</text:p>
          </table:table-cell>
          <table:table-cell office:value-type="float" office:value="1.6080877042971">
            <text:p>1.6080877043</text:p>
          </table:table-cell>
          <table:table-cell table:formula="of:=[.B525]/[.B524]" office:value-type="float" office:value="0.997176752890445">
            <text:p>0.9971767529</text:p>
          </table:table-cell>
          <table:table-cell table:formula="of:=MONTH([.A525])" office:value-type="float" office:value="10">
            <text:p>10</text:p>
          </table:table-cell>
          <table:table-cell table:formula="of:=YEAR([.A525])" office:value-type="float" office:value="2009">
            <text:p>2009</text:p>
          </table:table-cell>
        </table:table-row>
        <table:table-row table:style-name="ro2">
          <table:table-cell office:value-type="string">
            <text:p>2009-10-16 00:00:00</text:p>
          </table:table-cell>
          <table:table-cell office:value-type="float" office:value="1.57948043764566">
            <text:p>1.5794804376</text:p>
          </table:table-cell>
          <table:table-cell table:formula="of:=[.B526]/[.B525]" office:value-type="float" office:value="0.98221038157621">
            <text:p>0.9822103816</text:p>
          </table:table-cell>
          <table:table-cell table:formula="of:=MONTH([.A526])" office:value-type="float" office:value="10">
            <text:p>10</text:p>
          </table:table-cell>
          <table:table-cell table:formula="of:=YEAR([.A526])" office:value-type="float" office:value="2009">
            <text:p>2009</text:p>
          </table:table-cell>
        </table:table-row>
        <table:table-row table:style-name="ro2">
          <table:table-cell office:value-type="string">
            <text:p>2009-10-19 00:00:00</text:p>
          </table:table-cell>
          <table:table-cell office:value-type="float" office:value="1.60955034010409">
            <text:p>1.6095503401</text:p>
          </table:table-cell>
          <table:table-cell table:formula="of:=[.B527]/[.B526]" office:value-type="float" office:value="1.01903784418074">
            <text:p>1.0190378442</text:p>
          </table:table-cell>
          <table:table-cell table:formula="of:=MONTH([.A527])" office:value-type="float" office:value="10">
            <text:p>10</text:p>
          </table:table-cell>
          <table:table-cell table:formula="of:=YEAR([.A527])" office:value-type="float" office:value="2009">
            <text:p>2009</text:p>
          </table:table-cell>
        </table:table-row>
        <table:table-row table:style-name="ro2">
          <table:table-cell office:value-type="string">
            <text:p>2009-10-20 00:00:00</text:p>
          </table:table-cell>
          <table:table-cell office:value-type="float" office:value="1.59658625280419">
            <text:p>1.5965862528</text:p>
          </table:table-cell>
          <table:table-cell table:formula="of:=[.B528]/[.B527]" office:value-type="float" office:value="0.991945522313358">
            <text:p>0.9919455223</text:p>
          </table:table-cell>
          <table:table-cell table:formula="of:=MONTH([.A528])" office:value-type="float" office:value="10">
            <text:p>10</text:p>
          </table:table-cell>
          <table:table-cell table:formula="of:=YEAR([.A528])" office:value-type="float" office:value="2009">
            <text:p>2009</text:p>
          </table:table-cell>
        </table:table-row>
        <table:table-row table:style-name="ro2">
          <table:table-cell office:value-type="string">
            <text:p>2009-10-21 00:00:00</text:p>
          </table:table-cell>
          <table:table-cell office:value-type="float" office:value="1.58584717066594">
            <text:p>1.5858471707</text:p>
          </table:table-cell>
          <table:table-cell table:formula="of:=[.B529]/[.B528]" office:value-type="float" office:value="0.993273722531813">
            <text:p>0.9932737225</text:p>
          </table:table-cell>
          <table:table-cell table:formula="of:=MONTH([.A529])" office:value-type="float" office:value="10">
            <text:p>10</text:p>
          </table:table-cell>
          <table:table-cell table:formula="of:=YEAR([.A529])" office:value-type="float" office:value="2009">
            <text:p>2009</text:p>
          </table:table-cell>
        </table:table-row>
        <table:table-row table:style-name="ro2">
          <table:table-cell office:value-type="string">
            <text:p>2009-10-22 00:00:00</text:p>
          </table:table-cell>
          <table:table-cell office:value-type="float" office:value="1.61227592893793">
            <text:p>1.6122759289</text:p>
          </table:table-cell>
          <table:table-cell table:formula="of:=[.B530]/[.B529]" office:value-type="float" office:value="1.01666538791433">
            <text:p>1.0166653879</text:p>
          </table:table-cell>
          <table:table-cell table:formula="of:=MONTH([.A530])" office:value-type="float" office:value="10">
            <text:p>10</text:p>
          </table:table-cell>
          <table:table-cell table:formula="of:=YEAR([.A530])" office:value-type="float" office:value="2009">
            <text:p>2009</text:p>
          </table:table-cell>
        </table:table-row>
        <table:table-row table:style-name="ro2">
          <table:table-cell office:value-type="string">
            <text:p>2009-10-23 00:00:00</text:p>
          </table:table-cell>
          <table:table-cell office:value-type="float" office:value="1.58276461265538">
            <text:p>1.5827646127</text:p>
          </table:table-cell>
          <table:table-cell table:formula="of:=[.B531]/[.B530]" office:value-type="float" office:value="0.98169586498634">
            <text:p>0.981695865</text:p>
          </table:table-cell>
          <table:table-cell table:formula="of:=MONTH([.A531])" office:value-type="float" office:value="10">
            <text:p>10</text:p>
          </table:table-cell>
          <table:table-cell table:formula="of:=YEAR([.A531])" office:value-type="float" office:value="2009">
            <text:p>2009</text:p>
          </table:table-cell>
        </table:table-row>
        <table:table-row table:style-name="ro2">
          <table:table-cell office:value-type="string">
            <text:p>2009-10-26 00:00:00</text:p>
          </table:table-cell>
          <table:table-cell office:value-type="float" office:value="1.56264859520609">
            <text:p>1.5626485952</text:p>
          </table:table-cell>
          <table:table-cell table:formula="of:=[.B532]/[.B531]" office:value-type="float" office:value="0.987290581752685">
            <text:p>0.9872905818</text:p>
          </table:table-cell>
          <table:table-cell table:formula="of:=MONTH([.A532])" office:value-type="float" office:value="10">
            <text:p>10</text:p>
          </table:table-cell>
          <table:table-cell table:formula="of:=YEAR([.A532])" office:value-type="float" office:value="2009">
            <text:p>2009</text:p>
          </table:table-cell>
        </table:table-row>
        <table:table-row table:style-name="ro2">
          <table:table-cell office:value-type="string">
            <text:p>2009-10-27 00:00:00</text:p>
          </table:table-cell>
          <table:table-cell office:value-type="float" office:value="1.54463063966189">
            <text:p>1.5446306397</text:p>
          </table:table-cell>
          <table:table-cell table:formula="of:=[.B533]/[.B532]" office:value-type="float" office:value="0.98846960500302">
            <text:p>0.988469605</text:p>
          </table:table-cell>
          <table:table-cell table:formula="of:=MONTH([.A533])" office:value-type="float" office:value="10">
            <text:p>10</text:p>
          </table:table-cell>
          <table:table-cell table:formula="of:=YEAR([.A533])" office:value-type="float" office:value="2009">
            <text:p>2009</text:p>
          </table:table-cell>
        </table:table-row>
        <table:table-row table:style-name="ro2">
          <table:table-cell office:value-type="string">
            <text:p>2009-10-28 00:00:00</text:p>
          </table:table-cell>
          <table:table-cell office:value-type="float" office:value="1.48799302027344">
            <text:p>1.4879930203</text:p>
          </table:table-cell>
          <table:table-cell table:formula="of:=[.B534]/[.B533]" office:value-type="float" office:value="0.963332580660935">
            <text:p>0.9633325807</text:p>
          </table:table-cell>
          <table:table-cell table:formula="of:=MONTH([.A534])" office:value-type="float" office:value="10">
            <text:p>10</text:p>
          </table:table-cell>
          <table:table-cell table:formula="of:=YEAR([.A534])" office:value-type="float" office:value="2009">
            <text:p>2009</text:p>
          </table:table-cell>
        </table:table-row>
        <table:table-row table:style-name="ro2">
          <table:table-cell office:value-type="string">
            <text:p>2009-10-29 00:00:00</text:p>
          </table:table-cell>
          <table:table-cell office:value-type="float" office:value="1.54514981691692">
            <text:p>1.5451498169</text:p>
          </table:table-cell>
          <table:table-cell table:formula="of:=[.B535]/[.B534]" office:value-type="float" office:value="1.03841200587956">
            <text:p>1.0384120059</text:p>
          </table:table-cell>
          <table:table-cell table:formula="of:=MONTH([.A535])" office:value-type="float" office:value="10">
            <text:p>10</text:p>
          </table:table-cell>
          <table:table-cell table:formula="of:=YEAR([.A535])" office:value-type="float" office:value="2009">
            <text:p>2009</text:p>
          </table:table-cell>
        </table:table-row>
        <table:table-row table:style-name="ro2">
          <table:table-cell office:value-type="string">
            <text:p>2009-11-03 00:00:00</text:p>
          </table:table-cell>
          <table:table-cell office:value-type="float" office:value="1.56352988585704">
            <text:p>1.5635298859</text:p>
          </table:table-cell>
          <table:table-cell table:formula="of:=[.B536]/[.B535]" office:value-type="float" office:value="1.01189533127396">
            <text:p>1.0118953313</text:p>
          </table:table-cell>
          <table:table-cell table:formula="of:=MONTH([.A536])" office:value-type="float" office:value="11">
            <text:p>11</text:p>
          </table:table-cell>
          <table:table-cell table:formula="of:=YEAR([.A536])" office:value-type="float" office:value="2009">
            <text:p>2009</text:p>
          </table:table-cell>
        </table:table-row>
        <table:table-row table:style-name="ro2">
          <table:table-cell office:value-type="string">
            <text:p>2009-11-04 00:00:00</text:p>
          </table:table-cell>
          <table:table-cell office:value-type="float" office:value="1.56095484778826">
            <text:p>1.5609548478</text:p>
          </table:table-cell>
          <table:table-cell table:formula="of:=[.B537]/[.B536]" office:value-type="float" office:value="0.998353061177742">
            <text:p>0.9983530612</text:p>
          </table:table-cell>
          <table:table-cell table:formula="of:=MONTH([.A537])" office:value-type="float" office:value="11">
            <text:p>11</text:p>
          </table:table-cell>
          <table:table-cell table:formula="of:=YEAR([.A537])" office:value-type="float" office:value="2009">
            <text:p>2009</text:p>
          </table:table-cell>
        </table:table-row>
        <table:table-row table:style-name="ro2">
          <table:table-cell office:value-type="string">
            <text:p>2009-11-05 00:00:00</text:p>
          </table:table-cell>
          <table:table-cell office:value-type="float" office:value="1.57514054534391">
            <text:p>1.5751405453</text:p>
          </table:table-cell>
          <table:table-cell table:formula="of:=[.B538]/[.B537]" office:value-type="float" office:value="1.00908783337055">
            <text:p>1.0090878334</text:p>
          </table:table-cell>
          <table:table-cell table:formula="of:=MONTH([.A538])" office:value-type="float" office:value="11">
            <text:p>11</text:p>
          </table:table-cell>
          <table:table-cell table:formula="of:=YEAR([.A538])" office:value-type="float" office:value="2009">
            <text:p>2009</text:p>
          </table:table-cell>
        </table:table-row>
        <table:table-row table:style-name="ro2">
          <table:table-cell office:value-type="string">
            <text:p>2009-11-06 00:00:00</text:p>
          </table:table-cell>
          <table:table-cell office:value-type="float" office:value="1.56875804694219">
            <text:p>1.5687580469</text:p>
          </table:table-cell>
          <table:table-cell table:formula="of:=[.B539]/[.B538]" office:value-type="float" office:value="0.995947981644821">
            <text:p>0.9959479816</text:p>
          </table:table-cell>
          <table:table-cell table:formula="of:=MONTH([.A539])" office:value-type="float" office:value="11">
            <text:p>11</text:p>
          </table:table-cell>
          <table:table-cell table:formula="of:=YEAR([.A539])" office:value-type="float" office:value="2009">
            <text:p>2009</text:p>
          </table:table-cell>
        </table:table-row>
        <table:table-row table:style-name="ro2">
          <table:table-cell office:value-type="string">
            <text:p>2009-11-09 00:00:00</text:p>
          </table:table-cell>
          <table:table-cell office:value-type="float" office:value="1.61668307235422">
            <text:p>1.6166830724</text:p>
          </table:table-cell>
          <table:table-cell table:formula="of:=[.B540]/[.B539]" office:value-type="float" office:value="1.03054966029047">
            <text:p>1.0305496603</text:p>
          </table:table-cell>
          <table:table-cell table:formula="of:=MONTH([.A540])" office:value-type="float" office:value="11">
            <text:p>11</text:p>
          </table:table-cell>
          <table:table-cell table:formula="of:=YEAR([.A540])" office:value-type="float" office:value="2009">
            <text:p>2009</text:p>
          </table:table-cell>
        </table:table-row>
        <table:table-row table:style-name="ro2">
          <table:table-cell office:value-type="string">
            <text:p>2009-11-10 00:00:00</text:p>
          </table:table-cell>
          <table:table-cell office:value-type="float" office:value="1.6058147461485">
            <text:p>1.6058147461</text:p>
          </table:table-cell>
          <table:table-cell table:formula="of:=[.B541]/[.B540]" office:value-type="float" office:value="0.993277392216464">
            <text:p>0.9932773922</text:p>
          </table:table-cell>
          <table:table-cell table:formula="of:=MONTH([.A541])" office:value-type="float" office:value="11">
            <text:p>11</text:p>
          </table:table-cell>
          <table:table-cell table:formula="of:=YEAR([.A541])" office:value-type="float" office:value="2009">
            <text:p>2009</text:p>
          </table:table-cell>
        </table:table-row>
        <table:table-row table:style-name="ro2">
          <table:table-cell office:value-type="string">
            <text:p>2009-11-11 00:00:00</text:p>
          </table:table-cell>
          <table:table-cell office:value-type="float" office:value="1.62732160780159">
            <text:p>1.6273216078</text:p>
          </table:table-cell>
          <table:table-cell table:formula="of:=[.B542]/[.B541]" office:value-type="float" office:value="1.01339311505557">
            <text:p>1.0133931151</text:p>
          </table:table-cell>
          <table:table-cell table:formula="of:=MONTH([.A542])" office:value-type="float" office:value="11">
            <text:p>11</text:p>
          </table:table-cell>
          <table:table-cell table:formula="of:=YEAR([.A542])" office:value-type="float" office:value="2009">
            <text:p>2009</text:p>
          </table:table-cell>
        </table:table-row>
        <table:table-row table:style-name="ro2">
          <table:table-cell office:value-type="string">
            <text:p>2009-11-12 00:00:00</text:p>
          </table:table-cell>
          <table:table-cell office:value-type="float" office:value="1.60579947910357">
            <text:p>1.6057994791</text:p>
          </table:table-cell>
          <table:table-cell table:formula="of:=[.B543]/[.B542]" office:value-type="float" office:value="0.986774508127442">
            <text:p>0.9867745081</text:p>
          </table:table-cell>
          <table:table-cell table:formula="of:=MONTH([.A543])" office:value-type="float" office:value="11">
            <text:p>11</text:p>
          </table:table-cell>
          <table:table-cell table:formula="of:=YEAR([.A543])" office:value-type="float" office:value="2009">
            <text:p>2009</text:p>
          </table:table-cell>
        </table:table-row>
        <table:table-row table:style-name="ro2">
          <table:table-cell office:value-type="string">
            <text:p>2009-11-13 00:00:00</text:p>
          </table:table-cell>
          <table:table-cell office:value-type="float" office:value="1.63038591943047">
            <text:p>1.6303859194</text:p>
          </table:table-cell>
          <table:table-cell table:formula="of:=[.B544]/[.B543]" office:value-type="float" office:value="1.01531102771351">
            <text:p>1.0153110277</text:p>
          </table:table-cell>
          <table:table-cell table:formula="of:=MONTH([.A544])" office:value-type="float" office:value="11">
            <text:p>11</text:p>
          </table:table-cell>
          <table:table-cell table:formula="of:=YEAR([.A544])" office:value-type="float" office:value="2009">
            <text:p>2009</text:p>
          </table:table-cell>
        </table:table-row>
        <table:table-row table:style-name="ro2">
          <table:table-cell office:value-type="string">
            <text:p>2009-11-16 00:00:00</text:p>
          </table:table-cell>
          <table:table-cell office:value-type="float" office:value="1.65809514841569">
            <text:p>1.6580951484</text:p>
          </table:table-cell>
          <table:table-cell table:formula="of:=[.B545]/[.B544]" office:value-type="float" office:value="1.0169955031229">
            <text:p>1.0169955031</text:p>
          </table:table-cell>
          <table:table-cell table:formula="of:=MONTH([.A545])" office:value-type="float" office:value="11">
            <text:p>11</text:p>
          </table:table-cell>
          <table:table-cell table:formula="of:=YEAR([.A545])" office:value-type="float" office:value="2009">
            <text:p>2009</text:p>
          </table:table-cell>
        </table:table-row>
        <table:table-row table:style-name="ro2">
          <table:table-cell office:value-type="string">
            <text:p>2009-11-17 00:00:00</text:p>
          </table:table-cell>
          <table:table-cell office:value-type="float" office:value="1.64702888495395">
            <text:p>1.647028885</text:p>
          </table:table-cell>
          <table:table-cell table:formula="of:=[.B546]/[.B545]" office:value-type="float" office:value="0.993325917712071">
            <text:p>0.9933259177</text:p>
          </table:table-cell>
          <table:table-cell table:formula="of:=MONTH([.A546])" office:value-type="float" office:value="11">
            <text:p>11</text:p>
          </table:table-cell>
          <table:table-cell table:formula="of:=YEAR([.A546])" office:value-type="float" office:value="2009">
            <text:p>2009</text:p>
          </table:table-cell>
        </table:table-row>
        <table:table-row table:style-name="ro2">
          <table:table-cell office:value-type="string">
            <text:p>2009-11-18 00:00:00</text:p>
          </table:table-cell>
          <table:table-cell office:value-type="float" office:value="1.6544687534524">
            <text:p>1.6544687535</text:p>
          </table:table-cell>
          <table:table-cell table:formula="of:=[.B547]/[.B546]" office:value-type="float" office:value="1.00451714512503">
            <text:p>1.0045171451</text:p>
          </table:table-cell>
          <table:table-cell table:formula="of:=MONTH([.A547])" office:value-type="float" office:value="11">
            <text:p>11</text:p>
          </table:table-cell>
          <table:table-cell table:formula="of:=YEAR([.A547])" office:value-type="float" office:value="2009">
            <text:p>2009</text:p>
          </table:table-cell>
        </table:table-row>
        <table:table-row table:style-name="ro2">
          <table:table-cell office:value-type="string">
            <text:p>2009-11-19 00:00:00</text:p>
          </table:table-cell>
          <table:table-cell office:value-type="float" office:value="1.63144321646729">
            <text:p>1.6314432165</text:p>
          </table:table-cell>
          <table:table-cell table:formula="of:=[.B548]/[.B547]" office:value-type="float" office:value="0.986082821487526">
            <text:p>0.9860828215</text:p>
          </table:table-cell>
          <table:table-cell table:formula="of:=MONTH([.A548])" office:value-type="float" office:value="11">
            <text:p>11</text:p>
          </table:table-cell>
          <table:table-cell table:formula="of:=YEAR([.A548])" office:value-type="float" office:value="2009">
            <text:p>2009</text:p>
          </table:table-cell>
        </table:table-row>
        <table:table-row table:style-name="ro2">
          <table:table-cell office:value-type="string">
            <text:p>2009-11-20 00:00:00</text:p>
          </table:table-cell>
          <table:table-cell office:value-type="float" office:value="1.62738468512886">
            <text:p>1.6273846851</text:p>
          </table:table-cell>
          <table:table-cell table:formula="of:=[.B549]/[.B548]" office:value-type="float" office:value="0.997512306099615">
            <text:p>0.9975123061</text:p>
          </table:table-cell>
          <table:table-cell table:formula="of:=MONTH([.A549])" office:value-type="float" office:value="11">
            <text:p>11</text:p>
          </table:table-cell>
          <table:table-cell table:formula="of:=YEAR([.A549])" office:value-type="float" office:value="2009">
            <text:p>2009</text:p>
          </table:table-cell>
        </table:table-row>
        <table:table-row table:style-name="ro2">
          <table:table-cell office:value-type="string">
            <text:p>2009-11-23 00:00:00</text:p>
          </table:table-cell>
          <table:table-cell office:value-type="float" office:value="1.64618706574346">
            <text:p>1.6461870657</text:p>
          </table:table-cell>
          <table:table-cell table:formula="of:=[.B550]/[.B549]" office:value-type="float" office:value="1.01155374066526">
            <text:p>1.0115537407</text:p>
          </table:table-cell>
          <table:table-cell table:formula="of:=MONTH([.A550])" office:value-type="float" office:value="11">
            <text:p>11</text:p>
          </table:table-cell>
          <table:table-cell table:formula="of:=YEAR([.A550])" office:value-type="float" office:value="2009">
            <text:p>2009</text:p>
          </table:table-cell>
        </table:table-row>
        <table:table-row table:style-name="ro2">
          <table:table-cell office:value-type="string">
            <text:p>2009-11-24 00:00:00</text:p>
          </table:table-cell>
          <table:table-cell office:value-type="float" office:value="1.63569227938714">
            <text:p>1.6356922794</text:p>
          </table:table-cell>
          <table:table-cell table:formula="of:=[.B551]/[.B550]" office:value-type="float" office:value="0.993624791146333">
            <text:p>0.9936247911</text:p>
          </table:table-cell>
          <table:table-cell table:formula="of:=MONTH([.A551])" office:value-type="float" office:value="11">
            <text:p>11</text:p>
          </table:table-cell>
          <table:table-cell table:formula="of:=YEAR([.A551])" office:value-type="float" office:value="2009">
            <text:p>2009</text:p>
          </table:table-cell>
        </table:table-row>
        <table:table-row table:style-name="ro2">
          <table:table-cell office:value-type="string">
            <text:p>2009-11-25 00:00:00</text:p>
          </table:table-cell>
          <table:table-cell office:value-type="float" office:value="1.65172122774292">
            <text:p>1.6517212277</text:p>
          </table:table-cell>
          <table:table-cell table:formula="of:=[.B552]/[.B551]" office:value-type="float" office:value="1.00979948891229">
            <text:p>1.0097994889</text:p>
          </table:table-cell>
          <table:table-cell table:formula="of:=MONTH([.A552])" office:value-type="float" office:value="11">
            <text:p>11</text:p>
          </table:table-cell>
          <table:table-cell table:formula="of:=YEAR([.A552])" office:value-type="float" office:value="2009">
            <text:p>2009</text:p>
          </table:table-cell>
        </table:table-row>
        <table:table-row table:style-name="ro2">
          <table:table-cell office:value-type="string">
            <text:p>2009-11-27 00:00:00</text:p>
          </table:table-cell>
          <table:table-cell office:value-type="float" office:value="1.61186710538409">
            <text:p>1.6118671054</text:p>
          </table:table-cell>
          <table:table-cell table:formula="of:=[.B553]/[.B552]" office:value-type="float" office:value="0.97587115689414">
            <text:p>0.9758711569</text:p>
          </table:table-cell>
          <table:table-cell table:formula="of:=MONTH([.A553])" office:value-type="float" office:value="11">
            <text:p>11</text:p>
          </table:table-cell>
          <table:table-cell table:formula="of:=YEAR([.A553])" office:value-type="float" office:value="2009">
            <text:p>2009</text:p>
          </table:table-cell>
        </table:table-row>
        <table:table-row table:style-name="ro2">
          <table:table-cell office:value-type="string">
            <text:p>2009-12-02 00:00:00</text:p>
          </table:table-cell>
          <table:table-cell office:value-type="float" office:value="1.62964219174309">
            <text:p>1.6296421917</text:p>
          </table:table-cell>
          <table:table-cell table:formula="of:=[.B554]/[.B553]" office:value-type="float" office:value="1.01102763763813">
            <text:p>1.0110276376</text:p>
          </table:table-cell>
          <table:table-cell table:formula="of:=MONTH([.A554])" office:value-type="float" office:value="12">
            <text:p>12</text:p>
          </table:table-cell>
          <table:table-cell table:formula="of:=YEAR([.A554])" office:value-type="float" office:value="2009">
            <text:p>2009</text:p>
          </table:table-cell>
        </table:table-row>
        <table:table-row table:style-name="ro2">
          <table:table-cell office:value-type="string">
            <text:p>2009-12-03 00:00:00</text:p>
          </table:table-cell>
          <table:table-cell office:value-type="float" office:value="1.6159335743517">
            <text:p>1.6159335744</text:p>
          </table:table-cell>
          <table:table-cell table:formula="of:=[.B555]/[.B554]" office:value-type="float" office:value="0.991587958718272">
            <text:p>0.9915879587</text:p>
          </table:table-cell>
          <table:table-cell table:formula="of:=MONTH([.A555])" office:value-type="float" office:value="12">
            <text:p>12</text:p>
          </table:table-cell>
          <table:table-cell table:formula="of:=YEAR([.A555])" office:value-type="float" office:value="2009">
            <text:p>2009</text:p>
          </table:table-cell>
        </table:table-row>
        <table:table-row table:style-name="ro2">
          <table:table-cell office:value-type="string">
            <text:p>2009-12-04 00:00:00</text:p>
          </table:table-cell>
          <table:table-cell office:value-type="float" office:value="1.60897868278815">
            <text:p>1.6089786828</text:p>
          </table:table-cell>
          <table:table-cell table:formula="of:=[.B556]/[.B555]" office:value-type="float" office:value="0.995696053554465">
            <text:p>0.9956960536</text:p>
          </table:table-cell>
          <table:table-cell table:formula="of:=MONTH([.A556])" office:value-type="float" office:value="12">
            <text:p>12</text:p>
          </table:table-cell>
          <table:table-cell table:formula="of:=YEAR([.A556])" office:value-type="float" office:value="2009">
            <text:p>2009</text:p>
          </table:table-cell>
        </table:table-row>
        <table:table-row table:style-name="ro2">
          <table:table-cell office:value-type="string">
            <text:p>2009-12-07 00:00:00</text:p>
          </table:table-cell>
          <table:table-cell office:value-type="float" office:value="1.5916708999374">
            <text:p>1.5916708999</text:p>
          </table:table-cell>
          <table:table-cell table:formula="of:=[.B557]/[.B556]" office:value-type="float" office:value="0.989243000522077">
            <text:p>0.9892430005</text:p>
          </table:table-cell>
          <table:table-cell table:formula="of:=MONTH([.A557])" office:value-type="float" office:value="12">
            <text:p>12</text:p>
          </table:table-cell>
          <table:table-cell table:formula="of:=YEAR([.A557])" office:value-type="float" office:value="2009">
            <text:p>2009</text:p>
          </table:table-cell>
        </table:table-row>
        <table:table-row table:style-name="ro2">
          <table:table-cell office:value-type="string">
            <text:p>2009-12-08 00:00:00</text:p>
          </table:table-cell>
          <table:table-cell office:value-type="float" office:value="1.56594701117674">
            <text:p>1.5659470112</text:p>
          </table:table-cell>
          <table:table-cell table:formula="of:=[.B558]/[.B557]" office:value-type="float" office:value="0.983838437479962">
            <text:p>0.9838384375</text:p>
          </table:table-cell>
          <table:table-cell table:formula="of:=MONTH([.A558])" office:value-type="float" office:value="12">
            <text:p>12</text:p>
          </table:table-cell>
          <table:table-cell table:formula="of:=YEAR([.A558])" office:value-type="float" office:value="2009">
            <text:p>2009</text:p>
          </table:table-cell>
        </table:table-row>
        <table:table-row table:style-name="ro2">
          <table:table-cell office:value-type="string">
            <text:p>2009-12-09 00:00:00</text:p>
          </table:table-cell>
          <table:table-cell office:value-type="float" office:value="1.57030156987197">
            <text:p>1.5703015699</text:p>
          </table:table-cell>
          <table:table-cell table:formula="of:=[.B559]/[.B558]" office:value-type="float" office:value="1.00278078291548">
            <text:p>1.0027807829</text:p>
          </table:table-cell>
          <table:table-cell table:formula="of:=MONTH([.A559])" office:value-type="float" office:value="12">
            <text:p>12</text:p>
          </table:table-cell>
          <table:table-cell table:formula="of:=YEAR([.A559])" office:value-type="float" office:value="2009">
            <text:p>2009</text:p>
          </table:table-cell>
        </table:table-row>
        <table:table-row table:style-name="ro2">
          <table:table-cell office:value-type="string">
            <text:p>2009-12-10 00:00:00</text:p>
          </table:table-cell>
          <table:table-cell office:value-type="float" office:value="1.56478226376054">
            <text:p>1.5647822638</text:p>
          </table:table-cell>
          <table:table-cell table:formula="of:=[.B560]/[.B559]" office:value-type="float" office:value="0.996485193533955">
            <text:p>0.9964851935</text:p>
          </table:table-cell>
          <table:table-cell table:formula="of:=MONTH([.A560])" office:value-type="float" office:value="12">
            <text:p>12</text:p>
          </table:table-cell>
          <table:table-cell table:formula="of:=YEAR([.A560])" office:value-type="float" office:value="2009">
            <text:p>2009</text:p>
          </table:table-cell>
        </table:table-row>
        <table:table-row table:style-name="ro2">
          <table:table-cell office:value-type="string">
            <text:p>2009-12-11 00:00:00</text:p>
          </table:table-cell>
          <table:table-cell office:value-type="float" office:value="1.56415399486622">
            <text:p>1.5641539949</text:p>
          </table:table-cell>
          <table:table-cell table:formula="of:=[.B561]/[.B560]" office:value-type="float" office:value="0.999598494366361">
            <text:p>0.9995984944</text:p>
          </table:table-cell>
          <table:table-cell table:formula="of:=MONTH([.A561])" office:value-type="float" office:value="12">
            <text:p>12</text:p>
          </table:table-cell>
          <table:table-cell table:formula="of:=YEAR([.A561])" office:value-type="float" office:value="2009">
            <text:p>2009</text:p>
          </table:table-cell>
        </table:table-row>
        <table:table-row table:style-name="ro2">
          <table:table-cell office:value-type="string">
            <text:p>2009-12-14 00:00:00</text:p>
          </table:table-cell>
          <table:table-cell office:value-type="float" office:value="1.58306902820321">
            <text:p>1.5830690282</text:p>
          </table:table-cell>
          <table:table-cell table:formula="of:=[.B562]/[.B561]" office:value-type="float" office:value="1.01209282039944">
            <text:p>1.0120928204</text:p>
          </table:table-cell>
          <table:table-cell table:formula="of:=MONTH([.A562])" office:value-type="float" office:value="12">
            <text:p>12</text:p>
          </table:table-cell>
          <table:table-cell table:formula="of:=YEAR([.A562])" office:value-type="float" office:value="2009">
            <text:p>2009</text:p>
          </table:table-cell>
        </table:table-row>
        <table:table-row table:style-name="ro2">
          <table:table-cell office:value-type="string">
            <text:p>2009-12-15 00:00:00</text:p>
          </table:table-cell>
          <table:table-cell office:value-type="float" office:value="1.57292722815129">
            <text:p>1.5729272282</text:p>
          </table:table-cell>
          <table:table-cell table:formula="of:=[.B563]/[.B562]" office:value-type="float" office:value="0.993593583178473">
            <text:p>0.9935935832</text:p>
          </table:table-cell>
          <table:table-cell table:formula="of:=MONTH([.A563])" office:value-type="float" office:value="12">
            <text:p>12</text:p>
          </table:table-cell>
          <table:table-cell table:formula="of:=YEAR([.A563])" office:value-type="float" office:value="2009">
            <text:p>2009</text:p>
          </table:table-cell>
        </table:table-row>
        <table:table-row table:style-name="ro2">
          <table:table-cell office:value-type="string">
            <text:p>2009-12-16 00:00:00</text:p>
          </table:table-cell>
          <table:table-cell office:value-type="float" office:value="1.58477467754276">
            <text:p>1.5847746775</text:p>
          </table:table-cell>
          <table:table-cell table:formula="of:=[.B564]/[.B563]" office:value-type="float" office:value="1.00753210268055">
            <text:p>1.0075321027</text:p>
          </table:table-cell>
          <table:table-cell table:formula="of:=MONTH([.A564])" office:value-type="float" office:value="12">
            <text:p>12</text:p>
          </table:table-cell>
          <table:table-cell table:formula="of:=YEAR([.A564])" office:value-type="float" office:value="2009">
            <text:p>2009</text:p>
          </table:table-cell>
        </table:table-row>
        <table:table-row table:style-name="ro2">
          <table:table-cell office:value-type="string">
            <text:p>2009-12-17 00:00:00</text:p>
          </table:table-cell>
          <table:table-cell office:value-type="float" office:value="1.55436210567722">
            <text:p>1.5543621057</text:p>
          </table:table-cell>
          <table:table-cell table:formula="of:=[.B565]/[.B564]" office:value-type="float" office:value="0.980809529394616">
            <text:p>0.9808095294</text:p>
          </table:table-cell>
          <table:table-cell table:formula="of:=MONTH([.A565])" office:value-type="float" office:value="12">
            <text:p>12</text:p>
          </table:table-cell>
          <table:table-cell table:formula="of:=YEAR([.A565])" office:value-type="float" office:value="2009">
            <text:p>2009</text:p>
          </table:table-cell>
        </table:table-row>
        <table:table-row table:style-name="ro2">
          <table:table-cell office:value-type="string">
            <text:p>2009-12-18 00:00:00</text:p>
          </table:table-cell>
          <table:table-cell office:value-type="float" office:value="1.56416577321088">
            <text:p>1.5641657732</text:p>
          </table:table-cell>
          <table:table-cell table:formula="of:=[.B566]/[.B565]" office:value-type="float" office:value="1.00630719669365">
            <text:p>1.0063071967</text:p>
          </table:table-cell>
          <table:table-cell table:formula="of:=MONTH([.A566])" office:value-type="float" office:value="12">
            <text:p>12</text:p>
          </table:table-cell>
          <table:table-cell table:formula="of:=YEAR([.A566])" office:value-type="float" office:value="2009">
            <text:p>2009</text:p>
          </table:table-cell>
        </table:table-row>
        <table:table-row table:style-name="ro2">
          <table:table-cell office:value-type="string">
            <text:p>2009-12-21 00:00:00</text:p>
          </table:table-cell>
          <table:table-cell office:value-type="float" office:value="1.56318214672796">
            <text:p>1.5631821467</text:p>
          </table:table-cell>
          <table:table-cell table:formula="of:=[.B567]/[.B566]" office:value-type="float" office:value="0.999371149465246">
            <text:p>0.9993711495</text:p>
          </table:table-cell>
          <table:table-cell table:formula="of:=MONTH([.A567])" office:value-type="float" office:value="12">
            <text:p>12</text:p>
          </table:table-cell>
          <table:table-cell table:formula="of:=YEAR([.A567])" office:value-type="float" office:value="2009">
            <text:p>2009</text:p>
          </table:table-cell>
        </table:table-row>
        <table:table-row table:style-name="ro2">
          <table:table-cell office:value-type="string">
            <text:p>2009-12-22 00:00:00</text:p>
          </table:table-cell>
          <table:table-cell office:value-type="float" office:value="1.56301421400539">
            <text:p>1.563014214</text:p>
          </table:table-cell>
          <table:table-cell table:formula="of:=[.B568]/[.B567]" office:value-type="float" office:value="0.99989256995871">
            <text:p>0.99989257</text:p>
          </table:table-cell>
          <table:table-cell table:formula="of:=MONTH([.A568])" office:value-type="float" office:value="12">
            <text:p>12</text:p>
          </table:table-cell>
          <table:table-cell table:formula="of:=YEAR([.A568])" office:value-type="float" office:value="2009">
            <text:p>2009</text:p>
          </table:table-cell>
        </table:table-row>
        <table:table-row table:style-name="ro2">
          <table:table-cell office:value-type="string">
            <text:p>2009-12-23 00:00:00</text:p>
          </table:table-cell>
          <table:table-cell office:value-type="float" office:value="1.57935050757349">
            <text:p>1.5793505076</text:p>
          </table:table-cell>
          <table:table-cell table:formula="of:=[.B569]/[.B568]" office:value-type="float" office:value="1.01045178823182">
            <text:p>1.0104517882</text:p>
          </table:table-cell>
          <table:table-cell table:formula="of:=MONTH([.A569])" office:value-type="float" office:value="12">
            <text:p>12</text:p>
          </table:table-cell>
          <table:table-cell table:formula="of:=YEAR([.A569])" office:value-type="float" office:value="2009">
            <text:p>2009</text:p>
          </table:table-cell>
        </table:table-row>
        <table:table-row table:style-name="ro2">
          <table:table-cell office:value-type="string">
            <text:p>2009-12-24 00:00:00</text:p>
          </table:table-cell>
          <table:table-cell office:value-type="float" office:value="1.59623561066711">
            <text:p>1.5962356107</text:p>
          </table:table-cell>
          <table:table-cell table:formula="of:=[.B570]/[.B569]" office:value-type="float" office:value="1.01069116894106">
            <text:p>1.0106911689</text:p>
          </table:table-cell>
          <table:table-cell table:formula="of:=MONTH([.A570])" office:value-type="float" office:value="12">
            <text:p>12</text:p>
          </table:table-cell>
          <table:table-cell table:formula="of:=YEAR([.A570])" office:value-type="float" office:value="2009">
            <text:p>2009</text:p>
          </table:table-cell>
        </table:table-row>
        <table:table-row table:style-name="ro2">
          <table:table-cell office:value-type="string">
            <text:p>2009-12-28 00:00:00</text:p>
          </table:table-cell>
          <table:table-cell office:value-type="float" office:value="1.60287354751898">
            <text:p>1.6028735475</text:p>
          </table:table-cell>
          <table:table-cell table:formula="of:=[.B571]/[.B570]" office:value-type="float" office:value="1.0041584944024">
            <text:p>1.0041584944</text:p>
          </table:table-cell>
          <table:table-cell table:formula="of:=MONTH([.A571])" office:value-type="float" office:value="12">
            <text:p>12</text:p>
          </table:table-cell>
          <table:table-cell table:formula="of:=YEAR([.A571])" office:value-type="float" office:value="2009">
            <text:p>2009</text:p>
          </table:table-cell>
        </table:table-row>
        <table:table-row table:style-name="ro2">
          <table:table-cell office:value-type="string">
            <text:p>2009-12-29 00:00:00</text:p>
          </table:table-cell>
          <table:table-cell office:value-type="float" office:value="1.59329073060299">
            <text:p>1.5932907306</text:p>
          </table:table-cell>
          <table:table-cell table:formula="of:=[.B572]/[.B571]" office:value-type="float" office:value="0.994021476659327">
            <text:p>0.9940214767</text:p>
          </table:table-cell>
          <table:table-cell table:formula="of:=MONTH([.A572])" office:value-type="float" office:value="12">
            <text:p>12</text:p>
          </table:table-cell>
          <table:table-cell table:formula="of:=YEAR([.A572])" office:value-type="float" office:value="2009">
            <text:p>2009</text:p>
          </table:table-cell>
        </table:table-row>
        <table:table-row table:style-name="ro2">
          <table:table-cell office:value-type="string">
            <text:p>2009-12-30 00:00:00</text:p>
          </table:table-cell>
          <table:table-cell office:value-type="float" office:value="1.59429340625033">
            <text:p>1.5942934063</text:p>
          </table:table-cell>
          <table:table-cell table:formula="of:=[.B573]/[.B572]" office:value-type="float" office:value="1.00062931116593">
            <text:p>1.0006293112</text:p>
          </table:table-cell>
          <table:table-cell table:formula="of:=MONTH([.A573])" office:value-type="float" office:value="12">
            <text:p>12</text:p>
          </table:table-cell>
          <table:table-cell table:formula="of:=YEAR([.A573])" office:value-type="float" office:value="2009">
            <text:p>2009</text:p>
          </table:table-cell>
        </table:table-row>
        <table:table-row table:style-name="ro2">
          <table:table-cell office:value-type="string">
            <text:p>2010-01-05 00:00:00</text:p>
          </table:table-cell>
          <table:table-cell office:value-type="float" office:value="1.59503021126352">
            <text:p>1.5950302113</text:p>
          </table:table-cell>
          <table:table-cell table:formula="of:=[.B574]/[.B573]" office:value-type="float" office:value="1.00046215145236">
            <text:p>1.0004621515</text:p>
          </table:table-cell>
          <table:table-cell table:formula="of:=MONTH([.A574])" office:value-type="float" office:value="1">
            <text:p>1</text:p>
          </table:table-cell>
          <table:table-cell table:formula="of:=YEAR([.A574])" office:value-type="float" office:value="2010">
            <text:p>2010</text:p>
          </table:table-cell>
        </table:table-row>
        <table:table-row table:style-name="ro2">
          <table:table-cell office:value-type="string">
            <text:p>2010-01-06 00:00:00</text:p>
          </table:table-cell>
          <table:table-cell office:value-type="float" office:value="1.60603932483215">
            <text:p>1.6060393248</text:p>
          </table:table-cell>
          <table:table-cell table:formula="of:=[.B575]/[.B574]" office:value-type="float" office:value="1.00690213482534">
            <text:p>1.0069021348</text:p>
          </table:table-cell>
          <table:table-cell table:formula="of:=MONTH([.A575])" office:value-type="float" office:value="1">
            <text:p>1</text:p>
          </table:table-cell>
          <table:table-cell table:formula="of:=YEAR([.A575])" office:value-type="float" office:value="2010">
            <text:p>2010</text:p>
          </table:table-cell>
        </table:table-row>
        <table:table-row table:style-name="ro2">
          <table:table-cell office:value-type="string">
            <text:p>2010-01-07 00:00:00</text:p>
          </table:table-cell>
          <table:table-cell office:value-type="float" office:value="1.60359735406008">
            <text:p>1.6035973541</text:p>
          </table:table-cell>
          <table:table-cell table:formula="of:=[.B576]/[.B575]" office:value-type="float" office:value="0.998479507485081">
            <text:p>0.9984795075</text:p>
          </table:table-cell>
          <table:table-cell table:formula="of:=MONTH([.A576])" office:value-type="float" office:value="1">
            <text:p>1</text:p>
          </table:table-cell>
          <table:table-cell table:formula="of:=YEAR([.A576])" office:value-type="float" office:value="2010">
            <text:p>2010</text:p>
          </table:table-cell>
        </table:table-row>
        <table:table-row table:style-name="ro2">
          <table:table-cell office:value-type="string">
            <text:p>2010-01-08 00:00:00</text:p>
          </table:table-cell>
          <table:table-cell office:value-type="float" office:value="1.60582503958578">
            <text:p>1.6058250396</text:p>
          </table:table-cell>
          <table:table-cell table:formula="of:=[.B577]/[.B576]" office:value-type="float" office:value="1.00138918009566">
            <text:p>1.0013891801</text:p>
          </table:table-cell>
          <table:table-cell table:formula="of:=MONTH([.A577])" office:value-type="float" office:value="1">
            <text:p>1</text:p>
          </table:table-cell>
          <table:table-cell table:formula="of:=YEAR([.A577])" office:value-type="float" office:value="2010">
            <text:p>2010</text:p>
          </table:table-cell>
        </table:table-row>
        <table:table-row table:style-name="ro2">
          <table:table-cell office:value-type="string">
            <text:p>2010-01-11 00:00:00</text:p>
          </table:table-cell>
          <table:table-cell office:value-type="float" office:value="1.61700574808741">
            <text:p>1.6170057481</text:p>
          </table:table-cell>
          <table:table-cell table:formula="of:=[.B578]/[.B577]" office:value-type="float" office:value="1.00696259444585">
            <text:p>1.0069625944</text:p>
          </table:table-cell>
          <table:table-cell table:formula="of:=MONTH([.A578])" office:value-type="float" office:value="1">
            <text:p>1</text:p>
          </table:table-cell>
          <table:table-cell table:formula="of:=YEAR([.A578])" office:value-type="float" office:value="2010">
            <text:p>2010</text:p>
          </table:table-cell>
        </table:table-row>
        <table:table-row table:style-name="ro2">
          <table:table-cell office:value-type="string">
            <text:p>2010-01-12 00:00:00</text:p>
          </table:table-cell>
          <table:table-cell office:value-type="float" office:value="1.5887386979672">
            <text:p>1.588738698</text:p>
          </table:table-cell>
          <table:table-cell table:formula="of:=[.B579]/[.B578]" office:value-type="float" office:value="0.982518893236066">
            <text:p>0.9825188932</text:p>
          </table:table-cell>
          <table:table-cell table:formula="of:=MONTH([.A579])" office:value-type="float" office:value="1">
            <text:p>1</text:p>
          </table:table-cell>
          <table:table-cell table:formula="of:=YEAR([.A579])" office:value-type="float" office:value="2010">
            <text:p>2010</text:p>
          </table:table-cell>
        </table:table-row>
        <table:table-row table:style-name="ro2">
          <table:table-cell office:value-type="string">
            <text:p>2010-01-13 00:00:00</text:p>
          </table:table-cell>
          <table:table-cell office:value-type="float" office:value="1.6061682294518">
            <text:p>1.6061682295</text:p>
          </table:table-cell>
          <table:table-cell table:formula="of:=[.B580]/[.B579]" office:value-type="float" office:value="1.01097067221117">
            <text:p>1.0109706722</text:p>
          </table:table-cell>
          <table:table-cell table:formula="of:=MONTH([.A580])" office:value-type="float" office:value="1">
            <text:p>1</text:p>
          </table:table-cell>
          <table:table-cell table:formula="of:=YEAR([.A580])" office:value-type="float" office:value="2010">
            <text:p>2010</text:p>
          </table:table-cell>
        </table:table-row>
        <table:table-row table:style-name="ro2">
          <table:table-cell office:value-type="string">
            <text:p>2010-01-14 00:00:00</text:p>
          </table:table-cell>
          <table:table-cell office:value-type="float" office:value="1.60696002278519">
            <text:p>1.6069600228</text:p>
          </table:table-cell>
          <table:table-cell table:formula="of:=[.B581]/[.B580]" office:value-type="float" office:value="1.00049297036193">
            <text:p>1.0004929704</text:p>
          </table:table-cell>
          <table:table-cell table:formula="of:=MONTH([.A581])" office:value-type="float" office:value="1">
            <text:p>1</text:p>
          </table:table-cell>
          <table:table-cell table:formula="of:=YEAR([.A581])" office:value-type="float" office:value="2010">
            <text:p>2010</text:p>
          </table:table-cell>
        </table:table-row>
        <table:table-row table:style-name="ro2">
          <table:table-cell office:value-type="string">
            <text:p>2010-01-15 00:00:00</text:p>
          </table:table-cell>
          <table:table-cell office:value-type="float" office:value="1.59134439058006">
            <text:p>1.5913443906</text:p>
          </table:table-cell>
          <table:table-cell table:formula="of:=[.B582]/[.B581]" office:value-type="float" office:value="0.990282501130263">
            <text:p>0.9902825011</text:p>
          </table:table-cell>
          <table:table-cell table:formula="of:=MONTH([.A582])" office:value-type="float" office:value="1">
            <text:p>1</text:p>
          </table:table-cell>
          <table:table-cell table:formula="of:=YEAR([.A582])" office:value-type="float" office:value="2010">
            <text:p>2010</text:p>
          </table:table-cell>
        </table:table-row>
        <table:table-row table:style-name="ro2">
          <table:table-cell office:value-type="string">
            <text:p>2010-01-19 00:00:00</text:p>
          </table:table-cell>
          <table:table-cell office:value-type="float" office:value="1.61464183734754">
            <text:p>1.6146418373</text:p>
          </table:table-cell>
          <table:table-cell table:formula="of:=[.B583]/[.B582]" office:value-type="float" office:value="1.01464010361641">
            <text:p>1.0146401036</text:p>
          </table:table-cell>
          <table:table-cell table:formula="of:=MONTH([.A583])" office:value-type="float" office:value="1">
            <text:p>1</text:p>
          </table:table-cell>
          <table:table-cell table:formula="of:=YEAR([.A583])" office:value-type="float" office:value="2010">
            <text:p>2010</text:p>
          </table:table-cell>
        </table:table-row>
        <table:table-row table:style-name="ro2">
          <table:table-cell office:value-type="string">
            <text:p>2010-01-20 00:00:00</text:p>
          </table:table-cell>
          <table:table-cell office:value-type="float" office:value="1.5823460529267">
            <text:p>1.5823460529</text:p>
          </table:table-cell>
          <table:table-cell table:formula="of:=[.B584]/[.B583]" office:value-type="float" office:value="0.979998174410063">
            <text:p>0.9799981744</text:p>
          </table:table-cell>
          <table:table-cell table:formula="of:=MONTH([.A584])" office:value-type="float" office:value="1">
            <text:p>1</text:p>
          </table:table-cell>
          <table:table-cell table:formula="of:=YEAR([.A584])" office:value-type="float" office:value="2010">
            <text:p>2010</text:p>
          </table:table-cell>
        </table:table-row>
        <table:table-row table:style-name="ro2">
          <table:table-cell office:value-type="string">
            <text:p>2010-01-21 00:00:00</text:p>
          </table:table-cell>
          <table:table-cell office:value-type="float" office:value="1.5446131337065">
            <text:p>1.5446131337</text:p>
          </table:table-cell>
          <table:table-cell table:formula="of:=[.B585]/[.B584]" office:value-type="float" office:value="0.976153813414959">
            <text:p>0.9761538134</text:p>
          </table:table-cell>
          <table:table-cell table:formula="of:=MONTH([.A585])" office:value-type="float" office:value="1">
            <text:p>1</text:p>
          </table:table-cell>
          <table:table-cell table:formula="of:=YEAR([.A585])" office:value-type="float" office:value="2010">
            <text:p>2010</text:p>
          </table:table-cell>
        </table:table-row>
        <table:table-row table:style-name="ro2">
          <table:table-cell office:value-type="string">
            <text:p>2010-01-22 00:00:00</text:p>
          </table:table-cell>
          <table:table-cell office:value-type="float" office:value="1.51877962876844">
            <text:p>1.5187796288</text:p>
          </table:table-cell>
          <table:table-cell table:formula="of:=[.B586]/[.B585]" office:value-type="float" office:value="0.983275096932477">
            <text:p>0.9832750969</text:p>
          </table:table-cell>
          <table:table-cell table:formula="of:=MONTH([.A586])" office:value-type="float" office:value="1">
            <text:p>1</text:p>
          </table:table-cell>
          <table:table-cell table:formula="of:=YEAR([.A586])" office:value-type="float" office:value="2010">
            <text:p>2010</text:p>
          </table:table-cell>
        </table:table-row>
        <table:table-row table:style-name="ro2">
          <table:table-cell office:value-type="string">
            <text:p>2010-01-25 00:00:00</text:p>
          </table:table-cell>
          <table:table-cell office:value-type="float" office:value="1.52911327936763">
            <text:p>1.5291132794</text:p>
          </table:table-cell>
          <table:table-cell table:formula="of:=[.B587]/[.B586]" office:value-type="float" office:value="1.00680391704198">
            <text:p>1.006803917</text:p>
          </table:table-cell>
          <table:table-cell table:formula="of:=MONTH([.A587])" office:value-type="float" office:value="1">
            <text:p>1</text:p>
          </table:table-cell>
          <table:table-cell table:formula="of:=YEAR([.A587])" office:value-type="float" office:value="2010">
            <text:p>2010</text:p>
          </table:table-cell>
        </table:table-row>
        <table:table-row table:style-name="ro2">
          <table:table-cell office:value-type="string">
            <text:p>2010-01-26 00:00:00</text:p>
          </table:table-cell>
          <table:table-cell office:value-type="float" office:value="1.51488698155756">
            <text:p>1.5148869816</text:p>
          </table:table-cell>
          <table:table-cell table:formula="of:=[.B588]/[.B587]" office:value-type="float" office:value="0.990696374165323">
            <text:p>0.9906963742</text:p>
          </table:table-cell>
          <table:table-cell table:formula="of:=MONTH([.A588])" office:value-type="float" office:value="1">
            <text:p>1</text:p>
          </table:table-cell>
          <table:table-cell table:formula="of:=YEAR([.A588])" office:value-type="float" office:value="2010">
            <text:p>2010</text:p>
          </table:table-cell>
        </table:table-row>
        <table:table-row table:style-name="ro2">
          <table:table-cell office:value-type="string">
            <text:p>2010-01-27 00:00:00</text:p>
          </table:table-cell>
          <table:table-cell office:value-type="float" office:value="1.51316413093925">
            <text:p>1.5131641309</text:p>
          </table:table-cell>
          <table:table-cell table:formula="of:=[.B589]/[.B588]" office:value-type="float" office:value="0.99886272003174">
            <text:p>0.99886272</text:p>
          </table:table-cell>
          <table:table-cell table:formula="of:=MONTH([.A589])" office:value-type="float" office:value="1">
            <text:p>1</text:p>
          </table:table-cell>
          <table:table-cell table:formula="of:=YEAR([.A589])" office:value-type="float" office:value="2010">
            <text:p>2010</text:p>
          </table:table-cell>
        </table:table-row>
        <table:table-row table:style-name="ro2">
          <table:table-cell office:value-type="string">
            <text:p>2010-01-28 00:00:00</text:p>
          </table:table-cell>
          <table:table-cell office:value-type="float" office:value="1.50645040087375">
            <text:p>1.5064504009</text:p>
          </table:table-cell>
          <table:table-cell table:formula="of:=[.B590]/[.B589]" office:value-type="float" office:value="0.995563118416417">
            <text:p>0.9955631184</text:p>
          </table:table-cell>
          <table:table-cell table:formula="of:=MONTH([.A590])" office:value-type="float" office:value="1">
            <text:p>1</text:p>
          </table:table-cell>
          <table:table-cell table:formula="of:=YEAR([.A590])" office:value-type="float" office:value="2010">
            <text:p>2010</text:p>
          </table:table-cell>
        </table:table-row>
        <table:table-row table:style-name="ro2">
          <table:table-cell office:value-type="string">
            <text:p>2010-02-02 00:00:00</text:p>
          </table:table-cell>
          <table:table-cell office:value-type="float" office:value="1.51789189009656">
            <text:p>1.5178918901</text:p>
          </table:table-cell>
          <table:table-cell table:formula="of:=[.B591]/[.B590]" office:value-type="float" office:value="1.00759499895661">
            <text:p>1.007594999</text:p>
          </table:table-cell>
          <table:table-cell table:formula="of:=MONTH([.A591])" office:value-type="float" office:value="2">
            <text:p>2</text:p>
          </table:table-cell>
          <table:table-cell table:formula="of:=YEAR([.A591])" office:value-type="float" office:value="2010">
            <text:p>2010</text:p>
          </table:table-cell>
        </table:table-row>
        <table:table-row table:style-name="ro2">
          <table:table-cell office:value-type="string">
            <text:p>2010-02-03 00:00:00</text:p>
          </table:table-cell>
          <table:table-cell office:value-type="float" office:value="1.50493812699554">
            <text:p>1.504938127</text:p>
          </table:table-cell>
          <table:table-cell table:formula="of:=[.B592]/[.B591]" office:value-type="float" office:value="0.991465951438609">
            <text:p>0.9914659514</text:p>
          </table:table-cell>
          <table:table-cell table:formula="of:=MONTH([.A592])" office:value-type="float" office:value="2">
            <text:p>2</text:p>
          </table:table-cell>
          <table:table-cell table:formula="of:=YEAR([.A592])" office:value-type="float" office:value="2010">
            <text:p>2010</text:p>
          </table:table-cell>
        </table:table-row>
        <table:table-row table:style-name="ro2">
          <table:table-cell office:value-type="string">
            <text:p>2010-02-04 00:00:00</text:p>
          </table:table-cell>
          <table:table-cell office:value-type="float" office:value="1.47060601929633">
            <text:p>1.4706060193</text:p>
          </table:table-cell>
          <table:table-cell table:formula="of:=[.B593]/[.B592]" office:value-type="float" office:value="0.97718703042779">
            <text:p>0.9771870304</text:p>
          </table:table-cell>
          <table:table-cell table:formula="of:=MONTH([.A593])" office:value-type="float" office:value="2">
            <text:p>2</text:p>
          </table:table-cell>
          <table:table-cell table:formula="of:=YEAR([.A593])" office:value-type="float" office:value="2010">
            <text:p>2010</text:p>
          </table:table-cell>
        </table:table-row>
        <table:table-row table:style-name="ro2">
          <table:table-cell office:value-type="string">
            <text:p>2010-02-05 00:00:00</text:p>
          </table:table-cell>
          <table:table-cell office:value-type="float" office:value="1.48204330945478">
            <text:p>1.4820433095</text:p>
          </table:table-cell>
          <table:table-cell table:formula="of:=[.B594]/[.B593]" office:value-type="float" office:value="1.00777726325636">
            <text:p>1.0077772633</text:p>
          </table:table-cell>
          <table:table-cell table:formula="of:=MONTH([.A594])" office:value-type="float" office:value="2">
            <text:p>2</text:p>
          </table:table-cell>
          <table:table-cell table:formula="of:=YEAR([.A594])" office:value-type="float" office:value="2010">
            <text:p>2010</text:p>
          </table:table-cell>
        </table:table-row>
        <table:table-row table:style-name="ro2">
          <table:table-cell office:value-type="string">
            <text:p>2010-02-08 00:00:00</text:p>
          </table:table-cell>
          <table:table-cell office:value-type="float" office:value="1.46844360743978">
            <text:p>1.4684436074</text:p>
          </table:table-cell>
          <table:table-cell table:formula="of:=[.B595]/[.B594]" office:value-type="float" office:value="0.990823681110914">
            <text:p>0.9908236811</text:p>
          </table:table-cell>
          <table:table-cell table:formula="of:=MONTH([.A595])" office:value-type="float" office:value="2">
            <text:p>2</text:p>
          </table:table-cell>
          <table:table-cell table:formula="of:=YEAR([.A595])" office:value-type="float" office:value="2010">
            <text:p>2010</text:p>
          </table:table-cell>
        </table:table-row>
        <table:table-row table:style-name="ro2">
          <table:table-cell office:value-type="string">
            <text:p>2010-02-09 00:00:00</text:p>
          </table:table-cell>
          <table:table-cell office:value-type="float" office:value="1.4707415563238">
            <text:p>1.4707415563</text:p>
          </table:table-cell>
          <table:table-cell table:formula="of:=[.B596]/[.B595]" office:value-type="float" office:value="1.00156488738987">
            <text:p>1.0015648874</text:p>
          </table:table-cell>
          <table:table-cell table:formula="of:=MONTH([.A596])" office:value-type="float" office:value="2">
            <text:p>2</text:p>
          </table:table-cell>
          <table:table-cell table:formula="of:=YEAR([.A596])" office:value-type="float" office:value="2010">
            <text:p>2010</text:p>
          </table:table-cell>
        </table:table-row>
        <table:table-row table:style-name="ro2">
          <table:table-cell office:value-type="string">
            <text:p>2010-02-10 00:00:00</text:p>
          </table:table-cell>
          <table:table-cell office:value-type="float" office:value="1.46888310254207">
            <text:p>1.4688831025</text:p>
          </table:table-cell>
          <table:table-cell table:formula="of:=[.B597]/[.B596]" office:value-type="float" office:value="0.998736383170967">
            <text:p>0.9987363832</text:p>
          </table:table-cell>
          <table:table-cell table:formula="of:=MONTH([.A597])" office:value-type="float" office:value="2">
            <text:p>2</text:p>
          </table:table-cell>
          <table:table-cell table:formula="of:=YEAR([.A597])" office:value-type="float" office:value="2010">
            <text:p>2010</text:p>
          </table:table-cell>
        </table:table-row>
        <table:table-row table:style-name="ro2">
          <table:table-cell office:value-type="string">
            <text:p>2010-02-11 00:00:00</text:p>
          </table:table-cell>
          <table:table-cell office:value-type="float" office:value="1.48204343818617">
            <text:p>1.4820434382</text:p>
          </table:table-cell>
          <table:table-cell table:formula="of:=[.B598]/[.B597]" office:value-type="float" office:value="1.00895941659437">
            <text:p>1.0089594166</text:p>
          </table:table-cell>
          <table:table-cell table:formula="of:=MONTH([.A598])" office:value-type="float" office:value="2">
            <text:p>2</text:p>
          </table:table-cell>
          <table:table-cell table:formula="of:=YEAR([.A598])" office:value-type="float" office:value="2010">
            <text:p>2010</text:p>
          </table:table-cell>
        </table:table-row>
        <table:table-row table:style-name="ro2">
          <table:table-cell office:value-type="string">
            <text:p>2010-02-12 00:00:00</text:p>
          </table:table-cell>
          <table:table-cell office:value-type="float" office:value="1.48855980974359">
            <text:p>1.4885598097</text:p>
          </table:table-cell>
          <table:table-cell table:formula="of:=[.B599]/[.B598]" office:value-type="float" office:value="1.0043968829722">
            <text:p>1.004396883</text:p>
          </table:table-cell>
          <table:table-cell table:formula="of:=MONTH([.A599])" office:value-type="float" office:value="2">
            <text:p>2</text:p>
          </table:table-cell>
          <table:table-cell table:formula="of:=YEAR([.A599])" office:value-type="float" office:value="2010">
            <text:p>2010</text:p>
          </table:table-cell>
        </table:table-row>
        <table:table-row table:style-name="ro2">
          <table:table-cell office:value-type="string">
            <text:p>2010-02-16 00:00:00</text:p>
          </table:table-cell>
          <table:table-cell office:value-type="float" office:value="1.51546834153968">
            <text:p>1.5154683415</text:p>
          </table:table-cell>
          <table:table-cell table:formula="of:=[.B600]/[.B599]" office:value-type="float" office:value="1.01807688990389">
            <text:p>1.0180768899</text:p>
          </table:table-cell>
          <table:table-cell table:formula="of:=MONTH([.A600])" office:value-type="float" office:value="2">
            <text:p>2</text:p>
          </table:table-cell>
          <table:table-cell table:formula="of:=YEAR([.A600])" office:value-type="float" office:value="2010">
            <text:p>2010</text:p>
          </table:table-cell>
        </table:table-row>
        <table:table-row table:style-name="ro2">
          <table:table-cell office:value-type="string">
            <text:p>2010-02-17 00:00:00</text:p>
          </table:table-cell>
          <table:table-cell office:value-type="float" office:value="1.51558017055608">
            <text:p>1.5155801706</text:p>
          </table:table-cell>
          <table:table-cell table:formula="of:=[.B601]/[.B600]" office:value-type="float" office:value="1.00007379172058">
            <text:p>1.0000737917</text:p>
          </table:table-cell>
          <table:table-cell table:formula="of:=MONTH([.A601])" office:value-type="float" office:value="2">
            <text:p>2</text:p>
          </table:table-cell>
          <table:table-cell table:formula="of:=YEAR([.A601])" office:value-type="float" office:value="2010">
            <text:p>2010</text:p>
          </table:table-cell>
        </table:table-row>
        <table:table-row table:style-name="ro2">
          <table:table-cell office:value-type="string">
            <text:p>2010-02-18 00:00:00</text:p>
          </table:table-cell>
          <table:table-cell office:value-type="float" office:value="1.52507441736014">
            <text:p>1.5250744174</text:p>
          </table:table-cell>
          <table:table-cell table:formula="of:=[.B602]/[.B601]" office:value-type="float" office:value="1.00626443060454">
            <text:p>1.0062644306</text:p>
          </table:table-cell>
          <table:table-cell table:formula="of:=MONTH([.A602])" office:value-type="float" office:value="2">
            <text:p>2</text:p>
          </table:table-cell>
          <table:table-cell table:formula="of:=YEAR([.A602])" office:value-type="float" office:value="2010">
            <text:p>2010</text:p>
          </table:table-cell>
        </table:table-row>
        <table:table-row table:style-name="ro2">
          <table:table-cell office:value-type="string">
            <text:p>2010-02-19 00:00:00</text:p>
          </table:table-cell>
          <table:table-cell office:value-type="float" office:value="1.52339822856464">
            <text:p>1.5233982286</text:p>
          </table:table-cell>
          <table:table-cell table:formula="of:=[.B603]/[.B602]" office:value-type="float" office:value="0.998900913439753">
            <text:p>0.9989009134</text:p>
          </table:table-cell>
          <table:table-cell table:formula="of:=MONTH([.A603])" office:value-type="float" office:value="2">
            <text:p>2</text:p>
          </table:table-cell>
          <table:table-cell table:formula="of:=YEAR([.A603])" office:value-type="float" office:value="2010">
            <text:p>2010</text:p>
          </table:table-cell>
        </table:table-row>
        <table:table-row table:style-name="ro2">
          <table:table-cell office:value-type="string">
            <text:p>2010-02-22 00:00:00</text:p>
          </table:table-cell>
          <table:table-cell office:value-type="float" office:value="1.52237299129442">
            <text:p>1.5223729913</text:p>
          </table:table-cell>
          <table:table-cell table:formula="of:=[.B604]/[.B603]" office:value-type="float" office:value="0.99932700639203">
            <text:p>0.9993270064</text:p>
          </table:table-cell>
          <table:table-cell table:formula="of:=MONTH([.A604])" office:value-type="float" office:value="2">
            <text:p>2</text:p>
          </table:table-cell>
          <table:table-cell table:formula="of:=YEAR([.A604])" office:value-type="float" office:value="2010">
            <text:p>2010</text:p>
          </table:table-cell>
        </table:table-row>
        <table:table-row table:style-name="ro2">
          <table:table-cell office:value-type="string">
            <text:p>2010-02-23 00:00:00</text:p>
          </table:table-cell>
          <table:table-cell office:value-type="float" office:value="1.51660376030072">
            <text:p>1.5166037603</text:p>
          </table:table-cell>
          <table:table-cell table:formula="of:=[.B605]/[.B604]" office:value-type="float" office:value="0.996210369583084">
            <text:p>0.9962103696</text:p>
          </table:table-cell>
          <table:table-cell table:formula="of:=MONTH([.A605])" office:value-type="float" office:value="2">
            <text:p>2</text:p>
          </table:table-cell>
          <table:table-cell table:formula="of:=YEAR([.A605])" office:value-type="float" office:value="2010">
            <text:p>2010</text:p>
          </table:table-cell>
        </table:table-row>
        <table:table-row table:style-name="ro2">
          <table:table-cell office:value-type="string">
            <text:p>2010-02-24 00:00:00</text:p>
          </table:table-cell>
          <table:table-cell office:value-type="float" office:value="1.51942468783266">
            <text:p>1.5194246878</text:p>
          </table:table-cell>
          <table:table-cell table:formula="of:=[.B606]/[.B605]" office:value-type="float" office:value="1.00186002936678">
            <text:p>1.0018600294</text:p>
          </table:table-cell>
          <table:table-cell table:formula="of:=MONTH([.A606])" office:value-type="float" office:value="2">
            <text:p>2</text:p>
          </table:table-cell>
          <table:table-cell table:formula="of:=YEAR([.A606])" office:value-type="float" office:value="2010">
            <text:p>2010</text:p>
          </table:table-cell>
        </table:table-row>
        <table:table-row table:style-name="ro2">
          <table:table-cell office:value-type="string">
            <text:p>2010-02-25 00:00:00</text:p>
          </table:table-cell>
          <table:table-cell office:value-type="float" office:value="1.52740066825331">
            <text:p>1.5274006683</text:p>
          </table:table-cell>
          <table:table-cell table:formula="of:=[.B607]/[.B606]" office:value-type="float" office:value="1.00524934238895">
            <text:p>1.0052493424</text:p>
          </table:table-cell>
          <table:table-cell table:formula="of:=MONTH([.A607])" office:value-type="float" office:value="2">
            <text:p>2</text:p>
          </table:table-cell>
          <table:table-cell table:formula="of:=YEAR([.A607])" office:value-type="float" office:value="2010">
            <text:p>2010</text:p>
          </table:table-cell>
        </table:table-row>
        <table:table-row table:style-name="ro2">
          <table:table-cell office:value-type="string">
            <text:p>2010-03-02 00:00:00</text:p>
          </table:table-cell>
          <table:table-cell office:value-type="float" office:value="1.53672742042677">
            <text:p>1.5367274204</text:p>
          </table:table-cell>
          <table:table-cell table:formula="of:=[.B608]/[.B607]" office:value-type="float" office:value="1.00610629048901">
            <text:p>1.0061062905</text:p>
          </table:table-cell>
          <table:table-cell table:formula="of:=MONTH([.A608])" office:value-type="float" office:value="3">
            <text:p>3</text:p>
          </table:table-cell>
          <table:table-cell table:formula="of:=YEAR([.A608])" office:value-type="float" office:value="2010">
            <text:p>2010</text:p>
          </table:table-cell>
        </table:table-row>
        <table:table-row table:style-name="ro2">
          <table:table-cell office:value-type="string">
            <text:p>2010-03-03 00:00:00</text:p>
          </table:table-cell>
          <table:table-cell office:value-type="float" office:value="1.53868058195298">
            <text:p>1.538680582</text:p>
          </table:table-cell>
          <table:table-cell table:formula="of:=[.B609]/[.B608]" office:value-type="float" office:value="1.0012709876197">
            <text:p>1.0012709876</text:p>
          </table:table-cell>
          <table:table-cell table:formula="of:=MONTH([.A609])" office:value-type="float" office:value="3">
            <text:p>3</text:p>
          </table:table-cell>
          <table:table-cell table:formula="of:=YEAR([.A609])" office:value-type="float" office:value="2010">
            <text:p>2010</text:p>
          </table:table-cell>
        </table:table-row>
        <table:table-row table:style-name="ro2">
          <table:table-cell office:value-type="string">
            <text:p>2010-03-04 00:00:00</text:p>
          </table:table-cell>
          <table:table-cell office:value-type="float" office:value="1.53997806535542">
            <text:p>1.5399780654</text:p>
          </table:table-cell>
          <table:table-cell table:formula="of:=[.B610]/[.B609]" office:value-type="float" office:value="1.00084324415194">
            <text:p>1.0008432442</text:p>
          </table:table-cell>
          <table:table-cell table:formula="of:=MONTH([.A610])" office:value-type="float" office:value="3">
            <text:p>3</text:p>
          </table:table-cell>
          <table:table-cell table:formula="of:=YEAR([.A610])" office:value-type="float" office:value="2010">
            <text:p>2010</text:p>
          </table:table-cell>
        </table:table-row>
        <table:table-row table:style-name="ro2">
          <table:table-cell office:value-type="string">
            <text:p>2010-03-05 00:00:00</text:p>
          </table:table-cell>
          <table:table-cell office:value-type="float" office:value="1.5615306000803">
            <text:p>1.5615306001</text:p>
          </table:table-cell>
          <table:table-cell table:formula="of:=[.B611]/[.B610]" office:value-type="float" office:value="1.01399535175841">
            <text:p>1.0139953518</text:p>
          </table:table-cell>
          <table:table-cell table:formula="of:=MONTH([.A611])" office:value-type="float" office:value="3">
            <text:p>3</text:p>
          </table:table-cell>
          <table:table-cell table:formula="of:=YEAR([.A611])" office:value-type="float" office:value="2010">
            <text:p>2010</text:p>
          </table:table-cell>
        </table:table-row>
        <table:table-row table:style-name="ro2">
          <table:table-cell office:value-type="string">
            <text:p>2010-03-08 00:00:00</text:p>
          </table:table-cell>
          <table:table-cell office:value-type="float" office:value="1.56270521635673">
            <text:p>1.5627052164</text:p>
          </table:table-cell>
          <table:table-cell table:formula="of:=[.B612]/[.B611]" office:value-type="float" office:value="1.00075222110689">
            <text:p>1.0007522211</text:p>
          </table:table-cell>
          <table:table-cell table:formula="of:=MONTH([.A612])" office:value-type="float" office:value="3">
            <text:p>3</text:p>
          </table:table-cell>
          <table:table-cell table:formula="of:=YEAR([.A612])" office:value-type="float" office:value="2010">
            <text:p>2010</text:p>
          </table:table-cell>
        </table:table-row>
        <table:table-row table:style-name="ro2">
          <table:table-cell office:value-type="string">
            <text:p>2010-03-09 00:00:00</text:p>
          </table:table-cell>
          <table:table-cell office:value-type="float" office:value="1.56411413746521">
            <text:p>1.5641141375</text:p>
          </table:table-cell>
          <table:table-cell table:formula="of:=[.B613]/[.B612]" office:value-type="float" office:value="1.00090159109583">
            <text:p>1.0009015911</text:p>
          </table:table-cell>
          <table:table-cell table:formula="of:=MONTH([.A613])" office:value-type="float" office:value="3">
            <text:p>3</text:p>
          </table:table-cell>
          <table:table-cell table:formula="of:=YEAR([.A613])" office:value-type="float" office:value="2010">
            <text:p>2010</text:p>
          </table:table-cell>
        </table:table-row>
        <table:table-row table:style-name="ro2">
          <table:table-cell office:value-type="string">
            <text:p>2010-03-10 00:00:00</text:p>
          </table:table-cell>
          <table:table-cell office:value-type="float" office:value="1.56560111512717">
            <text:p>1.5656011151</text:p>
          </table:table-cell>
          <table:table-cell table:formula="of:=[.B614]/[.B613]" office:value-type="float" office:value="1.00095068360188">
            <text:p>1.0009506836</text:p>
          </table:table-cell>
          <table:table-cell table:formula="of:=MONTH([.A614])" office:value-type="float" office:value="3">
            <text:p>3</text:p>
          </table:table-cell>
          <table:table-cell table:formula="of:=YEAR([.A614])" office:value-type="float" office:value="2010">
            <text:p>2010</text:p>
          </table:table-cell>
        </table:table-row>
        <table:table-row table:style-name="ro2">
          <table:table-cell office:value-type="string">
            <text:p>2010-03-11 00:00:00</text:p>
          </table:table-cell>
          <table:table-cell office:value-type="float" office:value="1.57128972281395">
            <text:p>1.5712897228</text:p>
          </table:table-cell>
          <table:table-cell table:formula="of:=[.B615]/[.B614]" office:value-type="float" office:value="1.00363349746741">
            <text:p>1.0036334975</text:p>
          </table:table-cell>
          <table:table-cell table:formula="of:=MONTH([.A615])" office:value-type="float" office:value="3">
            <text:p>3</text:p>
          </table:table-cell>
          <table:table-cell table:formula="of:=YEAR([.A615])" office:value-type="float" office:value="2010">
            <text:p>2010</text:p>
          </table:table-cell>
        </table:table-row>
        <table:table-row table:style-name="ro2">
          <table:table-cell office:value-type="string">
            <text:p>2010-03-12 00:00:00</text:p>
          </table:table-cell>
          <table:table-cell office:value-type="float" office:value="1.57320127296097">
            <text:p>1.573201273</text:p>
          </table:table-cell>
          <table:table-cell table:formula="of:=[.B616]/[.B615]" office:value-type="float" office:value="1.00121654849469">
            <text:p>1.0012165485</text:p>
          </table:table-cell>
          <table:table-cell table:formula="of:=MONTH([.A616])" office:value-type="float" office:value="3">
            <text:p>3</text:p>
          </table:table-cell>
          <table:table-cell table:formula="of:=YEAR([.A616])" office:value-type="float" office:value="2010">
            <text:p>2010</text:p>
          </table:table-cell>
        </table:table-row>
        <table:table-row table:style-name="ro2">
          <table:table-cell office:value-type="string">
            <text:p>2010-03-15 00:00:00</text:p>
          </table:table-cell>
          <table:table-cell office:value-type="float" office:value="1.57371391410567">
            <text:p>1.5737139141</text:p>
          </table:table-cell>
          <table:table-cell table:formula="of:=[.B617]/[.B616]" office:value-type="float" office:value="1.00032585858753">
            <text:p>1.0003258586</text:p>
          </table:table-cell>
          <table:table-cell table:formula="of:=MONTH([.A617])" office:value-type="float" office:value="3">
            <text:p>3</text:p>
          </table:table-cell>
          <table:table-cell table:formula="of:=YEAR([.A617])" office:value-type="float" office:value="2010">
            <text:p>2010</text:p>
          </table:table-cell>
        </table:table-row>
        <table:table-row table:style-name="ro2">
          <table:table-cell office:value-type="string">
            <text:p>2010-03-16 00:00:00</text:p>
          </table:table-cell>
          <table:table-cell office:value-type="float" office:value="1.59995871830701">
            <text:p>1.5999587183</text:p>
          </table:table-cell>
          <table:table-cell table:formula="of:=[.B618]/[.B617]" office:value-type="float" office:value="1.01667698554744">
            <text:p>1.0166769855</text:p>
          </table:table-cell>
          <table:table-cell table:formula="of:=MONTH([.A618])" office:value-type="float" office:value="3">
            <text:p>3</text:p>
          </table:table-cell>
          <table:table-cell table:formula="of:=YEAR([.A618])" office:value-type="float" office:value="2010">
            <text:p>2010</text:p>
          </table:table-cell>
        </table:table-row>
        <table:table-row table:style-name="ro2">
          <table:table-cell office:value-type="string">
            <text:p>2010-03-17 00:00:00</text:p>
          </table:table-cell>
          <table:table-cell office:value-type="float" office:value="1.60781212911336">
            <text:p>1.6078121291</text:p>
          </table:table-cell>
          <table:table-cell table:formula="of:=[.B619]/[.B618]" office:value-type="float" office:value="1.00490850839867">
            <text:p>1.0049085084</text:p>
          </table:table-cell>
          <table:table-cell table:formula="of:=MONTH([.A619])" office:value-type="float" office:value="3">
            <text:p>3</text:p>
          </table:table-cell>
          <table:table-cell table:formula="of:=YEAR([.A619])" office:value-type="float" office:value="2010">
            <text:p>2010</text:p>
          </table:table-cell>
        </table:table-row>
        <table:table-row table:style-name="ro2">
          <table:table-cell office:value-type="string">
            <text:p>2010-03-18 00:00:00</text:p>
          </table:table-cell>
          <table:table-cell office:value-type="float" office:value="1.60787532765943">
            <text:p>1.6078753277</text:p>
          </table:table-cell>
          <table:table-cell table:formula="of:=[.B620]/[.B619]" office:value-type="float" office:value="1.00003930717086">
            <text:p>1.0000393072</text:p>
          </table:table-cell>
          <table:table-cell table:formula="of:=MONTH([.A620])" office:value-type="float" office:value="3">
            <text:p>3</text:p>
          </table:table-cell>
          <table:table-cell table:formula="of:=YEAR([.A620])" office:value-type="float" office:value="2010">
            <text:p>2010</text:p>
          </table:table-cell>
        </table:table-row>
        <table:table-row table:style-name="ro2">
          <table:table-cell office:value-type="string">
            <text:p>2010-03-19 00:00:00</text:p>
          </table:table-cell>
          <table:table-cell office:value-type="float" office:value="1.58899350803933">
            <text:p>1.588993508</text:p>
          </table:table-cell>
          <table:table-cell table:formula="of:=[.B621]/[.B620]" office:value-type="float" office:value="0.988256664372369">
            <text:p>0.9882566644</text:p>
          </table:table-cell>
          <table:table-cell table:formula="of:=MONTH([.A621])" office:value-type="float" office:value="3">
            <text:p>3</text:p>
          </table:table-cell>
          <table:table-cell table:formula="of:=YEAR([.A621])" office:value-type="float" office:value="2010">
            <text:p>2010</text:p>
          </table:table-cell>
        </table:table-row>
        <table:table-row table:style-name="ro2">
          <table:table-cell office:value-type="string">
            <text:p>2010-03-22 00:00:00</text:p>
          </table:table-cell>
          <table:table-cell office:value-type="float" office:value="1.59687677003209">
            <text:p>1.59687677</text:p>
          </table:table-cell>
          <table:table-cell table:formula="of:=[.B622]/[.B621]" office:value-type="float" office:value="1.00496116689771">
            <text:p>1.0049611669</text:p>
          </table:table-cell>
          <table:table-cell table:formula="of:=MONTH([.A622])" office:value-type="float" office:value="3">
            <text:p>3</text:p>
          </table:table-cell>
          <table:table-cell table:formula="of:=YEAR([.A622])" office:value-type="float" office:value="2010">
            <text:p>2010</text:p>
          </table:table-cell>
        </table:table-row>
        <table:table-row table:style-name="ro2">
          <table:table-cell office:value-type="string">
            <text:p>2010-03-23 00:00:00</text:p>
          </table:table-cell>
          <table:table-cell office:value-type="float" office:value="1.60196277418715">
            <text:p>1.6019627742</text:p>
          </table:table-cell>
          <table:table-cell table:formula="of:=[.B623]/[.B622]" office:value-type="float" office:value="1.00318496971746">
            <text:p>1.0031849697</text:p>
          </table:table-cell>
          <table:table-cell table:formula="of:=MONTH([.A623])" office:value-type="float" office:value="3">
            <text:p>3</text:p>
          </table:table-cell>
          <table:table-cell table:formula="of:=YEAR([.A623])" office:value-type="float" office:value="2010">
            <text:p>2010</text:p>
          </table:table-cell>
        </table:table-row>
        <table:table-row table:style-name="ro2">
          <table:table-cell office:value-type="string">
            <text:p>2010-03-24 00:00:00</text:p>
          </table:table-cell>
          <table:table-cell office:value-type="float" office:value="1.59257922185427">
            <text:p>1.5925792219</text:p>
          </table:table-cell>
          <table:table-cell table:formula="of:=[.B624]/[.B623]" office:value-type="float" office:value="0.994142465427984">
            <text:p>0.9941424654</text:p>
          </table:table-cell>
          <table:table-cell table:formula="of:=MONTH([.A624])" office:value-type="float" office:value="3">
            <text:p>3</text:p>
          </table:table-cell>
          <table:table-cell table:formula="of:=YEAR([.A624])" office:value-type="float" office:value="2010">
            <text:p>2010</text:p>
          </table:table-cell>
        </table:table-row>
        <table:table-row table:style-name="ro2">
          <table:table-cell office:value-type="string">
            <text:p>2010-03-25 00:00:00</text:p>
          </table:table-cell>
          <table:table-cell office:value-type="float" office:value="1.59489200923284">
            <text:p>1.5948920092</text:p>
          </table:table-cell>
          <table:table-cell table:formula="of:=[.B625]/[.B624]" office:value-type="float" office:value="1.00145222752302">
            <text:p>1.0014522275</text:p>
          </table:table-cell>
          <table:table-cell table:formula="of:=MONTH([.A625])" office:value-type="float" office:value="3">
            <text:p>3</text:p>
          </table:table-cell>
          <table:table-cell table:formula="of:=YEAR([.A625])" office:value-type="float" office:value="2010">
            <text:p>2010</text:p>
          </table:table-cell>
        </table:table-row>
        <table:table-row table:style-name="ro2">
          <table:table-cell office:value-type="string">
            <text:p>2010-03-26 00:00:00</text:p>
          </table:table-cell>
          <table:table-cell office:value-type="float" office:value="1.60008442006063">
            <text:p>1.6000844201</text:p>
          </table:table-cell>
          <table:table-cell table:formula="of:=[.B626]/[.B625]" office:value-type="float" office:value="1.00325565041252">
            <text:p>1.0032556504</text:p>
          </table:table-cell>
          <table:table-cell table:formula="of:=MONTH([.A626])" office:value-type="float" office:value="3">
            <text:p>3</text:p>
          </table:table-cell>
          <table:table-cell table:formula="of:=YEAR([.A626])" office:value-type="float" office:value="2010">
            <text:p>2010</text:p>
          </table:table-cell>
        </table:table-row>
        <table:table-row table:style-name="ro2">
          <table:table-cell office:value-type="string">
            <text:p>2010-03-29 00:00:00</text:p>
          </table:table-cell>
          <table:table-cell office:value-type="float" office:value="1.6059768874332">
            <text:p>1.6059768874</text:p>
          </table:table-cell>
          <table:table-cell table:formula="of:=[.B627]/[.B626]" office:value-type="float" office:value="1.00368259780465">
            <text:p>1.0036825978</text:p>
          </table:table-cell>
          <table:table-cell table:formula="of:=MONTH([.A627])" office:value-type="float" office:value="3">
            <text:p>3</text:p>
          </table:table-cell>
          <table:table-cell table:formula="of:=YEAR([.A627])" office:value-type="float" office:value="2010">
            <text:p>2010</text:p>
          </table:table-cell>
        </table:table-row>
        <table:table-row table:style-name="ro2">
          <table:table-cell office:value-type="string">
            <text:p>2010-03-30 00:00:00</text:p>
          </table:table-cell>
          <table:table-cell office:value-type="float" office:value="1.60177469724143">
            <text:p>1.6017746972</text:p>
          </table:table-cell>
          <table:table-cell table:formula="of:=[.B628]/[.B627]" office:value-type="float" office:value="0.997383405561655">
            <text:p>0.9973834056</text:p>
          </table:table-cell>
          <table:table-cell table:formula="of:=MONTH([.A628])" office:value-type="float" office:value="3">
            <text:p>3</text:p>
          </table:table-cell>
          <table:table-cell table:formula="of:=YEAR([.A628])" office:value-type="float" office:value="2010">
            <text:p>2010</text:p>
          </table:table-cell>
        </table:table-row>
        <table:table-row table:style-name="ro2">
          <table:table-cell office:value-type="string">
            <text:p>2010-04-05 00:00:00</text:p>
          </table:table-cell>
          <table:table-cell office:value-type="float" office:value="1.61717643181605">
            <text:p>1.6171764318</text:p>
          </table:table-cell>
          <table:table-cell table:formula="of:=[.B629]/[.B628]" office:value-type="float" office:value="1.00961541882335">
            <text:p>1.0096154188</text:p>
          </table:table-cell>
          <table:table-cell table:formula="of:=MONTH([.A629])" office:value-type="float" office:value="4">
            <text:p>4</text:p>
          </table:table-cell>
          <table:table-cell table:formula="of:=YEAR([.A629])" office:value-type="float" office:value="2010">
            <text:p>2010</text:p>
          </table:table-cell>
        </table:table-row>
        <table:table-row table:style-name="ro2">
          <table:table-cell office:value-type="string">
            <text:p>2010-04-06 00:00:00</text:p>
          </table:table-cell>
          <table:table-cell office:value-type="float" office:value="1.63269871059531">
            <text:p>1.6326987106</text:p>
          </table:table-cell>
          <table:table-cell table:formula="of:=[.B630]/[.B629]" office:value-type="float" office:value="1.00959838300501">
            <text:p>1.009598383</text:p>
          </table:table-cell>
          <table:table-cell table:formula="of:=MONTH([.A630])" office:value-type="float" office:value="4">
            <text:p>4</text:p>
          </table:table-cell>
          <table:table-cell table:formula="of:=YEAR([.A630])" office:value-type="float" office:value="2010">
            <text:p>2010</text:p>
          </table:table-cell>
        </table:table-row>
        <table:table-row table:style-name="ro2">
          <table:table-cell office:value-type="string">
            <text:p>2010-04-07 00:00:00</text:p>
          </table:table-cell>
          <table:table-cell office:value-type="float" office:value="1.61768402865478">
            <text:p>1.6176840287</text:p>
          </table:table-cell>
          <table:table-cell table:formula="of:=[.B631]/[.B630]" office:value-type="float" office:value="0.990803764440376">
            <text:p>0.9908037644</text:p>
          </table:table-cell>
          <table:table-cell table:formula="of:=MONTH([.A631])" office:value-type="float" office:value="4">
            <text:p>4</text:p>
          </table:table-cell>
          <table:table-cell table:formula="of:=YEAR([.A631])" office:value-type="float" office:value="2010">
            <text:p>2010</text:p>
          </table:table-cell>
        </table:table-row>
        <table:table-row table:style-name="ro2">
          <table:table-cell office:value-type="string">
            <text:p>2010-04-08 00:00:00</text:p>
          </table:table-cell>
          <table:table-cell office:value-type="float" office:value="1.62006260916516">
            <text:p>1.6200626092</text:p>
          </table:table-cell>
          <table:table-cell table:formula="of:=[.B632]/[.B631]" office:value-type="float" office:value="1.00147036162084">
            <text:p>1.0014703616</text:p>
          </table:table-cell>
          <table:table-cell table:formula="of:=MONTH([.A632])" office:value-type="float" office:value="4">
            <text:p>4</text:p>
          </table:table-cell>
          <table:table-cell table:formula="of:=YEAR([.A632])" office:value-type="float" office:value="2010">
            <text:p>2010</text:p>
          </table:table-cell>
        </table:table-row>
        <table:table-row table:style-name="ro2">
          <table:table-cell office:value-type="string">
            <text:p>2010-04-09 00:00:00</text:p>
          </table:table-cell>
          <table:table-cell office:value-type="float" office:value="1.63298818409888">
            <text:p>1.6329881841</text:p>
          </table:table-cell>
          <table:table-cell table:formula="of:=[.B633]/[.B632]" office:value-type="float" office:value="1.0079784416112">
            <text:p>1.0079784416</text:p>
          </table:table-cell>
          <table:table-cell table:formula="of:=MONTH([.A633])" office:value-type="float" office:value="4">
            <text:p>4</text:p>
          </table:table-cell>
          <table:table-cell table:formula="of:=YEAR([.A633])" office:value-type="float" office:value="2010">
            <text:p>2010</text:p>
          </table:table-cell>
        </table:table-row>
        <table:table-row table:style-name="ro2">
          <table:table-cell office:value-type="string">
            <text:p>2010-04-12 00:00:00</text:p>
          </table:table-cell>
          <table:table-cell office:value-type="float" office:value="1.62972872884996">
            <text:p>1.6297287288</text:p>
          </table:table-cell>
          <table:table-cell table:formula="of:=[.B634]/[.B633]" office:value-type="float" office:value="0.998003993365868">
            <text:p>0.9980039934</text:p>
          </table:table-cell>
          <table:table-cell table:formula="of:=MONTH([.A634])" office:value-type="float" office:value="4">
            <text:p>4</text:p>
          </table:table-cell>
          <table:table-cell table:formula="of:=YEAR([.A634])" office:value-type="float" office:value="2010">
            <text:p>2010</text:p>
          </table:table-cell>
        </table:table-row>
        <table:table-row table:style-name="ro2">
          <table:table-cell office:value-type="string">
            <text:p>2010-04-13 00:00:00</text:p>
          </table:table-cell>
          <table:table-cell office:value-type="float" office:value="1.64272322107734">
            <text:p>1.6427232211</text:p>
          </table:table-cell>
          <table:table-cell table:formula="of:=[.B635]/[.B634]" office:value-type="float" office:value="1.00797340808771">
            <text:p>1.0079734081</text:p>
          </table:table-cell>
          <table:table-cell table:formula="of:=MONTH([.A635])" office:value-type="float" office:value="4">
            <text:p>4</text:p>
          </table:table-cell>
          <table:table-cell table:formula="of:=YEAR([.A635])" office:value-type="float" office:value="2010">
            <text:p>2010</text:p>
          </table:table-cell>
        </table:table-row>
        <table:table-row table:style-name="ro2">
          <table:table-cell office:value-type="string">
            <text:p>2010-04-14 00:00:00</text:p>
          </table:table-cell>
          <table:table-cell office:value-type="float" office:value="1.65288425342374">
            <text:p>1.6528842534</text:p>
          </table:table-cell>
          <table:table-cell table:formula="of:=[.B636]/[.B635]" office:value-type="float" office:value="1.00618548043641">
            <text:p>1.0061854804</text:p>
          </table:table-cell>
          <table:table-cell table:formula="of:=MONTH([.A636])" office:value-type="float" office:value="4">
            <text:p>4</text:p>
          </table:table-cell>
          <table:table-cell table:formula="of:=YEAR([.A636])" office:value-type="float" office:value="2010">
            <text:p>2010</text:p>
          </table:table-cell>
        </table:table-row>
        <table:table-row table:style-name="ro2">
          <table:table-cell office:value-type="string">
            <text:p>2010-04-15 00:00:00</text:p>
          </table:table-cell>
          <table:table-cell office:value-type="float" office:value="1.64075521346198">
            <text:p>1.6407552135</text:p>
          </table:table-cell>
          <table:table-cell table:formula="of:=[.B637]/[.B636]" office:value-type="float" office:value="0.992661893936834">
            <text:p>0.9926618939</text:p>
          </table:table-cell>
          <table:table-cell table:formula="of:=MONTH([.A637])" office:value-type="float" office:value="4">
            <text:p>4</text:p>
          </table:table-cell>
          <table:table-cell table:formula="of:=YEAR([.A637])" office:value-type="float" office:value="2010">
            <text:p>2010</text:p>
          </table:table-cell>
        </table:table-row>
        <table:table-row table:style-name="ro2">
          <table:table-cell office:value-type="string">
            <text:p>2010-04-16 00:00:00</text:p>
          </table:table-cell>
          <table:table-cell office:value-type="float" office:value="1.60949442228924">
            <text:p>1.6094944223</text:p>
          </table:table-cell>
          <table:table-cell table:formula="of:=[.B638]/[.B637]" office:value-type="float" office:value="0.980947315653028">
            <text:p>0.9809473157</text:p>
          </table:table-cell>
          <table:table-cell table:formula="of:=MONTH([.A638])" office:value-type="float" office:value="4">
            <text:p>4</text:p>
          </table:table-cell>
          <table:table-cell table:formula="of:=YEAR([.A638])" office:value-type="float" office:value="2010">
            <text:p>2010</text:p>
          </table:table-cell>
        </table:table-row>
        <table:table-row table:style-name="ro2">
          <table:table-cell office:value-type="string">
            <text:p>2010-04-19 00:00:00</text:p>
          </table:table-cell>
          <table:table-cell office:value-type="float" office:value="1.61218716259306">
            <text:p>1.6121871626</text:p>
          </table:table-cell>
          <table:table-cell table:formula="of:=[.B639]/[.B638]" office:value-type="float" office:value="1.00167303487761">
            <text:p>1.0016730349</text:p>
          </table:table-cell>
          <table:table-cell table:formula="of:=MONTH([.A639])" office:value-type="float" office:value="4">
            <text:p>4</text:p>
          </table:table-cell>
          <table:table-cell table:formula="of:=YEAR([.A639])" office:value-type="float" office:value="2010">
            <text:p>2010</text:p>
          </table:table-cell>
        </table:table-row>
        <table:table-row table:style-name="ro2">
          <table:table-cell office:value-type="string">
            <text:p>2010-04-20 00:00:00</text:p>
          </table:table-cell>
          <table:table-cell office:value-type="float" office:value="1.62438856002514">
            <text:p>1.62438856</text:p>
          </table:table-cell>
          <table:table-cell table:formula="of:=[.B640]/[.B639]" office:value-type="float" office:value="1.00756822639157">
            <text:p>1.0075682264</text:p>
          </table:table-cell>
          <table:table-cell table:formula="of:=MONTH([.A640])" office:value-type="float" office:value="4">
            <text:p>4</text:p>
          </table:table-cell>
          <table:table-cell table:formula="of:=YEAR([.A640])" office:value-type="float" office:value="2010">
            <text:p>2010</text:p>
          </table:table-cell>
        </table:table-row>
        <table:table-row table:style-name="ro2">
          <table:table-cell office:value-type="string">
            <text:p>2010-04-21 00:00:00</text:p>
          </table:table-cell>
          <table:table-cell office:value-type="float" office:value="1.63559941822016">
            <text:p>1.6355994182</text:p>
          </table:table-cell>
          <table:table-cell table:formula="of:=[.B641]/[.B640]" office:value-type="float" office:value="1.00690158652364">
            <text:p>1.0069015865</text:p>
          </table:table-cell>
          <table:table-cell table:formula="of:=MONTH([.A641])" office:value-type="float" office:value="4">
            <text:p>4</text:p>
          </table:table-cell>
          <table:table-cell table:formula="of:=YEAR([.A641])" office:value-type="float" office:value="2010">
            <text:p>2010</text:p>
          </table:table-cell>
        </table:table-row>
        <table:table-row table:style-name="ro2">
          <table:table-cell office:value-type="string">
            <text:p>2010-04-22 00:00:00</text:p>
          </table:table-cell>
          <table:table-cell office:value-type="float" office:value="1.64206443544279">
            <text:p>1.6420644354</text:p>
          </table:table-cell>
          <table:table-cell table:formula="of:=[.B642]/[.B641]" office:value-type="float" office:value="1.00395268985218">
            <text:p>1.0039526899</text:p>
          </table:table-cell>
          <table:table-cell table:formula="of:=MONTH([.A642])" office:value-type="float" office:value="4">
            <text:p>4</text:p>
          </table:table-cell>
          <table:table-cell table:formula="of:=YEAR([.A642])" office:value-type="float" office:value="2010">
            <text:p>2010</text:p>
          </table:table-cell>
        </table:table-row>
        <table:table-row table:style-name="ro2">
          <table:table-cell office:value-type="string">
            <text:p>2010-04-23 00:00:00</text:p>
          </table:table-cell>
          <table:table-cell office:value-type="float" office:value="1.65705774638723">
            <text:p>1.6570577464</text:p>
          </table:table-cell>
          <table:table-cell table:formula="of:=[.B643]/[.B642]" office:value-type="float" office:value="1.00913076893989">
            <text:p>1.0091307689</text:p>
          </table:table-cell>
          <table:table-cell table:formula="of:=MONTH([.A643])" office:value-type="float" office:value="4">
            <text:p>4</text:p>
          </table:table-cell>
          <table:table-cell table:formula="of:=YEAR([.A643])" office:value-type="float" office:value="2010">
            <text:p>2010</text:p>
          </table:table-cell>
        </table:table-row>
        <table:table-row table:style-name="ro2">
          <table:table-cell office:value-type="string">
            <text:p>2010-04-26 00:00:00</text:p>
          </table:table-cell>
          <table:table-cell office:value-type="float" office:value="1.66343700804859">
            <text:p>1.663437008</text:p>
          </table:table-cell>
          <table:table-cell table:formula="of:=[.B644]/[.B643]" office:value-type="float" office:value="1.00384975217385">
            <text:p>1.0038497522</text:p>
          </table:table-cell>
          <table:table-cell table:formula="of:=MONTH([.A644])" office:value-type="float" office:value="4">
            <text:p>4</text:p>
          </table:table-cell>
          <table:table-cell table:formula="of:=YEAR([.A644])" office:value-type="float" office:value="2010">
            <text:p>2010</text:p>
          </table:table-cell>
        </table:table-row>
        <table:table-row table:style-name="ro2">
          <table:table-cell office:value-type="string">
            <text:p>2010-04-27 00:00:00</text:p>
          </table:table-cell>
          <table:table-cell office:value-type="float" office:value="1.62207275996358">
            <text:p>1.62207276</text:p>
          </table:table-cell>
          <table:table-cell table:formula="of:=[.B645]/[.B644]" office:value-type="float" office:value="0.975133264509049">
            <text:p>0.9751332645</text:p>
          </table:table-cell>
          <table:table-cell table:formula="of:=MONTH([.A645])" office:value-type="float" office:value="4">
            <text:p>4</text:p>
          </table:table-cell>
          <table:table-cell table:formula="of:=YEAR([.A645])" office:value-type="float" office:value="2010">
            <text:p>2010</text:p>
          </table:table-cell>
        </table:table-row>
        <table:table-row table:style-name="ro2">
          <table:table-cell office:value-type="string">
            <text:p>2010-04-28 00:00:00</text:p>
          </table:table-cell>
          <table:table-cell office:value-type="float" office:value="1.62518074280678">
            <text:p>1.6251807428</text:p>
          </table:table-cell>
          <table:table-cell table:formula="of:=[.B646]/[.B645]" office:value-type="float" office:value="1.0019160563693">
            <text:p>1.0019160564</text:p>
          </table:table-cell>
          <table:table-cell table:formula="of:=MONTH([.A646])" office:value-type="float" office:value="4">
            <text:p>4</text:p>
          </table:table-cell>
          <table:table-cell table:formula="of:=YEAR([.A646])" office:value-type="float" office:value="2010">
            <text:p>2010</text:p>
          </table:table-cell>
        </table:table-row>
        <table:table-row table:style-name="ro2">
          <table:table-cell office:value-type="string">
            <text:p>2010-04-29 00:00:00</text:p>
          </table:table-cell>
          <table:table-cell office:value-type="float" office:value="1.66352124274877">
            <text:p>1.6635212427</text:p>
          </table:table-cell>
          <table:table-cell table:formula="of:=[.B647]/[.B646]" office:value-type="float" office:value="1.02359152981088">
            <text:p>1.0235915298</text:p>
          </table:table-cell>
          <table:table-cell table:formula="of:=MONTH([.A647])" office:value-type="float" office:value="4">
            <text:p>4</text:p>
          </table:table-cell>
          <table:table-cell table:formula="of:=YEAR([.A647])" office:value-type="float" office:value="2010">
            <text:p>2010</text:p>
          </table:table-cell>
        </table:table-row>
        <table:table-row table:style-name="ro2">
          <table:table-cell office:value-type="string">
            <text:p>2010-05-04 00:00:00</text:p>
          </table:table-cell>
          <table:table-cell office:value-type="float" office:value="1.62057429838897">
            <text:p>1.6205742984</text:p>
          </table:table-cell>
          <table:table-cell table:formula="of:=[.B648]/[.B647]" office:value-type="float" office:value="0.974183110346803">
            <text:p>0.9741831103</text:p>
          </table:table-cell>
          <table:table-cell table:formula="of:=MONTH([.A648])" office:value-type="float" office:value="5">
            <text:p>5</text:p>
          </table:table-cell>
          <table:table-cell table:formula="of:=YEAR([.A648])" office:value-type="float" office:value="2010">
            <text:p>2010</text:p>
          </table:table-cell>
        </table:table-row>
        <table:table-row table:style-name="ro2">
          <table:table-cell office:value-type="string">
            <text:p>2010-05-05 00:00:00</text:p>
          </table:table-cell>
          <table:table-cell office:value-type="float" office:value="1.60831813478406">
            <text:p>1.6083181348</text:p>
          </table:table-cell>
          <table:table-cell table:formula="of:=[.B649]/[.B648]" office:value-type="float" office:value="0.992437147980751">
            <text:p>0.992437148</text:p>
          </table:table-cell>
          <table:table-cell table:formula="of:=MONTH([.A649])" office:value-type="float" office:value="5">
            <text:p>5</text:p>
          </table:table-cell>
          <table:table-cell table:formula="of:=YEAR([.A649])" office:value-type="float" office:value="2010">
            <text:p>2010</text:p>
          </table:table-cell>
        </table:table-row>
        <table:table-row table:style-name="ro2">
          <table:table-cell office:value-type="string">
            <text:p>2010-05-06 00:00:00</text:p>
          </table:table-cell>
          <table:table-cell office:value-type="float" office:value="1.56495525185656">
            <text:p>1.5649552519</text:p>
          </table:table-cell>
          <table:table-cell table:formula="of:=[.B650]/[.B649]" office:value-type="float" office:value="0.973038367229928">
            <text:p>0.9730383672</text:p>
          </table:table-cell>
          <table:table-cell table:formula="of:=MONTH([.A650])" office:value-type="float" office:value="5">
            <text:p>5</text:p>
          </table:table-cell>
          <table:table-cell table:formula="of:=YEAR([.A650])" office:value-type="float" office:value="2010">
            <text:p>2010</text:p>
          </table:table-cell>
        </table:table-row>
        <table:table-row table:style-name="ro2">
          <table:table-cell office:value-type="string">
            <text:p>2010-05-07 00:00:00</text:p>
          </table:table-cell>
          <table:table-cell office:value-type="float" office:value="1.54201484514411">
            <text:p>1.5420148451</text:p>
          </table:table-cell>
          <table:table-cell table:formula="of:=[.B651]/[.B650]" office:value-type="float" office:value="0.985341174014252">
            <text:p>0.985341174</text:p>
          </table:table-cell>
          <table:table-cell table:formula="of:=MONTH([.A651])" office:value-type="float" office:value="5">
            <text:p>5</text:p>
          </table:table-cell>
          <table:table-cell table:formula="of:=YEAR([.A651])" office:value-type="float" office:value="2010">
            <text:p>2010</text:p>
          </table:table-cell>
        </table:table-row>
        <table:table-row table:style-name="ro2">
          <table:table-cell office:value-type="string">
            <text:p>2010-05-10 00:00:00</text:p>
          </table:table-cell>
          <table:table-cell office:value-type="float" office:value="1.61319593594391">
            <text:p>1.6131959359</text:p>
          </table:table-cell>
          <table:table-cell table:formula="of:=[.B652]/[.B651]" office:value-type="float" office:value="1.04616109308153">
            <text:p>1.0461610931</text:p>
          </table:table-cell>
          <table:table-cell table:formula="of:=MONTH([.A652])" office:value-type="float" office:value="5">
            <text:p>5</text:p>
          </table:table-cell>
          <table:table-cell table:formula="of:=YEAR([.A652])" office:value-type="float" office:value="2010">
            <text:p>2010</text:p>
          </table:table-cell>
        </table:table-row>
        <table:table-row table:style-name="ro2">
          <table:table-cell office:value-type="string">
            <text:p>2010-05-11 00:00:00</text:p>
          </table:table-cell>
          <table:table-cell office:value-type="float" office:value="1.60371400255353">
            <text:p>1.6037140026</text:p>
          </table:table-cell>
          <table:table-cell table:formula="of:=[.B653]/[.B652]" office:value-type="float" office:value="0.994122267990448">
            <text:p>0.994122268</text:p>
          </table:table-cell>
          <table:table-cell table:formula="of:=MONTH([.A653])" office:value-type="float" office:value="5">
            <text:p>5</text:p>
          </table:table-cell>
          <table:table-cell table:formula="of:=YEAR([.A653])" office:value-type="float" office:value="2010">
            <text:p>2010</text:p>
          </table:table-cell>
        </table:table-row>
        <table:table-row table:style-name="ro2">
          <table:table-cell office:value-type="string">
            <text:p>2010-05-12 00:00:00</text:p>
          </table:table-cell>
          <table:table-cell office:value-type="float" office:value="1.62596792251174">
            <text:p>1.6259679225</text:p>
          </table:table-cell>
          <table:table-cell table:formula="of:=[.B654]/[.B653]" office:value-type="float" office:value="1.01387648915129">
            <text:p>1.0138764892</text:p>
          </table:table-cell>
          <table:table-cell table:formula="of:=MONTH([.A654])" office:value-type="float" office:value="5">
            <text:p>5</text:p>
          </table:table-cell>
          <table:table-cell table:formula="of:=YEAR([.A654])" office:value-type="float" office:value="2010">
            <text:p>2010</text:p>
          </table:table-cell>
        </table:table-row>
        <table:table-row table:style-name="ro2">
          <table:table-cell office:value-type="string">
            <text:p>2010-05-13 00:00:00</text:p>
          </table:table-cell>
          <table:table-cell office:value-type="float" office:value="1.60605813304739">
            <text:p>1.606058133</text:p>
          </table:table-cell>
          <table:table-cell table:formula="of:=[.B655]/[.B654]" office:value-type="float" office:value="0.987755115467713">
            <text:p>0.9877551155</text:p>
          </table:table-cell>
          <table:table-cell table:formula="of:=MONTH([.A655])" office:value-type="float" office:value="5">
            <text:p>5</text:p>
          </table:table-cell>
          <table:table-cell table:formula="of:=YEAR([.A655])" office:value-type="float" office:value="2010">
            <text:p>2010</text:p>
          </table:table-cell>
        </table:table-row>
        <table:table-row table:style-name="ro2">
          <table:table-cell office:value-type="string">
            <text:p>2010-05-14 00:00:00</text:p>
          </table:table-cell>
          <table:table-cell office:value-type="float" office:value="1.57599254377419">
            <text:p>1.5759925438</text:p>
          </table:table-cell>
          <table:table-cell table:formula="of:=[.B656]/[.B655]" office:value-type="float" office:value="0.981279887287673">
            <text:p>0.9812798873</text:p>
          </table:table-cell>
          <table:table-cell table:formula="of:=MONTH([.A656])" office:value-type="float" office:value="5">
            <text:p>5</text:p>
          </table:table-cell>
          <table:table-cell table:formula="of:=YEAR([.A656])" office:value-type="float" office:value="2010">
            <text:p>2010</text:p>
          </table:table-cell>
        </table:table-row>
        <table:table-row table:style-name="ro2">
          <table:table-cell office:value-type="string">
            <text:p>2010-05-17 00:00:00</text:p>
          </table:table-cell>
          <table:table-cell office:value-type="float" office:value="1.57594850402858">
            <text:p>1.575948504</text:p>
          </table:table-cell>
          <table:table-cell table:formula="of:=[.B657]/[.B656]" office:value-type="float" office:value="0.999972055866775">
            <text:p>0.9999720559</text:p>
          </table:table-cell>
          <table:table-cell table:formula="of:=MONTH([.A657])" office:value-type="float" office:value="5">
            <text:p>5</text:p>
          </table:table-cell>
          <table:table-cell table:formula="of:=YEAR([.A657])" office:value-type="float" office:value="2010">
            <text:p>2010</text:p>
          </table:table-cell>
        </table:table-row>
        <table:table-row table:style-name="ro2">
          <table:table-cell office:value-type="string">
            <text:p>2010-05-18 00:00:00</text:p>
          </table:table-cell>
          <table:table-cell office:value-type="float" office:value="1.54620137065498">
            <text:p>1.5462013707</text:p>
          </table:table-cell>
          <table:table-cell table:formula="of:=[.B658]/[.B657]" office:value-type="float" office:value="0.981124298606482">
            <text:p>0.9811242986</text:p>
          </table:table-cell>
          <table:table-cell table:formula="of:=MONTH([.A658])" office:value-type="float" office:value="5">
            <text:p>5</text:p>
          </table:table-cell>
          <table:table-cell table:formula="of:=YEAR([.A658])" office:value-type="float" office:value="2010">
            <text:p>2010</text:p>
          </table:table-cell>
        </table:table-row>
        <table:table-row table:style-name="ro2">
          <table:table-cell office:value-type="string">
            <text:p>2010-05-19 00:00:00</text:p>
          </table:table-cell>
          <table:table-cell office:value-type="float" office:value="1.5411804926147">
            <text:p>1.5411804926</text:p>
          </table:table-cell>
          <table:table-cell table:formula="of:=[.B659]/[.B658]" office:value-type="float" office:value="0.996752765755112">
            <text:p>0.9967527658</text:p>
          </table:table-cell>
          <table:table-cell table:formula="of:=MONTH([.A659])" office:value-type="float" office:value="5">
            <text:p>5</text:p>
          </table:table-cell>
          <table:table-cell table:formula="of:=YEAR([.A659])" office:value-type="float" office:value="2010">
            <text:p>2010</text:p>
          </table:table-cell>
        </table:table-row>
        <table:table-row table:style-name="ro2">
          <table:table-cell office:value-type="string">
            <text:p>2010-05-20 00:00:00</text:p>
          </table:table-cell>
          <table:table-cell office:value-type="float" office:value="1.48748328918717">
            <text:p>1.4874832892</text:p>
          </table:table-cell>
          <table:table-cell table:formula="of:=[.B660]/[.B659]" office:value-type="float" office:value="0.965158394046093">
            <text:p>0.965158394</text:p>
          </table:table-cell>
          <table:table-cell table:formula="of:=MONTH([.A660])" office:value-type="float" office:value="5">
            <text:p>5</text:p>
          </table:table-cell>
          <table:table-cell table:formula="of:=YEAR([.A660])" office:value-type="float" office:value="2010">
            <text:p>2010</text:p>
          </table:table-cell>
        </table:table-row>
        <table:table-row table:style-name="ro2">
          <table:table-cell office:value-type="string">
            <text:p>2010-05-21 00:00:00</text:p>
          </table:table-cell>
          <table:table-cell office:value-type="float" office:value="1.51579216393735">
            <text:p>1.5157921639</text:p>
          </table:table-cell>
          <table:table-cell table:formula="of:=[.B661]/[.B660]" office:value-type="float" office:value="1.01903139010432">
            <text:p>1.0190313901</text:p>
          </table:table-cell>
          <table:table-cell table:formula="of:=MONTH([.A661])" office:value-type="float" office:value="5">
            <text:p>5</text:p>
          </table:table-cell>
          <table:table-cell table:formula="of:=YEAR([.A661])" office:value-type="float" office:value="2010">
            <text:p>2010</text:p>
          </table:table-cell>
        </table:table-row>
        <table:table-row table:style-name="ro2">
          <table:table-cell office:value-type="string">
            <text:p>2010-05-24 00:00:00</text:p>
          </table:table-cell>
          <table:table-cell office:value-type="float" office:value="1.49107457638584">
            <text:p>1.4910745764</text:p>
          </table:table-cell>
          <table:table-cell table:formula="of:=[.B662]/[.B661]" office:value-type="float" office:value="0.983693287154022">
            <text:p>0.9836932872</text:p>
          </table:table-cell>
          <table:table-cell table:formula="of:=MONTH([.A662])" office:value-type="float" office:value="5">
            <text:p>5</text:p>
          </table:table-cell>
          <table:table-cell table:formula="of:=YEAR([.A662])" office:value-type="float" office:value="2010">
            <text:p>2010</text:p>
          </table:table-cell>
        </table:table-row>
        <table:table-row table:style-name="ro2">
          <table:table-cell office:value-type="string">
            <text:p>2010-05-25 00:00:00</text:p>
          </table:table-cell>
          <table:table-cell office:value-type="float" office:value="1.49164074425743">
            <text:p>1.4916407443</text:p>
          </table:table-cell>
          <table:table-cell table:formula="of:=[.B663]/[.B662]" office:value-type="float" office:value="1.00037970459732">
            <text:p>1.0003797046</text:p>
          </table:table-cell>
          <table:table-cell table:formula="of:=MONTH([.A663])" office:value-type="float" office:value="5">
            <text:p>5</text:p>
          </table:table-cell>
          <table:table-cell table:formula="of:=YEAR([.A663])" office:value-type="float" office:value="2010">
            <text:p>2010</text:p>
          </table:table-cell>
        </table:table-row>
        <table:table-row table:style-name="ro2">
          <table:table-cell office:value-type="string">
            <text:p>2010-05-26 00:00:00</text:p>
          </table:table-cell>
          <table:table-cell office:value-type="float" office:value="1.48232239317191">
            <text:p>1.4823223932</text:p>
          </table:table-cell>
          <table:table-cell table:formula="of:=[.B664]/[.B663]" office:value-type="float" office:value="0.993752952162646">
            <text:p>0.9937529522</text:p>
          </table:table-cell>
          <table:table-cell table:formula="of:=MONTH([.A664])" office:value-type="float" office:value="5">
            <text:p>5</text:p>
          </table:table-cell>
          <table:table-cell table:formula="of:=YEAR([.A664])" office:value-type="float" office:value="2010">
            <text:p>2010</text:p>
          </table:table-cell>
        </table:table-row>
        <table:table-row table:style-name="ro2">
          <table:table-cell office:value-type="string">
            <text:p>2010-05-27 00:00:00</text:p>
          </table:table-cell>
          <table:table-cell office:value-type="float" office:value="1.53874355557221">
            <text:p>1.5387435556</text:p>
          </table:table-cell>
          <table:table-cell table:formula="of:=[.B665]/[.B664]" office:value-type="float" office:value="1.0380626796574">
            <text:p>1.0380626797</text:p>
          </table:table-cell>
          <table:table-cell table:formula="of:=MONTH([.A665])" office:value-type="float" office:value="5">
            <text:p>5</text:p>
          </table:table-cell>
          <table:table-cell table:formula="of:=YEAR([.A665])" office:value-type="float" office:value="2010">
            <text:p>2010</text:p>
          </table:table-cell>
        </table:table-row>
        <table:table-row table:style-name="ro2">
          <table:table-cell office:value-type="string">
            <text:p>2010-06-02 00:00:00</text:p>
          </table:table-cell>
          <table:table-cell office:value-type="float" office:value="1.54095995209553">
            <text:p>1.5409599521</text:p>
          </table:table-cell>
          <table:table-cell table:formula="of:=[.B666]/[.B665]" office:value-type="float" office:value="1.00144039369997">
            <text:p>1.0014403937</text:p>
          </table:table-cell>
          <table:table-cell table:formula="of:=MONTH([.A666])" office:value-type="float" office:value="6">
            <text:p>6</text:p>
          </table:table-cell>
          <table:table-cell table:formula="of:=YEAR([.A666])" office:value-type="float" office:value="2010">
            <text:p>2010</text:p>
          </table:table-cell>
        </table:table-row>
        <table:table-row table:style-name="ro2">
          <table:table-cell office:value-type="string">
            <text:p>2010-06-03 00:00:00</text:p>
          </table:table-cell>
          <table:table-cell office:value-type="float" office:value="1.53499104511809">
            <text:p>1.5349910451</text:p>
          </table:table-cell>
          <table:table-cell table:formula="of:=[.B667]/[.B666]" office:value-type="float" office:value="0.996126500906577">
            <text:p>0.9961265009</text:p>
          </table:table-cell>
          <table:table-cell table:formula="of:=MONTH([.A667])" office:value-type="float" office:value="6">
            <text:p>6</text:p>
          </table:table-cell>
          <table:table-cell table:formula="of:=YEAR([.A667])" office:value-type="float" office:value="2010">
            <text:p>2010</text:p>
          </table:table-cell>
        </table:table-row>
        <table:table-row table:style-name="ro2">
          <table:table-cell office:value-type="string">
            <text:p>2010-06-04 00:00:00</text:p>
          </table:table-cell>
          <table:table-cell office:value-type="float" office:value="1.52615674701391">
            <text:p>1.526156747</text:p>
          </table:table-cell>
          <table:table-cell table:formula="of:=[.B668]/[.B667]" office:value-type="float" office:value="0.994244723360263">
            <text:p>0.9942447234</text:p>
          </table:table-cell>
          <table:table-cell table:formula="of:=MONTH([.A668])" office:value-type="float" office:value="6">
            <text:p>6</text:p>
          </table:table-cell>
          <table:table-cell table:formula="of:=YEAR([.A668])" office:value-type="float" office:value="2010">
            <text:p>2010</text:p>
          </table:table-cell>
        </table:table-row>
        <table:table-row table:style-name="ro2">
          <table:table-cell office:value-type="string">
            <text:p>2010-06-07 00:00:00</text:p>
          </table:table-cell>
          <table:table-cell office:value-type="float" office:value="1.52961488182543">
            <text:p>1.5296148818</text:p>
          </table:table-cell>
          <table:table-cell table:formula="of:=[.B669]/[.B668]" office:value-type="float" office:value="1.0022659106401">
            <text:p>1.0022659106</text:p>
          </table:table-cell>
          <table:table-cell table:formula="of:=MONTH([.A669])" office:value-type="float" office:value="6">
            <text:p>6</text:p>
          </table:table-cell>
          <table:table-cell table:formula="of:=YEAR([.A669])" office:value-type="float" office:value="2010">
            <text:p>2010</text:p>
          </table:table-cell>
        </table:table-row>
        <table:table-row table:style-name="ro2">
          <table:table-cell office:value-type="string">
            <text:p>2010-06-08 00:00:00</text:p>
          </table:table-cell>
          <table:table-cell office:value-type="float" office:value="1.53412181604586">
            <text:p>1.534121816</text:p>
          </table:table-cell>
          <table:table-cell table:formula="of:=[.B670]/[.B669]" office:value-type="float" office:value="1.00294645029542">
            <text:p>1.0029464503</text:p>
          </table:table-cell>
          <table:table-cell table:formula="of:=MONTH([.A670])" office:value-type="float" office:value="6">
            <text:p>6</text:p>
          </table:table-cell>
          <table:table-cell table:formula="of:=YEAR([.A670])" office:value-type="float" office:value="2010">
            <text:p>2010</text:p>
          </table:table-cell>
        </table:table-row>
        <table:table-row table:style-name="ro2">
          <table:table-cell office:value-type="string">
            <text:p>2010-06-09 00:00:00</text:p>
          </table:table-cell>
          <table:table-cell office:value-type="float" office:value="1.53657209121392">
            <text:p>1.5365720912</text:p>
          </table:table-cell>
          <table:table-cell table:formula="of:=[.B671]/[.B670]" office:value-type="float" office:value="1.00159718422777">
            <text:p>1.0015971842</text:p>
          </table:table-cell>
          <table:table-cell table:formula="of:=MONTH([.A671])" office:value-type="float" office:value="6">
            <text:p>6</text:p>
          </table:table-cell>
          <table:table-cell table:formula="of:=YEAR([.A671])" office:value-type="float" office:value="2010">
            <text:p>2010</text:p>
          </table:table-cell>
        </table:table-row>
        <table:table-row table:style-name="ro2">
          <table:table-cell office:value-type="string">
            <text:p>2010-06-10 00:00:00</text:p>
          </table:table-cell>
          <table:table-cell office:value-type="float" office:value="1.54415368647927">
            <text:p>1.5441536865</text:p>
          </table:table-cell>
          <table:table-cell table:formula="of:=[.B672]/[.B671]" office:value-type="float" office:value="1.00493409668749">
            <text:p>1.0049340967</text:p>
          </table:table-cell>
          <table:table-cell table:formula="of:=MONTH([.A672])" office:value-type="float" office:value="6">
            <text:p>6</text:p>
          </table:table-cell>
          <table:table-cell table:formula="of:=YEAR([.A672])" office:value-type="float" office:value="2010">
            <text:p>2010</text:p>
          </table:table-cell>
        </table:table-row>
        <table:table-row table:style-name="ro2">
          <table:table-cell office:value-type="string">
            <text:p>2010-06-11 00:00:00</text:p>
          </table:table-cell>
          <table:table-cell office:value-type="float" office:value="1.56020885257252">
            <text:p>1.5602088526</text:p>
          </table:table-cell>
          <table:table-cell table:formula="of:=[.B673]/[.B672]" office:value-type="float" office:value="1.01039738870154">
            <text:p>1.0103973887</text:p>
          </table:table-cell>
          <table:table-cell table:formula="of:=MONTH([.A673])" office:value-type="float" office:value="6">
            <text:p>6</text:p>
          </table:table-cell>
          <table:table-cell table:formula="of:=YEAR([.A673])" office:value-type="float" office:value="2010">
            <text:p>2010</text:p>
          </table:table-cell>
        </table:table-row>
        <table:table-row table:style-name="ro2">
          <table:table-cell office:value-type="string">
            <text:p>2010-06-14 00:00:00</text:p>
          </table:table-cell>
          <table:table-cell office:value-type="float" office:value="1.56369970953522">
            <text:p>1.5636997095</text:p>
          </table:table-cell>
          <table:table-cell table:formula="of:=[.B674]/[.B673]" office:value-type="float" office:value="1.00223742927554">
            <text:p>1.0022374293</text:p>
          </table:table-cell>
          <table:table-cell table:formula="of:=MONTH([.A674])" office:value-type="float" office:value="6">
            <text:p>6</text:p>
          </table:table-cell>
          <table:table-cell table:formula="of:=YEAR([.A674])" office:value-type="float" office:value="2010">
            <text:p>2010</text:p>
          </table:table-cell>
        </table:table-row>
        <table:table-row table:style-name="ro2">
          <table:table-cell office:value-type="string">
            <text:p>2010-06-15 00:00:00</text:p>
          </table:table-cell>
          <table:table-cell office:value-type="float" office:value="1.5718950023807">
            <text:p>1.5718950024</text:p>
          </table:table-cell>
          <table:table-cell table:formula="of:=[.B675]/[.B674]" office:value-type="float" office:value="1.00524096333555">
            <text:p>1.0052409633</text:p>
          </table:table-cell>
          <table:table-cell table:formula="of:=MONTH([.A675])" office:value-type="float" office:value="6">
            <text:p>6</text:p>
          </table:table-cell>
          <table:table-cell table:formula="of:=YEAR([.A675])" office:value-type="float" office:value="2010">
            <text:p>2010</text:p>
          </table:table-cell>
        </table:table-row>
        <table:table-row table:style-name="ro2">
          <table:table-cell office:value-type="string">
            <text:p>2010-06-16 00:00:00</text:p>
          </table:table-cell>
          <table:table-cell office:value-type="float" office:value="1.57125725390082">
            <text:p>1.5712572539</text:p>
          </table:table-cell>
          <table:table-cell table:formula="of:=[.B676]/[.B675]" office:value-type="float" office:value="0.999594280483803">
            <text:p>0.9995942805</text:p>
          </table:table-cell>
          <table:table-cell table:formula="of:=MONTH([.A676])" office:value-type="float" office:value="6">
            <text:p>6</text:p>
          </table:table-cell>
          <table:table-cell table:formula="of:=YEAR([.A676])" office:value-type="float" office:value="2010">
            <text:p>2010</text:p>
          </table:table-cell>
        </table:table-row>
        <table:table-row table:style-name="ro2">
          <table:table-cell office:value-type="string">
            <text:p>2010-06-17 00:00:00</text:p>
          </table:table-cell>
          <table:table-cell office:value-type="float" office:value="1.57906175732072">
            <text:p>1.5790617573</text:p>
          </table:table-cell>
          <table:table-cell table:formula="of:=[.B677]/[.B676]" office:value-type="float" office:value="1.00496704368462">
            <text:p>1.0049670437</text:p>
          </table:table-cell>
          <table:table-cell table:formula="of:=MONTH([.A677])" office:value-type="float" office:value="6">
            <text:p>6</text:p>
          </table:table-cell>
          <table:table-cell table:formula="of:=YEAR([.A677])" office:value-type="float" office:value="2010">
            <text:p>2010</text:p>
          </table:table-cell>
        </table:table-row>
        <table:table-row table:style-name="ro2">
          <table:table-cell office:value-type="string">
            <text:p>2010-06-18 00:00:00</text:p>
          </table:table-cell>
          <table:table-cell office:value-type="float" office:value="1.5754416774894">
            <text:p>1.5754416775</text:p>
          </table:table-cell>
          <table:table-cell table:formula="of:=[.B678]/[.B677]" office:value-type="float" office:value="0.997707448860353">
            <text:p>0.9977074489</text:p>
          </table:table-cell>
          <table:table-cell table:formula="of:=MONTH([.A678])" office:value-type="float" office:value="6">
            <text:p>6</text:p>
          </table:table-cell>
          <table:table-cell table:formula="of:=YEAR([.A678])" office:value-type="float" office:value="2010">
            <text:p>2010</text:p>
          </table:table-cell>
        </table:table-row>
        <table:table-row table:style-name="ro2">
          <table:table-cell office:value-type="string">
            <text:p>2010-06-21 00:00:00</text:p>
          </table:table-cell>
          <table:table-cell office:value-type="float" office:value="1.5693241267807">
            <text:p>1.5693241268</text:p>
          </table:table-cell>
          <table:table-cell table:formula="of:=[.B679]/[.B678]" office:value-type="float" office:value="0.996116929749854">
            <text:p>0.9961169297</text:p>
          </table:table-cell>
          <table:table-cell table:formula="of:=MONTH([.A679])" office:value-type="float" office:value="6">
            <text:p>6</text:p>
          </table:table-cell>
          <table:table-cell table:formula="of:=YEAR([.A679])" office:value-type="float" office:value="2010">
            <text:p>2010</text:p>
          </table:table-cell>
        </table:table-row>
        <table:table-row table:style-name="ro2">
          <table:table-cell office:value-type="string">
            <text:p>2010-06-22 00:00:00</text:p>
          </table:table-cell>
          <table:table-cell office:value-type="float" office:value="1.56262182436703">
            <text:p>1.5626218244</text:p>
          </table:table-cell>
          <table:table-cell table:formula="of:=[.B680]/[.B679]" office:value-type="float" office:value="0.995729179014525">
            <text:p>0.995729179</text:p>
          </table:table-cell>
          <table:table-cell table:formula="of:=MONTH([.A680])" office:value-type="float" office:value="6">
            <text:p>6</text:p>
          </table:table-cell>
          <table:table-cell table:formula="of:=YEAR([.A680])" office:value-type="float" office:value="2010">
            <text:p>2010</text:p>
          </table:table-cell>
        </table:table-row>
        <table:table-row table:style-name="ro2">
          <table:table-cell office:value-type="string">
            <text:p>2010-06-23 00:00:00</text:p>
          </table:table-cell>
          <table:table-cell office:value-type="float" office:value="1.5694828896663">
            <text:p>1.5694828897</text:p>
          </table:table-cell>
          <table:table-cell table:formula="of:=[.B681]/[.B680]" office:value-type="float" office:value="1.00439073945614">
            <text:p>1.0043907395</text:p>
          </table:table-cell>
          <table:table-cell table:formula="of:=MONTH([.A681])" office:value-type="float" office:value="6">
            <text:p>6</text:p>
          </table:table-cell>
          <table:table-cell table:formula="of:=YEAR([.A681])" office:value-type="float" office:value="2010">
            <text:p>2010</text:p>
          </table:table-cell>
        </table:table-row>
        <table:table-row table:style-name="ro2">
          <table:table-cell office:value-type="string">
            <text:p>2010-06-24 00:00:00</text:p>
          </table:table-cell>
          <table:table-cell office:value-type="float" office:value="1.55486562574991">
            <text:p>1.5548656257</text:p>
          </table:table-cell>
          <table:table-cell table:formula="of:=[.B682]/[.B681]" office:value-type="float" office:value="0.990686573257577">
            <text:p>0.9906865733</text:p>
          </table:table-cell>
          <table:table-cell table:formula="of:=MONTH([.A682])" office:value-type="float" office:value="6">
            <text:p>6</text:p>
          </table:table-cell>
          <table:table-cell table:formula="of:=YEAR([.A682])" office:value-type="float" office:value="2010">
            <text:p>2010</text:p>
          </table:table-cell>
        </table:table-row>
        <table:table-row table:style-name="ro2">
          <table:table-cell office:value-type="string">
            <text:p>2010-06-25 00:00:00</text:p>
          </table:table-cell>
          <table:table-cell office:value-type="float" office:value="1.5706859195532">
            <text:p>1.5706859196</text:p>
          </table:table-cell>
          <table:table-cell table:formula="of:=[.B683]/[.B682]" office:value-type="float" office:value="1.01017470162135">
            <text:p>1.0101747016</text:p>
          </table:table-cell>
          <table:table-cell table:formula="of:=MONTH([.A683])" office:value-type="float" office:value="6">
            <text:p>6</text:p>
          </table:table-cell>
          <table:table-cell table:formula="of:=YEAR([.A683])" office:value-type="float" office:value="2010">
            <text:p>2010</text:p>
          </table:table-cell>
        </table:table-row>
        <table:table-row table:style-name="ro2">
          <table:table-cell office:value-type="string">
            <text:p>2010-06-28 00:00:00</text:p>
          </table:table-cell>
          <table:table-cell office:value-type="float" office:value="1.57311395842712">
            <text:p>1.5731139584</text:p>
          </table:table-cell>
          <table:table-cell table:formula="of:=[.B684]/[.B683]" office:value-type="float" office:value="1.00154584620878">
            <text:p>1.0015458462</text:p>
          </table:table-cell>
          <table:table-cell table:formula="of:=MONTH([.A684])" office:value-type="float" office:value="6">
            <text:p>6</text:p>
          </table:table-cell>
          <table:table-cell table:formula="of:=YEAR([.A684])" office:value-type="float" office:value="2010">
            <text:p>2010</text:p>
          </table:table-cell>
        </table:table-row>
        <table:table-row table:style-name="ro2">
          <table:table-cell office:value-type="string">
            <text:p>2010-06-29 00:00:00</text:p>
          </table:table-cell>
          <table:table-cell office:value-type="float" office:value="1.56421490185233">
            <text:p>1.5642149019</text:p>
          </table:table-cell>
          <table:table-cell table:formula="of:=[.B685]/[.B684]" office:value-type="float" office:value="0.994343031204367">
            <text:p>0.9943430312</text:p>
          </table:table-cell>
          <table:table-cell table:formula="of:=MONTH([.A685])" office:value-type="float" office:value="6">
            <text:p>6</text:p>
          </table:table-cell>
          <table:table-cell table:formula="of:=YEAR([.A685])" office:value-type="float" office:value="2010">
            <text:p>2010</text:p>
          </table:table-cell>
        </table:table-row>
        <table:table-row table:style-name="ro2">
          <table:table-cell office:value-type="string">
            <text:p>2010-07-02 00:00:00</text:p>
          </table:table-cell>
          <table:table-cell office:value-type="float" office:value="1.5653596971884">
            <text:p>1.5653596972</text:p>
          </table:table-cell>
          <table:table-cell table:formula="of:=[.B686]/[.B685]" office:value-type="float" office:value="1.0007318657652">
            <text:p>1.0007318658</text:p>
          </table:table-cell>
          <table:table-cell table:formula="of:=MONTH([.A686])" office:value-type="float" office:value="7">
            <text:p>7</text:p>
          </table:table-cell>
          <table:table-cell table:formula="of:=YEAR([.A686])" office:value-type="float" office:value="2010">
            <text:p>2010</text:p>
          </table:table-cell>
        </table:table-row>
        <table:table-row table:style-name="ro2">
          <table:table-cell office:value-type="string">
            <text:p>2010-07-06 00:00:00</text:p>
          </table:table-cell>
          <table:table-cell office:value-type="float" office:value="1.56245441530205">
            <text:p>1.5624544153</text:p>
          </table:table-cell>
          <table:table-cell table:formula="of:=[.B687]/[.B686]" office:value-type="float" office:value="0.998144016425379">
            <text:p>0.9981440164</text:p>
          </table:table-cell>
          <table:table-cell table:formula="of:=MONTH([.A687])" office:value-type="float" office:value="7">
            <text:p>7</text:p>
          </table:table-cell>
          <table:table-cell table:formula="of:=YEAR([.A687])" office:value-type="float" office:value="2010">
            <text:p>2010</text:p>
          </table:table-cell>
        </table:table-row>
        <table:table-row table:style-name="ro2">
          <table:table-cell office:value-type="string">
            <text:p>2010-07-07 00:00:00</text:p>
          </table:table-cell>
          <table:table-cell office:value-type="float" office:value="1.56007158329208">
            <text:p>1.5600715833</text:p>
          </table:table-cell>
          <table:table-cell table:formula="of:=[.B688]/[.B687]" office:value-type="float" office:value="0.998474943021296">
            <text:p>0.998474943</text:p>
          </table:table-cell>
          <table:table-cell table:formula="of:=MONTH([.A688])" office:value-type="float" office:value="7">
            <text:p>7</text:p>
          </table:table-cell>
          <table:table-cell table:formula="of:=YEAR([.A688])" office:value-type="float" office:value="2010">
            <text:p>2010</text:p>
          </table:table-cell>
        </table:table-row>
        <table:table-row table:style-name="ro2">
          <table:table-cell office:value-type="string">
            <text:p>2010-07-08 00:00:00</text:p>
          </table:table-cell>
          <table:table-cell office:value-type="float" office:value="1.55370218394697">
            <text:p>1.5537021839</text:p>
          </table:table-cell>
          <table:table-cell table:formula="of:=[.B689]/[.B688]" office:value-type="float" office:value="0.995917239046381">
            <text:p>0.995917239</text:p>
          </table:table-cell>
          <table:table-cell table:formula="of:=MONTH([.A689])" office:value-type="float" office:value="7">
            <text:p>7</text:p>
          </table:table-cell>
          <table:table-cell table:formula="of:=YEAR([.A689])" office:value-type="float" office:value="2010">
            <text:p>2010</text:p>
          </table:table-cell>
        </table:table-row>
        <table:table-row table:style-name="ro2">
          <table:table-cell office:value-type="string">
            <text:p>2010-07-09 00:00:00</text:p>
          </table:table-cell>
          <table:table-cell office:value-type="float" office:value="1.55384888490817">
            <text:p>1.5538488849</text:p>
          </table:table-cell>
          <table:table-cell table:formula="of:=[.B690]/[.B689]" office:value-type="float" office:value="1.00009442025809">
            <text:p>1.0000944203</text:p>
          </table:table-cell>
          <table:table-cell table:formula="of:=MONTH([.A690])" office:value-type="float" office:value="7">
            <text:p>7</text:p>
          </table:table-cell>
          <table:table-cell table:formula="of:=YEAR([.A690])" office:value-type="float" office:value="2010">
            <text:p>2010</text:p>
          </table:table-cell>
        </table:table-row>
        <table:table-row table:style-name="ro2">
          <table:table-cell office:value-type="string">
            <text:p>2010-07-12 00:00:00</text:p>
          </table:table-cell>
          <table:table-cell office:value-type="float" office:value="1.55055131525722">
            <text:p>1.5505513153</text:p>
          </table:table-cell>
          <table:table-cell table:formula="of:=[.B691]/[.B690]" office:value-type="float" office:value="0.997877805439784">
            <text:p>0.9978778054</text:p>
          </table:table-cell>
          <table:table-cell table:formula="of:=MONTH([.A691])" office:value-type="float" office:value="7">
            <text:p>7</text:p>
          </table:table-cell>
          <table:table-cell table:formula="of:=YEAR([.A691])" office:value-type="float" office:value="2010">
            <text:p>2010</text:p>
          </table:table-cell>
        </table:table-row>
        <table:table-row table:style-name="ro2">
          <table:table-cell office:value-type="string">
            <text:p>2010-07-13 00:00:00</text:p>
          </table:table-cell>
          <table:table-cell office:value-type="float" office:value="1.54759906773186">
            <text:p>1.5475990677</text:p>
          </table:table-cell>
          <table:table-cell table:formula="of:=[.B692]/[.B691]" office:value-type="float" office:value="0.998096001405231">
            <text:p>0.9980960014</text:p>
          </table:table-cell>
          <table:table-cell table:formula="of:=MONTH([.A692])" office:value-type="float" office:value="7">
            <text:p>7</text:p>
          </table:table-cell>
          <table:table-cell table:formula="of:=YEAR([.A692])" office:value-type="float" office:value="2010">
            <text:p>2010</text:p>
          </table:table-cell>
        </table:table-row>
        <table:table-row table:style-name="ro2">
          <table:table-cell office:value-type="string">
            <text:p>2010-07-14 00:00:00</text:p>
          </table:table-cell>
          <table:table-cell office:value-type="float" office:value="1.55529771465571">
            <text:p>1.5552977147</text:p>
          </table:table-cell>
          <table:table-cell table:formula="of:=[.B693]/[.B692]" office:value-type="float" office:value="1.00497457454219">
            <text:p>1.0049745745</text:p>
          </table:table-cell>
          <table:table-cell table:formula="of:=MONTH([.A693])" office:value-type="float" office:value="7">
            <text:p>7</text:p>
          </table:table-cell>
          <table:table-cell table:formula="of:=YEAR([.A693])" office:value-type="float" office:value="2010">
            <text:p>2010</text:p>
          </table:table-cell>
        </table:table-row>
        <table:table-row table:style-name="ro2">
          <table:table-cell office:value-type="string">
            <text:p>2010-07-15 00:00:00</text:p>
          </table:table-cell>
          <table:table-cell office:value-type="float" office:value="1.56261163008653">
            <text:p>1.5626116301</text:p>
          </table:table-cell>
          <table:table-cell table:formula="of:=[.B694]/[.B693]" office:value-type="float" office:value="1.00470258225283">
            <text:p>1.0047025823</text:p>
          </table:table-cell>
          <table:table-cell table:formula="of:=MONTH([.A694])" office:value-type="float" office:value="7">
            <text:p>7</text:p>
          </table:table-cell>
          <table:table-cell table:formula="of:=YEAR([.A694])" office:value-type="float" office:value="2010">
            <text:p>2010</text:p>
          </table:table-cell>
        </table:table-row>
        <table:table-row table:style-name="ro2">
          <table:table-cell office:value-type="string">
            <text:p>2010-07-16 00:00:00</text:p>
          </table:table-cell>
          <table:table-cell office:value-type="float" office:value="1.56142715535221">
            <text:p>1.5614271554</text:p>
          </table:table-cell>
          <table:table-cell table:formula="of:=[.B695]/[.B694]" office:value-type="float" office:value="0.999241990324718">
            <text:p>0.9992419903</text:p>
          </table:table-cell>
          <table:table-cell table:formula="of:=MONTH([.A695])" office:value-type="float" office:value="7">
            <text:p>7</text:p>
          </table:table-cell>
          <table:table-cell table:formula="of:=YEAR([.A695])" office:value-type="float" office:value="2010">
            <text:p>2010</text:p>
          </table:table-cell>
        </table:table-row>
        <table:table-row table:style-name="ro2">
          <table:table-cell office:value-type="string">
            <text:p>2010-07-19 00:00:00</text:p>
          </table:table-cell>
          <table:table-cell office:value-type="float" office:value="1.55244117238422">
            <text:p>1.5524411724</text:p>
          </table:table-cell>
          <table:table-cell table:formula="of:=[.B696]/[.B695]" office:value-type="float" office:value="0.994245019412406">
            <text:p>0.9942450194</text:p>
          </table:table-cell>
          <table:table-cell table:formula="of:=MONTH([.A696])" office:value-type="float" office:value="7">
            <text:p>7</text:p>
          </table:table-cell>
          <table:table-cell table:formula="of:=YEAR([.A696])" office:value-type="float" office:value="2010">
            <text:p>2010</text:p>
          </table:table-cell>
        </table:table-row>
        <table:table-row table:style-name="ro2">
          <table:table-cell office:value-type="string">
            <text:p>2010-07-20 00:00:00</text:p>
          </table:table-cell>
          <table:table-cell office:value-type="float" office:value="1.55821789699931">
            <text:p>1.558217897</text:p>
          </table:table-cell>
          <table:table-cell table:formula="of:=[.B697]/[.B696]" office:value-type="float" office:value="1.00372105862551">
            <text:p>1.0037210586</text:p>
          </table:table-cell>
          <table:table-cell table:formula="of:=MONTH([.A697])" office:value-type="float" office:value="7">
            <text:p>7</text:p>
          </table:table-cell>
          <table:table-cell table:formula="of:=YEAR([.A697])" office:value-type="float" office:value="2010">
            <text:p>2010</text:p>
          </table:table-cell>
        </table:table-row>
        <table:table-row table:style-name="ro2">
          <table:table-cell office:value-type="string">
            <text:p>2010-07-21 00:00:00</text:p>
          </table:table-cell>
          <table:table-cell office:value-type="float" office:value="1.56625352641692">
            <text:p>1.5662535264</text:p>
          </table:table-cell>
          <table:table-cell table:formula="of:=[.B698]/[.B697]" office:value-type="float" office:value="1.00515693564622">
            <text:p>1.0051569356</text:p>
          </table:table-cell>
          <table:table-cell table:formula="of:=MONTH([.A698])" office:value-type="float" office:value="7">
            <text:p>7</text:p>
          </table:table-cell>
          <table:table-cell table:formula="of:=YEAR([.A698])" office:value-type="float" office:value="2010">
            <text:p>2010</text:p>
          </table:table-cell>
        </table:table-row>
        <table:table-row table:style-name="ro2">
          <table:table-cell office:value-type="string">
            <text:p>2010-07-22 00:00:00</text:p>
          </table:table-cell>
          <table:table-cell office:value-type="float" office:value="1.56174582502071">
            <text:p>1.561745825</text:p>
          </table:table-cell>
          <table:table-cell table:formula="of:=[.B699]/[.B698]" office:value-type="float" office:value="0.997121984838223">
            <text:p>0.9971219848</text:p>
          </table:table-cell>
          <table:table-cell table:formula="of:=MONTH([.A699])" office:value-type="float" office:value="7">
            <text:p>7</text:p>
          </table:table-cell>
          <table:table-cell table:formula="of:=YEAR([.A699])" office:value-type="float" office:value="2010">
            <text:p>2010</text:p>
          </table:table-cell>
        </table:table-row>
        <table:table-row table:style-name="ro2">
          <table:table-cell office:value-type="string">
            <text:p>2010-07-23 00:00:00</text:p>
          </table:table-cell>
          <table:table-cell office:value-type="float" office:value="1.55096748328098">
            <text:p>1.5509674833</text:p>
          </table:table-cell>
          <table:table-cell table:formula="of:=[.B700]/[.B699]" office:value-type="float" office:value="0.993098530140406">
            <text:p>0.9930985301</text:p>
          </table:table-cell>
          <table:table-cell table:formula="of:=MONTH([.A700])" office:value-type="float" office:value="7">
            <text:p>7</text:p>
          </table:table-cell>
          <table:table-cell table:formula="of:=YEAR([.A700])" office:value-type="float" office:value="2010">
            <text:p>2010</text:p>
          </table:table-cell>
        </table:table-row>
        <table:table-row table:style-name="ro2">
          <table:table-cell office:value-type="string">
            <text:p>2010-07-26 00:00:00</text:p>
          </table:table-cell>
          <table:table-cell office:value-type="float" office:value="1.54777106708373">
            <text:p>1.5477710671</text:p>
          </table:table-cell>
          <table:table-cell table:formula="of:=[.B701]/[.B700]" office:value-type="float" office:value="0.99793908239102">
            <text:p>0.9979390824</text:p>
          </table:table-cell>
          <table:table-cell table:formula="of:=MONTH([.A701])" office:value-type="float" office:value="7">
            <text:p>7</text:p>
          </table:table-cell>
          <table:table-cell table:formula="of:=YEAR([.A701])" office:value-type="float" office:value="2010">
            <text:p>2010</text:p>
          </table:table-cell>
        </table:table-row>
        <table:table-row table:style-name="ro2">
          <table:table-cell office:value-type="string">
            <text:p>2010-07-27 00:00:00</text:p>
          </table:table-cell>
          <table:table-cell office:value-type="float" office:value="1.53254590760328">
            <text:p>1.5325459076</text:p>
          </table:table-cell>
          <table:table-cell table:formula="of:=[.B702]/[.B701]" office:value-type="float" office:value="0.990163170895075">
            <text:p>0.9901631709</text:p>
          </table:table-cell>
          <table:table-cell table:formula="of:=MONTH([.A702])" office:value-type="float" office:value="7">
            <text:p>7</text:p>
          </table:table-cell>
          <table:table-cell table:formula="of:=YEAR([.A702])" office:value-type="float" office:value="2010">
            <text:p>2010</text:p>
          </table:table-cell>
        </table:table-row>
        <table:table-row table:style-name="ro2">
          <table:table-cell office:value-type="string">
            <text:p>2010-07-28 00:00:00</text:p>
          </table:table-cell>
          <table:table-cell office:value-type="float" office:value="1.53731524641549">
            <text:p>1.5373152464</text:p>
          </table:table-cell>
          <table:table-cell table:formula="of:=[.B703]/[.B702]" office:value-type="float" office:value="1.00311203650641">
            <text:p>1.0031120365</text:p>
          </table:table-cell>
          <table:table-cell table:formula="of:=MONTH([.A703])" office:value-type="float" office:value="7">
            <text:p>7</text:p>
          </table:table-cell>
          <table:table-cell table:formula="of:=YEAR([.A703])" office:value-type="float" office:value="2010">
            <text:p>2010</text:p>
          </table:table-cell>
        </table:table-row>
        <table:table-row table:style-name="ro2">
          <table:table-cell office:value-type="string">
            <text:p>2010-07-29 00:00:00</text:p>
          </table:table-cell>
          <table:table-cell office:value-type="float" office:value="1.54004087925835">
            <text:p>1.5400408793</text:p>
          </table:table-cell>
          <table:table-cell table:formula="of:=[.B704]/[.B703]" office:value-type="float" office:value="1.001772982379">
            <text:p>1.0017729824</text:p>
          </table:table-cell>
          <table:table-cell table:formula="of:=MONTH([.A704])" office:value-type="float" office:value="7">
            <text:p>7</text:p>
          </table:table-cell>
          <table:table-cell table:formula="of:=YEAR([.A704])" office:value-type="float" office:value="2010">
            <text:p>2010</text:p>
          </table:table-cell>
        </table:table-row>
        <table:table-row table:style-name="ro2">
          <table:table-cell office:value-type="string">
            <text:p>2010-08-03 00:00:00</text:p>
          </table:table-cell>
          <table:table-cell office:value-type="float" office:value="1.53979618857942">
            <text:p>1.5397961886</text:p>
          </table:table-cell>
          <table:table-cell table:formula="of:=[.B705]/[.B704]" office:value-type="float" office:value="0.999841114166363">
            <text:p>0.9998411142</text:p>
          </table:table-cell>
          <table:table-cell table:formula="of:=MONTH([.A705])" office:value-type="float" office:value="8">
            <text:p>8</text:p>
          </table:table-cell>
          <table:table-cell table:formula="of:=YEAR([.A705])" office:value-type="float" office:value="2010">
            <text:p>2010</text:p>
          </table:table-cell>
        </table:table-row>
        <table:table-row table:style-name="ro2">
          <table:table-cell office:value-type="string">
            <text:p>2010-08-04 00:00:00</text:p>
          </table:table-cell>
          <table:table-cell office:value-type="float" office:value="1.54253154121523">
            <text:p>1.5425315412</text:p>
          </table:table-cell>
          <table:table-cell table:formula="of:=[.B706]/[.B705]" office:value-type="float" office:value="1.00177643811311">
            <text:p>1.0017764381</text:p>
          </table:table-cell>
          <table:table-cell table:formula="of:=MONTH([.A706])" office:value-type="float" office:value="8">
            <text:p>8</text:p>
          </table:table-cell>
          <table:table-cell table:formula="of:=YEAR([.A706])" office:value-type="float" office:value="2010">
            <text:p>2010</text:p>
          </table:table-cell>
        </table:table-row>
        <table:table-row table:style-name="ro2">
          <table:table-cell office:value-type="string">
            <text:p>2010-08-05 00:00:00</text:p>
          </table:table-cell>
          <table:table-cell office:value-type="float" office:value="1.5393539432037">
            <text:p>1.5393539432</text:p>
          </table:table-cell>
          <table:table-cell table:formula="of:=[.B707]/[.B706]" office:value-type="float" office:value="0.997940010997101">
            <text:p>0.997940011</text:p>
          </table:table-cell>
          <table:table-cell table:formula="of:=MONTH([.A707])" office:value-type="float" office:value="8">
            <text:p>8</text:p>
          </table:table-cell>
          <table:table-cell table:formula="of:=YEAR([.A707])" office:value-type="float" office:value="2010">
            <text:p>2010</text:p>
          </table:table-cell>
        </table:table-row>
        <table:table-row table:style-name="ro2">
          <table:table-cell office:value-type="string">
            <text:p>2010-08-06 00:00:00</text:p>
          </table:table-cell>
          <table:table-cell office:value-type="float" office:value="1.54713115641056">
            <text:p>1.5471311564</text:p>
          </table:table-cell>
          <table:table-cell table:formula="of:=[.B708]/[.B707]" office:value-type="float" office:value="1.00505225795614">
            <text:p>1.005052258</text:p>
          </table:table-cell>
          <table:table-cell table:formula="of:=MONTH([.A708])" office:value-type="float" office:value="8">
            <text:p>8</text:p>
          </table:table-cell>
          <table:table-cell table:formula="of:=YEAR([.A708])" office:value-type="float" office:value="2010">
            <text:p>2010</text:p>
          </table:table-cell>
        </table:table-row>
        <table:table-row table:style-name="ro2">
          <table:table-cell office:value-type="string">
            <text:p>2010-08-09 00:00:00</text:p>
          </table:table-cell>
          <table:table-cell office:value-type="float" office:value="1.54878415802792">
            <text:p>1.548784158</text:p>
          </table:table-cell>
          <table:table-cell table:formula="of:=[.B709]/[.B708]" office:value-type="float" office:value="1.00106843017834">
            <text:p>1.0010684302</text:p>
          </table:table-cell>
          <table:table-cell table:formula="of:=MONTH([.A709])" office:value-type="float" office:value="8">
            <text:p>8</text:p>
          </table:table-cell>
          <table:table-cell table:formula="of:=YEAR([.A709])" office:value-type="float" office:value="2010">
            <text:p>2010</text:p>
          </table:table-cell>
        </table:table-row>
        <table:table-row table:style-name="ro2">
          <table:table-cell office:value-type="string">
            <text:p>2010-08-10 00:00:00</text:p>
          </table:table-cell>
          <table:table-cell office:value-type="float" office:value="1.54664540991698">
            <text:p>1.5466454099</text:p>
          </table:table-cell>
          <table:table-cell table:formula="of:=[.B710]/[.B709]" office:value-type="float" office:value="0.998619079295295">
            <text:p>0.9986190793</text:p>
          </table:table-cell>
          <table:table-cell table:formula="of:=MONTH([.A710])" office:value-type="float" office:value="8">
            <text:p>8</text:p>
          </table:table-cell>
          <table:table-cell table:formula="of:=YEAR([.A710])" office:value-type="float" office:value="2010">
            <text:p>2010</text:p>
          </table:table-cell>
        </table:table-row>
        <table:table-row table:style-name="ro2">
          <table:table-cell office:value-type="string">
            <text:p>2010-08-11 00:00:00</text:p>
          </table:table-cell>
          <table:table-cell office:value-type="float" office:value="1.53919670778608">
            <text:p>1.5391967078</text:p>
          </table:table-cell>
          <table:table-cell table:formula="of:=[.B711]/[.B710]" office:value-type="float" office:value="0.995183962605043">
            <text:p>0.9951839626</text:p>
          </table:table-cell>
          <table:table-cell table:formula="of:=MONTH([.A711])" office:value-type="float" office:value="8">
            <text:p>8</text:p>
          </table:table-cell>
          <table:table-cell table:formula="of:=YEAR([.A711])" office:value-type="float" office:value="2010">
            <text:p>2010</text:p>
          </table:table-cell>
        </table:table-row>
        <table:table-row table:style-name="ro2">
          <table:table-cell office:value-type="string">
            <text:p>2010-08-12 00:00:00</text:p>
          </table:table-cell>
          <table:table-cell office:value-type="float" office:value="1.53799639067572">
            <text:p>1.5379963907</text:p>
          </table:table-cell>
          <table:table-cell table:formula="of:=[.B712]/[.B711]" office:value-type="float" office:value="0.999220166529535">
            <text:p>0.9992201665</text:p>
          </table:table-cell>
          <table:table-cell table:formula="of:=MONTH([.A712])" office:value-type="float" office:value="8">
            <text:p>8</text:p>
          </table:table-cell>
          <table:table-cell table:formula="of:=YEAR([.A712])" office:value-type="float" office:value="2010">
            <text:p>2010</text:p>
          </table:table-cell>
        </table:table-row>
        <table:table-row table:style-name="ro2">
          <table:table-cell office:value-type="string">
            <text:p>2010-08-13 00:00:00</text:p>
          </table:table-cell>
          <table:table-cell office:value-type="float" office:value="1.54459689384785">
            <text:p>1.5445968938</text:p>
          </table:table-cell>
          <table:table-cell table:formula="of:=[.B713]/[.B712]" office:value-type="float" office:value="1.00429162461769">
            <text:p>1.0042916246</text:p>
          </table:table-cell>
          <table:table-cell table:formula="of:=MONTH([.A713])" office:value-type="float" office:value="8">
            <text:p>8</text:p>
          </table:table-cell>
          <table:table-cell table:formula="of:=YEAR([.A713])" office:value-type="float" office:value="2010">
            <text:p>2010</text:p>
          </table:table-cell>
        </table:table-row>
        <table:table-row table:style-name="ro2">
          <table:table-cell office:value-type="string">
            <text:p>2010-08-16 00:00:00</text:p>
          </table:table-cell>
          <table:table-cell office:value-type="float" office:value="1.56096966749758">
            <text:p>1.5609696675</text:p>
          </table:table-cell>
          <table:table-cell table:formula="of:=[.B714]/[.B713]" office:value-type="float" office:value="1.01060003015346">
            <text:p>1.0106000302</text:p>
          </table:table-cell>
          <table:table-cell table:formula="of:=MONTH([.A714])" office:value-type="float" office:value="8">
            <text:p>8</text:p>
          </table:table-cell>
          <table:table-cell table:formula="of:=YEAR([.A714])" office:value-type="float" office:value="2010">
            <text:p>2010</text:p>
          </table:table-cell>
        </table:table-row>
        <table:table-row table:style-name="ro2">
          <table:table-cell office:value-type="string">
            <text:p>2010-08-17 00:00:00</text:p>
          </table:table-cell>
          <table:table-cell office:value-type="float" office:value="1.56940985436926">
            <text:p>1.5694098544</text:p>
          </table:table-cell>
          <table:table-cell table:formula="of:=[.B715]/[.B714]" office:value-type="float" office:value="1.00540701529787">
            <text:p>1.0054070153</text:p>
          </table:table-cell>
          <table:table-cell table:formula="of:=MONTH([.A715])" office:value-type="float" office:value="8">
            <text:p>8</text:p>
          </table:table-cell>
          <table:table-cell table:formula="of:=YEAR([.A715])" office:value-type="float" office:value="2010">
            <text:p>2010</text:p>
          </table:table-cell>
        </table:table-row>
        <table:table-row table:style-name="ro2">
          <table:table-cell office:value-type="string">
            <text:p>2010-08-18 00:00:00</text:p>
          </table:table-cell>
          <table:table-cell office:value-type="float" office:value="1.57360710110185">
            <text:p>1.5736071011</text:p>
          </table:table-cell>
          <table:table-cell table:formula="of:=[.B716]/[.B715]" office:value-type="float" office:value="1.00267441084361">
            <text:p>1.0026744108</text:p>
          </table:table-cell>
          <table:table-cell table:formula="of:=MONTH([.A716])" office:value-type="float" office:value="8">
            <text:p>8</text:p>
          </table:table-cell>
          <table:table-cell table:formula="of:=YEAR([.A716])" office:value-type="float" office:value="2010">
            <text:p>2010</text:p>
          </table:table-cell>
        </table:table-row>
        <table:table-row table:style-name="ro2">
          <table:table-cell office:value-type="string">
            <text:p>2010-08-19 00:00:00</text:p>
          </table:table-cell>
          <table:table-cell office:value-type="float" office:value="1.56981773908499">
            <text:p>1.5698177391</text:p>
          </table:table-cell>
          <table:table-cell table:formula="of:=[.B717]/[.B716]" office:value-type="float" office:value="0.997591926209404">
            <text:p>0.9975919262</text:p>
          </table:table-cell>
          <table:table-cell table:formula="of:=MONTH([.A717])" office:value-type="float" office:value="8">
            <text:p>8</text:p>
          </table:table-cell>
          <table:table-cell table:formula="of:=YEAR([.A717])" office:value-type="float" office:value="2010">
            <text:p>2010</text:p>
          </table:table-cell>
        </table:table-row>
        <table:table-row table:style-name="ro2">
          <table:table-cell office:value-type="string">
            <text:p>2010-08-20 00:00:00</text:p>
          </table:table-cell>
          <table:table-cell office:value-type="float" office:value="1.56633236080467">
            <text:p>1.5663323608</text:p>
          </table:table-cell>
          <table:table-cell table:formula="of:=[.B718]/[.B717]" office:value-type="float" office:value="0.997779756086618">
            <text:p>0.9977797561</text:p>
          </table:table-cell>
          <table:table-cell table:formula="of:=MONTH([.A718])" office:value-type="float" office:value="8">
            <text:p>8</text:p>
          </table:table-cell>
          <table:table-cell table:formula="of:=YEAR([.A718])" office:value-type="float" office:value="2010">
            <text:p>2010</text:p>
          </table:table-cell>
        </table:table-row>
        <table:table-row table:style-name="ro2">
          <table:table-cell office:value-type="string">
            <text:p>2010-08-23 00:00:00</text:p>
          </table:table-cell>
          <table:table-cell office:value-type="float" office:value="1.56305776734548">
            <text:p>1.5630577673</text:p>
          </table:table-cell>
          <table:table-cell table:formula="of:=[.B719]/[.B718]" office:value-type="float" office:value="0.997909387853347">
            <text:p>0.9979093879</text:p>
          </table:table-cell>
          <table:table-cell table:formula="of:=MONTH([.A719])" office:value-type="float" office:value="8">
            <text:p>8</text:p>
          </table:table-cell>
          <table:table-cell table:formula="of:=YEAR([.A719])" office:value-type="float" office:value="2010">
            <text:p>2010</text:p>
          </table:table-cell>
        </table:table-row>
        <table:table-row table:style-name="ro2">
          <table:table-cell office:value-type="string">
            <text:p>2010-08-24 00:00:00</text:p>
          </table:table-cell>
          <table:table-cell office:value-type="float" office:value="1.57260073580226">
            <text:p>1.5726007358</text:p>
          </table:table-cell>
          <table:table-cell table:formula="of:=[.B720]/[.B719]" office:value-type="float" office:value="1.0061053203894">
            <text:p>1.0061053204</text:p>
          </table:table-cell>
          <table:table-cell table:formula="of:=MONTH([.A720])" office:value-type="float" office:value="8">
            <text:p>8</text:p>
          </table:table-cell>
          <table:table-cell table:formula="of:=YEAR([.A720])" office:value-type="float" office:value="2010">
            <text:p>2010</text:p>
          </table:table-cell>
        </table:table-row>
        <table:table-row table:style-name="ro2">
          <table:table-cell office:value-type="string">
            <text:p>2010-08-25 00:00:00</text:p>
          </table:table-cell>
          <table:table-cell office:value-type="float" office:value="1.58237207535664">
            <text:p>1.5823720754</text:p>
          </table:table-cell>
          <table:table-cell table:formula="of:=[.B721]/[.B720]" office:value-type="float" office:value="1.00621349038693">
            <text:p>1.0062134904</text:p>
          </table:table-cell>
          <table:table-cell table:formula="of:=MONTH([.A721])" office:value-type="float" office:value="8">
            <text:p>8</text:p>
          </table:table-cell>
          <table:table-cell table:formula="of:=YEAR([.A721])" office:value-type="float" office:value="2010">
            <text:p>2010</text:p>
          </table:table-cell>
        </table:table-row>
        <table:table-row table:style-name="ro2">
          <table:table-cell office:value-type="string">
            <text:p>2010-08-26 00:00:00</text:p>
          </table:table-cell>
          <table:table-cell office:value-type="float" office:value="1.58294058518749">
            <text:p>1.5829405852</text:p>
          </table:table-cell>
          <table:table-cell table:formula="of:=[.B722]/[.B721]" office:value-type="float" office:value="1.00035927696128">
            <text:p>1.000359277</text:p>
          </table:table-cell>
          <table:table-cell table:formula="of:=MONTH([.A722])" office:value-type="float" office:value="8">
            <text:p>8</text:p>
          </table:table-cell>
          <table:table-cell table:formula="of:=YEAR([.A722])" office:value-type="float" office:value="2010">
            <text:p>2010</text:p>
          </table:table-cell>
        </table:table-row>
        <table:table-row table:style-name="ro2">
          <table:table-cell office:value-type="string">
            <text:p>2010-08-27 00:00:00</text:p>
          </table:table-cell>
          <table:table-cell office:value-type="float" office:value="1.57581312085082">
            <text:p>1.5758131209</text:p>
          </table:table-cell>
          <table:table-cell table:formula="of:=[.B723]/[.B722]" office:value-type="float" office:value="0.995497326682147">
            <text:p>0.9954973267</text:p>
          </table:table-cell>
          <table:table-cell table:formula="of:=MONTH([.A723])" office:value-type="float" office:value="8">
            <text:p>8</text:p>
          </table:table-cell>
          <table:table-cell table:formula="of:=YEAR([.A723])" office:value-type="float" office:value="2010">
            <text:p>2010</text:p>
          </table:table-cell>
        </table:table-row>
        <table:table-row table:style-name="ro2">
          <table:table-cell office:value-type="string">
            <text:p>2010-08-30 00:00:00</text:p>
          </table:table-cell>
          <table:table-cell office:value-type="float" office:value="1.58162174947162">
            <text:p>1.5816217495</text:p>
          </table:table-cell>
          <table:table-cell table:formula="of:=[.B724]/[.B723]" office:value-type="float" office:value="1.00368611515157">
            <text:p>1.0036861152</text:p>
          </table:table-cell>
          <table:table-cell table:formula="of:=MONTH([.A724])" office:value-type="float" office:value="8">
            <text:p>8</text:p>
          </table:table-cell>
          <table:table-cell table:formula="of:=YEAR([.A724])" office:value-type="float" office:value="2010">
            <text:p>2010</text:p>
          </table:table-cell>
        </table:table-row>
        <table:table-row table:style-name="ro2">
          <table:table-cell office:value-type="string">
            <text:p>2010-09-02 00:00:00</text:p>
          </table:table-cell>
          <table:table-cell office:value-type="float" office:value="1.57602261555819">
            <text:p>1.5760226156</text:p>
          </table:table-cell>
          <table:table-cell table:formula="of:=[.B725]/[.B724]" office:value-type="float" office:value="0.996459878023742">
            <text:p>0.996459878</text:p>
          </table:table-cell>
          <table:table-cell table:formula="of:=MONTH([.A725])" office:value-type="float" office:value="9">
            <text:p>9</text:p>
          </table:table-cell>
          <table:table-cell table:formula="of:=YEAR([.A725])" office:value-type="float" office:value="2010">
            <text:p>2010</text:p>
          </table:table-cell>
        </table:table-row>
        <table:table-row table:style-name="ro2">
          <table:table-cell office:value-type="string">
            <text:p>2010-09-03 00:00:00</text:p>
          </table:table-cell>
          <table:table-cell office:value-type="float" office:value="1.56436323649743">
            <text:p>1.5643632365</text:p>
          </table:table-cell>
          <table:table-cell table:formula="of:=[.B726]/[.B725]" office:value-type="float" office:value="0.99260202300039">
            <text:p>0.992602023</text:p>
          </table:table-cell>
          <table:table-cell table:formula="of:=MONTH([.A726])" office:value-type="float" office:value="9">
            <text:p>9</text:p>
          </table:table-cell>
          <table:table-cell table:formula="of:=YEAR([.A726])" office:value-type="float" office:value="2010">
            <text:p>2010</text:p>
          </table:table-cell>
        </table:table-row>
        <table:table-row table:style-name="ro2">
          <table:table-cell office:value-type="string">
            <text:p>2010-09-07 00:00:00</text:p>
          </table:table-cell>
          <table:table-cell office:value-type="float" office:value="1.58337991805258">
            <text:p>1.5833799181</text:p>
          </table:table-cell>
          <table:table-cell table:formula="of:=[.B727]/[.B726]" office:value-type="float" office:value="1.01215618029846">
            <text:p>1.0121561803</text:p>
          </table:table-cell>
          <table:table-cell table:formula="of:=MONTH([.A727])" office:value-type="float" office:value="9">
            <text:p>9</text:p>
          </table:table-cell>
          <table:table-cell table:formula="of:=YEAR([.A727])" office:value-type="float" office:value="2010">
            <text:p>2010</text:p>
          </table:table-cell>
        </table:table-row>
        <table:table-row table:style-name="ro2">
          <table:table-cell office:value-type="string">
            <text:p>2010-09-08 00:00:00</text:p>
          </table:table-cell>
          <table:table-cell office:value-type="float" office:value="1.57778660275679">
            <text:p>1.5777866028</text:p>
          </table:table-cell>
          <table:table-cell table:formula="of:=[.B728]/[.B727]" office:value-type="float" office:value="0.996467483746627">
            <text:p>0.9964674837</text:p>
          </table:table-cell>
          <table:table-cell table:formula="of:=MONTH([.A728])" office:value-type="float" office:value="9">
            <text:p>9</text:p>
          </table:table-cell>
          <table:table-cell table:formula="of:=YEAR([.A728])" office:value-type="float" office:value="2010">
            <text:p>2010</text:p>
          </table:table-cell>
        </table:table-row>
        <table:table-row table:style-name="ro2">
          <table:table-cell office:value-type="string">
            <text:p>2010-09-09 00:00:00</text:p>
          </table:table-cell>
          <table:table-cell office:value-type="float" office:value="1.55817869814456">
            <text:p>1.5581786981</text:p>
          </table:table-cell>
          <table:table-cell table:formula="of:=[.B729]/[.B728]" office:value-type="float" office:value="0.987572524333793">
            <text:p>0.9875725243</text:p>
          </table:table-cell>
          <table:table-cell table:formula="of:=MONTH([.A729])" office:value-type="float" office:value="9">
            <text:p>9</text:p>
          </table:table-cell>
          <table:table-cell table:formula="of:=YEAR([.A729])" office:value-type="float" office:value="2010">
            <text:p>2010</text:p>
          </table:table-cell>
        </table:table-row>
        <table:table-row table:style-name="ro2">
          <table:table-cell office:value-type="string">
            <text:p>2010-09-10 00:00:00</text:p>
          </table:table-cell>
          <table:table-cell office:value-type="float" office:value="1.55476740481338">
            <text:p>1.5547674048</text:p>
          </table:table-cell>
          <table:table-cell table:formula="of:=[.B730]/[.B729]" office:value-type="float" office:value="0.99781071751575">
            <text:p>0.9978107175</text:p>
          </table:table-cell>
          <table:table-cell table:formula="of:=MONTH([.A730])" office:value-type="float" office:value="9">
            <text:p>9</text:p>
          </table:table-cell>
          <table:table-cell table:formula="of:=YEAR([.A730])" office:value-type="float" office:value="2010">
            <text:p>2010</text:p>
          </table:table-cell>
        </table:table-row>
        <table:table-row table:style-name="ro2">
          <table:table-cell office:value-type="string">
            <text:p>2010-09-13 00:00:00</text:p>
          </table:table-cell>
          <table:table-cell office:value-type="float" office:value="1.55969456352935">
            <text:p>1.5596945635</text:p>
          </table:table-cell>
          <table:table-cell table:formula="of:=[.B731]/[.B730]" office:value-type="float" office:value="1.00316906483935">
            <text:p>1.0031690648</text:p>
          </table:table-cell>
          <table:table-cell table:formula="of:=MONTH([.A731])" office:value-type="float" office:value="9">
            <text:p>9</text:p>
          </table:table-cell>
          <table:table-cell table:formula="of:=YEAR([.A731])" office:value-type="float" office:value="2010">
            <text:p>2010</text:p>
          </table:table-cell>
        </table:table-row>
        <table:table-row table:style-name="ro2">
          <table:table-cell office:value-type="string">
            <text:p>2010-09-14 00:00:00</text:p>
          </table:table-cell>
          <table:table-cell office:value-type="float" office:value="1.57720472934236">
            <text:p>1.5772047293</text:p>
          </table:table-cell>
          <table:table-cell table:formula="of:=[.B732]/[.B731]" office:value-type="float" office:value="1.01122666336246">
            <text:p>1.0112266634</text:p>
          </table:table-cell>
          <table:table-cell table:formula="of:=MONTH([.A732])" office:value-type="float" office:value="9">
            <text:p>9</text:p>
          </table:table-cell>
          <table:table-cell table:formula="of:=YEAR([.A732])" office:value-type="float" office:value="2010">
            <text:p>2010</text:p>
          </table:table-cell>
        </table:table-row>
        <table:table-row table:style-name="ro2">
          <table:table-cell office:value-type="string">
            <text:p>2010-09-15 00:00:00</text:p>
          </table:table-cell>
          <table:table-cell office:value-type="float" office:value="1.56727378765956">
            <text:p>1.5672737877</text:p>
          </table:table-cell>
          <table:table-cell table:formula="of:=[.B733]/[.B732]" office:value-type="float" office:value="0.99370345428336">
            <text:p>0.9937034543</text:p>
          </table:table-cell>
          <table:table-cell table:formula="of:=MONTH([.A733])" office:value-type="float" office:value="9">
            <text:p>9</text:p>
          </table:table-cell>
          <table:table-cell table:formula="of:=YEAR([.A733])" office:value-type="float" office:value="2010">
            <text:p>2010</text:p>
          </table:table-cell>
        </table:table-row>
        <table:table-row table:style-name="ro2">
          <table:table-cell office:value-type="string">
            <text:p>2010-09-16 00:00:00</text:p>
          </table:table-cell>
          <table:table-cell office:value-type="float" office:value="1.56391811952926">
            <text:p>1.5639181195</text:p>
          </table:table-cell>
          <table:table-cell table:formula="of:=[.B734]/[.B733]" office:value-type="float" office:value="0.997858913894484">
            <text:p>0.9978589139</text:p>
          </table:table-cell>
          <table:table-cell table:formula="of:=MONTH([.A734])" office:value-type="float" office:value="9">
            <text:p>9</text:p>
          </table:table-cell>
          <table:table-cell table:formula="of:=YEAR([.A734])" office:value-type="float" office:value="2010">
            <text:p>2010</text:p>
          </table:table-cell>
        </table:table-row>
        <table:table-row table:style-name="ro2">
          <table:table-cell office:value-type="string">
            <text:p>2010-09-17 00:00:00</text:p>
          </table:table-cell>
          <table:table-cell office:value-type="float" office:value="1.56671446843233">
            <text:p>1.5667144684</text:p>
          </table:table-cell>
          <table:table-cell table:formula="of:=[.B735]/[.B734]" office:value-type="float" office:value="1.00178804047869">
            <text:p>1.0017880405</text:p>
          </table:table-cell>
          <table:table-cell table:formula="of:=MONTH([.A735])" office:value-type="float" office:value="9">
            <text:p>9</text:p>
          </table:table-cell>
          <table:table-cell table:formula="of:=YEAR([.A735])" office:value-type="float" office:value="2010">
            <text:p>2010</text:p>
          </table:table-cell>
        </table:table-row>
        <table:table-row table:style-name="ro2">
          <table:table-cell office:value-type="string">
            <text:p>2010-09-20 00:00:00</text:p>
          </table:table-cell>
          <table:table-cell office:value-type="float" office:value="1.57295031288224">
            <text:p>1.5729503129</text:p>
          </table:table-cell>
          <table:table-cell table:formula="of:=[.B736]/[.B735]" office:value-type="float" office:value="1.00398020480155">
            <text:p>1.0039802048</text:p>
          </table:table-cell>
          <table:table-cell table:formula="of:=MONTH([.A736])" office:value-type="float" office:value="9">
            <text:p>9</text:p>
          </table:table-cell>
          <table:table-cell table:formula="of:=YEAR([.A736])" office:value-type="float" office:value="2010">
            <text:p>2010</text:p>
          </table:table-cell>
        </table:table-row>
        <table:table-row table:style-name="ro2">
          <table:table-cell office:value-type="string">
            <text:p>2010-09-21 00:00:00</text:p>
          </table:table-cell>
          <table:table-cell office:value-type="float" office:value="1.58964008034271">
            <text:p>1.5896400803</text:p>
          </table:table-cell>
          <table:table-cell table:formula="of:=[.B737]/[.B736]" office:value-type="float" office:value="1.01061048611884">
            <text:p>1.0106104861</text:p>
          </table:table-cell>
          <table:table-cell table:formula="of:=MONTH([.A737])" office:value-type="float" office:value="9">
            <text:p>9</text:p>
          </table:table-cell>
          <table:table-cell table:formula="of:=YEAR([.A737])" office:value-type="float" office:value="2010">
            <text:p>2010</text:p>
          </table:table-cell>
        </table:table-row>
        <table:table-row table:style-name="ro2">
          <table:table-cell office:value-type="string">
            <text:p>2010-09-22 00:00:00</text:p>
          </table:table-cell>
          <table:table-cell office:value-type="float" office:value="1.59596099603684">
            <text:p>1.595960996</text:p>
          </table:table-cell>
          <table:table-cell table:formula="of:=[.B738]/[.B737]" office:value-type="float" office:value="1.00397631877322">
            <text:p>1.0039763188</text:p>
          </table:table-cell>
          <table:table-cell table:formula="of:=MONTH([.A738])" office:value-type="float" office:value="9">
            <text:p>9</text:p>
          </table:table-cell>
          <table:table-cell table:formula="of:=YEAR([.A738])" office:value-type="float" office:value="2010">
            <text:p>2010</text:p>
          </table:table-cell>
        </table:table-row>
        <table:table-row table:style-name="ro2">
          <table:table-cell office:value-type="string">
            <text:p>2010-09-23 00:00:00</text:p>
          </table:table-cell>
          <table:table-cell office:value-type="float" office:value="1.59818402463622">
            <text:p>1.5981840246</text:p>
          </table:table-cell>
          <table:table-cell table:formula="of:=[.B739]/[.B738]" office:value-type="float" office:value="1.00139290910298">
            <text:p>1.0013929091</text:p>
          </table:table-cell>
          <table:table-cell table:formula="of:=MONTH([.A739])" office:value-type="float" office:value="9">
            <text:p>9</text:p>
          </table:table-cell>
          <table:table-cell table:formula="of:=YEAR([.A739])" office:value-type="float" office:value="2010">
            <text:p>2010</text:p>
          </table:table-cell>
        </table:table-row>
        <table:table-row table:style-name="ro2">
          <table:table-cell office:value-type="string">
            <text:p>2010-09-24 00:00:00</text:p>
          </table:table-cell>
          <table:table-cell office:value-type="float" office:value="1.5898380632433">
            <text:p>1.5898380632</text:p>
          </table:table-cell>
          <table:table-cell table:formula="of:=[.B740]/[.B739]" office:value-type="float" office:value="0.994777847066252">
            <text:p>0.9947778471</text:p>
          </table:table-cell>
          <table:table-cell table:formula="of:=MONTH([.A740])" office:value-type="float" office:value="9">
            <text:p>9</text:p>
          </table:table-cell>
          <table:table-cell table:formula="of:=YEAR([.A740])" office:value-type="float" office:value="2010">
            <text:p>2010</text:p>
          </table:table-cell>
        </table:table-row>
        <table:table-row table:style-name="ro2">
          <table:table-cell office:value-type="string">
            <text:p>2010-09-27 00:00:00</text:p>
          </table:table-cell>
          <table:table-cell office:value-type="float" office:value="1.60374971688406">
            <text:p>1.6037497169</text:p>
          </table:table-cell>
          <table:table-cell table:formula="of:=[.B741]/[.B740]" office:value-type="float" office:value="1.00875035889654">
            <text:p>1.0087503589</text:p>
          </table:table-cell>
          <table:table-cell table:formula="of:=MONTH([.A741])" office:value-type="float" office:value="9">
            <text:p>9</text:p>
          </table:table-cell>
          <table:table-cell table:formula="of:=YEAR([.A741])" office:value-type="float" office:value="2010">
            <text:p>2010</text:p>
          </table:table-cell>
        </table:table-row>
        <table:table-row table:style-name="ro2">
          <table:table-cell office:value-type="string">
            <text:p>2010-09-28 00:00:00</text:p>
          </table:table-cell>
          <table:table-cell office:value-type="float" office:value="1.61427437773239">
            <text:p>1.6142743777</text:p>
          </table:table-cell>
          <table:table-cell table:formula="of:=[.B742]/[.B741]" office:value-type="float" office:value="1.00656253325411">
            <text:p>1.0065625333</text:p>
          </table:table-cell>
          <table:table-cell table:formula="of:=MONTH([.A742])" office:value-type="float" office:value="9">
            <text:p>9</text:p>
          </table:table-cell>
          <table:table-cell table:formula="of:=YEAR([.A742])" office:value-type="float" office:value="2010">
            <text:p>2010</text:p>
          </table:table-cell>
        </table:table-row>
        <table:table-row table:style-name="ro2">
          <table:table-cell office:value-type="string">
            <text:p>2010-09-29 00:00:00</text:p>
          </table:table-cell>
          <table:table-cell office:value-type="float" office:value="1.61039150311584">
            <text:p>1.6103915031</text:p>
          </table:table-cell>
          <table:table-cell table:formula="of:=[.B743]/[.B742]" office:value-type="float" office:value="0.997594662549249">
            <text:p>0.9975946625</text:p>
          </table:table-cell>
          <table:table-cell table:formula="of:=MONTH([.A743])" office:value-type="float" office:value="9">
            <text:p>9</text:p>
          </table:table-cell>
          <table:table-cell table:formula="of:=YEAR([.A743])" office:value-type="float" office:value="2010">
            <text:p>2010</text:p>
          </table:table-cell>
        </table:table-row>
        <table:table-row table:style-name="ro2">
          <table:table-cell office:value-type="string">
            <text:p>2010-10-04 00:00:00</text:p>
          </table:table-cell>
          <table:table-cell office:value-type="float" office:value="1.61198732378911">
            <text:p>1.6119873238</text:p>
          </table:table-cell>
          <table:table-cell table:formula="of:=[.B744]/[.B743]" office:value-type="float" office:value="1.00099095199533">
            <text:p>1.000990952</text:p>
          </table:table-cell>
          <table:table-cell table:formula="of:=MONTH([.A744])" office:value-type="float" office:value="10">
            <text:p>10</text:p>
          </table:table-cell>
          <table:table-cell table:formula="of:=YEAR([.A744])" office:value-type="float" office:value="2010">
            <text:p>2010</text:p>
          </table:table-cell>
        </table:table-row>
        <table:table-row table:style-name="ro2">
          <table:table-cell office:value-type="string">
            <text:p>2010-10-05 00:00:00</text:p>
          </table:table-cell>
          <table:table-cell office:value-type="float" office:value="1.61923383190859">
            <text:p>1.6192338319</text:p>
          </table:table-cell>
          <table:table-cell table:formula="of:=[.B745]/[.B744]" office:value-type="float" office:value="1.00449538778161">
            <text:p>1.0044953878</text:p>
          </table:table-cell>
          <table:table-cell table:formula="of:=MONTH([.A745])" office:value-type="float" office:value="10">
            <text:p>10</text:p>
          </table:table-cell>
          <table:table-cell table:formula="of:=YEAR([.A745])" office:value-type="float" office:value="2010">
            <text:p>2010</text:p>
          </table:table-cell>
        </table:table-row>
        <table:table-row table:style-name="ro2">
          <table:table-cell office:value-type="string">
            <text:p>2010-10-06 00:00:00</text:p>
          </table:table-cell>
          <table:table-cell office:value-type="float" office:value="1.63278635179189">
            <text:p>1.6327863518</text:p>
          </table:table-cell>
          <table:table-cell table:formula="of:=[.B746]/[.B745]" office:value-type="float" office:value="1.00836971141303">
            <text:p>1.0083697114</text:p>
          </table:table-cell>
          <table:table-cell table:formula="of:=MONTH([.A746])" office:value-type="float" office:value="10">
            <text:p>10</text:p>
          </table:table-cell>
          <table:table-cell table:formula="of:=YEAR([.A746])" office:value-type="float" office:value="2010">
            <text:p>2010</text:p>
          </table:table-cell>
        </table:table-row>
        <table:table-row table:style-name="ro2">
          <table:table-cell office:value-type="string">
            <text:p>2010-10-07 00:00:00</text:p>
          </table:table-cell>
          <table:table-cell office:value-type="float" office:value="1.62262572854146">
            <text:p>1.6226257285</text:p>
          </table:table-cell>
          <table:table-cell table:formula="of:=[.B747]/[.B746]" office:value-type="float" office:value="0.993777126297464">
            <text:p>0.9937771263</text:p>
          </table:table-cell>
          <table:table-cell table:formula="of:=MONTH([.A747])" office:value-type="float" office:value="10">
            <text:p>10</text:p>
          </table:table-cell>
          <table:table-cell table:formula="of:=YEAR([.A747])" office:value-type="float" office:value="2010">
            <text:p>2010</text:p>
          </table:table-cell>
        </table:table-row>
        <table:table-row table:style-name="ro2">
          <table:table-cell office:value-type="string">
            <text:p>2010-10-08 00:00:00</text:p>
          </table:table-cell>
          <table:table-cell office:value-type="float" office:value="1.62589887147925">
            <text:p>1.6258988715</text:p>
          </table:table-cell>
          <table:table-cell table:formula="of:=[.B748]/[.B747]" office:value-type="float" office:value="1.00201718910295">
            <text:p>1.0020171891</text:p>
          </table:table-cell>
          <table:table-cell table:formula="of:=MONTH([.A748])" office:value-type="float" office:value="10">
            <text:p>10</text:p>
          </table:table-cell>
          <table:table-cell table:formula="of:=YEAR([.A748])" office:value-type="float" office:value="2010">
            <text:p>2010</text:p>
          </table:table-cell>
        </table:table-row>
        <table:table-row table:style-name="ro2">
          <table:table-cell office:value-type="string">
            <text:p>2010-10-11 00:00:00</text:p>
          </table:table-cell>
          <table:table-cell office:value-type="float" office:value="1.62902710958061">
            <text:p>1.6290271096</text:p>
          </table:table-cell>
          <table:table-cell table:formula="of:=[.B749]/[.B748]" office:value-type="float" office:value="1.00192400533406">
            <text:p>1.0019240053</text:p>
          </table:table-cell>
          <table:table-cell table:formula="of:=MONTH([.A749])" office:value-type="float" office:value="10">
            <text:p>10</text:p>
          </table:table-cell>
          <table:table-cell table:formula="of:=YEAR([.A749])" office:value-type="float" office:value="2010">
            <text:p>2010</text:p>
          </table:table-cell>
        </table:table-row>
        <table:table-row table:style-name="ro2">
          <table:table-cell office:value-type="string">
            <text:p>2010-10-12 00:00:00</text:p>
          </table:table-cell>
          <table:table-cell office:value-type="float" office:value="1.62092676151371">
            <text:p>1.6209267615</text:p>
          </table:table-cell>
          <table:table-cell table:formula="of:=[.B750]/[.B749]" office:value-type="float" office:value="0.995027493392057">
            <text:p>0.9950274934</text:p>
          </table:table-cell>
          <table:table-cell table:formula="of:=MONTH([.A750])" office:value-type="float" office:value="10">
            <text:p>10</text:p>
          </table:table-cell>
          <table:table-cell table:formula="of:=YEAR([.A750])" office:value-type="float" office:value="2010">
            <text:p>2010</text:p>
          </table:table-cell>
        </table:table-row>
        <table:table-row table:style-name="ro2">
          <table:table-cell office:value-type="string">
            <text:p>2010-10-13 00:00:00</text:p>
          </table:table-cell>
          <table:table-cell office:value-type="float" office:value="1.62923015305415">
            <text:p>1.6292301531</text:p>
          </table:table-cell>
          <table:table-cell table:formula="of:=[.B751]/[.B750]" office:value-type="float" office:value="1.00512261981084">
            <text:p>1.0051226198</text:p>
          </table:table-cell>
          <table:table-cell table:formula="of:=MONTH([.A751])" office:value-type="float" office:value="10">
            <text:p>10</text:p>
          </table:table-cell>
          <table:table-cell table:formula="of:=YEAR([.A751])" office:value-type="float" office:value="2010">
            <text:p>2010</text:p>
          </table:table-cell>
        </table:table-row>
        <table:table-row table:style-name="ro2">
          <table:table-cell office:value-type="string">
            <text:p>2010-10-14 00:00:00</text:p>
          </table:table-cell>
          <table:table-cell office:value-type="float" office:value="1.62113628314399">
            <text:p>1.6211362831</text:p>
          </table:table-cell>
          <table:table-cell table:formula="of:=[.B752]/[.B751]" office:value-type="float" office:value="0.995032089299972">
            <text:p>0.9950320893</text:p>
          </table:table-cell>
          <table:table-cell table:formula="of:=MONTH([.A752])" office:value-type="float" office:value="10">
            <text:p>10</text:p>
          </table:table-cell>
          <table:table-cell table:formula="of:=YEAR([.A752])" office:value-type="float" office:value="2010">
            <text:p>2010</text:p>
          </table:table-cell>
        </table:table-row>
        <table:table-row table:style-name="ro2">
          <table:table-cell office:value-type="string">
            <text:p>2010-10-15 00:00:00</text:p>
          </table:table-cell>
          <table:table-cell office:value-type="float" office:value="1.60747203824751">
            <text:p>1.6074720382</text:p>
          </table:table-cell>
          <table:table-cell table:formula="of:=[.B753]/[.B752]" office:value-type="float" office:value="0.991571192972144">
            <text:p>0.991571193</text:p>
          </table:table-cell>
          <table:table-cell table:formula="of:=MONTH([.A753])" office:value-type="float" office:value="10">
            <text:p>10</text:p>
          </table:table-cell>
          <table:table-cell table:formula="of:=YEAR([.A753])" office:value-type="float" office:value="2010">
            <text:p>2010</text:p>
          </table:table-cell>
        </table:table-row>
        <table:table-row table:style-name="ro2">
          <table:table-cell office:value-type="string">
            <text:p>2010-10-18 00:00:00</text:p>
          </table:table-cell>
          <table:table-cell office:value-type="float" office:value="1.6166217950787">
            <text:p>1.6166217951</text:p>
          </table:table-cell>
          <table:table-cell table:formula="of:=[.B754]/[.B753]" office:value-type="float" office:value="1.00569201616793">
            <text:p>1.0056920162</text:p>
          </table:table-cell>
          <table:table-cell table:formula="of:=MONTH([.A754])" office:value-type="float" office:value="10">
            <text:p>10</text:p>
          </table:table-cell>
          <table:table-cell table:formula="of:=YEAR([.A754])" office:value-type="float" office:value="2010">
            <text:p>2010</text:p>
          </table:table-cell>
        </table:table-row>
        <table:table-row table:style-name="ro2">
          <table:table-cell office:value-type="string">
            <text:p>2010-10-19 00:00:00</text:p>
          </table:table-cell>
          <table:table-cell office:value-type="float" office:value="1.60499350859856">
            <text:p>1.6049935086</text:p>
          </table:table-cell>
          <table:table-cell table:formula="of:=[.B755]/[.B754]" office:value-type="float" office:value="0.992807045831285">
            <text:p>0.9928070458</text:p>
          </table:table-cell>
          <table:table-cell table:formula="of:=MONTH([.A755])" office:value-type="float" office:value="10">
            <text:p>10</text:p>
          </table:table-cell>
          <table:table-cell table:formula="of:=YEAR([.A755])" office:value-type="float" office:value="2010">
            <text:p>2010</text:p>
          </table:table-cell>
        </table:table-row>
        <table:table-row table:style-name="ro2">
          <table:table-cell office:value-type="string">
            <text:p>2010-10-20 00:00:00</text:p>
          </table:table-cell>
          <table:table-cell office:value-type="float" office:value="1.60992984638115">
            <text:p>1.6099298464</text:p>
          </table:table-cell>
          <table:table-cell table:formula="of:=[.B756]/[.B755]" office:value-type="float" office:value="1.00307561230382">
            <text:p>1.0030756123</text:p>
          </table:table-cell>
          <table:table-cell table:formula="of:=MONTH([.A756])" office:value-type="float" office:value="10">
            <text:p>10</text:p>
          </table:table-cell>
          <table:table-cell table:formula="of:=YEAR([.A756])" office:value-type="float" office:value="2010">
            <text:p>2010</text:p>
          </table:table-cell>
        </table:table-row>
        <table:table-row table:style-name="ro2">
          <table:table-cell office:value-type="string">
            <text:p>2010-10-21 00:00:00</text:p>
          </table:table-cell>
          <table:table-cell office:value-type="float" office:value="1.5937188107109">
            <text:p>1.5937188107</text:p>
          </table:table-cell>
          <table:table-cell table:formula="of:=[.B757]/[.B756]" office:value-type="float" office:value="0.989930594984194">
            <text:p>0.989930595</text:p>
          </table:table-cell>
          <table:table-cell table:formula="of:=MONTH([.A757])" office:value-type="float" office:value="10">
            <text:p>10</text:p>
          </table:table-cell>
          <table:table-cell table:formula="of:=YEAR([.A757])" office:value-type="float" office:value="2010">
            <text:p>2010</text:p>
          </table:table-cell>
        </table:table-row>
        <table:table-row table:style-name="ro2">
          <table:table-cell office:value-type="string">
            <text:p>2010-10-22 00:00:00</text:p>
          </table:table-cell>
          <table:table-cell office:value-type="float" office:value="1.59773971206158">
            <text:p>1.5977397121</text:p>
          </table:table-cell>
          <table:table-cell table:formula="of:=[.B758]/[.B757]" office:value-type="float" office:value="1.00252296786839">
            <text:p>1.0025229679</text:p>
          </table:table-cell>
          <table:table-cell table:formula="of:=MONTH([.A758])" office:value-type="float" office:value="10">
            <text:p>10</text:p>
          </table:table-cell>
          <table:table-cell table:formula="of:=YEAR([.A758])" office:value-type="float" office:value="2010">
            <text:p>2010</text:p>
          </table:table-cell>
        </table:table-row>
        <table:table-row table:style-name="ro2">
          <table:table-cell office:value-type="string">
            <text:p>2010-10-25 00:00:00</text:p>
          </table:table-cell>
          <table:table-cell office:value-type="float" office:value="1.60449263027034">
            <text:p>1.6044926303</text:p>
          </table:table-cell>
          <table:table-cell table:formula="of:=[.B759]/[.B758]" office:value-type="float" office:value="1.00422654463539">
            <text:p>1.0042265446</text:p>
          </table:table-cell>
          <table:table-cell table:formula="of:=MONTH([.A759])" office:value-type="float" office:value="10">
            <text:p>10</text:p>
          </table:table-cell>
          <table:table-cell table:formula="of:=YEAR([.A759])" office:value-type="float" office:value="2010">
            <text:p>2010</text:p>
          </table:table-cell>
        </table:table-row>
        <table:table-row table:style-name="ro2">
          <table:table-cell office:value-type="string">
            <text:p>2010-10-26 00:00:00</text:p>
          </table:table-cell>
          <table:table-cell office:value-type="float" office:value="1.59244051909812">
            <text:p>1.5924405191</text:p>
          </table:table-cell>
          <table:table-cell table:formula="of:=[.B760]/[.B759]" office:value-type="float" office:value="0.992488521950901">
            <text:p>0.992488522</text:p>
          </table:table-cell>
          <table:table-cell table:formula="of:=MONTH([.A760])" office:value-type="float" office:value="10">
            <text:p>10</text:p>
          </table:table-cell>
          <table:table-cell table:formula="of:=YEAR([.A760])" office:value-type="float" office:value="2010">
            <text:p>2010</text:p>
          </table:table-cell>
        </table:table-row>
        <table:table-row table:style-name="ro2">
          <table:table-cell office:value-type="string">
            <text:p>2010-10-27 00:00:00</text:p>
          </table:table-cell>
          <table:table-cell office:value-type="float" office:value="1.5789916502115">
            <text:p>1.5789916502</text:p>
          </table:table-cell>
          <table:table-cell table:formula="of:=[.B761]/[.B760]" office:value-type="float" office:value="0.991554554958044">
            <text:p>0.991554555</text:p>
          </table:table-cell>
          <table:table-cell table:formula="of:=MONTH([.A761])" office:value-type="float" office:value="10">
            <text:p>10</text:p>
          </table:table-cell>
          <table:table-cell table:formula="of:=YEAR([.A761])" office:value-type="float" office:value="2010">
            <text:p>2010</text:p>
          </table:table-cell>
        </table:table-row>
        <table:table-row table:style-name="ro2">
          <table:table-cell office:value-type="string">
            <text:p>2010-10-28 00:00:00</text:p>
          </table:table-cell>
          <table:table-cell office:value-type="float" office:value="1.59095204578325">
            <text:p>1.5909520458</text:p>
          </table:table-cell>
          <table:table-cell table:formula="of:=[.B762]/[.B761]" office:value-type="float" office:value="1.00757470476183">
            <text:p>1.0075747048</text:p>
          </table:table-cell>
          <table:table-cell table:formula="of:=MONTH([.A762])" office:value-type="float" office:value="10">
            <text:p>10</text:p>
          </table:table-cell>
          <table:table-cell table:formula="of:=YEAR([.A762])" office:value-type="float" office:value="2010">
            <text:p>2010</text:p>
          </table:table-cell>
        </table:table-row>
        <table:table-row table:style-name="ro2">
          <table:table-cell office:value-type="string">
            <text:p>2010-11-02 00:00:00</text:p>
          </table:table-cell>
          <table:table-cell office:value-type="float" office:value="1.60211761389524">
            <text:p>1.6021176139</text:p>
          </table:table-cell>
          <table:table-cell table:formula="of:=[.B763]/[.B762]" office:value-type="float" office:value="1.00701816760699">
            <text:p>1.0070181676</text:p>
          </table:table-cell>
          <table:table-cell table:formula="of:=MONTH([.A763])" office:value-type="float" office:value="11">
            <text:p>11</text:p>
          </table:table-cell>
          <table:table-cell table:formula="of:=YEAR([.A763])" office:value-type="float" office:value="2010">
            <text:p>2010</text:p>
          </table:table-cell>
        </table:table-row>
        <table:table-row table:style-name="ro2">
          <table:table-cell office:value-type="string">
            <text:p>2010-11-03 00:00:00</text:p>
          </table:table-cell>
          <table:table-cell office:value-type="float" office:value="1.58888605743019">
            <text:p>1.5888860574</text:p>
          </table:table-cell>
          <table:table-cell table:formula="of:=[.B764]/[.B763]" office:value-type="float" office:value="0.991741207792556">
            <text:p>0.9917412078</text:p>
          </table:table-cell>
          <table:table-cell table:formula="of:=MONTH([.A764])" office:value-type="float" office:value="11">
            <text:p>11</text:p>
          </table:table-cell>
          <table:table-cell table:formula="of:=YEAR([.A764])" office:value-type="float" office:value="2010">
            <text:p>2010</text:p>
          </table:table-cell>
        </table:table-row>
        <table:table-row table:style-name="ro2">
          <table:table-cell office:value-type="string">
            <text:p>2010-11-04 00:00:00</text:p>
          </table:table-cell>
          <table:table-cell office:value-type="float" office:value="1.61497832256838">
            <text:p>1.6149783226</text:p>
          </table:table-cell>
          <table:table-cell table:formula="of:=[.B765]/[.B764]" office:value-type="float" office:value="1.01642173459587">
            <text:p>1.0164217346</text:p>
          </table:table-cell>
          <table:table-cell table:formula="of:=MONTH([.A765])" office:value-type="float" office:value="11">
            <text:p>11</text:p>
          </table:table-cell>
          <table:table-cell table:formula="of:=YEAR([.A765])" office:value-type="float" office:value="2010">
            <text:p>2010</text:p>
          </table:table-cell>
        </table:table-row>
        <table:table-row table:style-name="ro2">
          <table:table-cell office:value-type="string">
            <text:p>2010-11-05 00:00:00</text:p>
          </table:table-cell>
          <table:table-cell office:value-type="float" office:value="1.60515923692113">
            <text:p>1.6051592369</text:p>
          </table:table-cell>
          <table:table-cell table:formula="of:=[.B766]/[.B765]" office:value-type="float" office:value="0.993919989197356">
            <text:p>0.9939199892</text:p>
          </table:table-cell>
          <table:table-cell table:formula="of:=MONTH([.A766])" office:value-type="float" office:value="11">
            <text:p>11</text:p>
          </table:table-cell>
          <table:table-cell table:formula="of:=YEAR([.A766])" office:value-type="float" office:value="2010">
            <text:p>2010</text:p>
          </table:table-cell>
        </table:table-row>
        <table:table-row table:style-name="ro2">
          <table:table-cell office:value-type="string">
            <text:p>2010-11-08 00:00:00</text:p>
          </table:table-cell>
          <table:table-cell office:value-type="float" office:value="1.61367966618277">
            <text:p>1.6136796662</text:p>
          </table:table-cell>
          <table:table-cell table:formula="of:=[.B767]/[.B766]" office:value-type="float" office:value="1.00530815202981">
            <text:p>1.005308152</text:p>
          </table:table-cell>
          <table:table-cell table:formula="of:=MONTH([.A767])" office:value-type="float" office:value="11">
            <text:p>11</text:p>
          </table:table-cell>
          <table:table-cell table:formula="of:=YEAR([.A767])" office:value-type="float" office:value="2010">
            <text:p>2010</text:p>
          </table:table-cell>
        </table:table-row>
        <table:table-row table:style-name="ro2">
          <table:table-cell office:value-type="string">
            <text:p>2010-11-09 00:00:00</text:p>
          </table:table-cell>
          <table:table-cell office:value-type="float" office:value="1.58840129743979">
            <text:p>1.5884012974</text:p>
          </table:table-cell>
          <table:table-cell table:formula="of:=[.B768]/[.B767]" office:value-type="float" office:value="0.984334952424126">
            <text:p>0.9843349524</text:p>
          </table:table-cell>
          <table:table-cell table:formula="of:=MONTH([.A768])" office:value-type="float" office:value="11">
            <text:p>11</text:p>
          </table:table-cell>
          <table:table-cell table:formula="of:=YEAR([.A768])" office:value-type="float" office:value="2010">
            <text:p>2010</text:p>
          </table:table-cell>
        </table:table-row>
        <table:table-row table:style-name="ro2">
          <table:table-cell office:value-type="string">
            <text:p>2010-11-10 00:00:00</text:p>
          </table:table-cell>
          <table:table-cell office:value-type="float" office:value="1.59792994307194">
            <text:p>1.5979299431</text:p>
          </table:table-cell>
          <table:table-cell table:formula="of:=[.B769]/[.B768]" office:value-type="float" office:value="1.00599889061253">
            <text:p>1.0059988906</text:p>
          </table:table-cell>
          <table:table-cell table:formula="of:=MONTH([.A769])" office:value-type="float" office:value="11">
            <text:p>11</text:p>
          </table:table-cell>
          <table:table-cell table:formula="of:=YEAR([.A769])" office:value-type="float" office:value="2010">
            <text:p>2010</text:p>
          </table:table-cell>
        </table:table-row>
        <table:table-row table:style-name="ro2">
          <table:table-cell office:value-type="string">
            <text:p>2010-11-11 00:00:00</text:p>
          </table:table-cell>
          <table:table-cell office:value-type="float" office:value="1.59827032737977">
            <text:p>1.5982703274</text:p>
          </table:table-cell>
          <table:table-cell table:formula="of:=[.B770]/[.B769]" office:value-type="float" office:value="1.00021301578915">
            <text:p>1.0002130158</text:p>
          </table:table-cell>
          <table:table-cell table:formula="of:=MONTH([.A770])" office:value-type="float" office:value="11">
            <text:p>11</text:p>
          </table:table-cell>
          <table:table-cell table:formula="of:=YEAR([.A770])" office:value-type="float" office:value="2010">
            <text:p>2010</text:p>
          </table:table-cell>
        </table:table-row>
        <table:table-row table:style-name="ro2">
          <table:table-cell office:value-type="string">
            <text:p>2010-11-12 00:00:00</text:p>
          </table:table-cell>
          <table:table-cell office:value-type="float" office:value="1.5754094115668">
            <text:p>1.5754094116</text:p>
          </table:table-cell>
          <table:table-cell table:formula="of:=[.B771]/[.B770]" office:value-type="float" office:value="0.985696464846191">
            <text:p>0.9856964648</text:p>
          </table:table-cell>
          <table:table-cell table:formula="of:=MONTH([.A771])" office:value-type="float" office:value="11">
            <text:p>11</text:p>
          </table:table-cell>
          <table:table-cell table:formula="of:=YEAR([.A771])" office:value-type="float" office:value="2010">
            <text:p>2010</text:p>
          </table:table-cell>
        </table:table-row>
        <table:table-row table:style-name="ro2">
          <table:table-cell office:value-type="string">
            <text:p>2010-11-15 00:00:00</text:p>
          </table:table-cell>
          <table:table-cell office:value-type="float" office:value="1.5527828690178">
            <text:p>1.552782869</text:p>
          </table:table-cell>
          <table:table-cell table:formula="of:=[.B772]/[.B771]" office:value-type="float" office:value="0.985637674636905">
            <text:p>0.9856376746</text:p>
          </table:table-cell>
          <table:table-cell table:formula="of:=MONTH([.A772])" office:value-type="float" office:value="11">
            <text:p>11</text:p>
          </table:table-cell>
          <table:table-cell table:formula="of:=YEAR([.A772])" office:value-type="float" office:value="2010">
            <text:p>2010</text:p>
          </table:table-cell>
        </table:table-row>
        <table:table-row table:style-name="ro2">
          <table:table-cell office:value-type="string">
            <text:p>2010-11-16 00:00:00</text:p>
          </table:table-cell>
          <table:table-cell office:value-type="float" office:value="1.56385106232463">
            <text:p>1.5638510623</text:p>
          </table:table-cell>
          <table:table-cell table:formula="of:=[.B773]/[.B772]" office:value-type="float" office:value="1.00712797231839">
            <text:p>1.0071279723</text:p>
          </table:table-cell>
          <table:table-cell table:formula="of:=MONTH([.A773])" office:value-type="float" office:value="11">
            <text:p>11</text:p>
          </table:table-cell>
          <table:table-cell table:formula="of:=YEAR([.A773])" office:value-type="float" office:value="2010">
            <text:p>2010</text:p>
          </table:table-cell>
        </table:table-row>
        <table:table-row table:style-name="ro2">
          <table:table-cell office:value-type="string">
            <text:p>2010-11-17 00:00:00</text:p>
          </table:table-cell>
          <table:table-cell office:value-type="float" office:value="1.55744612332491">
            <text:p>1.5574461233</text:p>
          </table:table-cell>
          <table:table-cell table:formula="of:=[.B774]/[.B773]" office:value-type="float" office:value="0.995904380440041">
            <text:p>0.9959043804</text:p>
          </table:table-cell>
          <table:table-cell table:formula="of:=MONTH([.A774])" office:value-type="float" office:value="11">
            <text:p>11</text:p>
          </table:table-cell>
          <table:table-cell table:formula="of:=YEAR([.A774])" office:value-type="float" office:value="2010">
            <text:p>2010</text:p>
          </table:table-cell>
        </table:table-row>
        <table:table-row table:style-name="ro2">
          <table:table-cell office:value-type="string">
            <text:p>2010-11-18 00:00:00</text:p>
          </table:table-cell>
          <table:table-cell office:value-type="float" office:value="1.56475981974471">
            <text:p>1.5647598197</text:p>
          </table:table-cell>
          <table:table-cell table:formula="of:=[.B775]/[.B774]" office:value-type="float" office:value="1.00469595468521">
            <text:p>1.0046959547</text:p>
          </table:table-cell>
          <table:table-cell table:formula="of:=MONTH([.A775])" office:value-type="float" office:value="11">
            <text:p>11</text:p>
          </table:table-cell>
          <table:table-cell table:formula="of:=YEAR([.A775])" office:value-type="float" office:value="2010">
            <text:p>2010</text:p>
          </table:table-cell>
        </table:table-row>
        <table:table-row table:style-name="ro2">
          <table:table-cell office:value-type="string">
            <text:p>2010-11-19 00:00:00</text:p>
          </table:table-cell>
          <table:table-cell office:value-type="float" office:value="1.56898983725165">
            <text:p>1.5689898373</text:p>
          </table:table-cell>
          <table:table-cell table:formula="of:=[.B776]/[.B775]" office:value-type="float" office:value="1.00270330146107">
            <text:p>1.0027033015</text:p>
          </table:table-cell>
          <table:table-cell table:formula="of:=MONTH([.A776])" office:value-type="float" office:value="11">
            <text:p>11</text:p>
          </table:table-cell>
          <table:table-cell table:formula="of:=YEAR([.A776])" office:value-type="float" office:value="2010">
            <text:p>2010</text:p>
          </table:table-cell>
        </table:table-row>
        <table:table-row table:style-name="ro2">
          <table:table-cell office:value-type="string">
            <text:p>2010-11-22 00:00:00</text:p>
          </table:table-cell>
          <table:table-cell office:value-type="float" office:value="1.57957156491964">
            <text:p>1.5795715649</text:p>
          </table:table-cell>
          <table:table-cell table:formula="of:=[.B777]/[.B776]" office:value-type="float" office:value="1.00674429331328">
            <text:p>1.0067442933</text:p>
          </table:table-cell>
          <table:table-cell table:formula="of:=MONTH([.A777])" office:value-type="float" office:value="11">
            <text:p>11</text:p>
          </table:table-cell>
          <table:table-cell table:formula="of:=YEAR([.A777])" office:value-type="float" office:value="2010">
            <text:p>2010</text:p>
          </table:table-cell>
        </table:table-row>
        <table:table-row table:style-name="ro2">
          <table:table-cell office:value-type="string">
            <text:p>2010-11-23 00:00:00</text:p>
          </table:table-cell>
          <table:table-cell office:value-type="float" office:value="1.58677479773264">
            <text:p>1.5867747977</text:p>
          </table:table-cell>
          <table:table-cell table:formula="of:=[.B778]/[.B777]" office:value-type="float" office:value="1.00456024467202">
            <text:p>1.0045602447</text:p>
          </table:table-cell>
          <table:table-cell table:formula="of:=MONTH([.A778])" office:value-type="float" office:value="11">
            <text:p>11</text:p>
          </table:table-cell>
          <table:table-cell table:formula="of:=YEAR([.A778])" office:value-type="float" office:value="2010">
            <text:p>2010</text:p>
          </table:table-cell>
        </table:table-row>
        <table:table-row table:style-name="ro2">
          <table:table-cell office:value-type="string">
            <text:p>2010-11-24 00:00:00</text:p>
          </table:table-cell>
          <table:table-cell office:value-type="float" office:value="1.57104919951176">
            <text:p>1.5710491995</text:p>
          </table:table-cell>
          <table:table-cell table:formula="of:=[.B779]/[.B778]" office:value-type="float" office:value="0.990089584077494">
            <text:p>0.9900895841</text:p>
          </table:table-cell>
          <table:table-cell table:formula="of:=MONTH([.A779])" office:value-type="float" office:value="11">
            <text:p>11</text:p>
          </table:table-cell>
          <table:table-cell table:formula="of:=YEAR([.A779])" office:value-type="float" office:value="2010">
            <text:p>2010</text:p>
          </table:table-cell>
        </table:table-row>
        <table:table-row table:style-name="ro2">
          <table:table-cell office:value-type="string">
            <text:p>2010-11-26 00:00:00</text:p>
          </table:table-cell>
          <table:table-cell office:value-type="float" office:value="1.57441644052949">
            <text:p>1.5744164405</text:p>
          </table:table-cell>
          <table:table-cell table:formula="of:=[.B780]/[.B779]" office:value-type="float" office:value="1.00214330717254">
            <text:p>1.0021433072</text:p>
          </table:table-cell>
          <table:table-cell table:formula="of:=MONTH([.A780])" office:value-type="float" office:value="11">
            <text:p>11</text:p>
          </table:table-cell>
          <table:table-cell table:formula="of:=YEAR([.A780])" office:value-type="float" office:value="2010">
            <text:p>2010</text:p>
          </table:table-cell>
        </table:table-row>
        <table:table-row table:style-name="ro2">
          <table:table-cell office:value-type="string">
            <text:p>2010-11-29 00:00:00</text:p>
          </table:table-cell>
          <table:table-cell office:value-type="float" office:value="1.58279362637258">
            <text:p>1.5827936264</text:p>
          </table:table-cell>
          <table:table-cell table:formula="of:=[.B781]/[.B780]" office:value-type="float" office:value="1.00532081959222">
            <text:p>1.0053208196</text:p>
          </table:table-cell>
          <table:table-cell table:formula="of:=MONTH([.A781])" office:value-type="float" office:value="11">
            <text:p>11</text:p>
          </table:table-cell>
          <table:table-cell table:formula="of:=YEAR([.A781])" office:value-type="float" office:value="2010">
            <text:p>2010</text:p>
          </table:table-cell>
        </table:table-row>
        <table:table-row table:style-name="ro2">
          <table:table-cell office:value-type="string">
            <text:p>2010-12-02 00:00:00</text:p>
          </table:table-cell>
          <table:table-cell office:value-type="float" office:value="1.59723725742787">
            <text:p>1.5972372574</text:p>
          </table:table-cell>
          <table:table-cell table:formula="of:=[.B782]/[.B781]" office:value-type="float" office:value="1.00912540385217">
            <text:p>1.0091254039</text:p>
          </table:table-cell>
          <table:table-cell table:formula="of:=MONTH([.A782])" office:value-type="float" office:value="12">
            <text:p>12</text:p>
          </table:table-cell>
          <table:table-cell table:formula="of:=YEAR([.A782])" office:value-type="float" office:value="2010">
            <text:p>2010</text:p>
          </table:table-cell>
        </table:table-row>
        <table:table-row table:style-name="ro2">
          <table:table-cell office:value-type="string">
            <text:p>2010-12-03 00:00:00</text:p>
          </table:table-cell>
          <table:table-cell office:value-type="float" office:value="1.61837998904627">
            <text:p>1.618379989</text:p>
          </table:table-cell>
          <table:table-cell table:formula="of:=[.B783]/[.B782]" office:value-type="float" office:value="1.01323706388645">
            <text:p>1.0132370639</text:p>
          </table:table-cell>
          <table:table-cell table:formula="of:=MONTH([.A783])" office:value-type="float" office:value="12">
            <text:p>12</text:p>
          </table:table-cell>
          <table:table-cell table:formula="of:=YEAR([.A783])" office:value-type="float" office:value="2010">
            <text:p>2010</text:p>
          </table:table-cell>
        </table:table-row>
        <table:table-row table:style-name="ro2">
          <table:table-cell office:value-type="string">
            <text:p>2010-12-06 00:00:00</text:p>
          </table:table-cell>
          <table:table-cell office:value-type="float" office:value="1.62013197459204">
            <text:p>1.6201319746</text:p>
          </table:table-cell>
          <table:table-cell table:formula="of:=[.B784]/[.B783]" office:value-type="float" office:value="1.00108255512156">
            <text:p>1.0010825551</text:p>
          </table:table-cell>
          <table:table-cell table:formula="of:=MONTH([.A784])" office:value-type="float" office:value="12">
            <text:p>12</text:p>
          </table:table-cell>
          <table:table-cell table:formula="of:=YEAR([.A784])" office:value-type="float" office:value="2010">
            <text:p>2010</text:p>
          </table:table-cell>
        </table:table-row>
        <table:table-row table:style-name="ro2">
          <table:table-cell office:value-type="string">
            <text:p>2010-12-07 00:00:00</text:p>
          </table:table-cell>
          <table:table-cell office:value-type="float" office:value="1.60611926896918">
            <text:p>1.606119269</text:p>
          </table:table-cell>
          <table:table-cell table:formula="of:=[.B785]/[.B784]" office:value-type="float" office:value="0.991350886321232">
            <text:p>0.9913508863</text:p>
          </table:table-cell>
          <table:table-cell table:formula="of:=MONTH([.A785])" office:value-type="float" office:value="12">
            <text:p>12</text:p>
          </table:table-cell>
          <table:table-cell table:formula="of:=YEAR([.A785])" office:value-type="float" office:value="2010">
            <text:p>2010</text:p>
          </table:table-cell>
        </table:table-row>
        <table:table-row table:style-name="ro2">
          <table:table-cell office:value-type="string">
            <text:p>2010-12-08 00:00:00</text:p>
          </table:table-cell>
          <table:table-cell office:value-type="float" office:value="1.60491251319628">
            <text:p>1.6049125132</text:p>
          </table:table-cell>
          <table:table-cell table:formula="of:=[.B786]/[.B785]" office:value-type="float" office:value="0.999248651207779">
            <text:p>0.9992486512</text:p>
          </table:table-cell>
          <table:table-cell table:formula="of:=MONTH([.A786])" office:value-type="float" office:value="12">
            <text:p>12</text:p>
          </table:table-cell>
          <table:table-cell table:formula="of:=YEAR([.A786])" office:value-type="float" office:value="2010">
            <text:p>2010</text:p>
          </table:table-cell>
        </table:table-row>
        <table:table-row table:style-name="ro2">
          <table:table-cell office:value-type="string">
            <text:p>2010-12-09 00:00:00</text:p>
          </table:table-cell>
          <table:table-cell office:value-type="float" office:value="1.60499283663095">
            <text:p>1.6049928366</text:p>
          </table:table-cell>
          <table:table-cell table:formula="of:=[.B787]/[.B786]" office:value-type="float" office:value="1.00005004848177">
            <text:p>1.0000500485</text:p>
          </table:table-cell>
          <table:table-cell table:formula="of:=MONTH([.A787])" office:value-type="float" office:value="12">
            <text:p>12</text:p>
          </table:table-cell>
          <table:table-cell table:formula="of:=YEAR([.A787])" office:value-type="float" office:value="2010">
            <text:p>2010</text:p>
          </table:table-cell>
        </table:table-row>
        <table:table-row table:style-name="ro2">
          <table:table-cell office:value-type="string">
            <text:p>2010-12-10 00:00:00</text:p>
          </table:table-cell>
          <table:table-cell office:value-type="float" office:value="1.60614688661801">
            <text:p>1.6061468866</text:p>
          </table:table-cell>
          <table:table-cell table:formula="of:=[.B788]/[.B787]" office:value-type="float" office:value="1.00071903746903">
            <text:p>1.0007190375</text:p>
          </table:table-cell>
          <table:table-cell table:formula="of:=MONTH([.A788])" office:value-type="float" office:value="12">
            <text:p>12</text:p>
          </table:table-cell>
          <table:table-cell table:formula="of:=YEAR([.A788])" office:value-type="float" office:value="2010">
            <text:p>2010</text:p>
          </table:table-cell>
        </table:table-row>
        <table:table-row table:style-name="ro2">
          <table:table-cell office:value-type="string">
            <text:p>2010-12-13 00:00:00</text:p>
          </table:table-cell>
          <table:table-cell office:value-type="float" office:value="1.61888808314271">
            <text:p>1.6188880831</text:p>
          </table:table-cell>
          <table:table-cell table:formula="of:=[.B789]/[.B788]" office:value-type="float" office:value="1.00793277167291">
            <text:p>1.0079327717</text:p>
          </table:table-cell>
          <table:table-cell table:formula="of:=MONTH([.A789])" office:value-type="float" office:value="12">
            <text:p>12</text:p>
          </table:table-cell>
          <table:table-cell table:formula="of:=YEAR([.A789])" office:value-type="float" office:value="2010">
            <text:p>2010</text:p>
          </table:table-cell>
        </table:table-row>
        <table:table-row table:style-name="ro2">
          <table:table-cell office:value-type="string">
            <text:p>2010-12-14 00:00:00</text:p>
          </table:table-cell>
          <table:table-cell office:value-type="float" office:value="1.62031061074278">
            <text:p>1.6203106107</text:p>
          </table:table-cell>
          <table:table-cell table:formula="of:=[.B790]/[.B789]" office:value-type="float" office:value="1.00087870657329">
            <text:p>1.0008787066</text:p>
          </table:table-cell>
          <table:table-cell table:formula="of:=MONTH([.A790])" office:value-type="float" office:value="12">
            <text:p>12</text:p>
          </table:table-cell>
          <table:table-cell table:formula="of:=YEAR([.A790])" office:value-type="float" office:value="2010">
            <text:p>2010</text:p>
          </table:table-cell>
        </table:table-row>
        <table:table-row table:style-name="ro2">
          <table:table-cell office:value-type="string">
            <text:p>2010-12-15 00:00:00</text:p>
          </table:table-cell>
          <table:table-cell office:value-type="float" office:value="1.60823881018568">
            <text:p>1.6082388102</text:p>
          </table:table-cell>
          <table:table-cell table:formula="of:=[.B791]/[.B790]" office:value-type="float" office:value="0.992549699744565">
            <text:p>0.9925496997</text:p>
          </table:table-cell>
          <table:table-cell table:formula="of:=MONTH([.A791])" office:value-type="float" office:value="12">
            <text:p>12</text:p>
          </table:table-cell>
          <table:table-cell table:formula="of:=YEAR([.A791])" office:value-type="float" office:value="2010">
            <text:p>2010</text:p>
          </table:table-cell>
        </table:table-row>
        <table:table-row table:style-name="ro2">
          <table:table-cell office:value-type="string">
            <text:p>2010-12-16 00:00:00</text:p>
          </table:table-cell>
          <table:table-cell office:value-type="float" office:value="1.60289989026211">
            <text:p>1.6028998903</text:p>
          </table:table-cell>
          <table:table-cell table:formula="of:=[.B792]/[.B791]" office:value-type="float" office:value="0.996680269192759">
            <text:p>0.9966802692</text:p>
          </table:table-cell>
          <table:table-cell table:formula="of:=MONTH([.A792])" office:value-type="float" office:value="12">
            <text:p>12</text:p>
          </table:table-cell>
          <table:table-cell table:formula="of:=YEAR([.A792])" office:value-type="float" office:value="2010">
            <text:p>2010</text:p>
          </table:table-cell>
        </table:table-row>
        <table:table-row table:style-name="ro2">
          <table:table-cell office:value-type="string">
            <text:p>2010-12-17 00:00:00</text:p>
          </table:table-cell>
          <table:table-cell office:value-type="float" office:value="1.6028966987115">
            <text:p>1.6028966987</text:p>
          </table:table-cell>
          <table:table-cell table:formula="of:=[.B793]/[.B792]" office:value-type="float" office:value="0.999998008889622">
            <text:p>0.9999980089</text:p>
          </table:table-cell>
          <table:table-cell table:formula="of:=MONTH([.A793])" office:value-type="float" office:value="12">
            <text:p>12</text:p>
          </table:table-cell>
          <table:table-cell table:formula="of:=YEAR([.A793])" office:value-type="float" office:value="2010">
            <text:p>2010</text:p>
          </table:table-cell>
        </table:table-row>
        <table:table-row table:style-name="ro2">
          <table:table-cell office:value-type="string">
            <text:p>2010-12-20 00:00:00</text:p>
          </table:table-cell>
          <table:table-cell office:value-type="float" office:value="1.6140951215537">
            <text:p>1.6140951216</text:p>
          </table:table-cell>
          <table:table-cell table:formula="of:=[.B794]/[.B793]" office:value-type="float" office:value="1.00698636590318">
            <text:p>1.0069863659</text:p>
          </table:table-cell>
          <table:table-cell table:formula="of:=MONTH([.A794])" office:value-type="float" office:value="12">
            <text:p>12</text:p>
          </table:table-cell>
          <table:table-cell table:formula="of:=YEAR([.A794])" office:value-type="float" office:value="2010">
            <text:p>2010</text:p>
          </table:table-cell>
        </table:table-row>
        <table:table-row table:style-name="ro2">
          <table:table-cell office:value-type="string">
            <text:p>2010-12-21 00:00:00</text:p>
          </table:table-cell>
          <table:table-cell office:value-type="float" office:value="1.62327707490928">
            <text:p>1.6232770749</text:p>
          </table:table-cell>
          <table:table-cell table:formula="of:=[.B795]/[.B794]" office:value-type="float" office:value="1.00568860733979">
            <text:p>1.0056886073</text:p>
          </table:table-cell>
          <table:table-cell table:formula="of:=MONTH([.A795])" office:value-type="float" office:value="12">
            <text:p>12</text:p>
          </table:table-cell>
          <table:table-cell table:formula="of:=YEAR([.A795])" office:value-type="float" office:value="2010">
            <text:p>2010</text:p>
          </table:table-cell>
        </table:table-row>
        <table:table-row table:style-name="ro2">
          <table:table-cell office:value-type="string">
            <text:p>2010-12-22 00:00:00</text:p>
          </table:table-cell>
          <table:table-cell office:value-type="float" office:value="1.62891593664713">
            <text:p>1.6289159366</text:p>
          </table:table-cell>
          <table:table-cell table:formula="of:=[.B796]/[.B795]" office:value-type="float" office:value="1.00347375184742">
            <text:p>1.0034737518</text:p>
          </table:table-cell>
          <table:table-cell table:formula="of:=MONTH([.A796])" office:value-type="float" office:value="12">
            <text:p>12</text:p>
          </table:table-cell>
          <table:table-cell table:formula="of:=YEAR([.A796])" office:value-type="float" office:value="2010">
            <text:p>2010</text:p>
          </table:table-cell>
        </table:table-row>
        <table:table-row table:style-name="ro2">
          <table:table-cell office:value-type="string">
            <text:p>2010-12-23 00:00:00</text:p>
          </table:table-cell>
          <table:table-cell office:value-type="float" office:value="1.63045094366489">
            <text:p>1.6304509437</text:p>
          </table:table-cell>
          <table:table-cell table:formula="of:=[.B797]/[.B796]" office:value-type="float" office:value="1.00094234882429">
            <text:p>1.0009423488</text:p>
          </table:table-cell>
          <table:table-cell table:formula="of:=MONTH([.A797])" office:value-type="float" office:value="12">
            <text:p>12</text:p>
          </table:table-cell>
          <table:table-cell table:formula="of:=YEAR([.A797])" office:value-type="float" office:value="2010">
            <text:p>2010</text:p>
          </table:table-cell>
        </table:table-row>
        <table:table-row table:style-name="ro2">
          <table:table-cell office:value-type="string">
            <text:p>2010-12-27 00:00:00</text:p>
          </table:table-cell>
          <table:table-cell office:value-type="float" office:value="1.63404575504724">
            <text:p>1.634045755</text:p>
          </table:table-cell>
          <table:table-cell table:formula="of:=[.B798]/[.B797]" office:value-type="float" office:value="1.00220479579365">
            <text:p>1.0022047958</text:p>
          </table:table-cell>
          <table:table-cell table:formula="of:=MONTH([.A798])" office:value-type="float" office:value="12">
            <text:p>12</text:p>
          </table:table-cell>
          <table:table-cell table:formula="of:=YEAR([.A798])" office:value-type="float" office:value="2010">
            <text:p>2010</text:p>
          </table:table-cell>
        </table:table-row>
        <table:table-row table:style-name="ro2">
          <table:table-cell office:value-type="string">
            <text:p>2010-12-28 00:00:00</text:p>
          </table:table-cell>
          <table:table-cell office:value-type="float" office:value="1.64836305115837">
            <text:p>1.6483630512</text:p>
          </table:table-cell>
          <table:table-cell table:formula="of:=[.B799]/[.B798]" office:value-type="float" office:value="1.0087618697744">
            <text:p>1.0087618698</text:p>
          </table:table-cell>
          <table:table-cell table:formula="of:=MONTH([.A799])" office:value-type="float" office:value="12">
            <text:p>12</text:p>
          </table:table-cell>
          <table:table-cell table:formula="of:=YEAR([.A799])" office:value-type="float" office:value="2010">
            <text:p>2010</text:p>
          </table:table-cell>
        </table:table-row>
        <table:table-row table:style-name="ro2">
          <table:table-cell office:value-type="string">
            <text:p>2010-12-29 00:00:00</text:p>
          </table:table-cell>
          <table:table-cell office:value-type="float" office:value="1.6557693582116">
            <text:p>1.6557693582</text:p>
          </table:table-cell>
          <table:table-cell table:formula="of:=[.B800]/[.B799]" office:value-type="float" office:value="1.00449312853017">
            <text:p>1.0044931285</text:p>
          </table:table-cell>
          <table:table-cell table:formula="of:=MONTH([.A800])" office:value-type="float" office:value="12">
            <text:p>12</text:p>
          </table:table-cell>
          <table:table-cell table:formula="of:=YEAR([.A800])" office:value-type="float" office:value="2010">
            <text:p>2010</text:p>
          </table:table-cell>
        </table:table-row>
        <table:table-row table:style-name="ro2">
          <table:table-cell office:value-type="string">
            <text:p>2010-12-30 00:00:00</text:p>
          </table:table-cell>
          <table:table-cell office:value-type="float" office:value="1.64679497569621">
            <text:p>1.6467949757</text:p>
          </table:table-cell>
          <table:table-cell table:formula="of:=[.B801]/[.B800]" office:value-type="float" office:value="0.994579931999058">
            <text:p>0.994579932</text:p>
          </table:table-cell>
          <table:table-cell table:formula="of:=MONTH([.A801])" office:value-type="float" office:value="12">
            <text:p>12</text:p>
          </table:table-cell>
          <table:table-cell table:formula="of:=YEAR([.A801])" office:value-type="float" office:value="2010">
            <text:p>2010</text:p>
          </table:table-cell>
        </table:table-row>
        <table:table-row table:style-name="ro2">
          <table:table-cell office:value-type="string">
            <text:p>2011-01-04 00:00:00</text:p>
          </table:table-cell>
          <table:table-cell office:value-type="float" office:value="1.62389352639439">
            <text:p>1.6238935264</text:p>
          </table:table-cell>
          <table:table-cell table:formula="of:=[.B802]/[.B801]" office:value-type="float" office:value="0.986093320880979">
            <text:p>0.9860933209</text:p>
          </table:table-cell>
          <table:table-cell table:formula="of:=MONTH([.A802])" office:value-type="float" office:value="1">
            <text:p>1</text:p>
          </table:table-cell>
          <table:table-cell table:formula="of:=YEAR([.A802])" office:value-type="float" office:value="2011">
            <text:p>2011</text:p>
          </table:table-cell>
        </table:table-row>
        <table:table-row table:style-name="ro2">
          <table:table-cell office:value-type="string">
            <text:p>2011-01-05 00:00:00</text:p>
          </table:table-cell>
          <table:table-cell office:value-type="float" office:value="1.62679088254056">
            <text:p>1.6267908825</text:p>
          </table:table-cell>
          <table:table-cell table:formula="of:=[.B803]/[.B802]" office:value-type="float" office:value="1.00178420327385">
            <text:p>1.0017842033</text:p>
          </table:table-cell>
          <table:table-cell table:formula="of:=MONTH([.A803])" office:value-type="float" office:value="1">
            <text:p>1</text:p>
          </table:table-cell>
          <table:table-cell table:formula="of:=YEAR([.A803])" office:value-type="float" office:value="2011">
            <text:p>2011</text:p>
          </table:table-cell>
        </table:table-row>
        <table:table-row table:style-name="ro2">
          <table:table-cell office:value-type="string">
            <text:p>2011-01-06 00:00:00</text:p>
          </table:table-cell>
          <table:table-cell office:value-type="float" office:value="1.60970419786889">
            <text:p>1.6097041979</text:p>
          </table:table-cell>
          <table:table-cell table:formula="of:=[.B804]/[.B803]" office:value-type="float" office:value="0.989496692626538">
            <text:p>0.9894966926</text:p>
          </table:table-cell>
          <table:table-cell table:formula="of:=MONTH([.A804])" office:value-type="float" office:value="1">
            <text:p>1</text:p>
          </table:table-cell>
          <table:table-cell table:formula="of:=YEAR([.A804])" office:value-type="float" office:value="2011">
            <text:p>2011</text:p>
          </table:table-cell>
        </table:table-row>
        <table:table-row table:style-name="ro2">
          <table:table-cell office:value-type="string">
            <text:p>2011-01-07 00:00:00</text:p>
          </table:table-cell>
          <table:table-cell office:value-type="float" office:value="1.60518380732903">
            <text:p>1.6051838073</text:p>
          </table:table-cell>
          <table:table-cell table:formula="of:=[.B805]/[.B804]" office:value-type="float" office:value="0.997191788065254">
            <text:p>0.9971917881</text:p>
          </table:table-cell>
          <table:table-cell table:formula="of:=MONTH([.A805])" office:value-type="float" office:value="1">
            <text:p>1</text:p>
          </table:table-cell>
          <table:table-cell table:formula="of:=YEAR([.A805])" office:value-type="float" office:value="2011">
            <text:p>2011</text:p>
          </table:table-cell>
        </table:table-row>
        <table:table-row table:style-name="ro2">
          <table:table-cell office:value-type="string">
            <text:p>2011-01-10 00:00:00</text:p>
          </table:table-cell>
          <table:table-cell office:value-type="float" office:value="1.61193437481016">
            <text:p>1.6119343748</text:p>
          </table:table-cell>
          <table:table-cell table:formula="of:=[.B806]/[.B805]" office:value-type="float" office:value="1.00420547942878">
            <text:p>1.0042054794</text:p>
          </table:table-cell>
          <table:table-cell table:formula="of:=MONTH([.A806])" office:value-type="float" office:value="1">
            <text:p>1</text:p>
          </table:table-cell>
          <table:table-cell table:formula="of:=YEAR([.A806])" office:value-type="float" office:value="2011">
            <text:p>2011</text:p>
          </table:table-cell>
        </table:table-row>
        <table:table-row table:style-name="ro2">
          <table:table-cell office:value-type="string">
            <text:p>2011-01-11 00:00:00</text:p>
          </table:table-cell>
          <table:table-cell office:value-type="float" office:value="1.62268478513508">
            <text:p>1.6226847851</text:p>
          </table:table-cell>
          <table:table-cell table:formula="of:=[.B807]/[.B806]" office:value-type="float" office:value="1.00666926054368">
            <text:p>1.0066692605</text:p>
          </table:table-cell>
          <table:table-cell table:formula="of:=MONTH([.A807])" office:value-type="float" office:value="1">
            <text:p>1</text:p>
          </table:table-cell>
          <table:table-cell table:formula="of:=YEAR([.A807])" office:value-type="float" office:value="2011">
            <text:p>2011</text:p>
          </table:table-cell>
        </table:table-row>
        <table:table-row table:style-name="ro2">
          <table:table-cell office:value-type="string">
            <text:p>2011-01-12 00:00:00</text:p>
          </table:table-cell>
          <table:table-cell office:value-type="float" office:value="1.63671610547634">
            <text:p>1.6367161055</text:p>
          </table:table-cell>
          <table:table-cell table:formula="of:=[.B808]/[.B807]" office:value-type="float" office:value="1.00864697843339">
            <text:p>1.0086469784</text:p>
          </table:table-cell>
          <table:table-cell table:formula="of:=MONTH([.A808])" office:value-type="float" office:value="1">
            <text:p>1</text:p>
          </table:table-cell>
          <table:table-cell table:formula="of:=YEAR([.A808])" office:value-type="float" office:value="2011">
            <text:p>2011</text:p>
          </table:table-cell>
        </table:table-row>
        <table:table-row table:style-name="ro2">
          <table:table-cell office:value-type="string">
            <text:p>2011-01-13 00:00:00</text:p>
          </table:table-cell>
          <table:table-cell office:value-type="float" office:value="1.63155083375031">
            <text:p>1.6315508338</text:p>
          </table:table-cell>
          <table:table-cell table:formula="of:=[.B809]/[.B808]" office:value-type="float" office:value="0.996844124824858">
            <text:p>0.9968441248</text:p>
          </table:table-cell>
          <table:table-cell table:formula="of:=MONTH([.A809])" office:value-type="float" office:value="1">
            <text:p>1</text:p>
          </table:table-cell>
          <table:table-cell table:formula="of:=YEAR([.A809])" office:value-type="float" office:value="2011">
            <text:p>2011</text:p>
          </table:table-cell>
        </table:table-row>
        <table:table-row table:style-name="ro2">
          <table:table-cell office:value-type="string">
            <text:p>2011-01-14 00:00:00</text:p>
          </table:table-cell>
          <table:table-cell office:value-type="float" office:value="1.63245050342866">
            <text:p>1.6324505034</text:p>
          </table:table-cell>
          <table:table-cell table:formula="of:=[.B810]/[.B809]" office:value-type="float" office:value="1.0005514199495">
            <text:p>1.0005514199</text:p>
          </table:table-cell>
          <table:table-cell table:formula="of:=MONTH([.A810])" office:value-type="float" office:value="1">
            <text:p>1</text:p>
          </table:table-cell>
          <table:table-cell table:formula="of:=YEAR([.A810])" office:value-type="float" office:value="2011">
            <text:p>2011</text:p>
          </table:table-cell>
        </table:table-row>
        <table:table-row table:style-name="ro2">
          <table:table-cell office:value-type="string">
            <text:p>2011-01-18 00:00:00</text:p>
          </table:table-cell>
          <table:table-cell office:value-type="float" office:value="1.63423855349858">
            <text:p>1.6342385535</text:p>
          </table:table-cell>
          <table:table-cell table:formula="of:=[.B811]/[.B810]" office:value-type="float" office:value="1.00109531656008">
            <text:p>1.0010953166</text:p>
          </table:table-cell>
          <table:table-cell table:formula="of:=MONTH([.A811])" office:value-type="float" office:value="1">
            <text:p>1</text:p>
          </table:table-cell>
          <table:table-cell table:formula="of:=YEAR([.A811])" office:value-type="float" office:value="2011">
            <text:p>2011</text:p>
          </table:table-cell>
        </table:table-row>
        <table:table-row table:style-name="ro2">
          <table:table-cell office:value-type="string">
            <text:p>2011-01-19 00:00:00</text:p>
          </table:table-cell>
          <table:table-cell office:value-type="float" office:value="1.63198423053808">
            <text:p>1.6319842305</text:p>
          </table:table-cell>
          <table:table-cell table:formula="of:=[.B812]/[.B811]" office:value-type="float" office:value="0.998620566773633">
            <text:p>0.9986205668</text:p>
          </table:table-cell>
          <table:table-cell table:formula="of:=MONTH([.A812])" office:value-type="float" office:value="1">
            <text:p>1</text:p>
          </table:table-cell>
          <table:table-cell table:formula="of:=YEAR([.A812])" office:value-type="float" office:value="2011">
            <text:p>2011</text:p>
          </table:table-cell>
        </table:table-row>
        <table:table-row table:style-name="ro2">
          <table:table-cell office:value-type="string">
            <text:p>2011-01-20 00:00:00</text:p>
          </table:table-cell>
          <table:table-cell office:value-type="float" office:value="1.61040068258452">
            <text:p>1.6104006826</text:p>
          </table:table-cell>
          <table:table-cell table:formula="of:=[.B813]/[.B812]" office:value-type="float" office:value="0.986774659001184">
            <text:p>0.986774659</text:p>
          </table:table-cell>
          <table:table-cell table:formula="of:=MONTH([.A813])" office:value-type="float" office:value="1">
            <text:p>1</text:p>
          </table:table-cell>
          <table:table-cell table:formula="of:=YEAR([.A813])" office:value-type="float" office:value="2011">
            <text:p>2011</text:p>
          </table:table-cell>
        </table:table-row>
        <table:table-row table:style-name="ro2">
          <table:table-cell office:value-type="string">
            <text:p>2011-01-21 00:00:00</text:p>
          </table:table-cell>
          <table:table-cell office:value-type="float" office:value="1.61579709013585">
            <text:p>1.6157970901</text:p>
          </table:table-cell>
          <table:table-cell table:formula="of:=[.B814]/[.B813]" office:value-type="float" office:value="1.00335097197218">
            <text:p>1.003350972</text:p>
          </table:table-cell>
          <table:table-cell table:formula="of:=MONTH([.A814])" office:value-type="float" office:value="1">
            <text:p>1</text:p>
          </table:table-cell>
          <table:table-cell table:formula="of:=YEAR([.A814])" office:value-type="float" office:value="2011">
            <text:p>2011</text:p>
          </table:table-cell>
        </table:table-row>
        <table:table-row table:style-name="ro2">
          <table:table-cell office:value-type="string">
            <text:p>2011-01-24 00:00:00</text:p>
          </table:table-cell>
          <table:table-cell office:value-type="float" office:value="1.61165926676144">
            <text:p>1.6116592668</text:p>
          </table:table-cell>
          <table:table-cell table:formula="of:=[.B815]/[.B814]" office:value-type="float" office:value="0.99743914418483">
            <text:p>0.9974391442</text:p>
          </table:table-cell>
          <table:table-cell table:formula="of:=MONTH([.A815])" office:value-type="float" office:value="1">
            <text:p>1</text:p>
          </table:table-cell>
          <table:table-cell table:formula="of:=YEAR([.A815])" office:value-type="float" office:value="2011">
            <text:p>2011</text:p>
          </table:table-cell>
        </table:table-row>
        <table:table-row table:style-name="ro2">
          <table:table-cell office:value-type="string">
            <text:p>2011-01-25 00:00:00</text:p>
          </table:table-cell>
          <table:table-cell office:value-type="float" office:value="1.60693053176737">
            <text:p>1.6069305318</text:p>
          </table:table-cell>
          <table:table-cell table:formula="of:=[.B816]/[.B815]" office:value-type="float" office:value="0.997065921382022">
            <text:p>0.9970659214</text:p>
          </table:table-cell>
          <table:table-cell table:formula="of:=MONTH([.A816])" office:value-type="float" office:value="1">
            <text:p>1</text:p>
          </table:table-cell>
          <table:table-cell table:formula="of:=YEAR([.A816])" office:value-type="float" office:value="2011">
            <text:p>2011</text:p>
          </table:table-cell>
        </table:table-row>
        <table:table-row table:style-name="ro2">
          <table:table-cell office:value-type="string">
            <text:p>2011-01-26 00:00:00</text:p>
          </table:table-cell>
          <table:table-cell office:value-type="float" office:value="1.62514337220445">
            <text:p>1.6251433722</text:p>
          </table:table-cell>
          <table:table-cell table:formula="of:=[.B817]/[.B816]" office:value-type="float" office:value="1.01133393141585">
            <text:p>1.0113339314</text:p>
          </table:table-cell>
          <table:table-cell table:formula="of:=MONTH([.A817])" office:value-type="float" office:value="1">
            <text:p>1</text:p>
          </table:table-cell>
          <table:table-cell table:formula="of:=YEAR([.A817])" office:value-type="float" office:value="2011">
            <text:p>2011</text:p>
          </table:table-cell>
        </table:table-row>
        <table:table-row table:style-name="ro2">
          <table:table-cell office:value-type="string">
            <text:p>2011-01-27 00:00:00</text:p>
          </table:table-cell>
          <table:table-cell office:value-type="float" office:value="1.60624631475993">
            <text:p>1.6062463148</text:p>
          </table:table-cell>
          <table:table-cell table:formula="of:=[.B818]/[.B817]" office:value-type="float" office:value="0.988372067494029">
            <text:p>0.9883720675</text:p>
          </table:table-cell>
          <table:table-cell table:formula="of:=MONTH([.A818])" office:value-type="float" office:value="1">
            <text:p>1</text:p>
          </table:table-cell>
          <table:table-cell table:formula="of:=YEAR([.A818])" office:value-type="float" office:value="2011">
            <text:p>2011</text:p>
          </table:table-cell>
        </table:table-row>
        <table:table-row table:style-name="ro2">
          <table:table-cell office:value-type="string">
            <text:p>2011-01-28 00:00:00</text:p>
          </table:table-cell>
          <table:table-cell office:value-type="float" office:value="1.61258402286018">
            <text:p>1.6125840229</text:p>
          </table:table-cell>
          <table:table-cell table:formula="of:=[.B819]/[.B818]" office:value-type="float" office:value="1.00394566390099">
            <text:p>1.0039456639</text:p>
          </table:table-cell>
          <table:table-cell table:formula="of:=MONTH([.A819])" office:value-type="float" office:value="1">
            <text:p>1</text:p>
          </table:table-cell>
          <table:table-cell table:formula="of:=YEAR([.A819])" office:value-type="float" office:value="2011">
            <text:p>2011</text:p>
          </table:table-cell>
        </table:table-row>
        <table:table-row table:style-name="ro2">
          <table:table-cell office:value-type="string">
            <text:p>2011-02-02 00:00:00</text:p>
          </table:table-cell>
          <table:table-cell office:value-type="float" office:value="1.61723343745773">
            <text:p>1.6172334375</text:p>
          </table:table-cell>
          <table:table-cell table:formula="of:=[.B820]/[.B819]" office:value-type="float" office:value="1.00288320765408">
            <text:p>1.0028832077</text:p>
          </table:table-cell>
          <table:table-cell table:formula="of:=MONTH([.A820])" office:value-type="float" office:value="2">
            <text:p>2</text:p>
          </table:table-cell>
          <table:table-cell table:formula="of:=YEAR([.A820])" office:value-type="float" office:value="2011">
            <text:p>2011</text:p>
          </table:table-cell>
        </table:table-row>
        <table:table-row table:style-name="ro2">
          <table:table-cell office:value-type="string">
            <text:p>2011-02-03 00:00:00</text:p>
          </table:table-cell>
          <table:table-cell office:value-type="float" office:value="1.61639407976121">
            <text:p>1.6163940798</text:p>
          </table:table-cell>
          <table:table-cell table:formula="of:=[.B821]/[.B820]" office:value-type="float" office:value="0.999480991626144">
            <text:p>0.9994809916</text:p>
          </table:table-cell>
          <table:table-cell table:formula="of:=MONTH([.A821])" office:value-type="float" office:value="2">
            <text:p>2</text:p>
          </table:table-cell>
          <table:table-cell table:formula="of:=YEAR([.A821])" office:value-type="float" office:value="2011">
            <text:p>2011</text:p>
          </table:table-cell>
        </table:table-row>
        <table:table-row table:style-name="ro2">
          <table:table-cell office:value-type="string">
            <text:p>2011-02-04 00:00:00</text:p>
          </table:table-cell>
          <table:table-cell office:value-type="float" office:value="1.61101260376052">
            <text:p>1.6110126038</text:p>
          </table:table-cell>
          <table:table-cell table:formula="of:=[.B822]/[.B821]" office:value-type="float" office:value="0.996670690601959">
            <text:p>0.9966706906</text:p>
          </table:table-cell>
          <table:table-cell table:formula="of:=MONTH([.A822])" office:value-type="float" office:value="2">
            <text:p>2</text:p>
          </table:table-cell>
          <table:table-cell table:formula="of:=YEAR([.A822])" office:value-type="float" office:value="2011">
            <text:p>2011</text:p>
          </table:table-cell>
        </table:table-row>
        <table:table-row table:style-name="ro2">
          <table:table-cell office:value-type="string">
            <text:p>2011-02-07 00:00:00</text:p>
          </table:table-cell>
          <table:table-cell office:value-type="float" office:value="1.61835871352848">
            <text:p>1.6183587135</text:p>
          </table:table-cell>
          <table:table-cell table:formula="of:=[.B823]/[.B822]" office:value-type="float" office:value="1.00455993314442">
            <text:p>1.0045599331</text:p>
          </table:table-cell>
          <table:table-cell table:formula="of:=MONTH([.A823])" office:value-type="float" office:value="2">
            <text:p>2</text:p>
          </table:table-cell>
          <table:table-cell table:formula="of:=YEAR([.A823])" office:value-type="float" office:value="2011">
            <text:p>2011</text:p>
          </table:table-cell>
        </table:table-row>
        <table:table-row table:style-name="ro2">
          <table:table-cell office:value-type="string">
            <text:p>2011-02-08 00:00:00</text:p>
          </table:table-cell>
          <table:table-cell office:value-type="float" office:value="1.62695813005632">
            <text:p>1.6269581301</text:p>
          </table:table-cell>
          <table:table-cell table:formula="of:=[.B824]/[.B823]" office:value-type="float" office:value="1.00531366529308">
            <text:p>1.0053136653</text:p>
          </table:table-cell>
          <table:table-cell table:formula="of:=MONTH([.A824])" office:value-type="float" office:value="2">
            <text:p>2</text:p>
          </table:table-cell>
          <table:table-cell table:formula="of:=YEAR([.A824])" office:value-type="float" office:value="2011">
            <text:p>2011</text:p>
          </table:table-cell>
        </table:table-row>
        <table:table-row table:style-name="ro2">
          <table:table-cell office:value-type="string">
            <text:p>2011-02-09 00:00:00</text:p>
          </table:table-cell>
          <table:table-cell office:value-type="float" office:value="1.62845773688869">
            <text:p>1.6284577369</text:p>
          </table:table-cell>
          <table:table-cell table:formula="of:=[.B825]/[.B824]" office:value-type="float" office:value="1.00092172429313">
            <text:p>1.0009217243</text:p>
          </table:table-cell>
          <table:table-cell table:formula="of:=MONTH([.A825])" office:value-type="float" office:value="2">
            <text:p>2</text:p>
          </table:table-cell>
          <table:table-cell table:formula="of:=YEAR([.A825])" office:value-type="float" office:value="2011">
            <text:p>2011</text:p>
          </table:table-cell>
        </table:table-row>
        <table:table-row table:style-name="ro2">
          <table:table-cell office:value-type="string">
            <text:p>2011-02-10 00:00:00</text:p>
          </table:table-cell>
          <table:table-cell office:value-type="float" office:value="1.62820724865449">
            <text:p>1.6282072487</text:p>
          </table:table-cell>
          <table:table-cell table:formula="of:=[.B826]/[.B825]" office:value-type="float" office:value="0.99984618069691">
            <text:p>0.9998461807</text:p>
          </table:table-cell>
          <table:table-cell table:formula="of:=MONTH([.A826])" office:value-type="float" office:value="2">
            <text:p>2</text:p>
          </table:table-cell>
          <table:table-cell table:formula="of:=YEAR([.A826])" office:value-type="float" office:value="2011">
            <text:p>2011</text:p>
          </table:table-cell>
        </table:table-row>
        <table:table-row table:style-name="ro2">
          <table:table-cell office:value-type="string">
            <text:p>2011-02-11 00:00:00</text:p>
          </table:table-cell>
          <table:table-cell office:value-type="float" office:value="1.63345343901477">
            <text:p>1.633453439</text:p>
          </table:table-cell>
          <table:table-cell table:formula="of:=[.B827]/[.B826]" office:value-type="float" office:value="1.00322206547392">
            <text:p>1.0032220655</text:p>
          </table:table-cell>
          <table:table-cell table:formula="of:=MONTH([.A827])" office:value-type="float" office:value="2">
            <text:p>2</text:p>
          </table:table-cell>
          <table:table-cell table:formula="of:=YEAR([.A827])" office:value-type="float" office:value="2011">
            <text:p>2011</text:p>
          </table:table-cell>
        </table:table-row>
        <table:table-row table:style-name="ro2">
          <table:table-cell office:value-type="string">
            <text:p>2011-02-14 00:00:00</text:p>
          </table:table-cell>
          <table:table-cell office:value-type="float" office:value="1.63760119247978">
            <text:p>1.6376011925</text:p>
          </table:table-cell>
          <table:table-cell table:formula="of:=[.B828]/[.B827]" office:value-type="float" office:value="1.0025392541752">
            <text:p>1.0025392542</text:p>
          </table:table-cell>
          <table:table-cell table:formula="of:=MONTH([.A828])" office:value-type="float" office:value="2">
            <text:p>2</text:p>
          </table:table-cell>
          <table:table-cell table:formula="of:=YEAR([.A828])" office:value-type="float" office:value="2011">
            <text:p>2011</text:p>
          </table:table-cell>
        </table:table-row>
        <table:table-row table:style-name="ro2">
          <table:table-cell office:value-type="string">
            <text:p>2011-02-15 00:00:00</text:p>
          </table:table-cell>
          <table:table-cell office:value-type="float" office:value="1.62695015301164">
            <text:p>1.626950153</text:p>
          </table:table-cell>
          <table:table-cell table:formula="of:=[.B829]/[.B828]" office:value-type="float" office:value="0.99349595034673">
            <text:p>0.9934959503</text:p>
          </table:table-cell>
          <table:table-cell table:formula="of:=MONTH([.A829])" office:value-type="float" office:value="2">
            <text:p>2</text:p>
          </table:table-cell>
          <table:table-cell table:formula="of:=YEAR([.A829])" office:value-type="float" office:value="2011">
            <text:p>2011</text:p>
          </table:table-cell>
        </table:table-row>
        <table:table-row table:style-name="ro2">
          <table:table-cell office:value-type="string">
            <text:p>2011-02-16 00:00:00</text:p>
          </table:table-cell>
          <table:table-cell office:value-type="float" office:value="1.63563403469709">
            <text:p>1.6356340347</text:p>
          </table:table-cell>
          <table:table-cell table:formula="of:=[.B830]/[.B829]" office:value-type="float" office:value="1.00533752166247">
            <text:p>1.0053375217</text:p>
          </table:table-cell>
          <table:table-cell table:formula="of:=MONTH([.A830])" office:value-type="float" office:value="2">
            <text:p>2</text:p>
          </table:table-cell>
          <table:table-cell table:formula="of:=YEAR([.A830])" office:value-type="float" office:value="2011">
            <text:p>2011</text:p>
          </table:table-cell>
        </table:table-row>
        <table:table-row table:style-name="ro2">
          <table:table-cell office:value-type="string">
            <text:p>2011-02-17 00:00:00</text:p>
          </table:table-cell>
          <table:table-cell office:value-type="float" office:value="1.63984457727248">
            <text:p>1.6398445773</text:p>
          </table:table-cell>
          <table:table-cell table:formula="of:=[.B831]/[.B830]" office:value-type="float" office:value="1.00257425712969">
            <text:p>1.0025742571</text:p>
          </table:table-cell>
          <table:table-cell table:formula="of:=MONTH([.A831])" office:value-type="float" office:value="2">
            <text:p>2</text:p>
          </table:table-cell>
          <table:table-cell table:formula="of:=YEAR([.A831])" office:value-type="float" office:value="2011">
            <text:p>2011</text:p>
          </table:table-cell>
        </table:table-row>
        <table:table-row table:style-name="ro2">
          <table:table-cell office:value-type="string">
            <text:p>2011-02-18 00:00:00</text:p>
          </table:table-cell>
          <table:table-cell office:value-type="float" office:value="1.64244559938446">
            <text:p>1.6424455994</text:p>
          </table:table-cell>
          <table:table-cell table:formula="of:=[.B832]/[.B831]" office:value-type="float" office:value="1.00158613941103">
            <text:p>1.0015861394</text:p>
          </table:table-cell>
          <table:table-cell table:formula="of:=MONTH([.A832])" office:value-type="float" office:value="2">
            <text:p>2</text:p>
          </table:table-cell>
          <table:table-cell table:formula="of:=YEAR([.A832])" office:value-type="float" office:value="2011">
            <text:p>2011</text:p>
          </table:table-cell>
        </table:table-row>
        <table:table-row table:style-name="ro2">
          <table:table-cell office:value-type="string">
            <text:p>2011-02-22 00:00:00</text:p>
          </table:table-cell>
          <table:table-cell office:value-type="float" office:value="1.6251437457996">
            <text:p>1.6251437458</text:p>
          </table:table-cell>
          <table:table-cell table:formula="of:=[.B833]/[.B832]" office:value-type="float" office:value="0.989465798081014">
            <text:p>0.9894657981</text:p>
          </table:table-cell>
          <table:table-cell table:formula="of:=MONTH([.A833])" office:value-type="float" office:value="2">
            <text:p>2</text:p>
          </table:table-cell>
          <table:table-cell table:formula="of:=YEAR([.A833])" office:value-type="float" office:value="2011">
            <text:p>2011</text:p>
          </table:table-cell>
        </table:table-row>
        <table:table-row table:style-name="ro2">
          <table:table-cell office:value-type="string">
            <text:p>2011-02-23 00:00:00</text:p>
          </table:table-cell>
          <table:table-cell office:value-type="float" office:value="1.62796395987998">
            <text:p>1.6279639599</text:p>
          </table:table-cell>
          <table:table-cell table:formula="of:=[.B834]/[.B833]" office:value-type="float" office:value="1.00173536284878">
            <text:p>1.0017353628</text:p>
          </table:table-cell>
          <table:table-cell table:formula="of:=MONTH([.A834])" office:value-type="float" office:value="2">
            <text:p>2</text:p>
          </table:table-cell>
          <table:table-cell table:formula="of:=YEAR([.A834])" office:value-type="float" office:value="2011">
            <text:p>2011</text:p>
          </table:table-cell>
        </table:table-row>
        <table:table-row table:style-name="ro2">
          <table:table-cell office:value-type="string">
            <text:p>2011-02-24 00:00:00</text:p>
          </table:table-cell>
          <table:table-cell office:value-type="float" office:value="1.61899631165054">
            <text:p>1.6189963117</text:p>
          </table:table-cell>
          <table:table-cell table:formula="of:=[.B835]/[.B834]" office:value-type="float" office:value="0.994491494621232">
            <text:p>0.9944914946</text:p>
          </table:table-cell>
          <table:table-cell table:formula="of:=MONTH([.A835])" office:value-type="float" office:value="2">
            <text:p>2</text:p>
          </table:table-cell>
          <table:table-cell table:formula="of:=YEAR([.A835])" office:value-type="float" office:value="2011">
            <text:p>2011</text:p>
          </table:table-cell>
        </table:table-row>
        <table:table-row table:style-name="ro2">
          <table:table-cell office:value-type="string">
            <text:p>2011-02-25 00:00:00</text:p>
          </table:table-cell>
          <table:table-cell office:value-type="float" office:value="1.64823142068678">
            <text:p>1.6482314207</text:p>
          </table:table-cell>
          <table:table-cell table:formula="of:=[.B836]/[.B835]" office:value-type="float" office:value="1.01805755135194">
            <text:p>1.0180575514</text:p>
          </table:table-cell>
          <table:table-cell table:formula="of:=MONTH([.A836])" office:value-type="float" office:value="2">
            <text:p>2</text:p>
          </table:table-cell>
          <table:table-cell table:formula="of:=YEAR([.A836])" office:value-type="float" office:value="2011">
            <text:p>2011</text:p>
          </table:table-cell>
        </table:table-row>
        <table:table-row table:style-name="ro2">
          <table:table-cell office:value-type="string">
            <text:p>2011-03-02 00:00:00</text:p>
          </table:table-cell>
          <table:table-cell office:value-type="float" office:value="1.64703332354298">
            <text:p>1.6470333235</text:p>
          </table:table-cell>
          <table:table-cell table:formula="of:=[.B837]/[.B836]" office:value-type="float" office:value="0.999273101380815">
            <text:p>0.9992731014</text:p>
          </table:table-cell>
          <table:table-cell table:formula="of:=MONTH([.A837])" office:value-type="float" office:value="3">
            <text:p>3</text:p>
          </table:table-cell>
          <table:table-cell table:formula="of:=YEAR([.A837])" office:value-type="float" office:value="2011">
            <text:p>2011</text:p>
          </table:table-cell>
        </table:table-row>
        <table:table-row table:style-name="ro2">
          <table:table-cell office:value-type="string">
            <text:p>2011-03-03 00:00:00</text:p>
          </table:table-cell>
          <table:table-cell office:value-type="float" office:value="1.66185224558625">
            <text:p>1.6618522456</text:p>
          </table:table-cell>
          <table:table-cell table:formula="of:=[.B838]/[.B837]" office:value-type="float" office:value="1.00899734196719">
            <text:p>1.008997342</text:p>
          </table:table-cell>
          <table:table-cell table:formula="of:=MONTH([.A838])" office:value-type="float" office:value="3">
            <text:p>3</text:p>
          </table:table-cell>
          <table:table-cell table:formula="of:=YEAR([.A838])" office:value-type="float" office:value="2011">
            <text:p>2011</text:p>
          </table:table-cell>
        </table:table-row>
        <table:table-row table:style-name="ro2">
          <table:table-cell office:value-type="string">
            <text:p>2011-03-04 00:00:00</text:p>
          </table:table-cell>
          <table:table-cell office:value-type="float" office:value="1.65691054573646">
            <text:p>1.6569105457</text:p>
          </table:table-cell>
          <table:table-cell table:formula="of:=[.B839]/[.B838]" office:value-type="float" office:value="0.997026390364781">
            <text:p>0.9970263904</text:p>
          </table:table-cell>
          <table:table-cell table:formula="of:=MONTH([.A839])" office:value-type="float" office:value="3">
            <text:p>3</text:p>
          </table:table-cell>
          <table:table-cell table:formula="of:=YEAR([.A839])" office:value-type="float" office:value="2011">
            <text:p>2011</text:p>
          </table:table-cell>
        </table:table-row>
        <table:table-row table:style-name="ro2">
          <table:table-cell office:value-type="string">
            <text:p>2011-03-07 00:00:00</text:p>
          </table:table-cell>
          <table:table-cell office:value-type="float" office:value="1.63882637630714">
            <text:p>1.6388263763</text:p>
          </table:table-cell>
          <table:table-cell table:formula="of:=[.B840]/[.B839]" office:value-type="float" office:value="0.989085609071741">
            <text:p>0.9890856091</text:p>
          </table:table-cell>
          <table:table-cell table:formula="of:=MONTH([.A840])" office:value-type="float" office:value="3">
            <text:p>3</text:p>
          </table:table-cell>
          <table:table-cell table:formula="of:=YEAR([.A840])" office:value-type="float" office:value="2011">
            <text:p>2011</text:p>
          </table:table-cell>
        </table:table-row>
        <table:table-row table:style-name="ro2">
          <table:table-cell office:value-type="string">
            <text:p>2011-03-08 00:00:00</text:p>
          </table:table-cell>
          <table:table-cell office:value-type="float" office:value="1.64154940012659">
            <text:p>1.6415494001</text:p>
          </table:table-cell>
          <table:table-cell table:formula="of:=[.B841]/[.B840]" office:value-type="float" office:value="1.00166156943702">
            <text:p>1.0016615694</text:p>
          </table:table-cell>
          <table:table-cell table:formula="of:=MONTH([.A841])" office:value-type="float" office:value="3">
            <text:p>3</text:p>
          </table:table-cell>
          <table:table-cell table:formula="of:=YEAR([.A841])" office:value-type="float" office:value="2011">
            <text:p>2011</text:p>
          </table:table-cell>
        </table:table-row>
        <table:table-row table:style-name="ro2">
          <table:table-cell office:value-type="string">
            <text:p>2011-03-09 00:00:00</text:p>
          </table:table-cell>
          <table:table-cell office:value-type="float" office:value="1.642879412198">
            <text:p>1.6428794122</text:p>
          </table:table-cell>
          <table:table-cell table:formula="of:=[.B842]/[.B841]" office:value-type="float" office:value="1.00081021751238">
            <text:p>1.0008102175</text:p>
          </table:table-cell>
          <table:table-cell table:formula="of:=MONTH([.A842])" office:value-type="float" office:value="3">
            <text:p>3</text:p>
          </table:table-cell>
          <table:table-cell table:formula="of:=YEAR([.A842])" office:value-type="float" office:value="2011">
            <text:p>2011</text:p>
          </table:table-cell>
        </table:table-row>
        <table:table-row table:style-name="ro2">
          <table:table-cell office:value-type="string">
            <text:p>2011-03-10 00:00:00</text:p>
          </table:table-cell>
          <table:table-cell office:value-type="float" office:value="1.60986568349635">
            <text:p>1.6098656835</text:p>
          </table:table-cell>
          <table:table-cell table:formula="of:=[.B843]/[.B842]" office:value-type="float" office:value="0.979904959270573">
            <text:p>0.9799049593</text:p>
          </table:table-cell>
          <table:table-cell table:formula="of:=MONTH([.A843])" office:value-type="float" office:value="3">
            <text:p>3</text:p>
          </table:table-cell>
          <table:table-cell table:formula="of:=YEAR([.A843])" office:value-type="float" office:value="2011">
            <text:p>2011</text:p>
          </table:table-cell>
        </table:table-row>
        <table:table-row table:style-name="ro2">
          <table:table-cell office:value-type="string">
            <text:p>2011-03-11 00:00:00</text:p>
          </table:table-cell>
          <table:table-cell office:value-type="float" office:value="1.60187104721173">
            <text:p>1.6018710472</text:p>
          </table:table-cell>
          <table:table-cell table:formula="of:=[.B844]/[.B843]" office:value-type="float" office:value="0.995033973103115">
            <text:p>0.9950339731</text:p>
          </table:table-cell>
          <table:table-cell table:formula="of:=MONTH([.A844])" office:value-type="float" office:value="3">
            <text:p>3</text:p>
          </table:table-cell>
          <table:table-cell table:formula="of:=YEAR([.A844])" office:value-type="float" office:value="2011">
            <text:p>2011</text:p>
          </table:table-cell>
        </table:table-row>
        <table:table-row table:style-name="ro2">
          <table:table-cell office:value-type="string">
            <text:p>2011-03-14 00:00:00</text:p>
          </table:table-cell>
          <table:table-cell office:value-type="float" office:value="1.56403101148049">
            <text:p>1.5640310115</text:p>
          </table:table-cell>
          <table:table-cell table:formula="of:=[.B845]/[.B844]" office:value-type="float" office:value="0.976377601806898">
            <text:p>0.9763776018</text:p>
          </table:table-cell>
          <table:table-cell table:formula="of:=MONTH([.A845])" office:value-type="float" office:value="3">
            <text:p>3</text:p>
          </table:table-cell>
          <table:table-cell table:formula="of:=YEAR([.A845])" office:value-type="float" office:value="2011">
            <text:p>2011</text:p>
          </table:table-cell>
        </table:table-row>
        <table:table-row table:style-name="ro2">
          <table:table-cell office:value-type="string">
            <text:p>2011-03-15 00:00:00</text:p>
          </table:table-cell>
          <table:table-cell office:value-type="float" office:value="1.53763460167331">
            <text:p>1.5376346017</text:p>
          </table:table-cell>
          <table:table-cell table:formula="of:=[.B846]/[.B845]" office:value-type="float" office:value="0.983122834768985">
            <text:p>0.9831228348</text:p>
          </table:table-cell>
          <table:table-cell table:formula="of:=MONTH([.A846])" office:value-type="float" office:value="3">
            <text:p>3</text:p>
          </table:table-cell>
          <table:table-cell table:formula="of:=YEAR([.A846])" office:value-type="float" office:value="2011">
            <text:p>2011</text:p>
          </table:table-cell>
        </table:table-row>
        <table:table-row table:style-name="ro2">
          <table:table-cell office:value-type="string">
            <text:p>2011-03-16 00:00:00</text:p>
          </table:table-cell>
          <table:table-cell office:value-type="float" office:value="1.51342748959154">
            <text:p>1.5134274896</text:p>
          </table:table-cell>
          <table:table-cell table:formula="of:=[.B847]/[.B846]" office:value-type="float" office:value="0.984256915098406">
            <text:p>0.9842569151</text:p>
          </table:table-cell>
          <table:table-cell table:formula="of:=MONTH([.A847])" office:value-type="float" office:value="3">
            <text:p>3</text:p>
          </table:table-cell>
          <table:table-cell table:formula="of:=YEAR([.A847])" office:value-type="float" office:value="2011">
            <text:p>2011</text:p>
          </table:table-cell>
        </table:table-row>
        <table:table-row table:style-name="ro2">
          <table:table-cell office:value-type="string">
            <text:p>2011-03-17 00:00:00</text:p>
          </table:table-cell>
          <table:table-cell office:value-type="float" office:value="1.55668456771098">
            <text:p>1.5566845677</text:p>
          </table:table-cell>
          <table:table-cell table:formula="of:=[.B848]/[.B847]" office:value-type="float" office:value="1.02858219400463">
            <text:p>1.028582194</text:p>
          </table:table-cell>
          <table:table-cell table:formula="of:=MONTH([.A848])" office:value-type="float" office:value="3">
            <text:p>3</text:p>
          </table:table-cell>
          <table:table-cell table:formula="of:=YEAR([.A848])" office:value-type="float" office:value="2011">
            <text:p>2011</text:p>
          </table:table-cell>
        </table:table-row>
        <table:table-row table:style-name="ro2">
          <table:table-cell office:value-type="string">
            <text:p>2011-03-18 00:00:00</text:p>
          </table:table-cell>
          <table:table-cell office:value-type="float" office:value="1.57524663209543">
            <text:p>1.5752466321</text:p>
          </table:table-cell>
          <table:table-cell table:formula="of:=[.B849]/[.B848]" office:value-type="float" office:value="1.01192410124021">
            <text:p>1.0119241012</text:p>
          </table:table-cell>
          <table:table-cell table:formula="of:=MONTH([.A849])" office:value-type="float" office:value="3">
            <text:p>3</text:p>
          </table:table-cell>
          <table:table-cell table:formula="of:=YEAR([.A849])" office:value-type="float" office:value="2011">
            <text:p>2011</text:p>
          </table:table-cell>
        </table:table-row>
        <table:table-row table:style-name="ro2">
          <table:table-cell office:value-type="string">
            <text:p>2011-03-21 00:00:00</text:p>
          </table:table-cell>
          <table:table-cell office:value-type="float" office:value="1.60074750081917">
            <text:p>1.6007475008</text:p>
          </table:table-cell>
          <table:table-cell table:formula="of:=[.B850]/[.B849]" office:value-type="float" office:value="1.01618849277577">
            <text:p>1.0161884928</text:p>
          </table:table-cell>
          <table:table-cell table:formula="of:=MONTH([.A850])" office:value-type="float" office:value="3">
            <text:p>3</text:p>
          </table:table-cell>
          <table:table-cell table:formula="of:=YEAR([.A850])" office:value-type="float" office:value="2011">
            <text:p>2011</text:p>
          </table:table-cell>
        </table:table-row>
        <table:table-row table:style-name="ro2">
          <table:table-cell office:value-type="string">
            <text:p>2011-03-22 00:00:00</text:p>
          </table:table-cell>
          <table:table-cell office:value-type="float" office:value="1.60095993423197">
            <text:p>1.6009599342</text:p>
          </table:table-cell>
          <table:table-cell table:formula="of:=[.B851]/[.B850]" office:value-type="float" office:value="1.000132708883">
            <text:p>1.0001327089</text:p>
          </table:table-cell>
          <table:table-cell table:formula="of:=MONTH([.A851])" office:value-type="float" office:value="3">
            <text:p>3</text:p>
          </table:table-cell>
          <table:table-cell table:formula="of:=YEAR([.A851])" office:value-type="float" office:value="2011">
            <text:p>2011</text:p>
          </table:table-cell>
        </table:table-row>
        <table:table-row table:style-name="ro2">
          <table:table-cell office:value-type="string">
            <text:p>2011-03-23 00:00:00</text:p>
          </table:table-cell>
          <table:table-cell office:value-type="float" office:value="1.60042417391512">
            <text:p>1.6004241739</text:p>
          </table:table-cell>
          <table:table-cell table:formula="of:=[.B852]/[.B851]" office:value-type="float" office:value="0.999665350577867">
            <text:p>0.9996653506</text:p>
          </table:table-cell>
          <table:table-cell table:formula="of:=MONTH([.A852])" office:value-type="float" office:value="3">
            <text:p>3</text:p>
          </table:table-cell>
          <table:table-cell table:formula="of:=YEAR([.A852])" office:value-type="float" office:value="2011">
            <text:p>2011</text:p>
          </table:table-cell>
        </table:table-row>
        <table:table-row table:style-name="ro2">
          <table:table-cell office:value-type="string">
            <text:p>2011-03-24 00:00:00</text:p>
          </table:table-cell>
          <table:table-cell office:value-type="float" office:value="1.60837563115572">
            <text:p>1.6083756312</text:p>
          </table:table-cell>
          <table:table-cell table:formula="of:=[.B853]/[.B852]" office:value-type="float" office:value="1.00496834362427">
            <text:p>1.0049683436</text:p>
          </table:table-cell>
          <table:table-cell table:formula="of:=MONTH([.A853])" office:value-type="float" office:value="3">
            <text:p>3</text:p>
          </table:table-cell>
          <table:table-cell table:formula="of:=YEAR([.A853])" office:value-type="float" office:value="2011">
            <text:p>2011</text:p>
          </table:table-cell>
        </table:table-row>
        <table:table-row table:style-name="ro2">
          <table:table-cell office:value-type="string">
            <text:p>2011-03-25 00:00:00</text:p>
          </table:table-cell>
          <table:table-cell office:value-type="float" office:value="1.59939846071368">
            <text:p>1.5993984607</text:p>
          </table:table-cell>
          <table:table-cell table:formula="of:=[.B854]/[.B853]" office:value-type="float" office:value="0.994418486410672">
            <text:p>0.9944184864</text:p>
          </table:table-cell>
          <table:table-cell table:formula="of:=MONTH([.A854])" office:value-type="float" office:value="3">
            <text:p>3</text:p>
          </table:table-cell>
          <table:table-cell table:formula="of:=YEAR([.A854])" office:value-type="float" office:value="2011">
            <text:p>2011</text:p>
          </table:table-cell>
        </table:table-row>
        <table:table-row table:style-name="ro2">
          <table:table-cell office:value-type="string">
            <text:p>2011-03-28 00:00:00</text:p>
          </table:table-cell>
          <table:table-cell office:value-type="float" office:value="1.5895648371085">
            <text:p>1.5895648371</text:p>
          </table:table-cell>
          <table:table-cell table:formula="of:=[.B855]/[.B854]" office:value-type="float" office:value="0.99385167370938">
            <text:p>0.9938516737</text:p>
          </table:table-cell>
          <table:table-cell table:formula="of:=MONTH([.A855])" office:value-type="float" office:value="3">
            <text:p>3</text:p>
          </table:table-cell>
          <table:table-cell table:formula="of:=YEAR([.A855])" office:value-type="float" office:value="2011">
            <text:p>2011</text:p>
          </table:table-cell>
        </table:table-row>
        <table:table-row table:style-name="ro2">
          <table:table-cell office:value-type="string">
            <text:p>2011-03-29 00:00:00</text:p>
          </table:table-cell>
          <table:table-cell office:value-type="float" office:value="1.59576687633118">
            <text:p>1.5957668763</text:p>
          </table:table-cell>
          <table:table-cell table:formula="of:=[.B856]/[.B855]" office:value-type="float" office:value="1.00390172145099">
            <text:p>1.0039017215</text:p>
          </table:table-cell>
          <table:table-cell table:formula="of:=MONTH([.A856])" office:value-type="float" office:value="3">
            <text:p>3</text:p>
          </table:table-cell>
          <table:table-cell table:formula="of:=YEAR([.A856])" office:value-type="float" office:value="2011">
            <text:p>2011</text:p>
          </table:table-cell>
        </table:table-row>
        <table:table-row table:style-name="ro2">
          <table:table-cell office:value-type="string">
            <text:p>2011-03-30 00:00:00</text:p>
          </table:table-cell>
          <table:table-cell office:value-type="float" office:value="1.60722059059437">
            <text:p>1.6072205906</text:p>
          </table:table-cell>
          <table:table-cell table:formula="of:=[.B857]/[.B856]" office:value-type="float" office:value="1.00717756110437">
            <text:p>1.0071775611</text:p>
          </table:table-cell>
          <table:table-cell table:formula="of:=MONTH([.A857])" office:value-type="float" office:value="3">
            <text:p>3</text:p>
          </table:table-cell>
          <table:table-cell table:formula="of:=YEAR([.A857])" office:value-type="float" office:value="2011">
            <text:p>2011</text:p>
          </table:table-cell>
        </table:table-row>
        <table:table-row table:style-name="ro2">
          <table:table-cell office:value-type="string">
            <text:p>2011-04-04 00:00:00</text:p>
          </table:table-cell>
          <table:table-cell office:value-type="float" office:value="1.6121937595282">
            <text:p>1.6121937595</text:p>
          </table:table-cell>
          <table:table-cell table:formula="of:=[.B858]/[.B857]" office:value-type="float" office:value="1.00309426656362">
            <text:p>1.0030942666</text:p>
          </table:table-cell>
          <table:table-cell table:formula="of:=MONTH([.A858])" office:value-type="float" office:value="4">
            <text:p>4</text:p>
          </table:table-cell>
          <table:table-cell table:formula="of:=YEAR([.A858])" office:value-type="float" office:value="2011">
            <text:p>2011</text:p>
          </table:table-cell>
        </table:table-row>
        <table:table-row table:style-name="ro2">
          <table:table-cell office:value-type="string">
            <text:p>2011-04-05 00:00:00</text:p>
          </table:table-cell>
          <table:table-cell office:value-type="float" office:value="1.6136381291482">
            <text:p>1.6136381291</text:p>
          </table:table-cell>
          <table:table-cell table:formula="of:=[.B859]/[.B858]" office:value-type="float" office:value="1.00089590324455">
            <text:p>1.0008959032</text:p>
          </table:table-cell>
          <table:table-cell table:formula="of:=MONTH([.A859])" office:value-type="float" office:value="4">
            <text:p>4</text:p>
          </table:table-cell>
          <table:table-cell table:formula="of:=YEAR([.A859])" office:value-type="float" office:value="2011">
            <text:p>2011</text:p>
          </table:table-cell>
        </table:table-row>
        <table:table-row table:style-name="ro2">
          <table:table-cell office:value-type="string">
            <text:p>2011-04-06 00:00:00</text:p>
          </table:table-cell>
          <table:table-cell office:value-type="float" office:value="1.61678779919047">
            <text:p>1.6167877992</text:p>
          </table:table-cell>
          <table:table-cell table:formula="of:=[.B860]/[.B859]" office:value-type="float" office:value="1.00195190605959">
            <text:p>1.0019519061</text:p>
          </table:table-cell>
          <table:table-cell table:formula="of:=MONTH([.A860])" office:value-type="float" office:value="4">
            <text:p>4</text:p>
          </table:table-cell>
          <table:table-cell table:formula="of:=YEAR([.A860])" office:value-type="float" office:value="2011">
            <text:p>2011</text:p>
          </table:table-cell>
        </table:table-row>
        <table:table-row table:style-name="ro2">
          <table:table-cell office:value-type="string">
            <text:p>2011-04-07 00:00:00</text:p>
          </table:table-cell>
          <table:table-cell office:value-type="float" office:value="1.61032874617983">
            <text:p>1.6103287462</text:p>
          </table:table-cell>
          <table:table-cell table:formula="of:=[.B861]/[.B860]" office:value-type="float" office:value="0.996005008811994">
            <text:p>0.9960050088</text:p>
          </table:table-cell>
          <table:table-cell table:formula="of:=MONTH([.A861])" office:value-type="float" office:value="4">
            <text:p>4</text:p>
          </table:table-cell>
          <table:table-cell table:formula="of:=YEAR([.A861])" office:value-type="float" office:value="2011">
            <text:p>2011</text:p>
          </table:table-cell>
        </table:table-row>
        <table:table-row table:style-name="ro2">
          <table:table-cell office:value-type="string">
            <text:p>2011-04-08 00:00:00</text:p>
          </table:table-cell>
          <table:table-cell office:value-type="float" office:value="1.61718307877699">
            <text:p>1.6171830788</text:p>
          </table:table-cell>
          <table:table-cell table:formula="of:=[.B862]/[.B861]" office:value-type="float" office:value="1.00425648030778">
            <text:p>1.0042564803</text:p>
          </table:table-cell>
          <table:table-cell table:formula="of:=MONTH([.A862])" office:value-type="float" office:value="4">
            <text:p>4</text:p>
          </table:table-cell>
          <table:table-cell table:formula="of:=YEAR([.A862])" office:value-type="float" office:value="2011">
            <text:p>2011</text:p>
          </table:table-cell>
        </table:table-row>
        <table:table-row table:style-name="ro2">
          <table:table-cell office:value-type="string">
            <text:p>2011-04-11 00:00:00</text:p>
          </table:table-cell>
          <table:table-cell office:value-type="float" office:value="1.60524165810784">
            <text:p>1.6052416581</text:p>
          </table:table-cell>
          <table:table-cell table:formula="of:=[.B863]/[.B862]" office:value-type="float" office:value="0.992615912925465">
            <text:p>0.9926159129</text:p>
          </table:table-cell>
          <table:table-cell table:formula="of:=MONTH([.A863])" office:value-type="float" office:value="4">
            <text:p>4</text:p>
          </table:table-cell>
          <table:table-cell table:formula="of:=YEAR([.A863])" office:value-type="float" office:value="2011">
            <text:p>2011</text:p>
          </table:table-cell>
        </table:table-row>
        <table:table-row table:style-name="ro2">
          <table:table-cell office:value-type="string">
            <text:p>2011-04-12 00:00:00</text:p>
          </table:table-cell>
          <table:table-cell office:value-type="float" office:value="1.58871693715502">
            <text:p>1.5887169372</text:p>
          </table:table-cell>
          <table:table-cell table:formula="of:=[.B864]/[.B863]" office:value-type="float" office:value="0.989705773663828">
            <text:p>0.9897057737</text:p>
          </table:table-cell>
          <table:table-cell table:formula="of:=MONTH([.A864])" office:value-type="float" office:value="4">
            <text:p>4</text:p>
          </table:table-cell>
          <table:table-cell table:formula="of:=YEAR([.A864])" office:value-type="float" office:value="2011">
            <text:p>2011</text:p>
          </table:table-cell>
        </table:table-row>
        <table:table-row table:style-name="ro2">
          <table:table-cell office:value-type="string">
            <text:p>2011-04-13 00:00:00</text:p>
          </table:table-cell>
          <table:table-cell office:value-type="float" office:value="1.5924325764454">
            <text:p>1.5924325764</text:p>
          </table:table-cell>
          <table:table-cell table:formula="of:=[.B865]/[.B864]" office:value-type="float" office:value="1.00233876734331">
            <text:p>1.0023387673</text:p>
          </table:table-cell>
          <table:table-cell table:formula="of:=MONTH([.A865])" office:value-type="float" office:value="4">
            <text:p>4</text:p>
          </table:table-cell>
          <table:table-cell table:formula="of:=YEAR([.A865])" office:value-type="float" office:value="2011">
            <text:p>2011</text:p>
          </table:table-cell>
        </table:table-row>
        <table:table-row table:style-name="ro2">
          <table:table-cell office:value-type="string">
            <text:p>2011-04-14 00:00:00</text:p>
          </table:table-cell>
          <table:table-cell office:value-type="float" office:value="1.60170400320018">
            <text:p>1.6017040032</text:p>
          </table:table-cell>
          <table:table-cell table:formula="of:=[.B866]/[.B865]" office:value-type="float" office:value="1.00582217852857">
            <text:p>1.0058221785</text:p>
          </table:table-cell>
          <table:table-cell table:formula="of:=MONTH([.A866])" office:value-type="float" office:value="4">
            <text:p>4</text:p>
          </table:table-cell>
          <table:table-cell table:formula="of:=YEAR([.A866])" office:value-type="float" office:value="2011">
            <text:p>2011</text:p>
          </table:table-cell>
        </table:table-row>
        <table:table-row table:style-name="ro2">
          <table:table-cell office:value-type="string">
            <text:p>2011-04-15 00:00:00</text:p>
          </table:table-cell>
          <table:table-cell office:value-type="float" office:value="1.61386906970412">
            <text:p>1.6138690697</text:p>
          </table:table-cell>
          <table:table-cell table:formula="of:=[.B867]/[.B866]" office:value-type="float" office:value="1.00759507779192">
            <text:p>1.0075950778</text:p>
          </table:table-cell>
          <table:table-cell table:formula="of:=MONTH([.A867])" office:value-type="float" office:value="4">
            <text:p>4</text:p>
          </table:table-cell>
          <table:table-cell table:formula="of:=YEAR([.A867])" office:value-type="float" office:value="2011">
            <text:p>2011</text:p>
          </table:table-cell>
        </table:table-row>
        <table:table-row table:style-name="ro2">
          <table:table-cell office:value-type="string">
            <text:p>2011-04-18 00:00:00</text:p>
          </table:table-cell>
          <table:table-cell office:value-type="float" office:value="1.5994481744428">
            <text:p>1.5994481744</text:p>
          </table:table-cell>
          <table:table-cell table:formula="of:=[.B868]/[.B867]" office:value-type="float" office:value="0.991064395785242">
            <text:p>0.9910643958</text:p>
          </table:table-cell>
          <table:table-cell table:formula="of:=MONTH([.A868])" office:value-type="float" office:value="4">
            <text:p>4</text:p>
          </table:table-cell>
          <table:table-cell table:formula="of:=YEAR([.A868])" office:value-type="float" office:value="2011">
            <text:p>2011</text:p>
          </table:table-cell>
        </table:table-row>
        <table:table-row table:style-name="ro2">
          <table:table-cell office:value-type="string">
            <text:p>2011-04-19 00:00:00</text:p>
          </table:table-cell>
          <table:table-cell office:value-type="float" office:value="1.60680220034356">
            <text:p>1.6068022003</text:p>
          </table:table-cell>
          <table:table-cell table:formula="of:=[.B869]/[.B868]" office:value-type="float" office:value="1.00459785194561">
            <text:p>1.0045978519</text:p>
          </table:table-cell>
          <table:table-cell table:formula="of:=MONTH([.A869])" office:value-type="float" office:value="4">
            <text:p>4</text:p>
          </table:table-cell>
          <table:table-cell table:formula="of:=YEAR([.A869])" office:value-type="float" office:value="2011">
            <text:p>2011</text:p>
          </table:table-cell>
        </table:table-row>
        <table:table-row table:style-name="ro2">
          <table:table-cell office:value-type="string">
            <text:p>2011-04-20 00:00:00</text:p>
          </table:table-cell>
          <table:table-cell office:value-type="float" office:value="1.62942606898077">
            <text:p>1.629426069</text:p>
          </table:table-cell>
          <table:table-cell table:formula="of:=[.B870]/[.B869]" office:value-type="float" office:value="1.01408005828744">
            <text:p>1.0140800583</text:p>
          </table:table-cell>
          <table:table-cell table:formula="of:=MONTH([.A870])" office:value-type="float" office:value="4">
            <text:p>4</text:p>
          </table:table-cell>
          <table:table-cell table:formula="of:=YEAR([.A870])" office:value-type="float" office:value="2011">
            <text:p>2011</text:p>
          </table:table-cell>
        </table:table-row>
        <table:table-row table:style-name="ro2">
          <table:table-cell office:value-type="string">
            <text:p>2011-04-21 00:00:00</text:p>
          </table:table-cell>
          <table:table-cell office:value-type="float" office:value="1.63961433120404">
            <text:p>1.6396143312</text:p>
          </table:table-cell>
          <table:table-cell table:formula="of:=[.B871]/[.B870]" office:value-type="float" office:value="1.00625266921723">
            <text:p>1.0062526692</text:p>
          </table:table-cell>
          <table:table-cell table:formula="of:=MONTH([.A871])" office:value-type="float" office:value="4">
            <text:p>4</text:p>
          </table:table-cell>
          <table:table-cell table:formula="of:=YEAR([.A871])" office:value-type="float" office:value="2011">
            <text:p>2011</text:p>
          </table:table-cell>
        </table:table-row>
        <table:table-row table:style-name="ro2">
          <table:table-cell office:value-type="string">
            <text:p>2011-04-25 00:00:00</text:p>
          </table:table-cell>
          <table:table-cell office:value-type="float" office:value="1.64115222602955">
            <text:p>1.641152226</text:p>
          </table:table-cell>
          <table:table-cell table:formula="of:=[.B872]/[.B871]" office:value-type="float" office:value="1.0009379613219">
            <text:p>1.0009379613</text:p>
          </table:table-cell>
          <table:table-cell table:formula="of:=MONTH([.A872])" office:value-type="float" office:value="4">
            <text:p>4</text:p>
          </table:table-cell>
          <table:table-cell table:formula="of:=YEAR([.A872])" office:value-type="float" office:value="2011">
            <text:p>2011</text:p>
          </table:table-cell>
        </table:table-row>
        <table:table-row table:style-name="ro2">
          <table:table-cell office:value-type="string">
            <text:p>2011-04-26 00:00:00</text:p>
          </table:table-cell>
          <table:table-cell office:value-type="float" office:value="1.65064066785362">
            <text:p>1.6506406679</text:p>
          </table:table-cell>
          <table:table-cell table:formula="of:=[.B873]/[.B872]" office:value-type="float" office:value="1.00578157325907">
            <text:p>1.0057815733</text:p>
          </table:table-cell>
          <table:table-cell table:formula="of:=MONTH([.A873])" office:value-type="float" office:value="4">
            <text:p>4</text:p>
          </table:table-cell>
          <table:table-cell table:formula="of:=YEAR([.A873])" office:value-type="float" office:value="2011">
            <text:p>2011</text:p>
          </table:table-cell>
        </table:table-row>
        <table:table-row table:style-name="ro2">
          <table:table-cell office:value-type="string">
            <text:p>2011-04-27 00:00:00</text:p>
          </table:table-cell>
          <table:table-cell office:value-type="float" office:value="1.66160325071104">
            <text:p>1.6616032507</text:p>
          </table:table-cell>
          <table:table-cell table:formula="of:=[.B874]/[.B873]" office:value-type="float" office:value="1.00664141085999">
            <text:p>1.0066414109</text:p>
          </table:table-cell>
          <table:table-cell table:formula="of:=MONTH([.A874])" office:value-type="float" office:value="4">
            <text:p>4</text:p>
          </table:table-cell>
          <table:table-cell table:formula="of:=YEAR([.A874])" office:value-type="float" office:value="2011">
            <text:p>2011</text:p>
          </table:table-cell>
        </table:table-row>
        <table:table-row table:style-name="ro2">
          <table:table-cell office:value-type="string">
            <text:p>2011-04-28 00:00:00</text:p>
          </table:table-cell>
          <table:table-cell office:value-type="float" office:value="1.66676858806369">
            <text:p>1.6667685881</text:p>
          </table:table-cell>
          <table:table-cell table:formula="of:=[.B875]/[.B874]" office:value-type="float" office:value="1.00310864663417">
            <text:p>1.0031086466</text:p>
          </table:table-cell>
          <table:table-cell table:formula="of:=MONTH([.A875])" office:value-type="float" office:value="4">
            <text:p>4</text:p>
          </table:table-cell>
          <table:table-cell table:formula="of:=YEAR([.A875])" office:value-type="float" office:value="2011">
            <text:p>2011</text:p>
          </table:table-cell>
        </table:table-row>
        <table:table-row table:style-name="ro2">
          <table:table-cell office:value-type="string">
            <text:p>2011-05-03 00:00:00</text:p>
          </table:table-cell>
          <table:table-cell office:value-type="float" office:value="1.65606831206121">
            <text:p>1.6560683121</text:p>
          </table:table-cell>
          <table:table-cell table:formula="of:=[.B876]/[.B875]" office:value-type="float" office:value="0.99358022698585">
            <text:p>0.993580227</text:p>
          </table:table-cell>
          <table:table-cell table:formula="of:=MONTH([.A876])" office:value-type="float" office:value="5">
            <text:p>5</text:p>
          </table:table-cell>
          <table:table-cell table:formula="of:=YEAR([.A876])" office:value-type="float" office:value="2011">
            <text:p>2011</text:p>
          </table:table-cell>
        </table:table-row>
        <table:table-row table:style-name="ro2">
          <table:table-cell office:value-type="string">
            <text:p>2011-05-04 00:00:00</text:p>
          </table:table-cell>
          <table:table-cell office:value-type="float" office:value="1.63585427169634">
            <text:p>1.6358542717</text:p>
          </table:table-cell>
          <table:table-cell table:formula="of:=[.B877]/[.B876]" office:value-type="float" office:value="0.987793957400397">
            <text:p>0.9877939574</text:p>
          </table:table-cell>
          <table:table-cell table:formula="of:=MONTH([.A877])" office:value-type="float" office:value="5">
            <text:p>5</text:p>
          </table:table-cell>
          <table:table-cell table:formula="of:=YEAR([.A877])" office:value-type="float" office:value="2011">
            <text:p>2011</text:p>
          </table:table-cell>
        </table:table-row>
        <table:table-row table:style-name="ro2">
          <table:table-cell office:value-type="string">
            <text:p>2011-05-05 00:00:00</text:p>
          </table:table-cell>
          <table:table-cell office:value-type="float" office:value="1.57929776596316">
            <text:p>1.579297766</text:p>
          </table:table-cell>
          <table:table-cell table:formula="of:=[.B878]/[.B877]" office:value-type="float" office:value="0.965426929090371">
            <text:p>0.9654269291</text:p>
          </table:table-cell>
          <table:table-cell table:formula="of:=MONTH([.A878])" office:value-type="float" office:value="5">
            <text:p>5</text:p>
          </table:table-cell>
          <table:table-cell table:formula="of:=YEAR([.A878])" office:value-type="float" office:value="2011">
            <text:p>2011</text:p>
          </table:table-cell>
        </table:table-row>
        <table:table-row table:style-name="ro2">
          <table:table-cell office:value-type="string">
            <text:p>2011-05-06 00:00:00</text:p>
          </table:table-cell>
          <table:table-cell office:value-type="float" office:value="1.58711433698344">
            <text:p>1.587114337</text:p>
          </table:table-cell>
          <table:table-cell table:formula="of:=[.B879]/[.B878]" office:value-type="float" office:value="1.00494939661712">
            <text:p>1.0049493966</text:p>
          </table:table-cell>
          <table:table-cell table:formula="of:=MONTH([.A879])" office:value-type="float" office:value="5">
            <text:p>5</text:p>
          </table:table-cell>
          <table:table-cell table:formula="of:=YEAR([.A879])" office:value-type="float" office:value="2011">
            <text:p>2011</text:p>
          </table:table-cell>
        </table:table-row>
        <table:table-row table:style-name="ro2">
          <table:table-cell office:value-type="string">
            <text:p>2011-05-09 00:00:00</text:p>
          </table:table-cell>
          <table:table-cell office:value-type="float" office:value="1.61621944626212">
            <text:p>1.6162194463</text:p>
          </table:table-cell>
          <table:table-cell table:formula="of:=[.B880]/[.B879]" office:value-type="float" office:value="1.01833838218234">
            <text:p>1.0183383822</text:p>
          </table:table-cell>
          <table:table-cell table:formula="of:=MONTH([.A880])" office:value-type="float" office:value="5">
            <text:p>5</text:p>
          </table:table-cell>
          <table:table-cell table:formula="of:=YEAR([.A880])" office:value-type="float" office:value="2011">
            <text:p>2011</text:p>
          </table:table-cell>
        </table:table-row>
        <table:table-row table:style-name="ro2">
          <table:table-cell office:value-type="string">
            <text:p>2011-05-10 00:00:00</text:p>
          </table:table-cell>
          <table:table-cell office:value-type="float" office:value="1.62730871697491">
            <text:p>1.627308717</text:p>
          </table:table-cell>
          <table:table-cell table:formula="of:=[.B881]/[.B880]" office:value-type="float" office:value="1.00686124074206">
            <text:p>1.0068612407</text:p>
          </table:table-cell>
          <table:table-cell table:formula="of:=MONTH([.A881])" office:value-type="float" office:value="5">
            <text:p>5</text:p>
          </table:table-cell>
          <table:table-cell table:formula="of:=YEAR([.A881])" office:value-type="float" office:value="2011">
            <text:p>2011</text:p>
          </table:table-cell>
        </table:table-row>
        <table:table-row table:style-name="ro2">
          <table:table-cell office:value-type="string">
            <text:p>2011-05-11 00:00:00</text:p>
          </table:table-cell>
          <table:table-cell office:value-type="float" office:value="1.59993564672595">
            <text:p>1.5999356467</text:p>
          </table:table-cell>
          <table:table-cell table:formula="of:=[.B882]/[.B881]" office:value-type="float" office:value="0.983178932206641">
            <text:p>0.9831789322</text:p>
          </table:table-cell>
          <table:table-cell table:formula="of:=MONTH([.A882])" office:value-type="float" office:value="5">
            <text:p>5</text:p>
          </table:table-cell>
          <table:table-cell table:formula="of:=YEAR([.A882])" office:value-type="float" office:value="2011">
            <text:p>2011</text:p>
          </table:table-cell>
        </table:table-row>
        <table:table-row table:style-name="ro2">
          <table:table-cell office:value-type="string">
            <text:p>2011-05-12 00:00:00</text:p>
          </table:table-cell>
          <table:table-cell office:value-type="float" office:value="1.60310125297498">
            <text:p>1.603101253</text:p>
          </table:table-cell>
          <table:table-cell table:formula="of:=[.B883]/[.B882]" office:value-type="float" office:value="1.00197858348584">
            <text:p>1.0019785835</text:p>
          </table:table-cell>
          <table:table-cell table:formula="of:=MONTH([.A883])" office:value-type="float" office:value="5">
            <text:p>5</text:p>
          </table:table-cell>
          <table:table-cell table:formula="of:=YEAR([.A883])" office:value-type="float" office:value="2011">
            <text:p>2011</text:p>
          </table:table-cell>
        </table:table-row>
        <table:table-row table:style-name="ro2">
          <table:table-cell office:value-type="string">
            <text:p>2011-05-13 00:00:00</text:p>
          </table:table-cell>
          <table:table-cell office:value-type="float" office:value="1.59526340103726">
            <text:p>1.595263401</text:p>
          </table:table-cell>
          <table:table-cell table:formula="of:=[.B884]/[.B883]" office:value-type="float" office:value="0.995110819155576">
            <text:p>0.9951108192</text:p>
          </table:table-cell>
          <table:table-cell table:formula="of:=MONTH([.A884])" office:value-type="float" office:value="5">
            <text:p>5</text:p>
          </table:table-cell>
          <table:table-cell table:formula="of:=YEAR([.A884])" office:value-type="float" office:value="2011">
            <text:p>2011</text:p>
          </table:table-cell>
        </table:table-row>
        <table:table-row table:style-name="ro2">
          <table:table-cell office:value-type="string">
            <text:p>2011-05-16 00:00:00</text:p>
          </table:table-cell>
          <table:table-cell office:value-type="float" office:value="1.58404833785739">
            <text:p>1.5840483379</text:p>
          </table:table-cell>
          <table:table-cell table:formula="of:=[.B885]/[.B884]" office:value-type="float" office:value="0.992969773410097">
            <text:p>0.9929697734</text:p>
          </table:table-cell>
          <table:table-cell table:formula="of:=MONTH([.A885])" office:value-type="float" office:value="5">
            <text:p>5</text:p>
          </table:table-cell>
          <table:table-cell table:formula="of:=YEAR([.A885])" office:value-type="float" office:value="2011">
            <text:p>2011</text:p>
          </table:table-cell>
        </table:table-row>
        <table:table-row table:style-name="ro2">
          <table:table-cell office:value-type="string">
            <text:p>2011-05-17 00:00:00</text:p>
          </table:table-cell>
          <table:table-cell office:value-type="float" office:value="1.58220284206027">
            <text:p>1.5822028421</text:p>
          </table:table-cell>
          <table:table-cell table:formula="of:=[.B886]/[.B885]" office:value-type="float" office:value="0.998834949822546">
            <text:p>0.9988349498</text:p>
          </table:table-cell>
          <table:table-cell table:formula="of:=MONTH([.A886])" office:value-type="float" office:value="5">
            <text:p>5</text:p>
          </table:table-cell>
          <table:table-cell table:formula="of:=YEAR([.A886])" office:value-type="float" office:value="2011">
            <text:p>2011</text:p>
          </table:table-cell>
        </table:table-row>
        <table:table-row table:style-name="ro2">
          <table:table-cell office:value-type="string">
            <text:p>2011-05-18 00:00:00</text:p>
          </table:table-cell>
          <table:table-cell office:value-type="float" office:value="1.60092028166555">
            <text:p>1.6009202817</text:p>
          </table:table-cell>
          <table:table-cell table:formula="of:=[.B887]/[.B886]" office:value-type="float" office:value="1.0118299873491">
            <text:p>1.0118299873</text:p>
          </table:table-cell>
          <table:table-cell table:formula="of:=MONTH([.A887])" office:value-type="float" office:value="5">
            <text:p>5</text:p>
          </table:table-cell>
          <table:table-cell table:formula="of:=YEAR([.A887])" office:value-type="float" office:value="2011">
            <text:p>2011</text:p>
          </table:table-cell>
        </table:table-row>
        <table:table-row table:style-name="ro2">
          <table:table-cell office:value-type="string">
            <text:p>2011-05-19 00:00:00</text:p>
          </table:table-cell>
          <table:table-cell office:value-type="float" office:value="1.59864412873274">
            <text:p>1.5986441287</text:p>
          </table:table-cell>
          <table:table-cell table:formula="of:=[.B888]/[.B887]" office:value-type="float" office:value="0.998578222189525">
            <text:p>0.9985782222</text:p>
          </table:table-cell>
          <table:table-cell table:formula="of:=MONTH([.A888])" office:value-type="float" office:value="5">
            <text:p>5</text:p>
          </table:table-cell>
          <table:table-cell table:formula="of:=YEAR([.A888])" office:value-type="float" office:value="2011">
            <text:p>2011</text:p>
          </table:table-cell>
        </table:table-row>
        <table:table-row table:style-name="ro2">
          <table:table-cell office:value-type="string">
            <text:p>2011-05-20 00:00:00</text:p>
          </table:table-cell>
          <table:table-cell office:value-type="float" office:value="1.60628210647854">
            <text:p>1.6062821065</text:p>
          </table:table-cell>
          <table:table-cell table:formula="of:=[.B889]/[.B888]" office:value-type="float" office:value="1.0047777848794">
            <text:p>1.0047777849</text:p>
          </table:table-cell>
          <table:table-cell table:formula="of:=MONTH([.A889])" office:value-type="float" office:value="5">
            <text:p>5</text:p>
          </table:table-cell>
          <table:table-cell table:formula="of:=YEAR([.A889])" office:value-type="float" office:value="2011">
            <text:p>2011</text:p>
          </table:table-cell>
        </table:table-row>
        <table:table-row table:style-name="ro2">
          <table:table-cell office:value-type="string">
            <text:p>2011-05-23 00:00:00</text:p>
          </table:table-cell>
          <table:table-cell office:value-type="float" office:value="1.5921958487954">
            <text:p>1.5921958488</text:p>
          </table:table-cell>
          <table:table-cell table:formula="of:=[.B890]/[.B889]" office:value-type="float" office:value="0.991230520699741">
            <text:p>0.9912305207</text:p>
          </table:table-cell>
          <table:table-cell table:formula="of:=MONTH([.A890])" office:value-type="float" office:value="5">
            <text:p>5</text:p>
          </table:table-cell>
          <table:table-cell table:formula="of:=YEAR([.A890])" office:value-type="float" office:value="2011">
            <text:p>2011</text:p>
          </table:table-cell>
        </table:table-row>
        <table:table-row table:style-name="ro2">
          <table:table-cell office:value-type="string">
            <text:p>2011-05-24 00:00:00</text:p>
          </table:table-cell>
          <table:table-cell office:value-type="float" office:value="1.60143146780782">
            <text:p>1.6014314678</text:p>
          </table:table-cell>
          <table:table-cell table:formula="of:=[.B891]/[.B890]" office:value-type="float" office:value="1.00580055463617">
            <text:p>1.0058005546</text:p>
          </table:table-cell>
          <table:table-cell table:formula="of:=MONTH([.A891])" office:value-type="float" office:value="5">
            <text:p>5</text:p>
          </table:table-cell>
          <table:table-cell table:formula="of:=YEAR([.A891])" office:value-type="float" office:value="2011">
            <text:p>2011</text:p>
          </table:table-cell>
        </table:table-row>
        <table:table-row table:style-name="ro2">
          <table:table-cell office:value-type="string">
            <text:p>2011-05-25 00:00:00</text:p>
          </table:table-cell>
          <table:table-cell office:value-type="float" office:value="1.61298145664903">
            <text:p>1.6129814566</text:p>
          </table:table-cell>
          <table:table-cell table:formula="of:=[.B892]/[.B891]" office:value-type="float" office:value="1.00721229042478">
            <text:p>1.0072122904</text:p>
          </table:table-cell>
          <table:table-cell table:formula="of:=MONTH([.A892])" office:value-type="float" office:value="5">
            <text:p>5</text:p>
          </table:table-cell>
          <table:table-cell table:formula="of:=YEAR([.A892])" office:value-type="float" office:value="2011">
            <text:p>2011</text:p>
          </table:table-cell>
        </table:table-row>
        <table:table-row table:style-name="ro2">
          <table:table-cell office:value-type="string">
            <text:p>2011-05-26 00:00:00</text:p>
          </table:table-cell>
          <table:table-cell office:value-type="float" office:value="1.61665586182325">
            <text:p>1.6166558618</text:p>
          </table:table-cell>
          <table:table-cell table:formula="of:=[.B893]/[.B892]" office:value-type="float" office:value="1.0022780207169">
            <text:p>1.0022780207</text:p>
          </table:table-cell>
          <table:table-cell table:formula="of:=MONTH([.A893])" office:value-type="float" office:value="5">
            <text:p>5</text:p>
          </table:table-cell>
          <table:table-cell table:formula="of:=YEAR([.A893])" office:value-type="float" office:value="2011">
            <text:p>2011</text:p>
          </table:table-cell>
        </table:table-row>
        <table:table-row table:style-name="ro2">
          <table:table-cell office:value-type="string">
            <text:p>2011-05-27 00:00:00</text:p>
          </table:table-cell>
          <table:table-cell office:value-type="float" office:value="1.62773582812298">
            <text:p>1.6277358281</text:p>
          </table:table-cell>
          <table:table-cell table:formula="of:=[.B894]/[.B893]" office:value-type="float" office:value="1.00685363320753">
            <text:p>1.0068536332</text:p>
          </table:table-cell>
          <table:table-cell table:formula="of:=MONTH([.A894])" office:value-type="float" office:value="5">
            <text:p>5</text:p>
          </table:table-cell>
          <table:table-cell table:formula="of:=YEAR([.A894])" office:value-type="float" office:value="2011">
            <text:p>2011</text:p>
          </table:table-cell>
        </table:table-row>
        <table:table-row table:style-name="ro2">
          <table:table-cell office:value-type="string">
            <text:p>2011-06-02 00:00:00</text:p>
          </table:table-cell>
          <table:table-cell office:value-type="float" office:value="1.62758915018677">
            <text:p>1.6275891502</text:p>
          </table:table-cell>
          <table:table-cell table:formula="of:=[.B895]/[.B894]" office:value-type="float" office:value="0.999909888365375">
            <text:p>0.9999098884</text:p>
          </table:table-cell>
          <table:table-cell table:formula="of:=MONTH([.A895])" office:value-type="float" office:value="6">
            <text:p>6</text:p>
          </table:table-cell>
          <table:table-cell table:formula="of:=YEAR([.A895])" office:value-type="float" office:value="2011">
            <text:p>2011</text:p>
          </table:table-cell>
        </table:table-row>
        <table:table-row table:style-name="ro2">
          <table:table-cell office:value-type="string">
            <text:p>2011-06-03 00:00:00</text:p>
          </table:table-cell>
          <table:table-cell office:value-type="float" office:value="1.62632982267547">
            <text:p>1.6263298227</text:p>
          </table:table-cell>
          <table:table-cell table:formula="of:=[.B896]/[.B895]" office:value-type="float" office:value="0.999226262038452">
            <text:p>0.999226262</text:p>
          </table:table-cell>
          <table:table-cell table:formula="of:=MONTH([.A896])" office:value-type="float" office:value="6">
            <text:p>6</text:p>
          </table:table-cell>
          <table:table-cell table:formula="of:=YEAR([.A896])" office:value-type="float" office:value="2011">
            <text:p>2011</text:p>
          </table:table-cell>
        </table:table-row>
        <table:table-row table:style-name="ro2">
          <table:table-cell office:value-type="string">
            <text:p>2011-06-06 00:00:00</text:p>
          </table:table-cell>
          <table:table-cell office:value-type="float" office:value="1.60588382133292">
            <text:p>1.6058838213</text:p>
          </table:table-cell>
          <table:table-cell table:formula="of:=[.B897]/[.B896]" office:value-type="float" office:value="0.987428133544944">
            <text:p>0.9874281335</text:p>
          </table:table-cell>
          <table:table-cell table:formula="of:=MONTH([.A897])" office:value-type="float" office:value="6">
            <text:p>6</text:p>
          </table:table-cell>
          <table:table-cell table:formula="of:=YEAR([.A897])" office:value-type="float" office:value="2011">
            <text:p>2011</text:p>
          </table:table-cell>
        </table:table-row>
        <table:table-row table:style-name="ro2">
          <table:table-cell office:value-type="string">
            <text:p>2011-06-07 00:00:00</text:p>
          </table:table-cell>
          <table:table-cell office:value-type="float" office:value="1.61633513253896">
            <text:p>1.6163351325</text:p>
          </table:table-cell>
          <table:table-cell table:formula="of:=[.B898]/[.B897]" office:value-type="float" office:value="1.00650813655832">
            <text:p>1.0065081366</text:p>
          </table:table-cell>
          <table:table-cell table:formula="of:=MONTH([.A898])" office:value-type="float" office:value="6">
            <text:p>6</text:p>
          </table:table-cell>
          <table:table-cell table:formula="of:=YEAR([.A898])" office:value-type="float" office:value="2011">
            <text:p>2011</text:p>
          </table:table-cell>
        </table:table-row>
        <table:table-row table:style-name="ro2">
          <table:table-cell office:value-type="string">
            <text:p>2011-06-08 00:00:00</text:p>
          </table:table-cell>
          <table:table-cell office:value-type="float" office:value="1.61650152737889">
            <text:p>1.6165015274</text:p>
          </table:table-cell>
          <table:table-cell table:formula="of:=[.B899]/[.B898]" office:value-type="float" office:value="1.00010294575462">
            <text:p>1.0001029458</text:p>
          </table:table-cell>
          <table:table-cell table:formula="of:=MONTH([.A899])" office:value-type="float" office:value="6">
            <text:p>6</text:p>
          </table:table-cell>
          <table:table-cell table:formula="of:=YEAR([.A899])" office:value-type="float" office:value="2011">
            <text:p>2011</text:p>
          </table:table-cell>
        </table:table-row>
        <table:table-row table:style-name="ro2">
          <table:table-cell office:value-type="string">
            <text:p>2011-06-09 00:00:00</text:p>
          </table:table-cell>
          <table:table-cell office:value-type="float" office:value="1.61752156622508">
            <text:p>1.6175215662</text:p>
          </table:table-cell>
          <table:table-cell table:formula="of:=[.B900]/[.B899]" office:value-type="float" office:value="1.00063101632069">
            <text:p>1.0006310163</text:p>
          </table:table-cell>
          <table:table-cell table:formula="of:=MONTH([.A900])" office:value-type="float" office:value="6">
            <text:p>6</text:p>
          </table:table-cell>
          <table:table-cell table:formula="of:=YEAR([.A900])" office:value-type="float" office:value="2011">
            <text:p>2011</text:p>
          </table:table-cell>
        </table:table-row>
        <table:table-row table:style-name="ro2">
          <table:table-cell office:value-type="string">
            <text:p>2011-06-10 00:00:00</text:p>
          </table:table-cell>
          <table:table-cell office:value-type="float" office:value="1.59086970940245">
            <text:p>1.5908697094</text:p>
          </table:table-cell>
          <table:table-cell table:formula="of:=[.B901]/[.B900]" office:value-type="float" office:value="0.98352302845344">
            <text:p>0.9835230285</text:p>
          </table:table-cell>
          <table:table-cell table:formula="of:=MONTH([.A901])" office:value-type="float" office:value="6">
            <text:p>6</text:p>
          </table:table-cell>
          <table:table-cell table:formula="of:=YEAR([.A901])" office:value-type="float" office:value="2011">
            <text:p>2011</text:p>
          </table:table-cell>
        </table:table-row>
        <table:table-row table:style-name="ro2">
          <table:table-cell office:value-type="string">
            <text:p>2011-06-13 00:00:00</text:p>
          </table:table-cell>
          <table:table-cell office:value-type="float" office:value="1.58928331770868">
            <text:p>1.5892833177</text:p>
          </table:table-cell>
          <table:table-cell table:formula="of:=[.B902]/[.B901]" office:value-type="float" office:value="0.999002814822364">
            <text:p>0.9990028148</text:p>
          </table:table-cell>
          <table:table-cell table:formula="of:=MONTH([.A902])" office:value-type="float" office:value="6">
            <text:p>6</text:p>
          </table:table-cell>
          <table:table-cell table:formula="of:=YEAR([.A902])" office:value-type="float" office:value="2011">
            <text:p>2011</text:p>
          </table:table-cell>
        </table:table-row>
        <table:table-row table:style-name="ro2">
          <table:table-cell office:value-type="string">
            <text:p>2011-06-14 00:00:00</text:p>
          </table:table-cell>
          <table:table-cell office:value-type="float" office:value="1.60808685018581">
            <text:p>1.6080868502</text:p>
          </table:table-cell>
          <table:table-cell table:formula="of:=[.B903]/[.B902]" office:value-type="float" office:value="1.01183145400673">
            <text:p>1.011831454</text:p>
          </table:table-cell>
          <table:table-cell table:formula="of:=MONTH([.A903])" office:value-type="float" office:value="6">
            <text:p>6</text:p>
          </table:table-cell>
          <table:table-cell table:formula="of:=YEAR([.A903])" office:value-type="float" office:value="2011">
            <text:p>2011</text:p>
          </table:table-cell>
        </table:table-row>
        <table:table-row table:style-name="ro2">
          <table:table-cell office:value-type="string">
            <text:p>2011-06-15 00:00:00</text:p>
          </table:table-cell>
          <table:table-cell office:value-type="float" office:value="1.57546277805447">
            <text:p>1.5754627781</text:p>
          </table:table-cell>
          <table:table-cell table:formula="of:=[.B904]/[.B903]" office:value-type="float" office:value="0.979712493683056">
            <text:p>0.9797124937</text:p>
          </table:table-cell>
          <table:table-cell table:formula="of:=MONTH([.A904])" office:value-type="float" office:value="6">
            <text:p>6</text:p>
          </table:table-cell>
          <table:table-cell table:formula="of:=YEAR([.A904])" office:value-type="float" office:value="2011">
            <text:p>2011</text:p>
          </table:table-cell>
        </table:table-row>
        <table:table-row table:style-name="ro2">
          <table:table-cell office:value-type="string">
            <text:p>2011-06-16 00:00:00</text:p>
          </table:table-cell>
          <table:table-cell office:value-type="float" office:value="1.57817988342058">
            <text:p>1.5781798834</text:p>
          </table:table-cell>
          <table:table-cell table:formula="of:=[.B905]/[.B904]" office:value-type="float" office:value="1.00172463951796">
            <text:p>1.0017246395</text:p>
          </table:table-cell>
          <table:table-cell table:formula="of:=MONTH([.A905])" office:value-type="float" office:value="6">
            <text:p>6</text:p>
          </table:table-cell>
          <table:table-cell table:formula="of:=YEAR([.A905])" office:value-type="float" office:value="2011">
            <text:p>2011</text:p>
          </table:table-cell>
        </table:table-row>
        <table:table-row table:style-name="ro2">
          <table:table-cell office:value-type="string">
            <text:p>2011-06-17 00:00:00</text:p>
          </table:table-cell>
          <table:table-cell office:value-type="float" office:value="1.58251452413753">
            <text:p>1.5825145241</text:p>
          </table:table-cell>
          <table:table-cell table:formula="of:=[.B906]/[.B905]" office:value-type="float" office:value="1.00274660750811">
            <text:p>1.0027466075</text:p>
          </table:table-cell>
          <table:table-cell table:formula="of:=MONTH([.A906])" office:value-type="float" office:value="6">
            <text:p>6</text:p>
          </table:table-cell>
          <table:table-cell table:formula="of:=YEAR([.A906])" office:value-type="float" office:value="2011">
            <text:p>2011</text:p>
          </table:table-cell>
        </table:table-row>
        <table:table-row table:style-name="ro2">
          <table:table-cell office:value-type="string">
            <text:p>2011-06-20 00:00:00</text:p>
          </table:table-cell>
          <table:table-cell office:value-type="float" office:value="1.58849061728722">
            <text:p>1.5884906173</text:p>
          </table:table-cell>
          <table:table-cell table:formula="of:=[.B907]/[.B906]" office:value-type="float" office:value="1.00377632752088">
            <text:p>1.0037763275</text:p>
          </table:table-cell>
          <table:table-cell table:formula="of:=MONTH([.A907])" office:value-type="float" office:value="6">
            <text:p>6</text:p>
          </table:table-cell>
          <table:table-cell table:formula="of:=YEAR([.A907])" office:value-type="float" office:value="2011">
            <text:p>2011</text:p>
          </table:table-cell>
        </table:table-row>
        <table:table-row table:style-name="ro2">
          <table:table-cell office:value-type="string">
            <text:p>2011-06-21 00:00:00</text:p>
          </table:table-cell>
          <table:table-cell office:value-type="float" office:value="1.60109232251352">
            <text:p>1.6010923225</text:p>
          </table:table-cell>
          <table:table-cell table:formula="of:=[.B908]/[.B907]" office:value-type="float" office:value="1.00793313167176">
            <text:p>1.0079331317</text:p>
          </table:table-cell>
          <table:table-cell table:formula="of:=MONTH([.A908])" office:value-type="float" office:value="6">
            <text:p>6</text:p>
          </table:table-cell>
          <table:table-cell table:formula="of:=YEAR([.A908])" office:value-type="float" office:value="2011">
            <text:p>2011</text:p>
          </table:table-cell>
        </table:table-row>
        <table:table-row table:style-name="ro2">
          <table:table-cell office:value-type="string">
            <text:p>2011-06-22 00:00:00</text:p>
          </table:table-cell>
          <table:table-cell office:value-type="float" office:value="1.59889903908672">
            <text:p>1.5988990391</text:p>
          </table:table-cell>
          <table:table-cell table:formula="of:=[.B909]/[.B908]" office:value-type="float" office:value="0.998630133068556">
            <text:p>0.9986301331</text:p>
          </table:table-cell>
          <table:table-cell table:formula="of:=MONTH([.A909])" office:value-type="float" office:value="6">
            <text:p>6</text:p>
          </table:table-cell>
          <table:table-cell table:formula="of:=YEAR([.A909])" office:value-type="float" office:value="2011">
            <text:p>2011</text:p>
          </table:table-cell>
        </table:table-row>
        <table:table-row table:style-name="ro2">
          <table:table-cell office:value-type="string">
            <text:p>2011-06-23 00:00:00</text:p>
          </table:table-cell>
          <table:table-cell office:value-type="float" office:value="1.5759638975356">
            <text:p>1.5759638975</text:p>
          </table:table-cell>
          <table:table-cell table:formula="of:=[.B910]/[.B909]" office:value-type="float" office:value="0.985655666186268">
            <text:p>0.9856556662</text:p>
          </table:table-cell>
          <table:table-cell table:formula="of:=MONTH([.A910])" office:value-type="float" office:value="6">
            <text:p>6</text:p>
          </table:table-cell>
          <table:table-cell table:formula="of:=YEAR([.A910])" office:value-type="float" office:value="2011">
            <text:p>2011</text:p>
          </table:table-cell>
        </table:table-row>
        <table:table-row table:style-name="ro2">
          <table:table-cell office:value-type="string">
            <text:p>2011-06-24 00:00:00</text:p>
          </table:table-cell>
          <table:table-cell office:value-type="float" office:value="1.56381727479953">
            <text:p>1.5638172748</text:p>
          </table:table-cell>
          <table:table-cell table:formula="of:=[.B911]/[.B910]" office:value-type="float" office:value="0.992292575511996">
            <text:p>0.9922925755</text:p>
          </table:table-cell>
          <table:table-cell table:formula="of:=MONTH([.A911])" office:value-type="float" office:value="6">
            <text:p>6</text:p>
          </table:table-cell>
          <table:table-cell table:formula="of:=YEAR([.A911])" office:value-type="float" office:value="2011">
            <text:p>2011</text:p>
          </table:table-cell>
        </table:table-row>
        <table:table-row table:style-name="ro2">
          <table:table-cell office:value-type="string">
            <text:p>2011-06-27 00:00:00</text:p>
          </table:table-cell>
          <table:table-cell office:value-type="float" office:value="1.57035033024989">
            <text:p>1.5703503302</text:p>
          </table:table-cell>
          <table:table-cell table:formula="of:=[.B912]/[.B911]" office:value-type="float" office:value="1.00417763350977">
            <text:p>1.0041776335</text:p>
          </table:table-cell>
          <table:table-cell table:formula="of:=MONTH([.A912])" office:value-type="float" office:value="6">
            <text:p>6</text:p>
          </table:table-cell>
          <table:table-cell table:formula="of:=YEAR([.A912])" office:value-type="float" office:value="2011">
            <text:p>2011</text:p>
          </table:table-cell>
        </table:table-row>
        <table:table-row table:style-name="ro2">
          <table:table-cell office:value-type="string">
            <text:p>2011-06-28 00:00:00</text:p>
          </table:table-cell>
          <table:table-cell office:value-type="float" office:value="1.59110295357406">
            <text:p>1.5911029536</text:p>
          </table:table-cell>
          <table:table-cell table:formula="of:=[.B913]/[.B912]" office:value-type="float" office:value="1.01321528255473">
            <text:p>1.0132152826</text:p>
          </table:table-cell>
          <table:table-cell table:formula="of:=MONTH([.A913])" office:value-type="float" office:value="6">
            <text:p>6</text:p>
          </table:table-cell>
          <table:table-cell table:formula="of:=YEAR([.A913])" office:value-type="float" office:value="2011">
            <text:p>2011</text:p>
          </table:table-cell>
        </table:table-row>
        <table:table-row table:style-name="ro2">
          <table:table-cell office:value-type="string">
            <text:p>2011-06-29 00:00:00</text:p>
          </table:table-cell>
          <table:table-cell office:value-type="float" office:value="1.61090072065691">
            <text:p>1.6109007207</text:p>
          </table:table-cell>
          <table:table-cell table:formula="of:=[.B914]/[.B913]" office:value-type="float" office:value="1.012442794502">
            <text:p>1.0124427945</text:p>
          </table:table-cell>
          <table:table-cell table:formula="of:=MONTH([.A914])" office:value-type="float" office:value="6">
            <text:p>6</text:p>
          </table:table-cell>
          <table:table-cell table:formula="of:=YEAR([.A914])" office:value-type="float" office:value="2011">
            <text:p>2011</text:p>
          </table:table-cell>
        </table:table-row>
        <table:table-row table:style-name="ro2">
          <table:table-cell office:value-type="string">
            <text:p>2011-07-05 00:00:00</text:p>
          </table:table-cell>
          <table:table-cell office:value-type="float" office:value="1.62157388102492">
            <text:p>1.621573881</text:p>
          </table:table-cell>
          <table:table-cell table:formula="of:=[.B915]/[.B914]" office:value-type="float" office:value="1.00662558544493">
            <text:p>1.0066255854</text:p>
          </table:table-cell>
          <table:table-cell table:formula="of:=MONTH([.A915])" office:value-type="float" office:value="7">
            <text:p>7</text:p>
          </table:table-cell>
          <table:table-cell table:formula="of:=YEAR([.A915])" office:value-type="float" office:value="2011">
            <text:p>2011</text:p>
          </table:table-cell>
        </table:table-row>
        <table:table-row table:style-name="ro2">
          <table:table-cell office:value-type="string">
            <text:p>2011-07-06 00:00:00</text:p>
          </table:table-cell>
          <table:table-cell office:value-type="float" office:value="1.62484795325172">
            <text:p>1.6248479533</text:p>
          </table:table-cell>
          <table:table-cell table:formula="of:=[.B916]/[.B915]" office:value-type="float" office:value="1.00201907064804">
            <text:p>1.0020190706</text:p>
          </table:table-cell>
          <table:table-cell table:formula="of:=MONTH([.A916])" office:value-type="float" office:value="7">
            <text:p>7</text:p>
          </table:table-cell>
          <table:table-cell table:formula="of:=YEAR([.A916])" office:value-type="float" office:value="2011">
            <text:p>2011</text:p>
          </table:table-cell>
        </table:table-row>
        <table:table-row table:style-name="ro2">
          <table:table-cell office:value-type="string">
            <text:p>2011-07-07 00:00:00</text:p>
          </table:table-cell>
          <table:table-cell office:value-type="float" office:value="1.63782106416548">
            <text:p>1.6378210642</text:p>
          </table:table-cell>
          <table:table-cell table:formula="of:=[.B917]/[.B916]" office:value-type="float" office:value="1.00798419992947">
            <text:p>1.0079841999</text:p>
          </table:table-cell>
          <table:table-cell table:formula="of:=MONTH([.A917])" office:value-type="float" office:value="7">
            <text:p>7</text:p>
          </table:table-cell>
          <table:table-cell table:formula="of:=YEAR([.A917])" office:value-type="float" office:value="2011">
            <text:p>2011</text:p>
          </table:table-cell>
        </table:table-row>
        <table:table-row table:style-name="ro2">
          <table:table-cell office:value-type="string">
            <text:p>2011-07-08 00:00:00</text:p>
          </table:table-cell>
          <table:table-cell office:value-type="float" office:value="1.63244024242462">
            <text:p>1.6324402424</text:p>
          </table:table-cell>
          <table:table-cell table:formula="of:=[.B918]/[.B917]" office:value-type="float" office:value="0.996714646148725">
            <text:p>0.9967146461</text:p>
          </table:table-cell>
          <table:table-cell table:formula="of:=MONTH([.A918])" office:value-type="float" office:value="7">
            <text:p>7</text:p>
          </table:table-cell>
          <table:table-cell table:formula="of:=YEAR([.A918])" office:value-type="float" office:value="2011">
            <text:p>2011</text:p>
          </table:table-cell>
        </table:table-row>
        <table:table-row table:style-name="ro2">
          <table:table-cell office:value-type="string">
            <text:p>2011-07-11 00:00:00</text:p>
          </table:table-cell>
          <table:table-cell office:value-type="float" office:value="1.60789810512374">
            <text:p>1.6078981051</text:p>
          </table:table-cell>
          <table:table-cell table:formula="of:=[.B919]/[.B918]" office:value-type="float" office:value="0.984965981196084">
            <text:p>0.9849659812</text:p>
          </table:table-cell>
          <table:table-cell table:formula="of:=MONTH([.A919])" office:value-type="float" office:value="7">
            <text:p>7</text:p>
          </table:table-cell>
          <table:table-cell table:formula="of:=YEAR([.A919])" office:value-type="float" office:value="2011">
            <text:p>2011</text:p>
          </table:table-cell>
        </table:table-row>
        <table:table-row table:style-name="ro2">
          <table:table-cell office:value-type="string">
            <text:p>2011-07-12 00:00:00</text:p>
          </table:table-cell>
          <table:table-cell office:value-type="float" office:value="1.60976512872756">
            <text:p>1.6097651287</text:p>
          </table:table-cell>
          <table:table-cell table:formula="of:=[.B920]/[.B919]" office:value-type="float" office:value="1.00116115791036">
            <text:p>1.0011611579</text:p>
          </table:table-cell>
          <table:table-cell table:formula="of:=MONTH([.A920])" office:value-type="float" office:value="7">
            <text:p>7</text:p>
          </table:table-cell>
          <table:table-cell table:formula="of:=YEAR([.A920])" office:value-type="float" office:value="2011">
            <text:p>2011</text:p>
          </table:table-cell>
        </table:table-row>
        <table:table-row table:style-name="ro2">
          <table:table-cell office:value-type="string">
            <text:p>2011-07-13 00:00:00</text:p>
          </table:table-cell>
          <table:table-cell office:value-type="float" office:value="1.61719801988095">
            <text:p>1.6171980199</text:p>
          </table:table-cell>
          <table:table-cell table:formula="of:=[.B921]/[.B920]" office:value-type="float" office:value="1.00461737617541">
            <text:p>1.0046173762</text:p>
          </table:table-cell>
          <table:table-cell table:formula="of:=MONTH([.A921])" office:value-type="float" office:value="7">
            <text:p>7</text:p>
          </table:table-cell>
          <table:table-cell table:formula="of:=YEAR([.A921])" office:value-type="float" office:value="2011">
            <text:p>2011</text:p>
          </table:table-cell>
        </table:table-row>
        <table:table-row table:style-name="ro2">
          <table:table-cell office:value-type="string">
            <text:p>2011-07-14 00:00:00</text:p>
          </table:table-cell>
          <table:table-cell office:value-type="float" office:value="1.60963985211871">
            <text:p>1.6096398521</text:p>
          </table:table-cell>
          <table:table-cell table:formula="of:=[.B922]/[.B921]" office:value-type="float" office:value="0.995326380771356">
            <text:p>0.9953263808</text:p>
          </table:table-cell>
          <table:table-cell table:formula="of:=MONTH([.A922])" office:value-type="float" office:value="7">
            <text:p>7</text:p>
          </table:table-cell>
          <table:table-cell table:formula="of:=YEAR([.A922])" office:value-type="float" office:value="2011">
            <text:p>2011</text:p>
          </table:table-cell>
        </table:table-row>
        <table:table-row table:style-name="ro2">
          <table:table-cell office:value-type="string">
            <text:p>2011-07-15 00:00:00</text:p>
          </table:table-cell>
          <table:table-cell office:value-type="float" office:value="1.61891703216893">
            <text:p>1.6189170322</text:p>
          </table:table-cell>
          <table:table-cell table:formula="of:=[.B923]/[.B922]" office:value-type="float" office:value="1.00576351289887">
            <text:p>1.0057635129</text:p>
          </table:table-cell>
          <table:table-cell table:formula="of:=MONTH([.A923])" office:value-type="float" office:value="7">
            <text:p>7</text:p>
          </table:table-cell>
          <table:table-cell table:formula="of:=YEAR([.A923])" office:value-type="float" office:value="2011">
            <text:p>2011</text:p>
          </table:table-cell>
        </table:table-row>
        <table:table-row table:style-name="ro2">
          <table:table-cell office:value-type="string">
            <text:p>2011-07-18 00:00:00</text:p>
          </table:table-cell>
          <table:table-cell office:value-type="float" office:value="1.60983595391888">
            <text:p>1.6098359539</text:p>
          </table:table-cell>
          <table:table-cell table:formula="of:=[.B924]/[.B923]" office:value-type="float" office:value="0.994390646296504">
            <text:p>0.9943906463</text:p>
          </table:table-cell>
          <table:table-cell table:formula="of:=MONTH([.A924])" office:value-type="float" office:value="7">
            <text:p>7</text:p>
          </table:table-cell>
          <table:table-cell table:formula="of:=YEAR([.A924])" office:value-type="float" office:value="2011">
            <text:p>2011</text:p>
          </table:table-cell>
        </table:table-row>
        <table:table-row table:style-name="ro2">
          <table:table-cell office:value-type="string">
            <text:p>2011-07-19 00:00:00</text:p>
          </table:table-cell>
          <table:table-cell office:value-type="float" office:value="1.61987544150065">
            <text:p>1.6198754415</text:p>
          </table:table-cell>
          <table:table-cell table:formula="of:=[.B925]/[.B924]" office:value-type="float" office:value="1.00623634200574">
            <text:p>1.006236342</text:p>
          </table:table-cell>
          <table:table-cell table:formula="of:=MONTH([.A925])" office:value-type="float" office:value="7">
            <text:p>7</text:p>
          </table:table-cell>
          <table:table-cell table:formula="of:=YEAR([.A925])" office:value-type="float" office:value="2011">
            <text:p>2011</text:p>
          </table:table-cell>
        </table:table-row>
        <table:table-row table:style-name="ro2">
          <table:table-cell office:value-type="string">
            <text:p>2011-07-20 00:00:00</text:p>
          </table:table-cell>
          <table:table-cell office:value-type="float" office:value="1.63537128338661">
            <text:p>1.6353712834</text:p>
          </table:table-cell>
          <table:table-cell table:formula="of:=[.B926]/[.B925]" office:value-type="float" office:value="1.00956607001314">
            <text:p>1.00956607</text:p>
          </table:table-cell>
          <table:table-cell table:formula="of:=MONTH([.A926])" office:value-type="float" office:value="7">
            <text:p>7</text:p>
          </table:table-cell>
          <table:table-cell table:formula="of:=YEAR([.A926])" office:value-type="float" office:value="2011">
            <text:p>2011</text:p>
          </table:table-cell>
        </table:table-row>
        <table:table-row table:style-name="ro2">
          <table:table-cell office:value-type="string">
            <text:p>2011-07-21 00:00:00</text:p>
          </table:table-cell>
          <table:table-cell office:value-type="float" office:value="1.64973863134251">
            <text:p>1.6497386313</text:p>
          </table:table-cell>
          <table:table-cell table:formula="of:=[.B927]/[.B926]" office:value-type="float" office:value="1.00878537375692">
            <text:p>1.0087853738</text:p>
          </table:table-cell>
          <table:table-cell table:formula="of:=MONTH([.A927])" office:value-type="float" office:value="7">
            <text:p>7</text:p>
          </table:table-cell>
          <table:table-cell table:formula="of:=YEAR([.A927])" office:value-type="float" office:value="2011">
            <text:p>2011</text:p>
          </table:table-cell>
        </table:table-row>
        <table:table-row table:style-name="ro2">
          <table:table-cell office:value-type="string">
            <text:p>2011-07-22 00:00:00</text:p>
          </table:table-cell>
          <table:table-cell office:value-type="float" office:value="1.65691986279951">
            <text:p>1.6569198628</text:p>
          </table:table-cell>
          <table:table-cell table:formula="of:=[.B928]/[.B927]" office:value-type="float" office:value="1.00435295101937">
            <text:p>1.004352951</text:p>
          </table:table-cell>
          <table:table-cell table:formula="of:=MONTH([.A928])" office:value-type="float" office:value="7">
            <text:p>7</text:p>
          </table:table-cell>
          <table:table-cell table:formula="of:=YEAR([.A928])" office:value-type="float" office:value="2011">
            <text:p>2011</text:p>
          </table:table-cell>
        </table:table-row>
        <table:table-row table:style-name="ro2">
          <table:table-cell office:value-type="string">
            <text:p>2011-07-25 00:00:00</text:p>
          </table:table-cell>
          <table:table-cell office:value-type="float" office:value="1.65274965716924">
            <text:p>1.6527496572</text:p>
          </table:table-cell>
          <table:table-cell table:formula="of:=[.B929]/[.B928]" office:value-type="float" office:value="0.99748315792218">
            <text:p>0.9974831579</text:p>
          </table:table-cell>
          <table:table-cell table:formula="of:=MONTH([.A929])" office:value-type="float" office:value="7">
            <text:p>7</text:p>
          </table:table-cell>
          <table:table-cell table:formula="of:=YEAR([.A929])" office:value-type="float" office:value="2011">
            <text:p>2011</text:p>
          </table:table-cell>
        </table:table-row>
        <table:table-row table:style-name="ro2">
          <table:table-cell office:value-type="string">
            <text:p>2011-07-26 00:00:00</text:p>
          </table:table-cell>
          <table:table-cell office:value-type="float" office:value="1.66011199051567">
            <text:p>1.6601119905</text:p>
          </table:table-cell>
          <table:table-cell table:formula="of:=[.B930]/[.B929]" office:value-type="float" office:value="1.0044545968075">
            <text:p>1.0044545968</text:p>
          </table:table-cell>
          <table:table-cell table:formula="of:=MONTH([.A930])" office:value-type="float" office:value="7">
            <text:p>7</text:p>
          </table:table-cell>
          <table:table-cell table:formula="of:=YEAR([.A930])" office:value-type="float" office:value="2011">
            <text:p>2011</text:p>
          </table:table-cell>
        </table:table-row>
        <table:table-row table:style-name="ro2">
          <table:table-cell office:value-type="string">
            <text:p>2011-07-27 00:00:00</text:p>
          </table:table-cell>
          <table:table-cell office:value-type="float" office:value="1.62652214523644">
            <text:p>1.6265221452</text:p>
          </table:table-cell>
          <table:table-cell table:formula="of:=[.B931]/[.B930]" office:value-type="float" office:value="0.979766518481207">
            <text:p>0.9797665185</text:p>
          </table:table-cell>
          <table:table-cell table:formula="of:=MONTH([.A931])" office:value-type="float" office:value="7">
            <text:p>7</text:p>
          </table:table-cell>
          <table:table-cell table:formula="of:=YEAR([.A931])" office:value-type="float" office:value="2011">
            <text:p>2011</text:p>
          </table:table-cell>
        </table:table-row>
        <table:table-row table:style-name="ro2">
          <table:table-cell office:value-type="string">
            <text:p>2011-07-28 00:00:00</text:p>
          </table:table-cell>
          <table:table-cell office:value-type="float" office:value="1.62618191271187">
            <text:p>1.6261819127</text:p>
          </table:table-cell>
          <table:table-cell table:formula="of:=[.B932]/[.B931]" office:value-type="float" office:value="0.99979082207668">
            <text:p>0.9997908221</text:p>
          </table:table-cell>
          <table:table-cell table:formula="of:=MONTH([.A932])" office:value-type="float" office:value="7">
            <text:p>7</text:p>
          </table:table-cell>
          <table:table-cell table:formula="of:=YEAR([.A932])" office:value-type="float" office:value="2011">
            <text:p>2011</text:p>
          </table:table-cell>
        </table:table-row>
        <table:table-row table:style-name="ro2">
          <table:table-cell office:value-type="string">
            <text:p>2011-08-02 00:00:00</text:p>
          </table:table-cell>
          <table:table-cell office:value-type="float" office:value="1.660408245738">
            <text:p>1.6604082457</text:p>
          </table:table-cell>
          <table:table-cell table:formula="of:=[.B933]/[.B932]" office:value-type="float" office:value="1.02104705061505">
            <text:p>1.0210470506</text:p>
          </table:table-cell>
          <table:table-cell table:formula="of:=MONTH([.A933])" office:value-type="float" office:value="8">
            <text:p>8</text:p>
          </table:table-cell>
          <table:table-cell table:formula="of:=YEAR([.A933])" office:value-type="float" office:value="2011">
            <text:p>2011</text:p>
          </table:table-cell>
        </table:table-row>
        <table:table-row table:style-name="ro2">
          <table:table-cell office:value-type="string">
            <text:p>2011-08-03 00:00:00</text:p>
          </table:table-cell>
          <table:table-cell office:value-type="float" office:value="1.66197017813679">
            <text:p>1.6619701781</text:p>
          </table:table-cell>
          <table:table-cell table:formula="of:=[.B934]/[.B933]" office:value-type="float" office:value="1.00094069178638">
            <text:p>1.0009406918</text:p>
          </table:table-cell>
          <table:table-cell table:formula="of:=MONTH([.A934])" office:value-type="float" office:value="8">
            <text:p>8</text:p>
          </table:table-cell>
          <table:table-cell table:formula="of:=YEAR([.A934])" office:value-type="float" office:value="2011">
            <text:p>2011</text:p>
          </table:table-cell>
        </table:table-row>
        <table:table-row table:style-name="ro2">
          <table:table-cell office:value-type="string">
            <text:p>2011-08-04 00:00:00</text:p>
          </table:table-cell>
          <table:table-cell office:value-type="float" office:value="1.68637249149307">
            <text:p>1.6863724915</text:p>
          </table:table-cell>
          <table:table-cell table:formula="of:=[.B935]/[.B934]" office:value-type="float" office:value="1.01468276246908">
            <text:p>1.0146827625</text:p>
          </table:table-cell>
          <table:table-cell table:formula="of:=MONTH([.A935])" office:value-type="float" office:value="8">
            <text:p>8</text:p>
          </table:table-cell>
          <table:table-cell table:formula="of:=YEAR([.A935])" office:value-type="float" office:value="2011">
            <text:p>2011</text:p>
          </table:table-cell>
        </table:table-row>
        <table:table-row table:style-name="ro2">
          <table:table-cell office:value-type="string">
            <text:p>2011-08-05 00:00:00</text:p>
          </table:table-cell>
          <table:table-cell office:value-type="float" office:value="1.6669978189324">
            <text:p>1.6669978189</text:p>
          </table:table-cell>
          <table:table-cell table:formula="of:=[.B936]/[.B935]" office:value-type="float" office:value="0.988511036168816">
            <text:p>0.9885110362</text:p>
          </table:table-cell>
          <table:table-cell table:formula="of:=MONTH([.A936])" office:value-type="float" office:value="8">
            <text:p>8</text:p>
          </table:table-cell>
          <table:table-cell table:formula="of:=YEAR([.A936])" office:value-type="float" office:value="2011">
            <text:p>2011</text:p>
          </table:table-cell>
        </table:table-row>
        <table:table-row table:style-name="ro2">
          <table:table-cell office:value-type="string">
            <text:p>2011-08-08 00:00:00</text:p>
          </table:table-cell>
          <table:table-cell office:value-type="float" office:value="1.71130149091009">
            <text:p>1.7113014909</text:p>
          </table:table-cell>
          <table:table-cell table:formula="of:=[.B937]/[.B936]" office:value-type="float" office:value="1.02657692258174">
            <text:p>1.0265769226</text:p>
          </table:table-cell>
          <table:table-cell table:formula="of:=MONTH([.A937])" office:value-type="float" office:value="8">
            <text:p>8</text:p>
          </table:table-cell>
          <table:table-cell table:formula="of:=YEAR([.A937])" office:value-type="float" office:value="2011">
            <text:p>2011</text:p>
          </table:table-cell>
        </table:table-row>
        <table:table-row table:style-name="ro2">
          <table:table-cell office:value-type="string">
            <text:p>2011-08-09 00:00:00</text:p>
          </table:table-cell>
          <table:table-cell office:value-type="float" office:value="1.72178400249705">
            <text:p>1.7217840025</text:p>
          </table:table-cell>
          <table:table-cell table:formula="of:=[.B938]/[.B937]" office:value-type="float" office:value="1.00612546161073">
            <text:p>1.0061254616</text:p>
          </table:table-cell>
          <table:table-cell table:formula="of:=MONTH([.A938])" office:value-type="float" office:value="8">
            <text:p>8</text:p>
          </table:table-cell>
          <table:table-cell table:formula="of:=YEAR([.A938])" office:value-type="float" office:value="2011">
            <text:p>2011</text:p>
          </table:table-cell>
        </table:table-row>
        <table:table-row table:style-name="ro2">
          <table:table-cell office:value-type="string">
            <text:p>2011-08-10 00:00:00</text:p>
          </table:table-cell>
          <table:table-cell office:value-type="float" office:value="1.76711139868568">
            <text:p>1.7671113987</text:p>
          </table:table-cell>
          <table:table-cell table:formula="of:=[.B939]/[.B938]" office:value-type="float" office:value="1.02632583188303">
            <text:p>1.0263258319</text:p>
          </table:table-cell>
          <table:table-cell table:formula="of:=MONTH([.A939])" office:value-type="float" office:value="8">
            <text:p>8</text:p>
          </table:table-cell>
          <table:table-cell table:formula="of:=YEAR([.A939])" office:value-type="float" office:value="2011">
            <text:p>2011</text:p>
          </table:table-cell>
        </table:table-row>
        <table:table-row table:style-name="ro2">
          <table:table-cell office:value-type="string">
            <text:p>2011-08-11 00:00:00</text:p>
          </table:table-cell>
          <table:table-cell office:value-type="float" office:value="1.71549567285343">
            <text:p>1.7154956729</text:p>
          </table:table-cell>
          <table:table-cell table:formula="of:=[.B940]/[.B939]" office:value-type="float" office:value="0.970790904370464">
            <text:p>0.9707909044</text:p>
          </table:table-cell>
          <table:table-cell table:formula="of:=MONTH([.A940])" office:value-type="float" office:value="8">
            <text:p>8</text:p>
          </table:table-cell>
          <table:table-cell table:formula="of:=YEAR([.A940])" office:value-type="float" office:value="2011">
            <text:p>2011</text:p>
          </table:table-cell>
        </table:table-row>
        <table:table-row table:style-name="ro2">
          <table:table-cell office:value-type="string">
            <text:p>2011-08-12 00:00:00</text:p>
          </table:table-cell>
          <table:table-cell office:value-type="float" office:value="1.72792047094454">
            <text:p>1.7279204709</text:p>
          </table:table-cell>
          <table:table-cell table:formula="of:=[.B941]/[.B940]" office:value-type="float" office:value="1.00724268693167">
            <text:p>1.0072426869</text:p>
          </table:table-cell>
          <table:table-cell table:formula="of:=MONTH([.A941])" office:value-type="float" office:value="8">
            <text:p>8</text:p>
          </table:table-cell>
          <table:table-cell table:formula="of:=YEAR([.A941])" office:value-type="float" office:value="2011">
            <text:p>2011</text:p>
          </table:table-cell>
        </table:table-row>
        <table:table-row table:style-name="ro2">
          <table:table-cell office:value-type="string">
            <text:p>2011-08-15 00:00:00</text:p>
          </table:table-cell>
          <table:table-cell office:value-type="float" office:value="1.72644708827279">
            <text:p>1.7264470883</text:p>
          </table:table-cell>
          <table:table-cell table:formula="of:=[.B942]/[.B941]" office:value-type="float" office:value="0.999147308746828">
            <text:p>0.9991473087</text:p>
          </table:table-cell>
          <table:table-cell table:formula="of:=MONTH([.A942])" office:value-type="float" office:value="8">
            <text:p>8</text:p>
          </table:table-cell>
          <table:table-cell table:formula="of:=YEAR([.A942])" office:value-type="float" office:value="2011">
            <text:p>2011</text:p>
          </table:table-cell>
        </table:table-row>
        <table:table-row table:style-name="ro2">
          <table:table-cell office:value-type="string">
            <text:p>2011-08-16 00:00:00</text:p>
          </table:table-cell>
          <table:table-cell office:value-type="float" office:value="1.74575607843497">
            <text:p>1.7457560784</text:p>
          </table:table-cell>
          <table:table-cell table:formula="of:=[.B943]/[.B942]" office:value-type="float" office:value="1.01118423512272">
            <text:p>1.0111842351</text:p>
          </table:table-cell>
          <table:table-cell table:formula="of:=MONTH([.A943])" office:value-type="float" office:value="8">
            <text:p>8</text:p>
          </table:table-cell>
          <table:table-cell table:formula="of:=YEAR([.A943])" office:value-type="float" office:value="2011">
            <text:p>2011</text:p>
          </table:table-cell>
        </table:table-row>
        <table:table-row table:style-name="ro2">
          <table:table-cell office:value-type="string">
            <text:p>2011-08-17 00:00:00</text:p>
          </table:table-cell>
          <table:table-cell office:value-type="float" office:value="1.76164762294953">
            <text:p>1.7616476229</text:p>
          </table:table-cell>
          <table:table-cell table:formula="of:=[.B944]/[.B943]" office:value-type="float" office:value="1.00910295814568">
            <text:p>1.0091029581</text:p>
          </table:table-cell>
          <table:table-cell table:formula="of:=MONTH([.A944])" office:value-type="float" office:value="8">
            <text:p>8</text:p>
          </table:table-cell>
          <table:table-cell table:formula="of:=YEAR([.A944])" office:value-type="float" office:value="2011">
            <text:p>2011</text:p>
          </table:table-cell>
        </table:table-row>
        <table:table-row table:style-name="ro2">
          <table:table-cell office:value-type="string">
            <text:p>2011-08-18 00:00:00</text:p>
          </table:table-cell>
          <table:table-cell office:value-type="float" office:value="1.78814817023609">
            <text:p>1.7881481702</text:p>
          </table:table-cell>
          <table:table-cell table:formula="of:=[.B945]/[.B944]" office:value-type="float" office:value="1.01504304660099">
            <text:p>1.0150430466</text:p>
          </table:table-cell>
          <table:table-cell table:formula="of:=MONTH([.A945])" office:value-type="float" office:value="8">
            <text:p>8</text:p>
          </table:table-cell>
          <table:table-cell table:formula="of:=YEAR([.A945])" office:value-type="float" office:value="2011">
            <text:p>2011</text:p>
          </table:table-cell>
        </table:table-row>
        <table:table-row table:style-name="ro2">
          <table:table-cell office:value-type="string">
            <text:p>2011-08-19 00:00:00</text:p>
          </table:table-cell>
          <table:table-cell office:value-type="float" office:value="1.80114957346254">
            <text:p>1.8011495735</text:p>
          </table:table-cell>
          <table:table-cell table:formula="of:=[.B946]/[.B945]" office:value-type="float" office:value="1.00727087578247">
            <text:p>1.0072708758</text:p>
          </table:table-cell>
          <table:table-cell table:formula="of:=MONTH([.A946])" office:value-type="float" office:value="8">
            <text:p>8</text:p>
          </table:table-cell>
          <table:table-cell table:formula="of:=YEAR([.A946])" office:value-type="float" office:value="2011">
            <text:p>2011</text:p>
          </table:table-cell>
        </table:table-row>
        <table:table-row table:style-name="ro2">
          <table:table-cell office:value-type="string">
            <text:p>2011-08-22 00:00:00</text:p>
          </table:table-cell>
          <table:table-cell office:value-type="float" office:value="1.81438147569683">
            <text:p>1.8143814757</text:p>
          </table:table-cell>
          <table:table-cell table:formula="of:=[.B947]/[.B946]" office:value-type="float" office:value="1.00734636502667">
            <text:p>1.007346365</text:p>
          </table:table-cell>
          <table:table-cell table:formula="of:=MONTH([.A947])" office:value-type="float" office:value="8">
            <text:p>8</text:p>
          </table:table-cell>
          <table:table-cell table:formula="of:=YEAR([.A947])" office:value-type="float" office:value="2011">
            <text:p>2011</text:p>
          </table:table-cell>
        </table:table-row>
        <table:table-row table:style-name="ro2">
          <table:table-cell office:value-type="string">
            <text:p>2011-08-23 00:00:00</text:p>
          </table:table-cell>
          <table:table-cell office:value-type="float" office:value="1.78000490674384">
            <text:p>1.7800049067</text:p>
          </table:table-cell>
          <table:table-cell table:formula="of:=[.B948]/[.B947]" office:value-type="float" office:value="0.981053284872306">
            <text:p>0.9810532849</text:p>
          </table:table-cell>
          <table:table-cell table:formula="of:=MONTH([.A948])" office:value-type="float" office:value="8">
            <text:p>8</text:p>
          </table:table-cell>
          <table:table-cell table:formula="of:=YEAR([.A948])" office:value-type="float" office:value="2011">
            <text:p>2011</text:p>
          </table:table-cell>
        </table:table-row>
        <table:table-row table:style-name="ro2">
          <table:table-cell office:value-type="string">
            <text:p>2011-08-24 00:00:00</text:p>
          </table:table-cell>
          <table:table-cell office:value-type="float" office:value="1.73622208447582">
            <text:p>1.7362220845</text:p>
          </table:table-cell>
          <table:table-cell table:formula="of:=[.B949]/[.B948]" office:value-type="float" office:value="0.975402976642292">
            <text:p>0.9754029766</text:p>
          </table:table-cell>
          <table:table-cell table:formula="of:=MONTH([.A949])" office:value-type="float" office:value="8">
            <text:p>8</text:p>
          </table:table-cell>
          <table:table-cell table:formula="of:=YEAR([.A949])" office:value-type="float" office:value="2011">
            <text:p>2011</text:p>
          </table:table-cell>
        </table:table-row>
        <table:table-row table:style-name="ro2">
          <table:table-cell office:value-type="string">
            <text:p>2011-08-25 00:00:00</text:p>
          </table:table-cell>
          <table:table-cell office:value-type="float" office:value="1.74838715318054">
            <text:p>1.7483871532</text:p>
          </table:table-cell>
          <table:table-cell table:formula="of:=[.B950]/[.B949]" office:value-type="float" office:value="1.00700663170541">
            <text:p>1.0070066317</text:p>
          </table:table-cell>
          <table:table-cell table:formula="of:=MONTH([.A950])" office:value-type="float" office:value="8">
            <text:p>8</text:p>
          </table:table-cell>
          <table:table-cell table:formula="of:=YEAR([.A950])" office:value-type="float" office:value="2011">
            <text:p>2011</text:p>
          </table:table-cell>
        </table:table-row>
        <table:table-row table:style-name="ro2">
          <table:table-cell office:value-type="string">
            <text:p>2011-08-26 00:00:00</text:p>
          </table:table-cell>
          <table:table-cell office:value-type="float" office:value="1.77386018270639">
            <text:p>1.7738601827</text:p>
          </table:table-cell>
          <table:table-cell table:formula="of:=[.B951]/[.B950]" office:value-type="float" office:value="1.01456944446172">
            <text:p>1.0145694445</text:p>
          </table:table-cell>
          <table:table-cell table:formula="of:=MONTH([.A951])" office:value-type="float" office:value="8">
            <text:p>8</text:p>
          </table:table-cell>
          <table:table-cell table:formula="of:=YEAR([.A951])" office:value-type="float" office:value="2011">
            <text:p>2011</text:p>
          </table:table-cell>
        </table:table-row>
        <table:table-row table:style-name="ro2">
          <table:table-cell office:value-type="string">
            <text:p>2011-08-29 00:00:00</text:p>
          </table:table-cell>
          <table:table-cell office:value-type="float" office:value="1.74954667411363">
            <text:p>1.7495466741</text:p>
          </table:table-cell>
          <table:table-cell table:formula="of:=[.B952]/[.B951]" office:value-type="float" office:value="0.986293447009072">
            <text:p>0.986293447</text:p>
          </table:table-cell>
          <table:table-cell table:formula="of:=MONTH([.A952])" office:value-type="float" office:value="8">
            <text:p>8</text:p>
          </table:table-cell>
          <table:table-cell table:formula="of:=YEAR([.A952])" office:value-type="float" office:value="2011">
            <text:p>2011</text:p>
          </table:table-cell>
        </table:table-row>
        <table:table-row table:style-name="ro2">
          <table:table-cell office:value-type="string">
            <text:p>2011-08-30 00:00:00</text:p>
          </table:table-cell>
          <table:table-cell office:value-type="float" office:value="1.78073907422255">
            <text:p>1.7807390742</text:p>
          </table:table-cell>
          <table:table-cell table:formula="of:=[.B953]/[.B952]" office:value-type="float" office:value="1.01782884707818">
            <text:p>1.0178288471</text:p>
          </table:table-cell>
          <table:table-cell table:formula="of:=MONTH([.A953])" office:value-type="float" office:value="8">
            <text:p>8</text:p>
          </table:table-cell>
          <table:table-cell table:formula="of:=YEAR([.A953])" office:value-type="float" office:value="2011">
            <text:p>2011</text:p>
          </table:table-cell>
        </table:table-row>
        <table:table-row table:style-name="ro2">
          <table:table-cell office:value-type="string">
            <text:p>2011-09-02 00:00:00</text:p>
          </table:table-cell>
          <table:table-cell office:value-type="float" office:value="1.82349649423484">
            <text:p>1.8234964942</text:p>
          </table:table-cell>
          <table:table-cell table:formula="of:=[.B954]/[.B953]" office:value-type="float" office:value="1.02401105284386">
            <text:p>1.0240110528</text:p>
          </table:table-cell>
          <table:table-cell table:formula="of:=MONTH([.A954])" office:value-type="float" office:value="9">
            <text:p>9</text:p>
          </table:table-cell>
          <table:table-cell table:formula="of:=YEAR([.A954])" office:value-type="float" office:value="2011">
            <text:p>2011</text:p>
          </table:table-cell>
        </table:table-row>
        <table:table-row table:style-name="ro2">
          <table:table-cell office:value-type="string">
            <text:p>2011-09-06 00:00:00</text:p>
          </table:table-cell>
          <table:table-cell office:value-type="float" office:value="1.8297098773973">
            <text:p>1.8297098774</text:p>
          </table:table-cell>
          <table:table-cell table:formula="of:=[.B955]/[.B954]" office:value-type="float" office:value="1.00340740066247">
            <text:p>1.0034074007</text:p>
          </table:table-cell>
          <table:table-cell table:formula="of:=MONTH([.A955])" office:value-type="float" office:value="9">
            <text:p>9</text:p>
          </table:table-cell>
          <table:table-cell table:formula="of:=YEAR([.A955])" office:value-type="float" office:value="2011">
            <text:p>2011</text:p>
          </table:table-cell>
        </table:table-row>
        <table:table-row table:style-name="ro2">
          <table:table-cell office:value-type="string">
            <text:p>2011-09-07 00:00:00</text:p>
          </table:table-cell>
          <table:table-cell office:value-type="float" office:value="1.79501841213593">
            <text:p>1.7950184121</text:p>
          </table:table-cell>
          <table:table-cell table:formula="of:=[.B956]/[.B955]" office:value-type="float" office:value="0.981039909282926">
            <text:p>0.9810399093</text:p>
          </table:table-cell>
          <table:table-cell table:formula="of:=MONTH([.A956])" office:value-type="float" office:value="9">
            <text:p>9</text:p>
          </table:table-cell>
          <table:table-cell table:formula="of:=YEAR([.A956])" office:value-type="float" office:value="2011">
            <text:p>2011</text:p>
          </table:table-cell>
        </table:table-row>
        <table:table-row table:style-name="ro2">
          <table:table-cell office:value-type="string">
            <text:p>2011-09-08 00:00:00</text:p>
          </table:table-cell>
          <table:table-cell office:value-type="float" office:value="1.81937060867408">
            <text:p>1.8193706087</text:p>
          </table:table-cell>
          <table:table-cell table:formula="of:=[.B957]/[.B956]" office:value-type="float" office:value="1.01356654414992">
            <text:p>1.0135665441</text:p>
          </table:table-cell>
          <table:table-cell table:formula="of:=MONTH([.A957])" office:value-type="float" office:value="9">
            <text:p>9</text:p>
          </table:table-cell>
          <table:table-cell table:formula="of:=YEAR([.A957])" office:value-type="float" office:value="2011">
            <text:p>2011</text:p>
          </table:table-cell>
        </table:table-row>
        <table:table-row table:style-name="ro2">
          <table:table-cell office:value-type="string">
            <text:p>2011-09-09 00:00:00</text:p>
          </table:table-cell>
          <table:table-cell office:value-type="float" office:value="1.82517316684935">
            <text:p>1.8251731668</text:p>
          </table:table-cell>
          <table:table-cell table:formula="of:=[.B958]/[.B957]" office:value-type="float" office:value="1.00318932170697">
            <text:p>1.0031893217</text:p>
          </table:table-cell>
          <table:table-cell table:formula="of:=MONTH([.A958])" office:value-type="float" office:value="9">
            <text:p>9</text:p>
          </table:table-cell>
          <table:table-cell table:formula="of:=YEAR([.A958])" office:value-type="float" office:value="2011">
            <text:p>2011</text:p>
          </table:table-cell>
        </table:table-row>
        <table:table-row table:style-name="ro2">
          <table:table-cell office:value-type="string">
            <text:p>2011-09-12 00:00:00</text:p>
          </table:table-cell>
          <table:table-cell office:value-type="float" office:value="1.8103137850013">
            <text:p>1.810313785</text:p>
          </table:table-cell>
          <table:table-cell table:formula="of:=[.B959]/[.B958]" office:value-type="float" office:value="0.991858645460091">
            <text:p>0.9918586455</text:p>
          </table:table-cell>
          <table:table-cell table:formula="of:=MONTH([.A959])" office:value-type="float" office:value="9">
            <text:p>9</text:p>
          </table:table-cell>
          <table:table-cell table:formula="of:=YEAR([.A959])" office:value-type="float" office:value="2011">
            <text:p>2011</text:p>
          </table:table-cell>
        </table:table-row>
        <table:table-row table:style-name="ro2">
          <table:table-cell office:value-type="string">
            <text:p>2011-09-13 00:00:00</text:p>
          </table:table-cell>
          <table:table-cell office:value-type="float" office:value="1.80600453145223">
            <text:p>1.8060045315</text:p>
          </table:table-cell>
          <table:table-cell table:formula="of:=[.B960]/[.B959]" office:value-type="float" office:value="0.997619609603168">
            <text:p>0.9976196096</text:p>
          </table:table-cell>
          <table:table-cell table:formula="of:=MONTH([.A960])" office:value-type="float" office:value="9">
            <text:p>9</text:p>
          </table:table-cell>
          <table:table-cell table:formula="of:=YEAR([.A960])" office:value-type="float" office:value="2011">
            <text:p>2011</text:p>
          </table:table-cell>
        </table:table-row>
        <table:table-row table:style-name="ro2">
          <table:table-cell office:value-type="string">
            <text:p>2011-09-14 00:00:00</text:p>
          </table:table-cell>
          <table:table-cell office:value-type="float" office:value="1.80720632690891">
            <text:p>1.8072063269</text:p>
          </table:table-cell>
          <table:table-cell table:formula="of:=[.B961]/[.B960]" office:value-type="float" office:value="1.00066544431963">
            <text:p>1.0006654443</text:p>
          </table:table-cell>
          <table:table-cell table:formula="of:=MONTH([.A961])" office:value-type="float" office:value="9">
            <text:p>9</text:p>
          </table:table-cell>
          <table:table-cell table:formula="of:=YEAR([.A961])" office:value-type="float" office:value="2011">
            <text:p>2011</text:p>
          </table:table-cell>
        </table:table-row>
        <table:table-row table:style-name="ro2">
          <table:table-cell office:value-type="string">
            <text:p>2011-09-15 00:00:00</text:p>
          </table:table-cell>
          <table:table-cell office:value-type="float" office:value="1.78372573847911">
            <text:p>1.7837257385</text:p>
          </table:table-cell>
          <table:table-cell table:formula="of:=[.B962]/[.B961]" office:value-type="float" office:value="0.987007245337633">
            <text:p>0.9870072453</text:p>
          </table:table-cell>
          <table:table-cell table:formula="of:=MONTH([.A962])" office:value-type="float" office:value="9">
            <text:p>9</text:p>
          </table:table-cell>
          <table:table-cell table:formula="of:=YEAR([.A962])" office:value-type="float" office:value="2011">
            <text:p>2011</text:p>
          </table:table-cell>
        </table:table-row>
        <table:table-row table:style-name="ro2">
          <table:table-cell office:value-type="string">
            <text:p>2011-09-16 00:00:00</text:p>
          </table:table-cell>
          <table:table-cell office:value-type="float" office:value="1.79421691492488">
            <text:p>1.7942169149</text:p>
          </table:table-cell>
          <table:table-cell table:formula="of:=[.B963]/[.B962]" office:value-type="float" office:value="1.00588160848916">
            <text:p>1.0058816085</text:p>
          </table:table-cell>
          <table:table-cell table:formula="of:=MONTH([.A963])" office:value-type="float" office:value="9">
            <text:p>9</text:p>
          </table:table-cell>
          <table:table-cell table:formula="of:=YEAR([.A963])" office:value-type="float" office:value="2011">
            <text:p>2011</text:p>
          </table:table-cell>
        </table:table-row>
        <table:table-row table:style-name="ro2">
          <table:table-cell office:value-type="string">
            <text:p>2011-09-19 00:00:00</text:p>
          </table:table-cell>
          <table:table-cell office:value-type="float" office:value="1.80176964885366">
            <text:p>1.8017696489</text:p>
          </table:table-cell>
          <table:table-cell table:formula="of:=[.B964]/[.B963]" office:value-type="float" office:value="1.00420948764107">
            <text:p>1.0042094876</text:p>
          </table:table-cell>
          <table:table-cell table:formula="of:=MONTH([.A964])" office:value-type="float" office:value="9">
            <text:p>9</text:p>
          </table:table-cell>
          <table:table-cell table:formula="of:=YEAR([.A964])" office:value-type="float" office:value="2011">
            <text:p>2011</text:p>
          </table:table-cell>
        </table:table-row>
        <table:table-row table:style-name="ro2">
          <table:table-cell office:value-type="string">
            <text:p>2011-09-20 00:00:00</text:p>
          </table:table-cell>
          <table:table-cell office:value-type="float" office:value="1.81390134330355">
            <text:p>1.8139013433</text:p>
          </table:table-cell>
          <table:table-cell table:formula="of:=[.B965]/[.B964]" office:value-type="float" office:value="1.00673321057307">
            <text:p>1.0067332106</text:p>
          </table:table-cell>
          <table:table-cell table:formula="of:=MONTH([.A965])" office:value-type="float" office:value="9">
            <text:p>9</text:p>
          </table:table-cell>
          <table:table-cell table:formula="of:=YEAR([.A965])" office:value-type="float" office:value="2011">
            <text:p>2011</text:p>
          </table:table-cell>
        </table:table-row>
        <table:table-row table:style-name="ro2">
          <table:table-cell office:value-type="string">
            <text:p>2011-09-21 00:00:00</text:p>
          </table:table-cell>
          <table:table-cell office:value-type="float" office:value="1.82982500107299">
            <text:p>1.8298250011</text:p>
          </table:table-cell>
          <table:table-cell table:formula="of:=[.B966]/[.B965]" office:value-type="float" office:value="1.00877867907658">
            <text:p>1.0087786791</text:p>
          </table:table-cell>
          <table:table-cell table:formula="of:=MONTH([.A966])" office:value-type="float" office:value="9">
            <text:p>9</text:p>
          </table:table-cell>
          <table:table-cell table:formula="of:=YEAR([.A966])" office:value-type="float" office:value="2011">
            <text:p>2011</text:p>
          </table:table-cell>
        </table:table-row>
        <table:table-row table:style-name="ro2">
          <table:table-cell office:value-type="string">
            <text:p>2011-09-22 00:00:00</text:p>
          </table:table-cell>
          <table:table-cell office:value-type="float" office:value="1.84535209099044">
            <text:p>1.845352091</text:p>
          </table:table-cell>
          <table:table-cell table:formula="of:=[.B967]/[.B966]" office:value-type="float" office:value="1.00848556004446">
            <text:p>1.00848556</text:p>
          </table:table-cell>
          <table:table-cell table:formula="of:=MONTH([.A967])" office:value-type="float" office:value="9">
            <text:p>9</text:p>
          </table:table-cell>
          <table:table-cell table:formula="of:=YEAR([.A967])" office:value-type="float" office:value="2011">
            <text:p>2011</text:p>
          </table:table-cell>
        </table:table-row>
        <table:table-row table:style-name="ro2">
          <table:table-cell office:value-type="string">
            <text:p>2011-09-23 00:00:00</text:p>
          </table:table-cell>
          <table:table-cell office:value-type="float" office:value="1.79626070107978">
            <text:p>1.7962607011</text:p>
          </table:table-cell>
          <table:table-cell table:formula="of:=[.B968]/[.B967]" office:value-type="float" office:value="0.973397277327003">
            <text:p>0.9733972773</text:p>
          </table:table-cell>
          <table:table-cell table:formula="of:=MONTH([.A968])" office:value-type="float" office:value="9">
            <text:p>9</text:p>
          </table:table-cell>
          <table:table-cell table:formula="of:=YEAR([.A968])" office:value-type="float" office:value="2011">
            <text:p>2011</text:p>
          </table:table-cell>
        </table:table-row>
        <table:table-row table:style-name="ro2">
          <table:table-cell office:value-type="string">
            <text:p>2011-09-26 00:00:00</text:p>
          </table:table-cell>
          <table:table-cell office:value-type="float" office:value="1.77552974516218">
            <text:p>1.7755297452</text:p>
          </table:table-cell>
          <table:table-cell table:formula="of:=[.B969]/[.B968]" office:value-type="float" office:value="0.988458826769888">
            <text:p>0.9884588268</text:p>
          </table:table-cell>
          <table:table-cell table:formula="of:=MONTH([.A969])" office:value-type="float" office:value="9">
            <text:p>9</text:p>
          </table:table-cell>
          <table:table-cell table:formula="of:=YEAR([.A969])" office:value-type="float" office:value="2011">
            <text:p>2011</text:p>
          </table:table-cell>
        </table:table-row>
        <table:table-row table:style-name="ro2">
          <table:table-cell office:value-type="string">
            <text:p>2011-09-27 00:00:00</text:p>
          </table:table-cell>
          <table:table-cell office:value-type="float" office:value="1.77225735649416">
            <text:p>1.7722573565</text:p>
          </table:table-cell>
          <table:table-cell table:formula="of:=[.B970]/[.B969]" office:value-type="float" office:value="0.99815695080472">
            <text:p>0.9981569508</text:p>
          </table:table-cell>
          <table:table-cell table:formula="of:=MONTH([.A970])" office:value-type="float" office:value="9">
            <text:p>9</text:p>
          </table:table-cell>
          <table:table-cell table:formula="of:=YEAR([.A970])" office:value-type="float" office:value="2011">
            <text:p>2011</text:p>
          </table:table-cell>
        </table:table-row>
        <table:table-row table:style-name="ro2">
          <table:table-cell office:value-type="string">
            <text:p>2011-09-28 00:00:00</text:p>
          </table:table-cell>
          <table:table-cell office:value-type="float" office:value="1.7568324114007">
            <text:p>1.7568324114</text:p>
          </table:table-cell>
          <table:table-cell table:formula="of:=[.B971]/[.B970]" office:value-type="float" office:value="0.99129644177414">
            <text:p>0.9912964418</text:p>
          </table:table-cell>
          <table:table-cell table:formula="of:=MONTH([.A971])" office:value-type="float" office:value="9">
            <text:p>9</text:p>
          </table:table-cell>
          <table:table-cell table:formula="of:=YEAR([.A971])" office:value-type="float" office:value="2011">
            <text:p>2011</text:p>
          </table:table-cell>
        </table:table-row>
        <table:table-row table:style-name="ro2">
          <table:table-cell office:value-type="string">
            <text:p>2011-09-29 00:00:00</text:p>
          </table:table-cell>
          <table:table-cell office:value-type="float" office:value="1.76658482052116">
            <text:p>1.7665848205</text:p>
          </table:table-cell>
          <table:table-cell table:formula="of:=[.B972]/[.B971]" office:value-type="float" office:value="1.00555113228625">
            <text:p>1.0055511323</text:p>
          </table:table-cell>
          <table:table-cell table:formula="of:=MONTH([.A972])" office:value-type="float" office:value="9">
            <text:p>9</text:p>
          </table:table-cell>
          <table:table-cell table:formula="of:=YEAR([.A972])" office:value-type="float" office:value="2011">
            <text:p>2011</text:p>
          </table:table-cell>
        </table:table-row>
        <table:table-row table:style-name="ro2">
          <table:table-cell office:value-type="string">
            <text:p>2011-10-04 00:00:00</text:p>
          </table:table-cell>
          <table:table-cell office:value-type="float" office:value="1.74439937157262">
            <text:p>1.7443993716</text:p>
          </table:table-cell>
          <table:table-cell table:formula="of:=[.B973]/[.B972]" office:value-type="float" office:value="0.987441616903517">
            <text:p>0.9874416169</text:p>
          </table:table-cell>
          <table:table-cell table:formula="of:=MONTH([.A973])" office:value-type="float" office:value="10">
            <text:p>10</text:p>
          </table:table-cell>
          <table:table-cell table:formula="of:=YEAR([.A973])" office:value-type="float" office:value="2011">
            <text:p>2011</text:p>
          </table:table-cell>
        </table:table-row>
        <table:table-row table:style-name="ro2">
          <table:table-cell office:value-type="string">
            <text:p>2011-10-05 00:00:00</text:p>
          </table:table-cell>
          <table:table-cell office:value-type="float" office:value="1.74433961869107">
            <text:p>1.7443396187</text:p>
          </table:table-cell>
          <table:table-cell table:formula="of:=[.B974]/[.B973]" office:value-type="float" office:value="0.999965745870745">
            <text:p>0.9999657459</text:p>
          </table:table-cell>
          <table:table-cell table:formula="of:=MONTH([.A974])" office:value-type="float" office:value="10">
            <text:p>10</text:p>
          </table:table-cell>
          <table:table-cell table:formula="of:=YEAR([.A974])" office:value-type="float" office:value="2011">
            <text:p>2011</text:p>
          </table:table-cell>
        </table:table-row>
        <table:table-row table:style-name="ro2">
          <table:table-cell office:value-type="string">
            <text:p>2011-10-06 00:00:00</text:p>
          </table:table-cell>
          <table:table-cell office:value-type="float" office:value="1.73329703609572">
            <text:p>1.7332970361</text:p>
          </table:table-cell>
          <table:table-cell table:formula="of:=[.B975]/[.B974]" office:value-type="float" office:value="0.993669476702226">
            <text:p>0.9936694767</text:p>
          </table:table-cell>
          <table:table-cell table:formula="of:=MONTH([.A975])" office:value-type="float" office:value="10">
            <text:p>10</text:p>
          </table:table-cell>
          <table:table-cell table:formula="of:=YEAR([.A975])" office:value-type="float" office:value="2011">
            <text:p>2011</text:p>
          </table:table-cell>
        </table:table-row>
        <table:table-row table:style-name="ro2">
          <table:table-cell office:value-type="string">
            <text:p>2011-10-07 00:00:00</text:p>
          </table:table-cell>
          <table:table-cell office:value-type="float" office:value="1.72171674482234">
            <text:p>1.7217167448</text:p>
          </table:table-cell>
          <table:table-cell table:formula="of:=[.B976]/[.B975]" office:value-type="float" office:value="0.993318922820369">
            <text:p>0.9933189228</text:p>
          </table:table-cell>
          <table:table-cell table:formula="of:=MONTH([.A976])" office:value-type="float" office:value="10">
            <text:p>10</text:p>
          </table:table-cell>
          <table:table-cell table:formula="of:=YEAR([.A976])" office:value-type="float" office:value="2011">
            <text:p>2011</text:p>
          </table:table-cell>
        </table:table-row>
        <table:table-row table:style-name="ro2">
          <table:table-cell office:value-type="string">
            <text:p>2011-10-10 00:00:00</text:p>
          </table:table-cell>
          <table:table-cell office:value-type="float" office:value="1.72230617060256">
            <text:p>1.7223061706</text:p>
          </table:table-cell>
          <table:table-cell table:formula="of:=[.B977]/[.B976]" office:value-type="float" office:value="1.00034234770731">
            <text:p>1.0003423477</text:p>
          </table:table-cell>
          <table:table-cell table:formula="of:=MONTH([.A977])" office:value-type="float" office:value="10">
            <text:p>10</text:p>
          </table:table-cell>
          <table:table-cell table:formula="of:=YEAR([.A977])" office:value-type="float" office:value="2011">
            <text:p>2011</text:p>
          </table:table-cell>
        </table:table-row>
        <table:table-row table:style-name="ro2">
          <table:table-cell office:value-type="string">
            <text:p>2011-10-11 00:00:00</text:p>
          </table:table-cell>
          <table:table-cell office:value-type="float" office:value="1.71797370466886">
            <text:p>1.7179737047</text:p>
          </table:table-cell>
          <table:table-cell table:formula="of:=[.B978]/[.B977]" office:value-type="float" office:value="0.997484497235362">
            <text:p>0.9974844972</text:p>
          </table:table-cell>
          <table:table-cell table:formula="of:=MONTH([.A978])" office:value-type="float" office:value="10">
            <text:p>10</text:p>
          </table:table-cell>
          <table:table-cell table:formula="of:=YEAR([.A978])" office:value-type="float" office:value="2011">
            <text:p>2011</text:p>
          </table:table-cell>
        </table:table-row>
        <table:table-row table:style-name="ro2">
          <table:table-cell office:value-type="string">
            <text:p>2011-10-12 00:00:00</text:p>
          </table:table-cell>
          <table:table-cell office:value-type="float" office:value="1.71197237242221">
            <text:p>1.7119723724</text:p>
          </table:table-cell>
          <table:table-cell table:formula="of:=[.B979]/[.B978]" office:value-type="float" office:value="0.99650673800749">
            <text:p>0.996506738</text:p>
          </table:table-cell>
          <table:table-cell table:formula="of:=MONTH([.A979])" office:value-type="float" office:value="10">
            <text:p>10</text:p>
          </table:table-cell>
          <table:table-cell table:formula="of:=YEAR([.A979])" office:value-type="float" office:value="2011">
            <text:p>2011</text:p>
          </table:table-cell>
        </table:table-row>
        <table:table-row table:style-name="ro2">
          <table:table-cell office:value-type="string">
            <text:p>2011-10-13 00:00:00</text:p>
          </table:table-cell>
          <table:table-cell office:value-type="float" office:value="1.71676148309009">
            <text:p>1.7167614831</text:p>
          </table:table-cell>
          <table:table-cell table:formula="of:=[.B980]/[.B979]" office:value-type="float" office:value="1.00279742287027">
            <text:p>1.0027974229</text:p>
          </table:table-cell>
          <table:table-cell table:formula="of:=MONTH([.A980])" office:value-type="float" office:value="10">
            <text:p>10</text:p>
          </table:table-cell>
          <table:table-cell table:formula="of:=YEAR([.A980])" office:value-type="float" office:value="2011">
            <text:p>2011</text:p>
          </table:table-cell>
        </table:table-row>
        <table:table-row table:style-name="ro2">
          <table:table-cell office:value-type="string">
            <text:p>2011-10-14 00:00:00</text:p>
          </table:table-cell>
          <table:table-cell office:value-type="float" office:value="1.7099964076654">
            <text:p>1.7099964077</text:p>
          </table:table-cell>
          <table:table-cell table:formula="of:=[.B981]/[.B980]" office:value-type="float" office:value="0.996059397015059">
            <text:p>0.996059397</text:p>
          </table:table-cell>
          <table:table-cell table:formula="of:=MONTH([.A981])" office:value-type="float" office:value="10">
            <text:p>10</text:p>
          </table:table-cell>
          <table:table-cell table:formula="of:=YEAR([.A981])" office:value-type="float" office:value="2011">
            <text:p>2011</text:p>
          </table:table-cell>
        </table:table-row>
        <table:table-row table:style-name="ro2">
          <table:table-cell office:value-type="string">
            <text:p>2011-10-17 00:00:00</text:p>
          </table:table-cell>
          <table:table-cell office:value-type="float" office:value="1.71975705805062">
            <text:p>1.7197570581</text:p>
          </table:table-cell>
          <table:table-cell table:formula="of:=[.B982]/[.B981]" office:value-type="float" office:value="1.00570799467266">
            <text:p>1.0057079947</text:p>
          </table:table-cell>
          <table:table-cell table:formula="of:=MONTH([.A982])" office:value-type="float" office:value="10">
            <text:p>10</text:p>
          </table:table-cell>
          <table:table-cell table:formula="of:=YEAR([.A982])" office:value-type="float" office:value="2011">
            <text:p>2011</text:p>
          </table:table-cell>
        </table:table-row>
        <table:table-row table:style-name="ro2">
          <table:table-cell office:value-type="string">
            <text:p>2011-10-18 00:00:00</text:p>
          </table:table-cell>
          <table:table-cell office:value-type="float" office:value="1.71358689621023">
            <text:p>1.7135868962</text:p>
          </table:table-cell>
          <table:table-cell table:formula="of:=[.B983]/[.B982]" office:value-type="float" office:value="0.996412189843034">
            <text:p>0.9964121898</text:p>
          </table:table-cell>
          <table:table-cell table:formula="of:=MONTH([.A983])" office:value-type="float" office:value="10">
            <text:p>10</text:p>
          </table:table-cell>
          <table:table-cell table:formula="of:=YEAR([.A983])" office:value-type="float" office:value="2011">
            <text:p>2011</text:p>
          </table:table-cell>
        </table:table-row>
        <table:table-row table:style-name="ro2">
          <table:table-cell office:value-type="string">
            <text:p>2011-10-19 00:00:00</text:p>
          </table:table-cell>
          <table:table-cell office:value-type="float" office:value="1.70621893648649">
            <text:p>1.7062189365</text:p>
          </table:table-cell>
          <table:table-cell table:formula="of:=[.B984]/[.B983]" office:value-type="float" office:value="0.995700270736174">
            <text:p>0.9957002707</text:p>
          </table:table-cell>
          <table:table-cell table:formula="of:=MONTH([.A984])" office:value-type="float" office:value="10">
            <text:p>10</text:p>
          </table:table-cell>
          <table:table-cell table:formula="of:=YEAR([.A984])" office:value-type="float" office:value="2011">
            <text:p>2011</text:p>
          </table:table-cell>
        </table:table-row>
        <table:table-row table:style-name="ro2">
          <table:table-cell office:value-type="string">
            <text:p>2011-10-20 00:00:00</text:p>
          </table:table-cell>
          <table:table-cell office:value-type="float" office:value="1.69386129638792">
            <text:p>1.6938612964</text:p>
          </table:table-cell>
          <table:table-cell table:formula="of:=[.B985]/[.B984]" office:value-type="float" office:value="0.992757295189787">
            <text:p>0.9927572952</text:p>
          </table:table-cell>
          <table:table-cell table:formula="of:=MONTH([.A985])" office:value-type="float" office:value="10">
            <text:p>10</text:p>
          </table:table-cell>
          <table:table-cell table:formula="of:=YEAR([.A985])" office:value-type="float" office:value="2011">
            <text:p>2011</text:p>
          </table:table-cell>
        </table:table-row>
        <table:table-row table:style-name="ro2">
          <table:table-cell office:value-type="string">
            <text:p>2011-10-21 00:00:00</text:p>
          </table:table-cell>
          <table:table-cell office:value-type="float" office:value="1.69327443096581">
            <text:p>1.693274431</text:p>
          </table:table-cell>
          <table:table-cell table:formula="of:=[.B986]/[.B985]" office:value-type="float" office:value="0.999653533956198">
            <text:p>0.999653534</text:p>
          </table:table-cell>
          <table:table-cell table:formula="of:=MONTH([.A986])" office:value-type="float" office:value="10">
            <text:p>10</text:p>
          </table:table-cell>
          <table:table-cell table:formula="of:=YEAR([.A986])" office:value-type="float" office:value="2011">
            <text:p>2011</text:p>
          </table:table-cell>
        </table:table-row>
        <table:table-row table:style-name="ro2">
          <table:table-cell office:value-type="string">
            <text:p>2011-10-24 00:00:00</text:p>
          </table:table-cell>
          <table:table-cell office:value-type="float" office:value="1.69936357577759">
            <text:p>1.6993635758</text:p>
          </table:table-cell>
          <table:table-cell table:formula="of:=[.B987]/[.B986]" office:value-type="float" office:value="1.00359607674953">
            <text:p>1.0035960767</text:p>
          </table:table-cell>
          <table:table-cell table:formula="of:=MONTH([.A987])" office:value-type="float" office:value="10">
            <text:p>10</text:p>
          </table:table-cell>
          <table:table-cell table:formula="of:=YEAR([.A987])" office:value-type="float" office:value="2011">
            <text:p>2011</text:p>
          </table:table-cell>
        </table:table-row>
        <table:table-row table:style-name="ro2">
          <table:table-cell office:value-type="string">
            <text:p>2011-10-25 00:00:00</text:p>
          </table:table-cell>
          <table:table-cell office:value-type="float" office:value="1.7351325653067">
            <text:p>1.7351325653</text:p>
          </table:table-cell>
          <table:table-cell table:formula="of:=[.B988]/[.B987]" office:value-type="float" office:value="1.02104846192949">
            <text:p>1.0210484619</text:p>
          </table:table-cell>
          <table:table-cell table:formula="of:=MONTH([.A988])" office:value-type="float" office:value="10">
            <text:p>10</text:p>
          </table:table-cell>
          <table:table-cell table:formula="of:=YEAR([.A988])" office:value-type="float" office:value="2011">
            <text:p>2011</text:p>
          </table:table-cell>
        </table:table-row>
        <table:table-row table:style-name="ro2">
          <table:table-cell office:value-type="string">
            <text:p>2011-10-26 00:00:00</text:p>
          </table:table-cell>
          <table:table-cell office:value-type="float" office:value="1.727416252045">
            <text:p>1.727416252</text:p>
          </table:table-cell>
          <table:table-cell table:formula="of:=[.B989]/[.B988]" office:value-type="float" office:value="0.995552896985518">
            <text:p>0.995552897</text:p>
          </table:table-cell>
          <table:table-cell table:formula="of:=MONTH([.A989])" office:value-type="float" office:value="10">
            <text:p>10</text:p>
          </table:table-cell>
          <table:table-cell table:formula="of:=YEAR([.A989])" office:value-type="float" office:value="2011">
            <text:p>2011</text:p>
          </table:table-cell>
        </table:table-row>
        <table:table-row table:style-name="ro2">
          <table:table-cell office:value-type="string">
            <text:p>2011-10-27 00:00:00</text:p>
          </table:table-cell>
          <table:table-cell office:value-type="float" office:value="1.70980881898477">
            <text:p>1.709808819</text:p>
          </table:table-cell>
          <table:table-cell table:formula="of:=[.B990]/[.B989]" office:value-type="float" office:value="0.989807069929218">
            <text:p>0.9898070699</text:p>
          </table:table-cell>
          <table:table-cell table:formula="of:=MONTH([.A990])" office:value-type="float" office:value="10">
            <text:p>10</text:p>
          </table:table-cell>
          <table:table-cell table:formula="of:=YEAR([.A990])" office:value-type="float" office:value="2011">
            <text:p>2011</text:p>
          </table:table-cell>
        </table:table-row>
        <table:table-row table:style-name="ro2">
          <table:table-cell office:value-type="string">
            <text:p>2011-10-28 00:00:00</text:p>
          </table:table-cell>
          <table:table-cell office:value-type="float" office:value="1.71938539184115">
            <text:p>1.7193853918</text:p>
          </table:table-cell>
          <table:table-cell table:formula="of:=[.B991]/[.B990]" office:value-type="float" office:value="1.00560096120107">
            <text:p>1.0056009612</text:p>
          </table:table-cell>
          <table:table-cell table:formula="of:=MONTH([.A991])" office:value-type="float" office:value="10">
            <text:p>10</text:p>
          </table:table-cell>
          <table:table-cell table:formula="of:=YEAR([.A991])" office:value-type="float" office:value="2011">
            <text:p>2011</text:p>
          </table:table-cell>
        </table:table-row>
        <table:table-row table:style-name="ro2">
          <table:table-cell office:value-type="string">
            <text:p>2011-11-02 00:00:00</text:p>
          </table:table-cell>
          <table:table-cell office:value-type="float" office:value="1.71702583180842">
            <text:p>1.7170258318</text:p>
          </table:table-cell>
          <table:table-cell table:formula="of:=[.B992]/[.B991]" office:value-type="float" office:value="0.998627672397395">
            <text:p>0.9986276724</text:p>
          </table:table-cell>
          <table:table-cell table:formula="of:=MONTH([.A992])" office:value-type="float" office:value="11">
            <text:p>11</text:p>
          </table:table-cell>
          <table:table-cell table:formula="of:=YEAR([.A992])" office:value-type="float" office:value="2011">
            <text:p>2011</text:p>
          </table:table-cell>
        </table:table-row>
        <table:table-row table:style-name="ro2">
          <table:table-cell office:value-type="string">
            <text:p>2011-11-03 00:00:00</text:p>
          </table:table-cell>
          <table:table-cell office:value-type="float" office:value="1.71538649984492">
            <text:p>1.7153864998</text:p>
          </table:table-cell>
          <table:table-cell table:formula="of:=[.B993]/[.B992]" office:value-type="float" office:value="0.999045249096941">
            <text:p>0.9990452491</text:p>
          </table:table-cell>
          <table:table-cell table:formula="of:=MONTH([.A993])" office:value-type="float" office:value="11">
            <text:p>11</text:p>
          </table:table-cell>
          <table:table-cell table:formula="of:=YEAR([.A993])" office:value-type="float" office:value="2011">
            <text:p>2011</text:p>
          </table:table-cell>
        </table:table-row>
        <table:table-row table:style-name="ro2">
          <table:table-cell office:value-type="string">
            <text:p>2011-11-04 00:00:00</text:p>
          </table:table-cell>
          <table:table-cell office:value-type="float" office:value="1.71539816307255">
            <text:p>1.7153981631</text:p>
          </table:table-cell>
          <table:table-cell table:formula="of:=[.B994]/[.B993]" office:value-type="float" office:value="1.00000679918353">
            <text:p>1.0000067992</text:p>
          </table:table-cell>
          <table:table-cell table:formula="of:=MONTH([.A994])" office:value-type="float" office:value="11">
            <text:p>11</text:p>
          </table:table-cell>
          <table:table-cell table:formula="of:=YEAR([.A994])" office:value-type="float" office:value="2011">
            <text:p>2011</text:p>
          </table:table-cell>
        </table:table-row>
        <table:table-row table:style-name="ro2">
          <table:table-cell office:value-type="string">
            <text:p>2011-11-07 00:00:00</text:p>
          </table:table-cell>
          <table:table-cell office:value-type="float" office:value="1.73327372658623">
            <text:p>1.7332737266</text:p>
          </table:table-cell>
          <table:table-cell table:formula="of:=[.B995]/[.B994]" office:value-type="float" office:value="1.01042064979343">
            <text:p>1.0104206498</text:p>
          </table:table-cell>
          <table:table-cell table:formula="of:=MONTH([.A995])" office:value-type="float" office:value="11">
            <text:p>11</text:p>
          </table:table-cell>
          <table:table-cell table:formula="of:=YEAR([.A995])" office:value-type="float" office:value="2011">
            <text:p>2011</text:p>
          </table:table-cell>
        </table:table-row>
        <table:table-row table:style-name="ro2">
          <table:table-cell office:value-type="string">
            <text:p>2011-11-08 00:00:00</text:p>
          </table:table-cell>
          <table:table-cell office:value-type="float" office:value="1.71902348749769">
            <text:p>1.7190234875</text:p>
          </table:table-cell>
          <table:table-cell table:formula="of:=[.B996]/[.B995]" office:value-type="float" office:value="0.991778425490469">
            <text:p>0.9917784255</text:p>
          </table:table-cell>
          <table:table-cell table:formula="of:=MONTH([.A996])" office:value-type="float" office:value="11">
            <text:p>11</text:p>
          </table:table-cell>
          <table:table-cell table:formula="of:=YEAR([.A996])" office:value-type="float" office:value="2011">
            <text:p>2011</text:p>
          </table:table-cell>
        </table:table-row>
        <table:table-row table:style-name="ro2">
          <table:table-cell office:value-type="string">
            <text:p>2011-11-09 00:00:00</text:p>
          </table:table-cell>
          <table:table-cell office:value-type="float" office:value="1.7304710665584">
            <text:p>1.7304710666</text:p>
          </table:table-cell>
          <table:table-cell table:formula="of:=[.B997]/[.B996]" office:value-type="float" office:value="1.00665934999956">
            <text:p>1.00665935</text:p>
          </table:table-cell>
          <table:table-cell table:formula="of:=MONTH([.A997])" office:value-type="float" office:value="11">
            <text:p>11</text:p>
          </table:table-cell>
          <table:table-cell table:formula="of:=YEAR([.A997])" office:value-type="float" office:value="2011">
            <text:p>2011</text:p>
          </table:table-cell>
        </table:table-row>
        <table:table-row table:style-name="ro2">
          <table:table-cell office:value-type="string">
            <text:p>2011-11-10 00:00:00</text:p>
          </table:table-cell>
          <table:table-cell office:value-type="float" office:value="1.71615879701606">
            <text:p>1.716158797</text:p>
          </table:table-cell>
          <table:table-cell table:formula="of:=[.B998]/[.B997]" office:value-type="float" office:value="0.991729263887201">
            <text:p>0.9917292639</text:p>
          </table:table-cell>
          <table:table-cell table:formula="of:=MONTH([.A998])" office:value-type="float" office:value="11">
            <text:p>11</text:p>
          </table:table-cell>
          <table:table-cell table:formula="of:=YEAR([.A998])" office:value-type="float" office:value="2011">
            <text:p>2011</text:p>
          </table:table-cell>
        </table:table-row>
        <table:table-row table:style-name="ro2">
          <table:table-cell office:value-type="string">
            <text:p>2011-11-11 00:00:00</text:p>
          </table:table-cell>
          <table:table-cell office:value-type="float" office:value="1.71940679286967">
            <text:p>1.7194067929</text:p>
          </table:table-cell>
          <table:table-cell table:formula="of:=[.B999]/[.B998]" office:value-type="float" office:value="1.00189259633739">
            <text:p>1.0018925963</text:p>
          </table:table-cell>
          <table:table-cell table:formula="of:=MONTH([.A999])" office:value-type="float" office:value="11">
            <text:p>11</text:p>
          </table:table-cell>
          <table:table-cell table:formula="of:=YEAR([.A999])" office:value-type="float" office:value="2011">
            <text:p>2011</text:p>
          </table:table-cell>
        </table:table-row>
        <table:table-row table:style-name="ro2">
          <table:table-cell office:value-type="string">
            <text:p>2011-11-14 00:00:00</text:p>
          </table:table-cell>
          <table:table-cell office:value-type="float" office:value="1.72909863774043">
            <text:p>1.7290986377</text:p>
          </table:table-cell>
          <table:table-cell table:formula="of:=[.B1000]/[.B999]" office:value-type="float" office:value="1.00563673757191">
            <text:p>1.0056367376</text:p>
          </table:table-cell>
          <table:table-cell table:formula="of:=MONTH([.A1000])" office:value-type="float" office:value="11">
            <text:p>11</text:p>
          </table:table-cell>
          <table:table-cell table:formula="of:=YEAR([.A1000])" office:value-type="float" office:value="2011">
            <text:p>2011</text:p>
          </table:table-cell>
        </table:table-row>
        <table:table-row table:style-name="ro2">
          <table:table-cell office:value-type="string">
            <text:p>2011-11-15 00:00:00</text:p>
          </table:table-cell>
          <table:table-cell office:value-type="float" office:value="1.7286322446745">
            <text:p>1.7286322447</text:p>
          </table:table-cell>
          <table:table-cell table:formula="of:=[.B1001]/[.B1000]" office:value-type="float" office:value="0.999730268097061">
            <text:p>0.9997302681</text:p>
          </table:table-cell>
          <table:table-cell table:formula="of:=MONTH([.A1001])" office:value-type="float" office:value="11">
            <text:p>11</text:p>
          </table:table-cell>
          <table:table-cell table:formula="of:=YEAR([.A1001])" office:value-type="float" office:value="2011">
            <text:p>2011</text:p>
          </table:table-cell>
        </table:table-row>
        <table:table-row table:style-name="ro2">
          <table:table-cell office:value-type="string">
            <text:p>2011-11-16 00:00:00</text:p>
          </table:table-cell>
          <table:table-cell office:value-type="float" office:value="1.72902975949095">
            <text:p>1.7290297595</text:p>
          </table:table-cell>
          <table:table-cell table:formula="of:=[.B1002]/[.B1001]" office:value-type="float" office:value="1.00022995915856">
            <text:p>1.0002299592</text:p>
          </table:table-cell>
          <table:table-cell table:formula="of:=MONTH([.A1002])" office:value-type="float" office:value="11">
            <text:p>11</text:p>
          </table:table-cell>
          <table:table-cell table:formula="of:=YEAR([.A1002])" office:value-type="float" office:value="2011">
            <text:p>2011</text:p>
          </table:table-cell>
        </table:table-row>
        <table:table-row table:style-name="ro2">
          <table:table-cell office:value-type="string">
            <text:p>2011-11-17 00:00:00</text:p>
          </table:table-cell>
          <table:table-cell office:value-type="float" office:value="1.71965800146232">
            <text:p>1.7196580015</text:p>
          </table:table-cell>
          <table:table-cell table:formula="of:=[.B1003]/[.B1002]" office:value-type="float" office:value="0.994579758979169">
            <text:p>0.994579759</text:p>
          </table:table-cell>
          <table:table-cell table:formula="of:=MONTH([.A1003])" office:value-type="float" office:value="11">
            <text:p>11</text:p>
          </table:table-cell>
          <table:table-cell table:formula="of:=YEAR([.A1003])" office:value-type="float" office:value="2011">
            <text:p>2011</text:p>
          </table:table-cell>
        </table:table-row>
        <table:table-row table:style-name="ro2">
          <table:table-cell office:value-type="string">
            <text:p>2011-11-18 00:00:00</text:p>
          </table:table-cell>
          <table:table-cell office:value-type="float" office:value="1.7197473563122">
            <text:p>1.7197473563</text:p>
          </table:table-cell>
          <table:table-cell table:formula="of:=[.B1004]/[.B1003]" office:value-type="float" office:value="1.00005196082582">
            <text:p>1.0000519608</text:p>
          </table:table-cell>
          <table:table-cell table:formula="of:=MONTH([.A1004])" office:value-type="float" office:value="11">
            <text:p>11</text:p>
          </table:table-cell>
          <table:table-cell table:formula="of:=YEAR([.A1004])" office:value-type="float" office:value="2011">
            <text:p>2011</text:p>
          </table:table-cell>
        </table:table-row>
        <table:table-row table:style-name="ro2">
          <table:table-cell office:value-type="string">
            <text:p>2011-11-21 00:00:00</text:p>
          </table:table-cell>
          <table:table-cell office:value-type="float" office:value="1.71074581544708">
            <text:p>1.7107458154</text:p>
          </table:table-cell>
          <table:table-cell table:formula="of:=[.B1005]/[.B1004]" office:value-type="float" office:value="0.994765777175302">
            <text:p>0.9947657772</text:p>
          </table:table-cell>
          <table:table-cell table:formula="of:=MONTH([.A1005])" office:value-type="float" office:value="11">
            <text:p>11</text:p>
          </table:table-cell>
          <table:table-cell table:formula="of:=YEAR([.A1005])" office:value-type="float" office:value="2011">
            <text:p>2011</text:p>
          </table:table-cell>
        </table:table-row>
        <table:table-row table:style-name="ro2">
          <table:table-cell office:value-type="string">
            <text:p>2011-11-22 00:00:00</text:p>
          </table:table-cell>
          <table:table-cell office:value-type="float" office:value="1.72475816434374">
            <text:p>1.7247581643</text:p>
          </table:table-cell>
          <table:table-cell table:formula="of:=[.B1006]/[.B1005]" office:value-type="float" office:value="1.00819078367467">
            <text:p>1.0081907837</text:p>
          </table:table-cell>
          <table:table-cell table:formula="of:=MONTH([.A1006])" office:value-type="float" office:value="11">
            <text:p>11</text:p>
          </table:table-cell>
          <table:table-cell table:formula="of:=YEAR([.A1006])" office:value-type="float" office:value="2011">
            <text:p>2011</text:p>
          </table:table-cell>
        </table:table-row>
        <table:table-row table:style-name="ro2">
          <table:table-cell office:value-type="string">
            <text:p>2011-11-23 00:00:00</text:p>
          </table:table-cell>
          <table:table-cell office:value-type="float" office:value="1.73106459399121">
            <text:p>1.731064594</text:p>
          </table:table-cell>
          <table:table-cell table:formula="of:=[.B1007]/[.B1006]" office:value-type="float" office:value="1.00365641385433">
            <text:p>1.0036564139</text:p>
          </table:table-cell>
          <table:table-cell table:formula="of:=MONTH([.A1007])" office:value-type="float" office:value="11">
            <text:p>11</text:p>
          </table:table-cell>
          <table:table-cell table:formula="of:=YEAR([.A1007])" office:value-type="float" office:value="2011">
            <text:p>2011</text:p>
          </table:table-cell>
        </table:table-row>
        <table:table-row table:style-name="ro2">
          <table:table-cell office:value-type="string">
            <text:p>2011-11-25 00:00:00</text:p>
          </table:table-cell>
          <table:table-cell office:value-type="float" office:value="1.71369499853723">
            <text:p>1.7136949985</text:p>
          </table:table-cell>
          <table:table-cell table:formula="of:=[.B1008]/[.B1007]" office:value-type="float" office:value="0.989965946092203">
            <text:p>0.9899659461</text:p>
          </table:table-cell>
          <table:table-cell table:formula="of:=MONTH([.A1008])" office:value-type="float" office:value="11">
            <text:p>11</text:p>
          </table:table-cell>
          <table:table-cell table:formula="of:=YEAR([.A1008])" office:value-type="float" office:value="2011">
            <text:p>2011</text:p>
          </table:table-cell>
        </table:table-row>
        <table:table-row table:style-name="ro2">
          <table:table-cell office:value-type="string">
            <text:p>2011-11-28 00:00:00</text:p>
          </table:table-cell>
          <table:table-cell office:value-type="float" office:value="1.72443605183256">
            <text:p>1.7244360518</text:p>
          </table:table-cell>
          <table:table-cell table:formula="of:=[.B1009]/[.B1008]" office:value-type="float" office:value="1.00626777419815">
            <text:p>1.0062677742</text:p>
          </table:table-cell>
          <table:table-cell table:formula="of:=MONTH([.A1009])" office:value-type="float" office:value="11">
            <text:p>11</text:p>
          </table:table-cell>
          <table:table-cell table:formula="of:=YEAR([.A1009])" office:value-type="float" office:value="2011">
            <text:p>2011</text:p>
          </table:table-cell>
        </table:table-row>
        <table:table-row table:style-name="ro2">
          <table:table-cell office:value-type="string">
            <text:p>2011-11-29 00:00:00</text:p>
          </table:table-cell>
          <table:table-cell office:value-type="float" office:value="1.71925875800919">
            <text:p>1.719258758</text:p>
          </table:table-cell>
          <table:table-cell table:formula="of:=[.B1010]/[.B1009]" office:value-type="float" office:value="0.996997688712278">
            <text:p>0.9969976887</text:p>
          </table:table-cell>
          <table:table-cell table:formula="of:=MONTH([.A1010])" office:value-type="float" office:value="11">
            <text:p>11</text:p>
          </table:table-cell>
          <table:table-cell table:formula="of:=YEAR([.A1010])" office:value-type="float" office:value="2011">
            <text:p>2011</text:p>
          </table:table-cell>
        </table:table-row>
        <table:table-row table:style-name="ro2">
          <table:table-cell office:value-type="string">
            <text:p>2011-12-02 00:00:00</text:p>
          </table:table-cell>
          <table:table-cell office:value-type="float" office:value="1.7301615605087">
            <text:p>1.7301615605</text:p>
          </table:table-cell>
          <table:table-cell table:formula="of:=[.B1011]/[.B1010]" office:value-type="float" office:value="1.00634157159225">
            <text:p>1.0063415716</text:p>
          </table:table-cell>
          <table:table-cell table:formula="of:=MONTH([.A1011])" office:value-type="float" office:value="12">
            <text:p>12</text:p>
          </table:table-cell>
          <table:table-cell table:formula="of:=YEAR([.A1011])" office:value-type="float" office:value="2011">
            <text:p>2011</text:p>
          </table:table-cell>
        </table:table-row>
        <table:table-row table:style-name="ro2">
          <table:table-cell office:value-type="string">
            <text:p>2011-12-05 00:00:00</text:p>
          </table:table-cell>
          <table:table-cell office:value-type="float" office:value="1.72027336247948">
            <text:p>1.7202733625</text:p>
          </table:table-cell>
          <table:table-cell table:formula="of:=[.B1012]/[.B1011]" office:value-type="float" office:value="0.994284812323355">
            <text:p>0.9942848123</text:p>
          </table:table-cell>
          <table:table-cell table:formula="of:=MONTH([.A1012])" office:value-type="float" office:value="12">
            <text:p>12</text:p>
          </table:table-cell>
          <table:table-cell table:formula="of:=YEAR([.A1012])" office:value-type="float" office:value="2011">
            <text:p>2011</text:p>
          </table:table-cell>
        </table:table-row>
        <table:table-row table:style-name="ro2">
          <table:table-cell office:value-type="string">
            <text:p>2011-12-06 00:00:00</text:p>
          </table:table-cell>
          <table:table-cell office:value-type="float" office:value="1.71628251361322">
            <text:p>1.7162825136</text:p>
          </table:table-cell>
          <table:table-cell table:formula="of:=[.B1013]/[.B1012]" office:value-type="float" office:value="0.997680107735605">
            <text:p>0.9976801077</text:p>
          </table:table-cell>
          <table:table-cell table:formula="of:=MONTH([.A1013])" office:value-type="float" office:value="12">
            <text:p>12</text:p>
          </table:table-cell>
          <table:table-cell table:formula="of:=YEAR([.A1013])" office:value-type="float" office:value="2011">
            <text:p>2011</text:p>
          </table:table-cell>
        </table:table-row>
        <table:table-row table:style-name="ro2">
          <table:table-cell office:value-type="string">
            <text:p>2011-12-07 00:00:00</text:p>
          </table:table-cell>
          <table:table-cell office:value-type="float" office:value="1.724602570734">
            <text:p>1.7246025707</text:p>
          </table:table-cell>
          <table:table-cell table:formula="of:=[.B1014]/[.B1013]" office:value-type="float" office:value="1.0048477200314">
            <text:p>1.00484772</text:p>
          </table:table-cell>
          <table:table-cell table:formula="of:=MONTH([.A1014])" office:value-type="float" office:value="12">
            <text:p>12</text:p>
          </table:table-cell>
          <table:table-cell table:formula="of:=YEAR([.A1014])" office:value-type="float" office:value="2011">
            <text:p>2011</text:p>
          </table:table-cell>
        </table:table-row>
        <table:table-row table:style-name="ro2">
          <table:table-cell office:value-type="string">
            <text:p>2011-12-08 00:00:00</text:p>
          </table:table-cell>
          <table:table-cell office:value-type="float" office:value="1.72363537005135">
            <text:p>1.7236353701</text:p>
          </table:table-cell>
          <table:table-cell table:formula="of:=[.B1015]/[.B1014]" office:value-type="float" office:value="0.99943917474144">
            <text:p>0.9994391747</text:p>
          </table:table-cell>
          <table:table-cell table:formula="of:=MONTH([.A1015])" office:value-type="float" office:value="12">
            <text:p>12</text:p>
          </table:table-cell>
          <table:table-cell table:formula="of:=YEAR([.A1015])" office:value-type="float" office:value="2011">
            <text:p>2011</text:p>
          </table:table-cell>
        </table:table-row>
        <table:table-row table:style-name="ro2">
          <table:table-cell office:value-type="string">
            <text:p>2011-12-09 00:00:00</text:p>
          </table:table-cell>
          <table:table-cell office:value-type="float" office:value="1.70865390301298">
            <text:p>1.708653903</text:p>
          </table:table-cell>
          <table:table-cell table:formula="of:=[.B1016]/[.B1015]" office:value-type="float" office:value="0.991308215589745">
            <text:p>0.9913082156</text:p>
          </table:table-cell>
          <table:table-cell table:formula="of:=MONTH([.A1016])" office:value-type="float" office:value="12">
            <text:p>12</text:p>
          </table:table-cell>
          <table:table-cell table:formula="of:=YEAR([.A1016])" office:value-type="float" office:value="2011">
            <text:p>2011</text:p>
          </table:table-cell>
        </table:table-row>
        <table:table-row table:style-name="ro2">
          <table:table-cell office:value-type="string">
            <text:p>2011-12-12 00:00:00</text:p>
          </table:table-cell>
          <table:table-cell office:value-type="float" office:value="1.70253007377525">
            <text:p>1.7025300738</text:p>
          </table:table-cell>
          <table:table-cell table:formula="of:=[.B1017]/[.B1016]" office:value-type="float" office:value="0.996415992011649">
            <text:p>0.996415992</text:p>
          </table:table-cell>
          <table:table-cell table:formula="of:=MONTH([.A1017])" office:value-type="float" office:value="12">
            <text:p>12</text:p>
          </table:table-cell>
          <table:table-cell table:formula="of:=YEAR([.A1017])" office:value-type="float" office:value="2011">
            <text:p>2011</text:p>
          </table:table-cell>
        </table:table-row>
        <table:table-row table:style-name="ro2">
          <table:table-cell office:value-type="string">
            <text:p>2011-12-13 00:00:00</text:p>
          </table:table-cell>
          <table:table-cell office:value-type="float" office:value="1.69875228702611">
            <text:p>1.698752287</text:p>
          </table:table-cell>
          <table:table-cell table:formula="of:=[.B1018]/[.B1017]" office:value-type="float" office:value="0.997781074879482">
            <text:p>0.9977810749</text:p>
          </table:table-cell>
          <table:table-cell table:formula="of:=MONTH([.A1018])" office:value-type="float" office:value="12">
            <text:p>12</text:p>
          </table:table-cell>
          <table:table-cell table:formula="of:=YEAR([.A1018])" office:value-type="float" office:value="2011">
            <text:p>2011</text:p>
          </table:table-cell>
        </table:table-row>
        <table:table-row table:style-name="ro2">
          <table:table-cell office:value-type="string">
            <text:p>2011-12-14 00:00:00</text:p>
          </table:table-cell>
          <table:table-cell office:value-type="float" office:value="1.69270125025728">
            <text:p>1.6927012503</text:p>
          </table:table-cell>
          <table:table-cell table:formula="of:=[.B1019]/[.B1018]" office:value-type="float" office:value="0.996437952245866">
            <text:p>0.9964379522</text:p>
          </table:table-cell>
          <table:table-cell table:formula="of:=MONTH([.A1019])" office:value-type="float" office:value="12">
            <text:p>12</text:p>
          </table:table-cell>
          <table:table-cell table:formula="of:=YEAR([.A1019])" office:value-type="float" office:value="2011">
            <text:p>2011</text:p>
          </table:table-cell>
        </table:table-row>
        <table:table-row table:style-name="ro2">
          <table:table-cell office:value-type="string">
            <text:p>2011-12-15 00:00:00</text:p>
          </table:table-cell>
          <table:table-cell office:value-type="float" office:value="1.68863593235696">
            <text:p>1.6886359324</text:p>
          </table:table-cell>
          <table:table-cell table:formula="of:=[.B1020]/[.B1019]" office:value-type="float" office:value="0.997598325221473">
            <text:p>0.9975983252</text:p>
          </table:table-cell>
          <table:table-cell table:formula="of:=MONTH([.A1020])" office:value-type="float" office:value="12">
            <text:p>12</text:p>
          </table:table-cell>
          <table:table-cell table:formula="of:=YEAR([.A1020])" office:value-type="float" office:value="2011">
            <text:p>2011</text:p>
          </table:table-cell>
        </table:table-row>
        <table:table-row table:style-name="ro2">
          <table:table-cell office:value-type="string">
            <text:p>2011-12-16 00:00:00</text:p>
          </table:table-cell>
          <table:table-cell office:value-type="float" office:value="1.70817452484727">
            <text:p>1.7081745248</text:p>
          </table:table-cell>
          <table:table-cell table:formula="of:=[.B1021]/[.B1020]" office:value-type="float" office:value="1.0115706364622">
            <text:p>1.0115706365</text:p>
          </table:table-cell>
          <table:table-cell table:formula="of:=MONTH([.A1021])" office:value-type="float" office:value="12">
            <text:p>12</text:p>
          </table:table-cell>
          <table:table-cell table:formula="of:=YEAR([.A1021])" office:value-type="float" office:value="2011">
            <text:p>2011</text:p>
          </table:table-cell>
        </table:table-row>
        <table:table-row table:style-name="ro2">
          <table:table-cell office:value-type="string">
            <text:p>2011-12-19 00:00:00</text:p>
          </table:table-cell>
          <table:table-cell office:value-type="float" office:value="1.71675024226995">
            <text:p>1.7167502423</text:p>
          </table:table-cell>
          <table:table-cell table:formula="of:=[.B1022]/[.B1021]" office:value-type="float" office:value="1.00502039885149">
            <text:p>1.0050203989</text:p>
          </table:table-cell>
          <table:table-cell table:formula="of:=MONTH([.A1022])" office:value-type="float" office:value="12">
            <text:p>12</text:p>
          </table:table-cell>
          <table:table-cell table:formula="of:=YEAR([.A1022])" office:value-type="float" office:value="2011">
            <text:p>2011</text:p>
          </table:table-cell>
        </table:table-row>
        <table:table-row table:style-name="ro2">
          <table:table-cell office:value-type="string">
            <text:p>2011-12-20 00:00:00</text:p>
          </table:table-cell>
          <table:table-cell office:value-type="float" office:value="1.70333305327503">
            <text:p>1.7033330533</text:p>
          </table:table-cell>
          <table:table-cell table:formula="of:=[.B1023]/[.B1022]" office:value-type="float" office:value="0.992184542244666">
            <text:p>0.9921845422</text:p>
          </table:table-cell>
          <table:table-cell table:formula="of:=MONTH([.A1023])" office:value-type="float" office:value="12">
            <text:p>12</text:p>
          </table:table-cell>
          <table:table-cell table:formula="of:=YEAR([.A1023])" office:value-type="float" office:value="2011">
            <text:p>2011</text:p>
          </table:table-cell>
        </table:table-row>
        <table:table-row table:style-name="ro2">
          <table:table-cell office:value-type="string">
            <text:p>2011-12-21 00:00:00</text:p>
          </table:table-cell>
          <table:table-cell office:value-type="float" office:value="1.69319437768268">
            <text:p>1.6931943777</text:p>
          </table:table-cell>
          <table:table-cell table:formula="of:=[.B1024]/[.B1023]" office:value-type="float" office:value="0.994047743291976">
            <text:p>0.9940477433</text:p>
          </table:table-cell>
          <table:table-cell table:formula="of:=MONTH([.A1024])" office:value-type="float" office:value="12">
            <text:p>12</text:p>
          </table:table-cell>
          <table:table-cell table:formula="of:=YEAR([.A1024])" office:value-type="float" office:value="2011">
            <text:p>2011</text:p>
          </table:table-cell>
        </table:table-row>
        <table:table-row table:style-name="ro2">
          <table:table-cell office:value-type="string">
            <text:p>2011-12-22 00:00:00</text:p>
          </table:table-cell>
          <table:table-cell office:value-type="float" office:value="1.69269341244503">
            <text:p>1.6926934124</text:p>
          </table:table-cell>
          <table:table-cell table:formula="of:=[.B1025]/[.B1024]" office:value-type="float" office:value="0.999704130108008">
            <text:p>0.9997041301</text:p>
          </table:table-cell>
          <table:table-cell table:formula="of:=MONTH([.A1025])" office:value-type="float" office:value="12">
            <text:p>12</text:p>
          </table:table-cell>
          <table:table-cell table:formula="of:=YEAR([.A1025])" office:value-type="float" office:value="2011">
            <text:p>2011</text:p>
          </table:table-cell>
        </table:table-row>
        <table:table-row table:style-name="ro2">
          <table:table-cell office:value-type="string">
            <text:p>2011-12-23 00:00:00</text:p>
          </table:table-cell>
          <table:table-cell office:value-type="float" office:value="1.68479590201785">
            <text:p>1.684795902</text:p>
          </table:table-cell>
          <table:table-cell table:formula="of:=[.B1026]/[.B1025]" office:value-type="float" office:value="0.995334352713186">
            <text:p>0.9953343527</text:p>
          </table:table-cell>
          <table:table-cell table:formula="of:=MONTH([.A1026])" office:value-type="float" office:value="12">
            <text:p>12</text:p>
          </table:table-cell>
          <table:table-cell table:formula="of:=YEAR([.A1026])" office:value-type="float" office:value="2011">
            <text:p>2011</text:p>
          </table:table-cell>
        </table:table-row>
        <table:table-row table:style-name="ro2">
          <table:table-cell office:value-type="string">
            <text:p>2011-12-27 00:00:00</text:p>
          </table:table-cell>
          <table:table-cell office:value-type="float" office:value="1.68319362250586">
            <text:p>1.6831936225</text:p>
          </table:table-cell>
          <table:table-cell table:formula="of:=[.B1027]/[.B1026]" office:value-type="float" office:value="0.99904897708377">
            <text:p>0.9990489771</text:p>
          </table:table-cell>
          <table:table-cell table:formula="of:=MONTH([.A1027])" office:value-type="float" office:value="12">
            <text:p>12</text:p>
          </table:table-cell>
          <table:table-cell table:formula="of:=YEAR([.A1027])" office:value-type="float" office:value="2011">
            <text:p>2011</text:p>
          </table:table-cell>
        </table:table-row>
        <table:table-row table:style-name="ro2">
          <table:table-cell office:value-type="string">
            <text:p>2011-12-28 00:00:00</text:p>
          </table:table-cell>
          <table:table-cell office:value-type="float" office:value="1.68481717311364">
            <text:p>1.6848171731</text:p>
          </table:table-cell>
          <table:table-cell table:formula="of:=[.B1028]/[.B1027]" office:value-type="float" office:value="1.00096456556517">
            <text:p>1.0009645656</text:p>
          </table:table-cell>
          <table:table-cell table:formula="of:=MONTH([.A1028])" office:value-type="float" office:value="12">
            <text:p>12</text:p>
          </table:table-cell>
          <table:table-cell table:formula="of:=YEAR([.A1028])" office:value-type="float" office:value="2011">
            <text:p>2011</text:p>
          </table:table-cell>
        </table:table-row>
        <table:table-row table:style-name="ro2">
          <table:table-cell office:value-type="string">
            <text:p>2011-12-29 00:00:00</text:p>
          </table:table-cell>
          <table:table-cell office:value-type="float" office:value="1.68394146237666">
            <text:p>1.6839414624</text:p>
          </table:table-cell>
          <table:table-cell table:formula="of:=[.B1029]/[.B1028]" office:value-type="float" office:value="0.999480233967839">
            <text:p>0.999480234</text:p>
          </table:table-cell>
          <table:table-cell table:formula="of:=MONTH([.A1029])" office:value-type="float" office:value="12">
            <text:p>12</text:p>
          </table:table-cell>
          <table:table-cell table:formula="of:=YEAR([.A1029])" office:value-type="float" office:value="2011">
            <text:p>2011</text:p>
          </table:table-cell>
        </table:table-row>
        <table:table-row table:style-name="ro2">
          <table:table-cell office:value-type="string">
            <text:p>2012-01-04 00:00:00</text:p>
          </table:table-cell>
          <table:table-cell office:value-type="float" office:value="1.67837881668855">
            <text:p>1.6783788167</text:p>
          </table:table-cell>
          <table:table-cell table:formula="of:=[.B1030]/[.B1029]" office:value-type="float" office:value="0.996696651390565">
            <text:p>0.9966966514</text:p>
          </table:table-cell>
          <table:table-cell table:formula="of:=MONTH([.A1030])" office:value-type="float" office:value="1">
            <text:p>1</text:p>
          </table:table-cell>
          <table:table-cell table:formula="of:=YEAR([.A1030])" office:value-type="float" office:value="2012">
            <text:p>2012</text:p>
          </table:table-cell>
        </table:table-row>
        <table:table-row table:style-name="ro2">
          <table:table-cell office:value-type="string">
            <text:p>2012-01-05 00:00:00</text:p>
          </table:table-cell>
          <table:table-cell office:value-type="float" office:value="1.6806888060895">
            <text:p>1.6806888061</text:p>
          </table:table-cell>
          <table:table-cell table:formula="of:=[.B1031]/[.B1030]" office:value-type="float" office:value="1.00137632182794">
            <text:p>1.0013763218</text:p>
          </table:table-cell>
          <table:table-cell table:formula="of:=MONTH([.A1031])" office:value-type="float" office:value="1">
            <text:p>1</text:p>
          </table:table-cell>
          <table:table-cell table:formula="of:=YEAR([.A1031])" office:value-type="float" office:value="2012">
            <text:p>2012</text:p>
          </table:table-cell>
        </table:table-row>
        <table:table-row table:style-name="ro2">
          <table:table-cell office:value-type="string">
            <text:p>2012-01-06 00:00:00</text:p>
          </table:table-cell>
          <table:table-cell office:value-type="float" office:value="1.68545694620932">
            <text:p>1.6854569462</text:p>
          </table:table-cell>
          <table:table-cell table:formula="of:=[.B1032]/[.B1031]" office:value-type="float" office:value="1.00283701545613">
            <text:p>1.0028370155</text:p>
          </table:table-cell>
          <table:table-cell table:formula="of:=MONTH([.A1032])" office:value-type="float" office:value="1">
            <text:p>1</text:p>
          </table:table-cell>
          <table:table-cell table:formula="of:=YEAR([.A1032])" office:value-type="float" office:value="2012">
            <text:p>2012</text:p>
          </table:table-cell>
        </table:table-row>
        <table:table-row table:style-name="ro2">
          <table:table-cell office:value-type="string">
            <text:p>2012-01-09 00:00:00</text:p>
          </table:table-cell>
          <table:table-cell office:value-type="float" office:value="1.68238349103746">
            <text:p>1.682383491</text:p>
          </table:table-cell>
          <table:table-cell table:formula="of:=[.B1033]/[.B1032]" office:value-type="float" office:value="0.998176485505148">
            <text:p>0.9981764855</text:p>
          </table:table-cell>
          <table:table-cell table:formula="of:=MONTH([.A1033])" office:value-type="float" office:value="1">
            <text:p>1</text:p>
          </table:table-cell>
          <table:table-cell table:formula="of:=YEAR([.A1033])" office:value-type="float" office:value="2012">
            <text:p>2012</text:p>
          </table:table-cell>
        </table:table-row>
        <table:table-row table:style-name="ro2">
          <table:table-cell office:value-type="string">
            <text:p>2012-01-10 00:00:00</text:p>
          </table:table-cell>
          <table:table-cell office:value-type="float" office:value="1.68824585758506">
            <text:p>1.6882458576</text:p>
          </table:table-cell>
          <table:table-cell table:formula="of:=[.B1034]/[.B1033]" office:value-type="float" office:value="1.00348456019619">
            <text:p>1.0034845602</text:p>
          </table:table-cell>
          <table:table-cell table:formula="of:=MONTH([.A1034])" office:value-type="float" office:value="1">
            <text:p>1</text:p>
          </table:table-cell>
          <table:table-cell table:formula="of:=YEAR([.A1034])" office:value-type="float" office:value="2012">
            <text:p>2012</text:p>
          </table:table-cell>
        </table:table-row>
        <table:table-row table:style-name="ro2">
          <table:table-cell office:value-type="string">
            <text:p>2012-01-11 00:00:00</text:p>
          </table:table-cell>
          <table:table-cell office:value-type="float" office:value="1.70198513349394">
            <text:p>1.7019851335</text:p>
          </table:table-cell>
          <table:table-cell table:formula="of:=[.B1035]/[.B1034]" office:value-type="float" office:value="1.00813819613249">
            <text:p>1.0081381961</text:p>
          </table:table-cell>
          <table:table-cell table:formula="of:=MONTH([.A1035])" office:value-type="float" office:value="1">
            <text:p>1</text:p>
          </table:table-cell>
          <table:table-cell table:formula="of:=YEAR([.A1035])" office:value-type="float" office:value="2012">
            <text:p>2012</text:p>
          </table:table-cell>
        </table:table-row>
        <table:table-row table:style-name="ro2">
          <table:table-cell office:value-type="string">
            <text:p>2012-01-12 00:00:00</text:p>
          </table:table-cell>
          <table:table-cell office:value-type="float" office:value="1.70255616426281">
            <text:p>1.7025561643</text:p>
          </table:table-cell>
          <table:table-cell table:formula="of:=[.B1036]/[.B1035]" office:value-type="float" office:value="1.00033550867021">
            <text:p>1.0003355087</text:p>
          </table:table-cell>
          <table:table-cell table:formula="of:=MONTH([.A1036])" office:value-type="float" office:value="1">
            <text:p>1</text:p>
          </table:table-cell>
          <table:table-cell table:formula="of:=YEAR([.A1036])" office:value-type="float" office:value="2012">
            <text:p>2012</text:p>
          </table:table-cell>
        </table:table-row>
        <table:table-row table:style-name="ro2">
          <table:table-cell office:value-type="string">
            <text:p>2012-01-13 00:00:00</text:p>
          </table:table-cell>
          <table:table-cell office:value-type="float" office:value="1.70673374425869">
            <text:p>1.7067337443</text:p>
          </table:table-cell>
          <table:table-cell table:formula="of:=[.B1037]/[.B1036]" office:value-type="float" office:value="1.00245371053453">
            <text:p>1.0024537105</text:p>
          </table:table-cell>
          <table:table-cell table:formula="of:=MONTH([.A1037])" office:value-type="float" office:value="1">
            <text:p>1</text:p>
          </table:table-cell>
          <table:table-cell table:formula="of:=YEAR([.A1037])" office:value-type="float" office:value="2012">
            <text:p>2012</text:p>
          </table:table-cell>
        </table:table-row>
        <table:table-row table:style-name="ro2">
          <table:table-cell office:value-type="string">
            <text:p>2012-01-17 00:00:00</text:p>
          </table:table-cell>
          <table:table-cell office:value-type="float" office:value="1.71413610612798">
            <text:p>1.7141361061</text:p>
          </table:table-cell>
          <table:table-cell table:formula="of:=[.B1038]/[.B1037]" office:value-type="float" office:value="1.00433715094354">
            <text:p>1.0043371509</text:p>
          </table:table-cell>
          <table:table-cell table:formula="of:=MONTH([.A1038])" office:value-type="float" office:value="1">
            <text:p>1</text:p>
          </table:table-cell>
          <table:table-cell table:formula="of:=YEAR([.A1038])" office:value-type="float" office:value="2012">
            <text:p>2012</text:p>
          </table:table-cell>
        </table:table-row>
        <table:table-row table:style-name="ro2">
          <table:table-cell office:value-type="string">
            <text:p>2012-01-18 00:00:00</text:p>
          </table:table-cell>
          <table:table-cell office:value-type="float" office:value="1.70940486276957">
            <text:p>1.7094048628</text:p>
          </table:table-cell>
          <table:table-cell table:formula="of:=[.B1039]/[.B1038]" office:value-type="float" office:value="0.997239867160202">
            <text:p>0.9972398672</text:p>
          </table:table-cell>
          <table:table-cell table:formula="of:=MONTH([.A1039])" office:value-type="float" office:value="1">
            <text:p>1</text:p>
          </table:table-cell>
          <table:table-cell table:formula="of:=YEAR([.A1039])" office:value-type="float" office:value="2012">
            <text:p>2012</text:p>
          </table:table-cell>
        </table:table-row>
        <table:table-row table:style-name="ro2">
          <table:table-cell office:value-type="string">
            <text:p>2012-01-19 00:00:00</text:p>
          </table:table-cell>
          <table:table-cell office:value-type="float" office:value="1.69685936890156">
            <text:p>1.6968593689</text:p>
          </table:table-cell>
          <table:table-cell table:formula="of:=[.B1040]/[.B1039]" office:value-type="float" office:value="0.992660899625803">
            <text:p>0.9926608996</text:p>
          </table:table-cell>
          <table:table-cell table:formula="of:=MONTH([.A1040])" office:value-type="float" office:value="1">
            <text:p>1</text:p>
          </table:table-cell>
          <table:table-cell table:formula="of:=YEAR([.A1040])" office:value-type="float" office:value="2012">
            <text:p>2012</text:p>
          </table:table-cell>
        </table:table-row>
        <table:table-row table:style-name="ro2">
          <table:table-cell office:value-type="string">
            <text:p>2012-01-20 00:00:00</text:p>
          </table:table-cell>
          <table:table-cell office:value-type="float" office:value="1.69152399227872">
            <text:p>1.6915239923</text:p>
          </table:table-cell>
          <table:table-cell table:formula="of:=[.B1041]/[.B1040]" office:value-type="float" office:value="0.996855734352164">
            <text:p>0.9968557344</text:p>
          </table:table-cell>
          <table:table-cell table:formula="of:=MONTH([.A1041])" office:value-type="float" office:value="1">
            <text:p>1</text:p>
          </table:table-cell>
          <table:table-cell table:formula="of:=YEAR([.A1041])" office:value-type="float" office:value="2012">
            <text:p>2012</text:p>
          </table:table-cell>
        </table:table-row>
        <table:table-row table:style-name="ro2">
          <table:table-cell office:value-type="string">
            <text:p>2012-01-23 00:00:00</text:p>
          </table:table-cell>
          <table:table-cell office:value-type="float" office:value="1.69149518528642">
            <text:p>1.6914951853</text:p>
          </table:table-cell>
          <table:table-cell table:formula="of:=[.B1042]/[.B1041]" office:value-type="float" office:value="0.999982969799758">
            <text:p>0.9999829698</text:p>
          </table:table-cell>
          <table:table-cell table:formula="of:=MONTH([.A1042])" office:value-type="float" office:value="1">
            <text:p>1</text:p>
          </table:table-cell>
          <table:table-cell table:formula="of:=YEAR([.A1042])" office:value-type="float" office:value="2012">
            <text:p>2012</text:p>
          </table:table-cell>
        </table:table-row>
        <table:table-row table:style-name="ro2">
          <table:table-cell office:value-type="string">
            <text:p>2012-01-24 00:00:00</text:p>
          </table:table-cell>
          <table:table-cell office:value-type="float" office:value="1.68841637438795">
            <text:p>1.6884163744</text:p>
          </table:table-cell>
          <table:table-cell table:formula="of:=[.B1043]/[.B1042]" office:value-type="float" office:value="0.998179828754319">
            <text:p>0.9981798288</text:p>
          </table:table-cell>
          <table:table-cell table:formula="of:=MONTH([.A1043])" office:value-type="float" office:value="1">
            <text:p>1</text:p>
          </table:table-cell>
          <table:table-cell table:formula="of:=YEAR([.A1043])" office:value-type="float" office:value="2012">
            <text:p>2012</text:p>
          </table:table-cell>
        </table:table-row>
        <table:table-row table:style-name="ro2">
          <table:table-cell office:value-type="string">
            <text:p>2012-01-25 00:00:00</text:p>
          </table:table-cell>
          <table:table-cell office:value-type="float" office:value="1.706299151538">
            <text:p>1.7062991515</text:p>
          </table:table-cell>
          <table:table-cell table:formula="of:=[.B1044]/[.B1043]" office:value-type="float" office:value="1.01059144972847">
            <text:p>1.0105914497</text:p>
          </table:table-cell>
          <table:table-cell table:formula="of:=MONTH([.A1044])" office:value-type="float" office:value="1">
            <text:p>1</text:p>
          </table:table-cell>
          <table:table-cell table:formula="of:=YEAR([.A1044])" office:value-type="float" office:value="2012">
            <text:p>2012</text:p>
          </table:table-cell>
        </table:table-row>
        <table:table-row table:style-name="ro2">
          <table:table-cell office:value-type="string">
            <text:p>2012-01-26 00:00:00</text:p>
          </table:table-cell>
          <table:table-cell office:value-type="float" office:value="1.719045319053">
            <text:p>1.7190453191</text:p>
          </table:table-cell>
          <table:table-cell table:formula="of:=[.B1045]/[.B1044]" office:value-type="float" office:value="1.00747006613905">
            <text:p>1.0074700661</text:p>
          </table:table-cell>
          <table:table-cell table:formula="of:=MONTH([.A1045])" office:value-type="float" office:value="1">
            <text:p>1</text:p>
          </table:table-cell>
          <table:table-cell table:formula="of:=YEAR([.A1045])" office:value-type="float" office:value="2012">
            <text:p>2012</text:p>
          </table:table-cell>
        </table:table-row>
        <table:table-row table:style-name="ro2">
          <table:table-cell office:value-type="string">
            <text:p>2012-01-27 00:00:00</text:p>
          </table:table-cell>
          <table:table-cell office:value-type="float" office:value="1.72892941649632">
            <text:p>1.7289294165</text:p>
          </table:table-cell>
          <table:table-cell table:formula="of:=[.B1046]/[.B1045]" office:value-type="float" office:value="1.00574975966822">
            <text:p>1.0057497597</text:p>
          </table:table-cell>
          <table:table-cell table:formula="of:=MONTH([.A1046])" office:value-type="float" office:value="1">
            <text:p>1</text:p>
          </table:table-cell>
          <table:table-cell table:formula="of:=YEAR([.A1046])" office:value-type="float" office:value="2012">
            <text:p>2012</text:p>
          </table:table-cell>
        </table:table-row>
        <table:table-row table:style-name="ro2">
          <table:table-cell office:value-type="string">
            <text:p>2012-01-30 00:00:00</text:p>
          </table:table-cell>
          <table:table-cell office:value-type="float" office:value="1.73415118339918">
            <text:p>1.7341511834</text:p>
          </table:table-cell>
          <table:table-cell table:formula="of:=[.B1047]/[.B1046]" office:value-type="float" office:value="1.00302023139466">
            <text:p>1.0030202314</text:p>
          </table:table-cell>
          <table:table-cell table:formula="of:=MONTH([.A1047])" office:value-type="float" office:value="1">
            <text:p>1</text:p>
          </table:table-cell>
          <table:table-cell table:formula="of:=YEAR([.A1047])" office:value-type="float" office:value="2012">
            <text:p>2012</text:p>
          </table:table-cell>
        </table:table-row>
        <table:table-row table:style-name="ro2">
          <table:table-cell office:value-type="string">
            <text:p>2012-02-02 00:00:00</text:p>
          </table:table-cell>
          <table:table-cell office:value-type="float" office:value="1.7360117332762">
            <text:p>1.7360117333</text:p>
          </table:table-cell>
          <table:table-cell table:formula="of:=[.B1048]/[.B1047]" office:value-type="float" office:value="1.00107288793205">
            <text:p>1.0010728879</text:p>
          </table:table-cell>
          <table:table-cell table:formula="of:=MONTH([.A1048])" office:value-type="float" office:value="2">
            <text:p>2</text:p>
          </table:table-cell>
          <table:table-cell table:formula="of:=YEAR([.A1048])" office:value-type="float" office:value="2012">
            <text:p>2012</text:p>
          </table:table-cell>
        </table:table-row>
        <table:table-row table:style-name="ro2">
          <table:table-cell office:value-type="string">
            <text:p>2012-02-03 00:00:00</text:p>
          </table:table-cell>
          <table:table-cell office:value-type="float" office:value="1.72711227267507">
            <text:p>1.7271122727</text:p>
          </table:table-cell>
          <table:table-cell table:formula="of:=[.B1049]/[.B1048]" office:value-type="float" office:value="0.994873617251229">
            <text:p>0.9948736173</text:p>
          </table:table-cell>
          <table:table-cell table:formula="of:=MONTH([.A1049])" office:value-type="float" office:value="2">
            <text:p>2</text:p>
          </table:table-cell>
          <table:table-cell table:formula="of:=YEAR([.A1049])" office:value-type="float" office:value="2012">
            <text:p>2012</text:p>
          </table:table-cell>
        </table:table-row>
        <table:table-row table:style-name="ro2">
          <table:table-cell office:value-type="string">
            <text:p>2012-02-06 00:00:00</text:p>
          </table:table-cell>
          <table:table-cell office:value-type="float" office:value="1.73247944541698">
            <text:p>1.7324794454</text:p>
          </table:table-cell>
          <table:table-cell table:formula="of:=[.B1050]/[.B1049]" office:value-type="float" office:value="1.00310759921449">
            <text:p>1.0031075992</text:p>
          </table:table-cell>
          <table:table-cell table:formula="of:=MONTH([.A1050])" office:value-type="float" office:value="2">
            <text:p>2</text:p>
          </table:table-cell>
          <table:table-cell table:formula="of:=YEAR([.A1050])" office:value-type="float" office:value="2012">
            <text:p>2012</text:p>
          </table:table-cell>
        </table:table-row>
        <table:table-row table:style-name="ro2">
          <table:table-cell office:value-type="string">
            <text:p>2012-02-07 00:00:00</text:p>
          </table:table-cell>
          <table:table-cell office:value-type="float" office:value="1.72014269522779">
            <text:p>1.7201426952</text:p>
          </table:table-cell>
          <table:table-cell table:formula="of:=[.B1051]/[.B1050]" office:value-type="float" office:value="0.99287913618726">
            <text:p>0.9928791362</text:p>
          </table:table-cell>
          <table:table-cell table:formula="of:=MONTH([.A1051])" office:value-type="float" office:value="2">
            <text:p>2</text:p>
          </table:table-cell>
          <table:table-cell table:formula="of:=YEAR([.A1051])" office:value-type="float" office:value="2012">
            <text:p>2012</text:p>
          </table:table-cell>
        </table:table-row>
        <table:table-row table:style-name="ro2">
          <table:table-cell office:value-type="string">
            <text:p>2012-02-08 00:00:00</text:p>
          </table:table-cell>
          <table:table-cell office:value-type="float" office:value="1.72190350124315">
            <text:p>1.7219035012</text:p>
          </table:table-cell>
          <table:table-cell table:formula="of:=[.B1052]/[.B1051]" office:value-type="float" office:value="1.001023639504">
            <text:p>1.0010236395</text:p>
          </table:table-cell>
          <table:table-cell table:formula="of:=MONTH([.A1052])" office:value-type="float" office:value="2">
            <text:p>2</text:p>
          </table:table-cell>
          <table:table-cell table:formula="of:=YEAR([.A1052])" office:value-type="float" office:value="2012">
            <text:p>2012</text:p>
          </table:table-cell>
        </table:table-row>
        <table:table-row table:style-name="ro2">
          <table:table-cell office:value-type="string">
            <text:p>2012-02-09 00:00:00</text:p>
          </table:table-cell>
          <table:table-cell office:value-type="float" office:value="1.71211624549867">
            <text:p>1.7121162455</text:p>
          </table:table-cell>
          <table:table-cell table:formula="of:=[.B1053]/[.B1052]" office:value-type="float" office:value="0.994316025411757">
            <text:p>0.9943160254</text:p>
          </table:table-cell>
          <table:table-cell table:formula="of:=MONTH([.A1053])" office:value-type="float" office:value="2">
            <text:p>2</text:p>
          </table:table-cell>
          <table:table-cell table:formula="of:=YEAR([.A1053])" office:value-type="float" office:value="2012">
            <text:p>2012</text:p>
          </table:table-cell>
        </table:table-row>
        <table:table-row table:style-name="ro2">
          <table:table-cell office:value-type="string">
            <text:p>2012-02-10 00:00:00</text:p>
          </table:table-cell>
          <table:table-cell office:value-type="float" office:value="1.71720251285368">
            <text:p>1.7172025129</text:p>
          </table:table-cell>
          <table:table-cell table:formula="of:=[.B1054]/[.B1053]" office:value-type="float" office:value="1.00297074884277">
            <text:p>1.0029707488</text:p>
          </table:table-cell>
          <table:table-cell table:formula="of:=MONTH([.A1054])" office:value-type="float" office:value="2">
            <text:p>2</text:p>
          </table:table-cell>
          <table:table-cell table:formula="of:=YEAR([.A1054])" office:value-type="float" office:value="2012">
            <text:p>2012</text:p>
          </table:table-cell>
        </table:table-row>
        <table:table-row table:style-name="ro2">
          <table:table-cell office:value-type="string">
            <text:p>2012-02-13 00:00:00</text:p>
          </table:table-cell>
          <table:table-cell office:value-type="float" office:value="1.72338868984217">
            <text:p>1.7233886898</text:p>
          </table:table-cell>
          <table:table-cell table:formula="of:=[.B1055]/[.B1054]" office:value-type="float" office:value="1.00360247375728">
            <text:p>1.0036024738</text:p>
          </table:table-cell>
          <table:table-cell table:formula="of:=MONTH([.A1055])" office:value-type="float" office:value="2">
            <text:p>2</text:p>
          </table:table-cell>
          <table:table-cell table:formula="of:=YEAR([.A1055])" office:value-type="float" office:value="2012">
            <text:p>2012</text:p>
          </table:table-cell>
        </table:table-row>
        <table:table-row table:style-name="ro2">
          <table:table-cell office:value-type="string">
            <text:p>2012-02-14 00:00:00</text:p>
          </table:table-cell>
          <table:table-cell office:value-type="float" office:value="1.72168308084641">
            <text:p>1.7216830808</text:p>
          </table:table-cell>
          <table:table-cell table:formula="of:=[.B1056]/[.B1055]" office:value-type="float" office:value="0.999010316705796">
            <text:p>0.9990103167</text:p>
          </table:table-cell>
          <table:table-cell table:formula="of:=MONTH([.A1056])" office:value-type="float" office:value="2">
            <text:p>2</text:p>
          </table:table-cell>
          <table:table-cell table:formula="of:=YEAR([.A1056])" office:value-type="float" office:value="2012">
            <text:p>2012</text:p>
          </table:table-cell>
        </table:table-row>
        <table:table-row table:style-name="ro2">
          <table:table-cell office:value-type="string">
            <text:p>2012-02-15 00:00:00</text:p>
          </table:table-cell>
          <table:table-cell office:value-type="float" office:value="1.71764032651647">
            <text:p>1.7176403265</text:p>
          </table:table-cell>
          <table:table-cell table:formula="of:=[.B1057]/[.B1056]" office:value-type="float" office:value="0.997651859174945">
            <text:p>0.9976518592</text:p>
          </table:table-cell>
          <table:table-cell table:formula="of:=MONTH([.A1057])" office:value-type="float" office:value="2">
            <text:p>2</text:p>
          </table:table-cell>
          <table:table-cell table:formula="of:=YEAR([.A1057])" office:value-type="float" office:value="2012">
            <text:p>2012</text:p>
          </table:table-cell>
        </table:table-row>
        <table:table-row table:style-name="ro2">
          <table:table-cell office:value-type="string">
            <text:p>2012-02-16 00:00:00</text:p>
          </table:table-cell>
          <table:table-cell office:value-type="float" office:value="1.71653260644284">
            <text:p>1.7165326064</text:p>
          </table:table-cell>
          <table:table-cell table:formula="of:=[.B1058]/[.B1057]" office:value-type="float" office:value="0.999355091949965">
            <text:p>0.9993550919</text:p>
          </table:table-cell>
          <table:table-cell table:formula="of:=MONTH([.A1058])" office:value-type="float" office:value="2">
            <text:p>2</text:p>
          </table:table-cell>
          <table:table-cell table:formula="of:=YEAR([.A1058])" office:value-type="float" office:value="2012">
            <text:p>2012</text:p>
          </table:table-cell>
        </table:table-row>
        <table:table-row table:style-name="ro2">
          <table:table-cell office:value-type="string">
            <text:p>2012-02-17 00:00:00</text:p>
          </table:table-cell>
          <table:table-cell office:value-type="float" office:value="1.7162537019379">
            <text:p>1.7162537019</text:p>
          </table:table-cell>
          <table:table-cell table:formula="of:=[.B1059]/[.B1058]" office:value-type="float" office:value="0.999837518667642">
            <text:p>0.9998375187</text:p>
          </table:table-cell>
          <table:table-cell table:formula="of:=MONTH([.A1059])" office:value-type="float" office:value="2">
            <text:p>2</text:p>
          </table:table-cell>
          <table:table-cell table:formula="of:=YEAR([.A1059])" office:value-type="float" office:value="2012">
            <text:p>2012</text:p>
          </table:table-cell>
        </table:table-row>
        <table:table-row table:style-name="ro2">
          <table:table-cell office:value-type="string">
            <text:p>2012-02-21 00:00:00</text:p>
          </table:table-cell>
          <table:table-cell office:value-type="float" office:value="1.698913595875">
            <text:p>1.6989135959</text:p>
          </table:table-cell>
          <table:table-cell table:formula="of:=[.B1060]/[.B1059]" office:value-type="float" office:value="0.989896536832913">
            <text:p>0.9898965368</text:p>
          </table:table-cell>
          <table:table-cell table:formula="of:=MONTH([.A1060])" office:value-type="float" office:value="2">
            <text:p>2</text:p>
          </table:table-cell>
          <table:table-cell table:formula="of:=YEAR([.A1060])" office:value-type="float" office:value="2012">
            <text:p>2012</text:p>
          </table:table-cell>
        </table:table-row>
        <table:table-row table:style-name="ro2">
          <table:table-cell office:value-type="string">
            <text:p>2012-02-22 00:00:00</text:p>
          </table:table-cell>
          <table:table-cell office:value-type="float" office:value="1.70333408276316">
            <text:p>1.7033340828</text:p>
          </table:table-cell>
          <table:table-cell table:formula="of:=[.B1061]/[.B1060]" office:value-type="float" office:value="1.00260194920972">
            <text:p>1.0026019492</text:p>
          </table:table-cell>
          <table:table-cell table:formula="of:=MONTH([.A1061])" office:value-type="float" office:value="2">
            <text:p>2</text:p>
          </table:table-cell>
          <table:table-cell table:formula="of:=YEAR([.A1061])" office:value-type="float" office:value="2012">
            <text:p>2012</text:p>
          </table:table-cell>
        </table:table-row>
        <table:table-row table:style-name="ro2">
          <table:table-cell office:value-type="string">
            <text:p>2012-02-23 00:00:00</text:p>
          </table:table-cell>
          <table:table-cell office:value-type="float" office:value="1.71122082051698">
            <text:p>1.7112208205</text:p>
          </table:table-cell>
          <table:table-cell table:formula="of:=[.B1062]/[.B1061]" office:value-type="float" office:value="1.00463017668326">
            <text:p>1.0046301767</text:p>
          </table:table-cell>
          <table:table-cell table:formula="of:=MONTH([.A1062])" office:value-type="float" office:value="2">
            <text:p>2</text:p>
          </table:table-cell>
          <table:table-cell table:formula="of:=YEAR([.A1062])" office:value-type="float" office:value="2012">
            <text:p>2012</text:p>
          </table:table-cell>
        </table:table-row>
        <table:table-row table:style-name="ro2">
          <table:table-cell office:value-type="string">
            <text:p>2012-02-24 00:00:00</text:p>
          </table:table-cell>
          <table:table-cell office:value-type="float" office:value="1.71608311635382">
            <text:p>1.7160831164</text:p>
          </table:table-cell>
          <table:table-cell table:formula="of:=[.B1063]/[.B1062]" office:value-type="float" office:value="1.00284141928297">
            <text:p>1.0028414193</text:p>
          </table:table-cell>
          <table:table-cell table:formula="of:=MONTH([.A1063])" office:value-type="float" office:value="2">
            <text:p>2</text:p>
          </table:table-cell>
          <table:table-cell table:formula="of:=YEAR([.A1063])" office:value-type="float" office:value="2012">
            <text:p>2012</text:p>
          </table:table-cell>
        </table:table-row>
        <table:table-row table:style-name="ro2">
          <table:table-cell office:value-type="string">
            <text:p>2012-02-27 00:00:00</text:p>
          </table:table-cell>
          <table:table-cell office:value-type="float" office:value="1.72206130343787">
            <text:p>1.7220613034</text:p>
          </table:table-cell>
          <table:table-cell table:formula="of:=[.B1064]/[.B1063]" office:value-type="float" office:value="1.00348362327388">
            <text:p>1.0034836233</text:p>
          </table:table-cell>
          <table:table-cell table:formula="of:=MONTH([.A1064])" office:value-type="float" office:value="2">
            <text:p>2</text:p>
          </table:table-cell>
          <table:table-cell table:formula="of:=YEAR([.A1064])" office:value-type="float" office:value="2012">
            <text:p>2012</text:p>
          </table:table-cell>
        </table:table-row>
        <table:table-row table:style-name="ro2">
          <table:table-cell office:value-type="string">
            <text:p>2012-02-28 00:00:00</text:p>
          </table:table-cell>
          <table:table-cell office:value-type="float" office:value="1.71709516208805">
            <text:p>1.7170951621</text:p>
          </table:table-cell>
          <table:table-cell table:formula="of:=[.B1065]/[.B1064]" office:value-type="float" office:value="0.99711616459884">
            <text:p>0.9971161646</text:p>
          </table:table-cell>
          <table:table-cell table:formula="of:=MONTH([.A1065])" office:value-type="float" office:value="2">
            <text:p>2</text:p>
          </table:table-cell>
          <table:table-cell table:formula="of:=YEAR([.A1065])" office:value-type="float" office:value="2012">
            <text:p>2012</text:p>
          </table:table-cell>
        </table:table-row>
        <table:table-row table:style-name="ro2">
          <table:table-cell office:value-type="string">
            <text:p>2012-03-02 00:00:00</text:p>
          </table:table-cell>
          <table:table-cell office:value-type="float" office:value="1.71876090914057">
            <text:p>1.7187609091</text:p>
          </table:table-cell>
          <table:table-cell table:formula="of:=[.B1066]/[.B1065]" office:value-type="float" office:value="1.00097009594419">
            <text:p>1.0009700959</text:p>
          </table:table-cell>
          <table:table-cell table:formula="of:=MONTH([.A1066])" office:value-type="float" office:value="3">
            <text:p>3</text:p>
          </table:table-cell>
          <table:table-cell table:formula="of:=YEAR([.A1066])" office:value-type="float" office:value="2012">
            <text:p>2012</text:p>
          </table:table-cell>
        </table:table-row>
        <table:table-row table:style-name="ro2">
          <table:table-cell office:value-type="string">
            <text:p>2012-03-05 00:00:00</text:p>
          </table:table-cell>
          <table:table-cell office:value-type="float" office:value="1.71737595525524">
            <text:p>1.7173759553</text:p>
          </table:table-cell>
          <table:table-cell table:formula="of:=[.B1067]/[.B1066]" office:value-type="float" office:value="0.999194213762969">
            <text:p>0.9991942138</text:p>
          </table:table-cell>
          <table:table-cell table:formula="of:=MONTH([.A1067])" office:value-type="float" office:value="3">
            <text:p>3</text:p>
          </table:table-cell>
          <table:table-cell table:formula="of:=YEAR([.A1067])" office:value-type="float" office:value="2012">
            <text:p>2012</text:p>
          </table:table-cell>
        </table:table-row>
        <table:table-row table:style-name="ro2">
          <table:table-cell office:value-type="string">
            <text:p>2012-03-06 00:00:00</text:p>
          </table:table-cell>
          <table:table-cell office:value-type="float" office:value="1.7075181315621">
            <text:p>1.7075181316</text:p>
          </table:table-cell>
          <table:table-cell table:formula="of:=[.B1068]/[.B1067]" office:value-type="float" office:value="0.994259950092481">
            <text:p>0.9942599501</text:p>
          </table:table-cell>
          <table:table-cell table:formula="of:=MONTH([.A1068])" office:value-type="float" office:value="3">
            <text:p>3</text:p>
          </table:table-cell>
          <table:table-cell table:formula="of:=YEAR([.A1068])" office:value-type="float" office:value="2012">
            <text:p>2012</text:p>
          </table:table-cell>
        </table:table-row>
        <table:table-row table:style-name="ro2">
          <table:table-cell office:value-type="string">
            <text:p>2012-03-07 00:00:00</text:p>
          </table:table-cell>
          <table:table-cell office:value-type="float" office:value="1.7119566178934">
            <text:p>1.7119566179</text:p>
          </table:table-cell>
          <table:table-cell table:formula="of:=[.B1069]/[.B1068]" office:value-type="float" office:value="1.00259937874114">
            <text:p>1.0025993787</text:p>
          </table:table-cell>
          <table:table-cell table:formula="of:=MONTH([.A1069])" office:value-type="float" office:value="3">
            <text:p>3</text:p>
          </table:table-cell>
          <table:table-cell table:formula="of:=YEAR([.A1069])" office:value-type="float" office:value="2012">
            <text:p>2012</text:p>
          </table:table-cell>
        </table:table-row>
        <table:table-row table:style-name="ro2">
          <table:table-cell office:value-type="string">
            <text:p>2012-03-08 00:00:00</text:p>
          </table:table-cell>
          <table:table-cell office:value-type="float" office:value="1.70894010154256">
            <text:p>1.7089401015</text:p>
          </table:table-cell>
          <table:table-cell table:formula="of:=[.B1070]/[.B1069]" office:value-type="float" office:value="0.998237971500381">
            <text:p>0.9982379715</text:p>
          </table:table-cell>
          <table:table-cell table:formula="of:=MONTH([.A1070])" office:value-type="float" office:value="3">
            <text:p>3</text:p>
          </table:table-cell>
          <table:table-cell table:formula="of:=YEAR([.A1070])" office:value-type="float" office:value="2012">
            <text:p>2012</text:p>
          </table:table-cell>
        </table:table-row>
        <table:table-row table:style-name="ro2">
          <table:table-cell office:value-type="string">
            <text:p>2012-03-09 00:00:00</text:p>
          </table:table-cell>
          <table:table-cell office:value-type="float" office:value="1.71574931861065">
            <text:p>1.7157493186</text:p>
          </table:table-cell>
          <table:table-cell table:formula="of:=[.B1071]/[.B1070]" office:value-type="float" office:value="1.00398446795294">
            <text:p>1.003984468</text:p>
          </table:table-cell>
          <table:table-cell table:formula="of:=MONTH([.A1071])" office:value-type="float" office:value="3">
            <text:p>3</text:p>
          </table:table-cell>
          <table:table-cell table:formula="of:=YEAR([.A1071])" office:value-type="float" office:value="2012">
            <text:p>2012</text:p>
          </table:table-cell>
        </table:table-row>
        <table:table-row table:style-name="ro2">
          <table:table-cell office:value-type="string">
            <text:p>2012-03-12 00:00:00</text:p>
          </table:table-cell>
          <table:table-cell office:value-type="float" office:value="1.7193634819252">
            <text:p>1.7193634819</text:p>
          </table:table-cell>
          <table:table-cell table:formula="of:=[.B1072]/[.B1071]" office:value-type="float" office:value="1.00210646349985">
            <text:p>1.0021064635</text:p>
          </table:table-cell>
          <table:table-cell table:formula="of:=MONTH([.A1072])" office:value-type="float" office:value="3">
            <text:p>3</text:p>
          </table:table-cell>
          <table:table-cell table:formula="of:=YEAR([.A1072])" office:value-type="float" office:value="2012">
            <text:p>2012</text:p>
          </table:table-cell>
        </table:table-row>
        <table:table-row table:style-name="ro2">
          <table:table-cell office:value-type="string">
            <text:p>2012-03-13 00:00:00</text:p>
          </table:table-cell>
          <table:table-cell office:value-type="float" office:value="1.73159558282579">
            <text:p>1.7315955828</text:p>
          </table:table-cell>
          <table:table-cell table:formula="of:=[.B1073]/[.B1072]" office:value-type="float" office:value="1.00711431935666">
            <text:p>1.0071143194</text:p>
          </table:table-cell>
          <table:table-cell table:formula="of:=MONTH([.A1073])" office:value-type="float" office:value="3">
            <text:p>3</text:p>
          </table:table-cell>
          <table:table-cell table:formula="of:=YEAR([.A1073])" office:value-type="float" office:value="2012">
            <text:p>2012</text:p>
          </table:table-cell>
        </table:table-row>
        <table:table-row table:style-name="ro2">
          <table:table-cell office:value-type="string">
            <text:p>2012-03-14 00:00:00</text:p>
          </table:table-cell>
          <table:table-cell office:value-type="float" office:value="1.71471523661793">
            <text:p>1.7147152366</text:p>
          </table:table-cell>
          <table:table-cell table:formula="of:=[.B1074]/[.B1073]" office:value-type="float" office:value="0.99025156544907">
            <text:p>0.9902515654</text:p>
          </table:table-cell>
          <table:table-cell table:formula="of:=MONTH([.A1074])" office:value-type="float" office:value="3">
            <text:p>3</text:p>
          </table:table-cell>
          <table:table-cell table:formula="of:=YEAR([.A1074])" office:value-type="float" office:value="2012">
            <text:p>2012</text:p>
          </table:table-cell>
        </table:table-row>
        <table:table-row table:style-name="ro2">
          <table:table-cell office:value-type="string">
            <text:p>2012-03-15 00:00:00</text:p>
          </table:table-cell>
          <table:table-cell office:value-type="float" office:value="1.71797717037443">
            <text:p>1.7179771704</text:p>
          </table:table-cell>
          <table:table-cell table:formula="of:=[.B1075]/[.B1074]" office:value-type="float" office:value="1.00190231805657">
            <text:p>1.0019023181</text:p>
          </table:table-cell>
          <table:table-cell table:formula="of:=MONTH([.A1075])" office:value-type="float" office:value="3">
            <text:p>3</text:p>
          </table:table-cell>
          <table:table-cell table:formula="of:=YEAR([.A1075])" office:value-type="float" office:value="2012">
            <text:p>2012</text:p>
          </table:table-cell>
        </table:table-row>
        <table:table-row table:style-name="ro2">
          <table:table-cell office:value-type="string">
            <text:p>2012-03-16 00:00:00</text:p>
          </table:table-cell>
          <table:table-cell office:value-type="float" office:value="1.72331369721793">
            <text:p>1.7233136972</text:p>
          </table:table-cell>
          <table:table-cell table:formula="of:=[.B1076]/[.B1075]" office:value-type="float" office:value="1.00310628507499">
            <text:p>1.0031062851</text:p>
          </table:table-cell>
          <table:table-cell table:formula="of:=MONTH([.A1076])" office:value-type="float" office:value="3">
            <text:p>3</text:p>
          </table:table-cell>
          <table:table-cell table:formula="of:=YEAR([.A1076])" office:value-type="float" office:value="2012">
            <text:p>2012</text:p>
          </table:table-cell>
        </table:table-row>
        <table:table-row table:style-name="ro2">
          <table:table-cell office:value-type="string">
            <text:p>2012-03-19 00:00:00</text:p>
          </table:table-cell>
          <table:table-cell office:value-type="float" office:value="1.72305100815177">
            <text:p>1.7230510082</text:p>
          </table:table-cell>
          <table:table-cell table:formula="of:=[.B1077]/[.B1076]" office:value-type="float" office:value="0.999847567470399">
            <text:p>0.9998475675</text:p>
          </table:table-cell>
          <table:table-cell table:formula="of:=MONTH([.A1077])" office:value-type="float" office:value="3">
            <text:p>3</text:p>
          </table:table-cell>
          <table:table-cell table:formula="of:=YEAR([.A1077])" office:value-type="float" office:value="2012">
            <text:p>2012</text:p>
          </table:table-cell>
        </table:table-row>
        <table:table-row table:style-name="ro2">
          <table:table-cell office:value-type="string">
            <text:p>2012-03-20 00:00:00</text:p>
          </table:table-cell>
          <table:table-cell office:value-type="float" office:value="1.7223720064302">
            <text:p>1.7223720064</text:p>
          </table:table-cell>
          <table:table-cell table:formula="of:=[.B1078]/[.B1077]" office:value-type="float" office:value="0.999605930574105">
            <text:p>0.9996059306</text:p>
          </table:table-cell>
          <table:table-cell table:formula="of:=MONTH([.A1078])" office:value-type="float" office:value="3">
            <text:p>3</text:p>
          </table:table-cell>
          <table:table-cell table:formula="of:=YEAR([.A1078])" office:value-type="float" office:value="2012">
            <text:p>2012</text:p>
          </table:table-cell>
        </table:table-row>
        <table:table-row table:style-name="ro2">
          <table:table-cell office:value-type="string">
            <text:p>2012-03-21 00:00:00</text:p>
          </table:table-cell>
          <table:table-cell office:value-type="float" office:value="1.72706770652116">
            <text:p>1.7270677065</text:p>
          </table:table-cell>
          <table:table-cell table:formula="of:=[.B1079]/[.B1078]" office:value-type="float" office:value="1.00272629842649">
            <text:p>1.0027262984</text:p>
          </table:table-cell>
          <table:table-cell table:formula="of:=MONTH([.A1079])" office:value-type="float" office:value="3">
            <text:p>3</text:p>
          </table:table-cell>
          <table:table-cell table:formula="of:=YEAR([.A1079])" office:value-type="float" office:value="2012">
            <text:p>2012</text:p>
          </table:table-cell>
        </table:table-row>
        <table:table-row table:style-name="ro2">
          <table:table-cell office:value-type="string">
            <text:p>2012-03-22 00:00:00</text:p>
          </table:table-cell>
          <table:table-cell office:value-type="float" office:value="1.71598416452138">
            <text:p>1.7159841645</text:p>
          </table:table-cell>
          <table:table-cell table:formula="of:=[.B1080]/[.B1079]" office:value-type="float" office:value="0.993582450787579">
            <text:p>0.9935824508</text:p>
          </table:table-cell>
          <table:table-cell table:formula="of:=MONTH([.A1080])" office:value-type="float" office:value="3">
            <text:p>3</text:p>
          </table:table-cell>
          <table:table-cell table:formula="of:=YEAR([.A1080])" office:value-type="float" office:value="2012">
            <text:p>2012</text:p>
          </table:table-cell>
        </table:table-row>
        <table:table-row table:style-name="ro2">
          <table:table-cell office:value-type="string">
            <text:p>2012-03-23 00:00:00</text:p>
          </table:table-cell>
          <table:table-cell office:value-type="float" office:value="1.72723155967841">
            <text:p>1.7272315597</text:p>
          </table:table-cell>
          <table:table-cell table:formula="of:=[.B1081]/[.B1080]" office:value-type="float" office:value="1.00655448656787">
            <text:p>1.0065544866</text:p>
          </table:table-cell>
          <table:table-cell table:formula="of:=MONTH([.A1081])" office:value-type="float" office:value="3">
            <text:p>3</text:p>
          </table:table-cell>
          <table:table-cell table:formula="of:=YEAR([.A1081])" office:value-type="float" office:value="2012">
            <text:p>2012</text:p>
          </table:table-cell>
        </table:table-row>
        <table:table-row table:style-name="ro2">
          <table:table-cell office:value-type="string">
            <text:p>2012-03-26 00:00:00</text:p>
          </table:table-cell>
          <table:table-cell office:value-type="float" office:value="1.73931965292286">
            <text:p>1.7393196529</text:p>
          </table:table-cell>
          <table:table-cell table:formula="of:=[.B1082]/[.B1081]" office:value-type="float" office:value="1.00699853657532">
            <text:p>1.0069985366</text:p>
          </table:table-cell>
          <table:table-cell table:formula="of:=MONTH([.A1082])" office:value-type="float" office:value="3">
            <text:p>3</text:p>
          </table:table-cell>
          <table:table-cell table:formula="of:=YEAR([.A1082])" office:value-type="float" office:value="2012">
            <text:p>2012</text:p>
          </table:table-cell>
        </table:table-row>
        <table:table-row table:style-name="ro2">
          <table:table-cell office:value-type="string">
            <text:p>2012-03-27 00:00:00</text:p>
          </table:table-cell>
          <table:table-cell office:value-type="float" office:value="1.74150108021707">
            <text:p>1.7415010802</text:p>
          </table:table-cell>
          <table:table-cell table:formula="of:=[.B1083]/[.B1082]" office:value-type="float" office:value="1.00125418423838">
            <text:p>1.0012541842</text:p>
          </table:table-cell>
          <table:table-cell table:formula="of:=MONTH([.A1083])" office:value-type="float" office:value="3">
            <text:p>3</text:p>
          </table:table-cell>
          <table:table-cell table:formula="of:=YEAR([.A1083])" office:value-type="float" office:value="2012">
            <text:p>2012</text:p>
          </table:table-cell>
        </table:table-row>
        <table:table-row table:style-name="ro2">
          <table:table-cell office:value-type="string">
            <text:p>2012-03-28 00:00:00</text:p>
          </table:table-cell>
          <table:table-cell office:value-type="float" office:value="1.73688399529242">
            <text:p>1.7368839953</text:p>
          </table:table-cell>
          <table:table-cell table:formula="of:=[.B1084]/[.B1083]" office:value-type="float" office:value="0.997348790088563">
            <text:p>0.9973487901</text:p>
          </table:table-cell>
          <table:table-cell table:formula="of:=MONTH([.A1084])" office:value-type="float" office:value="3">
            <text:p>3</text:p>
          </table:table-cell>
          <table:table-cell table:formula="of:=YEAR([.A1084])" office:value-type="float" office:value="2012">
            <text:p>2012</text:p>
          </table:table-cell>
        </table:table-row>
        <table:table-row table:style-name="ro2">
          <table:table-cell office:value-type="string">
            <text:p>2012-03-29 00:00:00</text:p>
          </table:table-cell>
          <table:table-cell office:value-type="float" office:value="1.74029908575407">
            <text:p>1.7402990858</text:p>
          </table:table-cell>
          <table:table-cell table:formula="of:=[.B1085]/[.B1084]" office:value-type="float" office:value="1.00196621678299">
            <text:p>1.0019662168</text:p>
          </table:table-cell>
          <table:table-cell table:formula="of:=MONTH([.A1085])" office:value-type="float" office:value="3">
            <text:p>3</text:p>
          </table:table-cell>
          <table:table-cell table:formula="of:=YEAR([.A1085])" office:value-type="float" office:value="2012">
            <text:p>2012</text:p>
          </table:table-cell>
        </table:table-row>
        <table:table-row table:style-name="ro2">
          <table:table-cell office:value-type="string">
            <text:p>2012-04-03 00:00:00</text:p>
          </table:table-cell>
          <table:table-cell office:value-type="float" office:value="1.73356049480427">
            <text:p>1.7335604948</text:p>
          </table:table-cell>
          <table:table-cell table:formula="of:=[.B1086]/[.B1085]" office:value-type="float" office:value="0.996127912147421">
            <text:p>0.9961279121</text:p>
          </table:table-cell>
          <table:table-cell table:formula="of:=MONTH([.A1086])" office:value-type="float" office:value="4">
            <text:p>4</text:p>
          </table:table-cell>
          <table:table-cell table:formula="of:=YEAR([.A1086])" office:value-type="float" office:value="2012">
            <text:p>2012</text:p>
          </table:table-cell>
        </table:table-row>
        <table:table-row table:style-name="ro2">
          <table:table-cell office:value-type="string">
            <text:p>2012-04-04 00:00:00</text:p>
          </table:table-cell>
          <table:table-cell office:value-type="float" office:value="1.71190226891432">
            <text:p>1.7119022689</text:p>
          </table:table-cell>
          <table:table-cell table:formula="of:=[.B1087]/[.B1086]" office:value-type="float" office:value="0.987506507009784">
            <text:p>0.987506507</text:p>
          </table:table-cell>
          <table:table-cell table:formula="of:=MONTH([.A1087])" office:value-type="float" office:value="4">
            <text:p>4</text:p>
          </table:table-cell>
          <table:table-cell table:formula="of:=YEAR([.A1087])" office:value-type="float" office:value="2012">
            <text:p>2012</text:p>
          </table:table-cell>
        </table:table-row>
        <table:table-row table:style-name="ro2">
          <table:table-cell office:value-type="string">
            <text:p>2012-04-05 00:00:00</text:p>
          </table:table-cell>
          <table:table-cell office:value-type="float" office:value="1.711502738729">
            <text:p>1.7115027387</text:p>
          </table:table-cell>
          <table:table-cell table:formula="of:=[.B1088]/[.B1087]" office:value-type="float" office:value="0.999766616241728">
            <text:p>0.9997666162</text:p>
          </table:table-cell>
          <table:table-cell table:formula="of:=MONTH([.A1088])" office:value-type="float" office:value="4">
            <text:p>4</text:p>
          </table:table-cell>
          <table:table-cell table:formula="of:=YEAR([.A1088])" office:value-type="float" office:value="2012">
            <text:p>2012</text:p>
          </table:table-cell>
        </table:table-row>
        <table:table-row table:style-name="ro2">
          <table:table-cell office:value-type="string">
            <text:p>2012-04-09 00:00:00</text:p>
          </table:table-cell>
          <table:table-cell office:value-type="float" office:value="1.69615247751089">
            <text:p>1.6961524775</text:p>
          </table:table-cell>
          <table:table-cell table:formula="of:=[.B1089]/[.B1088]" office:value-type="float" office:value="0.9910311208561">
            <text:p>0.9910311209</text:p>
          </table:table-cell>
          <table:table-cell table:formula="of:=MONTH([.A1089])" office:value-type="float" office:value="4">
            <text:p>4</text:p>
          </table:table-cell>
          <table:table-cell table:formula="of:=YEAR([.A1089])" office:value-type="float" office:value="2012">
            <text:p>2012</text:p>
          </table:table-cell>
        </table:table-row>
        <table:table-row table:style-name="ro2">
          <table:table-cell office:value-type="string">
            <text:p>2012-04-10 00:00:00</text:p>
          </table:table-cell>
          <table:table-cell office:value-type="float" office:value="1.66592679028128">
            <text:p>1.6659267903</text:p>
          </table:table-cell>
          <table:table-cell table:formula="of:=[.B1090]/[.B1089]" office:value-type="float" office:value="0.982179852560213">
            <text:p>0.9821798526</text:p>
          </table:table-cell>
          <table:table-cell table:formula="of:=MONTH([.A1090])" office:value-type="float" office:value="4">
            <text:p>4</text:p>
          </table:table-cell>
          <table:table-cell table:formula="of:=YEAR([.A1090])" office:value-type="float" office:value="2012">
            <text:p>2012</text:p>
          </table:table-cell>
        </table:table-row>
        <table:table-row table:style-name="ro2">
          <table:table-cell office:value-type="string">
            <text:p>2012-04-11 00:00:00</text:p>
          </table:table-cell>
          <table:table-cell office:value-type="float" office:value="1.67890543525372">
            <text:p>1.6789054353</text:p>
          </table:table-cell>
          <table:table-cell table:formula="of:=[.B1091]/[.B1090]" office:value-type="float" office:value="1.00779064545222">
            <text:p>1.0077906455</text:p>
          </table:table-cell>
          <table:table-cell table:formula="of:=MONTH([.A1091])" office:value-type="float" office:value="4">
            <text:p>4</text:p>
          </table:table-cell>
          <table:table-cell table:formula="of:=YEAR([.A1091])" office:value-type="float" office:value="2012">
            <text:p>2012</text:p>
          </table:table-cell>
        </table:table-row>
        <table:table-row table:style-name="ro2">
          <table:table-cell office:value-type="string">
            <text:p>2012-04-12 00:00:00</text:p>
          </table:table-cell>
          <table:table-cell office:value-type="float" office:value="1.70235537042226">
            <text:p>1.7023553704</text:p>
          </table:table-cell>
          <table:table-cell table:formula="of:=[.B1092]/[.B1091]" office:value-type="float" office:value="1.01396739487295">
            <text:p>1.0139673949</text:p>
          </table:table-cell>
          <table:table-cell table:formula="of:=MONTH([.A1092])" office:value-type="float" office:value="4">
            <text:p>4</text:p>
          </table:table-cell>
          <table:table-cell table:formula="of:=YEAR([.A1092])" office:value-type="float" office:value="2012">
            <text:p>2012</text:p>
          </table:table-cell>
        </table:table-row>
        <table:table-row table:style-name="ro2">
          <table:table-cell office:value-type="string">
            <text:p>2012-04-13 00:00:00</text:p>
          </table:table-cell>
          <table:table-cell office:value-type="float" office:value="1.68735340720514">
            <text:p>1.6873534072</text:p>
          </table:table-cell>
          <table:table-cell table:formula="of:=[.B1093]/[.B1092]" office:value-type="float" office:value="0.991187525543859">
            <text:p>0.9911875255</text:p>
          </table:table-cell>
          <table:table-cell table:formula="of:=MONTH([.A1093])" office:value-type="float" office:value="4">
            <text:p>4</text:p>
          </table:table-cell>
          <table:table-cell table:formula="of:=YEAR([.A1093])" office:value-type="float" office:value="2012">
            <text:p>2012</text:p>
          </table:table-cell>
        </table:table-row>
        <table:table-row table:style-name="ro2">
          <table:table-cell office:value-type="string">
            <text:p>2012-04-16 00:00:00</text:p>
          </table:table-cell>
          <table:table-cell office:value-type="float" office:value="1.68897906749271">
            <text:p>1.6889790675</text:p>
          </table:table-cell>
          <table:table-cell table:formula="of:=[.B1094]/[.B1093]" office:value-type="float" office:value="1.00096343793815">
            <text:p>1.0009634379</text:p>
          </table:table-cell>
          <table:table-cell table:formula="of:=MONTH([.A1094])" office:value-type="float" office:value="4">
            <text:p>4</text:p>
          </table:table-cell>
          <table:table-cell table:formula="of:=YEAR([.A1094])" office:value-type="float" office:value="2012">
            <text:p>2012</text:p>
          </table:table-cell>
        </table:table-row>
        <table:table-row table:style-name="ro2">
          <table:table-cell office:value-type="string">
            <text:p>2012-04-17 00:00:00</text:p>
          </table:table-cell>
          <table:table-cell office:value-type="float" office:value="1.70489660196043">
            <text:p>1.704896602</text:p>
          </table:table-cell>
          <table:table-cell table:formula="of:=[.B1095]/[.B1094]" office:value-type="float" office:value="1.00942435271939">
            <text:p>1.0094243527</text:p>
          </table:table-cell>
          <table:table-cell table:formula="of:=MONTH([.A1095])" office:value-type="float" office:value="4">
            <text:p>4</text:p>
          </table:table-cell>
          <table:table-cell table:formula="of:=YEAR([.A1095])" office:value-type="float" office:value="2012">
            <text:p>2012</text:p>
          </table:table-cell>
        </table:table-row>
        <table:table-row table:style-name="ro2">
          <table:table-cell office:value-type="string">
            <text:p>2012-04-18 00:00:00</text:p>
          </table:table-cell>
          <table:table-cell office:value-type="float" office:value="1.69368202780072">
            <text:p>1.6936820278</text:p>
          </table:table-cell>
          <table:table-cell table:formula="of:=[.B1096]/[.B1095]" office:value-type="float" office:value="0.993422138241805">
            <text:p>0.9934221382</text:p>
          </table:table-cell>
          <table:table-cell table:formula="of:=MONTH([.A1096])" office:value-type="float" office:value="4">
            <text:p>4</text:p>
          </table:table-cell>
          <table:table-cell table:formula="of:=YEAR([.A1096])" office:value-type="float" office:value="2012">
            <text:p>2012</text:p>
          </table:table-cell>
        </table:table-row>
        <table:table-row table:style-name="ro2">
          <table:table-cell office:value-type="string">
            <text:p>2012-04-19 00:00:00</text:p>
          </table:table-cell>
          <table:table-cell office:value-type="float" office:value="1.69061088684087">
            <text:p>1.6906108868</text:p>
          </table:table-cell>
          <table:table-cell table:formula="of:=[.B1097]/[.B1096]" office:value-type="float" office:value="0.998186707475525">
            <text:p>0.9981867075</text:p>
          </table:table-cell>
          <table:table-cell table:formula="of:=MONTH([.A1097])" office:value-type="float" office:value="4">
            <text:p>4</text:p>
          </table:table-cell>
          <table:table-cell table:formula="of:=YEAR([.A1097])" office:value-type="float" office:value="2012">
            <text:p>2012</text:p>
          </table:table-cell>
        </table:table-row>
        <table:table-row table:style-name="ro2">
          <table:table-cell office:value-type="string">
            <text:p>2012-04-20 00:00:00</text:p>
          </table:table-cell>
          <table:table-cell office:value-type="float" office:value="1.70062449520879">
            <text:p>1.7006244952</text:p>
          </table:table-cell>
          <table:table-cell table:formula="of:=[.B1098]/[.B1097]" office:value-type="float" office:value="1.00592307103063">
            <text:p>1.005923071</text:p>
          </table:table-cell>
          <table:table-cell table:formula="of:=MONTH([.A1098])" office:value-type="float" office:value="4">
            <text:p>4</text:p>
          </table:table-cell>
          <table:table-cell table:formula="of:=YEAR([.A1098])" office:value-type="float" office:value="2012">
            <text:p>2012</text:p>
          </table:table-cell>
        </table:table-row>
        <table:table-row table:style-name="ro2">
          <table:table-cell office:value-type="string">
            <text:p>2012-04-23 00:00:00</text:p>
          </table:table-cell>
          <table:table-cell office:value-type="float" office:value="1.68884014840973">
            <text:p>1.6888401484</text:p>
          </table:table-cell>
          <table:table-cell table:formula="of:=[.B1099]/[.B1098]" office:value-type="float" office:value="0.993070576819127">
            <text:p>0.9930705768</text:p>
          </table:table-cell>
          <table:table-cell table:formula="of:=MONTH([.A1099])" office:value-type="float" office:value="4">
            <text:p>4</text:p>
          </table:table-cell>
          <table:table-cell table:formula="of:=YEAR([.A1099])" office:value-type="float" office:value="2012">
            <text:p>2012</text:p>
          </table:table-cell>
        </table:table-row>
        <table:table-row table:style-name="ro2">
          <table:table-cell office:value-type="string">
            <text:p>2012-04-24 00:00:00</text:p>
          </table:table-cell>
          <table:table-cell office:value-type="float" office:value="1.69916256755499">
            <text:p>1.6991625676</text:p>
          </table:table-cell>
          <table:table-cell table:formula="of:=[.B1100]/[.B1099]" office:value-type="float" office:value="1.00611213509756">
            <text:p>1.0061121351</text:p>
          </table:table-cell>
          <table:table-cell table:formula="of:=MONTH([.A1100])" office:value-type="float" office:value="4">
            <text:p>4</text:p>
          </table:table-cell>
          <table:table-cell table:formula="of:=YEAR([.A1100])" office:value-type="float" office:value="2012">
            <text:p>2012</text:p>
          </table:table-cell>
        </table:table-row>
        <table:table-row table:style-name="ro2">
          <table:table-cell office:value-type="string">
            <text:p>2012-04-25 00:00:00</text:p>
          </table:table-cell>
          <table:table-cell office:value-type="float" office:value="1.71740741042018">
            <text:p>1.7174074104</text:p>
          </table:table-cell>
          <table:table-cell table:formula="of:=[.B1101]/[.B1100]" office:value-type="float" office:value="1.01073754990462">
            <text:p>1.0107375499</text:p>
          </table:table-cell>
          <table:table-cell table:formula="of:=MONTH([.A1101])" office:value-type="float" office:value="4">
            <text:p>4</text:p>
          </table:table-cell>
          <table:table-cell table:formula="of:=YEAR([.A1101])" office:value-type="float" office:value="2012">
            <text:p>2012</text:p>
          </table:table-cell>
        </table:table-row>
        <table:table-row table:style-name="ro2">
          <table:table-cell office:value-type="string">
            <text:p>2012-04-26 00:00:00</text:p>
          </table:table-cell>
          <table:table-cell office:value-type="float" office:value="1.72410878625768">
            <text:p>1.7241087863</text:p>
          </table:table-cell>
          <table:table-cell table:formula="of:=[.B1102]/[.B1101]" office:value-type="float" office:value="1.00390203034926">
            <text:p>1.0039020303</text:p>
          </table:table-cell>
          <table:table-cell table:formula="of:=MONTH([.A1102])" office:value-type="float" office:value="4">
            <text:p>4</text:p>
          </table:table-cell>
          <table:table-cell table:formula="of:=YEAR([.A1102])" office:value-type="float" office:value="2012">
            <text:p>2012</text:p>
          </table:table-cell>
        </table:table-row>
        <table:table-row table:style-name="ro2">
          <table:table-cell office:value-type="string">
            <text:p>2012-04-27 00:00:00</text:p>
          </table:table-cell>
          <table:table-cell office:value-type="float" office:value="1.73136089432129">
            <text:p>1.7313608943</text:p>
          </table:table-cell>
          <table:table-cell table:formula="of:=[.B1103]/[.B1102]" office:value-type="float" office:value="1.00420629377996">
            <text:p>1.0042062938</text:p>
          </table:table-cell>
          <table:table-cell table:formula="of:=MONTH([.A1103])" office:value-type="float" office:value="4">
            <text:p>4</text:p>
          </table:table-cell>
          <table:table-cell table:formula="of:=YEAR([.A1103])" office:value-type="float" office:value="2012">
            <text:p>2012</text:p>
          </table:table-cell>
        </table:table-row>
        <table:table-row table:style-name="ro2">
          <table:table-cell office:value-type="string">
            <text:p>2012-05-02 00:00:00</text:p>
          </table:table-cell>
          <table:table-cell office:value-type="float" office:value="1.72616084285069">
            <text:p>1.7261608429</text:p>
          </table:table-cell>
          <table:table-cell table:formula="of:=[.B1104]/[.B1103]" office:value-type="float" office:value="0.996996552545658">
            <text:p>0.9969965525</text:p>
          </table:table-cell>
          <table:table-cell table:formula="of:=MONTH([.A1104])" office:value-type="float" office:value="5">
            <text:p>5</text:p>
          </table:table-cell>
          <table:table-cell table:formula="of:=YEAR([.A1104])" office:value-type="float" office:value="2012">
            <text:p>2012</text:p>
          </table:table-cell>
        </table:table-row>
        <table:table-row table:style-name="ro2">
          <table:table-cell office:value-type="string">
            <text:p>2012-05-03 00:00:00</text:p>
          </table:table-cell>
          <table:table-cell office:value-type="float" office:value="1.71424395991489">
            <text:p>1.7142439599</text:p>
          </table:table-cell>
          <table:table-cell table:formula="of:=[.B1105]/[.B1104]" office:value-type="float" office:value="0.993096307922198">
            <text:p>0.9930963079</text:p>
          </table:table-cell>
          <table:table-cell table:formula="of:=MONTH([.A1105])" office:value-type="float" office:value="5">
            <text:p>5</text:p>
          </table:table-cell>
          <table:table-cell table:formula="of:=YEAR([.A1105])" office:value-type="float" office:value="2012">
            <text:p>2012</text:p>
          </table:table-cell>
        </table:table-row>
        <table:table-row table:style-name="ro2">
          <table:table-cell office:value-type="string">
            <text:p>2012-05-04 00:00:00</text:p>
          </table:table-cell>
          <table:table-cell office:value-type="float" office:value="1.69532691049754">
            <text:p>1.6953269105</text:p>
          </table:table-cell>
          <table:table-cell table:formula="of:=[.B1106]/[.B1105]" office:value-type="float" office:value="0.98896478572496">
            <text:p>0.9889647857</text:p>
          </table:table-cell>
          <table:table-cell table:formula="of:=MONTH([.A1106])" office:value-type="float" office:value="5">
            <text:p>5</text:p>
          </table:table-cell>
          <table:table-cell table:formula="of:=YEAR([.A1106])" office:value-type="float" office:value="2012">
            <text:p>2012</text:p>
          </table:table-cell>
        </table:table-row>
        <table:table-row table:style-name="ro2">
          <table:table-cell office:value-type="string">
            <text:p>2012-05-07 00:00:00</text:p>
          </table:table-cell>
          <table:table-cell office:value-type="float" office:value="1.70220557780419">
            <text:p>1.7022055778</text:p>
          </table:table-cell>
          <table:table-cell table:formula="of:=[.B1107]/[.B1106]" office:value-type="float" office:value="1.00405742825414">
            <text:p>1.0040574283</text:p>
          </table:table-cell>
          <table:table-cell table:formula="of:=MONTH([.A1107])" office:value-type="float" office:value="5">
            <text:p>5</text:p>
          </table:table-cell>
          <table:table-cell table:formula="of:=YEAR([.A1107])" office:value-type="float" office:value="2012">
            <text:p>2012</text:p>
          </table:table-cell>
        </table:table-row>
        <table:table-row table:style-name="ro2">
          <table:table-cell office:value-type="string">
            <text:p>2012-05-08 00:00:00</text:p>
          </table:table-cell>
          <table:table-cell office:value-type="float" office:value="1.69416297027601">
            <text:p>1.6941629703</text:p>
          </table:table-cell>
          <table:table-cell table:formula="of:=[.B1108]/[.B1107]" office:value-type="float" office:value="0.99527518436489">
            <text:p>0.9952751844</text:p>
          </table:table-cell>
          <table:table-cell table:formula="of:=MONTH([.A1108])" office:value-type="float" office:value="5">
            <text:p>5</text:p>
          </table:table-cell>
          <table:table-cell table:formula="of:=YEAR([.A1108])" office:value-type="float" office:value="2012">
            <text:p>2012</text:p>
          </table:table-cell>
        </table:table-row>
        <table:table-row table:style-name="ro2">
          <table:table-cell office:value-type="string">
            <text:p>2012-05-09 00:00:00</text:p>
          </table:table-cell>
          <table:table-cell office:value-type="float" office:value="1.68415086236162">
            <text:p>1.6841508624</text:p>
          </table:table-cell>
          <table:table-cell table:formula="of:=[.B1109]/[.B1108]" office:value-type="float" office:value="0.994090233295111">
            <text:p>0.9940902333</text:p>
          </table:table-cell>
          <table:table-cell table:formula="of:=MONTH([.A1109])" office:value-type="float" office:value="5">
            <text:p>5</text:p>
          </table:table-cell>
          <table:table-cell table:formula="of:=YEAR([.A1109])" office:value-type="float" office:value="2012">
            <text:p>2012</text:p>
          </table:table-cell>
        </table:table-row>
        <table:table-row table:style-name="ro2">
          <table:table-cell office:value-type="string">
            <text:p>2012-05-10 00:00:00</text:p>
          </table:table-cell>
          <table:table-cell office:value-type="float" office:value="1.68836332706338">
            <text:p>1.6883633271</text:p>
          </table:table-cell>
          <table:table-cell table:formula="of:=[.B1110]/[.B1109]" office:value-type="float" office:value="1.00250123952426">
            <text:p>1.0025012395</text:p>
          </table:table-cell>
          <table:table-cell table:formula="of:=MONTH([.A1110])" office:value-type="float" office:value="5">
            <text:p>5</text:p>
          </table:table-cell>
          <table:table-cell table:formula="of:=YEAR([.A1110])" office:value-type="float" office:value="2012">
            <text:p>2012</text:p>
          </table:table-cell>
        </table:table-row>
        <table:table-row table:style-name="ro2">
          <table:table-cell office:value-type="string">
            <text:p>2012-05-11 00:00:00</text:p>
          </table:table-cell>
          <table:table-cell office:value-type="float" office:value="1.68203167562422">
            <text:p>1.6820316756</text:p>
          </table:table-cell>
          <table:table-cell table:formula="of:=[.B1111]/[.B1110]" office:value-type="float" office:value="0.996249828850424">
            <text:p>0.9962498289</text:p>
          </table:table-cell>
          <table:table-cell table:formula="of:=MONTH([.A1111])" office:value-type="float" office:value="5">
            <text:p>5</text:p>
          </table:table-cell>
          <table:table-cell table:formula="of:=YEAR([.A1111])" office:value-type="float" office:value="2012">
            <text:p>2012</text:p>
          </table:table-cell>
        </table:table-row>
        <table:table-row table:style-name="ro2">
          <table:table-cell office:value-type="string">
            <text:p>2012-05-14 00:00:00</text:p>
          </table:table-cell>
          <table:table-cell office:value-type="float" office:value="1.66289628399962">
            <text:p>1.662896284</text:p>
          </table:table-cell>
          <table:table-cell table:formula="of:=[.B1112]/[.B1111]" office:value-type="float" office:value="0.988623643714974">
            <text:p>0.9886236437</text:p>
          </table:table-cell>
          <table:table-cell table:formula="of:=MONTH([.A1112])" office:value-type="float" office:value="5">
            <text:p>5</text:p>
          </table:table-cell>
          <table:table-cell table:formula="of:=YEAR([.A1112])" office:value-type="float" office:value="2012">
            <text:p>2012</text:p>
          </table:table-cell>
        </table:table-row>
        <table:table-row table:style-name="ro2">
          <table:table-cell office:value-type="string">
            <text:p>2012-05-15 00:00:00</text:p>
          </table:table-cell>
          <table:table-cell office:value-type="float" office:value="1.64966389896321">
            <text:p>1.649663899</text:p>
          </table:table-cell>
          <table:table-cell table:formula="of:=[.B1113]/[.B1112]" office:value-type="float" office:value="0.992042567438674">
            <text:p>0.9920425674</text:p>
          </table:table-cell>
          <table:table-cell table:formula="of:=MONTH([.A1113])" office:value-type="float" office:value="5">
            <text:p>5</text:p>
          </table:table-cell>
          <table:table-cell table:formula="of:=YEAR([.A1113])" office:value-type="float" office:value="2012">
            <text:p>2012</text:p>
          </table:table-cell>
        </table:table-row>
        <table:table-row table:style-name="ro2">
          <table:table-cell office:value-type="string">
            <text:p>2012-05-16 00:00:00</text:p>
          </table:table-cell>
          <table:table-cell office:value-type="float" office:value="1.63470085881371">
            <text:p>1.6347008588</text:p>
          </table:table-cell>
          <table:table-cell table:formula="of:=[.B1114]/[.B1113]" office:value-type="float" office:value="0.990929643208592">
            <text:p>0.9909296432</text:p>
          </table:table-cell>
          <table:table-cell table:formula="of:=MONTH([.A1114])" office:value-type="float" office:value="5">
            <text:p>5</text:p>
          </table:table-cell>
          <table:table-cell table:formula="of:=YEAR([.A1114])" office:value-type="float" office:value="2012">
            <text:p>2012</text:p>
          </table:table-cell>
        </table:table-row>
        <table:table-row table:style-name="ro2">
          <table:table-cell office:value-type="string">
            <text:p>2012-05-17 00:00:00</text:p>
          </table:table-cell>
          <table:table-cell office:value-type="float" office:value="1.61401384680731">
            <text:p>1.6140138468</text:p>
          </table:table-cell>
          <table:table-cell table:formula="of:=[.B1115]/[.B1114]" office:value-type="float" office:value="0.987345077911434">
            <text:p>0.9873450779</text:p>
          </table:table-cell>
          <table:table-cell table:formula="of:=MONTH([.A1115])" office:value-type="float" office:value="5">
            <text:p>5</text:p>
          </table:table-cell>
          <table:table-cell table:formula="of:=YEAR([.A1115])" office:value-type="float" office:value="2012">
            <text:p>2012</text:p>
          </table:table-cell>
        </table:table-row>
        <table:table-row table:style-name="ro2">
          <table:table-cell office:value-type="string">
            <text:p>2012-05-18 00:00:00</text:p>
          </table:table-cell>
          <table:table-cell office:value-type="float" office:value="1.59505083243082">
            <text:p>1.5950508324</text:p>
          </table:table-cell>
          <table:table-cell table:formula="of:=[.B1116]/[.B1115]" office:value-type="float" office:value="0.988251021257345">
            <text:p>0.9882510213</text:p>
          </table:table-cell>
          <table:table-cell table:formula="of:=MONTH([.A1116])" office:value-type="float" office:value="5">
            <text:p>5</text:p>
          </table:table-cell>
          <table:table-cell table:formula="of:=YEAR([.A1116])" office:value-type="float" office:value="2012">
            <text:p>2012</text:p>
          </table:table-cell>
        </table:table-row>
        <table:table-row table:style-name="ro2">
          <table:table-cell office:value-type="string">
            <text:p>2012-05-21 00:00:00</text:p>
          </table:table-cell>
          <table:table-cell office:value-type="float" office:value="1.62200191236087">
            <text:p>1.6220019124</text:p>
          </table:table-cell>
          <table:table-cell table:formula="of:=[.B1117]/[.B1116]" office:value-type="float" office:value="1.01689669030107">
            <text:p>1.0168966903</text:p>
          </table:table-cell>
          <table:table-cell table:formula="of:=MONTH([.A1117])" office:value-type="float" office:value="5">
            <text:p>5</text:p>
          </table:table-cell>
          <table:table-cell table:formula="of:=YEAR([.A1117])" office:value-type="float" office:value="2012">
            <text:p>2012</text:p>
          </table:table-cell>
        </table:table-row>
        <table:table-row table:style-name="ro2">
          <table:table-cell office:value-type="string">
            <text:p>2012-05-22 00:00:00</text:p>
          </table:table-cell>
          <table:table-cell office:value-type="float" office:value="1.62255647776217">
            <text:p>1.6225564778</text:p>
          </table:table-cell>
          <table:table-cell table:formula="of:=[.B1118]/[.B1117]" office:value-type="float" office:value="1.00034190181718">
            <text:p>1.0003419018</text:p>
          </table:table-cell>
          <table:table-cell table:formula="of:=MONTH([.A1118])" office:value-type="float" office:value="5">
            <text:p>5</text:p>
          </table:table-cell>
          <table:table-cell table:formula="of:=YEAR([.A1118])" office:value-type="float" office:value="2012">
            <text:p>2012</text:p>
          </table:table-cell>
        </table:table-row>
        <table:table-row table:style-name="ro2">
          <table:table-cell office:value-type="string">
            <text:p>2012-05-23 00:00:00</text:p>
          </table:table-cell>
          <table:table-cell office:value-type="float" office:value="1.61998680417755">
            <text:p>1.6199868042</text:p>
          </table:table-cell>
          <table:table-cell table:formula="of:=[.B1119]/[.B1118]" office:value-type="float" office:value="0.998416280961656">
            <text:p>0.998416281</text:p>
          </table:table-cell>
          <table:table-cell table:formula="of:=MONTH([.A1119])" office:value-type="float" office:value="5">
            <text:p>5</text:p>
          </table:table-cell>
          <table:table-cell table:formula="of:=YEAR([.A1119])" office:value-type="float" office:value="2012">
            <text:p>2012</text:p>
          </table:table-cell>
        </table:table-row>
        <table:table-row table:style-name="ro2">
          <table:table-cell office:value-type="string">
            <text:p>2012-05-24 00:00:00</text:p>
          </table:table-cell>
          <table:table-cell office:value-type="float" office:value="1.62106372844933">
            <text:p>1.6210637284</text:p>
          </table:table-cell>
          <table:table-cell table:formula="of:=[.B1120]/[.B1119]" office:value-type="float" office:value="1.00066477348396">
            <text:p>1.0006647735</text:p>
          </table:table-cell>
          <table:table-cell table:formula="of:=MONTH([.A1120])" office:value-type="float" office:value="5">
            <text:p>5</text:p>
          </table:table-cell>
          <table:table-cell table:formula="of:=YEAR([.A1120])" office:value-type="float" office:value="2012">
            <text:p>2012</text:p>
          </table:table-cell>
        </table:table-row>
        <table:table-row table:style-name="ro2">
          <table:table-cell office:value-type="string">
            <text:p>2012-05-25 00:00:00</text:p>
          </table:table-cell>
          <table:table-cell office:value-type="float" office:value="1.61519011339121">
            <text:p>1.6151901134</text:p>
          </table:table-cell>
          <table:table-cell table:formula="of:=[.B1121]/[.B1120]" office:value-type="float" office:value="0.996376690838834">
            <text:p>0.9963766908</text:p>
          </table:table-cell>
          <table:table-cell table:formula="of:=MONTH([.A1121])" office:value-type="float" office:value="5">
            <text:p>5</text:p>
          </table:table-cell>
          <table:table-cell table:formula="of:=YEAR([.A1121])" office:value-type="float" office:value="2012">
            <text:p>2012</text:p>
          </table:table-cell>
        </table:table-row>
        <table:table-row table:style-name="ro2">
          <table:table-cell office:value-type="string">
            <text:p>2012-05-29 00:00:00</text:p>
          </table:table-cell>
          <table:table-cell office:value-type="float" office:value="1.63555912857509">
            <text:p>1.6355591286</text:p>
          </table:table-cell>
          <table:table-cell table:formula="of:=[.B1122]/[.B1121]" office:value-type="float" office:value="1.01261090878095">
            <text:p>1.0126109088</text:p>
          </table:table-cell>
          <table:table-cell table:formula="of:=MONTH([.A1122])" office:value-type="float" office:value="5">
            <text:p>5</text:p>
          </table:table-cell>
          <table:table-cell table:formula="of:=YEAR([.A1122])" office:value-type="float" office:value="2012">
            <text:p>2012</text:p>
          </table:table-cell>
        </table:table-row>
        <table:table-row table:style-name="ro2">
          <table:table-cell office:value-type="string">
            <text:p>2012-05-30 00:00:00</text:p>
          </table:table-cell>
          <table:table-cell office:value-type="float" office:value="1.60696896457928">
            <text:p>1.6069689646</text:p>
          </table:table-cell>
          <table:table-cell table:formula="of:=[.B1123]/[.B1122]" office:value-type="float" office:value="0.982519639005216">
            <text:p>0.982519639</text:p>
          </table:table-cell>
          <table:table-cell table:formula="of:=MONTH([.A1123])" office:value-type="float" office:value="5">
            <text:p>5</text:p>
          </table:table-cell>
          <table:table-cell table:formula="of:=YEAR([.A1123])" office:value-type="float" office:value="2012">
            <text:p>2012</text:p>
          </table:table-cell>
        </table:table-row>
        <table:table-row table:style-name="ro2">
          <table:table-cell office:value-type="string">
            <text:p>2012-06-04 00:00:00</text:p>
          </table:table-cell>
          <table:table-cell office:value-type="float" office:value="1.59595278706357">
            <text:p>1.5959527871</text:p>
          </table:table-cell>
          <table:table-cell table:formula="of:=[.B1124]/[.B1123]" office:value-type="float" office:value="0.993144747808748">
            <text:p>0.9931447478</text:p>
          </table:table-cell>
          <table:table-cell table:formula="of:=MONTH([.A1124])" office:value-type="float" office:value="6">
            <text:p>6</text:p>
          </table:table-cell>
          <table:table-cell table:formula="of:=YEAR([.A1124])" office:value-type="float" office:value="2012">
            <text:p>2012</text:p>
          </table:table-cell>
        </table:table-row>
        <table:table-row table:style-name="ro2">
          <table:table-cell office:value-type="string">
            <text:p>2012-06-05 00:00:00</text:p>
          </table:table-cell>
          <table:table-cell office:value-type="float" office:value="1.59806048331753">
            <text:p>1.5980604833</text:p>
          </table:table-cell>
          <table:table-cell table:formula="of:=[.B1125]/[.B1124]" office:value-type="float" office:value="1.00132065075549">
            <text:p>1.0013206508</text:p>
          </table:table-cell>
          <table:table-cell table:formula="of:=MONTH([.A1125])" office:value-type="float" office:value="6">
            <text:p>6</text:p>
          </table:table-cell>
          <table:table-cell table:formula="of:=YEAR([.A1125])" office:value-type="float" office:value="2012">
            <text:p>2012</text:p>
          </table:table-cell>
        </table:table-row>
        <table:table-row table:style-name="ro2">
          <table:table-cell office:value-type="string">
            <text:p>2012-06-06 00:00:00</text:p>
          </table:table-cell>
          <table:table-cell office:value-type="float" office:value="1.59612945903653">
            <text:p>1.596129459</text:p>
          </table:table-cell>
          <table:table-cell table:formula="of:=[.B1126]/[.B1125]" office:value-type="float" office:value="0.998791645059021">
            <text:p>0.9987916451</text:p>
          </table:table-cell>
          <table:table-cell table:formula="of:=MONTH([.A1126])" office:value-type="float" office:value="6">
            <text:p>6</text:p>
          </table:table-cell>
          <table:table-cell table:formula="of:=YEAR([.A1126])" office:value-type="float" office:value="2012">
            <text:p>2012</text:p>
          </table:table-cell>
        </table:table-row>
        <table:table-row table:style-name="ro2">
          <table:table-cell office:value-type="string">
            <text:p>2012-06-07 00:00:00</text:p>
          </table:table-cell>
          <table:table-cell office:value-type="float" office:value="1.59424059459401">
            <text:p>1.5942405946</text:p>
          </table:table-cell>
          <table:table-cell table:formula="of:=[.B1127]/[.B1126]" office:value-type="float" office:value="0.99881659696723">
            <text:p>0.998816597</text:p>
          </table:table-cell>
          <table:table-cell table:formula="of:=MONTH([.A1127])" office:value-type="float" office:value="6">
            <text:p>6</text:p>
          </table:table-cell>
          <table:table-cell table:formula="of:=YEAR([.A1127])" office:value-type="float" office:value="2012">
            <text:p>2012</text:p>
          </table:table-cell>
        </table:table-row>
        <table:table-row table:style-name="ro2">
          <table:table-cell office:value-type="string">
            <text:p>2012-06-08 00:00:00</text:p>
          </table:table-cell>
          <table:table-cell office:value-type="float" office:value="1.60227591082573">
            <text:p>1.6022759108</text:p>
          </table:table-cell>
          <table:table-cell table:formula="of:=[.B1128]/[.B1127]" office:value-type="float" office:value="1.00504021554774">
            <text:p>1.0050402155</text:p>
          </table:table-cell>
          <table:table-cell table:formula="of:=MONTH([.A1128])" office:value-type="float" office:value="6">
            <text:p>6</text:p>
          </table:table-cell>
          <table:table-cell table:formula="of:=YEAR([.A1128])" office:value-type="float" office:value="2012">
            <text:p>2012</text:p>
          </table:table-cell>
        </table:table-row>
        <table:table-row table:style-name="ro2">
          <table:table-cell office:value-type="string">
            <text:p>2012-06-11 00:00:00</text:p>
          </table:table-cell>
          <table:table-cell office:value-type="float" office:value="1.59355784657859">
            <text:p>1.5935578466</text:p>
          </table:table-cell>
          <table:table-cell table:formula="of:=[.B1129]/[.B1128]" office:value-type="float" office:value="0.994558949436712">
            <text:p>0.9945589494</text:p>
          </table:table-cell>
          <table:table-cell table:formula="of:=MONTH([.A1129])" office:value-type="float" office:value="6">
            <text:p>6</text:p>
          </table:table-cell>
          <table:table-cell table:formula="of:=YEAR([.A1129])" office:value-type="float" office:value="2012">
            <text:p>2012</text:p>
          </table:table-cell>
        </table:table-row>
        <table:table-row table:style-name="ro2">
          <table:table-cell office:value-type="string">
            <text:p>2012-06-12 00:00:00</text:p>
          </table:table-cell>
          <table:table-cell office:value-type="float" office:value="1.59114885427189">
            <text:p>1.5911488543</text:p>
          </table:table-cell>
          <table:table-cell table:formula="of:=[.B1130]/[.B1129]" office:value-type="float" office:value="0.998488293153666">
            <text:p>0.9984882932</text:p>
          </table:table-cell>
          <table:table-cell table:formula="of:=MONTH([.A1130])" office:value-type="float" office:value="6">
            <text:p>6</text:p>
          </table:table-cell>
          <table:table-cell table:formula="of:=YEAR([.A1130])" office:value-type="float" office:value="2012">
            <text:p>2012</text:p>
          </table:table-cell>
        </table:table-row>
        <table:table-row table:style-name="ro2">
          <table:table-cell office:value-type="string">
            <text:p>2012-06-13 00:00:00</text:p>
          </table:table-cell>
          <table:table-cell office:value-type="float" office:value="1.59623664855935">
            <text:p>1.5962366486</text:p>
          </table:table-cell>
          <table:table-cell table:formula="of:=[.B1131]/[.B1130]" office:value-type="float" office:value="1.00319756022436">
            <text:p>1.0031975602</text:p>
          </table:table-cell>
          <table:table-cell table:formula="of:=MONTH([.A1131])" office:value-type="float" office:value="6">
            <text:p>6</text:p>
          </table:table-cell>
          <table:table-cell table:formula="of:=YEAR([.A1131])" office:value-type="float" office:value="2012">
            <text:p>2012</text:p>
          </table:table-cell>
        </table:table-row>
        <table:table-row table:style-name="ro2">
          <table:table-cell office:value-type="string">
            <text:p>2012-06-14 00:00:00</text:p>
          </table:table-cell>
          <table:table-cell office:value-type="float" office:value="1.60214673364058">
            <text:p>1.6021467336</text:p>
          </table:table-cell>
          <table:table-cell table:formula="of:=[.B1132]/[.B1131]" office:value-type="float" office:value="1.00370251183405">
            <text:p>1.0037025118</text:p>
          </table:table-cell>
          <table:table-cell table:formula="of:=MONTH([.A1132])" office:value-type="float" office:value="6">
            <text:p>6</text:p>
          </table:table-cell>
          <table:table-cell table:formula="of:=YEAR([.A1132])" office:value-type="float" office:value="2012">
            <text:p>2012</text:p>
          </table:table-cell>
        </table:table-row>
        <table:table-row table:style-name="ro2">
          <table:table-cell office:value-type="string">
            <text:p>2012-06-15 00:00:00</text:p>
          </table:table-cell>
          <table:table-cell office:value-type="float" office:value="1.61083813710045">
            <text:p>1.6108381371</text:p>
          </table:table-cell>
          <table:table-cell table:formula="of:=[.B1133]/[.B1132]" office:value-type="float" office:value="1.00542484859681">
            <text:p>1.0054248486</text:p>
          </table:table-cell>
          <table:table-cell table:formula="of:=MONTH([.A1133])" office:value-type="float" office:value="6">
            <text:p>6</text:p>
          </table:table-cell>
          <table:table-cell table:formula="of:=YEAR([.A1133])" office:value-type="float" office:value="2012">
            <text:p>2012</text:p>
          </table:table-cell>
        </table:table-row>
        <table:table-row table:style-name="ro2">
          <table:table-cell office:value-type="string">
            <text:p>2012-06-18 00:00:00</text:p>
          </table:table-cell>
          <table:table-cell office:value-type="float" office:value="1.61813148382566">
            <text:p>1.6181314838</text:p>
          </table:table-cell>
          <table:table-cell table:formula="of:=[.B1134]/[.B1133]" office:value-type="float" office:value="1.0045276719971">
            <text:p>1.004527672</text:p>
          </table:table-cell>
          <table:table-cell table:formula="of:=MONTH([.A1134])" office:value-type="float" office:value="6">
            <text:p>6</text:p>
          </table:table-cell>
          <table:table-cell table:formula="of:=YEAR([.A1134])" office:value-type="float" office:value="2012">
            <text:p>2012</text:p>
          </table:table-cell>
        </table:table-row>
        <table:table-row table:style-name="ro2">
          <table:table-cell office:value-type="string">
            <text:p>2012-06-19 00:00:00</text:p>
          </table:table-cell>
          <table:table-cell office:value-type="float" office:value="1.61175388986873">
            <text:p>1.6117538899</text:p>
          </table:table-cell>
          <table:table-cell table:formula="of:=[.B1135]/[.B1134]" office:value-type="float" office:value="0.996058667654218">
            <text:p>0.9960586677</text:p>
          </table:table-cell>
          <table:table-cell table:formula="of:=MONTH([.A1135])" office:value-type="float" office:value="6">
            <text:p>6</text:p>
          </table:table-cell>
          <table:table-cell table:formula="of:=YEAR([.A1135])" office:value-type="float" office:value="2012">
            <text:p>2012</text:p>
          </table:table-cell>
        </table:table-row>
        <table:table-row table:style-name="ro2">
          <table:table-cell office:value-type="string">
            <text:p>2012-06-20 00:00:00</text:p>
          </table:table-cell>
          <table:table-cell office:value-type="float" office:value="1.6130138175211">
            <text:p>1.6130138175</text:p>
          </table:table-cell>
          <table:table-cell table:formula="of:=[.B1136]/[.B1135]" office:value-type="float" office:value="1.00078171218341">
            <text:p>1.0007817122</text:p>
          </table:table-cell>
          <table:table-cell table:formula="of:=MONTH([.A1136])" office:value-type="float" office:value="6">
            <text:p>6</text:p>
          </table:table-cell>
          <table:table-cell table:formula="of:=YEAR([.A1136])" office:value-type="float" office:value="2012">
            <text:p>2012</text:p>
          </table:table-cell>
        </table:table-row>
        <table:table-row table:style-name="ro2">
          <table:table-cell office:value-type="string">
            <text:p>2012-06-21 00:00:00</text:p>
          </table:table-cell>
          <table:table-cell office:value-type="float" office:value="1.60763599529226">
            <text:p>1.6076359953</text:p>
          </table:table-cell>
          <table:table-cell table:formula="of:=[.B1137]/[.B1136]" office:value-type="float" office:value="0.996665978821493">
            <text:p>0.9966659788</text:p>
          </table:table-cell>
          <table:table-cell table:formula="of:=MONTH([.A1137])" office:value-type="float" office:value="6">
            <text:p>6</text:p>
          </table:table-cell>
          <table:table-cell table:formula="of:=YEAR([.A1137])" office:value-type="float" office:value="2012">
            <text:p>2012</text:p>
          </table:table-cell>
        </table:table-row>
        <table:table-row table:style-name="ro2">
          <table:table-cell office:value-type="string">
            <text:p>2012-06-22 00:00:00</text:p>
          </table:table-cell>
          <table:table-cell office:value-type="float" office:value="1.59851766948319">
            <text:p>1.5985176695</text:p>
          </table:table-cell>
          <table:table-cell table:formula="of:=[.B1138]/[.B1137]" office:value-type="float" office:value="0.994328115421794">
            <text:p>0.9943281154</text:p>
          </table:table-cell>
          <table:table-cell table:formula="of:=MONTH([.A1138])" office:value-type="float" office:value="6">
            <text:p>6</text:p>
          </table:table-cell>
          <table:table-cell table:formula="of:=YEAR([.A1138])" office:value-type="float" office:value="2012">
            <text:p>2012</text:p>
          </table:table-cell>
        </table:table-row>
        <table:table-row table:style-name="ro2">
          <table:table-cell office:value-type="string">
            <text:p>2012-06-25 00:00:00</text:p>
          </table:table-cell>
          <table:table-cell office:value-type="float" office:value="1.60602987623738">
            <text:p>1.6060298762</text:p>
          </table:table-cell>
          <table:table-cell table:formula="of:=[.B1139]/[.B1138]" office:value-type="float" office:value="1.00469948308836">
            <text:p>1.0046994831</text:p>
          </table:table-cell>
          <table:table-cell table:formula="of:=MONTH([.A1139])" office:value-type="float" office:value="6">
            <text:p>6</text:p>
          </table:table-cell>
          <table:table-cell table:formula="of:=YEAR([.A1139])" office:value-type="float" office:value="2012">
            <text:p>2012</text:p>
          </table:table-cell>
        </table:table-row>
        <table:table-row table:style-name="ro2">
          <table:table-cell office:value-type="string">
            <text:p>2012-06-26 00:00:00</text:p>
          </table:table-cell>
          <table:table-cell office:value-type="float" office:value="1.60463307277066">
            <text:p>1.6046330728</text:p>
          </table:table-cell>
          <table:table-cell table:formula="of:=[.B1140]/[.B1139]" office:value-type="float" office:value="0.999130275540083">
            <text:p>0.9991302755</text:p>
          </table:table-cell>
          <table:table-cell table:formula="of:=MONTH([.A1140])" office:value-type="float" office:value="6">
            <text:p>6</text:p>
          </table:table-cell>
          <table:table-cell table:formula="of:=YEAR([.A1140])" office:value-type="float" office:value="2012">
            <text:p>2012</text:p>
          </table:table-cell>
        </table:table-row>
        <table:table-row table:style-name="ro2">
          <table:table-cell office:value-type="string">
            <text:p>2012-06-27 00:00:00</text:p>
          </table:table-cell>
          <table:table-cell office:value-type="float" office:value="1.60839451608567">
            <text:p>1.6083945161</text:p>
          </table:table-cell>
          <table:table-cell table:formula="of:=[.B1141]/[.B1140]" office:value-type="float" office:value="1.00234411428933">
            <text:p>1.0023441143</text:p>
          </table:table-cell>
          <table:table-cell table:formula="of:=MONTH([.A1141])" office:value-type="float" office:value="6">
            <text:p>6</text:p>
          </table:table-cell>
          <table:table-cell table:formula="of:=YEAR([.A1141])" office:value-type="float" office:value="2012">
            <text:p>2012</text:p>
          </table:table-cell>
        </table:table-row>
        <table:table-row table:style-name="ro2">
          <table:table-cell office:value-type="string">
            <text:p>2012-06-28 00:00:00</text:p>
          </table:table-cell>
          <table:table-cell office:value-type="float" office:value="1.61752461789718">
            <text:p>1.6175246179</text:p>
          </table:table-cell>
          <table:table-cell table:formula="of:=[.B1142]/[.B1141]" office:value-type="float" office:value="1.00567653129889">
            <text:p>1.0056765313</text:p>
          </table:table-cell>
          <table:table-cell table:formula="of:=MONTH([.A1142])" office:value-type="float" office:value="6">
            <text:p>6</text:p>
          </table:table-cell>
          <table:table-cell table:formula="of:=YEAR([.A1142])" office:value-type="float" office:value="2012">
            <text:p>2012</text:p>
          </table:table-cell>
        </table:table-row>
        <table:table-row table:style-name="ro2">
          <table:table-cell office:value-type="string">
            <text:p>2012-07-03 00:00:00</text:p>
          </table:table-cell>
          <table:table-cell office:value-type="float" office:value="1.62102019877482">
            <text:p>1.6210201988</text:p>
          </table:table-cell>
          <table:table-cell table:formula="of:=[.B1143]/[.B1142]" office:value-type="float" office:value="1.00216106811542">
            <text:p>1.0021610681</text:p>
          </table:table-cell>
          <table:table-cell table:formula="of:=MONTH([.A1143])" office:value-type="float" office:value="7">
            <text:p>7</text:p>
          </table:table-cell>
          <table:table-cell table:formula="of:=YEAR([.A1143])" office:value-type="float" office:value="2012">
            <text:p>2012</text:p>
          </table:table-cell>
        </table:table-row>
        <table:table-row table:style-name="ro2">
          <table:table-cell office:value-type="string">
            <text:p>2012-07-05 00:00:00</text:p>
          </table:table-cell>
          <table:table-cell office:value-type="float" office:value="1.61815536730508">
            <text:p>1.6181553673</text:p>
          </table:table-cell>
          <table:table-cell table:formula="of:=[.B1144]/[.B1143]" office:value-type="float" office:value="0.998232698474757">
            <text:p>0.9982326985</text:p>
          </table:table-cell>
          <table:table-cell table:formula="of:=MONTH([.A1144])" office:value-type="float" office:value="7">
            <text:p>7</text:p>
          </table:table-cell>
          <table:table-cell table:formula="of:=YEAR([.A1144])" office:value-type="float" office:value="2012">
            <text:p>2012</text:p>
          </table:table-cell>
        </table:table-row>
        <table:table-row table:style-name="ro2">
          <table:table-cell office:value-type="string">
            <text:p>2012-07-06 00:00:00</text:p>
          </table:table-cell>
          <table:table-cell office:value-type="float" office:value="1.61939840316772">
            <text:p>1.6193984032</text:p>
          </table:table-cell>
          <table:table-cell table:formula="of:=[.B1145]/[.B1144]" office:value-type="float" office:value="1.00076818078644">
            <text:p>1.0007681808</text:p>
          </table:table-cell>
          <table:table-cell table:formula="of:=MONTH([.A1145])" office:value-type="float" office:value="7">
            <text:p>7</text:p>
          </table:table-cell>
          <table:table-cell table:formula="of:=YEAR([.A1145])" office:value-type="float" office:value="2012">
            <text:p>2012</text:p>
          </table:table-cell>
        </table:table-row>
        <table:table-row table:style-name="ro2">
          <table:table-cell office:value-type="string">
            <text:p>2012-07-09 00:00:00</text:p>
          </table:table-cell>
          <table:table-cell office:value-type="float" office:value="1.62352264820956">
            <text:p>1.6235226482</text:p>
          </table:table-cell>
          <table:table-cell table:formula="of:=[.B1146]/[.B1145]" office:value-type="float" office:value="1.00254677603348">
            <text:p>1.002546776</text:p>
          </table:table-cell>
          <table:table-cell table:formula="of:=MONTH([.A1146])" office:value-type="float" office:value="7">
            <text:p>7</text:p>
          </table:table-cell>
          <table:table-cell table:formula="of:=YEAR([.A1146])" office:value-type="float" office:value="2012">
            <text:p>2012</text:p>
          </table:table-cell>
        </table:table-row>
        <table:table-row table:style-name="ro2">
          <table:table-cell office:value-type="string">
            <text:p>2012-07-10 00:00:00</text:p>
          </table:table-cell>
          <table:table-cell office:value-type="float" office:value="1.61397598052373">
            <text:p>1.6139759805</text:p>
          </table:table-cell>
          <table:table-cell table:formula="of:=[.B1147]/[.B1146]" office:value-type="float" office:value="0.994119781638795">
            <text:p>0.9941197816</text:p>
          </table:table-cell>
          <table:table-cell table:formula="of:=MONTH([.A1147])" office:value-type="float" office:value="7">
            <text:p>7</text:p>
          </table:table-cell>
          <table:table-cell table:formula="of:=YEAR([.A1147])" office:value-type="float" office:value="2012">
            <text:p>2012</text:p>
          </table:table-cell>
        </table:table-row>
        <table:table-row table:style-name="ro2">
          <table:table-cell office:value-type="string">
            <text:p>2012-07-11 00:00:00</text:p>
          </table:table-cell>
          <table:table-cell office:value-type="float" office:value="1.61487766439801">
            <text:p>1.6148776644</text:p>
          </table:table-cell>
          <table:table-cell table:formula="of:=[.B1148]/[.B1147]" office:value-type="float" office:value="1.0005586724246">
            <text:p>1.0005586724</text:p>
          </table:table-cell>
          <table:table-cell table:formula="of:=MONTH([.A1148])" office:value-type="float" office:value="7">
            <text:p>7</text:p>
          </table:table-cell>
          <table:table-cell table:formula="of:=YEAR([.A1148])" office:value-type="float" office:value="2012">
            <text:p>2012</text:p>
          </table:table-cell>
        </table:table-row>
        <table:table-row table:style-name="ro2">
          <table:table-cell office:value-type="string">
            <text:p>2012-07-12 00:00:00</text:p>
          </table:table-cell>
          <table:table-cell office:value-type="float" office:value="1.6183054074521">
            <text:p>1.6183054075</text:p>
          </table:table-cell>
          <table:table-cell table:formula="of:=[.B1149]/[.B1148]" office:value-type="float" office:value="1.00212260230583">
            <text:p>1.0021226023</text:p>
          </table:table-cell>
          <table:table-cell table:formula="of:=MONTH([.A1149])" office:value-type="float" office:value="7">
            <text:p>7</text:p>
          </table:table-cell>
          <table:table-cell table:formula="of:=YEAR([.A1149])" office:value-type="float" office:value="2012">
            <text:p>2012</text:p>
          </table:table-cell>
        </table:table-row>
        <table:table-row table:style-name="ro2">
          <table:table-cell office:value-type="string">
            <text:p>2012-07-13 00:00:00</text:p>
          </table:table-cell>
          <table:table-cell office:value-type="float" office:value="1.63165125340833">
            <text:p>1.6316512534</text:p>
          </table:table-cell>
          <table:table-cell table:formula="of:=[.B1150]/[.B1149]" office:value-type="float" office:value="1.00824680304149">
            <text:p>1.008246803</text:p>
          </table:table-cell>
          <table:table-cell table:formula="of:=MONTH([.A1150])" office:value-type="float" office:value="7">
            <text:p>7</text:p>
          </table:table-cell>
          <table:table-cell table:formula="of:=YEAR([.A1150])" office:value-type="float" office:value="2012">
            <text:p>2012</text:p>
          </table:table-cell>
        </table:table-row>
        <table:table-row table:style-name="ro2">
          <table:table-cell office:value-type="string">
            <text:p>2012-07-16 00:00:00</text:p>
          </table:table-cell>
          <table:table-cell office:value-type="float" office:value="1.63404040223115">
            <text:p>1.6340404022</text:p>
          </table:table-cell>
          <table:table-cell table:formula="of:=[.B1151]/[.B1150]" office:value-type="float" office:value="1.00146425212975">
            <text:p>1.0014642521</text:p>
          </table:table-cell>
          <table:table-cell table:formula="of:=MONTH([.A1151])" office:value-type="float" office:value="7">
            <text:p>7</text:p>
          </table:table-cell>
          <table:table-cell table:formula="of:=YEAR([.A1151])" office:value-type="float" office:value="2012">
            <text:p>2012</text:p>
          </table:table-cell>
        </table:table-row>
        <table:table-row table:style-name="ro2">
          <table:table-cell office:value-type="string">
            <text:p>2012-07-17 00:00:00</text:p>
          </table:table-cell>
          <table:table-cell office:value-type="float" office:value="1.63839488390927">
            <text:p>1.6383948839</text:p>
          </table:table-cell>
          <table:table-cell table:formula="of:=[.B1152]/[.B1151]" office:value-type="float" office:value="1.00266485557651">
            <text:p>1.0026648556</text:p>
          </table:table-cell>
          <table:table-cell table:formula="of:=MONTH([.A1152])" office:value-type="float" office:value="7">
            <text:p>7</text:p>
          </table:table-cell>
          <table:table-cell table:formula="of:=YEAR([.A1152])" office:value-type="float" office:value="2012">
            <text:p>2012</text:p>
          </table:table-cell>
        </table:table-row>
        <table:table-row table:style-name="ro2">
          <table:table-cell office:value-type="string">
            <text:p>2012-07-18 00:00:00</text:p>
          </table:table-cell>
          <table:table-cell office:value-type="float" office:value="1.63935030375249">
            <text:p>1.6393503038</text:p>
          </table:table-cell>
          <table:table-cell table:formula="of:=[.B1153]/[.B1152]" office:value-type="float" office:value="1.00058314381509">
            <text:p>1.0005831438</text:p>
          </table:table-cell>
          <table:table-cell table:formula="of:=MONTH([.A1153])" office:value-type="float" office:value="7">
            <text:p>7</text:p>
          </table:table-cell>
          <table:table-cell table:formula="of:=YEAR([.A1153])" office:value-type="float" office:value="2012">
            <text:p>2012</text:p>
          </table:table-cell>
        </table:table-row>
        <table:table-row table:style-name="ro2">
          <table:table-cell office:value-type="string">
            <text:p>2012-07-19 00:00:00</text:p>
          </table:table-cell>
          <table:table-cell office:value-type="float" office:value="1.63305720113257">
            <text:p>1.6330572011</text:p>
          </table:table-cell>
          <table:table-cell table:formula="of:=[.B1154]/[.B1153]" office:value-type="float" office:value="0.996161221548857">
            <text:p>0.9961612215</text:p>
          </table:table-cell>
          <table:table-cell table:formula="of:=MONTH([.A1154])" office:value-type="float" office:value="7">
            <text:p>7</text:p>
          </table:table-cell>
          <table:table-cell table:formula="of:=YEAR([.A1154])" office:value-type="float" office:value="2012">
            <text:p>2012</text:p>
          </table:table-cell>
        </table:table-row>
        <table:table-row table:style-name="ro2">
          <table:table-cell office:value-type="string">
            <text:p>2012-07-20 00:00:00</text:p>
          </table:table-cell>
          <table:table-cell office:value-type="float" office:value="1.63206221249361">
            <text:p>1.6320622125</text:p>
          </table:table-cell>
          <table:table-cell table:formula="of:=[.B1155]/[.B1154]" office:value-type="float" office:value="0.999390720277113">
            <text:p>0.9993907203</text:p>
          </table:table-cell>
          <table:table-cell table:formula="of:=MONTH([.A1155])" office:value-type="float" office:value="7">
            <text:p>7</text:p>
          </table:table-cell>
          <table:table-cell table:formula="of:=YEAR([.A1155])" office:value-type="float" office:value="2012">
            <text:p>2012</text:p>
          </table:table-cell>
        </table:table-row>
        <table:table-row table:style-name="ro2">
          <table:table-cell office:value-type="string">
            <text:p>2012-07-23 00:00:00</text:p>
          </table:table-cell>
          <table:table-cell office:value-type="float" office:value="1.62521724984784">
            <text:p>1.6252172498</text:p>
          </table:table-cell>
          <table:table-cell table:formula="of:=[.B1156]/[.B1155]" office:value-type="float" office:value="0.995805942571697">
            <text:p>0.9958059426</text:p>
          </table:table-cell>
          <table:table-cell table:formula="of:=MONTH([.A1156])" office:value-type="float" office:value="7">
            <text:p>7</text:p>
          </table:table-cell>
          <table:table-cell table:formula="of:=YEAR([.A1156])" office:value-type="float" office:value="2012">
            <text:p>2012</text:p>
          </table:table-cell>
        </table:table-row>
        <table:table-row table:style-name="ro2">
          <table:table-cell office:value-type="string">
            <text:p>2012-07-24 00:00:00</text:p>
          </table:table-cell>
          <table:table-cell office:value-type="float" office:value="1.62310846162998">
            <text:p>1.6231084616</text:p>
          </table:table-cell>
          <table:table-cell table:formula="of:=[.B1157]/[.B1156]" office:value-type="float" office:value="0.99870245764493">
            <text:p>0.9987024576</text:p>
          </table:table-cell>
          <table:table-cell table:formula="of:=MONTH([.A1157])" office:value-type="float" office:value="7">
            <text:p>7</text:p>
          </table:table-cell>
          <table:table-cell table:formula="of:=YEAR([.A1157])" office:value-type="float" office:value="2012">
            <text:p>2012</text:p>
          </table:table-cell>
        </table:table-row>
        <table:table-row table:style-name="ro2">
          <table:table-cell office:value-type="string">
            <text:p>2012-07-25 00:00:00</text:p>
          </table:table-cell>
          <table:table-cell office:value-type="float" office:value="1.6243846473834">
            <text:p>1.6243846474</text:p>
          </table:table-cell>
          <table:table-cell table:formula="of:=[.B1158]/[.B1157]" office:value-type="float" office:value="1.00078626030459">
            <text:p>1.0007862603</text:p>
          </table:table-cell>
          <table:table-cell table:formula="of:=MONTH([.A1158])" office:value-type="float" office:value="7">
            <text:p>7</text:p>
          </table:table-cell>
          <table:table-cell table:formula="of:=YEAR([.A1158])" office:value-type="float" office:value="2012">
            <text:p>2012</text:p>
          </table:table-cell>
        </table:table-row>
        <table:table-row table:style-name="ro2">
          <table:table-cell office:value-type="string">
            <text:p>2012-07-26 00:00:00</text:p>
          </table:table-cell>
          <table:table-cell office:value-type="float" office:value="1.63193886512119">
            <text:p>1.6319388651</text:p>
          </table:table-cell>
          <table:table-cell table:formula="of:=[.B1159]/[.B1158]" office:value-type="float" office:value="1.00465051042557">
            <text:p>1.0046505104</text:p>
          </table:table-cell>
          <table:table-cell table:formula="of:=MONTH([.A1159])" office:value-type="float" office:value="7">
            <text:p>7</text:p>
          </table:table-cell>
          <table:table-cell table:formula="of:=YEAR([.A1159])" office:value-type="float" office:value="2012">
            <text:p>2012</text:p>
          </table:table-cell>
        </table:table-row>
        <table:table-row table:style-name="ro2">
          <table:table-cell office:value-type="string">
            <text:p>2012-07-27 00:00:00</text:p>
          </table:table-cell>
          <table:table-cell office:value-type="float" office:value="1.63718730794507">
            <text:p>1.6371873079</text:p>
          </table:table-cell>
          <table:table-cell table:formula="of:=[.B1160]/[.B1159]" office:value-type="float" office:value="1.00321607808727">
            <text:p>1.0032160781</text:p>
          </table:table-cell>
          <table:table-cell table:formula="of:=MONTH([.A1160])" office:value-type="float" office:value="7">
            <text:p>7</text:p>
          </table:table-cell>
          <table:table-cell table:formula="of:=YEAR([.A1160])" office:value-type="float" office:value="2012">
            <text:p>2012</text:p>
          </table:table-cell>
        </table:table-row>
        <table:table-row table:style-name="ro2">
          <table:table-cell office:value-type="string">
            <text:p>2012-07-30 00:00:00</text:p>
          </table:table-cell>
          <table:table-cell office:value-type="float" office:value="1.64326326583742">
            <text:p>1.6432632658</text:p>
          </table:table-cell>
          <table:table-cell table:formula="of:=[.B1161]/[.B1160]" office:value-type="float" office:value="1.0037112173194">
            <text:p>1.0037112173</text:p>
          </table:table-cell>
          <table:table-cell table:formula="of:=MONTH([.A1161])" office:value-type="float" office:value="7">
            <text:p>7</text:p>
          </table:table-cell>
          <table:table-cell table:formula="of:=YEAR([.A1161])" office:value-type="float" office:value="2012">
            <text:p>2012</text:p>
          </table:table-cell>
        </table:table-row>
        <table:table-row table:style-name="ro2">
          <table:table-cell office:value-type="string">
            <text:p>2012-08-02 00:00:00</text:p>
          </table:table-cell>
          <table:table-cell office:value-type="float" office:value="1.64927357304724">
            <text:p>1.649273573</text:p>
          </table:table-cell>
          <table:table-cell table:formula="of:=[.B1162]/[.B1161]" office:value-type="float" office:value="1.00365754370269">
            <text:p>1.0036575437</text:p>
          </table:table-cell>
          <table:table-cell table:formula="of:=MONTH([.A1162])" office:value-type="float" office:value="8">
            <text:p>8</text:p>
          </table:table-cell>
          <table:table-cell table:formula="of:=YEAR([.A1162])" office:value-type="float" office:value="2012">
            <text:p>2012</text:p>
          </table:table-cell>
        </table:table-row>
        <table:table-row table:style-name="ro2">
          <table:table-cell office:value-type="string">
            <text:p>2012-08-03 00:00:00</text:p>
          </table:table-cell>
          <table:table-cell office:value-type="float" office:value="1.64181281039874">
            <text:p>1.6418128104</text:p>
          </table:table-cell>
          <table:table-cell table:formula="of:=[.B1163]/[.B1162]" office:value-type="float" office:value="0.995476334084029">
            <text:p>0.9954763341</text:p>
          </table:table-cell>
          <table:table-cell table:formula="of:=MONTH([.A1163])" office:value-type="float" office:value="8">
            <text:p>8</text:p>
          </table:table-cell>
          <table:table-cell table:formula="of:=YEAR([.A1163])" office:value-type="float" office:value="2012">
            <text:p>2012</text:p>
          </table:table-cell>
        </table:table-row>
        <table:table-row table:style-name="ro2">
          <table:table-cell office:value-type="string">
            <text:p>2012-08-06 00:00:00</text:p>
          </table:table-cell>
          <table:table-cell office:value-type="float" office:value="1.64179093001351">
            <text:p>1.64179093</text:p>
          </table:table-cell>
          <table:table-cell table:formula="of:=[.B1164]/[.B1163]" office:value-type="float" office:value="0.999986673032951">
            <text:p>0.999986673</text:p>
          </table:table-cell>
          <table:table-cell table:formula="of:=MONTH([.A1164])" office:value-type="float" office:value="8">
            <text:p>8</text:p>
          </table:table-cell>
          <table:table-cell table:formula="of:=YEAR([.A1164])" office:value-type="float" office:value="2012">
            <text:p>2012</text:p>
          </table:table-cell>
        </table:table-row>
        <table:table-row table:style-name="ro2">
          <table:table-cell office:value-type="string">
            <text:p>2012-08-07 00:00:00</text:p>
          </table:table-cell>
          <table:table-cell office:value-type="float" office:value="1.62542343101581">
            <text:p>1.625423431</text:p>
          </table:table-cell>
          <table:table-cell table:formula="of:=[.B1165]/[.B1164]" office:value-type="float" office:value="0.990030704459086">
            <text:p>0.9900307045</text:p>
          </table:table-cell>
          <table:table-cell table:formula="of:=MONTH([.A1165])" office:value-type="float" office:value="8">
            <text:p>8</text:p>
          </table:table-cell>
          <table:table-cell table:formula="of:=YEAR([.A1165])" office:value-type="float" office:value="2012">
            <text:p>2012</text:p>
          </table:table-cell>
        </table:table-row>
        <table:table-row table:style-name="ro2">
          <table:table-cell office:value-type="string">
            <text:p>2012-08-08 00:00:00</text:p>
          </table:table-cell>
          <table:table-cell office:value-type="float" office:value="1.61813352947788">
            <text:p>1.6181335295</text:p>
          </table:table-cell>
          <table:table-cell table:formula="of:=[.B1166]/[.B1165]" office:value-type="float" office:value="0.995515075395844">
            <text:p>0.9955150754</text:p>
          </table:table-cell>
          <table:table-cell table:formula="of:=MONTH([.A1166])" office:value-type="float" office:value="8">
            <text:p>8</text:p>
          </table:table-cell>
          <table:table-cell table:formula="of:=YEAR([.A1166])" office:value-type="float" office:value="2012">
            <text:p>2012</text:p>
          </table:table-cell>
        </table:table-row>
        <table:table-row table:style-name="ro2">
          <table:table-cell office:value-type="string">
            <text:p>2012-08-09 00:00:00</text:p>
          </table:table-cell>
          <table:table-cell office:value-type="float" office:value="1.61553256784556">
            <text:p>1.6155325678</text:p>
          </table:table-cell>
          <table:table-cell table:formula="of:=[.B1167]/[.B1166]" office:value-type="float" office:value="0.998392616193329">
            <text:p>0.9983926162</text:p>
          </table:table-cell>
          <table:table-cell table:formula="of:=MONTH([.A1167])" office:value-type="float" office:value="8">
            <text:p>8</text:p>
          </table:table-cell>
          <table:table-cell table:formula="of:=YEAR([.A1167])" office:value-type="float" office:value="2012">
            <text:p>2012</text:p>
          </table:table-cell>
        </table:table-row>
        <table:table-row table:style-name="ro2">
          <table:table-cell office:value-type="string">
            <text:p>2012-08-10 00:00:00</text:p>
          </table:table-cell>
          <table:table-cell office:value-type="float" office:value="1.62060120760279">
            <text:p>1.6206012076</text:p>
          </table:table-cell>
          <table:table-cell table:formula="of:=[.B1168]/[.B1167]" office:value-type="float" office:value="1.0031374420164">
            <text:p>1.003137442</text:p>
          </table:table-cell>
          <table:table-cell table:formula="of:=MONTH([.A1168])" office:value-type="float" office:value="8">
            <text:p>8</text:p>
          </table:table-cell>
          <table:table-cell table:formula="of:=YEAR([.A1168])" office:value-type="float" office:value="2012">
            <text:p>2012</text:p>
          </table:table-cell>
        </table:table-row>
        <table:table-row table:style-name="ro2">
          <table:table-cell office:value-type="string">
            <text:p>2012-08-13 00:00:00</text:p>
          </table:table-cell>
          <table:table-cell office:value-type="float" office:value="1.61889677572996">
            <text:p>1.6188967757</text:p>
          </table:table-cell>
          <table:table-cell table:formula="of:=[.B1169]/[.B1168]" office:value-type="float" office:value="0.998948271872908">
            <text:p>0.9989482719</text:p>
          </table:table-cell>
          <table:table-cell table:formula="of:=MONTH([.A1169])" office:value-type="float" office:value="8">
            <text:p>8</text:p>
          </table:table-cell>
          <table:table-cell table:formula="of:=YEAR([.A1169])" office:value-type="float" office:value="2012">
            <text:p>2012</text:p>
          </table:table-cell>
        </table:table-row>
        <table:table-row table:style-name="ro2">
          <table:table-cell office:value-type="string">
            <text:p>2012-08-14 00:00:00</text:p>
          </table:table-cell>
          <table:table-cell office:value-type="float" office:value="1.60790865984968">
            <text:p>1.6079086598</text:p>
          </table:table-cell>
          <table:table-cell table:formula="of:=[.B1170]/[.B1169]" office:value-type="float" office:value="0.993212590175603">
            <text:p>0.9932125902</text:p>
          </table:table-cell>
          <table:table-cell table:formula="of:=MONTH([.A1170])" office:value-type="float" office:value="8">
            <text:p>8</text:p>
          </table:table-cell>
          <table:table-cell table:formula="of:=YEAR([.A1170])" office:value-type="float" office:value="2012">
            <text:p>2012</text:p>
          </table:table-cell>
        </table:table-row>
        <table:table-row table:style-name="ro2">
          <table:table-cell office:value-type="string">
            <text:p>2012-08-15 00:00:00</text:p>
          </table:table-cell>
          <table:table-cell office:value-type="float" office:value="1.60024600767838">
            <text:p>1.6002460077</text:p>
          </table:table-cell>
          <table:table-cell table:formula="of:=[.B1171]/[.B1170]" office:value-type="float" office:value="0.995234398344482">
            <text:p>0.9952343983</text:p>
          </table:table-cell>
          <table:table-cell table:formula="of:=MONTH([.A1171])" office:value-type="float" office:value="8">
            <text:p>8</text:p>
          </table:table-cell>
          <table:table-cell table:formula="of:=YEAR([.A1171])" office:value-type="float" office:value="2012">
            <text:p>2012</text:p>
          </table:table-cell>
        </table:table-row>
        <table:table-row table:style-name="ro2">
          <table:table-cell office:value-type="string">
            <text:p>2012-08-16 00:00:00</text:p>
          </table:table-cell>
          <table:table-cell office:value-type="float" office:value="1.59860880142436">
            <text:p>1.5986088014</text:p>
          </table:table-cell>
          <table:table-cell table:formula="of:=[.B1172]/[.B1171]" office:value-type="float" office:value="0.998976903397248">
            <text:p>0.9989769034</text:p>
          </table:table-cell>
          <table:table-cell table:formula="of:=MONTH([.A1172])" office:value-type="float" office:value="8">
            <text:p>8</text:p>
          </table:table-cell>
          <table:table-cell table:formula="of:=YEAR([.A1172])" office:value-type="float" office:value="2012">
            <text:p>2012</text:p>
          </table:table-cell>
        </table:table-row>
        <table:table-row table:style-name="ro2">
          <table:table-cell office:value-type="string">
            <text:p>2012-08-17 00:00:00</text:p>
          </table:table-cell>
          <table:table-cell office:value-type="float" office:value="1.60193701897866">
            <text:p>1.601937019</text:p>
          </table:table-cell>
          <table:table-cell table:formula="of:=[.B1173]/[.B1172]" office:value-type="float" office:value="1.00208194622182">
            <text:p>1.0020819462</text:p>
          </table:table-cell>
          <table:table-cell table:formula="of:=MONTH([.A1173])" office:value-type="float" office:value="8">
            <text:p>8</text:p>
          </table:table-cell>
          <table:table-cell table:formula="of:=YEAR([.A1173])" office:value-type="float" office:value="2012">
            <text:p>2012</text:p>
          </table:table-cell>
        </table:table-row>
        <table:table-row table:style-name="ro2">
          <table:table-cell office:value-type="string">
            <text:p>2012-08-20 00:00:00</text:p>
          </table:table-cell>
          <table:table-cell office:value-type="float" office:value="1.60171056495612">
            <text:p>1.601710565</text:p>
          </table:table-cell>
          <table:table-cell table:formula="of:=[.B1174]/[.B1173]" office:value-type="float" office:value="0.999858637374722">
            <text:p>0.9998586374</text:p>
          </table:table-cell>
          <table:table-cell table:formula="of:=MONTH([.A1174])" office:value-type="float" office:value="8">
            <text:p>8</text:p>
          </table:table-cell>
          <table:table-cell table:formula="of:=YEAR([.A1174])" office:value-type="float" office:value="2012">
            <text:p>2012</text:p>
          </table:table-cell>
        </table:table-row>
        <table:table-row table:style-name="ro2">
          <table:table-cell office:value-type="string">
            <text:p>2012-08-21 00:00:00</text:p>
          </table:table-cell>
          <table:table-cell office:value-type="float" office:value="1.60564245451465">
            <text:p>1.6056424545</text:p>
          </table:table-cell>
          <table:table-cell table:formula="of:=[.B1175]/[.B1174]" office:value-type="float" office:value="1.00245480653281">
            <text:p>1.0024548065</text:p>
          </table:table-cell>
          <table:table-cell table:formula="of:=MONTH([.A1175])" office:value-type="float" office:value="8">
            <text:p>8</text:p>
          </table:table-cell>
          <table:table-cell table:formula="of:=YEAR([.A1175])" office:value-type="float" office:value="2012">
            <text:p>2012</text:p>
          </table:table-cell>
        </table:table-row>
        <table:table-row table:style-name="ro2">
          <table:table-cell office:value-type="string">
            <text:p>2012-08-22 00:00:00</text:p>
          </table:table-cell>
          <table:table-cell office:value-type="float" office:value="1.61806024692172">
            <text:p>1.6180602469</text:p>
          </table:table-cell>
          <table:table-cell table:formula="of:=[.B1176]/[.B1175]" office:value-type="float" office:value="1.00773384658094">
            <text:p>1.0077338466</text:p>
          </table:table-cell>
          <table:table-cell table:formula="of:=MONTH([.A1176])" office:value-type="float" office:value="8">
            <text:p>8</text:p>
          </table:table-cell>
          <table:table-cell table:formula="of:=YEAR([.A1176])" office:value-type="float" office:value="2012">
            <text:p>2012</text:p>
          </table:table-cell>
        </table:table-row>
        <table:table-row table:style-name="ro2">
          <table:table-cell office:value-type="string">
            <text:p>2012-08-23 00:00:00</text:p>
          </table:table-cell>
          <table:table-cell office:value-type="float" office:value="1.61963628052637">
            <text:p>1.6196362805</text:p>
          </table:table-cell>
          <table:table-cell table:formula="of:=[.B1177]/[.B1176]" office:value-type="float" office:value="1.00097402652815">
            <text:p>1.0009740265</text:p>
          </table:table-cell>
          <table:table-cell table:formula="of:=MONTH([.A1177])" office:value-type="float" office:value="8">
            <text:p>8</text:p>
          </table:table-cell>
          <table:table-cell table:formula="of:=YEAR([.A1177])" office:value-type="float" office:value="2012">
            <text:p>2012</text:p>
          </table:table-cell>
        </table:table-row>
        <table:table-row table:style-name="ro2">
          <table:table-cell office:value-type="string">
            <text:p>2012-08-24 00:00:00</text:p>
          </table:table-cell>
          <table:table-cell office:value-type="float" office:value="1.62065322709928">
            <text:p>1.6206532271</text:p>
          </table:table-cell>
          <table:table-cell table:formula="of:=[.B1178]/[.B1177]" office:value-type="float" office:value="1.00062788576987">
            <text:p>1.0006278858</text:p>
          </table:table-cell>
          <table:table-cell table:formula="of:=MONTH([.A1178])" office:value-type="float" office:value="8">
            <text:p>8</text:p>
          </table:table-cell>
          <table:table-cell table:formula="of:=YEAR([.A1178])" office:value-type="float" office:value="2012">
            <text:p>2012</text:p>
          </table:table-cell>
        </table:table-row>
        <table:table-row table:style-name="ro2">
          <table:table-cell office:value-type="string">
            <text:p>2012-08-27 00:00:00</text:p>
          </table:table-cell>
          <table:table-cell office:value-type="float" office:value="1.62681732591096">
            <text:p>1.6268173259</text:p>
          </table:table-cell>
          <table:table-cell table:formula="of:=[.B1179]/[.B1178]" office:value-type="float" office:value="1.00380346560794">
            <text:p>1.0038034656</text:p>
          </table:table-cell>
          <table:table-cell table:formula="of:=MONTH([.A1179])" office:value-type="float" office:value="8">
            <text:p>8</text:p>
          </table:table-cell>
          <table:table-cell table:formula="of:=YEAR([.A1179])" office:value-type="float" office:value="2012">
            <text:p>2012</text:p>
          </table:table-cell>
        </table:table-row>
        <table:table-row table:style-name="ro2">
          <table:table-cell office:value-type="string">
            <text:p>2012-08-28 00:00:00</text:p>
          </table:table-cell>
          <table:table-cell office:value-type="float" office:value="1.63017272234869">
            <text:p>1.6301727223</text:p>
          </table:table-cell>
          <table:table-cell table:formula="of:=[.B1180]/[.B1179]" office:value-type="float" office:value="1.00206255268142">
            <text:p>1.0020625527</text:p>
          </table:table-cell>
          <table:table-cell table:formula="of:=MONTH([.A1180])" office:value-type="float" office:value="8">
            <text:p>8</text:p>
          </table:table-cell>
          <table:table-cell table:formula="of:=YEAR([.A1180])" office:value-type="float" office:value="2012">
            <text:p>2012</text:p>
          </table:table-cell>
        </table:table-row>
        <table:table-row table:style-name="ro2">
          <table:table-cell office:value-type="string">
            <text:p>2012-08-29 00:00:00</text:p>
          </table:table-cell>
          <table:table-cell office:value-type="float" office:value="1.62732686605233">
            <text:p>1.6273268661</text:p>
          </table:table-cell>
          <table:table-cell table:formula="of:=[.B1181]/[.B1180]" office:value-type="float" office:value="0.998254260878406">
            <text:p>0.9982542609</text:p>
          </table:table-cell>
          <table:table-cell table:formula="of:=MONTH([.A1181])" office:value-type="float" office:value="8">
            <text:p>8</text:p>
          </table:table-cell>
          <table:table-cell table:formula="of:=YEAR([.A1181])" office:value-type="float" office:value="2012">
            <text:p>2012</text:p>
          </table:table-cell>
        </table:table-row>
        <table:table-row table:style-name="ro2">
          <table:table-cell office:value-type="string">
            <text:p>2012-08-30 00:00:00</text:p>
          </table:table-cell>
          <table:table-cell office:value-type="float" office:value="1.62985523383681">
            <text:p>1.6298552338</text:p>
          </table:table-cell>
          <table:table-cell table:formula="of:=[.B1182]/[.B1181]" office:value-type="float" office:value="1.00155369387504">
            <text:p>1.0015536939</text:p>
          </table:table-cell>
          <table:table-cell table:formula="of:=MONTH([.A1182])" office:value-type="float" office:value="8">
            <text:p>8</text:p>
          </table:table-cell>
          <table:table-cell table:formula="of:=YEAR([.A1182])" office:value-type="float" office:value="2012">
            <text:p>2012</text:p>
          </table:table-cell>
        </table:table-row>
        <table:table-row table:style-name="ro2">
          <table:table-cell office:value-type="string">
            <text:p>2012-09-05 00:00:00</text:p>
          </table:table-cell>
          <table:table-cell office:value-type="float" office:value="1.62614817659441">
            <text:p>1.6261481766</text:p>
          </table:table-cell>
          <table:table-cell table:formula="of:=[.B1183]/[.B1182]" office:value-type="float" office:value="0.997725529749241">
            <text:p>0.9977255297</text:p>
          </table:table-cell>
          <table:table-cell table:formula="of:=MONTH([.A1183])" office:value-type="float" office:value="9">
            <text:p>9</text:p>
          </table:table-cell>
          <table:table-cell table:formula="of:=YEAR([.A1183])" office:value-type="float" office:value="2012">
            <text:p>2012</text:p>
          </table:table-cell>
        </table:table-row>
        <table:table-row table:style-name="ro2">
          <table:table-cell office:value-type="string">
            <text:p>2012-09-06 00:00:00</text:p>
          </table:table-cell>
          <table:table-cell office:value-type="float" office:value="1.61829410394122">
            <text:p>1.6182941039</text:p>
          </table:table-cell>
          <table:table-cell table:formula="of:=[.B1184]/[.B1183]" office:value-type="float" office:value="0.995170137158326">
            <text:p>0.9951701372</text:p>
          </table:table-cell>
          <table:table-cell table:formula="of:=MONTH([.A1184])" office:value-type="float" office:value="9">
            <text:p>9</text:p>
          </table:table-cell>
          <table:table-cell table:formula="of:=YEAR([.A1184])" office:value-type="float" office:value="2012">
            <text:p>2012</text:p>
          </table:table-cell>
        </table:table-row>
        <table:table-row table:style-name="ro2">
          <table:table-cell office:value-type="string">
            <text:p>2012-09-07 00:00:00</text:p>
          </table:table-cell>
          <table:table-cell office:value-type="float" office:value="1.61705991952792">
            <text:p>1.6170599195</text:p>
          </table:table-cell>
          <table:table-cell table:formula="of:=[.B1185]/[.B1184]" office:value-type="float" office:value="0.999237354687082">
            <text:p>0.9992373547</text:p>
          </table:table-cell>
          <table:table-cell table:formula="of:=MONTH([.A1185])" office:value-type="float" office:value="9">
            <text:p>9</text:p>
          </table:table-cell>
          <table:table-cell table:formula="of:=YEAR([.A1185])" office:value-type="float" office:value="2012">
            <text:p>2012</text:p>
          </table:table-cell>
        </table:table-row>
        <table:table-row table:style-name="ro2">
          <table:table-cell office:value-type="string">
            <text:p>2012-09-10 00:00:00</text:p>
          </table:table-cell>
          <table:table-cell office:value-type="float" office:value="1.61421880221951">
            <text:p>1.6142188022</text:p>
          </table:table-cell>
          <table:table-cell table:formula="of:=[.B1186]/[.B1185]" office:value-type="float" office:value="0.998243035230725">
            <text:p>0.9982430352</text:p>
          </table:table-cell>
          <table:table-cell table:formula="of:=MONTH([.A1186])" office:value-type="float" office:value="9">
            <text:p>9</text:p>
          </table:table-cell>
          <table:table-cell table:formula="of:=YEAR([.A1186])" office:value-type="float" office:value="2012">
            <text:p>2012</text:p>
          </table:table-cell>
        </table:table-row>
        <table:table-row table:style-name="ro2">
          <table:table-cell office:value-type="string">
            <text:p>2012-09-11 00:00:00</text:p>
          </table:table-cell>
          <table:table-cell office:value-type="float" office:value="1.61155625855172">
            <text:p>1.6115562586</text:p>
          </table:table-cell>
          <table:table-cell table:formula="of:=[.B1187]/[.B1186]" office:value-type="float" office:value="0.998350568297107">
            <text:p>0.9983505683</text:p>
          </table:table-cell>
          <table:table-cell table:formula="of:=MONTH([.A1187])" office:value-type="float" office:value="9">
            <text:p>9</text:p>
          </table:table-cell>
          <table:table-cell table:formula="of:=YEAR([.A1187])" office:value-type="float" office:value="2012">
            <text:p>2012</text:p>
          </table:table-cell>
        </table:table-row>
        <table:table-row table:style-name="ro2">
          <table:table-cell office:value-type="string">
            <text:p>2012-09-12 00:00:00</text:p>
          </table:table-cell>
          <table:table-cell office:value-type="float" office:value="1.60344283108043">
            <text:p>1.6034428311</text:p>
          </table:table-cell>
          <table:table-cell table:formula="of:=[.B1188]/[.B1187]" office:value-type="float" office:value="0.994965470533073">
            <text:p>0.9949654705</text:p>
          </table:table-cell>
          <table:table-cell table:formula="of:=MONTH([.A1188])" office:value-type="float" office:value="9">
            <text:p>9</text:p>
          </table:table-cell>
          <table:table-cell table:formula="of:=YEAR([.A1188])" office:value-type="float" office:value="2012">
            <text:p>2012</text:p>
          </table:table-cell>
        </table:table-row>
        <table:table-row table:style-name="ro2">
          <table:table-cell office:value-type="string">
            <text:p>2012-09-13 00:00:00</text:p>
          </table:table-cell>
          <table:table-cell office:value-type="float" office:value="1.60962560831006">
            <text:p>1.6096256083</text:p>
          </table:table-cell>
          <table:table-cell table:formula="of:=[.B1189]/[.B1188]" office:value-type="float" office:value="1.00385593867756">
            <text:p>1.0038559387</text:p>
          </table:table-cell>
          <table:table-cell table:formula="of:=MONTH([.A1189])" office:value-type="float" office:value="9">
            <text:p>9</text:p>
          </table:table-cell>
          <table:table-cell table:formula="of:=YEAR([.A1189])" office:value-type="float" office:value="2012">
            <text:p>2012</text:p>
          </table:table-cell>
        </table:table-row>
        <table:table-row table:style-name="ro2">
          <table:table-cell office:value-type="string">
            <text:p>2012-09-14 00:00:00</text:p>
          </table:table-cell>
          <table:table-cell office:value-type="float" office:value="1.59391994305131">
            <text:p>1.5939199431</text:p>
          </table:table-cell>
          <table:table-cell table:formula="of:=[.B1190]/[.B1189]" office:value-type="float" office:value="0.990242659424862">
            <text:p>0.9902426594</text:p>
          </table:table-cell>
          <table:table-cell table:formula="of:=MONTH([.A1190])" office:value-type="float" office:value="9">
            <text:p>9</text:p>
          </table:table-cell>
          <table:table-cell table:formula="of:=YEAR([.A1190])" office:value-type="float" office:value="2012">
            <text:p>2012</text:p>
          </table:table-cell>
        </table:table-row>
        <table:table-row table:style-name="ro2">
          <table:table-cell office:value-type="string">
            <text:p>2012-09-17 00:00:00</text:p>
          </table:table-cell>
          <table:table-cell office:value-type="float" office:value="1.59942907355026">
            <text:p>1.5994290736</text:p>
          </table:table-cell>
          <table:table-cell table:formula="of:=[.B1191]/[.B1190]" office:value-type="float" office:value="1.00345634077983">
            <text:p>1.0034563408</text:p>
          </table:table-cell>
          <table:table-cell table:formula="of:=MONTH([.A1191])" office:value-type="float" office:value="9">
            <text:p>9</text:p>
          </table:table-cell>
          <table:table-cell table:formula="of:=YEAR([.A1191])" office:value-type="float" office:value="2012">
            <text:p>2012</text:p>
          </table:table-cell>
        </table:table-row>
        <table:table-row table:style-name="ro2">
          <table:table-cell office:value-type="string">
            <text:p>2012-09-18 00:00:00</text:p>
          </table:table-cell>
          <table:table-cell office:value-type="float" office:value="1.59809542901591">
            <text:p>1.598095429</text:p>
          </table:table-cell>
          <table:table-cell table:formula="of:=[.B1192]/[.B1191]" office:value-type="float" office:value="0.999166174632933">
            <text:p>0.9991661746</text:p>
          </table:table-cell>
          <table:table-cell table:formula="of:=MONTH([.A1192])" office:value-type="float" office:value="9">
            <text:p>9</text:p>
          </table:table-cell>
          <table:table-cell table:formula="of:=YEAR([.A1192])" office:value-type="float" office:value="2012">
            <text:p>2012</text:p>
          </table:table-cell>
        </table:table-row>
        <table:table-row table:style-name="ro2">
          <table:table-cell office:value-type="string">
            <text:p>2012-09-19 00:00:00</text:p>
          </table:table-cell>
          <table:table-cell office:value-type="float" office:value="1.59962928641286">
            <text:p>1.5996292864</text:p>
          </table:table-cell>
          <table:table-cell table:formula="of:=[.B1193]/[.B1192]" office:value-type="float" office:value="1.00095980338164">
            <text:p>1.0009598034</text:p>
          </table:table-cell>
          <table:table-cell table:formula="of:=MONTH([.A1193])" office:value-type="float" office:value="9">
            <text:p>9</text:p>
          </table:table-cell>
          <table:table-cell table:formula="of:=YEAR([.A1193])" office:value-type="float" office:value="2012">
            <text:p>2012</text:p>
          </table:table-cell>
        </table:table-row>
        <table:table-row table:style-name="ro2">
          <table:table-cell office:value-type="string">
            <text:p>2012-09-20 00:00:00</text:p>
          </table:table-cell>
          <table:table-cell office:value-type="float" office:value="1.59314661354162">
            <text:p>1.5931466135</text:p>
          </table:table-cell>
          <table:table-cell table:formula="of:=[.B1194]/[.B1193]" office:value-type="float" office:value="0.995947390482092">
            <text:p>0.9959473905</text:p>
          </table:table-cell>
          <table:table-cell table:formula="of:=MONTH([.A1194])" office:value-type="float" office:value="9">
            <text:p>9</text:p>
          </table:table-cell>
          <table:table-cell table:formula="of:=YEAR([.A1194])" office:value-type="float" office:value="2012">
            <text:p>2012</text:p>
          </table:table-cell>
        </table:table-row>
        <table:table-row table:style-name="ro2">
          <table:table-cell office:value-type="string">
            <text:p>2012-09-21 00:00:00</text:p>
          </table:table-cell>
          <table:table-cell office:value-type="float" office:value="1.59496127440395">
            <text:p>1.5949612744</text:p>
          </table:table-cell>
          <table:table-cell table:formula="of:=[.B1195]/[.B1194]" office:value-type="float" office:value="1.00113904197323">
            <text:p>1.001139042</text:p>
          </table:table-cell>
          <table:table-cell table:formula="of:=MONTH([.A1195])" office:value-type="float" office:value="9">
            <text:p>9</text:p>
          </table:table-cell>
          <table:table-cell table:formula="of:=YEAR([.A1195])" office:value-type="float" office:value="2012">
            <text:p>2012</text:p>
          </table:table-cell>
        </table:table-row>
        <table:table-row table:style-name="ro2">
          <table:table-cell office:value-type="string">
            <text:p>2012-09-24 00:00:00</text:p>
          </table:table-cell>
          <table:table-cell office:value-type="float" office:value="1.5982350574341">
            <text:p>1.5982350574</text:p>
          </table:table-cell>
          <table:table-cell table:formula="of:=[.B1196]/[.B1195]" office:value-type="float" office:value="1.00205257838086">
            <text:p>1.0020525784</text:p>
          </table:table-cell>
          <table:table-cell table:formula="of:=MONTH([.A1196])" office:value-type="float" office:value="9">
            <text:p>9</text:p>
          </table:table-cell>
          <table:table-cell table:formula="of:=YEAR([.A1196])" office:value-type="float" office:value="2012">
            <text:p>2012</text:p>
          </table:table-cell>
        </table:table-row>
        <table:table-row table:style-name="ro2">
          <table:table-cell office:value-type="string">
            <text:p>2012-09-25 00:00:00</text:p>
          </table:table-cell>
          <table:table-cell office:value-type="float" office:value="1.59749060305122">
            <text:p>1.5974906031</text:p>
          </table:table-cell>
          <table:table-cell table:formula="of:=[.B1197]/[.B1196]" office:value-type="float" office:value="0.99953420219422">
            <text:p>0.9995342022</text:p>
          </table:table-cell>
          <table:table-cell table:formula="of:=MONTH([.A1197])" office:value-type="float" office:value="9">
            <text:p>9</text:p>
          </table:table-cell>
          <table:table-cell table:formula="of:=YEAR([.A1197])" office:value-type="float" office:value="2012">
            <text:p>2012</text:p>
          </table:table-cell>
        </table:table-row>
        <table:table-row table:style-name="ro2">
          <table:table-cell office:value-type="string">
            <text:p>2012-09-26 00:00:00</text:p>
          </table:table-cell>
          <table:table-cell office:value-type="float" office:value="1.60528583386128">
            <text:p>1.6052858339</text:p>
          </table:table-cell>
          <table:table-cell table:formula="of:=[.B1198]/[.B1197]" office:value-type="float" office:value="1.00487967240319">
            <text:p>1.0048796724</text:p>
          </table:table-cell>
          <table:table-cell table:formula="of:=MONTH([.A1198])" office:value-type="float" office:value="9">
            <text:p>9</text:p>
          </table:table-cell>
          <table:table-cell table:formula="of:=YEAR([.A1198])" office:value-type="float" office:value="2012">
            <text:p>2012</text:p>
          </table:table-cell>
        </table:table-row>
        <table:table-row table:style-name="ro2">
          <table:table-cell office:value-type="string">
            <text:p>2012-09-27 00:00:00</text:p>
          </table:table-cell>
          <table:table-cell office:value-type="float" office:value="1.60262791237501">
            <text:p>1.6026279124</text:p>
          </table:table-cell>
          <table:table-cell table:formula="of:=[.B1199]/[.B1198]" office:value-type="float" office:value="0.998344269020382">
            <text:p>0.998344269</text:p>
          </table:table-cell>
          <table:table-cell table:formula="of:=MONTH([.A1199])" office:value-type="float" office:value="9">
            <text:p>9</text:p>
          </table:table-cell>
          <table:table-cell table:formula="of:=YEAR([.A1199])" office:value-type="float" office:value="2012">
            <text:p>2012</text:p>
          </table:table-cell>
        </table:table-row>
        <table:table-row table:style-name="ro2">
          <table:table-cell office:value-type="string">
            <text:p>2012-10-02 00:00:00</text:p>
          </table:table-cell>
          <table:table-cell office:value-type="float" office:value="1.60722932149049">
            <text:p>1.6072293215</text:p>
          </table:table-cell>
          <table:table-cell table:formula="of:=[.B1200]/[.B1199]" office:value-type="float" office:value="1.00287116496596">
            <text:p>1.002871165</text:p>
          </table:table-cell>
          <table:table-cell table:formula="of:=MONTH([.A1200])" office:value-type="float" office:value="10">
            <text:p>10</text:p>
          </table:table-cell>
          <table:table-cell table:formula="of:=YEAR([.A1200])" office:value-type="float" office:value="2012">
            <text:p>2012</text:p>
          </table:table-cell>
        </table:table-row>
        <table:table-row table:style-name="ro2">
          <table:table-cell office:value-type="string">
            <text:p>2012-10-03 00:00:00</text:p>
          </table:table-cell>
          <table:table-cell office:value-type="float" office:value="1.60894559627239">
            <text:p>1.6089455963</text:p>
          </table:table-cell>
          <table:table-cell table:formula="of:=[.B1201]/[.B1200]" office:value-type="float" office:value="1.00106784685853">
            <text:p>1.0010678469</text:p>
          </table:table-cell>
          <table:table-cell table:formula="of:=MONTH([.A1201])" office:value-type="float" office:value="10">
            <text:p>10</text:p>
          </table:table-cell>
          <table:table-cell table:formula="of:=YEAR([.A1201])" office:value-type="float" office:value="2012">
            <text:p>2012</text:p>
          </table:table-cell>
        </table:table-row>
        <table:table-row table:style-name="ro2">
          <table:table-cell office:value-type="string">
            <text:p>2012-10-04 00:00:00</text:p>
          </table:table-cell>
          <table:table-cell office:value-type="float" office:value="1.60684820162326">
            <text:p>1.6068482016</text:p>
          </table:table-cell>
          <table:table-cell table:formula="of:=[.B1202]/[.B1201]" office:value-type="float" office:value="0.998696416675623">
            <text:p>0.9986964167</text:p>
          </table:table-cell>
          <table:table-cell table:formula="of:=MONTH([.A1202])" office:value-type="float" office:value="10">
            <text:p>10</text:p>
          </table:table-cell>
          <table:table-cell table:formula="of:=YEAR([.A1202])" office:value-type="float" office:value="2012">
            <text:p>2012</text:p>
          </table:table-cell>
        </table:table-row>
        <table:table-row table:style-name="ro2">
          <table:table-cell office:value-type="string">
            <text:p>2012-10-05 00:00:00</text:p>
          </table:table-cell>
          <table:table-cell office:value-type="float" office:value="1.60043501009598">
            <text:p>1.6004350101</text:p>
          </table:table-cell>
          <table:table-cell table:formula="of:=[.B1203]/[.B1202]" office:value-type="float" office:value="0.996008837971876">
            <text:p>0.996008838</text:p>
          </table:table-cell>
          <table:table-cell table:formula="of:=MONTH([.A1203])" office:value-type="float" office:value="10">
            <text:p>10</text:p>
          </table:table-cell>
          <table:table-cell table:formula="of:=YEAR([.A1203])" office:value-type="float" office:value="2012">
            <text:p>2012</text:p>
          </table:table-cell>
        </table:table-row>
        <table:table-row table:style-name="ro2">
          <table:table-cell office:value-type="string">
            <text:p>2012-10-08 00:00:00</text:p>
          </table:table-cell>
          <table:table-cell office:value-type="float" office:value="1.6014303171053">
            <text:p>1.6014303171</text:p>
          </table:table-cell>
          <table:table-cell table:formula="of:=[.B1204]/[.B1203]" office:value-type="float" office:value="1.00062189779844">
            <text:p>1.0006218978</text:p>
          </table:table-cell>
          <table:table-cell table:formula="of:=MONTH([.A1204])" office:value-type="float" office:value="10">
            <text:p>10</text:p>
          </table:table-cell>
          <table:table-cell table:formula="of:=YEAR([.A1204])" office:value-type="float" office:value="2012">
            <text:p>2012</text:p>
          </table:table-cell>
        </table:table-row>
        <table:table-row table:style-name="ro2">
          <table:table-cell office:value-type="string">
            <text:p>2012-10-09 00:00:00</text:p>
          </table:table-cell>
          <table:table-cell office:value-type="float" office:value="1.59494831595987">
            <text:p>1.594948316</text:p>
          </table:table-cell>
          <table:table-cell table:formula="of:=[.B1205]/[.B1204]" office:value-type="float" office:value="0.995952367657711">
            <text:p>0.9959523677</text:p>
          </table:table-cell>
          <table:table-cell table:formula="of:=MONTH([.A1205])" office:value-type="float" office:value="10">
            <text:p>10</text:p>
          </table:table-cell>
          <table:table-cell table:formula="of:=YEAR([.A1205])" office:value-type="float" office:value="2012">
            <text:p>2012</text:p>
          </table:table-cell>
        </table:table-row>
        <table:table-row table:style-name="ro2">
          <table:table-cell office:value-type="string">
            <text:p>2012-10-10 00:00:00</text:p>
          </table:table-cell>
          <table:table-cell office:value-type="float" office:value="1.60062615507465">
            <text:p>1.6006261551</text:p>
          </table:table-cell>
          <table:table-cell table:formula="of:=[.B1206]/[.B1205]" office:value-type="float" office:value="1.00355988909356">
            <text:p>1.0035598891</text:p>
          </table:table-cell>
          <table:table-cell table:formula="of:=MONTH([.A1206])" office:value-type="float" office:value="10">
            <text:p>10</text:p>
          </table:table-cell>
          <table:table-cell table:formula="of:=YEAR([.A1206])" office:value-type="float" office:value="2012">
            <text:p>2012</text:p>
          </table:table-cell>
        </table:table-row>
        <table:table-row table:style-name="ro2">
          <table:table-cell office:value-type="string">
            <text:p>2012-10-11 00:00:00</text:p>
          </table:table-cell>
          <table:table-cell office:value-type="float" office:value="1.60715513062045">
            <text:p>1.6071551306</text:p>
          </table:table-cell>
          <table:table-cell table:formula="of:=[.B1207]/[.B1206]" office:value-type="float" office:value="1.00407901340678">
            <text:p>1.0040790134</text:p>
          </table:table-cell>
          <table:table-cell table:formula="of:=MONTH([.A1207])" office:value-type="float" office:value="10">
            <text:p>10</text:p>
          </table:table-cell>
          <table:table-cell table:formula="of:=YEAR([.A1207])" office:value-type="float" office:value="2012">
            <text:p>2012</text:p>
          </table:table-cell>
        </table:table-row>
        <table:table-row table:style-name="ro2">
          <table:table-cell office:value-type="string">
            <text:p>2012-10-12 00:00:00</text:p>
          </table:table-cell>
          <table:table-cell office:value-type="float" office:value="1.60717189910969">
            <text:p>1.6071718991</text:p>
          </table:table-cell>
          <table:table-cell table:formula="of:=[.B1208]/[.B1207]" office:value-type="float" office:value="1.00001043364696">
            <text:p>1.0000104336</text:p>
          </table:table-cell>
          <table:table-cell table:formula="of:=MONTH([.A1208])" office:value-type="float" office:value="10">
            <text:p>10</text:p>
          </table:table-cell>
          <table:table-cell table:formula="of:=YEAR([.A1208])" office:value-type="float" office:value="2012">
            <text:p>2012</text:p>
          </table:table-cell>
        </table:table-row>
        <table:table-row table:style-name="ro2">
          <table:table-cell office:value-type="string">
            <text:p>2012-10-15 00:00:00</text:p>
          </table:table-cell>
          <table:table-cell office:value-type="float" office:value="1.61503720869446">
            <text:p>1.6150372087</text:p>
          </table:table-cell>
          <table:table-cell table:formula="of:=[.B1209]/[.B1208]" office:value-type="float" office:value="1.00489388197313">
            <text:p>1.004893882</text:p>
          </table:table-cell>
          <table:table-cell table:formula="of:=MONTH([.A1209])" office:value-type="float" office:value="10">
            <text:p>10</text:p>
          </table:table-cell>
          <table:table-cell table:formula="of:=YEAR([.A1209])" office:value-type="float" office:value="2012">
            <text:p>2012</text:p>
          </table:table-cell>
        </table:table-row>
        <table:table-row table:style-name="ro2">
          <table:table-cell office:value-type="string">
            <text:p>2012-10-16 00:00:00</text:p>
          </table:table-cell>
          <table:table-cell office:value-type="float" office:value="1.61635379685215">
            <text:p>1.6163537969</text:p>
          </table:table-cell>
          <table:table-cell table:formula="of:=[.B1210]/[.B1209]" office:value-type="float" office:value="1.00081520608355">
            <text:p>1.0008152061</text:p>
          </table:table-cell>
          <table:table-cell table:formula="of:=MONTH([.A1210])" office:value-type="float" office:value="10">
            <text:p>10</text:p>
          </table:table-cell>
          <table:table-cell table:formula="of:=YEAR([.A1210])" office:value-type="float" office:value="2012">
            <text:p>2012</text:p>
          </table:table-cell>
        </table:table-row>
        <table:table-row table:style-name="ro2">
          <table:table-cell office:value-type="string">
            <text:p>2012-10-17 00:00:00</text:p>
          </table:table-cell>
          <table:table-cell office:value-type="float" office:value="1.6154119906287">
            <text:p>1.6154119906</text:p>
          </table:table-cell>
          <table:table-cell table:formula="of:=[.B1211]/[.B1210]" office:value-type="float" office:value="0.999417326685979">
            <text:p>0.9994173267</text:p>
          </table:table-cell>
          <table:table-cell table:formula="of:=MONTH([.A1211])" office:value-type="float" office:value="10">
            <text:p>10</text:p>
          </table:table-cell>
          <table:table-cell table:formula="of:=YEAR([.A1211])" office:value-type="float" office:value="2012">
            <text:p>2012</text:p>
          </table:table-cell>
        </table:table-row>
        <table:table-row table:style-name="ro2">
          <table:table-cell office:value-type="string">
            <text:p>2012-10-18 00:00:00</text:p>
          </table:table-cell>
          <table:table-cell office:value-type="float" office:value="1.61405216637437">
            <text:p>1.6140521664</text:p>
          </table:table-cell>
          <table:table-cell table:formula="of:=[.B1212]/[.B1211]" office:value-type="float" office:value="0.999158218298352">
            <text:p>0.9991582183</text:p>
          </table:table-cell>
          <table:table-cell table:formula="of:=MONTH([.A1212])" office:value-type="float" office:value="10">
            <text:p>10</text:p>
          </table:table-cell>
          <table:table-cell table:formula="of:=YEAR([.A1212])" office:value-type="float" office:value="2012">
            <text:p>2012</text:p>
          </table:table-cell>
        </table:table-row>
        <table:table-row table:style-name="ro2">
          <table:table-cell office:value-type="string">
            <text:p>2012-10-19 00:00:00</text:p>
          </table:table-cell>
          <table:table-cell office:value-type="float" office:value="1.61119006639342">
            <text:p>1.6111900664</text:p>
          </table:table-cell>
          <table:table-cell table:formula="of:=[.B1213]/[.B1212]" office:value-type="float" office:value="0.998226761166351">
            <text:p>0.9982267612</text:p>
          </table:table-cell>
          <table:table-cell table:formula="of:=MONTH([.A1213])" office:value-type="float" office:value="10">
            <text:p>10</text:p>
          </table:table-cell>
          <table:table-cell table:formula="of:=YEAR([.A1213])" office:value-type="float" office:value="2012">
            <text:p>2012</text:p>
          </table:table-cell>
        </table:table-row>
        <table:table-row table:style-name="ro2">
          <table:table-cell office:value-type="string">
            <text:p>2012-10-22 00:00:00</text:p>
          </table:table-cell>
          <table:table-cell office:value-type="float" office:value="1.60929611761655">
            <text:p>1.6092961176</text:p>
          </table:table-cell>
          <table:table-cell table:formula="of:=[.B1214]/[.B1213]" office:value-type="float" office:value="0.998824503194021">
            <text:p>0.9988245032</text:p>
          </table:table-cell>
          <table:table-cell table:formula="of:=MONTH([.A1214])" office:value-type="float" office:value="10">
            <text:p>10</text:p>
          </table:table-cell>
          <table:table-cell table:formula="of:=YEAR([.A1214])" office:value-type="float" office:value="2012">
            <text:p>2012</text:p>
          </table:table-cell>
        </table:table-row>
        <table:table-row table:style-name="ro2">
          <table:table-cell office:value-type="string">
            <text:p>2012-10-23 00:00:00</text:p>
          </table:table-cell>
          <table:table-cell office:value-type="float" office:value="1.60492757032805">
            <text:p>1.6049275703</text:p>
          </table:table-cell>
          <table:table-cell table:formula="of:=[.B1215]/[.B1214]" office:value-type="float" office:value="0.99728542979712">
            <text:p>0.9972854298</text:p>
          </table:table-cell>
          <table:table-cell table:formula="of:=MONTH([.A1215])" office:value-type="float" office:value="10">
            <text:p>10</text:p>
          </table:table-cell>
          <table:table-cell table:formula="of:=YEAR([.A1215])" office:value-type="float" office:value="2012">
            <text:p>2012</text:p>
          </table:table-cell>
        </table:table-row>
        <table:table-row table:style-name="ro2">
          <table:table-cell office:value-type="string">
            <text:p>2012-10-24 00:00:00</text:p>
          </table:table-cell>
          <table:table-cell office:value-type="float" office:value="1.60147714177628">
            <text:p>1.6014771418</text:p>
          </table:table-cell>
          <table:table-cell table:formula="of:=[.B1216]/[.B1215]" office:value-type="float" office:value="0.997850103259756">
            <text:p>0.9978501033</text:p>
          </table:table-cell>
          <table:table-cell table:formula="of:=MONTH([.A1216])" office:value-type="float" office:value="10">
            <text:p>10</text:p>
          </table:table-cell>
          <table:table-cell table:formula="of:=YEAR([.A1216])" office:value-type="float" office:value="2012">
            <text:p>2012</text:p>
          </table:table-cell>
        </table:table-row>
        <table:table-row table:style-name="ro2">
          <table:table-cell office:value-type="string">
            <text:p>2012-10-25 00:00:00</text:p>
          </table:table-cell>
          <table:table-cell office:value-type="float" office:value="1.60186789320917">
            <text:p>1.6018678932</text:p>
          </table:table-cell>
          <table:table-cell table:formula="of:=[.B1217]/[.B1216]" office:value-type="float" office:value="1.00024399438662">
            <text:p>1.0002439944</text:p>
          </table:table-cell>
          <table:table-cell table:formula="of:=MONTH([.A1217])" office:value-type="float" office:value="10">
            <text:p>10</text:p>
          </table:table-cell>
          <table:table-cell table:formula="of:=YEAR([.A1217])" office:value-type="float" office:value="2012">
            <text:p>2012</text:p>
          </table:table-cell>
        </table:table-row>
        <table:table-row table:style-name="ro2">
          <table:table-cell office:value-type="string">
            <text:p>2012-10-26 00:00:00</text:p>
          </table:table-cell>
          <table:table-cell office:value-type="float" office:value="1.60461630496733">
            <text:p>1.604616305</text:p>
          </table:table-cell>
          <table:table-cell table:formula="of:=[.B1218]/[.B1217]" office:value-type="float" office:value="1.00171575432019">
            <text:p>1.0017157543</text:p>
          </table:table-cell>
          <table:table-cell table:formula="of:=MONTH([.A1218])" office:value-type="float" office:value="10">
            <text:p>10</text:p>
          </table:table-cell>
          <table:table-cell table:formula="of:=YEAR([.A1218])" office:value-type="float" office:value="2012">
            <text:p>2012</text:p>
          </table:table-cell>
        </table:table-row>
        <table:table-row table:style-name="ro2">
          <table:table-cell office:value-type="string">
            <text:p>2012-11-02 00:00:00</text:p>
          </table:table-cell>
          <table:table-cell office:value-type="float" office:value="1.58694364913083">
            <text:p>1.5869436491</text:p>
          </table:table-cell>
          <table:table-cell table:formula="of:=[.B1219]/[.B1218]" office:value-type="float" office:value="0.98898636653399">
            <text:p>0.9889863665</text:p>
          </table:table-cell>
          <table:table-cell table:formula="of:=MONTH([.A1219])" office:value-type="float" office:value="11">
            <text:p>11</text:p>
          </table:table-cell>
          <table:table-cell table:formula="of:=YEAR([.A1219])" office:value-type="float" office:value="2012">
            <text:p>2012</text:p>
          </table:table-cell>
        </table:table-row>
        <table:table-row table:style-name="ro2">
          <table:table-cell office:value-type="string">
            <text:p>2012-11-05 00:00:00</text:p>
          </table:table-cell>
          <table:table-cell office:value-type="float" office:value="1.59135875969561">
            <text:p>1.5913587597</text:p>
          </table:table-cell>
          <table:table-cell table:formula="of:=[.B1220]/[.B1219]" office:value-type="float" office:value="1.00278214703288">
            <text:p>1.002782147</text:p>
          </table:table-cell>
          <table:table-cell table:formula="of:=MONTH([.A1220])" office:value-type="float" office:value="11">
            <text:p>11</text:p>
          </table:table-cell>
          <table:table-cell table:formula="of:=YEAR([.A1220])" office:value-type="float" office:value="2012">
            <text:p>2012</text:p>
          </table:table-cell>
        </table:table-row>
        <table:table-row table:style-name="ro2">
          <table:table-cell office:value-type="string">
            <text:p>2012-11-06 00:00:00</text:p>
          </table:table-cell>
          <table:table-cell office:value-type="float" office:value="1.60128643337289">
            <text:p>1.6012864334</text:p>
          </table:table-cell>
          <table:table-cell table:formula="of:=[.B1221]/[.B1220]" office:value-type="float" office:value="1.00623848872342">
            <text:p>1.0062384887</text:p>
          </table:table-cell>
          <table:table-cell table:formula="of:=MONTH([.A1221])" office:value-type="float" office:value="11">
            <text:p>11</text:p>
          </table:table-cell>
          <table:table-cell table:formula="of:=YEAR([.A1221])" office:value-type="float" office:value="2012">
            <text:p>2012</text:p>
          </table:table-cell>
        </table:table-row>
        <table:table-row table:style-name="ro2">
          <table:table-cell office:value-type="string">
            <text:p>2012-11-07 00:00:00</text:p>
          </table:table-cell>
          <table:table-cell office:value-type="float" office:value="1.60453218869255">
            <text:p>1.6045321887</text:p>
          </table:table-cell>
          <table:table-cell table:formula="of:=[.B1222]/[.B1221]" office:value-type="float" office:value="1.00202696735076">
            <text:p>1.0020269674</text:p>
          </table:table-cell>
          <table:table-cell table:formula="of:=MONTH([.A1222])" office:value-type="float" office:value="11">
            <text:p>11</text:p>
          </table:table-cell>
          <table:table-cell table:formula="of:=YEAR([.A1222])" office:value-type="float" office:value="2012">
            <text:p>2012</text:p>
          </table:table-cell>
        </table:table-row>
        <table:table-row table:style-name="ro2">
          <table:table-cell office:value-type="string">
            <text:p>2012-11-08 00:00:00</text:p>
          </table:table-cell>
          <table:table-cell office:value-type="float" office:value="1.61331438277271">
            <text:p>1.6133143828</text:p>
          </table:table-cell>
          <table:table-cell table:formula="of:=[.B1223]/[.B1222]" office:value-type="float" office:value="1.00547336734162">
            <text:p>1.0054733673</text:p>
          </table:table-cell>
          <table:table-cell table:formula="of:=MONTH([.A1223])" office:value-type="float" office:value="11">
            <text:p>11</text:p>
          </table:table-cell>
          <table:table-cell table:formula="of:=YEAR([.A1223])" office:value-type="float" office:value="2012">
            <text:p>2012</text:p>
          </table:table-cell>
        </table:table-row>
        <table:table-row table:style-name="ro2">
          <table:table-cell office:value-type="string">
            <text:p>2012-11-09 00:00:00</text:p>
          </table:table-cell>
          <table:table-cell office:value-type="float" office:value="1.61201643452837">
            <text:p>1.6120164345</text:p>
          </table:table-cell>
          <table:table-cell table:formula="of:=[.B1224]/[.B1223]" office:value-type="float" office:value="0.999195477175309">
            <text:p>0.9991954772</text:p>
          </table:table-cell>
          <table:table-cell table:formula="of:=MONTH([.A1224])" office:value-type="float" office:value="11">
            <text:p>11</text:p>
          </table:table-cell>
          <table:table-cell table:formula="of:=YEAR([.A1224])" office:value-type="float" office:value="2012">
            <text:p>2012</text:p>
          </table:table-cell>
        </table:table-row>
        <table:table-row table:style-name="ro2">
          <table:table-cell office:value-type="string">
            <text:p>2012-11-12 00:00:00</text:p>
          </table:table-cell>
          <table:table-cell office:value-type="float" office:value="1.61240688984401">
            <text:p>1.6124068898</text:p>
          </table:table-cell>
          <table:table-cell table:formula="of:=[.B1225]/[.B1224]" office:value-type="float" office:value="1.00024221546833">
            <text:p>1.0002422155</text:p>
          </table:table-cell>
          <table:table-cell table:formula="of:=MONTH([.A1225])" office:value-type="float" office:value="11">
            <text:p>11</text:p>
          </table:table-cell>
          <table:table-cell table:formula="of:=YEAR([.A1225])" office:value-type="float" office:value="2012">
            <text:p>2012</text:p>
          </table:table-cell>
        </table:table-row>
        <table:table-row table:style-name="ro2">
          <table:table-cell office:value-type="string">
            <text:p>2012-11-13 00:00:00</text:p>
          </table:table-cell>
          <table:table-cell office:value-type="float" office:value="1.61107947045573">
            <text:p>1.6110794705</text:p>
          </table:table-cell>
          <table:table-cell table:formula="of:=[.B1226]/[.B1225]" office:value-type="float" office:value="0.999176746640909">
            <text:p>0.9991767466</text:p>
          </table:table-cell>
          <table:table-cell table:formula="of:=MONTH([.A1226])" office:value-type="float" office:value="11">
            <text:p>11</text:p>
          </table:table-cell>
          <table:table-cell table:formula="of:=YEAR([.A1226])" office:value-type="float" office:value="2012">
            <text:p>2012</text:p>
          </table:table-cell>
        </table:table-row>
        <table:table-row table:style-name="ro2">
          <table:table-cell office:value-type="string">
            <text:p>2012-11-14 00:00:00</text:p>
          </table:table-cell>
          <table:table-cell office:value-type="float" office:value="1.60543179967007">
            <text:p>1.6054317997</text:p>
          </table:table-cell>
          <table:table-cell table:formula="of:=[.B1227]/[.B1226]" office:value-type="float" office:value="0.996494480322528">
            <text:p>0.9964944803</text:p>
          </table:table-cell>
          <table:table-cell table:formula="of:=MONTH([.A1227])" office:value-type="float" office:value="11">
            <text:p>11</text:p>
          </table:table-cell>
          <table:table-cell table:formula="of:=YEAR([.A1227])" office:value-type="float" office:value="2012">
            <text:p>2012</text:p>
          </table:table-cell>
        </table:table-row>
        <table:table-row table:style-name="ro2">
          <table:table-cell office:value-type="string">
            <text:p>2012-11-15 00:00:00</text:p>
          </table:table-cell>
          <table:table-cell office:value-type="float" office:value="1.60435856746209">
            <text:p>1.6043585675</text:p>
          </table:table-cell>
          <table:table-cell table:formula="of:=[.B1228]/[.B1227]" office:value-type="float" office:value="0.999331499346028">
            <text:p>0.9993314993</text:p>
          </table:table-cell>
          <table:table-cell table:formula="of:=MONTH([.A1228])" office:value-type="float" office:value="11">
            <text:p>11</text:p>
          </table:table-cell>
          <table:table-cell table:formula="of:=YEAR([.A1228])" office:value-type="float" office:value="2012">
            <text:p>2012</text:p>
          </table:table-cell>
        </table:table-row>
        <table:table-row table:style-name="ro2">
          <table:table-cell office:value-type="string">
            <text:p>2012-11-16 00:00:00</text:p>
          </table:table-cell>
          <table:table-cell office:value-type="float" office:value="1.60240076432625">
            <text:p>1.6024007643</text:p>
          </table:table-cell>
          <table:table-cell table:formula="of:=[.B1229]/[.B1228]" office:value-type="float" office:value="0.998779697272453">
            <text:p>0.9987796973</text:p>
          </table:table-cell>
          <table:table-cell table:formula="of:=MONTH([.A1229])" office:value-type="float" office:value="11">
            <text:p>11</text:p>
          </table:table-cell>
          <table:table-cell table:formula="of:=YEAR([.A1229])" office:value-type="float" office:value="2012">
            <text:p>2012</text:p>
          </table:table-cell>
        </table:table-row>
        <table:table-row table:style-name="ro2">
          <table:table-cell office:value-type="string">
            <text:p>2012-11-19 00:00:00</text:p>
          </table:table-cell>
          <table:table-cell office:value-type="float" office:value="1.61328712914564">
            <text:p>1.6132871291</text:p>
          </table:table-cell>
          <table:table-cell table:formula="of:=[.B1230]/[.B1229]" office:value-type="float" office:value="1.00679378409057">
            <text:p>1.0067937841</text:p>
          </table:table-cell>
          <table:table-cell table:formula="of:=MONTH([.A1230])" office:value-type="float" office:value="11">
            <text:p>11</text:p>
          </table:table-cell>
          <table:table-cell table:formula="of:=YEAR([.A1230])" office:value-type="float" office:value="2012">
            <text:p>2012</text:p>
          </table:table-cell>
        </table:table-row>
        <table:table-row table:style-name="ro2">
          <table:table-cell office:value-type="string">
            <text:p>2012-11-20 00:00:00</text:p>
          </table:table-cell>
          <table:table-cell office:value-type="float" office:value="1.60554323851027">
            <text:p>1.6055432385</text:p>
          </table:table-cell>
          <table:table-cell table:formula="of:=[.B1231]/[.B1230]" office:value-type="float" office:value="0.995199930318996">
            <text:p>0.9951999303</text:p>
          </table:table-cell>
          <table:table-cell table:formula="of:=MONTH([.A1231])" office:value-type="float" office:value="11">
            <text:p>11</text:p>
          </table:table-cell>
          <table:table-cell table:formula="of:=YEAR([.A1231])" office:value-type="float" office:value="2012">
            <text:p>2012</text:p>
          </table:table-cell>
        </table:table-row>
        <table:table-row table:style-name="ro2">
          <table:table-cell office:value-type="string">
            <text:p>2012-11-21 00:00:00</text:p>
          </table:table-cell>
          <table:table-cell office:value-type="float" office:value="1.60623802216496">
            <text:p>1.6062380222</text:p>
          </table:table-cell>
          <table:table-cell table:formula="of:=[.B1232]/[.B1231]" office:value-type="float" office:value="1.00043274054415">
            <text:p>1.0004327405</text:p>
          </table:table-cell>
          <table:table-cell table:formula="of:=MONTH([.A1232])" office:value-type="float" office:value="11">
            <text:p>11</text:p>
          </table:table-cell>
          <table:table-cell table:formula="of:=YEAR([.A1232])" office:value-type="float" office:value="2012">
            <text:p>2012</text:p>
          </table:table-cell>
        </table:table-row>
        <table:table-row table:style-name="ro2">
          <table:table-cell office:value-type="string">
            <text:p>2012-11-23 00:00:00</text:p>
          </table:table-cell>
          <table:table-cell office:value-type="float" office:value="1.61958060288944">
            <text:p>1.6195806029</text:p>
          </table:table-cell>
          <table:table-cell table:formula="of:=[.B1233]/[.B1232]" office:value-type="float" office:value="1.00830672698589">
            <text:p>1.008306727</text:p>
          </table:table-cell>
          <table:table-cell table:formula="of:=MONTH([.A1233])" office:value-type="float" office:value="11">
            <text:p>11</text:p>
          </table:table-cell>
          <table:table-cell table:formula="of:=YEAR([.A1233])" office:value-type="float" office:value="2012">
            <text:p>2012</text:p>
          </table:table-cell>
        </table:table-row>
        <table:table-row table:style-name="ro2">
          <table:table-cell office:value-type="string">
            <text:p>2012-11-26 00:00:00</text:p>
          </table:table-cell>
          <table:table-cell office:value-type="float" office:value="1.62052619574535">
            <text:p>1.6205261957</text:p>
          </table:table-cell>
          <table:table-cell table:formula="of:=[.B1234]/[.B1233]" office:value-type="float" office:value="1.00058385044513">
            <text:p>1.0005838504</text:p>
          </table:table-cell>
          <table:table-cell table:formula="of:=MONTH([.A1234])" office:value-type="float" office:value="11">
            <text:p>11</text:p>
          </table:table-cell>
          <table:table-cell table:formula="of:=YEAR([.A1234])" office:value-type="float" office:value="2012">
            <text:p>2012</text:p>
          </table:table-cell>
        </table:table-row>
        <table:table-row table:style-name="ro2">
          <table:table-cell office:value-type="string">
            <text:p>2012-11-27 00:00:00</text:p>
          </table:table-cell>
          <table:table-cell office:value-type="float" office:value="1.61951180241773">
            <text:p>1.6195118024</text:p>
          </table:table-cell>
          <table:table-cell table:formula="of:=[.B1235]/[.B1234]" office:value-type="float" office:value="0.999374034600436">
            <text:p>0.9993740346</text:p>
          </table:table-cell>
          <table:table-cell table:formula="of:=MONTH([.A1235])" office:value-type="float" office:value="11">
            <text:p>11</text:p>
          </table:table-cell>
          <table:table-cell table:formula="of:=YEAR([.A1235])" office:value-type="float" office:value="2012">
            <text:p>2012</text:p>
          </table:table-cell>
        </table:table-row>
        <table:table-row table:style-name="ro2">
          <table:table-cell office:value-type="string">
            <text:p>2012-11-28 00:00:00</text:p>
          </table:table-cell>
          <table:table-cell office:value-type="float" office:value="1.61458292881145">
            <text:p>1.6145829288</text:p>
          </table:table-cell>
          <table:table-cell table:formula="of:=[.B1236]/[.B1235]" office:value-type="float" office:value="0.996956568270195">
            <text:p>0.9969565683</text:p>
          </table:table-cell>
          <table:table-cell table:formula="of:=MONTH([.A1236])" office:value-type="float" office:value="11">
            <text:p>11</text:p>
          </table:table-cell>
          <table:table-cell table:formula="of:=YEAR([.A1236])" office:value-type="float" office:value="2012">
            <text:p>2012</text:p>
          </table:table-cell>
        </table:table-row>
        <table:table-row table:style-name="ro2">
          <table:table-cell office:value-type="string">
            <text:p>2012-11-29 00:00:00</text:p>
          </table:table-cell>
          <table:table-cell office:value-type="float" office:value="1.62099408031598">
            <text:p>1.6209940803</text:p>
          </table:table-cell>
          <table:table-cell table:formula="of:=[.B1237]/[.B1236]" office:value-type="float" office:value="1.00397077870088">
            <text:p>1.0039707787</text:p>
          </table:table-cell>
          <table:table-cell table:formula="of:=MONTH([.A1237])" office:value-type="float" office:value="11">
            <text:p>11</text:p>
          </table:table-cell>
          <table:table-cell table:formula="of:=YEAR([.A1237])" office:value-type="float" office:value="2012">
            <text:p>2012</text:p>
          </table:table-cell>
        </table:table-row>
        <table:table-row table:style-name="ro2">
          <table:table-cell office:value-type="string">
            <text:p>2012-12-04 00:00:00</text:p>
          </table:table-cell>
          <table:table-cell office:value-type="float" office:value="1.62001450708518">
            <text:p>1.6200145071</text:p>
          </table:table-cell>
          <table:table-cell table:formula="of:=[.B1238]/[.B1237]" office:value-type="float" office:value="0.999395695985136">
            <text:p>0.999395696</text:p>
          </table:table-cell>
          <table:table-cell table:formula="of:=MONTH([.A1238])" office:value-type="float" office:value="12">
            <text:p>12</text:p>
          </table:table-cell>
          <table:table-cell table:formula="of:=YEAR([.A1238])" office:value-type="float" office:value="2012">
            <text:p>2012</text:p>
          </table:table-cell>
        </table:table-row>
        <table:table-row table:style-name="ro2">
          <table:table-cell office:value-type="string">
            <text:p>2012-12-05 00:00:00</text:p>
          </table:table-cell>
          <table:table-cell office:value-type="float" office:value="1.6204582364343">
            <text:p>1.6204582364</text:p>
          </table:table-cell>
          <table:table-cell table:formula="of:=[.B1239]/[.B1238]" office:value-type="float" office:value="1.00027390455282">
            <text:p>1.0002739046</text:p>
          </table:table-cell>
          <table:table-cell table:formula="of:=MONTH([.A1239])" office:value-type="float" office:value="12">
            <text:p>12</text:p>
          </table:table-cell>
          <table:table-cell table:formula="of:=YEAR([.A1239])" office:value-type="float" office:value="2012">
            <text:p>2012</text:p>
          </table:table-cell>
        </table:table-row>
        <table:table-row table:style-name="ro2">
          <table:table-cell office:value-type="string">
            <text:p>2012-12-06 00:00:00</text:p>
          </table:table-cell>
          <table:table-cell office:value-type="float" office:value="1.61517127644828">
            <text:p>1.6151712764</text:p>
          </table:table-cell>
          <table:table-cell table:formula="of:=[.B1240]/[.B1239]" office:value-type="float" office:value="0.996737367327863">
            <text:p>0.9967373673</text:p>
          </table:table-cell>
          <table:table-cell table:formula="of:=MONTH([.A1240])" office:value-type="float" office:value="12">
            <text:p>12</text:p>
          </table:table-cell>
          <table:table-cell table:formula="of:=YEAR([.A1240])" office:value-type="float" office:value="2012">
            <text:p>2012</text:p>
          </table:table-cell>
        </table:table-row>
        <table:table-row table:style-name="ro2">
          <table:table-cell office:value-type="string">
            <text:p>2012-12-07 00:00:00</text:p>
          </table:table-cell>
          <table:table-cell office:value-type="float" office:value="1.61759254751353">
            <text:p>1.6175925475</text:p>
          </table:table-cell>
          <table:table-cell table:formula="of:=[.B1241]/[.B1240]" office:value-type="float" office:value="1.00149908006696">
            <text:p>1.0014990801</text:p>
          </table:table-cell>
          <table:table-cell table:formula="of:=MONTH([.A1241])" office:value-type="float" office:value="12">
            <text:p>12</text:p>
          </table:table-cell>
          <table:table-cell table:formula="of:=YEAR([.A1241])" office:value-type="float" office:value="2012">
            <text:p>2012</text:p>
          </table:table-cell>
        </table:table-row>
        <table:table-row table:style-name="ro2">
          <table:table-cell office:value-type="string">
            <text:p>2012-12-10 00:00:00</text:p>
          </table:table-cell>
          <table:table-cell office:value-type="float" office:value="1.61811133141219">
            <text:p>1.6181113314</text:p>
          </table:table-cell>
          <table:table-cell table:formula="of:=[.B1242]/[.B1241]" office:value-type="float" office:value="1.00032071358109">
            <text:p>1.0003207136</text:p>
          </table:table-cell>
          <table:table-cell table:formula="of:=MONTH([.A1242])" office:value-type="float" office:value="12">
            <text:p>12</text:p>
          </table:table-cell>
          <table:table-cell table:formula="of:=YEAR([.A1242])" office:value-type="float" office:value="2012">
            <text:p>2012</text:p>
          </table:table-cell>
        </table:table-row>
        <table:table-row table:style-name="ro2">
          <table:table-cell office:value-type="string">
            <text:p>2012-12-11 00:00:00</text:p>
          </table:table-cell>
          <table:table-cell office:value-type="float" office:value="1.62283743036084">
            <text:p>1.6228374304</text:p>
          </table:table-cell>
          <table:table-cell table:formula="of:=[.B1243]/[.B1242]" office:value-type="float" office:value="1.00292075017145">
            <text:p>1.0029207502</text:p>
          </table:table-cell>
          <table:table-cell table:formula="of:=MONTH([.A1243])" office:value-type="float" office:value="12">
            <text:p>12</text:p>
          </table:table-cell>
          <table:table-cell table:formula="of:=YEAR([.A1243])" office:value-type="float" office:value="2012">
            <text:p>2012</text:p>
          </table:table-cell>
        </table:table-row>
        <table:table-row table:style-name="ro2">
          <table:table-cell office:value-type="string">
            <text:p>2012-12-12 00:00:00</text:p>
          </table:table-cell>
          <table:table-cell office:value-type="float" office:value="1.62715420607893">
            <text:p>1.6271542061</text:p>
          </table:table-cell>
          <table:table-cell table:formula="of:=[.B1244]/[.B1243]" office:value-type="float" office:value="1.00266001734821">
            <text:p>1.0026600173</text:p>
          </table:table-cell>
          <table:table-cell table:formula="of:=MONTH([.A1244])" office:value-type="float" office:value="12">
            <text:p>12</text:p>
          </table:table-cell>
          <table:table-cell table:formula="of:=YEAR([.A1244])" office:value-type="float" office:value="2012">
            <text:p>2012</text:p>
          </table:table-cell>
        </table:table-row>
        <table:table-row table:style-name="ro2">
          <table:table-cell office:value-type="string">
            <text:p>2012-12-13 00:00:00</text:p>
          </table:table-cell>
          <table:table-cell office:value-type="float" office:value="1.61754942742072">
            <text:p>1.6175494274</text:p>
          </table:table-cell>
          <table:table-cell table:formula="of:=[.B1245]/[.B1244]" office:value-type="float" office:value="0.994097192127012">
            <text:p>0.9940971921</text:p>
          </table:table-cell>
          <table:table-cell table:formula="of:=MONTH([.A1245])" office:value-type="float" office:value="12">
            <text:p>12</text:p>
          </table:table-cell>
          <table:table-cell table:formula="of:=YEAR([.A1245])" office:value-type="float" office:value="2012">
            <text:p>2012</text:p>
          </table:table-cell>
        </table:table-row>
        <table:table-row table:style-name="ro2">
          <table:table-cell office:value-type="string">
            <text:p>2012-12-14 00:00:00</text:p>
          </table:table-cell>
          <table:table-cell office:value-type="float" office:value="1.62715106986376">
            <text:p>1.6271510699</text:p>
          </table:table-cell>
          <table:table-cell table:formula="of:=[.B1246]/[.B1245]" office:value-type="float" office:value="1.00593591903918">
            <text:p>1.005935919</text:p>
          </table:table-cell>
          <table:table-cell table:formula="of:=MONTH([.A1246])" office:value-type="float" office:value="12">
            <text:p>12</text:p>
          </table:table-cell>
          <table:table-cell table:formula="of:=YEAR([.A1246])" office:value-type="float" office:value="2012">
            <text:p>2012</text:p>
          </table:table-cell>
        </table:table-row>
        <table:table-row table:style-name="ro2">
          <table:table-cell office:value-type="string">
            <text:p>2012-12-17 00:00:00</text:p>
          </table:table-cell>
          <table:table-cell office:value-type="float" office:value="1.63307773268744">
            <text:p>1.6330777327</text:p>
          </table:table-cell>
          <table:table-cell table:formula="of:=[.B1247]/[.B1246]" office:value-type="float" office:value="1.00364235560757">
            <text:p>1.0036423556</text:p>
          </table:table-cell>
          <table:table-cell table:formula="of:=MONTH([.A1247])" office:value-type="float" office:value="12">
            <text:p>12</text:p>
          </table:table-cell>
          <table:table-cell table:formula="of:=YEAR([.A1247])" office:value-type="float" office:value="2012">
            <text:p>2012</text:p>
          </table:table-cell>
        </table:table-row>
        <table:table-row table:style-name="ro2">
          <table:table-cell office:value-type="string">
            <text:p>2012-12-18 00:00:00</text:p>
          </table:table-cell>
          <table:table-cell office:value-type="float" office:value="1.64364988183376">
            <text:p>1.6436498818</text:p>
          </table:table-cell>
          <table:table-cell table:formula="of:=[.B1248]/[.B1247]" office:value-type="float" office:value="1.00647375745484">
            <text:p>1.0064737575</text:p>
          </table:table-cell>
          <table:table-cell table:formula="of:=MONTH([.A1248])" office:value-type="float" office:value="12">
            <text:p>12</text:p>
          </table:table-cell>
          <table:table-cell table:formula="of:=YEAR([.A1248])" office:value-type="float" office:value="2012">
            <text:p>2012</text:p>
          </table:table-cell>
        </table:table-row>
        <table:table-row table:style-name="ro2">
          <table:table-cell office:value-type="string">
            <text:p>2012-12-19 00:00:00</text:p>
          </table:table-cell>
          <table:table-cell office:value-type="float" office:value="1.64433859262891">
            <text:p>1.6443385926</text:p>
          </table:table-cell>
          <table:table-cell table:formula="of:=[.B1249]/[.B1248]" office:value-type="float" office:value="1.0004190130774">
            <text:p>1.0004190131</text:p>
          </table:table-cell>
          <table:table-cell table:formula="of:=MONTH([.A1249])" office:value-type="float" office:value="12">
            <text:p>12</text:p>
          </table:table-cell>
          <table:table-cell table:formula="of:=YEAR([.A1249])" office:value-type="float" office:value="2012">
            <text:p>2012</text:p>
          </table:table-cell>
        </table:table-row>
        <table:table-row table:style-name="ro2">
          <table:table-cell office:value-type="string">
            <text:p>2012-12-20 00:00:00</text:p>
          </table:table-cell>
          <table:table-cell office:value-type="float" office:value="1.65234007169433">
            <text:p>1.6523400717</text:p>
          </table:table-cell>
          <table:table-cell table:formula="of:=[.B1250]/[.B1249]" office:value-type="float" office:value="1.00486607752277">
            <text:p>1.0048660775</text:p>
          </table:table-cell>
          <table:table-cell table:formula="of:=MONTH([.A1250])" office:value-type="float" office:value="12">
            <text:p>12</text:p>
          </table:table-cell>
          <table:table-cell table:formula="of:=YEAR([.A1250])" office:value-type="float" office:value="2012">
            <text:p>2012</text:p>
          </table:table-cell>
        </table:table-row>
        <table:table-row table:style-name="ro2">
          <table:table-cell office:value-type="string">
            <text:p>2012-12-21 00:00:00</text:p>
          </table:table-cell>
          <table:table-cell office:value-type="float" office:value="1.64258172528653">
            <text:p>1.6425817253</text:p>
          </table:table-cell>
          <table:table-cell table:formula="of:=[.B1251]/[.B1250]" office:value-type="float" office:value="0.994094226379323">
            <text:p>0.9940942264</text:p>
          </table:table-cell>
          <table:table-cell table:formula="of:=MONTH([.A1251])" office:value-type="float" office:value="12">
            <text:p>12</text:p>
          </table:table-cell>
          <table:table-cell table:formula="of:=YEAR([.A1251])" office:value-type="float" office:value="2012">
            <text:p>2012</text:p>
          </table:table-cell>
        </table:table-row>
        <table:table-row table:style-name="ro2">
          <table:table-cell office:value-type="string">
            <text:p>2012-12-24 00:00:00</text:p>
          </table:table-cell>
          <table:table-cell office:value-type="float" office:value="1.63904747932112">
            <text:p>1.6390474793</text:p>
          </table:table-cell>
          <table:table-cell table:formula="of:=[.B1252]/[.B1251]" office:value-type="float" office:value="0.997848359134281">
            <text:p>0.9978483591</text:p>
          </table:table-cell>
          <table:table-cell table:formula="of:=MONTH([.A1252])" office:value-type="float" office:value="12">
            <text:p>12</text:p>
          </table:table-cell>
          <table:table-cell table:formula="of:=YEAR([.A1252])" office:value-type="float" office:value="2012">
            <text:p>2012</text:p>
          </table:table-cell>
        </table:table-row>
        <table:table-row table:style-name="ro2">
          <table:table-cell office:value-type="string">
            <text:p>2012-12-26 00:00:00</text:p>
          </table:table-cell>
          <table:table-cell office:value-type="float" office:value="1.64445397317407">
            <text:p>1.6444539732</text:p>
          </table:table-cell>
          <table:table-cell table:formula="of:=[.B1253]/[.B1252]" office:value-type="float" office:value="1.00329855841344">
            <text:p>1.0032985584</text:p>
          </table:table-cell>
          <table:table-cell table:formula="of:=MONTH([.A1253])" office:value-type="float" office:value="12">
            <text:p>12</text:p>
          </table:table-cell>
          <table:table-cell table:formula="of:=YEAR([.A1253])" office:value-type="float" office:value="2012">
            <text:p>2012</text:p>
          </table:table-cell>
        </table:table-row>
        <table:table-row table:style-name="ro2">
          <table:table-cell office:value-type="string">
            <text:p>2012-12-27 00:00:00</text:p>
          </table:table-cell>
          <table:table-cell office:value-type="float" office:value="1.64837218309636">
            <text:p>1.6483721831</text:p>
          </table:table-cell>
          <table:table-cell table:formula="of:=[.B1254]/[.B1253]" office:value-type="float" office:value="1.00238268141657">
            <text:p>1.0023826814</text:p>
          </table:table-cell>
          <table:table-cell table:formula="of:=MONTH([.A1254])" office:value-type="float" office:value="12">
            <text:p>12</text:p>
          </table:table-cell>
          <table:table-cell table:formula="of:=YEAR([.A1254])" office:value-type="float" office:value="2012">
            <text:p>2012</text:p>
          </table:table-cell>
        </table:table-row>
        <table:table-row table:style-name="ro2">
          <table:table-cell office:value-type="string">
            <text:p>2012-12-28 00:00:00</text:p>
          </table:table-cell>
          <table:table-cell office:value-type="float" office:value="1.63512928599901">
            <text:p>1.635129286</text:p>
          </table:table-cell>
          <table:table-cell table:formula="of:=[.B1255]/[.B1254]" office:value-type="float" office:value="0.991966075845526">
            <text:p>0.9919660758</text:p>
          </table:table-cell>
          <table:table-cell table:formula="of:=MONTH([.A1255])" office:value-type="float" office:value="12">
            <text:p>12</text:p>
          </table:table-cell>
          <table:table-cell table:formula="of:=YEAR([.A1255])" office:value-type="float" office:value="2012">
            <text:p>2012</text:p>
          </table:table-cell>
        </table:table-row>
        <table:table-row table:style-name="ro2">
          <table:table-cell office:value-type="string">
            <text:p>2013-01-03 00:00:00</text:p>
          </table:table-cell>
          <table:table-cell office:value-type="float" office:value="1.61953521675365">
            <text:p>1.6195352168</text:p>
          </table:table-cell>
          <table:table-cell table:formula="of:=[.B1256]/[.B1255]" office:value-type="float" office:value="0.99046309709031">
            <text:p>0.9904630971</text:p>
          </table:table-cell>
          <table:table-cell table:formula="of:=MONTH([.A1256])" office:value-type="float" office:value="1">
            <text:p>1</text:p>
          </table:table-cell>
          <table:table-cell table:formula="of:=YEAR([.A1256])" office:value-type="float" office:value="2013">
            <text:p>2013</text:p>
          </table:table-cell>
        </table:table-row>
        <table:table-row table:style-name="ro2">
          <table:table-cell office:value-type="string">
            <text:p>2013-01-04 00:00:00</text:p>
          </table:table-cell>
          <table:table-cell office:value-type="float" office:value="1.62604149509039">
            <text:p>1.6260414951</text:p>
          </table:table-cell>
          <table:table-cell table:formula="of:=[.B1257]/[.B1256]" office:value-type="float" office:value="1.00401737379307">
            <text:p>1.0040173738</text:p>
          </table:table-cell>
          <table:table-cell table:formula="of:=MONTH([.A1257])" office:value-type="float" office:value="1">
            <text:p>1</text:p>
          </table:table-cell>
          <table:table-cell table:formula="of:=YEAR([.A1257])" office:value-type="float" office:value="2013">
            <text:p>2013</text:p>
          </table:table-cell>
        </table:table-row>
        <table:table-row table:style-name="ro2">
          <table:table-cell office:value-type="string">
            <text:p>2013-01-07 00:00:00</text:p>
          </table:table-cell>
          <table:table-cell office:value-type="float" office:value="1.62402078683309">
            <text:p>1.6240207868</text:p>
          </table:table-cell>
          <table:table-cell table:formula="of:=[.B1258]/[.B1257]" office:value-type="float" office:value="0.998757283708075">
            <text:p>0.9987572837</text:p>
          </table:table-cell>
          <table:table-cell table:formula="of:=MONTH([.A1258])" office:value-type="float" office:value="1">
            <text:p>1</text:p>
          </table:table-cell>
          <table:table-cell table:formula="of:=YEAR([.A1258])" office:value-type="float" office:value="2013">
            <text:p>2013</text:p>
          </table:table-cell>
        </table:table-row>
        <table:table-row table:style-name="ro2">
          <table:table-cell office:value-type="string">
            <text:p>2013-01-08 00:00:00</text:p>
          </table:table-cell>
          <table:table-cell office:value-type="float" office:value="1.61624324618286">
            <text:p>1.6162432462</text:p>
          </table:table-cell>
          <table:table-cell table:formula="of:=[.B1259]/[.B1258]" office:value-type="float" office:value="0.995210935282795">
            <text:p>0.9952109353</text:p>
          </table:table-cell>
          <table:table-cell table:formula="of:=MONTH([.A1259])" office:value-type="float" office:value="1">
            <text:p>1</text:p>
          </table:table-cell>
          <table:table-cell table:formula="of:=YEAR([.A1259])" office:value-type="float" office:value="2013">
            <text:p>2013</text:p>
          </table:table-cell>
        </table:table-row>
        <table:table-row table:style-name="ro2">
          <table:table-cell office:value-type="string">
            <text:p>2013-01-09 00:00:00</text:p>
          </table:table-cell>
          <table:table-cell office:value-type="float" office:value="1.6222721886638">
            <text:p>1.6222721887</text:p>
          </table:table-cell>
          <table:table-cell table:formula="of:=[.B1260]/[.B1259]" office:value-type="float" office:value="1.00373021975199">
            <text:p>1.0037302198</text:p>
          </table:table-cell>
          <table:table-cell table:formula="of:=MONTH([.A1260])" office:value-type="float" office:value="1">
            <text:p>1</text:p>
          </table:table-cell>
          <table:table-cell table:formula="of:=YEAR([.A1260])" office:value-type="float" office:value="2013">
            <text:p>2013</text:p>
          </table:table-cell>
        </table:table-row>
        <table:table-row table:style-name="ro2">
          <table:table-cell office:value-type="string">
            <text:p>2013-01-10 00:00:00</text:p>
          </table:table-cell>
          <table:table-cell office:value-type="float" office:value="1.63881379421911">
            <text:p>1.6388137942</text:p>
          </table:table-cell>
          <table:table-cell table:formula="of:=[.B1261]/[.B1260]" office:value-type="float" office:value="1.01019656607004">
            <text:p>1.0101965661</text:p>
          </table:table-cell>
          <table:table-cell table:formula="of:=MONTH([.A1261])" office:value-type="float" office:value="1">
            <text:p>1</text:p>
          </table:table-cell>
          <table:table-cell table:formula="of:=YEAR([.A1261])" office:value-type="float" office:value="2013">
            <text:p>2013</text:p>
          </table:table-cell>
        </table:table-row>
        <table:table-row table:style-name="ro2">
          <table:table-cell office:value-type="string">
            <text:p>2013-01-11 00:00:00</text:p>
          </table:table-cell>
          <table:table-cell office:value-type="float" office:value="1.63902644320224">
            <text:p>1.6390264432</text:p>
          </table:table-cell>
          <table:table-cell table:formula="of:=[.B1262]/[.B1261]" office:value-type="float" office:value="1.00012975786748">
            <text:p>1.0001297579</text:p>
          </table:table-cell>
          <table:table-cell table:formula="of:=MONTH([.A1262])" office:value-type="float" office:value="1">
            <text:p>1</text:p>
          </table:table-cell>
          <table:table-cell table:formula="of:=YEAR([.A1262])" office:value-type="float" office:value="2013">
            <text:p>2013</text:p>
          </table:table-cell>
        </table:table-row>
        <table:table-row table:style-name="ro2">
          <table:table-cell office:value-type="string">
            <text:p>2013-01-14 00:00:00</text:p>
          </table:table-cell>
          <table:table-cell office:value-type="float" office:value="1.64037413504209">
            <text:p>1.640374135</text:p>
          </table:table-cell>
          <table:table-cell table:formula="of:=[.B1263]/[.B1262]" office:value-type="float" office:value="1.0008222514319">
            <text:p>1.0008222514</text:p>
          </table:table-cell>
          <table:table-cell table:formula="of:=MONTH([.A1263])" office:value-type="float" office:value="1">
            <text:p>1</text:p>
          </table:table-cell>
          <table:table-cell table:formula="of:=YEAR([.A1263])" office:value-type="float" office:value="2013">
            <text:p>2013</text:p>
          </table:table-cell>
        </table:table-row>
        <table:table-row table:style-name="ro2">
          <table:table-cell office:value-type="string">
            <text:p>2013-01-15 00:00:00</text:p>
          </table:table-cell>
          <table:table-cell office:value-type="float" office:value="1.63841817048451">
            <text:p>1.6384181705</text:p>
          </table:table-cell>
          <table:table-cell table:formula="of:=[.B1264]/[.B1263]" office:value-type="float" office:value="0.998807610705508">
            <text:p>0.9988076107</text:p>
          </table:table-cell>
          <table:table-cell table:formula="of:=MONTH([.A1264])" office:value-type="float" office:value="1">
            <text:p>1</text:p>
          </table:table-cell>
          <table:table-cell table:formula="of:=YEAR([.A1264])" office:value-type="float" office:value="2013">
            <text:p>2013</text:p>
          </table:table-cell>
        </table:table-row>
        <table:table-row table:style-name="ro2">
          <table:table-cell office:value-type="string">
            <text:p>2013-01-16 00:00:00</text:p>
          </table:table-cell>
          <table:table-cell office:value-type="float" office:value="1.63511520899755">
            <text:p>1.635115209</text:p>
          </table:table-cell>
          <table:table-cell table:formula="of:=[.B1265]/[.B1264]" office:value-type="float" office:value="0.997984054653167">
            <text:p>0.9979840547</text:p>
          </table:table-cell>
          <table:table-cell table:formula="of:=MONTH([.A1265])" office:value-type="float" office:value="1">
            <text:p>1</text:p>
          </table:table-cell>
          <table:table-cell table:formula="of:=YEAR([.A1265])" office:value-type="float" office:value="2013">
            <text:p>2013</text:p>
          </table:table-cell>
        </table:table-row>
        <table:table-row table:style-name="ro2">
          <table:table-cell office:value-type="string">
            <text:p>2013-01-17 00:00:00</text:p>
          </table:table-cell>
          <table:table-cell office:value-type="float" office:value="1.64360469436857">
            <text:p>1.6436046944</text:p>
          </table:table-cell>
          <table:table-cell table:formula="of:=[.B1266]/[.B1265]" office:value-type="float" office:value="1.00519197994386">
            <text:p>1.0051919799</text:p>
          </table:table-cell>
          <table:table-cell table:formula="of:=MONTH([.A1266])" office:value-type="float" office:value="1">
            <text:p>1</text:p>
          </table:table-cell>
          <table:table-cell table:formula="of:=YEAR([.A1266])" office:value-type="float" office:value="2013">
            <text:p>2013</text:p>
          </table:table-cell>
        </table:table-row>
        <table:table-row table:style-name="ro2">
          <table:table-cell office:value-type="string">
            <text:p>2013-01-18 00:00:00</text:p>
          </table:table-cell>
          <table:table-cell office:value-type="float" office:value="1.64442931504147">
            <text:p>1.644429315</text:p>
          </table:table-cell>
          <table:table-cell table:formula="of:=[.B1267]/[.B1266]" office:value-type="float" office:value="1.00050171472236">
            <text:p>1.0005017147</text:p>
          </table:table-cell>
          <table:table-cell table:formula="of:=MONTH([.A1267])" office:value-type="float" office:value="1">
            <text:p>1</text:p>
          </table:table-cell>
          <table:table-cell table:formula="of:=YEAR([.A1267])" office:value-type="float" office:value="2013">
            <text:p>2013</text:p>
          </table:table-cell>
        </table:table-row>
        <table:table-row table:style-name="ro2">
          <table:table-cell office:value-type="string">
            <text:p>2013-01-22 00:00:00</text:p>
          </table:table-cell>
          <table:table-cell office:value-type="float" office:value="1.64667207957526">
            <text:p>1.6466720796</text:p>
          </table:table-cell>
          <table:table-cell table:formula="of:=[.B1268]/[.B1267]" office:value-type="float" office:value="1.00136385584547">
            <text:p>1.0013638558</text:p>
          </table:table-cell>
          <table:table-cell table:formula="of:=MONTH([.A1268])" office:value-type="float" office:value="1">
            <text:p>1</text:p>
          </table:table-cell>
          <table:table-cell table:formula="of:=YEAR([.A1268])" office:value-type="float" office:value="2013">
            <text:p>2013</text:p>
          </table:table-cell>
        </table:table-row>
        <table:table-row table:style-name="ro2">
          <table:table-cell office:value-type="string">
            <text:p>2013-01-23 00:00:00</text:p>
          </table:table-cell>
          <table:table-cell office:value-type="float" office:value="1.64556917707547">
            <text:p>1.6455691771</text:p>
          </table:table-cell>
          <table:table-cell table:formula="of:=[.B1269]/[.B1268]" office:value-type="float" office:value="0.999330223355661">
            <text:p>0.9993302234</text:p>
          </table:table-cell>
          <table:table-cell table:formula="of:=MONTH([.A1269])" office:value-type="float" office:value="1">
            <text:p>1</text:p>
          </table:table-cell>
          <table:table-cell table:formula="of:=YEAR([.A1269])" office:value-type="float" office:value="2013">
            <text:p>2013</text:p>
          </table:table-cell>
        </table:table-row>
        <table:table-row table:style-name="ro2">
          <table:table-cell office:value-type="string">
            <text:p>2013-01-24 00:00:00</text:p>
          </table:table-cell>
          <table:table-cell office:value-type="float" office:value="1.65190948677332">
            <text:p>1.6519094868</text:p>
          </table:table-cell>
          <table:table-cell table:formula="of:=[.B1270]/[.B1269]" office:value-type="float" office:value="1.00385295846943">
            <text:p>1.0038529585</text:p>
          </table:table-cell>
          <table:table-cell table:formula="of:=MONTH([.A1270])" office:value-type="float" office:value="1">
            <text:p>1</text:p>
          </table:table-cell>
          <table:table-cell table:formula="of:=YEAR([.A1270])" office:value-type="float" office:value="2013">
            <text:p>2013</text:p>
          </table:table-cell>
        </table:table-row>
        <table:table-row table:style-name="ro2">
          <table:table-cell office:value-type="string">
            <text:p>2013-01-25 00:00:00</text:p>
          </table:table-cell>
          <table:table-cell office:value-type="float" office:value="1.665807940772">
            <text:p>1.6658079408</text:p>
          </table:table-cell>
          <table:table-cell table:formula="of:=[.B1271]/[.B1270]" office:value-type="float" office:value="1.00841356872757">
            <text:p>1.0084135687</text:p>
          </table:table-cell>
          <table:table-cell table:formula="of:=MONTH([.A1271])" office:value-type="float" office:value="1">
            <text:p>1</text:p>
          </table:table-cell>
          <table:table-cell table:formula="of:=YEAR([.A1271])" office:value-type="float" office:value="2013">
            <text:p>2013</text:p>
          </table:table-cell>
        </table:table-row>
        <table:table-row table:style-name="ro2">
          <table:table-cell office:value-type="string">
            <text:p>2013-01-28 00:00:00</text:p>
          </table:table-cell>
          <table:table-cell office:value-type="float" office:value="1.65985534954618">
            <text:p>1.6598553495</text:p>
          </table:table-cell>
          <table:table-cell table:formula="of:=[.B1272]/[.B1271]" office:value-type="float" office:value="0.996426604123964">
            <text:p>0.9964266041</text:p>
          </table:table-cell>
          <table:table-cell table:formula="of:=MONTH([.A1272])" office:value-type="float" office:value="1">
            <text:p>1</text:p>
          </table:table-cell>
          <table:table-cell table:formula="of:=YEAR([.A1272])" office:value-type="float" office:value="2013">
            <text:p>2013</text:p>
          </table:table-cell>
        </table:table-row>
        <table:table-row table:style-name="ro2">
          <table:table-cell office:value-type="string">
            <text:p>2013-01-29 00:00:00</text:p>
          </table:table-cell>
          <table:table-cell office:value-type="float" office:value="1.66643938758868">
            <text:p>1.6664393876</text:p>
          </table:table-cell>
          <table:table-cell table:formula="of:=[.B1273]/[.B1272]" office:value-type="float" office:value="1.00396663362521">
            <text:p>1.0039666336</text:p>
          </table:table-cell>
          <table:table-cell table:formula="of:=MONTH([.A1273])" office:value-type="float" office:value="1">
            <text:p>1</text:p>
          </table:table-cell>
          <table:table-cell table:formula="of:=YEAR([.A1273])" office:value-type="float" office:value="2013">
            <text:p>2013</text:p>
          </table:table-cell>
        </table:table-row>
        <table:table-row table:style-name="ro2">
          <table:table-cell office:value-type="string">
            <text:p>2013-01-30 00:00:00</text:p>
          </table:table-cell>
          <table:table-cell office:value-type="float" office:value="1.66598536374462">
            <text:p>1.6659853637</text:p>
          </table:table-cell>
          <table:table-cell table:formula="of:=[.B1274]/[.B1273]" office:value-type="float" office:value="0.999727548540055">
            <text:p>0.9997275485</text:p>
          </table:table-cell>
          <table:table-cell table:formula="of:=MONTH([.A1274])" office:value-type="float" office:value="1">
            <text:p>1</text:p>
          </table:table-cell>
          <table:table-cell table:formula="of:=YEAR([.A1274])" office:value-type="float" office:value="2013">
            <text:p>2013</text:p>
          </table:table-cell>
        </table:table-row>
        <table:table-row table:style-name="ro2">
          <table:table-cell office:value-type="string">
            <text:p>2013-02-04 00:00:00</text:p>
          </table:table-cell>
          <table:table-cell office:value-type="float" office:value="1.64195392998288">
            <text:p>1.64195393</text:p>
          </table:table-cell>
          <table:table-cell table:formula="of:=[.B1275]/[.B1274]" office:value-type="float" office:value="0.985575243165566">
            <text:p>0.9855752432</text:p>
          </table:table-cell>
          <table:table-cell table:formula="of:=MONTH([.A1275])" office:value-type="float" office:value="2">
            <text:p>2</text:p>
          </table:table-cell>
          <table:table-cell table:formula="of:=YEAR([.A1275])" office:value-type="float" office:value="2013">
            <text:p>2013</text:p>
          </table:table-cell>
        </table:table-row>
        <table:table-row table:style-name="ro2">
          <table:table-cell office:value-type="string">
            <text:p>2013-02-05 00:00:00</text:p>
          </table:table-cell>
          <table:table-cell office:value-type="float" office:value="1.64831364998824">
            <text:p>1.64831365</text:p>
          </table:table-cell>
          <table:table-cell table:formula="of:=[.B1276]/[.B1275]" office:value-type="float" office:value="1.00387326336581">
            <text:p>1.0038732634</text:p>
          </table:table-cell>
          <table:table-cell table:formula="of:=MONTH([.A1276])" office:value-type="float" office:value="2">
            <text:p>2</text:p>
          </table:table-cell>
          <table:table-cell table:formula="of:=YEAR([.A1276])" office:value-type="float" office:value="2013">
            <text:p>2013</text:p>
          </table:table-cell>
        </table:table-row>
        <table:table-row table:style-name="ro2">
          <table:table-cell office:value-type="string">
            <text:p>2013-02-06 00:00:00</text:p>
          </table:table-cell>
          <table:table-cell office:value-type="float" office:value="1.64834795115616">
            <text:p>1.6483479512</text:p>
          </table:table-cell>
          <table:table-cell table:formula="of:=[.B1277]/[.B1276]" office:value-type="float" office:value="1.00002080985492">
            <text:p>1.0000208099</text:p>
          </table:table-cell>
          <table:table-cell table:formula="of:=MONTH([.A1277])" office:value-type="float" office:value="2">
            <text:p>2</text:p>
          </table:table-cell>
          <table:table-cell table:formula="of:=YEAR([.A1277])" office:value-type="float" office:value="2013">
            <text:p>2013</text:p>
          </table:table-cell>
        </table:table-row>
        <table:table-row table:style-name="ro2">
          <table:table-cell office:value-type="string">
            <text:p>2013-02-07 00:00:00</text:p>
          </table:table-cell>
          <table:table-cell office:value-type="float" office:value="1.63649126061554">
            <text:p>1.6364912606</text:p>
          </table:table-cell>
          <table:table-cell table:formula="of:=[.B1278]/[.B1277]" office:value-type="float" office:value="0.99280692493821">
            <text:p>0.9928069249</text:p>
          </table:table-cell>
          <table:table-cell table:formula="of:=MONTH([.A1278])" office:value-type="float" office:value="2">
            <text:p>2</text:p>
          </table:table-cell>
          <table:table-cell table:formula="of:=YEAR([.A1278])" office:value-type="float" office:value="2013">
            <text:p>2013</text:p>
          </table:table-cell>
        </table:table-row>
        <table:table-row table:style-name="ro2">
          <table:table-cell office:value-type="string">
            <text:p>2013-02-08 00:00:00</text:p>
          </table:table-cell>
          <table:table-cell office:value-type="float" office:value="1.65151268056215">
            <text:p>1.6515126806</text:p>
          </table:table-cell>
          <table:table-cell table:formula="of:=[.B1279]/[.B1278]" office:value-type="float" office:value="1.0091790407368">
            <text:p>1.0091790407</text:p>
          </table:table-cell>
          <table:table-cell table:formula="of:=MONTH([.A1279])" office:value-type="float" office:value="2">
            <text:p>2</text:p>
          </table:table-cell>
          <table:table-cell table:formula="of:=YEAR([.A1279])" office:value-type="float" office:value="2013">
            <text:p>2013</text:p>
          </table:table-cell>
        </table:table-row>
        <table:table-row table:style-name="ro2">
          <table:table-cell office:value-type="string">
            <text:p>2013-02-11 00:00:00</text:p>
          </table:table-cell>
          <table:table-cell office:value-type="float" office:value="1.64734166327465">
            <text:p>1.6473416633</text:p>
          </table:table-cell>
          <table:table-cell table:formula="of:=[.B1280]/[.B1279]" office:value-type="float" office:value="0.997474426120611">
            <text:p>0.9974744261</text:p>
          </table:table-cell>
          <table:table-cell table:formula="of:=MONTH([.A1280])" office:value-type="float" office:value="2">
            <text:p>2</text:p>
          </table:table-cell>
          <table:table-cell table:formula="of:=YEAR([.A1280])" office:value-type="float" office:value="2013">
            <text:p>2013</text:p>
          </table:table-cell>
        </table:table-row>
        <table:table-row table:style-name="ro2">
          <table:table-cell office:value-type="string">
            <text:p>2013-02-12 00:00:00</text:p>
          </table:table-cell>
          <table:table-cell office:value-type="float" office:value="1.65779471481553">
            <text:p>1.6577947148</text:p>
          </table:table-cell>
          <table:table-cell table:formula="of:=[.B1281]/[.B1280]" office:value-type="float" office:value="1.00634540591908">
            <text:p>1.0063454059</text:p>
          </table:table-cell>
          <table:table-cell table:formula="of:=MONTH([.A1281])" office:value-type="float" office:value="2">
            <text:p>2</text:p>
          </table:table-cell>
          <table:table-cell table:formula="of:=YEAR([.A1281])" office:value-type="float" office:value="2013">
            <text:p>2013</text:p>
          </table:table-cell>
        </table:table-row>
        <table:table-row table:style-name="ro2">
          <table:table-cell office:value-type="string">
            <text:p>2013-02-13 00:00:00</text:p>
          </table:table-cell>
          <table:table-cell office:value-type="float" office:value="1.66310147511699">
            <text:p>1.6631014751</text:p>
          </table:table-cell>
          <table:table-cell table:formula="of:=[.B1282]/[.B1281]" office:value-type="float" office:value="1.0032010961635">
            <text:p>1.0032010962</text:p>
          </table:table-cell>
          <table:table-cell table:formula="of:=MONTH([.A1282])" office:value-type="float" office:value="2">
            <text:p>2</text:p>
          </table:table-cell>
          <table:table-cell table:formula="of:=YEAR([.A1282])" office:value-type="float" office:value="2013">
            <text:p>2013</text:p>
          </table:table-cell>
        </table:table-row>
        <table:table-row table:style-name="ro2">
          <table:table-cell office:value-type="string">
            <text:p>2013-02-14 00:00:00</text:p>
          </table:table-cell>
          <table:table-cell office:value-type="float" office:value="1.65341735622189">
            <text:p>1.6534173562</text:p>
          </table:table-cell>
          <table:table-cell table:formula="of:=[.B1283]/[.B1282]" office:value-type="float" office:value="0.994177072752325">
            <text:p>0.9941770728</text:p>
          </table:table-cell>
          <table:table-cell table:formula="of:=MONTH([.A1283])" office:value-type="float" office:value="2">
            <text:p>2</text:p>
          </table:table-cell>
          <table:table-cell table:formula="of:=YEAR([.A1283])" office:value-type="float" office:value="2013">
            <text:p>2013</text:p>
          </table:table-cell>
        </table:table-row>
        <table:table-row table:style-name="ro2">
          <table:table-cell office:value-type="string">
            <text:p>2013-02-15 00:00:00</text:p>
          </table:table-cell>
          <table:table-cell office:value-type="float" office:value="1.64956570570799">
            <text:p>1.6495657057</text:p>
          </table:table-cell>
          <table:table-cell table:formula="of:=[.B1284]/[.B1283]" office:value-type="float" office:value="0.997670491059381">
            <text:p>0.9976704911</text:p>
          </table:table-cell>
          <table:table-cell table:formula="of:=MONTH([.A1284])" office:value-type="float" office:value="2">
            <text:p>2</text:p>
          </table:table-cell>
          <table:table-cell table:formula="of:=YEAR([.A1284])" office:value-type="float" office:value="2013">
            <text:p>2013</text:p>
          </table:table-cell>
        </table:table-row>
        <table:table-row table:style-name="ro2">
          <table:table-cell office:value-type="string">
            <text:p>2013-02-19 00:00:00</text:p>
          </table:table-cell>
          <table:table-cell office:value-type="float" office:value="1.66687881679019">
            <text:p>1.6668788168</text:p>
          </table:table-cell>
          <table:table-cell table:formula="of:=[.B1285]/[.B1284]" office:value-type="float" office:value="1.01049555711682">
            <text:p>1.0104955571</text:p>
          </table:table-cell>
          <table:table-cell table:formula="of:=MONTH([.A1285])" office:value-type="float" office:value="2">
            <text:p>2</text:p>
          </table:table-cell>
          <table:table-cell table:formula="of:=YEAR([.A1285])" office:value-type="float" office:value="2013">
            <text:p>2013</text:p>
          </table:table-cell>
        </table:table-row>
        <table:table-row table:style-name="ro2">
          <table:table-cell office:value-type="string">
            <text:p>2013-02-20 00:00:00</text:p>
          </table:table-cell>
          <table:table-cell office:value-type="float" office:value="1.65178320473412">
            <text:p>1.6517832047</text:p>
          </table:table-cell>
          <table:table-cell table:formula="of:=[.B1286]/[.B1285]" office:value-type="float" office:value="0.990943785532564">
            <text:p>0.9909437855</text:p>
          </table:table-cell>
          <table:table-cell table:formula="of:=MONTH([.A1286])" office:value-type="float" office:value="2">
            <text:p>2</text:p>
          </table:table-cell>
          <table:table-cell table:formula="of:=YEAR([.A1286])" office:value-type="float" office:value="2013">
            <text:p>2013</text:p>
          </table:table-cell>
        </table:table-row>
        <table:table-row table:style-name="ro2">
          <table:table-cell office:value-type="string">
            <text:p>2013-02-21 00:00:00</text:p>
          </table:table-cell>
          <table:table-cell office:value-type="float" office:value="1.63547310231741">
            <text:p>1.6354731023</text:p>
          </table:table-cell>
          <table:table-cell table:formula="of:=[.B1287]/[.B1286]" office:value-type="float" office:value="0.990125760832317">
            <text:p>0.9901257608</text:p>
          </table:table-cell>
          <table:table-cell table:formula="of:=MONTH([.A1287])" office:value-type="float" office:value="2">
            <text:p>2</text:p>
          </table:table-cell>
          <table:table-cell table:formula="of:=YEAR([.A1287])" office:value-type="float" office:value="2013">
            <text:p>2013</text:p>
          </table:table-cell>
        </table:table-row>
        <table:table-row table:style-name="ro2">
          <table:table-cell office:value-type="string">
            <text:p>2013-02-22 00:00:00</text:p>
          </table:table-cell>
          <table:table-cell office:value-type="float" office:value="1.65168363531072">
            <text:p>1.6516836353</text:p>
          </table:table-cell>
          <table:table-cell table:formula="of:=[.B1288]/[.B1287]" office:value-type="float" office:value="1.00991183099884">
            <text:p>1.009911831</text:p>
          </table:table-cell>
          <table:table-cell table:formula="of:=MONTH([.A1288])" office:value-type="float" office:value="2">
            <text:p>2</text:p>
          </table:table-cell>
          <table:table-cell table:formula="of:=YEAR([.A1288])" office:value-type="float" office:value="2013">
            <text:p>2013</text:p>
          </table:table-cell>
        </table:table-row>
        <table:table-row table:style-name="ro2">
          <table:table-cell office:value-type="string">
            <text:p>2013-02-25 00:00:00</text:p>
          </table:table-cell>
          <table:table-cell office:value-type="float" office:value="1.61522949666322">
            <text:p>1.6152294967</text:p>
          </table:table-cell>
          <table:table-cell table:formula="of:=[.B1289]/[.B1288]" office:value-type="float" office:value="0.977929103450467">
            <text:p>0.9779291035</text:p>
          </table:table-cell>
          <table:table-cell table:formula="of:=MONTH([.A1289])" office:value-type="float" office:value="2">
            <text:p>2</text:p>
          </table:table-cell>
          <table:table-cell table:formula="of:=YEAR([.A1289])" office:value-type="float" office:value="2013">
            <text:p>2013</text:p>
          </table:table-cell>
        </table:table-row>
        <table:table-row table:style-name="ro2">
          <table:table-cell office:value-type="string">
            <text:p>2013-02-26 00:00:00</text:p>
          </table:table-cell>
          <table:table-cell office:value-type="float" office:value="1.63144556232229">
            <text:p>1.6314455623</text:p>
          </table:table-cell>
          <table:table-cell table:formula="of:=[.B1290]/[.B1289]" office:value-type="float" office:value="1.0100394808865">
            <text:p>1.0100394809</text:p>
          </table:table-cell>
          <table:table-cell table:formula="of:=MONTH([.A1290])" office:value-type="float" office:value="2">
            <text:p>2</text:p>
          </table:table-cell>
          <table:table-cell table:formula="of:=YEAR([.A1290])" office:value-type="float" office:value="2013">
            <text:p>2013</text:p>
          </table:table-cell>
        </table:table-row>
        <table:table-row table:style-name="ro2">
          <table:table-cell office:value-type="string">
            <text:p>2013-02-27 00:00:00</text:p>
          </table:table-cell>
          <table:table-cell office:value-type="float" office:value="1.64940311746771">
            <text:p>1.6494031175</text:p>
          </table:table-cell>
          <table:table-cell table:formula="of:=[.B1291]/[.B1290]" office:value-type="float" office:value="1.01100714333359">
            <text:p>1.0110071433</text:p>
          </table:table-cell>
          <table:table-cell table:formula="of:=MONTH([.A1291])" office:value-type="float" office:value="2">
            <text:p>2</text:p>
          </table:table-cell>
          <table:table-cell table:formula="of:=YEAR([.A1291])" office:value-type="float" office:value="2013">
            <text:p>2013</text:p>
          </table:table-cell>
        </table:table-row>
        <table:table-row table:style-name="ro2">
          <table:table-cell office:value-type="string">
            <text:p>2013-03-04 00:00:00</text:p>
          </table:table-cell>
          <table:table-cell office:value-type="float" office:value="1.65411933442888">
            <text:p>1.6541193344</text:p>
          </table:table-cell>
          <table:table-cell table:formula="of:=[.B1292]/[.B1291]" office:value-type="float" office:value="1.00285934767021">
            <text:p>1.0028593477</text:p>
          </table:table-cell>
          <table:table-cell table:formula="of:=MONTH([.A1292])" office:value-type="float" office:value="3">
            <text:p>3</text:p>
          </table:table-cell>
          <table:table-cell table:formula="of:=YEAR([.A1292])" office:value-type="float" office:value="2013">
            <text:p>2013</text:p>
          </table:table-cell>
        </table:table-row>
        <table:table-row table:style-name="ro2">
          <table:table-cell office:value-type="string">
            <text:p>2013-03-05 00:00:00</text:p>
          </table:table-cell>
          <table:table-cell office:value-type="float" office:value="1.65675176448821">
            <text:p>1.6567517645</text:p>
          </table:table-cell>
          <table:table-cell table:formula="of:=[.B1293]/[.B1292]" office:value-type="float" office:value="1.0015914390241">
            <text:p>1.001591439</text:p>
          </table:table-cell>
          <table:table-cell table:formula="of:=MONTH([.A1293])" office:value-type="float" office:value="3">
            <text:p>3</text:p>
          </table:table-cell>
          <table:table-cell table:formula="of:=YEAR([.A1293])" office:value-type="float" office:value="2013">
            <text:p>2013</text:p>
          </table:table-cell>
        </table:table-row>
        <table:table-row table:style-name="ro2">
          <table:table-cell office:value-type="string">
            <text:p>2013-03-06 00:00:00</text:p>
          </table:table-cell>
          <table:table-cell office:value-type="float" office:value="1.66275077421935">
            <text:p>1.6627507742</text:p>
          </table:table-cell>
          <table:table-cell table:formula="of:=[.B1294]/[.B1293]" office:value-type="float" office:value="1.00362094663771">
            <text:p>1.0036209466</text:p>
          </table:table-cell>
          <table:table-cell table:formula="of:=MONTH([.A1294])" office:value-type="float" office:value="3">
            <text:p>3</text:p>
          </table:table-cell>
          <table:table-cell table:formula="of:=YEAR([.A1294])" office:value-type="float" office:value="2013">
            <text:p>2013</text:p>
          </table:table-cell>
        </table:table-row>
        <table:table-row table:style-name="ro2">
          <table:table-cell office:value-type="string">
            <text:p>2013-03-07 00:00:00</text:p>
          </table:table-cell>
          <table:table-cell office:value-type="float" office:value="1.65674652322775">
            <text:p>1.6567465232</text:p>
          </table:table-cell>
          <table:table-cell table:formula="of:=[.B1295]/[.B1294]" office:value-type="float" office:value="0.996388965150585">
            <text:p>0.9963889652</text:p>
          </table:table-cell>
          <table:table-cell table:formula="of:=MONTH([.A1295])" office:value-type="float" office:value="3">
            <text:p>3</text:p>
          </table:table-cell>
          <table:table-cell table:formula="of:=YEAR([.A1295])" office:value-type="float" office:value="2013">
            <text:p>2013</text:p>
          </table:table-cell>
        </table:table-row>
        <table:table-row table:style-name="ro2">
          <table:table-cell office:value-type="string">
            <text:p>2013-03-08 00:00:00</text:p>
          </table:table-cell>
          <table:table-cell office:value-type="float" office:value="1.65415315524277">
            <text:p>1.6541531552</text:p>
          </table:table-cell>
          <table:table-cell table:formula="of:=[.B1296]/[.B1295]" office:value-type="float" office:value="0.998434662183606">
            <text:p>0.9984346622</text:p>
          </table:table-cell>
          <table:table-cell table:formula="of:=MONTH([.A1296])" office:value-type="float" office:value="3">
            <text:p>3</text:p>
          </table:table-cell>
          <table:table-cell table:formula="of:=YEAR([.A1296])" office:value-type="float" office:value="2013">
            <text:p>2013</text:p>
          </table:table-cell>
        </table:table-row>
        <table:table-row table:style-name="ro2">
          <table:table-cell office:value-type="string">
            <text:p>2013-03-11 00:00:00</text:p>
          </table:table-cell>
          <table:table-cell office:value-type="float" office:value="1.65682478520916">
            <text:p>1.6568247852</text:p>
          </table:table-cell>
          <table:table-cell table:formula="of:=[.B1297]/[.B1296]" office:value-type="float" office:value="1.00161510435592">
            <text:p>1.0016151044</text:p>
          </table:table-cell>
          <table:table-cell table:formula="of:=MONTH([.A1297])" office:value-type="float" office:value="3">
            <text:p>3</text:p>
          </table:table-cell>
          <table:table-cell table:formula="of:=YEAR([.A1297])" office:value-type="float" office:value="2013">
            <text:p>2013</text:p>
          </table:table-cell>
        </table:table-row>
        <table:table-row table:style-name="ro2">
          <table:table-cell office:value-type="string">
            <text:p>2013-03-12 00:00:00</text:p>
          </table:table-cell>
          <table:table-cell office:value-type="float" office:value="1.64977444417636">
            <text:p>1.6497744442</text:p>
          </table:table-cell>
          <table:table-cell table:formula="of:=[.B1298]/[.B1297]" office:value-type="float" office:value="0.995744667091087">
            <text:p>0.9957446671</text:p>
          </table:table-cell>
          <table:table-cell table:formula="of:=MONTH([.A1298])" office:value-type="float" office:value="3">
            <text:p>3</text:p>
          </table:table-cell>
          <table:table-cell table:formula="of:=YEAR([.A1298])" office:value-type="float" office:value="2013">
            <text:p>2013</text:p>
          </table:table-cell>
        </table:table-row>
        <table:table-row table:style-name="ro2">
          <table:table-cell office:value-type="string">
            <text:p>2013-03-13 00:00:00</text:p>
          </table:table-cell>
          <table:table-cell office:value-type="float" office:value="1.65172000391215">
            <text:p>1.6517200039</text:p>
          </table:table-cell>
          <table:table-cell table:formula="of:=[.B1299]/[.B1298]" office:value-type="float" office:value="1.00117928832191">
            <text:p>1.0011792883</text:p>
          </table:table-cell>
          <table:table-cell table:formula="of:=MONTH([.A1299])" office:value-type="float" office:value="3">
            <text:p>3</text:p>
          </table:table-cell>
          <table:table-cell table:formula="of:=YEAR([.A1299])" office:value-type="float" office:value="2013">
            <text:p>2013</text:p>
          </table:table-cell>
        </table:table-row>
        <table:table-row table:style-name="ro2">
          <table:table-cell office:value-type="string">
            <text:p>2013-03-14 00:00:00</text:p>
          </table:table-cell>
          <table:table-cell office:value-type="float" office:value="1.66413947358306">
            <text:p>1.6641394736</text:p>
          </table:table-cell>
          <table:table-cell table:formula="of:=[.B1300]/[.B1299]" office:value-type="float" office:value="1.007519113192">
            <text:p>1.0075191132</text:p>
          </table:table-cell>
          <table:table-cell table:formula="of:=MONTH([.A1300])" office:value-type="float" office:value="3">
            <text:p>3</text:p>
          </table:table-cell>
          <table:table-cell table:formula="of:=YEAR([.A1300])" office:value-type="float" office:value="2013">
            <text:p>2013</text:p>
          </table:table-cell>
        </table:table-row>
        <table:table-row table:style-name="ro2">
          <table:table-cell office:value-type="string">
            <text:p>2013-03-15 00:00:00</text:p>
          </table:table-cell>
          <table:table-cell office:value-type="float" office:value="1.67148576883664">
            <text:p>1.6714857688</text:p>
          </table:table-cell>
          <table:table-cell table:formula="of:=[.B1301]/[.B1300]" office:value-type="float" office:value="1.00441447088432">
            <text:p>1.0044144709</text:p>
          </table:table-cell>
          <table:table-cell table:formula="of:=MONTH([.A1301])" office:value-type="float" office:value="3">
            <text:p>3</text:p>
          </table:table-cell>
          <table:table-cell table:formula="of:=YEAR([.A1301])" office:value-type="float" office:value="2013">
            <text:p>2013</text:p>
          </table:table-cell>
        </table:table-row>
        <table:table-row table:style-name="ro2">
          <table:table-cell office:value-type="string">
            <text:p>2013-03-18 00:00:00</text:p>
          </table:table-cell>
          <table:table-cell office:value-type="float" office:value="1.66649024581775">
            <text:p>1.6664902458</text:p>
          </table:table-cell>
          <table:table-cell table:formula="of:=[.B1302]/[.B1301]" office:value-type="float" office:value="0.997011327818623">
            <text:p>0.9970113278</text:p>
          </table:table-cell>
          <table:table-cell table:formula="of:=MONTH([.A1302])" office:value-type="float" office:value="3">
            <text:p>3</text:p>
          </table:table-cell>
          <table:table-cell table:formula="of:=YEAR([.A1302])" office:value-type="float" office:value="2013">
            <text:p>2013</text:p>
          </table:table-cell>
        </table:table-row>
        <table:table-row table:style-name="ro2">
          <table:table-cell office:value-type="string">
            <text:p>2013-03-19 00:00:00</text:p>
          </table:table-cell>
          <table:table-cell office:value-type="float" office:value="1.66807896176645">
            <text:p>1.6680789618</text:p>
          </table:table-cell>
          <table:table-cell table:formula="of:=[.B1303]/[.B1302]" office:value-type="float" office:value="1.00095333048164">
            <text:p>1.0009533305</text:p>
          </table:table-cell>
          <table:table-cell table:formula="of:=MONTH([.A1303])" office:value-type="float" office:value="3">
            <text:p>3</text:p>
          </table:table-cell>
          <table:table-cell table:formula="of:=YEAR([.A1303])" office:value-type="float" office:value="2013">
            <text:p>2013</text:p>
          </table:table-cell>
        </table:table-row>
        <table:table-row table:style-name="ro2">
          <table:table-cell office:value-type="string">
            <text:p>2013-03-20 00:00:00</text:p>
          </table:table-cell>
          <table:table-cell office:value-type="float" office:value="1.67210747048299">
            <text:p>1.6721074705</text:p>
          </table:table-cell>
          <table:table-cell table:formula="of:=[.B1304]/[.B1303]" office:value-type="float" office:value="1.00241505876452">
            <text:p>1.0024150588</text:p>
          </table:table-cell>
          <table:table-cell table:formula="of:=MONTH([.A1304])" office:value-type="float" office:value="3">
            <text:p>3</text:p>
          </table:table-cell>
          <table:table-cell table:formula="of:=YEAR([.A1304])" office:value-type="float" office:value="2013">
            <text:p>2013</text:p>
          </table:table-cell>
        </table:table-row>
        <table:table-row table:style-name="ro2">
          <table:table-cell office:value-type="string">
            <text:p>2013-03-21 00:00:00</text:p>
          </table:table-cell>
          <table:table-cell office:value-type="float" office:value="1.67035893777382">
            <text:p>1.6703589378</text:p>
          </table:table-cell>
          <table:table-cell table:formula="of:=[.B1305]/[.B1304]" office:value-type="float" office:value="0.998954294063012">
            <text:p>0.9989542941</text:p>
          </table:table-cell>
          <table:table-cell table:formula="of:=MONTH([.A1305])" office:value-type="float" office:value="3">
            <text:p>3</text:p>
          </table:table-cell>
          <table:table-cell table:formula="of:=YEAR([.A1305])" office:value-type="float" office:value="2013">
            <text:p>2013</text:p>
          </table:table-cell>
        </table:table-row>
        <table:table-row table:style-name="ro2">
          <table:table-cell office:value-type="string">
            <text:p>2013-03-22 00:00:00</text:p>
          </table:table-cell>
          <table:table-cell office:value-type="float" office:value="1.67976251647729">
            <text:p>1.6797625165</text:p>
          </table:table-cell>
          <table:table-cell table:formula="of:=[.B1306]/[.B1305]" office:value-type="float" office:value="1.00562967544928">
            <text:p>1.0056296754</text:p>
          </table:table-cell>
          <table:table-cell table:formula="of:=MONTH([.A1306])" office:value-type="float" office:value="3">
            <text:p>3</text:p>
          </table:table-cell>
          <table:table-cell table:formula="of:=YEAR([.A1306])" office:value-type="float" office:value="2013">
            <text:p>2013</text:p>
          </table:table-cell>
        </table:table-row>
        <table:table-row table:style-name="ro2">
          <table:table-cell office:value-type="string">
            <text:p>2013-03-25 00:00:00</text:p>
          </table:table-cell>
          <table:table-cell office:value-type="float" office:value="1.67375732749977">
            <text:p>1.6737573275</text:p>
          </table:table-cell>
          <table:table-cell table:formula="of:=[.B1307]/[.B1306]" office:value-type="float" office:value="0.996424977389">
            <text:p>0.9964249774</text:p>
          </table:table-cell>
          <table:table-cell table:formula="of:=MONTH([.A1307])" office:value-type="float" office:value="3">
            <text:p>3</text:p>
          </table:table-cell>
          <table:table-cell table:formula="of:=YEAR([.A1307])" office:value-type="float" office:value="2013">
            <text:p>2013</text:p>
          </table:table-cell>
        </table:table-row>
        <table:table-row table:style-name="ro2">
          <table:table-cell office:value-type="string">
            <text:p>2013-03-26 00:00:00</text:p>
          </table:table-cell>
          <table:table-cell office:value-type="float" office:value="1.68460461571597">
            <text:p>1.6846046157</text:p>
          </table:table-cell>
          <table:table-cell table:formula="of:=[.B1308]/[.B1307]" office:value-type="float" office:value="1.00648080103249">
            <text:p>1.006480801</text:p>
          </table:table-cell>
          <table:table-cell table:formula="of:=MONTH([.A1308])" office:value-type="float" office:value="3">
            <text:p>3</text:p>
          </table:table-cell>
          <table:table-cell table:formula="of:=YEAR([.A1308])" office:value-type="float" office:value="2013">
            <text:p>2013</text:p>
          </table:table-cell>
        </table:table-row>
        <table:table-row table:style-name="ro2">
          <table:table-cell office:value-type="string">
            <text:p>2013-03-27 00:00:00</text:p>
          </table:table-cell>
          <table:table-cell office:value-type="float" office:value="1.69186908356989">
            <text:p>1.6918690836</text:p>
          </table:table-cell>
          <table:table-cell table:formula="of:=[.B1309]/[.B1308]" office:value-type="float" office:value="1.00431226875799">
            <text:p>1.0043122688</text:p>
          </table:table-cell>
          <table:table-cell table:formula="of:=MONTH([.A1309])" office:value-type="float" office:value="3">
            <text:p>3</text:p>
          </table:table-cell>
          <table:table-cell table:formula="of:=YEAR([.A1309])" office:value-type="float" office:value="2013">
            <text:p>2013</text:p>
          </table:table-cell>
        </table:table-row>
        <table:table-row table:style-name="ro2">
          <table:table-cell office:value-type="string">
            <text:p>2013-04-02 00:00:00</text:p>
          </table:table-cell>
          <table:table-cell office:value-type="float" office:value="1.71075125693895">
            <text:p>1.7107512569</text:p>
          </table:table-cell>
          <table:table-cell table:formula="of:=[.B1310]/[.B1309]" office:value-type="float" office:value="1.01116054046523">
            <text:p>1.0111605405</text:p>
          </table:table-cell>
          <table:table-cell table:formula="of:=MONTH([.A1310])" office:value-type="float" office:value="4">
            <text:p>4</text:p>
          </table:table-cell>
          <table:table-cell table:formula="of:=YEAR([.A1310])" office:value-type="float" office:value="2013">
            <text:p>2013</text:p>
          </table:table-cell>
        </table:table-row>
        <table:table-row table:style-name="ro2">
          <table:table-cell office:value-type="string">
            <text:p>2013-04-03 00:00:00</text:p>
          </table:table-cell>
          <table:table-cell office:value-type="float" office:value="1.70249342765371">
            <text:p>1.7024934277</text:p>
          </table:table-cell>
          <table:table-cell table:formula="of:=[.B1311]/[.B1310]" office:value-type="float" office:value="0.995172980728939">
            <text:p>0.9951729807</text:p>
          </table:table-cell>
          <table:table-cell table:formula="of:=MONTH([.A1311])" office:value-type="float" office:value="4">
            <text:p>4</text:p>
          </table:table-cell>
          <table:table-cell table:formula="of:=YEAR([.A1311])" office:value-type="float" office:value="2013">
            <text:p>2013</text:p>
          </table:table-cell>
        </table:table-row>
        <table:table-row table:style-name="ro2">
          <table:table-cell office:value-type="string">
            <text:p>2013-04-04 00:00:00</text:p>
          </table:table-cell>
          <table:table-cell office:value-type="float" office:value="1.7466362580825">
            <text:p>1.7466362581</text:p>
          </table:table-cell>
          <table:table-cell table:formula="of:=[.B1312]/[.B1311]" office:value-type="float" office:value="1.02592834116818">
            <text:p>1.0259283412</text:p>
          </table:table-cell>
          <table:table-cell table:formula="of:=MONTH([.A1312])" office:value-type="float" office:value="4">
            <text:p>4</text:p>
          </table:table-cell>
          <table:table-cell table:formula="of:=YEAR([.A1312])" office:value-type="float" office:value="2013">
            <text:p>2013</text:p>
          </table:table-cell>
        </table:table-row>
        <table:table-row table:style-name="ro2">
          <table:table-cell office:value-type="string">
            <text:p>2013-04-05 00:00:00</text:p>
          </table:table-cell>
          <table:table-cell office:value-type="float" office:value="1.76144669764097">
            <text:p>1.7614466976</text:p>
          </table:table-cell>
          <table:table-cell table:formula="of:=[.B1313]/[.B1312]" office:value-type="float" office:value="1.00847940691139">
            <text:p>1.0084794069</text:p>
          </table:table-cell>
          <table:table-cell table:formula="of:=MONTH([.A1313])" office:value-type="float" office:value="4">
            <text:p>4</text:p>
          </table:table-cell>
          <table:table-cell table:formula="of:=YEAR([.A1313])" office:value-type="float" office:value="2013">
            <text:p>2013</text:p>
          </table:table-cell>
        </table:table-row>
        <table:table-row table:style-name="ro2">
          <table:table-cell office:value-type="string">
            <text:p>2013-04-08 00:00:00</text:p>
          </table:table-cell>
          <table:table-cell office:value-type="float" office:value="1.77325308050641">
            <text:p>1.7732530805</text:p>
          </table:table-cell>
          <table:table-cell table:formula="of:=[.B1314]/[.B1313]" office:value-type="float" office:value="1.00670266257915">
            <text:p>1.0067026626</text:p>
          </table:table-cell>
          <table:table-cell table:formula="of:=MONTH([.A1314])" office:value-type="float" office:value="4">
            <text:p>4</text:p>
          </table:table-cell>
          <table:table-cell table:formula="of:=YEAR([.A1314])" office:value-type="float" office:value="2013">
            <text:p>2013</text:p>
          </table:table-cell>
        </table:table-row>
        <table:table-row table:style-name="ro2">
          <table:table-cell office:value-type="string">
            <text:p>2013-04-09 00:00:00</text:p>
          </table:table-cell>
          <table:table-cell office:value-type="float" office:value="1.76774751044609">
            <text:p>1.7677475104</text:p>
          </table:table-cell>
          <table:table-cell table:formula="of:=[.B1315]/[.B1314]" office:value-type="float" office:value="0.996895214720986">
            <text:p>0.9968952147</text:p>
          </table:table-cell>
          <table:table-cell table:formula="of:=MONTH([.A1315])" office:value-type="float" office:value="4">
            <text:p>4</text:p>
          </table:table-cell>
          <table:table-cell table:formula="of:=YEAR([.A1315])" office:value-type="float" office:value="2013">
            <text:p>2013</text:p>
          </table:table-cell>
        </table:table-row>
        <table:table-row table:style-name="ro2">
          <table:table-cell office:value-type="string">
            <text:p>2013-04-10 00:00:00</text:p>
          </table:table-cell>
          <table:table-cell office:value-type="float" office:value="1.78757146219867">
            <text:p>1.7875714622</text:p>
          </table:table-cell>
          <table:table-cell table:formula="of:=[.B1316]/[.B1315]" office:value-type="float" office:value="1.01121424390951">
            <text:p>1.0112142439</text:p>
          </table:table-cell>
          <table:table-cell table:formula="of:=MONTH([.A1316])" office:value-type="float" office:value="4">
            <text:p>4</text:p>
          </table:table-cell>
          <table:table-cell table:formula="of:=YEAR([.A1316])" office:value-type="float" office:value="2013">
            <text:p>2013</text:p>
          </table:table-cell>
        </table:table-row>
        <table:table-row table:style-name="ro2">
          <table:table-cell office:value-type="string">
            <text:p>2013-04-11 00:00:00</text:p>
          </table:table-cell>
          <table:table-cell office:value-type="float" office:value="1.80034514901448">
            <text:p>1.800345149</text:p>
          </table:table-cell>
          <table:table-cell table:formula="of:=[.B1317]/[.B1316]" office:value-type="float" office:value="1.00714583281616">
            <text:p>1.0071458328</text:p>
          </table:table-cell>
          <table:table-cell table:formula="of:=MONTH([.A1317])" office:value-type="float" office:value="4">
            <text:p>4</text:p>
          </table:table-cell>
          <table:table-cell table:formula="of:=YEAR([.A1317])" office:value-type="float" office:value="2013">
            <text:p>2013</text:p>
          </table:table-cell>
        </table:table-row>
        <table:table-row table:style-name="ro2">
          <table:table-cell office:value-type="string">
            <text:p>2013-04-12 00:00:00</text:p>
          </table:table-cell>
          <table:table-cell office:value-type="float" office:value="1.81020001038857">
            <text:p>1.8102000104</text:p>
          </table:table-cell>
          <table:table-cell table:formula="of:=[.B1318]/[.B1317]" office:value-type="float" office:value="1.00547387337338">
            <text:p>1.0054738734</text:p>
          </table:table-cell>
          <table:table-cell table:formula="of:=MONTH([.A1318])" office:value-type="float" office:value="4">
            <text:p>4</text:p>
          </table:table-cell>
          <table:table-cell table:formula="of:=YEAR([.A1318])" office:value-type="float" office:value="2013">
            <text:p>2013</text:p>
          </table:table-cell>
        </table:table-row>
        <table:table-row table:style-name="ro2">
          <table:table-cell office:value-type="string">
            <text:p>2013-04-15 00:00:00</text:p>
          </table:table-cell>
          <table:table-cell office:value-type="float" office:value="1.77923981203704">
            <text:p>1.779239812</text:p>
          </table:table-cell>
          <table:table-cell table:formula="of:=[.B1319]/[.B1318]" office:value-type="float" office:value="0.982896807991462">
            <text:p>0.982896808</text:p>
          </table:table-cell>
          <table:table-cell table:formula="of:=MONTH([.A1319])" office:value-type="float" office:value="4">
            <text:p>4</text:p>
          </table:table-cell>
          <table:table-cell table:formula="of:=YEAR([.A1319])" office:value-type="float" office:value="2013">
            <text:p>2013</text:p>
          </table:table-cell>
        </table:table-row>
        <table:table-row table:style-name="ro2">
          <table:table-cell office:value-type="string">
            <text:p>2013-04-16 00:00:00</text:p>
          </table:table-cell>
          <table:table-cell office:value-type="float" office:value="1.80511265243153">
            <text:p>1.8051126524</text:p>
          </table:table-cell>
          <table:table-cell table:formula="of:=[.B1320]/[.B1319]" office:value-type="float" office:value="1.01454151386421">
            <text:p>1.0145415139</text:p>
          </table:table-cell>
          <table:table-cell table:formula="of:=MONTH([.A1320])" office:value-type="float" office:value="4">
            <text:p>4</text:p>
          </table:table-cell>
          <table:table-cell table:formula="of:=YEAR([.A1320])" office:value-type="float" office:value="2013">
            <text:p>2013</text:p>
          </table:table-cell>
        </table:table-row>
        <table:table-row table:style-name="ro2">
          <table:table-cell office:value-type="string">
            <text:p>2013-04-17 00:00:00</text:p>
          </table:table-cell>
          <table:table-cell office:value-type="float" office:value="1.78791406282885">
            <text:p>1.7879140628</text:p>
          </table:table-cell>
          <table:table-cell table:formula="of:=[.B1321]/[.B1320]" office:value-type="float" office:value="0.990472290147925">
            <text:p>0.9904722901</text:p>
          </table:table-cell>
          <table:table-cell table:formula="of:=MONTH([.A1321])" office:value-type="float" office:value="4">
            <text:p>4</text:p>
          </table:table-cell>
          <table:table-cell table:formula="of:=YEAR([.A1321])" office:value-type="float" office:value="2013">
            <text:p>2013</text:p>
          </table:table-cell>
        </table:table-row>
        <table:table-row table:style-name="ro2">
          <table:table-cell office:value-type="string">
            <text:p>2013-04-18 00:00:00</text:p>
          </table:table-cell>
          <table:table-cell office:value-type="float" office:value="1.78293636976739">
            <text:p>1.7829363698</text:p>
          </table:table-cell>
          <table:table-cell table:formula="of:=[.B1322]/[.B1321]" office:value-type="float" office:value="0.997215921522767">
            <text:p>0.9972159215</text:p>
          </table:table-cell>
          <table:table-cell table:formula="of:=MONTH([.A1322])" office:value-type="float" office:value="4">
            <text:p>4</text:p>
          </table:table-cell>
          <table:table-cell table:formula="of:=YEAR([.A1322])" office:value-type="float" office:value="2013">
            <text:p>2013</text:p>
          </table:table-cell>
        </table:table-row>
        <table:table-row table:style-name="ro2">
          <table:table-cell office:value-type="string">
            <text:p>2013-04-19 00:00:00</text:p>
          </table:table-cell>
          <table:table-cell office:value-type="float" office:value="1.80708511995537">
            <text:p>1.80708512</text:p>
          </table:table-cell>
          <table:table-cell table:formula="of:=[.B1323]/[.B1322]" office:value-type="float" office:value="1.01354437017353">
            <text:p>1.0135443702</text:p>
          </table:table-cell>
          <table:table-cell table:formula="of:=MONTH([.A1323])" office:value-type="float" office:value="4">
            <text:p>4</text:p>
          </table:table-cell>
          <table:table-cell table:formula="of:=YEAR([.A1323])" office:value-type="float" office:value="2013">
            <text:p>2013</text:p>
          </table:table-cell>
        </table:table-row>
        <table:table-row table:style-name="ro2">
          <table:table-cell office:value-type="string">
            <text:p>2013-04-22 00:00:00</text:p>
          </table:table-cell>
          <table:table-cell office:value-type="float" office:value="1.80438017312458">
            <text:p>1.8043801731</text:p>
          </table:table-cell>
          <table:table-cell table:formula="of:=[.B1324]/[.B1323]" office:value-type="float" office:value="0.99850314365332">
            <text:p>0.9985031437</text:p>
          </table:table-cell>
          <table:table-cell table:formula="of:=MONTH([.A1324])" office:value-type="float" office:value="4">
            <text:p>4</text:p>
          </table:table-cell>
          <table:table-cell table:formula="of:=YEAR([.A1324])" office:value-type="float" office:value="2013">
            <text:p>2013</text:p>
          </table:table-cell>
        </table:table-row>
        <table:table-row table:style-name="ro2">
          <table:table-cell office:value-type="string">
            <text:p>2013-04-23 00:00:00</text:p>
          </table:table-cell>
          <table:table-cell office:value-type="float" office:value="1.81489880063409">
            <text:p>1.8148988006</text:p>
          </table:table-cell>
          <table:table-cell table:formula="of:=[.B1325]/[.B1324]" office:value-type="float" office:value="1.00582949628143">
            <text:p>1.0058294963</text:p>
          </table:table-cell>
          <table:table-cell table:formula="of:=MONTH([.A1325])" office:value-type="float" office:value="4">
            <text:p>4</text:p>
          </table:table-cell>
          <table:table-cell table:formula="of:=YEAR([.A1325])" office:value-type="float" office:value="2013">
            <text:p>2013</text:p>
          </table:table-cell>
        </table:table-row>
        <table:table-row table:style-name="ro2">
          <table:table-cell office:value-type="string">
            <text:p>2013-04-24 00:00:00</text:p>
          </table:table-cell>
          <table:table-cell office:value-type="float" office:value="1.82271381716458">
            <text:p>1.8227138172</text:p>
          </table:table-cell>
          <table:table-cell table:formula="of:=[.B1326]/[.B1325]" office:value-type="float" office:value="1.00430603432421">
            <text:p>1.0043060343</text:p>
          </table:table-cell>
          <table:table-cell table:formula="of:=MONTH([.A1326])" office:value-type="float" office:value="4">
            <text:p>4</text:p>
          </table:table-cell>
          <table:table-cell table:formula="of:=YEAR([.A1326])" office:value-type="float" office:value="2013">
            <text:p>2013</text:p>
          </table:table-cell>
        </table:table-row>
        <table:table-row table:style-name="ro2">
          <table:table-cell office:value-type="string">
            <text:p>2013-04-25 00:00:00</text:p>
          </table:table-cell>
          <table:table-cell office:value-type="float" office:value="1.82587073581885">
            <text:p>1.8258707358</text:p>
          </table:table-cell>
          <table:table-cell table:formula="of:=[.B1327]/[.B1326]" office:value-type="float" office:value="1.00173198810726">
            <text:p>1.0017319881</text:p>
          </table:table-cell>
          <table:table-cell table:formula="of:=MONTH([.A1327])" office:value-type="float" office:value="4">
            <text:p>4</text:p>
          </table:table-cell>
          <table:table-cell table:formula="of:=YEAR([.A1327])" office:value-type="float" office:value="2013">
            <text:p>2013</text:p>
          </table:table-cell>
        </table:table-row>
        <table:table-row table:style-name="ro2">
          <table:table-cell office:value-type="string">
            <text:p>2013-04-26 00:00:00</text:p>
          </table:table-cell>
          <table:table-cell office:value-type="float" office:value="1.81986442845505">
            <text:p>1.8198644285</text:p>
          </table:table-cell>
          <table:table-cell table:formula="of:=[.B1328]/[.B1327]" office:value-type="float" office:value="0.996710442176451">
            <text:p>0.9967104422</text:p>
          </table:table-cell>
          <table:table-cell table:formula="of:=MONTH([.A1328])" office:value-type="float" office:value="4">
            <text:p>4</text:p>
          </table:table-cell>
          <table:table-cell table:formula="of:=YEAR([.A1328])" office:value-type="float" office:value="2013">
            <text:p>2013</text:p>
          </table:table-cell>
        </table:table-row>
        <table:table-row table:style-name="ro2">
          <table:table-cell office:value-type="string">
            <text:p>2013-04-29 00:00:00</text:p>
          </table:table-cell>
          <table:table-cell office:value-type="float" office:value="1.83688097591064">
            <text:p>1.8368809759</text:p>
          </table:table-cell>
          <table:table-cell table:formula="of:=[.B1329]/[.B1328]" office:value-type="float" office:value="1.00935044786278">
            <text:p>1.0093504479</text:p>
          </table:table-cell>
          <table:table-cell table:formula="of:=MONTH([.A1329])" office:value-type="float" office:value="4">
            <text:p>4</text:p>
          </table:table-cell>
          <table:table-cell table:formula="of:=YEAR([.A1329])" office:value-type="float" office:value="2013">
            <text:p>2013</text:p>
          </table:table-cell>
        </table:table-row>
        <table:table-row table:style-name="ro2">
          <table:table-cell office:value-type="string">
            <text:p>2013-05-02 00:00:00</text:p>
          </table:table-cell>
          <table:table-cell office:value-type="float" office:value="1.84359452173246">
            <text:p>1.8435945217</text:p>
          </table:table-cell>
          <table:table-cell table:formula="of:=[.B1330]/[.B1329]" office:value-type="float" office:value="1.00365486164311">
            <text:p>1.0036548616</text:p>
          </table:table-cell>
          <table:table-cell table:formula="of:=MONTH([.A1330])" office:value-type="float" office:value="5">
            <text:p>5</text:p>
          </table:table-cell>
          <table:table-cell table:formula="of:=YEAR([.A1330])" office:value-type="float" office:value="2013">
            <text:p>2013</text:p>
          </table:table-cell>
        </table:table-row>
        <table:table-row table:style-name="ro2">
          <table:table-cell office:value-type="string">
            <text:p>2013-05-03 00:00:00</text:p>
          </table:table-cell>
          <table:table-cell office:value-type="float" office:value="1.84938720725434">
            <text:p>1.8493872073</text:p>
          </table:table-cell>
          <table:table-cell table:formula="of:=[.B1331]/[.B1330]" office:value-type="float" office:value="1.00314206049844">
            <text:p>1.0031420605</text:p>
          </table:table-cell>
          <table:table-cell table:formula="of:=MONTH([.A1331])" office:value-type="float" office:value="5">
            <text:p>5</text:p>
          </table:table-cell>
          <table:table-cell table:formula="of:=YEAR([.A1331])" office:value-type="float" office:value="2013">
            <text:p>2013</text:p>
          </table:table-cell>
        </table:table-row>
        <table:table-row table:style-name="ro2">
          <table:table-cell office:value-type="string">
            <text:p>2013-05-06 00:00:00</text:p>
          </table:table-cell>
          <table:table-cell office:value-type="float" office:value="1.84908467509777">
            <text:p>1.8490846751</text:p>
          </table:table-cell>
          <table:table-cell table:formula="of:=[.B1332]/[.B1331]" office:value-type="float" office:value="0.999836414918748">
            <text:p>0.9998364149</text:p>
          </table:table-cell>
          <table:table-cell table:formula="of:=MONTH([.A1332])" office:value-type="float" office:value="5">
            <text:p>5</text:p>
          </table:table-cell>
          <table:table-cell table:formula="of:=YEAR([.A1332])" office:value-type="float" office:value="2013">
            <text:p>2013</text:p>
          </table:table-cell>
        </table:table-row>
        <table:table-row table:style-name="ro2">
          <table:table-cell office:value-type="string">
            <text:p>2013-05-07 00:00:00</text:p>
          </table:table-cell>
          <table:table-cell office:value-type="float" office:value="1.85277731728226">
            <text:p>1.8527773173</text:p>
          </table:table-cell>
          <table:table-cell table:formula="of:=[.B1333]/[.B1332]" office:value-type="float" office:value="1.00199701086392">
            <text:p>1.0019970109</text:p>
          </table:table-cell>
          <table:table-cell table:formula="of:=MONTH([.A1333])" office:value-type="float" office:value="5">
            <text:p>5</text:p>
          </table:table-cell>
          <table:table-cell table:formula="of:=YEAR([.A1333])" office:value-type="float" office:value="2013">
            <text:p>2013</text:p>
          </table:table-cell>
        </table:table-row>
        <table:table-row table:style-name="ro2">
          <table:table-cell office:value-type="string">
            <text:p>2013-05-08 00:00:00</text:p>
          </table:table-cell>
          <table:table-cell office:value-type="float" office:value="1.85915749983231">
            <text:p>1.8591574998</text:p>
          </table:table-cell>
          <table:table-cell table:formula="of:=[.B1334]/[.B1333]" office:value-type="float" office:value="1.00344357764451">
            <text:p>1.0034435776</text:p>
          </table:table-cell>
          <table:table-cell table:formula="of:=MONTH([.A1334])" office:value-type="float" office:value="5">
            <text:p>5</text:p>
          </table:table-cell>
          <table:table-cell table:formula="of:=YEAR([.A1334])" office:value-type="float" office:value="2013">
            <text:p>2013</text:p>
          </table:table-cell>
        </table:table-row>
        <table:table-row table:style-name="ro2">
          <table:table-cell office:value-type="string">
            <text:p>2013-05-09 00:00:00</text:p>
          </table:table-cell>
          <table:table-cell office:value-type="float" office:value="1.85012223077934">
            <text:p>1.8501222308</text:p>
          </table:table-cell>
          <table:table-cell table:formula="of:=[.B1335]/[.B1334]" office:value-type="float" office:value="0.995140127152334">
            <text:p>0.9951401272</text:p>
          </table:table-cell>
          <table:table-cell table:formula="of:=MONTH([.A1335])" office:value-type="float" office:value="5">
            <text:p>5</text:p>
          </table:table-cell>
          <table:table-cell table:formula="of:=YEAR([.A1335])" office:value-type="float" office:value="2013">
            <text:p>2013</text:p>
          </table:table-cell>
        </table:table-row>
        <table:table-row table:style-name="ro2">
          <table:table-cell office:value-type="string">
            <text:p>2013-05-10 00:00:00</text:p>
          </table:table-cell>
          <table:table-cell office:value-type="float" office:value="1.84899566422525">
            <text:p>1.8489956642</text:p>
          </table:table-cell>
          <table:table-cell table:formula="of:=[.B1336]/[.B1335]" office:value-type="float" office:value="0.999391085337309">
            <text:p>0.9993910853</text:p>
          </table:table-cell>
          <table:table-cell table:formula="of:=MONTH([.A1336])" office:value-type="float" office:value="5">
            <text:p>5</text:p>
          </table:table-cell>
          <table:table-cell table:formula="of:=YEAR([.A1336])" office:value-type="float" office:value="2013">
            <text:p>2013</text:p>
          </table:table-cell>
        </table:table-row>
        <table:table-row table:style-name="ro2">
          <table:table-cell office:value-type="string">
            <text:p>2013-05-13 00:00:00</text:p>
          </table:table-cell>
          <table:table-cell office:value-type="float" office:value="1.85887535932319">
            <text:p>1.8588753593</text:p>
          </table:table-cell>
          <table:table-cell table:formula="of:=[.B1337]/[.B1336]" office:value-type="float" office:value="1.00534327650902">
            <text:p>1.0053432765</text:p>
          </table:table-cell>
          <table:table-cell table:formula="of:=MONTH([.A1337])" office:value-type="float" office:value="5">
            <text:p>5</text:p>
          </table:table-cell>
          <table:table-cell table:formula="of:=YEAR([.A1337])" office:value-type="float" office:value="2013">
            <text:p>2013</text:p>
          </table:table-cell>
        </table:table-row>
        <table:table-row table:style-name="ro2">
          <table:table-cell office:value-type="string">
            <text:p>2013-05-14 00:00:00</text:p>
          </table:table-cell>
          <table:table-cell office:value-type="float" office:value="1.86293440487203">
            <text:p>1.8629344049</text:p>
          </table:table-cell>
          <table:table-cell table:formula="of:=[.B1338]/[.B1337]" office:value-type="float" office:value="1.00218360285884">
            <text:p>1.0021836029</text:p>
          </table:table-cell>
          <table:table-cell table:formula="of:=MONTH([.A1338])" office:value-type="float" office:value="5">
            <text:p>5</text:p>
          </table:table-cell>
          <table:table-cell table:formula="of:=YEAR([.A1338])" office:value-type="float" office:value="2013">
            <text:p>2013</text:p>
          </table:table-cell>
        </table:table-row>
        <table:table-row table:style-name="ro2">
          <table:table-cell office:value-type="string">
            <text:p>2013-05-15 00:00:00</text:p>
          </table:table-cell>
          <table:table-cell office:value-type="float" office:value="1.87665291760303">
            <text:p>1.8766529176</text:p>
          </table:table-cell>
          <table:table-cell table:formula="of:=[.B1339]/[.B1338]" office:value-type="float" office:value="1.00736392687532">
            <text:p>1.0073639269</text:p>
          </table:table-cell>
          <table:table-cell table:formula="of:=MONTH([.A1339])" office:value-type="float" office:value="5">
            <text:p>5</text:p>
          </table:table-cell>
          <table:table-cell table:formula="of:=YEAR([.A1339])" office:value-type="float" office:value="2013">
            <text:p>2013</text:p>
          </table:table-cell>
        </table:table-row>
        <table:table-row table:style-name="ro2">
          <table:table-cell office:value-type="string">
            <text:p>2013-05-16 00:00:00</text:p>
          </table:table-cell>
          <table:table-cell office:value-type="float" office:value="1.86665444621653">
            <text:p>1.8666544462</text:p>
          </table:table-cell>
          <table:table-cell table:formula="of:=[.B1340]/[.B1339]" office:value-type="float" office:value="0.994672178700327">
            <text:p>0.9946721787</text:p>
          </table:table-cell>
          <table:table-cell table:formula="of:=MONTH([.A1340])" office:value-type="float" office:value="5">
            <text:p>5</text:p>
          </table:table-cell>
          <table:table-cell table:formula="of:=YEAR([.A1340])" office:value-type="float" office:value="2013">
            <text:p>2013</text:p>
          </table:table-cell>
        </table:table-row>
        <table:table-row table:style-name="ro2">
          <table:table-cell office:value-type="string">
            <text:p>2013-05-17 00:00:00</text:p>
          </table:table-cell>
          <table:table-cell office:value-type="float" office:value="1.8770375036109">
            <text:p>1.8770375036</text:p>
          </table:table-cell>
          <table:table-cell table:formula="of:=[.B1341]/[.B1340]" office:value-type="float" office:value="1.00556238859068">
            <text:p>1.0055623886</text:p>
          </table:table-cell>
          <table:table-cell table:formula="of:=MONTH([.A1341])" office:value-type="float" office:value="5">
            <text:p>5</text:p>
          </table:table-cell>
          <table:table-cell table:formula="of:=YEAR([.A1341])" office:value-type="float" office:value="2013">
            <text:p>2013</text:p>
          </table:table-cell>
        </table:table-row>
        <table:table-row table:style-name="ro2">
          <table:table-cell office:value-type="string">
            <text:p>2013-05-20 00:00:00</text:p>
          </table:table-cell>
          <table:table-cell office:value-type="float" office:value="1.88224502340101">
            <text:p>1.8822450234</text:p>
          </table:table-cell>
          <table:table-cell table:formula="of:=[.B1342]/[.B1341]" office:value-type="float" office:value="1.00277432911174">
            <text:p>1.0027743291</text:p>
          </table:table-cell>
          <table:table-cell table:formula="of:=MONTH([.A1342])" office:value-type="float" office:value="5">
            <text:p>5</text:p>
          </table:table-cell>
          <table:table-cell table:formula="of:=YEAR([.A1342])" office:value-type="float" office:value="2013">
            <text:p>2013</text:p>
          </table:table-cell>
        </table:table-row>
        <table:table-row table:style-name="ro2">
          <table:table-cell office:value-type="string">
            <text:p>2013-05-21 00:00:00</text:p>
          </table:table-cell>
          <table:table-cell office:value-type="float" office:value="1.8911886862722">
            <text:p>1.8911886863</text:p>
          </table:table-cell>
          <table:table-cell table:formula="of:=[.B1343]/[.B1342]" office:value-type="float" office:value="1.00475159331543">
            <text:p>1.0047515933</text:p>
          </table:table-cell>
          <table:table-cell table:formula="of:=MONTH([.A1343])" office:value-type="float" office:value="5">
            <text:p>5</text:p>
          </table:table-cell>
          <table:table-cell table:formula="of:=YEAR([.A1343])" office:value-type="float" office:value="2013">
            <text:p>2013</text:p>
          </table:table-cell>
        </table:table-row>
        <table:table-row table:style-name="ro2">
          <table:table-cell office:value-type="string">
            <text:p>2013-05-22 00:00:00</text:p>
          </table:table-cell>
          <table:table-cell office:value-type="float" office:value="1.86397428408413">
            <text:p>1.8639742841</text:p>
          </table:table-cell>
          <table:table-cell table:formula="of:=[.B1344]/[.B1343]" office:value-type="float" office:value="0.985609895836619">
            <text:p>0.9856098958</text:p>
          </table:table-cell>
          <table:table-cell table:formula="of:=MONTH([.A1344])" office:value-type="float" office:value="5">
            <text:p>5</text:p>
          </table:table-cell>
          <table:table-cell table:formula="of:=YEAR([.A1344])" office:value-type="float" office:value="2013">
            <text:p>2013</text:p>
          </table:table-cell>
        </table:table-row>
        <table:table-row table:style-name="ro2">
          <table:table-cell office:value-type="string">
            <text:p>2013-05-23 00:00:00</text:p>
          </table:table-cell>
          <table:table-cell office:value-type="float" office:value="1.82573445152136">
            <text:p>1.8257344515</text:p>
          </table:table-cell>
          <table:table-cell table:formula="of:=[.B1345]/[.B1344]" office:value-type="float" office:value="0.979484785337819">
            <text:p>0.9794847853</text:p>
          </table:table-cell>
          <table:table-cell table:formula="of:=MONTH([.A1345])" office:value-type="float" office:value="5">
            <text:p>5</text:p>
          </table:table-cell>
          <table:table-cell table:formula="of:=YEAR([.A1345])" office:value-type="float" office:value="2013">
            <text:p>2013</text:p>
          </table:table-cell>
        </table:table-row>
        <table:table-row table:style-name="ro2">
          <table:table-cell office:value-type="string">
            <text:p>2013-05-24 00:00:00</text:p>
          </table:table-cell>
          <table:table-cell office:value-type="float" office:value="1.81322596070889">
            <text:p>1.8132259607</text:p>
          </table:table-cell>
          <table:table-cell table:formula="of:=[.B1346]/[.B1345]" office:value-type="float" office:value="0.993148789627072">
            <text:p>0.9931487896</text:p>
          </table:table-cell>
          <table:table-cell table:formula="of:=MONTH([.A1346])" office:value-type="float" office:value="5">
            <text:p>5</text:p>
          </table:table-cell>
          <table:table-cell table:formula="of:=YEAR([.A1346])" office:value-type="float" office:value="2013">
            <text:p>2013</text:p>
          </table:table-cell>
        </table:table-row>
        <table:table-row table:style-name="ro2">
          <table:table-cell office:value-type="string">
            <text:p>2013-05-28 00:00:00</text:p>
          </table:table-cell>
          <table:table-cell office:value-type="float" office:value="1.79723256440815">
            <text:p>1.7972325644</text:p>
          </table:table-cell>
          <table:table-cell table:formula="of:=[.B1347]/[.B1346]" office:value-type="float" office:value="0.991179590052592">
            <text:p>0.9911795901</text:p>
          </table:table-cell>
          <table:table-cell table:formula="of:=MONTH([.A1347])" office:value-type="float" office:value="5">
            <text:p>5</text:p>
          </table:table-cell>
          <table:table-cell table:formula="of:=YEAR([.A1347])" office:value-type="float" office:value="2013">
            <text:p>2013</text:p>
          </table:table-cell>
        </table:table-row>
        <table:table-row table:style-name="ro2">
          <table:table-cell office:value-type="string">
            <text:p>2013-05-29 00:00:00</text:p>
          </table:table-cell>
          <table:table-cell office:value-type="float" office:value="1.77664886803603">
            <text:p>1.776648868</text:p>
          </table:table-cell>
          <table:table-cell table:formula="of:=[.B1348]/[.B1347]" office:value-type="float" office:value="0.988547004555919">
            <text:p>0.9885470046</text:p>
          </table:table-cell>
          <table:table-cell table:formula="of:=MONTH([.A1348])" office:value-type="float" office:value="5">
            <text:p>5</text:p>
          </table:table-cell>
          <table:table-cell table:formula="of:=YEAR([.A1348])" office:value-type="float" office:value="2013">
            <text:p>2013</text:p>
          </table:table-cell>
        </table:table-row>
        <table:table-row table:style-name="ro2">
          <table:table-cell office:value-type="string">
            <text:p>2013-05-30 00:00:00</text:p>
          </table:table-cell>
          <table:table-cell office:value-type="float" office:value="1.76797031412759">
            <text:p>1.7679703141</text:p>
          </table:table-cell>
          <table:table-cell table:formula="of:=[.B1349]/[.B1348]" office:value-type="float" office:value="0.995115211528526">
            <text:p>0.9951152115</text:p>
          </table:table-cell>
          <table:table-cell table:formula="of:=MONTH([.A1349])" office:value-type="float" office:value="5">
            <text:p>5</text:p>
          </table:table-cell>
          <table:table-cell table:formula="of:=YEAR([.A1349])" office:value-type="float" office:value="2013">
            <text:p>2013</text:p>
          </table:table-cell>
        </table:table-row>
        <table:table-row table:style-name="ro2">
          <table:table-cell office:value-type="string">
            <text:p>2013-06-04 00:00:00</text:p>
          </table:table-cell>
          <table:table-cell office:value-type="float" office:value="1.77411808199591">
            <text:p>1.774118082</text:p>
          </table:table-cell>
          <table:table-cell table:formula="of:=[.B1350]/[.B1349]" office:value-type="float" office:value="1.00347730265559">
            <text:p>1.0034773027</text:p>
          </table:table-cell>
          <table:table-cell table:formula="of:=MONTH([.A1350])" office:value-type="float" office:value="6">
            <text:p>6</text:p>
          </table:table-cell>
          <table:table-cell table:formula="of:=YEAR([.A1350])" office:value-type="float" office:value="2013">
            <text:p>2013</text:p>
          </table:table-cell>
        </table:table-row>
        <table:table-row table:style-name="ro2">
          <table:table-cell office:value-type="string">
            <text:p>2013-06-05 00:00:00</text:p>
          </table:table-cell>
          <table:table-cell office:value-type="float" office:value="1.73772338373006">
            <text:p>1.7377233837</text:p>
          </table:table-cell>
          <table:table-cell table:formula="of:=[.B1351]/[.B1350]" office:value-type="float" office:value="0.979485752027904">
            <text:p>0.979485752</text:p>
          </table:table-cell>
          <table:table-cell table:formula="of:=MONTH([.A1351])" office:value-type="float" office:value="6">
            <text:p>6</text:p>
          </table:table-cell>
          <table:table-cell table:formula="of:=YEAR([.A1351])" office:value-type="float" office:value="2013">
            <text:p>2013</text:p>
          </table:table-cell>
        </table:table-row>
        <table:table-row table:style-name="ro2">
          <table:table-cell office:value-type="string">
            <text:p>2013-06-06 00:00:00</text:p>
          </table:table-cell>
          <table:table-cell office:value-type="float" office:value="1.75190658345332">
            <text:p>1.7519065835</text:p>
          </table:table-cell>
          <table:table-cell table:formula="of:=[.B1352]/[.B1351]" office:value-type="float" office:value="1.00816194329664">
            <text:p>1.0081619433</text:p>
          </table:table-cell>
          <table:table-cell table:formula="of:=MONTH([.A1352])" office:value-type="float" office:value="6">
            <text:p>6</text:p>
          </table:table-cell>
          <table:table-cell table:formula="of:=YEAR([.A1352])" office:value-type="float" office:value="2013">
            <text:p>2013</text:p>
          </table:table-cell>
        </table:table-row>
        <table:table-row table:style-name="ro2">
          <table:table-cell office:value-type="string">
            <text:p>2013-06-07 00:00:00</text:p>
          </table:table-cell>
          <table:table-cell office:value-type="float" office:value="1.78186465700642">
            <text:p>1.781864657</text:p>
          </table:table-cell>
          <table:table-cell table:formula="of:=[.B1353]/[.B1352]" office:value-type="float" office:value="1.01710026883628">
            <text:p>1.0171002688</text:p>
          </table:table-cell>
          <table:table-cell table:formula="of:=MONTH([.A1353])" office:value-type="float" office:value="6">
            <text:p>6</text:p>
          </table:table-cell>
          <table:table-cell table:formula="of:=YEAR([.A1353])" office:value-type="float" office:value="2013">
            <text:p>2013</text:p>
          </table:table-cell>
        </table:table-row>
        <table:table-row table:style-name="ro2">
          <table:table-cell office:value-type="string">
            <text:p>2013-06-10 00:00:00</text:p>
          </table:table-cell>
          <table:table-cell office:value-type="float" office:value="1.7847995049334">
            <text:p>1.7847995049</text:p>
          </table:table-cell>
          <table:table-cell table:formula="of:=[.B1354]/[.B1353]" office:value-type="float" office:value="1.00164706557001">
            <text:p>1.0016470656</text:p>
          </table:table-cell>
          <table:table-cell table:formula="of:=MONTH([.A1354])" office:value-type="float" office:value="6">
            <text:p>6</text:p>
          </table:table-cell>
          <table:table-cell table:formula="of:=YEAR([.A1354])" office:value-type="float" office:value="2013">
            <text:p>2013</text:p>
          </table:table-cell>
        </table:table-row>
        <table:table-row table:style-name="ro2">
          <table:table-cell office:value-type="string">
            <text:p>2013-06-11 00:00:00</text:p>
          </table:table-cell>
          <table:table-cell office:value-type="float" office:value="1.75807983436024">
            <text:p>1.7580798344</text:p>
          </table:table-cell>
          <table:table-cell table:formula="of:=[.B1355]/[.B1354]" office:value-type="float" office:value="0.985029315338048">
            <text:p>0.9850293153</text:p>
          </table:table-cell>
          <table:table-cell table:formula="of:=MONTH([.A1355])" office:value-type="float" office:value="6">
            <text:p>6</text:p>
          </table:table-cell>
          <table:table-cell table:formula="of:=YEAR([.A1355])" office:value-type="float" office:value="2013">
            <text:p>2013</text:p>
          </table:table-cell>
        </table:table-row>
        <table:table-row table:style-name="ro2">
          <table:table-cell office:value-type="string">
            <text:p>2013-06-12 00:00:00</text:p>
          </table:table-cell>
          <table:table-cell office:value-type="float" office:value="1.74691304736698">
            <text:p>1.7469130474</text:p>
          </table:table-cell>
          <table:table-cell table:formula="of:=[.B1356]/[.B1355]" office:value-type="float" office:value="0.993648304943259">
            <text:p>0.9936483049</text:p>
          </table:table-cell>
          <table:table-cell table:formula="of:=MONTH([.A1356])" office:value-type="float" office:value="6">
            <text:p>6</text:p>
          </table:table-cell>
          <table:table-cell table:formula="of:=YEAR([.A1356])" office:value-type="float" office:value="2013">
            <text:p>2013</text:p>
          </table:table-cell>
        </table:table-row>
        <table:table-row table:style-name="ro2">
          <table:table-cell office:value-type="string">
            <text:p>2013-06-13 00:00:00</text:p>
          </table:table-cell>
          <table:table-cell office:value-type="float" office:value="1.78495466342018">
            <text:p>1.7849546634</text:p>
          </table:table-cell>
          <table:table-cell table:formula="of:=[.B1357]/[.B1356]" office:value-type="float" office:value="1.02177647943642">
            <text:p>1.0217764794</text:p>
          </table:table-cell>
          <table:table-cell table:formula="of:=MONTH([.A1357])" office:value-type="float" office:value="6">
            <text:p>6</text:p>
          </table:table-cell>
          <table:table-cell table:formula="of:=YEAR([.A1357])" office:value-type="float" office:value="2013">
            <text:p>2013</text:p>
          </table:table-cell>
        </table:table-row>
        <table:table-row table:style-name="ro2">
          <table:table-cell office:value-type="string">
            <text:p>2013-06-14 00:00:00</text:p>
          </table:table-cell>
          <table:table-cell office:value-type="float" office:value="1.76448929598453">
            <text:p>1.764489296</text:p>
          </table:table-cell>
          <table:table-cell table:formula="of:=[.B1358]/[.B1357]" office:value-type="float" office:value="0.988534516951578">
            <text:p>0.988534517</text:p>
          </table:table-cell>
          <table:table-cell table:formula="of:=MONTH([.A1358])" office:value-type="float" office:value="6">
            <text:p>6</text:p>
          </table:table-cell>
          <table:table-cell table:formula="of:=YEAR([.A1358])" office:value-type="float" office:value="2013">
            <text:p>2013</text:p>
          </table:table-cell>
        </table:table-row>
        <table:table-row table:style-name="ro2">
          <table:table-cell office:value-type="string">
            <text:p>2013-06-17 00:00:00</text:p>
          </table:table-cell>
          <table:table-cell office:value-type="float" office:value="1.7861685599736">
            <text:p>1.78616856</text:p>
          </table:table-cell>
          <table:table-cell table:formula="of:=[.B1359]/[.B1358]" office:value-type="float" office:value="1.01228642420127">
            <text:p>1.0122864242</text:p>
          </table:table-cell>
          <table:table-cell table:formula="of:=MONTH([.A1359])" office:value-type="float" office:value="6">
            <text:p>6</text:p>
          </table:table-cell>
          <table:table-cell table:formula="of:=YEAR([.A1359])" office:value-type="float" office:value="2013">
            <text:p>2013</text:p>
          </table:table-cell>
        </table:table-row>
        <table:table-row table:style-name="ro2">
          <table:table-cell office:value-type="string">
            <text:p>2013-06-18 00:00:00</text:p>
          </table:table-cell>
          <table:table-cell office:value-type="float" office:value="1.80416021914719">
            <text:p>1.8041602191</text:p>
          </table:table-cell>
          <table:table-cell table:formula="of:=[.B1360]/[.B1359]" office:value-type="float" office:value="1.01007276668998">
            <text:p>1.0100727667</text:p>
          </table:table-cell>
          <table:table-cell table:formula="of:=MONTH([.A1360])" office:value-type="float" office:value="6">
            <text:p>6</text:p>
          </table:table-cell>
          <table:table-cell table:formula="of:=YEAR([.A1360])" office:value-type="float" office:value="2013">
            <text:p>2013</text:p>
          </table:table-cell>
        </table:table-row>
        <table:table-row table:style-name="ro2">
          <table:table-cell office:value-type="string">
            <text:p>2013-06-19 00:00:00</text:p>
          </table:table-cell>
          <table:table-cell office:value-type="float" office:value="1.77089266521104">
            <text:p>1.7708926652</text:p>
          </table:table-cell>
          <table:table-cell table:formula="of:=[.B1361]/[.B1360]" office:value-type="float" office:value="0.981560643238285">
            <text:p>0.9815606432</text:p>
          </table:table-cell>
          <table:table-cell table:formula="of:=MONTH([.A1361])" office:value-type="float" office:value="6">
            <text:p>6</text:p>
          </table:table-cell>
          <table:table-cell table:formula="of:=YEAR([.A1361])" office:value-type="float" office:value="2013">
            <text:p>2013</text:p>
          </table:table-cell>
        </table:table-row>
        <table:table-row table:style-name="ro2">
          <table:table-cell office:value-type="string">
            <text:p>2013-06-20 00:00:00</text:p>
          </table:table-cell>
          <table:table-cell office:value-type="float" office:value="1.70726624109387">
            <text:p>1.7072662411</text:p>
          </table:table-cell>
          <table:table-cell table:formula="of:=[.B1362]/[.B1361]" office:value-type="float" office:value="0.964070987831673">
            <text:p>0.9640709878</text:p>
          </table:table-cell>
          <table:table-cell table:formula="of:=MONTH([.A1362])" office:value-type="float" office:value="6">
            <text:p>6</text:p>
          </table:table-cell>
          <table:table-cell table:formula="of:=YEAR([.A1362])" office:value-type="float" office:value="2013">
            <text:p>2013</text:p>
          </table:table-cell>
        </table:table-row>
        <table:table-row table:style-name="ro2">
          <table:table-cell office:value-type="string">
            <text:p>2013-06-21 00:00:00</text:p>
          </table:table-cell>
          <table:table-cell office:value-type="float" office:value="1.73765153989843">
            <text:p>1.7376515399</text:p>
          </table:table-cell>
          <table:table-cell table:formula="of:=[.B1363]/[.B1362]" office:value-type="float" office:value="1.01779763347578">
            <text:p>1.0177976335</text:p>
          </table:table-cell>
          <table:table-cell table:formula="of:=MONTH([.A1363])" office:value-type="float" office:value="6">
            <text:p>6</text:p>
          </table:table-cell>
          <table:table-cell table:formula="of:=YEAR([.A1363])" office:value-type="float" office:value="2013">
            <text:p>2013</text:p>
          </table:table-cell>
        </table:table-row>
        <table:table-row table:style-name="ro2">
          <table:table-cell office:value-type="string">
            <text:p>2013-06-24 00:00:00</text:p>
          </table:table-cell>
          <table:table-cell office:value-type="float" office:value="1.71065804008315">
            <text:p>1.7106580401</text:p>
          </table:table-cell>
          <table:table-cell table:formula="of:=[.B1364]/[.B1363]" office:value-type="float" office:value="0.984465527641491">
            <text:p>0.9844655276</text:p>
          </table:table-cell>
          <table:table-cell table:formula="of:=MONTH([.A1364])" office:value-type="float" office:value="6">
            <text:p>6</text:p>
          </table:table-cell>
          <table:table-cell table:formula="of:=YEAR([.A1364])" office:value-type="float" office:value="2013">
            <text:p>2013</text:p>
          </table:table-cell>
        </table:table-row>
        <table:table-row table:style-name="ro2">
          <table:table-cell office:value-type="string">
            <text:p>2013-06-25 00:00:00</text:p>
          </table:table-cell>
          <table:table-cell office:value-type="float" office:value="1.73326015115897">
            <text:p>1.7332601512</text:p>
          </table:table-cell>
          <table:table-cell table:formula="of:=[.B1365]/[.B1364]" office:value-type="float" office:value="1.01321252438899">
            <text:p>1.0132125244</text:p>
          </table:table-cell>
          <table:table-cell table:formula="of:=MONTH([.A1365])" office:value-type="float" office:value="6">
            <text:p>6</text:p>
          </table:table-cell>
          <table:table-cell table:formula="of:=YEAR([.A1365])" office:value-type="float" office:value="2013">
            <text:p>2013</text:p>
          </table:table-cell>
        </table:table-row>
        <table:table-row table:style-name="ro2">
          <table:table-cell office:value-type="string">
            <text:p>2013-06-26 00:00:00</text:p>
          </table:table-cell>
          <table:table-cell office:value-type="float" office:value="1.74425623949073">
            <text:p>1.7442562395</text:p>
          </table:table-cell>
          <table:table-cell table:formula="of:=[.B1366]/[.B1365]" office:value-type="float" office:value="1.0063441649682">
            <text:p>1.006344165</text:p>
          </table:table-cell>
          <table:table-cell table:formula="of:=MONTH([.A1366])" office:value-type="float" office:value="6">
            <text:p>6</text:p>
          </table:table-cell>
          <table:table-cell table:formula="of:=YEAR([.A1366])" office:value-type="float" office:value="2013">
            <text:p>2013</text:p>
          </table:table-cell>
        </table:table-row>
        <table:table-row table:style-name="ro2">
          <table:table-cell office:value-type="string">
            <text:p>2013-06-27 00:00:00</text:p>
          </table:table-cell>
          <table:table-cell office:value-type="float" office:value="1.77481865301298">
            <text:p>1.774818653</text:p>
          </table:table-cell>
          <table:table-cell table:formula="of:=[.B1367]/[.B1366]" office:value-type="float" office:value="1.01752174527475">
            <text:p>1.0175217453</text:p>
          </table:table-cell>
          <table:table-cell table:formula="of:=MONTH([.A1367])" office:value-type="float" office:value="6">
            <text:p>6</text:p>
          </table:table-cell>
          <table:table-cell table:formula="of:=YEAR([.A1367])" office:value-type="float" office:value="2013">
            <text:p>2013</text:p>
          </table:table-cell>
        </table:table-row>
        <table:table-row table:style-name="ro2">
          <table:table-cell office:value-type="string">
            <text:p>2013-07-02 00:00:00</text:p>
          </table:table-cell>
          <table:table-cell office:value-type="float" office:value="1.77857793886881">
            <text:p>1.7785779389</text:p>
          </table:table-cell>
          <table:table-cell table:formula="of:=[.B1368]/[.B1367]" office:value-type="float" office:value="1.00211812392745">
            <text:p>1.0021181239</text:p>
          </table:table-cell>
          <table:table-cell table:formula="of:=MONTH([.A1368])" office:value-type="float" office:value="7">
            <text:p>7</text:p>
          </table:table-cell>
          <table:table-cell table:formula="of:=YEAR([.A1368])" office:value-type="float" office:value="2013">
            <text:p>2013</text:p>
          </table:table-cell>
        </table:table-row>
        <table:table-row table:style-name="ro2">
          <table:table-cell office:value-type="string">
            <text:p>2013-07-03 00:00:00</text:p>
          </table:table-cell>
          <table:table-cell office:value-type="float" office:value="1.77884942718191">
            <text:p>1.7788494272</text:p>
          </table:table-cell>
          <table:table-cell table:formula="of:=[.B1369]/[.B1368]" office:value-type="float" office:value="1.00015264347272">
            <text:p>1.0001526435</text:p>
          </table:table-cell>
          <table:table-cell table:formula="of:=MONTH([.A1369])" office:value-type="float" office:value="7">
            <text:p>7</text:p>
          </table:table-cell>
          <table:table-cell table:formula="of:=YEAR([.A1369])" office:value-type="float" office:value="2013">
            <text:p>2013</text:p>
          </table:table-cell>
        </table:table-row>
        <table:table-row table:style-name="ro2">
          <table:table-cell office:value-type="string">
            <text:p>2013-07-05 00:00:00</text:p>
          </table:table-cell>
          <table:table-cell office:value-type="float" office:value="1.78301112824647">
            <text:p>1.7830111282</text:p>
          </table:table-cell>
          <table:table-cell table:formula="of:=[.B1370]/[.B1369]" office:value-type="float" office:value="1.00233954656362">
            <text:p>1.0023395466</text:p>
          </table:table-cell>
          <table:table-cell table:formula="of:=MONTH([.A1370])" office:value-type="float" office:value="7">
            <text:p>7</text:p>
          </table:table-cell>
          <table:table-cell table:formula="of:=YEAR([.A1370])" office:value-type="float" office:value="2013">
            <text:p>2013</text:p>
          </table:table-cell>
        </table:table-row>
        <table:table-row table:style-name="ro2">
          <table:table-cell office:value-type="string">
            <text:p>2013-07-08 00:00:00</text:p>
          </table:table-cell>
          <table:table-cell office:value-type="float" office:value="1.78545722319754">
            <text:p>1.7854572232</text:p>
          </table:table-cell>
          <table:table-cell table:formula="of:=[.B1371]/[.B1370]" office:value-type="float" office:value="1.00137188989587">
            <text:p>1.0013718899</text:p>
          </table:table-cell>
          <table:table-cell table:formula="of:=MONTH([.A1371])" office:value-type="float" office:value="7">
            <text:p>7</text:p>
          </table:table-cell>
          <table:table-cell table:formula="of:=YEAR([.A1371])" office:value-type="float" office:value="2013">
            <text:p>2013</text:p>
          </table:table-cell>
        </table:table-row>
        <table:table-row table:style-name="ro2">
          <table:table-cell office:value-type="string">
            <text:p>2013-07-09 00:00:00</text:p>
          </table:table-cell>
          <table:table-cell office:value-type="float" office:value="1.79382515069997">
            <text:p>1.7938251507</text:p>
          </table:table-cell>
          <table:table-cell table:formula="of:=[.B1372]/[.B1371]" office:value-type="float" office:value="1.00468671407733">
            <text:p>1.0046867141</text:p>
          </table:table-cell>
          <table:table-cell table:formula="of:=MONTH([.A1372])" office:value-type="float" office:value="7">
            <text:p>7</text:p>
          </table:table-cell>
          <table:table-cell table:formula="of:=YEAR([.A1372])" office:value-type="float" office:value="2013">
            <text:p>2013</text:p>
          </table:table-cell>
        </table:table-row>
        <table:table-row table:style-name="ro2">
          <table:table-cell office:value-type="string">
            <text:p>2013-07-10 00:00:00</text:p>
          </table:table-cell>
          <table:table-cell office:value-type="float" office:value="1.78993993348869">
            <text:p>1.7899399335</text:p>
          </table:table-cell>
          <table:table-cell table:formula="of:=[.B1373]/[.B1372]" office:value-type="float" office:value="0.997834115989642">
            <text:p>0.997834116</text:p>
          </table:table-cell>
          <table:table-cell table:formula="of:=MONTH([.A1373])" office:value-type="float" office:value="7">
            <text:p>7</text:p>
          </table:table-cell>
          <table:table-cell table:formula="of:=YEAR([.A1373])" office:value-type="float" office:value="2013">
            <text:p>2013</text:p>
          </table:table-cell>
        </table:table-row>
        <table:table-row table:style-name="ro2">
          <table:table-cell office:value-type="string">
            <text:p>2013-07-11 00:00:00</text:p>
          </table:table-cell>
          <table:table-cell office:value-type="float" office:value="1.82229906603165">
            <text:p>1.822299066</text:p>
          </table:table-cell>
          <table:table-cell table:formula="of:=[.B1374]/[.B1373]" office:value-type="float" office:value="1.01807833432705">
            <text:p>1.0180783343</text:p>
          </table:table-cell>
          <table:table-cell table:formula="of:=MONTH([.A1374])" office:value-type="float" office:value="7">
            <text:p>7</text:p>
          </table:table-cell>
          <table:table-cell table:formula="of:=YEAR([.A1374])" office:value-type="float" office:value="2013">
            <text:p>2013</text:p>
          </table:table-cell>
        </table:table-row>
        <table:table-row table:style-name="ro2">
          <table:table-cell office:value-type="string">
            <text:p>2013-07-12 00:00:00</text:p>
          </table:table-cell>
          <table:table-cell office:value-type="float" office:value="1.82136171565953">
            <text:p>1.8213617157</text:p>
          </table:table-cell>
          <table:table-cell table:formula="of:=[.B1375]/[.B1374]" office:value-type="float" office:value="0.999485622097058">
            <text:p>0.9994856221</text:p>
          </table:table-cell>
          <table:table-cell table:formula="of:=MONTH([.A1375])" office:value-type="float" office:value="7">
            <text:p>7</text:p>
          </table:table-cell>
          <table:table-cell table:formula="of:=YEAR([.A1375])" office:value-type="float" office:value="2013">
            <text:p>2013</text:p>
          </table:table-cell>
        </table:table-row>
        <table:table-row table:style-name="ro2">
          <table:table-cell office:value-type="string">
            <text:p>2013-07-15 00:00:00</text:p>
          </table:table-cell>
          <table:table-cell office:value-type="float" office:value="1.83128650983266">
            <text:p>1.8312865098</text:p>
          </table:table-cell>
          <table:table-cell table:formula="of:=[.B1376]/[.B1375]" office:value-type="float" office:value="1.00544910661501">
            <text:p>1.0054491066</text:p>
          </table:table-cell>
          <table:table-cell table:formula="of:=MONTH([.A1376])" office:value-type="float" office:value="7">
            <text:p>7</text:p>
          </table:table-cell>
          <table:table-cell table:formula="of:=YEAR([.A1376])" office:value-type="float" office:value="2013">
            <text:p>2013</text:p>
          </table:table-cell>
        </table:table-row>
        <table:table-row table:style-name="ro2">
          <table:table-cell office:value-type="string">
            <text:p>2013-07-16 00:00:00</text:p>
          </table:table-cell>
          <table:table-cell office:value-type="float" office:value="1.82360059623775">
            <text:p>1.8236005962</text:p>
          </table:table-cell>
          <table:table-cell table:formula="of:=[.B1377]/[.B1376]" office:value-type="float" office:value="0.995802997753958">
            <text:p>0.9958029978</text:p>
          </table:table-cell>
          <table:table-cell table:formula="of:=MONTH([.A1377])" office:value-type="float" office:value="7">
            <text:p>7</text:p>
          </table:table-cell>
          <table:table-cell table:formula="of:=YEAR([.A1377])" office:value-type="float" office:value="2013">
            <text:p>2013</text:p>
          </table:table-cell>
        </table:table-row>
        <table:table-row table:style-name="ro2">
          <table:table-cell office:value-type="string">
            <text:p>2013-07-17 00:00:00</text:p>
          </table:table-cell>
          <table:table-cell office:value-type="float" office:value="1.83386586585546">
            <text:p>1.8338658659</text:p>
          </table:table-cell>
          <table:table-cell table:formula="of:=[.B1378]/[.B1377]" office:value-type="float" office:value="1.00562912166123">
            <text:p>1.0056291217</text:p>
          </table:table-cell>
          <table:table-cell table:formula="of:=MONTH([.A1378])" office:value-type="float" office:value="7">
            <text:p>7</text:p>
          </table:table-cell>
          <table:table-cell table:formula="of:=YEAR([.A1378])" office:value-type="float" office:value="2013">
            <text:p>2013</text:p>
          </table:table-cell>
        </table:table-row>
        <table:table-row table:style-name="ro2">
          <table:table-cell office:value-type="string">
            <text:p>2013-07-18 00:00:00</text:p>
          </table:table-cell>
          <table:table-cell office:value-type="float" office:value="1.83774471964179">
            <text:p>1.8377447196</text:p>
          </table:table-cell>
          <table:table-cell table:formula="of:=[.B1379]/[.B1378]" office:value-type="float" office:value="1.00211512404399">
            <text:p>1.002115124</text:p>
          </table:table-cell>
          <table:table-cell table:formula="of:=MONTH([.A1379])" office:value-type="float" office:value="7">
            <text:p>7</text:p>
          </table:table-cell>
          <table:table-cell table:formula="of:=YEAR([.A1379])" office:value-type="float" office:value="2013">
            <text:p>2013</text:p>
          </table:table-cell>
        </table:table-row>
        <table:table-row table:style-name="ro2">
          <table:table-cell office:value-type="string">
            <text:p>2013-07-19 00:00:00</text:p>
          </table:table-cell>
          <table:table-cell office:value-type="float" office:value="1.83716721812127">
            <text:p>1.8371672181</text:p>
          </table:table-cell>
          <table:table-cell table:formula="of:=[.B1380]/[.B1379]" office:value-type="float" office:value="0.999685755309566">
            <text:p>0.9996857553</text:p>
          </table:table-cell>
          <table:table-cell table:formula="of:=MONTH([.A1380])" office:value-type="float" office:value="7">
            <text:p>7</text:p>
          </table:table-cell>
          <table:table-cell table:formula="of:=YEAR([.A1380])" office:value-type="float" office:value="2013">
            <text:p>2013</text:p>
          </table:table-cell>
        </table:table-row>
        <table:table-row table:style-name="ro2">
          <table:table-cell office:value-type="string">
            <text:p>2013-07-22 00:00:00</text:p>
          </table:table-cell>
          <table:table-cell office:value-type="float" office:value="1.84002004536138">
            <text:p>1.8400200454</text:p>
          </table:table-cell>
          <table:table-cell table:formula="of:=[.B1381]/[.B1380]" office:value-type="float" office:value="1.00155284027059">
            <text:p>1.0015528403</text:p>
          </table:table-cell>
          <table:table-cell table:formula="of:=MONTH([.A1381])" office:value-type="float" office:value="7">
            <text:p>7</text:p>
          </table:table-cell>
          <table:table-cell table:formula="of:=YEAR([.A1381])" office:value-type="float" office:value="2013">
            <text:p>2013</text:p>
          </table:table-cell>
        </table:table-row>
        <table:table-row table:style-name="ro2">
          <table:table-cell office:value-type="string">
            <text:p>2013-07-23 00:00:00</text:p>
          </table:table-cell>
          <table:table-cell office:value-type="float" office:value="1.83766841904573">
            <text:p>1.837668419</text:p>
          </table:table-cell>
          <table:table-cell table:formula="of:=[.B1382]/[.B1381]" office:value-type="float" office:value="0.998721956143042">
            <text:p>0.9987219561</text:p>
          </table:table-cell>
          <table:table-cell table:formula="of:=MONTH([.A1382])" office:value-type="float" office:value="7">
            <text:p>7</text:p>
          </table:table-cell>
          <table:table-cell table:formula="of:=YEAR([.A1382])" office:value-type="float" office:value="2013">
            <text:p>2013</text:p>
          </table:table-cell>
        </table:table-row>
        <table:table-row table:style-name="ro2">
          <table:table-cell office:value-type="string">
            <text:p>2013-07-24 00:00:00</text:p>
          </table:table-cell>
          <table:table-cell office:value-type="float" office:value="1.826036488053">
            <text:p>1.8260364881</text:p>
          </table:table-cell>
          <table:table-cell table:formula="of:=[.B1383]/[.B1382]" office:value-type="float" office:value="0.993670277579911">
            <text:p>0.9936702776</text:p>
          </table:table-cell>
          <table:table-cell table:formula="of:=MONTH([.A1383])" office:value-type="float" office:value="7">
            <text:p>7</text:p>
          </table:table-cell>
          <table:table-cell table:formula="of:=YEAR([.A1383])" office:value-type="float" office:value="2013">
            <text:p>2013</text:p>
          </table:table-cell>
        </table:table-row>
        <table:table-row table:style-name="ro2">
          <table:table-cell office:value-type="string">
            <text:p>2013-07-25 00:00:00</text:p>
          </table:table-cell>
          <table:table-cell office:value-type="float" office:value="1.81771952355843">
            <text:p>1.8177195236</text:p>
          </table:table-cell>
          <table:table-cell table:formula="of:=[.B1384]/[.B1383]" office:value-type="float" office:value="0.995445345945173">
            <text:p>0.9954453459</text:p>
          </table:table-cell>
          <table:table-cell table:formula="of:=MONTH([.A1384])" office:value-type="float" office:value="7">
            <text:p>7</text:p>
          </table:table-cell>
          <table:table-cell table:formula="of:=YEAR([.A1384])" office:value-type="float" office:value="2013">
            <text:p>2013</text:p>
          </table:table-cell>
        </table:table-row>
        <table:table-row table:style-name="ro2">
          <table:table-cell office:value-type="string">
            <text:p>2013-07-26 00:00:00</text:p>
          </table:table-cell>
          <table:table-cell office:value-type="float" office:value="1.80425092453937">
            <text:p>1.8042509245</text:p>
          </table:table-cell>
          <table:table-cell table:formula="of:=[.B1385]/[.B1384]" office:value-type="float" office:value="0.992590386556065">
            <text:p>0.9925903866</text:p>
          </table:table-cell>
          <table:table-cell table:formula="of:=MONTH([.A1385])" office:value-type="float" office:value="7">
            <text:p>7</text:p>
          </table:table-cell>
          <table:table-cell table:formula="of:=YEAR([.A1385])" office:value-type="float" office:value="2013">
            <text:p>2013</text:p>
          </table:table-cell>
        </table:table-row>
        <table:table-row table:style-name="ro2">
          <table:table-cell office:value-type="string">
            <text:p>2013-07-29 00:00:00</text:p>
          </table:table-cell>
          <table:table-cell office:value-type="float" office:value="1.78788550059791">
            <text:p>1.7878855006</text:p>
          </table:table-cell>
          <table:table-cell table:formula="of:=[.B1386]/[.B1385]" office:value-type="float" office:value="0.990929518882945">
            <text:p>0.9909295189</text:p>
          </table:table-cell>
          <table:table-cell table:formula="of:=MONTH([.A1386])" office:value-type="float" office:value="7">
            <text:p>7</text:p>
          </table:table-cell>
          <table:table-cell table:formula="of:=YEAR([.A1386])" office:value-type="float" office:value="2013">
            <text:p>2013</text:p>
          </table:table-cell>
        </table:table-row>
        <table:table-row table:style-name="ro2">
          <table:table-cell office:value-type="string">
            <text:p>2013-07-30 00:00:00</text:p>
          </table:table-cell>
          <table:table-cell office:value-type="float" office:value="1.7935582007254">
            <text:p>1.7935582007</text:p>
          </table:table-cell>
          <table:table-cell table:formula="of:=[.B1387]/[.B1386]" office:value-type="float" office:value="1.0031728542603">
            <text:p>1.0031728543</text:p>
          </table:table-cell>
          <table:table-cell table:formula="of:=MONTH([.A1387])" office:value-type="float" office:value="7">
            <text:p>7</text:p>
          </table:table-cell>
          <table:table-cell table:formula="of:=YEAR([.A1387])" office:value-type="float" office:value="2013">
            <text:p>2013</text:p>
          </table:table-cell>
        </table:table-row>
        <table:table-row table:style-name="ro2">
          <table:table-cell office:value-type="string">
            <text:p>2013-08-02 00:00:00</text:p>
          </table:table-cell>
          <table:table-cell office:value-type="float" office:value="1.80601893051381">
            <text:p>1.8060189305</text:p>
          </table:table-cell>
          <table:table-cell table:formula="of:=[.B1388]/[.B1387]" office:value-type="float" office:value="1.00694749118449">
            <text:p>1.0069474912</text:p>
          </table:table-cell>
          <table:table-cell table:formula="of:=MONTH([.A1388])" office:value-type="float" office:value="8">
            <text:p>8</text:p>
          </table:table-cell>
          <table:table-cell table:formula="of:=YEAR([.A1388])" office:value-type="float" office:value="2013">
            <text:p>2013</text:p>
          </table:table-cell>
        </table:table-row>
        <table:table-row table:style-name="ro2">
          <table:table-cell office:value-type="string">
            <text:p>2013-08-05 00:00:00</text:p>
          </table:table-cell>
          <table:table-cell office:value-type="float" office:value="1.8067276967863">
            <text:p>1.8067276968</text:p>
          </table:table-cell>
          <table:table-cell table:formula="of:=[.B1389]/[.B1388]" office:value-type="float" office:value="1.00039244675707">
            <text:p>1.0003924468</text:p>
          </table:table-cell>
          <table:table-cell table:formula="of:=MONTH([.A1389])" office:value-type="float" office:value="8">
            <text:p>8</text:p>
          </table:table-cell>
          <table:table-cell table:formula="of:=YEAR([.A1389])" office:value-type="float" office:value="2013">
            <text:p>2013</text:p>
          </table:table-cell>
        </table:table-row>
        <table:table-row table:style-name="ro2">
          <table:table-cell office:value-type="string">
            <text:p>2013-08-06 00:00:00</text:p>
          </table:table-cell>
          <table:table-cell office:value-type="float" office:value="1.80150076755707">
            <text:p>1.8015007676</text:p>
          </table:table-cell>
          <table:table-cell table:formula="of:=[.B1390]/[.B1389]" office:value-type="float" office:value="0.997106963468526">
            <text:p>0.9971069635</text:p>
          </table:table-cell>
          <table:table-cell table:formula="of:=MONTH([.A1390])" office:value-type="float" office:value="8">
            <text:p>8</text:p>
          </table:table-cell>
          <table:table-cell table:formula="of:=YEAR([.A1390])" office:value-type="float" office:value="2013">
            <text:p>2013</text:p>
          </table:table-cell>
        </table:table-row>
        <table:table-row table:style-name="ro2">
          <table:table-cell office:value-type="string">
            <text:p>2013-08-07 00:00:00</text:p>
          </table:table-cell>
          <table:table-cell office:value-type="float" office:value="1.78864407786682">
            <text:p>1.7886440779</text:p>
          </table:table-cell>
          <table:table-cell table:formula="of:=[.B1391]/[.B1390]" office:value-type="float" office:value="0.99286334487235">
            <text:p>0.9928633449</text:p>
          </table:table-cell>
          <table:table-cell table:formula="of:=MONTH([.A1391])" office:value-type="float" office:value="8">
            <text:p>8</text:p>
          </table:table-cell>
          <table:table-cell table:formula="of:=YEAR([.A1391])" office:value-type="float" office:value="2013">
            <text:p>2013</text:p>
          </table:table-cell>
        </table:table-row>
        <table:table-row table:style-name="ro2">
          <table:table-cell office:value-type="string">
            <text:p>2013-08-08 00:00:00</text:p>
          </table:table-cell>
          <table:table-cell office:value-type="float" office:value="1.79436434004788">
            <text:p>1.79436434</text:p>
          </table:table-cell>
          <table:table-cell table:formula="of:=[.B1392]/[.B1391]" office:value-type="float" office:value="1.00319809975156">
            <text:p>1.0031980998</text:p>
          </table:table-cell>
          <table:table-cell table:formula="of:=MONTH([.A1392])" office:value-type="float" office:value="8">
            <text:p>8</text:p>
          </table:table-cell>
          <table:table-cell table:formula="of:=YEAR([.A1392])" office:value-type="float" office:value="2013">
            <text:p>2013</text:p>
          </table:table-cell>
        </table:table-row>
        <table:table-row table:style-name="ro2">
          <table:table-cell office:value-type="string">
            <text:p>2013-08-09 00:00:00</text:p>
          </table:table-cell>
          <table:table-cell office:value-type="float" office:value="1.79488294969962">
            <text:p>1.7948829497</text:p>
          </table:table-cell>
          <table:table-cell table:formula="of:=[.B1393]/[.B1392]" office:value-type="float" office:value="1.00028902137663">
            <text:p>1.0002890214</text:p>
          </table:table-cell>
          <table:table-cell table:formula="of:=MONTH([.A1393])" office:value-type="float" office:value="8">
            <text:p>8</text:p>
          </table:table-cell>
          <table:table-cell table:formula="of:=YEAR([.A1393])" office:value-type="float" office:value="2013">
            <text:p>2013</text:p>
          </table:table-cell>
        </table:table-row>
        <table:table-row table:style-name="ro2">
          <table:table-cell office:value-type="string">
            <text:p>2013-08-12 00:00:00</text:p>
          </table:table-cell>
          <table:table-cell office:value-type="float" office:value="1.79087340488105">
            <text:p>1.7908734049</text:p>
          </table:table-cell>
          <table:table-cell table:formula="of:=[.B1394]/[.B1393]" office:value-type="float" office:value="0.997766124627102">
            <text:p>0.9977661246</text:p>
          </table:table-cell>
          <table:table-cell table:formula="of:=MONTH([.A1394])" office:value-type="float" office:value="8">
            <text:p>8</text:p>
          </table:table-cell>
          <table:table-cell table:formula="of:=YEAR([.A1394])" office:value-type="float" office:value="2013">
            <text:p>2013</text:p>
          </table:table-cell>
        </table:table-row>
        <table:table-row table:style-name="ro2">
          <table:table-cell office:value-type="string">
            <text:p>2013-08-13 00:00:00</text:p>
          </table:table-cell>
          <table:table-cell office:value-type="float" office:value="1.80111326940957">
            <text:p>1.8011132694</text:p>
          </table:table-cell>
          <table:table-cell table:formula="of:=[.B1395]/[.B1394]" office:value-type="float" office:value="1.00571780478766">
            <text:p>1.0057178048</text:p>
          </table:table-cell>
          <table:table-cell table:formula="of:=MONTH([.A1395])" office:value-type="float" office:value="8">
            <text:p>8</text:p>
          </table:table-cell>
          <table:table-cell table:formula="of:=YEAR([.A1395])" office:value-type="float" office:value="2013">
            <text:p>2013</text:p>
          </table:table-cell>
        </table:table-row>
        <table:table-row table:style-name="ro2">
          <table:table-cell office:value-type="string">
            <text:p>2013-08-14 00:00:00</text:p>
          </table:table-cell>
          <table:table-cell office:value-type="float" office:value="1.79569575593554">
            <text:p>1.7956957559</text:p>
          </table:table-cell>
          <table:table-cell table:formula="of:=[.B1396]/[.B1395]" office:value-type="float" office:value="0.996992130608303">
            <text:p>0.9969921306</text:p>
          </table:table-cell>
          <table:table-cell table:formula="of:=MONTH([.A1396])" office:value-type="float" office:value="8">
            <text:p>8</text:p>
          </table:table-cell>
          <table:table-cell table:formula="of:=YEAR([.A1396])" office:value-type="float" office:value="2013">
            <text:p>2013</text:p>
          </table:table-cell>
        </table:table-row>
        <table:table-row table:style-name="ro2">
          <table:table-cell office:value-type="string">
            <text:p>2013-08-15 00:00:00</text:p>
          </table:table-cell>
          <table:table-cell office:value-type="float" office:value="1.77553456679514">
            <text:p>1.7755345668</text:p>
          </table:table-cell>
          <table:table-cell table:formula="of:=[.B1397]/[.B1396]" office:value-type="float" office:value="0.988772491624068">
            <text:p>0.9887724916</text:p>
          </table:table-cell>
          <table:table-cell table:formula="of:=MONTH([.A1397])" office:value-type="float" office:value="8">
            <text:p>8</text:p>
          </table:table-cell>
          <table:table-cell table:formula="of:=YEAR([.A1397])" office:value-type="float" office:value="2013">
            <text:p>2013</text:p>
          </table:table-cell>
        </table:table-row>
        <table:table-row table:style-name="ro2">
          <table:table-cell office:value-type="string">
            <text:p>2013-08-16 00:00:00</text:p>
          </table:table-cell>
          <table:table-cell office:value-type="float" office:value="1.77524376096116">
            <text:p>1.775243761</text:p>
          </table:table-cell>
          <table:table-cell table:formula="of:=[.B1398]/[.B1397]" office:value-type="float" office:value="0.999836215053526">
            <text:p>0.9998362151</text:p>
          </table:table-cell>
          <table:table-cell table:formula="of:=MONTH([.A1398])" office:value-type="float" office:value="8">
            <text:p>8</text:p>
          </table:table-cell>
          <table:table-cell table:formula="of:=YEAR([.A1398])" office:value-type="float" office:value="2013">
            <text:p>2013</text:p>
          </table:table-cell>
        </table:table-row>
        <table:table-row table:style-name="ro2">
          <table:table-cell office:value-type="string">
            <text:p>2013-08-19 00:00:00</text:p>
          </table:table-cell>
          <table:table-cell office:value-type="float" office:value="1.76439975426618">
            <text:p>1.7643997543</text:p>
          </table:table-cell>
          <table:table-cell table:formula="of:=[.B1399]/[.B1398]" office:value-type="float" office:value="0.993891539329164">
            <text:p>0.9938915393</text:p>
          </table:table-cell>
          <table:table-cell table:formula="of:=MONTH([.A1399])" office:value-type="float" office:value="8">
            <text:p>8</text:p>
          </table:table-cell>
          <table:table-cell table:formula="of:=YEAR([.A1399])" office:value-type="float" office:value="2013">
            <text:p>2013</text:p>
          </table:table-cell>
        </table:table-row>
        <table:table-row table:style-name="ro2">
          <table:table-cell office:value-type="string">
            <text:p>2013-08-20 00:00:00</text:p>
          </table:table-cell>
          <table:table-cell office:value-type="float" office:value="1.76482494776765">
            <text:p>1.7648249478</text:p>
          </table:table-cell>
          <table:table-cell table:formula="of:=[.B1400]/[.B1399]" office:value-type="float" office:value="1.00024098478842">
            <text:p>1.0002409848</text:p>
          </table:table-cell>
          <table:table-cell table:formula="of:=MONTH([.A1400])" office:value-type="float" office:value="8">
            <text:p>8</text:p>
          </table:table-cell>
          <table:table-cell table:formula="of:=YEAR([.A1400])" office:value-type="float" office:value="2013">
            <text:p>2013</text:p>
          </table:table-cell>
        </table:table-row>
        <table:table-row table:style-name="ro2">
          <table:table-cell office:value-type="string">
            <text:p>2013-08-21 00:00:00</text:p>
          </table:table-cell>
          <table:table-cell office:value-type="float" office:value="1.74698040677175">
            <text:p>1.7469804068</text:p>
          </table:table-cell>
          <table:table-cell table:formula="of:=[.B1401]/[.B1400]" office:value-type="float" office:value="0.989888775644025">
            <text:p>0.9898887756</text:p>
          </table:table-cell>
          <table:table-cell table:formula="of:=MONTH([.A1401])" office:value-type="float" office:value="8">
            <text:p>8</text:p>
          </table:table-cell>
          <table:table-cell table:formula="of:=YEAR([.A1401])" office:value-type="float" office:value="2013">
            <text:p>2013</text:p>
          </table:table-cell>
        </table:table-row>
        <table:table-row table:style-name="ro2">
          <table:table-cell office:value-type="string">
            <text:p>2013-08-22 00:00:00</text:p>
          </table:table-cell>
          <table:table-cell office:value-type="float" office:value="1.76328556654009">
            <text:p>1.7632855665</text:p>
          </table:table-cell>
          <table:table-cell table:formula="of:=[.B1402]/[.B1401]" office:value-type="float" office:value="1.00933333865975">
            <text:p>1.0093333387</text:p>
          </table:table-cell>
          <table:table-cell table:formula="of:=MONTH([.A1402])" office:value-type="float" office:value="8">
            <text:p>8</text:p>
          </table:table-cell>
          <table:table-cell table:formula="of:=YEAR([.A1402])" office:value-type="float" office:value="2013">
            <text:p>2013</text:p>
          </table:table-cell>
        </table:table-row>
        <table:table-row table:style-name="ro2">
          <table:table-cell office:value-type="string">
            <text:p>2013-08-23 00:00:00</text:p>
          </table:table-cell>
          <table:table-cell office:value-type="float" office:value="1.77865439113598">
            <text:p>1.7786543911</text:p>
          </table:table-cell>
          <table:table-cell table:formula="of:=[.B1403]/[.B1402]" office:value-type="float" office:value="1.00871601565142">
            <text:p>1.0087160157</text:p>
          </table:table-cell>
          <table:table-cell table:formula="of:=MONTH([.A1403])" office:value-type="float" office:value="8">
            <text:p>8</text:p>
          </table:table-cell>
          <table:table-cell table:formula="of:=YEAR([.A1403])" office:value-type="float" office:value="2013">
            <text:p>2013</text:p>
          </table:table-cell>
        </table:table-row>
        <table:table-row table:style-name="ro2">
          <table:table-cell office:value-type="string">
            <text:p>2013-08-26 00:00:00</text:p>
          </table:table-cell>
          <table:table-cell office:value-type="float" office:value="1.76745640782305">
            <text:p>1.7674564078</text:p>
          </table:table-cell>
          <table:table-cell table:formula="of:=[.B1404]/[.B1403]" office:value-type="float" office:value="0.993704238794936">
            <text:p>0.9937042388</text:p>
          </table:table-cell>
          <table:table-cell table:formula="of:=MONTH([.A1404])" office:value-type="float" office:value="8">
            <text:p>8</text:p>
          </table:table-cell>
          <table:table-cell table:formula="of:=YEAR([.A1404])" office:value-type="float" office:value="2013">
            <text:p>2013</text:p>
          </table:table-cell>
        </table:table-row>
        <table:table-row table:style-name="ro2">
          <table:table-cell office:value-type="string">
            <text:p>2013-08-27 00:00:00</text:p>
          </table:table-cell>
          <table:table-cell office:value-type="float" office:value="1.73798711209655">
            <text:p>1.7379871121</text:p>
          </table:table-cell>
          <table:table-cell table:formula="of:=[.B1405]/[.B1404]" office:value-type="float" office:value="0.983326719914525">
            <text:p>0.9833267199</text:p>
          </table:table-cell>
          <table:table-cell table:formula="of:=MONTH([.A1405])" office:value-type="float" office:value="8">
            <text:p>8</text:p>
          </table:table-cell>
          <table:table-cell table:formula="of:=YEAR([.A1405])" office:value-type="float" office:value="2013">
            <text:p>2013</text:p>
          </table:table-cell>
        </table:table-row>
        <table:table-row table:style-name="ro2">
          <table:table-cell office:value-type="string">
            <text:p>2013-08-28 00:00:00</text:p>
          </table:table-cell>
          <table:table-cell office:value-type="float" office:value="1.74095039171468">
            <text:p>1.7409503917</text:p>
          </table:table-cell>
          <table:table-cell table:formula="of:=[.B1406]/[.B1405]" office:value-type="float" office:value="1.00170500666979">
            <text:p>1.0017050067</text:p>
          </table:table-cell>
          <table:table-cell table:formula="of:=MONTH([.A1406])" office:value-type="float" office:value="8">
            <text:p>8</text:p>
          </table:table-cell>
          <table:table-cell table:formula="of:=YEAR([.A1406])" office:value-type="float" office:value="2013">
            <text:p>2013</text:p>
          </table:table-cell>
        </table:table-row>
        <table:table-row table:style-name="ro2">
          <table:table-cell office:value-type="string">
            <text:p>2013-08-29 00:00:00</text:p>
          </table:table-cell>
          <table:table-cell office:value-type="float" office:value="1.74027073248561">
            <text:p>1.7402707325</text:p>
          </table:table-cell>
          <table:table-cell table:formula="of:=[.B1407]/[.B1406]" office:value-type="float" office:value="0.999609604482525">
            <text:p>0.9996096045</text:p>
          </table:table-cell>
          <table:table-cell table:formula="of:=MONTH([.A1407])" office:value-type="float" office:value="8">
            <text:p>8</text:p>
          </table:table-cell>
          <table:table-cell table:formula="of:=YEAR([.A1407])" office:value-type="float" office:value="2013">
            <text:p>2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1T11:33:36</dc:date>
    <dc:creator>Troy Shu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7033" meta:object-count="0"/>
  </office:meta>
</office:document-meta>
</file>